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Hiperlink" style:data-style-name="N0">
      <style:table-cell-properties style:vertical-align="middle" fo:background-color="#FFFFFF" style:repeat-content="false"/>
      <style:paragraph-properties fo:text-align="center"/>
      <style:text-properties fo:color="#0563C1" style:text-underline-style="solid" style:text-underline-type="single" fo:font-weight="bold" style:font-weight-asian="bold" style:font-weight-complex="bold"/>
    </style:style>
    <style:style style:name="ce2" style:family="table-cell" style:parent-style-name="Hiperlink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563C1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366092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366092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Normal_32_3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14" style:family="table-cell" style:parent-style-name="Normal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7" style:family="table-cell" style:parent-style-name="Normal_32_3" style:data-style-name="N0">
      <style:table-cell-properties fo:border="thin solid #000000" style:vertical-align="middle" fo:wrap-option="wrap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/>
    </style:style>
    <style:style style:name="ce20" style:family="table-cell" style:parent-style-name="Normal_32_3" style:data-style-name="N0">
      <style:table-cell-properties fo:border="thin solid #000000"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24" style:family="table-cell" style:parent-style-name="Normal_32_3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5" style:family="table-cell" style:parent-style-name="Default" style:data-style-name="N0">
      <style:table-cell-properties fo:border="thin solid #000000" style:vertical-align="middle" fo:wrap-option="wrap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/>
    </style:style>
    <style:style style:name="ce27" style:family="table-cell" style:parent-style-name="Normal_32_3" style:data-style-name="N0">
      <style:table-cell-properties fo:border="thin solid #000000"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8" style:family="table-cell" style:parent-style-name="Normal_32_3" style:data-style-name="N0">
      <style:table-cell-properties fo:border="thin solid #000000" style:vertical-align="middle" fo:background-color="#FFFFFF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#FFFFFF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32" style:family="table-cell" style:parent-style-name="Default" style:data-style-name="N0">
      <style:table-cell-properties fo:border="thin solid #000000" style:vertical-align="middle" fo:wrap-option="wrap"/>
      <style:text-properties fo:color="#000000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6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</style:style>
    <style:style style:name="ce37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38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39" style:family="table-cell" style:parent-style-name="Normal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</style:style>
    <style:style style:name="ce40" style:family="table-cell" style:parent-style-name="Normal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</style:style>
    <style:style style:name="ce41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FFFFFF"/>
      <style:text-properties fo:color="#000000"/>
    </style:style>
    <style:style style:name="ce43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45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6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7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8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49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0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#D6DCE4" style:cell-protect="protected" style:repeat-content="false"/>
      <style:paragraph-properties fo:text-align="center"/>
    </style:style>
    <style:style style:name="ce52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wrap-option="wrap" fo:background-color="#D6DCE4" style:cell-protect="protected" style:repeat-content="false"/>
      <style:paragraph-properties fo:text-align="center"/>
    </style:style>
    <style:style style:name="ce53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middle" fo:wrap-option="wrap" fo:background-color="#D6DCE4" style:cell-protect="protected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Normal_32_3" style:data-style-name="N0">
      <style:table-cell-properties fo:border-top="thin solid #000000" fo:border-bottom="thin solid #000000" fo:border-left="thin solid #000000" fo:border-right="none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8" style:family="table-cell" style:parent-style-name="Normal_32_3" style:data-style-name="N0">
      <style:table-cell-properties fo:border-top="thin solid #000000" fo:border-bottom="thin solid #000000" fo:border-left="none" fo:border-right="none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59" style:family="table-cell" style:parent-style-name="Normal_32_3" style:data-style-name="N0">
      <style:table-cell-properties fo:border-top="thin solid #000000" fo:border-bottom="thin solid #000000" fo:border-left="none" fo:border-right="thin solid #000000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automatic" fo:background-color="#305496" style:repeat-content="fals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64" style:family="table-cell" style:parent-style-name="Normal_32_3" style:data-style-name="N0">
      <style:table-cell-properties fo:border="thin solid #000000" style:vertical-align="middle" fo:background-color="#B4C6E7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5" style:family="table-cell" style:parent-style-name="Normal_32_3" style:data-style-name="N0">
      <style:table-cell-properties fo:border="thin solid #000000" style:vertical-align="middle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6" style:family="table-cell" style:parent-style-name="Normal_32_2" style:data-style-name="N0">
      <style:table-cell-properties fo:border="thin solid #000000" style:vertical-align="middle" fo:wrap-option="wrap" fo:background-color="#D6DCE4" style:cell-protect="protected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Normal_32_3" style:data-style-name="N0">
      <style:table-cell-properties fo:border="thin solid #000000" style:vertical-align="middle" fo:wrap-option="wrap" fo:background-color="#D9E1F2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12.0914583333333cm"/>
    </style:style>
    <style:style style:name="co5" style:family="table-column">
      <style:table-column-properties fo:break-before="auto" style:column-width="17.0920833333333cm" style:use-optimal-column-width="true"/>
    </style:style>
    <style:style style:name="co6" style:family="table-column">
      <style:table-column-properties fo:break-before="auto" style:column-width="0cm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0.767291666666667cm"/>
    </style:style>
    <style:style style:name="co9" style:family="table-column">
      <style:table-column-properties fo:break-before="auto" style:column-width="5.92666666666667cm"/>
    </style:style>
    <style:style style:name="co10" style:family="table-column">
      <style:table-column-properties fo:break-before="auto" style:column-width="10.5039583333333cm"/>
    </style:style>
    <style:style style:name="co11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2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27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210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60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90pt" style:use-optimal-row-height="true" fo:break-before="auto"/>
    </style:style>
    <style:style style:name="ro11" style:family="table-row">
      <style:table-row-properties style:row-height="120pt" style:use-optimal-row-height="true" fo:break-before="auto"/>
    </style:style>
    <style:style style:name="ro12" style:family="table-row">
      <style:table-row-properties style:row-height="165pt" style:use-optimal-row-height="true" fo:break-before="auto"/>
    </style:style>
    <style:style style:name="ro13" style:family="table-row">
      <style:table-row-properties style:row-height="135pt" style:use-optimal-row-height="tru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0pt" style:use-optimal-row-height="true" fo:break-before="auto"/>
    </style:style>
    <style:style style:name="ro16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CIONÁRIO" table:style-name="ta1">
        <table:table-column table:style-name="co1" table:default-cell-style-name="ce8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9"/>
        <table:table-column table:style-name="co5" table:default-cell-style-name="ce10"/>
        <table:table-column table:style-name="co1" table:number-columns-repeated="10" table:default-cell-style-name="ce5" table:visibility="collapse"/>
        <table:table-column table:style-name="co6" table:number-columns-repeated="16365" table:default-cell-style-name="ce5" table:visibility="collapse"/>
        <table:table-column table:style-name="co7" table:default-cell-style-name="ce5" table:visibility="collapse"/>
        <table:table-column table:style-name="co1" table:default-cell-style-name="ce5" table:visibility="collapse"/>
        <table:table-column table:style-name="co6" table:default-cell-style-name="ce5" table:visibility="collapse"/>
        <table:table-row table:style-name="ro1">
          <table:table-cell office:value-type="string" table:number-columns-spanned="6" table:number-rows-spanned="1" table:style-name="ce67">
            <text:p>DICIONÁRIO DE VARIÁVEIS - ENADE 2016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office:value-type="string" table:style-name="ce11">
            <text:p>Nº</text:p>
          </table:table-cell>
          <table:table-cell office:value-type="string" table:style-name="ce11">
            <text:p>Nome</text:p>
          </table:table-cell>
          <table:table-cell office:value-type="string" table:style-name="ce12">
            <text:p>Tipo</text:p>
          </table:table-cell>
          <table:table-cell office:value-type="string" table:style-name="ce12">
            <text:p>Tamanho</text:p>
          </table:table-cell>
          <table:table-cell office:value-type="string" table:style-name="ce12">
            <text:p>Descrição</text:p>
          </table:table-cell>
          <table:table-cell office:value-type="string" table:style-name="ce12">
            <text:p>Valores</text:p>
          </table:table-cell>
          <table:table-cell table:number-columns-repeated="16378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6">
            <text:p>NU_ANO</text:p>
          </table:table-cell>
          <table:table-cell office:value-type="string" table:style-name="ce13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Ano de realização do exame</text:p>
          </table:table-cell>
          <table:table-cell office:value-type="float" office:value="2016" table:style-name="ce16">
            <text:p>2016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8">
            <text:p>PARTE 1 - INFORMAÇÕES DA INSTITUIÇÃO DE ENSINO SUPERIOR E DO CURSO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6">
            <text:p>CO_IES</text:p>
          </table:table-cell>
          <table:table-cell office:value-type="string" table:style-name="ce17">
            <text:p>Numérica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ódigo da IES (e-Mec)</text:p>
          </table:table-cell>
          <table:table-cell office:value-type="string" table:style-name="ce18">
            <text:p>-</text:p>
          </table:table-cell>
          <table:table-cell table:number-columns-repeated="16378" table:style-name="ce3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19">
            <text:p>CO_CATEGAD</text:p>
          </table:table-cell>
          <table:table-cell office:value-type="string" table:style-name="ce20">
            <text:p>Numérica</text:p>
          </table:table-cell>
          <table:table-cell office:value-type="float" office:value="5" table:style-name="ce21">
            <text:p>5</text:p>
          </table:table-cell>
          <table:table-cell office:value-type="string" table:style-name="ce15">
            <text:p>Código da categoria administrativa da IES</text:p>
          </table:table-cell>
          <table:table-cell office:value-type="string" table:style-name="ce16">
            <text:p>93 = Pessoa Jurídica de Direito Público - Federal<text:s/></text:p>
            <text:p>115 = Pessoa Jurídica de Direito Público - Estadual</text:p>
            <text:p>116 = Pessoa Jurídica de Direito Público - Municipal</text:p>
            <text:p>118 = Pessoa Jurídica de Direito Privado - Com fins lucrativos - Sociedade Civil</text:p>
            <text:p>121 = Pessoa Jurídica de Direito Privado - Sem fins lucrativos - Fundação</text:p>
            <text:p>10001 = Pessoa Jurídica de Direito Público - Estadual</text:p>
            <text:p>10002 = Pessoa Jurídica de Direito Público - Federal</text:p>
            <text:p>10003 = Pessoa Jurídica de Direito Público - Municipal</text:p>
            <text:p>10004 = Pessoa Jurídica de Direito Privado - Com fins lucrativos - Associação de Utilidade Pública</text:p>
            <text:p>10005 = Privada com fins lucrativos</text:p>
            <text:p>10006 = Pessoa Jurídica de Direito Privado - Com fins lucrativos - Sociedade Mercantil ou Comercial</text:p>
            <text:p>10007 = Pessoa Jurídica de Direito Privado - Sem fins lucrativos - Associação de Utilidade Pública</text:p>
            <text:p>10008 = Privada sem fins lucrativos</text:p>
            <text:p>10009 = Pessoa Jurídica de Direito Privado - Sem fins lucrativos - Sociedade <text:s text:c="83"/>17634 = Fundação Pública de Direito Privado Municípal</text:p>
          </table:table-cell>
          <table:table-cell table:number-columns-repeated="16378" table:style-name="ce3"/>
        </table:table-row>
        <table:table-row table:style-name="ro3">
          <table:table-cell office:value-type="float" office:value="4" table:style-name="ce4">
            <text:p>4</text:p>
          </table:table-cell>
          <table:table-cell office:value-type="string" table:style-name="ce19">
            <text:p>CO_ORGACAD</text:p>
          </table:table-cell>
          <table:table-cell office:value-type="string" table:style-name="ce20">
            <text:p>Numérica</text:p>
          </table:table-cell>
          <table:table-cell office:value-type="float" office:value="5" table:style-name="ce21">
            <text:p>5</text:p>
          </table:table-cell>
          <table:table-cell office:value-type="string" table:style-name="ce15">
            <text:p>Código da organização acadêmica da IES</text:p>
          </table:table-cell>
          <table:table-cell office:value-type="string" table:style-name="ce16">
            <text:p>10019 = Centro Federal de Educação Tecnológica</text:p>
            <text:p>10020 = Centro Universitário</text:p>
            <text:p>10022 = Faculdade<text:s/></text:p>
            <text:p>10026 = Instituto Federal de Educação, Ciência e Tecnologia</text:p>
            <text:p>10028 = Universidade</text:p>
          </table:table-cell>
          <table:table-cell table:number-columns-repeated="16378" table:style-name="ce3"/>
        </table:table-row>
        <table:table-row table:style-name="ro4">
          <table:table-cell office:value-type="float" office:value="5" table:style-name="ce4">
            <text:p>5</text:p>
          </table:table-cell>
          <table:table-cell office:value-type="string" table:style-name="ce6">
            <text:p>CO_GRUPO</text:p>
          </table:table-cell>
          <table:table-cell office:value-type="string" table:style-name="ce20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ódigo da área de enquadramento do curso no Enade</text:p>
          </table:table-cell>
          <table:table-cell office:value-type="string" table:style-name="ce16">
            <text:p>5 = MEDICINA VETERINÁRIA</text:p>
            <text:p>6 = ODONTOLOGIA</text:p>
            <text:p>12 = MEDICINA</text:p>
            <text:p>17 = AGRONOMIA</text:p>
            <text:p>19 = FARMÁCIA</text:p>
            <text:p>23 = ENFERMAGEM</text:p>
            <text:p>27 = FONOAUDIOLOGIA</text:p>
            <text:p>28 = NUTRIÇÃO</text:p>
            <text:p>36 = FISIOTERAPIA</text:p>
            <text:p>38 = SERVIÇO SOCIAL</text:p>
            <text:p>51 = ZOOTECNIA</text:p>
            <text:p>55 = BIOMEDICINA</text:p>
            <text:p>69 = TECNOLOGIA EM RADIOLOGIA</text:p>
            <text:p>90 = TECNOLOGIA EM AGRONEGÓCIOS</text:p>
            <text:p>91 = TECNOLOGIA EM GESTÃO HOSPITALAR</text:p>
            <text:p>92 = TECNOLOGIA EM GESTÃO AMBIENTAL</text:p>
            <text:p>95 = TECNOLOGIA EM ESTÉTICA E COSMÉTICA</text:p>
            <text:p>3501 = EDUCAÇÃO FÍSICA (BACHARELADO)</text:p>
          </table:table-cell>
          <table:table-cell table:number-columns-repeated="16378" table:style-name="ce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6">
            <text:p>CO_CURSO</text:p>
          </table:table-cell>
          <table:table-cell office:value-type="string" table:style-name="ce20">
            <text:p>Numérica</text:p>
          </table:table-cell>
          <table:table-cell office:value-type="float" office:value="7" table:style-name="ce21">
            <text:p>7</text:p>
          </table:table-cell>
          <table:table-cell office:value-type="string" table:style-name="ce15">
            <text:p>Código do curso no Enade</text:p>
          </table:table-cell>
          <table:table-cell office:value-type="string" table:style-name="ce22">
            <text:p>-</text:p>
          </table:table-cell>
          <table:table-cell table:number-columns-repeated="16378" table:style-name="ce3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style-name="ce23">
            <text:p>CO_MODALIDADE</text:p>
          </table:table-cell>
          <table:table-cell office:value-type="string" table:style-name="ce24">
            <text:p>Caracter</text:p>
          </table:table-cell>
          <table:table-cell office:value-type="float" office:value="1" table:style-name="ce21">
            <text:p>1</text:p>
          </table:table-cell>
          <table:table-cell office:value-type="string" table:style-name="ce25">
            <text:p>Código da modalidade de Ensino</text:p>
          </table:table-cell>
          <table:table-cell office:value-type="string" table:style-name="ce16">
            <text:p>0 = EaD<text:s/></text:p>
            <text:p>1 = Presencial</text:p>
          </table:table-cell>
          <table:table-cell table:number-columns-repeated="16378" table:style-name="ce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26">
            <text:p>CO_MUNIC_CURSO</text:p>
          </table:table-cell>
          <table:table-cell office:value-type="string" table:style-name="ce27">
            <text:p>Numérica</text:p>
          </table:table-cell>
          <table:table-cell office:value-type="float" office:value="7" table:style-name="ce21">
            <text:p>7</text:p>
          </table:table-cell>
          <table:table-cell office:value-type="string" table:style-name="ce15">
            <text:p>Código do município de funcionamento do curso</text:p>
          </table:table-cell>
          <table:table-cell office:value-type="string" table:style-name="ce2">
            <text:p><text:a xlink:href="#MUNICÍPIOS.A1">Ir para a Planilha de Municípios</text:a></text:p>
          </table:table-cell>
          <table:table-cell table:number-columns-repeated="16378" table:style-name="ce3"/>
        </table:table-row>
        <table:table-row table:style-name="ro6">
          <table:table-cell office:value-type="float" office:value="9" table:style-name="ce4">
            <text:p>9</text:p>
          </table:table-cell>
          <table:table-cell office:value-type="string" table:style-name="ce6">
            <text:p>CO_UF_CURSO</text:p>
          </table:table-cell>
          <table:table-cell office:value-type="string" table:style-name="ce28">
            <text:p>Numérica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ódigo da UF de funcionamento do curso</text:p>
          </table:table-cell>
          <table:table-cell office:value-type="string" table:style-name="ce16">
            <text:p>11 = Rondônia (RO) <text:s text:c="20"/>28 = Sergipe (SE)</text:p>
            <text:p>12 = Acre (AC) <text:s text:c="27"/>29 = Bahia (BA)</text:p>
            <text:p>13 = Amazonas (AM) <text:s text:c="17"/>31 = Minas gerais (MG)</text:p>
            <text:p>14 = Roraima (RR) <text:s text:c="22"/>32 = Espírito santo (ES)</text:p>
            <text:p>15 = Pará (PA) <text:s text:c="28"/>33 = Rio de janeiro (RJ)</text:p>
            <text:p>16 = Amapa (AP) <text:s text:c="24"/>35 = São paulo (SP)</text:p>
            <text:p>17 = Tocantins (TO) <text:s text:c="20"/>41 = Paraná (PR)</text:p>
            <text:p>21 = Maranhão (MA) <text:s text:c="19"/>42 = Santa catarina (SC)</text:p>
            <text:p>22 = Piauí (PI) <text:s text:c="29"/>43 = Rio grande do sul (RS)</text:p>
            <text:p>23 = Ceará (CE) <text:s text:c="27"/>50 = Mato grosso do sul (MS)</text:p>
            <text:p>24 = Rio grande do norte (RN) <text:s text:c="5"/>51 = Mato grosso (MT)</text:p>
            <text:p>25 = Paraíba (PB) <text:s text:c="25"/>52 = Goiás (GO)</text:p>
            <text:p>26 = Pernambuco (PE) <text:s text:c="17"/>53 = Distrito federal (DF)</text:p>
            <text:p>27 = Alagoas (AL)</text:p>
          </table:table-cell>
          <table:table-cell table:number-columns-repeated="16378" table:style-name="ce3"/>
        </table:table-row>
        <table:table-row table:style-name="ro3">
          <table:table-cell office:value-type="float" office:value="10" table:style-name="ce4">
            <text:p>10</text:p>
          </table:table-cell>
          <table:table-cell office:value-type="string" table:style-name="ce6">
            <text:p>CO_REGIAO_CURSO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Código da região de funcionamento do curso</text:p>
          </table:table-cell>
          <table:table-cell office:value-type="string" table:style-name="ce16">
            <text:p>1 = Norte</text:p>
            <text:p>2 = Nordeste</text:p>
            <text:p>3 = Sudeste</text:p>
            <text:p>4 = Sul</text:p>
            <text:p>5 = Centro-Oeste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8">
            <text:p>PARTE 2 - INFORMAÇÕES DO ESTUDANTE</text:p>
          </table:table-cell>
          <table:covered-table-cell table:number-columns-repeated="5"/>
          <table:table-cell table:number-columns-repeated="16378" table:style-name="ce3"/>
        </table:table-row>
        <table:table-row table:style-name="ro5">
          <table:table-cell office:value-type="float" office:value="11" table:style-name="ce4">
            <text:p>11</text:p>
          </table:table-cell>
          <table:table-cell office:value-type="string" table:style-name="ce6">
            <text:p>NU_IDADE</text:p>
          </table:table-cell>
          <table:table-cell office:value-type="string" table:style-name="ce17">
            <text:p>Numérica</text:p>
          </table:table-cell>
          <table:table-cell office:value-type="float" office:value="2" table:style-name="ce14">
            <text:p>2</text:p>
          </table:table-cell>
          <table:table-cell office:value-type="string" table:style-name="ce29">
            <text:p>Idade do inscrito em<text:s/><text:span text:style-name="T2">20/11/2016</text:span></text:p>
          </table:table-cell>
          <table:table-cell office:value-type="string" table:style-name="ce30">
            <text:p>min= 16<text:s/></text:p>
            <text:p>max= 88</text:p>
          </table:table-cell>
          <table:table-cell table:number-columns-repeated="16378" table:style-name="ce3"/>
        </table:table-row>
        <table:table-row table:style-name="ro7">
          <table:table-cell office:value-type="float" office:value="12" table:style-name="ce4">
            <text:p>12</text:p>
          </table:table-cell>
          <table:table-cell office:value-type="string" table:style-name="ce6">
            <text:p>TP_SEXO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25">
            <text:p>Sexo</text:p>
          </table:table-cell>
          <table:table-cell office:value-type="string" table:style-name="ce30">
            <text:p>M = Masculino</text:p>
            <text:p>F = Feminino<text:s text:c="196"/></text:p>
            <text:p>N = Não Informado</text:p>
          </table:table-cell>
          <table:table-cell table:number-columns-repeated="16378" table:style-name="ce3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6">
            <text:p>ANO_FIM_2G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Ano de conclusão do Ensino Médio</text:p>
          </table:table-cell>
          <table:table-cell office:value-type="string" table:style-name="ce30">
            <text:p>min= 1949<text:s text:c="2"/></text:p>
            <text:p>max= 2015</text:p>
          </table:table-cell>
          <table:table-cell table:number-columns-repeated="16378" table:style-name="ce3"/>
        </table:table-row>
        <table:table-row table:style-name="ro5">
          <table:table-cell office:value-type="float" office:value="14" table:style-name="ce4">
            <text:p>14</text:p>
          </table:table-cell>
          <table:table-cell office:value-type="string" table:style-name="ce6">
            <text:p>ANO_IN_GRAD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Ano de início da graduação</text:p>
          </table:table-cell>
          <table:table-cell office:value-type="string" table:style-name="ce30">
            <text:p>min= 1972<text:s text:c="2"/></text:p>
            <text:p>max= 2015</text:p>
          </table:table-cell>
          <table:table-cell table:number-columns-repeated="16378" table:style-name="ce3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6">
            <text:p>TP_SEMESTRE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Tipo de semestre de graduação</text:p>
          </table:table-cell>
          <table:table-cell office:value-type="string" table:style-name="ce16">
            <text:p>2 = 2º semestre</text:p>
          </table:table-cell>
          <table:table-cell table:number-columns-repeated="16378" table:style-name="ce3"/>
        </table:table-row>
        <table:table-row table:style-name="ro5">
          <table:table-cell office:value-type="float" office:value="16" table:style-name="ce4">
            <text:p>16</text:p>
          </table:table-cell>
          <table:table-cell office:value-type="string" table:style-name="ce6">
            <text:p>IN_MATUT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Indicador de turno matutino</text:p>
          </table:table-cell>
          <table:table-cell office:value-type="string" table:style-name="ce16">
            <text:p>0 = Não</text:p>
            <text:p>1 = Sim</text:p>
          </table:table-cell>
          <table:table-cell table:number-columns-repeated="16378" table:style-name="ce3"/>
        </table:table-row>
        <table:table-row table:style-name="ro5">
          <table:table-cell office:value-type="float" office:value="17" table:style-name="ce4">
            <text:p>17</text:p>
          </table:table-cell>
          <table:table-cell office:value-type="string" table:style-name="ce6">
            <text:p>IN_VESPER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Indicador de turno vespertino</text:p>
          </table:table-cell>
          <table:table-cell office:value-type="string" table:style-name="ce16">
            <text:p>0 = Não</text:p>
            <text:p>1 = Sim</text:p>
          </table:table-cell>
          <table:table-cell table:number-columns-repeated="16378" table:style-name="ce3"/>
        </table:table-row>
        <table:table-row table:style-name="ro5">
          <table:table-cell office:value-type="float" office:value="18" table:style-name="ce4">
            <text:p>18</text:p>
          </table:table-cell>
          <table:table-cell office:value-type="string" table:style-name="ce6">
            <text:p>IN_NOTURNO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Indicador de turno noturno</text:p>
          </table:table-cell>
          <table:table-cell office:value-type="string" table:style-name="ce16">
            <text:p>0 = Não</text:p>
            <text:p>1 = Sim</text:p>
          </table:table-cell>
          <table:table-cell table:number-columns-repeated="16378" table:style-name="ce3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6">
            <text:p>ID_STATUS</text:p>
          </table:table-cell>
          <table:table-cell office:value-type="string" table:style-name="ce17">
            <text:p>Numérica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Indicativo de inscrito regular ou irregular</text:p>
          </table:table-cell>
          <table:table-cell office:value-type="string" table:style-name="ce16">
            <text:p>1 = Regular</text:p>
          </table:table-cell>
          <table:table-cell table:number-columns-repeated="16378" table:style-name="ce3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6">
            <text:p>AMOSTRA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25">
            <text:p>Estudante selecionado para participar da prova</text:p>
          </table:table-cell>
          <table:table-cell office:value-type="string" table:style-name="ce16">
            <text:p>1 = Estudante selecionado</text:p>
          </table:table-cell>
          <table:table-cell table:number-columns-repeated="16378" table:style-name="ce3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6">
            <text:p>TP_INSCRICAO</text:p>
          </table:table-cell>
          <table:table-cell office:value-type="string" table:style-name="ce17">
            <text:p>Numérica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Tipo de inscrição</text:p>
          </table:table-cell>
          <table:table-cell office:value-type="string" table:style-name="ce16">
            <text:p>0 = Concluinte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4">
            <text:p>AVALIAÇÃO - FORMAÇÃO GERAL E COMPONENTE ESPECÍFICO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5">
            <text:p>PARTE 3 - NÚMERO DE ITENS DA PARTE OBJETIVA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6">
            <text:p>NU_ITEM_OFG</text:p>
          </table:table-cell>
          <table:table-cell office:value-type="string" table:style-name="ce27">
            <text:p>Numérica</text:p>
          </table:table-cell>
          <table:table-cell office:value-type="float" office:value="1" table:style-name="ce21">
            <text:p>1</text:p>
          </table:table-cell>
          <table:table-cell office:value-type="string" table:style-name="ce32">
            <text:p>Número de itens da parte objetiva de Formação Geral</text:p>
          </table:table-cell>
          <table:table-cell office:value-type="float" office:value="8" table:style-name="ce30">
            <text:p>8</text:p>
          </table:table-cell>
          <table:table-cell table:number-columns-repeated="16378" table:style-name="ce3"/>
        </table:table-row>
        <table:table-row table:style-name="ro5">
          <table:table-cell office:value-type="float" office:value="23" table:style-name="ce4">
            <text:p>23</text:p>
          </table:table-cell>
          <table:table-cell office:value-type="string" table:style-name="ce6">
            <text:p>NU_ITEM_OFG_Z</text:p>
          </table:table-cell>
          <table:table-cell office:value-type="string" table:style-name="ce27">
            <text:p>Numérica</text:p>
          </table:table-cell>
          <table:table-cell office:value-type="float" office:value="1" table:style-name="ce21">
            <text:p>1</text:p>
          </table:table-cell>
          <table:table-cell office:value-type="string" table:style-name="ce25">
            <text:p>Número de itens da parte objetiva de Formação Geral que foram excluídos devido a anulação</text:p>
          </table:table-cell>
          <table:table-cell office:value-type="string" table:style-name="ce30">
            <text:p>min= 0<text:s text:c="2"/></text:p>
            <text:p>max= 0</text:p>
          </table:table-cell>
          <table:table-cell table:number-columns-repeated="16378" table:style-name="ce3"/>
        </table:table-row>
        <table:table-row table:style-name="ro5">
          <table:table-cell office:value-type="float" office:value="24" table:style-name="ce4">
            <text:p>24</text:p>
          </table:table-cell>
          <table:table-cell office:value-type="string" table:style-name="ce19">
            <text:p>NU_ITEM_OFG_X</text:p>
          </table:table-cell>
          <table:table-cell office:value-type="string" table:style-name="ce27">
            <text:p>Numérica</text:p>
          </table:table-cell>
          <table:table-cell office:value-type="float" office:value="1" table:style-name="ce21">
            <text:p>1</text:p>
          </table:table-cell>
          <table:table-cell office:value-type="string" table:style-name="ce25">
            <text:p>Número de itens da parte objetiva de Formação Geral que foram excluídos devido ao coeficiente pontobisserial menor que 0,20</text:p>
          </table:table-cell>
          <table:table-cell office:value-type="string" table:style-name="ce30">
            <text:p>min= 0<text:s/></text:p>
            <text:p>max= 1</text:p>
          </table:table-cell>
          <table:table-cell table:number-columns-repeated="16378" table:style-name="ce3"/>
        </table:table-row>
        <table:table-row table:style-name="ro5">
          <table:table-cell office:value-type="float" office:value="25" table:style-name="ce4">
            <text:p>25</text:p>
          </table:table-cell>
          <table:table-cell office:value-type="string" table:style-name="ce19">
            <text:p>NU_ITEM_OFG_N</text:p>
          </table:table-cell>
          <table:table-cell office:value-type="string" table:style-name="ce27">
            <text:p>Numérica</text:p>
          </table:table-cell>
          <table:table-cell office:value-type="float" office:value="1" table:style-name="ce21">
            <text:p>1</text:p>
          </table:table-cell>
          <table:table-cell office:value-type="string" table:style-name="ce25">
            <text:p>Número de itens da parte objetiva de Formação Geral que não se aplicam ao grupo de curso</text:p>
          </table:table-cell>
          <table:table-cell office:value-type="string" table:style-name="ce30">
            <text:p>min= 0<text:s text:c="2"/></text:p>
            <text:p>max= 0</text:p>
          </table:table-cell>
          <table:table-cell table:number-columns-repeated="16378" table:style-name="ce3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19">
            <text:p>NU_ITEM_OCE</text:p>
          </table:table-cell>
          <table:table-cell office:value-type="string" table:style-name="ce27">
            <text:p>Numérica</text:p>
          </table:table-cell>
          <table:table-cell office:value-type="float" office:value="2" table:style-name="ce21">
            <text:p>2</text:p>
          </table:table-cell>
          <table:table-cell office:value-type="string" table:style-name="ce25">
            <text:p>Número de itens da parte objetiva de Componente Específico</text:p>
          </table:table-cell>
          <table:table-cell office:value-type="float" office:value="27" table:style-name="ce30">
            <text:p>27</text:p>
          </table:table-cell>
          <table:table-cell table:number-columns-repeated="16378" table:style-name="ce3"/>
        </table:table-row>
        <table:table-row table:style-name="ro8">
          <table:table-cell office:value-type="float" office:value="27" table:style-name="ce4">
            <text:p>27</text:p>
          </table:table-cell>
          <table:table-cell office:value-type="string" table:style-name="ce19">
            <text:p>NU_ITEM_OCE_Z</text:p>
          </table:table-cell>
          <table:table-cell office:value-type="string" table:style-name="ce27">
            <text:p>Numérica</text:p>
          </table:table-cell>
          <table:table-cell office:value-type="float" office:value="1" table:style-name="ce14">
            <text:p>1</text:p>
          </table:table-cell>
          <table:table-cell office:value-type="string" table:style-name="ce25">
            <text:p>Número de itens da parte objetiva de Componente Específico que foram excluídos devido a anulação</text:p>
          </table:table-cell>
          <table:table-cell office:value-type="string" table:style-name="ce30">
            <text:p>0 = áreas 5,6,12,19,23,28,69,90,91,92</text:p>
            <text:p>1 = áreas 51,55,95</text:p>
            <text:p>2 = áreas 17,27,36,3501</text:p>
            <text:p>4 = áreas 38</text:p>
          </table:table-cell>
          <table:table-cell table:number-columns-repeated="16378" table:style-name="ce3"/>
        </table:table-row>
        <table:table-row table:style-name="ro9">
          <table:table-cell office:value-type="float" office:value="28" table:style-name="ce4">
            <text:p>28</text:p>
          </table:table-cell>
          <table:table-cell office:value-type="string" table:style-name="ce19">
            <text:p>NU_ITEM_OCE_X</text:p>
          </table:table-cell>
          <table:table-cell office:value-type="string" table:style-name="ce27">
            <text:p>Numérica</text:p>
          </table:table-cell>
          <table:table-cell office:value-type="float" office:value="2" table:style-name="ce14">
            <text:p>2</text:p>
          </table:table-cell>
          <table:table-cell office:value-type="string" table:style-name="ce25">
            <text:p>Número de itens da parte objetiva de Componente Específico que foram excluídos devido ao coeficiente pontobisserial menor que 0,20</text:p>
          </table:table-cell>
          <table:table-cell office:value-type="string" table:style-name="ce30">
            <text:p>1 = áreas 17, 3501</text:p>
            <text:p>4 = áreas 5, 6, 28, 36, 38, 92</text:p>
            <text:p>5 = áreas 12, 23, 95</text:p>
            <text:p>6 = áreas 27, 51, 55</text:p>
            <text:p>7 = áreas 91</text:p>
            <text:p>8 = áreas 19, 69</text:p>
            <text:p>10 = áreas 90</text:p>
          </table:table-cell>
          <table:table-cell table:number-columns-repeated="16378" table:style-name="ce3"/>
        </table:table-row>
        <table:table-row table:style-name="ro5">
          <table:table-cell office:value-type="float" office:value="29" table:style-name="ce4">
            <text:p>29</text:p>
          </table:table-cell>
          <table:table-cell office:value-type="string" table:style-name="ce19">
            <text:p>NU_ITEM_OCE_N</text:p>
          </table:table-cell>
          <table:table-cell office:value-type="string" table:style-name="ce27">
            <text:p>Numérica</text:p>
          </table:table-cell>
          <table:table-cell office:value-type="float" office:value="1" table:style-name="ce14">
            <text:p>1</text:p>
          </table:table-cell>
          <table:table-cell office:value-type="string" table:style-name="ce25">
            <text:p>Número de itens da parte objetiva de Componente Específico que não se aplicam ao grupo de curso</text:p>
          </table:table-cell>
          <table:table-cell office:value-type="string" table:style-name="ce30">
            <text:p>min= 0<text:s text:c="2"/></text:p>
            <text:p>max= 0</text:p>
          </table:table-cell>
          <table:table-cell table:style-name="ce5"/>
          <table:table-cell table:number-columns-repeated="16377" table:style-name="ce3"/>
        </table:table-row>
        <table:table-row table:style-name="ro1">
          <table:table-cell office:value-type="string" table:number-columns-spanned="6" table:number-rows-spanned="1" table:style-name="ce65">
            <text:p>PARTE 4 - VETORES</text:p>
          </table:table-cell>
          <table:covered-table-cell table:number-columns-repeated="5"/>
          <table:table-cell table:number-columns-repeated="16378" table:style-name="ce3"/>
        </table:table-row>
        <table:table-row table:style-name="ro5">
          <table:table-cell office:value-type="float" office:value="30" table:style-name="ce4">
            <text:p>30</text:p>
          </table:table-cell>
          <table:table-cell office:value-type="string" table:style-name="ce19">
            <text:p>DS_VT_GAB_OFG_ORIG</text:p>
          </table:table-cell>
          <table:table-cell office:value-type="string" table:style-name="ce17">
            <text:p>Caracter</text:p>
          </table:table-cell>
          <table:table-cell office:value-type="float" office:value="8" table:style-name="ce14">
            <text:p>8</text:p>
          </table:table-cell>
          <table:table-cell office:value-type="string" table:style-name="ce15">
            <text:p>Vetor que representa o gabarito original de Formação Geral</text:p>
          </table:table-cell>
          <table:table-cell office:value-type="string" table:style-name="ce30">
            <text:p>Z = Questão excluída devido a anulação</text:p>
            <text:p>N = <text:s/>Questão não se aplica ao grupo de curso</text:p>
          </table:table-cell>
          <table:table-cell table:number-columns-repeated="16378" table:style-name="ce3"/>
        </table:table-row>
        <table:table-row table:style-name="ro7">
          <table:table-cell office:value-type="float" office:value="31" table:style-name="ce4">
            <text:p>31</text:p>
          </table:table-cell>
          <table:table-cell office:value-type="string" table:style-name="ce6">
            <text:p>DS_VT_GAB_OFG_FIN</text:p>
          </table:table-cell>
          <table:table-cell office:value-type="string" table:style-name="ce17">
            <text:p>Caracter</text:p>
          </table:table-cell>
          <table:table-cell office:value-type="float" office:value="8" table:style-name="ce14">
            <text:p>8</text:p>
          </table:table-cell>
          <table:table-cell office:value-type="string" table:style-name="ce15">
            <text:p>Vetor que representa o gabarito final de Formação Geral</text:p>
          </table:table-cell>
          <table:table-cell office:value-type="string" table:style-name="ce30">
            <text:p>Z = Questão excluída devido a anulação</text:p>
            <text:p>X = Questão excluída devido ao coeficiente pontobisserial menor que 0,20</text:p>
            <text:p>N = <text:s/>Questão não se aplica ao grupo de curso</text:p>
          </table:table-cell>
          <table:table-cell table:number-columns-repeated="16378" table:style-name="ce3"/>
        </table:table-row>
        <table:table-row table:style-name="ro5">
          <table:table-cell office:value-type="float" office:value="32" table:style-name="ce4">
            <text:p>32</text:p>
          </table:table-cell>
          <table:table-cell office:value-type="string" table:style-name="ce6">
            <text:p>DS_VT_GAB_OCE_ORIG</text:p>
          </table:table-cell>
          <table:table-cell office:value-type="string" table:style-name="ce17">
            <text:p>Caracter</text:p>
          </table:table-cell>
          <table:table-cell office:value-type="float" office:value="27" table:style-name="ce14">
            <text:p>27</text:p>
          </table:table-cell>
          <table:table-cell office:value-type="string" table:style-name="ce15">
            <text:p>Vetor que representa o gabarito original de Componente Específico</text:p>
          </table:table-cell>
          <table:table-cell office:value-type="string" table:style-name="ce30">
            <text:p>Z = Questão excluída devido a anulação</text:p>
            <text:p>N = <text:s/>Questão não se aplica ao grupo de curso</text:p>
          </table:table-cell>
          <table:table-cell table:number-columns-repeated="16378" table:style-name="ce3"/>
        </table:table-row>
        <table:table-row table:style-name="ro7">
          <table:table-cell office:value-type="float" office:value="33" table:style-name="ce4">
            <text:p>33</text:p>
          </table:table-cell>
          <table:table-cell office:value-type="string" table:style-name="ce6">
            <text:p>DS_VT_GAB_OCE_FIN</text:p>
          </table:table-cell>
          <table:table-cell office:value-type="string" table:style-name="ce27">
            <text:p>Caracter</text:p>
          </table:table-cell>
          <table:table-cell office:value-type="float" office:value="27" table:style-name="ce14">
            <text:p>27</text:p>
          </table:table-cell>
          <table:table-cell office:value-type="string" table:style-name="ce15">
            <text:p>Vetor que representa o gabarito final de Componente Específico</text:p>
          </table:table-cell>
          <table:table-cell office:value-type="string" table:style-name="ce30">
            <text:p>Z = Questão excluída devido a anulação</text:p>
            <text:p>X = Questão excluída devido ao coeficiente pontobisserial menor que 0,20</text:p>
            <text:p>N = <text:s/>Questão não se aplica ao grupo de curso</text:p>
          </table:table-cell>
          <table:table-cell table:number-columns-repeated="16378" table:style-name="ce3"/>
        </table:table-row>
        <table:table-row table:style-name="ro5">
          <table:table-cell office:value-type="float" office:value="34" table:style-name="ce4">
            <text:p>34</text:p>
          </table:table-cell>
          <table:table-cell office:value-type="string" table:style-name="ce6">
            <text:p>DS_VT_ESC_OFG</text:p>
          </table:table-cell>
          <table:table-cell office:value-type="string" table:style-name="ce17">
            <text:p>Caracter</text:p>
          </table:table-cell>
          <table:table-cell office:value-type="float" office:value="8" table:style-name="ce14">
            <text:p>8</text:p>
          </table:table-cell>
          <table:table-cell office:value-type="string" table:style-name="ce25">
            <text:p>Vetor que representa a escolha de resposta da parte objetiva da formação geral</text:p>
          </table:table-cell>
          <table:table-cell table:style-name="ce33"/>
          <table:table-cell table:number-columns-repeated="16378" table:style-name="ce3"/>
        </table:table-row>
        <table:table-row table:style-name="ro8">
          <table:table-cell office:value-type="float" office:value="35" table:style-name="ce4">
            <text:p>35</text:p>
          </table:table-cell>
          <table:table-cell office:value-type="string" table:style-name="ce6">
            <text:p>DS_VT_ACE_OFG</text:p>
          </table:table-cell>
          <table:table-cell office:value-type="string" table:style-name="ce17">
            <text:p>Caracter</text:p>
          </table:table-cell>
          <table:table-cell office:value-type="float" office:value="8" table:style-name="ce14">
            <text:p>8</text:p>
          </table:table-cell>
          <table:table-cell office:value-type="string" table:style-name="ce15">
            <text:p>Vetor que representa os acertos da parte objetiva na formação geral</text:p>
          </table:table-cell>
          <table:table-cell office:value-type="string" table:style-name="ce30">
            <text:p>0 = Errado</text:p>
            <text:p>1 = Certo</text:p>
            <text:p>8 = Anulada pela comissão</text:p>
            <text:p>9 = Anulada pelo índice de discriminação (correlação pontobisserial &lt; 0,20)</text:p>
          </table:table-cell>
          <table:table-cell table:number-columns-repeated="16378" table:style-name="ce3"/>
        </table:table-row>
        <table:table-row table:style-name="ro5">
          <table:table-cell office:value-type="float" office:value="36" table:style-name="ce4">
            <text:p>36</text:p>
          </table:table-cell>
          <table:table-cell office:value-type="string" table:style-name="ce6">
            <text:p>DS_VT_ESC_OCE</text:p>
          </table:table-cell>
          <table:table-cell office:value-type="string" table:style-name="ce17">
            <text:p>Caracter</text:p>
          </table:table-cell>
          <table:table-cell office:value-type="float" office:value="27" table:style-name="ce14">
            <text:p>27</text:p>
          </table:table-cell>
          <table:table-cell office:value-type="string" table:style-name="ce25">
            <text:p>Vetor que representa a escolha de resposta da parte objetiva do componente específico</text:p>
          </table:table-cell>
          <table:table-cell table:style-name="ce33"/>
          <table:table-cell table:number-columns-repeated="16378" table:style-name="ce3"/>
        </table:table-row>
        <table:table-row table:style-name="ro8">
          <table:table-cell office:value-type="float" office:value="37" table:style-name="ce4">
            <text:p>37</text:p>
          </table:table-cell>
          <table:table-cell office:value-type="string" table:style-name="ce6">
            <text:p>DS_VT_ACE_OCE</text:p>
          </table:table-cell>
          <table:table-cell office:value-type="string" table:style-name="ce17">
            <text:p>Caracter</text:p>
          </table:table-cell>
          <table:table-cell office:value-type="float" office:value="27" table:style-name="ce14">
            <text:p>27</text:p>
          </table:table-cell>
          <table:table-cell office:value-type="string" table:style-name="ce15">
            <text:p>Vetor que representa os acertos da parte objetiva do componente específico</text:p>
          </table:table-cell>
          <table:table-cell office:value-type="string" table:style-name="ce30">
            <text:p>0 = Errado</text:p>
            <text:p>1 = Certo</text:p>
            <text:p>8 = Anulada pela comissão</text:p>
            <text:p>9 = Anulada pelo índice de discriminação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5">
            <text:p>PARTE 5 - TIPOS DE PRESENÇA</text:p>
          </table:table-cell>
          <table:covered-table-cell table:number-columns-repeated="5"/>
          <table:table-cell table:number-columns-repeated="16378" table:style-name="ce3"/>
        </table:table-row>
        <table:table-row table:style-name="ro10">
          <table:table-cell office:value-type="float" office:value="38" table:style-name="ce4">
            <text:p>38</text:p>
          </table:table-cell>
          <table:table-cell office:value-type="string" table:style-name="ce6">
            <text:p>TP_PRES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presença no Enade</text:p>
          </table:table-cell>
          <table:table-cell office:value-type="string" table:style-name="ce30">
            <text:p>222 = Ausente</text:p>
            <text:p>334 = Participacao indevida</text:p>
            <text:p>444 = Dupla graduação</text:p>
            <text:p>555 = Participante</text:p>
            <text:p>556 = Presente com resultado desconsiderado pela Aplicadora</text:p>
            <text:p>887 = Política de Transferência Assistida (Portaria MEC nº 24/2016)</text:p>
          </table:table-cell>
          <table:table-cell table:number-columns-repeated="16378" table:style-name="ce3"/>
        </table:table-row>
        <table:table-row table:style-name="ro3">
          <table:table-cell office:value-type="float" office:value="39" table:style-name="ce4">
            <text:p>39</text:p>
          </table:table-cell>
          <table:table-cell office:value-type="string" table:style-name="ce6">
            <text:p>TP_PR_GER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presença na prova</text:p>
          </table:table-cell>
          <table:table-cell office:value-type="string" table:style-name="ce30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6378" table:style-name="ce3"/>
        </table:table-row>
        <table:table-row table:style-name="ro3">
          <table:table-cell office:value-type="float" office:value="40" table:style-name="ce4">
            <text:p>40</text:p>
          </table:table-cell>
          <table:table-cell office:value-type="string" table:style-name="ce6">
            <text:p>TP_PR_OB_FG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presença na parte objetiva na formação geral</text:p>
          </table:table-cell>
          <table:table-cell office:value-type="string" table:style-name="ce30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6378" table:style-name="ce3"/>
        </table:table-row>
        <table:table-row table:style-name="ro3">
          <table:table-cell office:value-type="float" office:value="41" table:style-name="ce4">
            <text:p>41</text:p>
          </table:table-cell>
          <table:table-cell office:value-type="string" table:style-name="ce6">
            <text:p>TP_PR_DI_FG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presença na parte discursiva na formação geral</text:p>
          </table:table-cell>
          <table:table-cell office:value-type="string" table:style-name="ce30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6378" table:style-name="ce3"/>
        </table:table-row>
        <table:table-row table:style-name="ro3">
          <table:table-cell office:value-type="float" office:value="42" table:style-name="ce4">
            <text:p>42</text:p>
          </table:table-cell>
          <table:table-cell office:value-type="string" table:style-name="ce6">
            <text:p>TP_PR_OB_CE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presença na parte objetiva no componente específico</text:p>
          </table:table-cell>
          <table:table-cell office:value-type="string" table:style-name="ce30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6378" table:style-name="ce3"/>
        </table:table-row>
        <table:table-row table:style-name="ro3">
          <table:table-cell office:value-type="float" office:value="43" table:style-name="ce4">
            <text:p>43</text:p>
          </table:table-cell>
          <table:table-cell office:value-type="string" table:style-name="ce6">
            <text:p>TP_PR_DI_CE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presença na parte discursiva no componente específico</text:p>
          </table:table-cell>
          <table:table-cell office:value-type="string" table:style-name="ce30">
            <text:p>222 = Ausente</text:p>
            <text:p>333 = Prova em branco</text:p>
            <text:p>555 = Participante</text:p>
            <text:p>556 = Resultado desconsiderado pela Aplicadora</text:p>
            <text:p>889 = Prova não realizada por problemas administrativos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5">
            <text:p>PARTE 6 - TIPOS DE SITUAÇÃO DAS QUESTÕES DA PARTE DISCURSIVA</text:p>
          </table:table-cell>
          <table:covered-table-cell table:number-columns-repeated="5"/>
          <table:table-cell table:number-columns-repeated="16378" table:style-name="ce3"/>
        </table:table-row>
        <table:table-row table:style-name="ro10">
          <table:table-cell office:value-type="float" office:value="44" table:style-name="ce4">
            <text:p>44</text:p>
          </table:table-cell>
          <table:table-cell office:value-type="string" table:style-name="ce6">
            <text:p>TP_SFG_D1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situação da questão 1 da parte discursiva da formação geral</text:p>
          </table:table-cell>
          <table:table-cell office:value-type="string" table:style-name="ce30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6378" table:style-name="ce3"/>
        </table:table-row>
        <table:table-row table:style-name="ro10">
          <table:table-cell office:value-type="float" office:value="45" table:style-name="ce4">
            <text:p>45</text:p>
          </table:table-cell>
          <table:table-cell office:value-type="string" table:style-name="ce6">
            <text:p>TP_SFG_D2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situação da questão 2 da parte discursiva da formação geral</text:p>
          </table:table-cell>
          <table:table-cell office:value-type="string" table:style-name="ce30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6378" table:style-name="ce3"/>
        </table:table-row>
        <table:table-row table:style-name="ro10">
          <table:table-cell office:value-type="float" office:value="46" table:style-name="ce4">
            <text:p>46</text:p>
          </table:table-cell>
          <table:table-cell office:value-type="string" table:style-name="ce6">
            <text:p>TP_SCE_D1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situação da questão 1 da parte discursiva do componente específico</text:p>
          </table:table-cell>
          <table:table-cell office:value-type="string" table:style-name="ce30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6378" table:style-name="ce3"/>
        </table:table-row>
        <table:table-row table:style-name="ro10">
          <table:table-cell office:value-type="float" office:value="47" table:style-name="ce4">
            <text:p>47</text:p>
          </table:table-cell>
          <table:table-cell office:value-type="string" table:style-name="ce6">
            <text:p>TP_SCE_D2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situação da questão 2 da parte discursiva do componente específico</text:p>
          </table:table-cell>
          <table:table-cell office:value-type="string" table:style-name="ce30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6378" table:style-name="ce3"/>
        </table:table-row>
        <table:table-row table:style-name="ro10">
          <table:table-cell office:value-type="float" office:value="48" table:style-name="ce4">
            <text:p>48</text:p>
          </table:table-cell>
          <table:table-cell office:value-type="string" table:style-name="ce6">
            <text:p>TP_SCE_D3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ipo de situação da questão 3 da parte discursiva do componente específico</text:p>
          </table:table-cell>
          <table:table-cell office:value-type="string" table:style-name="ce30">
            <text:p>222 = Ausente</text:p>
            <text:p>333 = Questão em branco</text:p>
            <text:p>335 = Questão nula</text:p>
            <text:p>336 = Questão desconsiderada</text:p>
            <text:p>555 = OK</text:p>
            <text:p>556 = Resultado desconsiderado devido a problemas administrativos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5">
            <text:p>PARTE 7 - NOTAS NA FORMAÇÃO GERAL E COMPONENTE ESPECÍFICO</text:p>
          </table:table-cell>
          <table:covered-table-cell table:number-columns-repeated="5"/>
          <table:table-cell table:number-columns-repeated="16378" table:style-name="ce3"/>
        </table:table-row>
        <table:table-row table:style-name="ro5">
          <table:table-cell office:value-type="float" office:value="49" table:style-name="ce4">
            <text:p>49</text:p>
          </table:table-cell>
          <table:table-cell office:value-type="string" table:style-name="ce6">
            <text:p>NT_GER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Nota bruta da prova - Média ponderada da formação geral (25%) e componente específico (75%). (valor de 0 a 100)</text:p>
          </table:table-cell>
          <table:table-cell office:value-type="string" table:style-name="ce30">
            <text:p>min= 0<text:s text:c="2"/></text:p>
            <text:p>max= 93.2</text:p>
          </table:table-cell>
          <table:table-cell table:number-columns-repeated="16378" table:style-name="ce3"/>
        </table:table-row>
        <table:table-row table:style-name="ro5">
          <table:table-cell office:value-type="float" office:value="50" table:style-name="ce4">
            <text:p>50</text:p>
          </table:table-cell>
          <table:table-cell office:value-type="string" table:style-name="ce6">
            <text:p>NT_FG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Nota bruta na formação geral - Média ponderada da parte objetiva (60%) e discursiva (40%) na formação geral.(valor de 0 a 100)</text:p>
          </table:table-cell>
          <table:table-cell office:value-type="string" table:style-name="ce30">
            <text:p><text:s/>min= 0<text:s text:c="2"/></text:p>
            <text:p>max= 98.4</text:p>
          </table:table-cell>
          <table:table-cell table:number-columns-repeated="16378" table:style-name="ce3"/>
        </table:table-row>
        <table:table-row table:style-name="ro5">
          <table:table-cell office:value-type="float" office:value="51" table:style-name="ce4">
            <text:p>51</text:p>
          </table:table-cell>
          <table:table-cell office:value-type="string" table:style-name="ce6">
            <text:p>NT_OBJ_FG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Nota bruta na parte objetiva da formação geral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52" table:style-name="ce4">
            <text:p>52</text:p>
          </table:table-cell>
          <table:table-cell office:value-type="string" table:style-name="ce6">
            <text:p>NT_DIS_FG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Nota bruta na parte discursiva da formação geral. (valor de 0 a 100)</text:p>
          </table:table-cell>
          <table:table-cell office:value-type="string" table:style-name="ce30">
            <text:p>min= 0<text:s text:c="2"/></text:p>
            <text:p>max= 98.5</text:p>
          </table:table-cell>
          <table:table-cell table:number-columns-repeated="16378" table:style-name="ce3"/>
        </table:table-row>
        <table:table-row table:style-name="ro7">
          <table:table-cell office:value-type="float" office:value="53" table:style-name="ce4">
            <text:p>53</text:p>
          </table:table-cell>
          <table:table-cell office:value-type="string" table:style-name="ce34">
            <text:p>NT_FG_D1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35">
            <text:p>Nota da questão 1 da parte discursiva da formação geral - Média ponderada da parte de Língua Portuguesa (20%) e Conteúdo (80%) da Questão 1 da parte discursiva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54" table:style-name="ce4">
            <text:p>54</text:p>
          </table:table-cell>
          <table:table-cell office:value-type="string" table:style-name="ce6">
            <text:p>NT_FG_D1_PT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Nota de Língua Portuguesa da questão 1 da parte discursiva da formação geral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55" table:style-name="ce4">
            <text:p>55</text:p>
          </table:table-cell>
          <table:table-cell office:value-type="string" table:style-name="ce6">
            <text:p>NT_FG_D1_CT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Nota de Conteúdo da questão 1 da parte discursiva da formação geral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7">
          <table:table-cell office:value-type="float" office:value="56" table:style-name="ce4">
            <text:p>56</text:p>
          </table:table-cell>
          <table:table-cell office:value-type="string" table:style-name="ce34">
            <text:p>NT_FG_D2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35">
            <text:p>Nota da questão 2 da parte discursiva na formação geral - Média ponderada da parte de Língua Portuguesa (20%) e Conteúdo (80%) da Questão 2 da parte discursiva. (valor de 0 a 100)</text:p>
          </table:table-cell>
          <table:table-cell office:value-type="string" table:style-name="ce30">
            <text:p>min= 0<text:s text:c="2"/></text:p>
            <text:p>max= 99</text:p>
          </table:table-cell>
          <table:table-cell table:number-columns-repeated="16378" table:style-name="ce3"/>
        </table:table-row>
        <table:table-row table:style-name="ro5">
          <table:table-cell office:value-type="float" office:value="57" table:style-name="ce4">
            <text:p>57</text:p>
          </table:table-cell>
          <table:table-cell office:value-type="string" table:style-name="ce6">
            <text:p>NT_FG_D2_PT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Nota de Língua Portuguesa da questão 2 da parte discursiva da formação geral.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58" table:style-name="ce4">
            <text:p>58</text:p>
          </table:table-cell>
          <table:table-cell office:value-type="string" table:style-name="ce6">
            <text:p>NT_FG_D2_CT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Nota de Conteúdo da questão 2 da parte discursiva da formação geral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7">
          <table:table-cell office:value-type="float" office:value="59" table:style-name="ce4">
            <text:p>59</text:p>
          </table:table-cell>
          <table:table-cell office:value-type="string" table:style-name="ce6">
            <text:p>NT_CE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Nota bruta no componente específico - Média ponderada da parte objetiva (85%) e discursiva (15%) no componente específico. (valor de 0 a 100)</text:p>
          </table:table-cell>
          <table:table-cell office:value-type="string" table:style-name="ce30">
            <text:p>min= 0<text:s text:c="2"/></text:p>
            <text:p>max= 99</text:p>
          </table:table-cell>
          <table:table-cell table:number-columns-repeated="16378" table:style-name="ce3"/>
        </table:table-row>
        <table:table-row table:style-name="ro5">
          <table:table-cell office:value-type="float" office:value="60" table:style-name="ce4">
            <text:p>60</text:p>
          </table:table-cell>
          <table:table-cell office:value-type="string" table:style-name="ce6">
            <text:p>NT_OBJ_CE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Nota bruta na parte objetiva do componente específico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61" table:style-name="ce4">
            <text:p>61</text:p>
          </table:table-cell>
          <table:table-cell office:value-type="string" table:style-name="ce6">
            <text:p>NT_DIS_CE</text:p>
          </table:table-cell>
          <table:table-cell office:value-type="string" table:style-name="ce17">
            <text:p>Numérica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Nota bruta na parte discursiva do componente específico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62" table:style-name="ce4">
            <text:p>62</text:p>
          </table:table-cell>
          <table:table-cell office:value-type="string" table:style-name="ce6">
            <text:p>NT_CE_D1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Nota da questão 1 da parte discursiva do componente específico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63" table:style-name="ce4">
            <text:p>63</text:p>
          </table:table-cell>
          <table:table-cell office:value-type="string" table:style-name="ce6">
            <text:p>NT_CE_D2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Nota da questão 2 da parte discursiva do componente específico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5">
          <table:table-cell office:value-type="float" office:value="64" table:style-name="ce4">
            <text:p>64</text:p>
          </table:table-cell>
          <table:table-cell office:value-type="string" table:style-name="ce6">
            <text:p>NT_CE_D3</text:p>
          </table:table-cell>
          <table:table-cell office:value-type="string" table:style-name="ce17">
            <text:p>Numérica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Nota da questão 3 da parte discursiva do componente específico. (valor de 0 a 100)</text:p>
          </table:table-cell>
          <table:table-cell office:value-type="string" table:style-name="ce30">
            <text:p>min= 0<text:s text:c="2"/></text:p>
            <text:p>max= 100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4">
            <text:p>QUESTINÁRIOS</text:p>
          </table:table-cell>
          <table:covered-table-cell table:number-columns-repeated="5"/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5">
            <text:p>PARTE 8 - QUESTIONÁRIO DE PERCEPÇÃO DA PROVA</text:p>
          </table:table-cell>
          <table:covered-table-cell table:number-columns-repeated="5"/>
          <table:table-cell table:number-columns-repeated="16378" table:style-name="ce3"/>
        </table:table-row>
        <table:table-row table:style-name="ro9">
          <table:table-cell office:value-type="float" office:value="65" table:style-name="ce4">
            <text:p>65</text:p>
          </table:table-cell>
          <table:table-cell office:value-type="string" table:style-name="ce23">
            <text:p>CO_RS_I1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1 - Qual o grau de dificuldade desta prova na parte de Formação Geral?</text:p>
          </table:table-cell>
          <table:table-cell office:value-type="string" table:style-name="ce31">
            <text:p>* = Resposta anulada <text:s text:c="179"/>. = Não respondeu <text:s text:c="183"/>A = Muito fácil.</text:p>
            <text:p>B = Fácil.</text:p>
            <text:p>C = Médio.</text:p>
            <text:p>D = Difícil.</text:p>
            <text:p>E = Muito difícil.</text:p>
          </table:table-cell>
          <table:table-cell table:number-columns-repeated="16378" table:style-name="ce3"/>
        </table:table-row>
        <table:table-row table:style-name="ro9">
          <table:table-cell office:value-type="float" office:value="66" table:style-name="ce4">
            <text:p>66</text:p>
          </table:table-cell>
          <table:table-cell office:value-type="string" table:style-name="ce23">
            <text:p>CO_RS_I2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2 - Qual o grau de dificuldade desta prova na parte do Componente Específico?</text:p>
          </table:table-cell>
          <table:table-cell office:value-type="string" table:style-name="ce31">
            <text:p>* = Resposta anulada <text:s text:c="181"/>. = Não respondeu <text:s text:c="183"/>A = Muito fácil.</text:p>
            <text:p>B = Fácil.</text:p>
            <text:p>C = Médio.</text:p>
            <text:p>D = Difícil.</text:p>
            <text:p>E = Muito difícil.</text:p>
          </table:table-cell>
          <table:table-cell table:number-columns-repeated="16378" table:style-name="ce3"/>
        </table:table-row>
        <table:table-row table:style-name="ro9">
          <table:table-cell office:value-type="float" office:value="67" table:style-name="ce4">
            <text:p>67</text:p>
          </table:table-cell>
          <table:table-cell office:value-type="string" table:style-name="ce23">
            <text:p>CO_RS_I3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3 - Considerando a extensão da prova, em relação ao tempo total, você considera que a prova foi:</text:p>
          </table:table-cell>
          <table:table-cell office:value-type="string" table:style-name="ce31">
            <text:p>* = Resposta anulada <text:s text:c="179"/>. = Não respondeu <text:s text:c="183"/>A = Muito longa.</text:p>
            <text:p>B = Longa.</text:p>
            <text:p>C = Adequada.</text:p>
            <text:p>D = Curta.</text:p>
            <text:p>E = Muito curta.</text:p>
          </table:table-cell>
          <table:table-cell table:number-columns-repeated="16378" table:style-name="ce3"/>
        </table:table-row>
        <table:table-row table:style-name="ro9">
          <table:table-cell office:value-type="float" office:value="68" table:style-name="ce4">
            <text:p>68</text:p>
          </table:table-cell>
          <table:table-cell office:value-type="string" table:style-name="ce23">
            <text:p>CO_RS_I4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4 - Os enunciados das questões da prova na parte de Formação Geral estavam claros e objetivos?</text:p>
          </table:table-cell>
          <table:table-cell office:value-type="string" table:style-name="ce31">
            <text:p>* = Resposta anulada <text:s text:c="179"/>. = Não respondeu <text:s text:c="183"/>A = Sim, todos.</text:p>
            <text:p>B = Sim, a maioria.</text:p>
            <text:p>C = Apenas cerca da metade.</text:p>
            <text:p>D = Poucos.</text:p>
            <text:p>E = Não, nenhum.</text:p>
          </table:table-cell>
          <table:table-cell table:number-columns-repeated="16378" table:style-name="ce3"/>
        </table:table-row>
        <table:table-row table:style-name="ro9">
          <table:table-cell office:value-type="float" office:value="69" table:style-name="ce4">
            <text:p>69</text:p>
          </table:table-cell>
          <table:table-cell office:value-type="string" table:style-name="ce23">
            <text:p>CO_RS_I5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5 - Os enunciados das questões na parte do Componente Específico estavam claros e objetivos?</text:p>
          </table:table-cell>
          <table:table-cell office:value-type="string" table:style-name="ce31">
            <text:p>* = Resposta anulada <text:s text:c="179"/>. = Não respondeu <text:s text:c="183"/>A = Sim, todos.</text:p>
            <text:p>B = Sim, a maioria.</text:p>
            <text:p>C = Apenas cerca da metade.</text:p>
            <text:p>D = Poucos se apresentam.</text:p>
            <text:p>E = Não, nenhum.</text:p>
          </table:table-cell>
          <table:table-cell table:number-columns-repeated="16378" table:style-name="ce3"/>
        </table:table-row>
        <table:table-row table:style-name="ro9">
          <table:table-cell office:value-type="float" office:value="70" table:style-name="ce4">
            <text:p>70</text:p>
          </table:table-cell>
          <table:table-cell office:value-type="string" table:style-name="ce23">
            <text:p>CO_RS_I6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6 - As informações/instruções fornecidas para a resolução das questões foram suficientes para resolvê-las?</text:p>
          </table:table-cell>
          <table:table-cell office:value-type="string" table:style-name="ce31">
            <text:p>* = Resposta anulada <text:s text:c="179"/>. = Não respondeu <text:s text:c="183"/>A = Sim, até excessivas.</text:p>
            <text:p>B = Sim, em todas elas.</text:p>
            <text:p>C = Sim, na maioria delas.</text:p>
            <text:p>D = Sim, somente em algumas.</text:p>
            <text:p>E = Não, em nenhuma delas.</text:p>
          </table:table-cell>
          <table:table-cell table:number-columns-repeated="16378" table:style-name="ce3"/>
        </table:table-row>
        <table:table-row table:style-name="ro9">
          <table:table-cell office:value-type="float" office:value="71" table:style-name="ce4">
            <text:p>71</text:p>
          </table:table-cell>
          <table:table-cell office:value-type="string" table:style-name="ce23">
            <text:p>CO_RS_I7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7 - Você se deparou com alguma dificuldade ao responder à prova. Qual?</text:p>
          </table:table-cell>
          <table:table-cell office:value-type="string" table:style-name="ce31">
            <text:p>* = Resposta anulada <text:s text:c="179"/>. = Não respondeu <text:s text:c="185"/>A = Desconhecimento do conteúdo.</text:p>
            <text:p>B = Forma diferente de abordagem do conteúdo.</text:p>
            <text:p>C = Espaço insuficiente para responder às questões.</text:p>
            <text:p>D = Falta de motivação para fazer a prova.</text:p>
            <text:p>E = Não tive qualquer tipo de dificuldade para responder à prova.</text:p>
          </table:table-cell>
          <table:table-cell table:number-columns-repeated="16378" table:style-name="ce3"/>
        </table:table-row>
        <table:table-row table:style-name="ro9">
          <table:table-cell office:value-type="float" office:value="72" table:style-name="ce4">
            <text:p>72</text:p>
          </table:table-cell>
          <table:table-cell office:value-type="string" table:style-name="ce23">
            <text:p>CO_RS_I8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8 - Considerando apenas as questões objetivas da prova, você percebeu que:</text:p>
          </table:table-cell>
          <table:table-cell office:value-type="string" table:style-name="ce31">
            <text:p>* = Resposta anulada <text:s text:c="179"/>. = Não respondeu <text:s text:c="184"/>A = Não estudou ainda a maioria desses conteúdos.</text:p>
            <text:p>B = Estudou alguns desses conteúdos, mas não os aprendeu.</text:p>
            <text:p>C = Estudou a maioria desses conteúdos, mas não os aprendeu.</text:p>
            <text:p>D = Estudou e aprendeu muitos desses conteúdos.</text:p>
            <text:p>E = Estudou e aprendeu todos esses conteúdos.</text:p>
          </table:table-cell>
          <table:table-cell table:number-columns-repeated="16378" table:style-name="ce3"/>
        </table:table-row>
        <table:table-row table:style-name="ro9">
          <table:table-cell office:value-type="float" office:value="73" table:style-name="ce4">
            <text:p>73</text:p>
          </table:table-cell>
          <table:table-cell office:value-type="string" table:style-name="ce23">
            <text:p>CO_RS_I9</text:p>
          </table:table-cell>
          <table:table-cell office:value-type="string" table:style-name="ce17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1">
            <text:p>9 - Qual foi o tempo gasto por você para concluir a prova?</text:p>
          </table:table-cell>
          <table:table-cell office:value-type="string" table:style-name="ce31">
            <text:p>* = Resposta anulada <text:s text:c="179"/>. = Não respondeu <text:s text:c="183"/>A = Menos de uma hora.</text:p>
            <text:p>B = Entre uma e duas horas.</text:p>
            <text:p>C = Entre duas e três horas.</text:p>
            <text:p>D = Entre três e quatro horas.</text:p>
            <text:p>E = Quatro horas e não consegui terminar.</text:p>
          </table:table-cell>
          <table:table-cell table:number-columns-repeated="16378" table:style-name="ce3"/>
        </table:table-row>
        <table:table-row table:style-name="ro1">
          <table:table-cell office:value-type="string" table:number-columns-spanned="6" table:number-rows-spanned="1" table:style-name="ce65">
            <text:p>PARTE 9 - QUESTIONÁRIO DO ESTUDANTE</text:p>
          </table:table-cell>
          <table:covered-table-cell table:number-columns-repeated="5"/>
          <table:table-cell table:number-columns-repeated="16378" table:style-name="ce3"/>
        </table:table-row>
        <table:table-row table:style-name="ro3">
          <table:table-cell office:value-type="float" office:value="74" table:style-name="ce4">
            <text:p>74</text:p>
          </table:table-cell>
          <table:table-cell office:value-type="string" table:style-name="ce6">
            <text:p>QE_I01</text:p>
          </table:table-cell>
          <table:table-cell office:value-type="string" table:style-name="ce36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al o seu estado civil?</text:p>
          </table:table-cell>
          <table:table-cell office:value-type="string" table:style-name="ce37">
            <text:p>A = Solteiro(a).</text:p>
            <text:p>B = Casado(a).</text:p>
            <text:p>C = Separado(a) judicialmente/divorciado(a).</text:p>
            <text:p>D = Viúvo(a).</text:p>
            <text:p>E = Outro.</text:p>
          </table:table-cell>
          <table:table-cell table:number-columns-repeated="16378" table:style-name="ce3"/>
        </table:table-row>
        <table:table-row table:style-name="ro10">
          <table:table-cell office:value-type="float" office:value="75" table:style-name="ce4">
            <text:p>75</text:p>
          </table:table-cell>
          <table:table-cell office:value-type="string" table:style-name="ce6">
            <text:p>QE_I02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al é a sua cor ou raça?</text:p>
          </table:table-cell>
          <table:table-cell office:value-type="string" table:style-name="ce37">
            <text:p>A = Branca.</text:p>
            <text:p>B = Preta.</text:p>
            <text:p>C = Amarela.</text:p>
            <text:p>D = Parda.</text:p>
            <text:p>E = Indígena.</text:p>
            <text:p>F = Não quero declarar.</text:p>
          </table:table-cell>
          <table:table-cell table:number-columns-repeated="16378" table:style-name="ce3"/>
        </table:table-row>
        <table:table-row table:style-name="ro7">
          <table:table-cell office:value-type="float" office:value="76" table:style-name="ce4">
            <text:p>76</text:p>
          </table:table-cell>
          <table:table-cell office:value-type="string" table:style-name="ce6">
            <text:p>QE_I03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al a sua nacionalidade?</text:p>
          </table:table-cell>
          <table:table-cell office:value-type="string" table:style-name="ce37">
            <text:p>A = Brasileira.</text:p>
            <text:p>B = Brasileira naturalizada.</text:p>
            <text:p>C = Estrangeira.</text:p>
          </table:table-cell>
          <table:table-cell table:number-columns-repeated="16378" table:style-name="ce3"/>
        </table:table-row>
        <table:table-row table:style-name="ro10">
          <table:table-cell office:value-type="float" office:value="77" table:style-name="ce4">
            <text:p>77</text:p>
          </table:table-cell>
          <table:table-cell office:value-type="string" table:style-name="ce6">
            <text:p>QE_I04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Até que etapa de escolarização seu pai concluiu?</text:p>
          </table:table-cell>
          <table:table-cell office:value-type="string" table:style-name="ce37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6378" table:style-name="ce3"/>
        </table:table-row>
        <table:table-row table:style-name="ro10">
          <table:table-cell office:value-type="float" office:value="78" table:style-name="ce4">
            <text:p>78</text:p>
          </table:table-cell>
          <table:table-cell office:value-type="string" table:style-name="ce6">
            <text:p>QE_I05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Até que etapa de escolarização sua mãe concluiu?</text:p>
          </table:table-cell>
          <table:table-cell office:value-type="string" table:style-name="ce37">
            <text:p>A = Nenhuma.</text:p>
            <text:p>B = Ensino fundamental: 1º ao 5º ano (1ª a 4ª série).</text:p>
            <text:p>C = Ensino fundamental: 6º ao 9º ano (5ª a 8ª série).</text:p>
            <text:p>D = Ensino médio.</text:p>
            <text:p>E = Ensino Superior - Graduação.</text:p>
            <text:p>F = Pós-graduação.</text:p>
          </table:table-cell>
          <table:table-cell table:number-columns-repeated="16378" table:style-name="ce3"/>
        </table:table-row>
        <table:table-row table:style-name="ro10">
          <table:table-cell office:value-type="float" office:value="79" table:style-name="ce4">
            <text:p>79</text:p>
          </table:table-cell>
          <table:table-cell office:value-type="string" table:style-name="ce6">
            <text:p>QE_I06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Onde e com quem você mora atualmente?</text:p>
          </table:table-cell>
          <table:table-cell office:value-type="string" table:style-name="ce37">
            <text:p>A = Em casa ou apartamento, sozinho.</text:p>
            <text:p>B = Em casa ou apartamento, com pais e/ou parentes.</text:p>
            <text:p>C = Em casa ou apartamento, com cônjuge e/ou filhos.</text:p>
            <text:p>D = Em casa ou apartamento, com outras pessoas (incluindo república).</text:p>
            <text:p>E = Em alojamento universitário da própria instituição.</text:p>
            <text:p>F = Em outros tipos de habitação individual ou coletiva (hotel, hospedaria, pensão ou outro)</text:p>
          </table:table-cell>
          <table:table-cell table:number-columns-repeated="16378" table:style-name="ce3"/>
        </table:table-row>
        <table:table-row table:style-name="ro11">
          <table:table-cell office:value-type="float" office:value="80" table:style-name="ce4">
            <text:p>80</text:p>
          </table:table-cell>
          <table:table-cell office:value-type="string" table:style-name="ce6">
            <text:p>QE_I07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antas pessoas da sua família moram com você? Considere seus pais, irmãos, cônjuge, filhos e outros parentes que moram na mesma casa com você.</text:p>
          </table:table-cell>
          <table:table-cell office:value-type="string" table:style-name="ce37">
            <text:p>A = Nenhuma.</text:p>
            <text:p>B = Uma.</text:p>
            <text:p>C = Duas.</text:p>
            <text:p>D = Três.</text:p>
            <text:p>E = Quatro.</text:p>
            <text:p>F = Cinco.</text:p>
            <text:p>G = Seis.</text:p>
            <text:p>H = Sete ou mais.</text:p>
          </table:table-cell>
          <table:table-cell table:number-columns-repeated="16378" table:style-name="ce3"/>
        </table:table-row>
        <table:table-row table:style-name="ro9">
          <table:table-cell office:value-type="float" office:value="81" table:style-name="ce4">
            <text:p>81</text:p>
          </table:table-cell>
          <table:table-cell office:value-type="string" table:style-name="ce6">
            <text:p>QE_I08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al a renda total de sua família, incluindo seus rendimentos?</text:p>
          </table:table-cell>
          <table:table-cell office:value-type="string" table:style-name="ce38">
            <text:p>A = Até 1,5 salário mínimo (até R$ 1.320,00).</text:p>
            <text:p>B = De 1,5 a 3 salários mínimos (R$ 1.320,01 a R$ 2.640,00).</text:p>
            <text:p>C = De 3 a 4,5 salários mínimos (R$ 2.640,01 a R$ 3.960,00).</text:p>
            <text:p>D = De 4,5 a 6 salários mínimos (R$ 3.960,01 a R$ 5.280,00).</text:p>
            <text:p>E = De 6 a 10 salários mínimos (R$ 5.280,01 a R$ 8.800,00).</text:p>
            <text:p>F = De 10 a 30 salários mínimos (R$ 8.800,01 a R$ 26.400,00).</text:p>
            <text:p>G = Acima de 30 salários mínimos (mais de R$ 26.400,00).</text:p>
          </table:table-cell>
          <table:table-cell table:number-columns-repeated="16378" table:style-name="ce3"/>
        </table:table-row>
        <table:table-row table:style-name="ro10">
          <table:table-cell office:value-type="float" office:value="82" table:style-name="ce4">
            <text:p>82</text:p>
          </table:table-cell>
          <table:table-cell office:value-type="string" table:style-name="ce6">
            <text:p>QE_I09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al alternativa a seguir melhor descreve sua situação financeira (incluindo bolsas)?</text:p>
          </table:table-cell>
          <table:table-cell office:value-type="string" table:style-name="ce37">
            <text:p>A = Não tenho renda e meus gastos são financiados por programas governamentais.</text:p>
            <text:p>B = Não tenho renda e meus gastos são financiados pela minha família ou por outras pessoas.</text:p>
            <text:p>C = Tenho renda, mas recebo ajuda da família ou de outras pessoas para financiar meus gastos.</text:p>
            <text:p>D = Tenho renda e não preciso de ajuda para financiar meus gastos.</text:p>
            <text:p>E = Tenho renda e contribuo com o sustento da família.</text:p>
            <text:p>F = Sou o principal responsável pelo sustento da família.</text:p>
          </table:table-cell>
          <table:table-cell table:number-columns-repeated="16378" table:style-name="ce3"/>
        </table:table-row>
        <table:table-row table:style-name="ro3">
          <table:table-cell office:value-type="float" office:value="83" table:style-name="ce4">
            <text:p>83</text:p>
          </table:table-cell>
          <table:table-cell office:value-type="string" table:style-name="ce6">
            <text:p>QE_I10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al alternativa a seguir melhor descreve sua situação de trabalho (exceto estágio ou bolsas)?</text:p>
          </table:table-cell>
          <table:table-cell office:value-type="string" table:style-name="ce37">
            <text:p>A = Não estou trabalhando.</text:p>
            <text:p>B = Trabalho eventualmente.</text:p>
            <text:p>C = Trabalho até 20 horas semanais.</text:p>
            <text:p>D = Trabalho de 21 a 39 horas semanais.</text:p>
            <text:p>E = Trabalho 40 horas semanais ou mais.</text:p>
          </table:table-cell>
          <table:table-cell table:number-columns-repeated="16378" table:style-name="ce3"/>
        </table:table-row>
        <table:table-row table:style-name="ro12">
          <table:table-cell office:value-type="float" office:value="84" table:style-name="ce4">
            <text:p>84</text:p>
          </table:table-cell>
          <table:table-cell office:value-type="string" table:style-name="ce6">
            <text:p>QE_I11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Que tipo de bolsa de estudos ou financiamento do curso você recebeu para custear todas ou a maior parte das mensalidades? No caso de haver mais de uma opção, marcar apenas a bolsa de maior duração.</text:p>
          </table:table-cell>
          <table:table-cell office:value-type="string" table:style-name="ce37">
            <text:p>A = Nenhum, pois meu curso é gratuito.</text:p>
            <text:p>B = Nenhum, embora meu curso não seja gratuito.</text:p>
            <text:p>C = ProUni integral.</text:p>
            <text:p>D = ProUni parcial, apenas.</text:p>
            <text:p>E = FIES, apenas.</text:p>
            <text:p>F = ProUni Parcial e FIES.</text:p>
            <text:p>G = Bolsa oferecida por governo estadual, distrital ou municipal.</text:p>
            <text:p>H = Bolsa oferecida pela própria instituição.</text:p>
            <text:p>I = Bolsa oferecida por outra entidade (empresa, ONG, outra).</text:p>
            <text:p>J = Financiamento oferecido pela própria instituição.</text:p>
            <text:p>K = Financiamento bancário.</text:p>
          </table:table-cell>
          <table:table-cell table:number-columns-repeated="16378" table:style-name="ce3"/>
        </table:table-row>
        <table:table-row table:style-name="ro10">
          <table:table-cell office:value-type="float" office:value="85" table:style-name="ce4">
            <text:p>85</text:p>
          </table:table-cell>
          <table:table-cell office:value-type="string" table:style-name="ce6">
            <text:p>QE_I12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Ao longo da sua trajetória acadêmica, você recebeu algum tipo de auxílio permanência? No caso de haver mais de uma opção, marcar apenas a bolsa de maior duração.</text:p>
          </table:table-cell>
          <table:table-cell office:value-type="string" table:style-name="ce37">
            <text:p>A = Nenhum.</text:p>
            <text:p>B = Auxílio moradia.</text:p>
            <text:p>C = Auxílio alimentação.</text:p>
            <text:p>D = Auxílio moradia e alimentação.</text:p>
            <text:p>E = Auxílio permanência.</text:p>
            <text:p>F = Outro tipo de auxílio.</text:p>
          </table:table-cell>
          <table:table-cell table:number-columns-repeated="16378" table:style-name="ce3"/>
        </table:table-row>
        <table:table-row table:style-name="ro10">
          <table:table-cell office:value-type="float" office:value="86" table:style-name="ce4">
            <text:p>86</text:p>
          </table:table-cell>
          <table:table-cell office:value-type="string" table:style-name="ce6">
            <text:p>QE_I13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Ao longo da sua trajetória acadêmica, você recebeu algum tipo de bolsa acadêmica? No caso de haver mais de uma opção, marcar apenas a bolsa de maior duração.</text:p>
          </table:table-cell>
          <table:table-cell office:value-type="string" table:style-name="ce37">
            <text:p>A = Nenhum.</text:p>
            <text:p>B = Bolsa de iniciação científica.</text:p>
            <text:p>C = Bolsa de extensão.</text:p>
            <text:p>D = Bolsa de monitoria/tutoria.</text:p>
            <text:p>E = Bolsa PET.</text:p>
            <text:p>F = Outro tipo de bolsa acadêmica.</text:p>
          </table:table-cell>
          <table:table-cell table:number-columns-repeated="16378" table:style-name="ce3"/>
        </table:table-row>
        <table:table-row table:style-name="ro10">
          <table:table-cell office:value-type="float" office:value="87" table:style-name="ce4">
            <text:p>87</text:p>
          </table:table-cell>
          <table:table-cell office:value-type="string" table:style-name="ce6">
            <text:p>QE_I14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Durante o curso de graduação você participou de programas e/ou atividades curriculares no exterior?</text:p>
          </table:table-cell>
          <table:table-cell office:value-type="string" table:style-name="ce37">
            <text:p>A = Não participei.</text:p>
            <text:p>B = Sim, Programa Ciência sem Fronteiras.</text:p>
            <text:p>C = Sim, programa de intercâmbio financiado pelo Governo Federal (Marca; Brafitec; PLI; outro).</text:p>
            <text:p>D = Sim, programa de intercâmbio financiado pelo Governo Estadual.</text:p>
            <text:p>E = Sim, programa de intercâmbio da minha instituição.</text:p>
            <text:p>F = Sim, outro intercâmbio não institucional.</text:p>
          </table:table-cell>
          <table:table-cell table:number-columns-repeated="16378" table:style-name="ce3"/>
        </table:table-row>
        <table:table-row table:style-name="ro10">
          <table:table-cell office:value-type="float" office:value="88" table:style-name="ce4">
            <text:p>88</text:p>
          </table:table-cell>
          <table:table-cell office:value-type="string" table:style-name="ce6">
            <text:p>QE_I15</text:p>
          </table:table-cell>
          <table:table-cell office:value-type="string" table:style-name="ce28">
            <text:p>Caracter</text:p>
          </table:table-cell>
          <table:table-cell office:value-type="float" office:value="1" table:style-name="ce14">
            <text:p>1</text:p>
          </table:table-cell>
          <table:table-cell office:value-type="string" table:style-name="ce37">
            <text:p>Seu ingresso no curso de graduação se deu por meio de políticas de ação afirmativa ou inclusão social?</text:p>
          </table:table-cell>
          <table:table-cell office:value-type="string" table:style-name="ce37">
            <text:p>A = Não.</text:p>
            <text:p>B = Sim, por critério étnico-racial.</text:p>
            <text:p>C = Sim, por critério de renda.</text:p>
            <text:p>D = Sim, por ter estudado em escola pública ou particular com bolsa de estudos.</text:p>
            <text:p>E = Sim, por sistema que combina dois ou mais critérios anteriores.</text:p>
            <text:p>F = Sim, por sistema diferente dos anteriores.</text:p>
          </table:table-cell>
          <table:table-cell table:number-columns-repeated="16378" table:style-name="ce3"/>
        </table:table-row>
        <table:table-row table:style-name="ro6">
          <table:table-cell office:value-type="float" office:value="89" table:style-name="ce4">
            <text:p>89</text:p>
          </table:table-cell>
          <table:table-cell office:value-type="string" table:style-name="ce6">
            <text:p>QE_I16</text:p>
          </table:table-cell>
          <table:table-cell office:value-type="string" table:style-name="ce28">
            <text:p>Numérica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Em que unidade da Federação você concluiu o ensino médio?</text:p>
          </table:table-cell>
          <table:table-cell office:value-type="string" table:style-name="ce31">
            <text:p>11 = Rondônia (RO) <text:s text:c="20"/>28 = Sergipe (SE)</text:p>
            <text:p>12 = Acre (AC) <text:s text:c="27"/>29 = Bahia (BA)</text:p>
            <text:p>13 = Amazonas (AM) <text:s text:c="17"/>31 = Minas gerais (MG)</text:p>
            <text:p>14 = Roraima (RR) <text:s text:c="22"/>32 = Espírito santo (ES)</text:p>
            <text:p>15 = Pará (PA) <text:s text:c="28"/>33 = Rio de janeiro (RJ)</text:p>
            <text:p>16 = Amapa (AP) <text:s text:c="24"/>35 = São paulo (SP)</text:p>
            <text:p>17 = Tocantins (TO) <text:s text:c="20"/>41 = Paraná (PR)</text:p>
            <text:p>21 = Maranhão (MA) <text:s text:c="19"/>42 = Santa catarina (SC)</text:p>
            <text:p>22 = Piauí (PI) <text:s text:c="31"/>43 = Rio grande do sul (RS)</text:p>
            <text:p>23 = Ceará (CE) <text:s text:c="27"/>50 = Mato grosso do sul (MS)</text:p>
            <text:p>24 = Rio grande do norte (RN) <text:s text:c="5"/>51 = Mato grosso (MT)</text:p>
            <text:p>25 = Paraíba (PB) <text:s text:c="25"/>52 = Goiás (GO)</text:p>
            <text:p>26 = Pernambuco (PE) <text:s text:c="17"/>53 = Distrito federal (DF)</text:p>
            <text:p>27 = Alagoas (AL)<text:s text:c="21"/><text:span text:style-name="T1"><text:s text:c="4"/>99 = Não se aplica</text:span><text:s/></text:p>
          </table:table-cell>
          <table:table-cell table:number-columns-repeated="16378" table:style-name="ce3"/>
        </table:table-row>
        <table:table-row table:style-name="ro10">
          <table:table-cell office:value-type="float" office:value="90" table:style-name="ce4">
            <text:p>90</text:p>
          </table:table-cell>
          <table:table-cell office:value-type="string" table:style-name="ce6">
            <text:p>QE_I17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Em que tipo de escola você cursou o ensino médio?</text:p>
          </table:table-cell>
          <table:table-cell office:value-type="string" table:style-name="ce37">
            <text:p>A = Todo em escola pública.</text:p>
            <text:p>B = Todo em escola privada (particular).</text:p>
            <text:p>C = Todo no exterior.</text:p>
            <text:p>D = A maior parte em escola pública.</text:p>
            <text:p>E = A maior parte em escola privada (particular).</text:p>
            <text:p>F = Parte no Brasil e parte no exterior.</text:p>
          </table:table-cell>
          <table:table-cell table:number-columns-repeated="16378" table:style-name="ce3"/>
        </table:table-row>
        <table:table-row table:style-name="ro3">
          <table:table-cell office:value-type="float" office:value="91" table:style-name="ce4">
            <text:p>91</text:p>
          </table:table-cell>
          <table:table-cell office:value-type="string" table:style-name="ce6">
            <text:p>QE_I18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Qual modalidade de ensino médio você concluiu?</text:p>
          </table:table-cell>
          <table:table-cell office:value-type="string" table:style-name="ce37">
            <text:p>A = Ensino médio tradicional.</text:p>
            <text:p>B = Profissionalizante técnico (eletrônica, contabilidade, agrícola, outro).</text:p>
            <text:p>C = Profissionalizante magistério (Curso Normal).</text:p>
            <text:p>D = Educação de Jovens e Adultos (EJA) e/ou Supletivo.</text:p>
            <text:p>E = Outra modalidade.</text:p>
          </table:table-cell>
          <table:table-cell table:number-columns-repeated="16378" table:style-name="ce3"/>
        </table:table-row>
        <table:table-row table:style-name="ro9">
          <table:table-cell office:value-type="float" office:value="92" table:style-name="ce4">
            <text:p>92</text:p>
          </table:table-cell>
          <table:table-cell office:value-type="string" table:style-name="ce6">
            <text:p>QE_I19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Quem lhe deu maior incentivo para cursar a graduação?</text:p>
          </table:table-cell>
          <table:table-cell office:value-type="string" table:style-name="ce37">
            <text:p>A = Ninguém.</text:p>
            <text:p>B = Pais.</text:p>
            <text:p>C = Outros membros da família que não os pais.</text:p>
            <text:p>D = Professores.</text:p>
            <text:p>E = Líder ou representante religioso.</text:p>
            <text:p>F = Colegas/Amigos.</text:p>
            <text:p>G = Outras pessoas.</text:p>
          </table:table-cell>
          <table:table-cell table:number-columns-repeated="16378" table:style-name="ce3"/>
        </table:table-row>
        <table:table-row table:style-name="ro12">
          <table:table-cell office:value-type="float" office:value="93" table:style-name="ce4">
            <text:p>93</text:p>
          </table:table-cell>
          <table:table-cell office:value-type="string" table:style-name="ce6">
            <text:p>QE_I20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lgum dos grupos abaixo foi determinante para você enfrentar dificuldades durante seu curso superior e concluí-lo?</text:p>
          </table:table-cell>
          <table:table-cell office:value-type="string" table:style-name="ce37">
            <text:p>A = Não tive dificuldade.</text:p>
            <text:p>B = Não recebi apoio para enfrentar dificuldades.</text:p>
            <text:p>C = Pais.</text:p>
            <text:p>D = Avós.</text:p>
            <text:p>E = Irmãos, primos ou tios.</text:p>
            <text:p>F = Líder ou representante religioso.</text:p>
            <text:p>G = Colegas de curso ou amigos.</text:p>
            <text:p>H = Professores do curso.</text:p>
            <text:p>I = Profissionais do serviço de apoio ao estudante da IES.</text:p>
            <text:p>J = Colegas de trabalho.</text:p>
            <text:p>K = Outro grupo.</text:p>
          </table:table-cell>
          <table:table-cell table:number-columns-repeated="16378" table:style-name="ce3"/>
        </table:table-row>
        <table:table-row table:style-name="ro5">
          <table:table-cell office:value-type="float" office:value="94" table:style-name="ce4">
            <text:p>94</text:p>
          </table:table-cell>
          <table:table-cell office:value-type="string" table:style-name="ce6">
            <text:p>QE_I21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lguém em sua família concluiu um curso superior?</text:p>
          </table:table-cell>
          <table:table-cell office:value-type="string" table:style-name="ce37">
            <text:p>A = Sim.</text:p>
            <text:p>B = Não.</text:p>
          </table:table-cell>
          <table:table-cell table:number-columns-repeated="16378" table:style-name="ce3"/>
        </table:table-row>
        <table:table-row table:style-name="ro3">
          <table:table-cell office:value-type="float" office:value="95" table:style-name="ce4">
            <text:p>95</text:p>
          </table:table-cell>
          <table:table-cell office:value-type="string" table:style-name="ce6">
            <text:p>QE_I22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Excetuando-se os livros indicados na bibliografia do seu curso, quantos livros você leu neste ano?</text:p>
          </table:table-cell>
          <table:table-cell office:value-type="string" table:style-name="ce37">
            <text:p>A = Nenhum.</text:p>
            <text:p>B = Um ou dois.</text:p>
            <text:p>C = De três a cinco.</text:p>
            <text:p>D = De seis a oito.</text:p>
            <text:p>E = Mais de oito.</text:p>
          </table:table-cell>
          <table:table-cell table:number-columns-repeated="16378" table:style-name="ce3"/>
        </table:table-row>
        <table:table-row table:style-name="ro3">
          <table:table-cell office:value-type="float" office:value="96" table:style-name="ce4">
            <text:p>96</text:p>
          </table:table-cell>
          <table:table-cell office:value-type="string" table:style-name="ce6">
            <text:p>QE_I23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Quantas horas por semana, aproximadamente, você dedicou aos estudos, excetuando as horas de aula?</text:p>
          </table:table-cell>
          <table:table-cell office:value-type="string" table:style-name="ce37">
            <text:p>A = Nenhuma, apenas assisto às aulas.</text:p>
            <text:p>B = De uma a três.</text:p>
            <text:p>C = De quatro a sete.</text:p>
            <text:p>D = De oito a doze.</text:p>
            <text:p>E = Mais de doze.</text:p>
          </table:table-cell>
          <table:table-cell table:number-columns-repeated="16378" table:style-name="ce3"/>
        </table:table-row>
        <table:table-row table:style-name="ro3">
          <table:table-cell office:value-type="float" office:value="97" table:style-name="ce4">
            <text:p>97</text:p>
          </table:table-cell>
          <table:table-cell office:value-type="string" table:style-name="ce6">
            <text:p>QE_I24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Você teve oportunidade de aprendizado de idioma estrangeiro na Instituição?</text:p>
          </table:table-cell>
          <table:table-cell office:value-type="string" table:style-name="ce37">
            <text:p>A = Sim, somente na modalidade presencial.</text:p>
            <text:p>B = Sim, somente na modalidade semipresencial.</text:p>
            <text:p>C = Sim, parte na modalidade presencial e parte na modalidade semipresencial.</text:p>
            <text:p>D = Sim, na modalidade a distância.</text:p>
            <text:p>E = Não.</text:p>
          </table:table-cell>
          <table:table-cell table:number-columns-repeated="16378" table:style-name="ce3"/>
        </table:table-row>
        <table:table-row table:style-name="ro11">
          <table:table-cell office:value-type="float" office:value="98" table:style-name="ce4">
            <text:p>98</text:p>
          </table:table-cell>
          <table:table-cell office:value-type="string" table:style-name="ce6">
            <text:p>QE_I25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Qual o principal motivo para você ter escolhido este curso?</text:p>
          </table:table-cell>
          <table:table-cell office:value-type="string" table:style-name="ce37">
            <text:p>A = Inserção no mercado de trabalho.</text:p>
            <text:p>B = Influência familiar.</text:p>
            <text:p>C = Valorização profissional.</text:p>
            <text:p>D = Prestígio Social.</text:p>
            <text:p>E = Vocação.</text:p>
            <text:p>F = Oferecido na modalidade a distância.</text:p>
            <text:p>G = Baixa concorrência para ingresso.</text:p>
            <text:p>H = Outro motivo.</text:p>
          </table:table-cell>
          <table:table-cell table:number-columns-repeated="16378" table:style-name="ce3"/>
        </table:table-row>
        <table:table-row table:style-name="ro13">
          <table:table-cell office:value-type="float" office:value="99" table:style-name="ce4">
            <text:p>99</text:p>
          </table:table-cell>
          <table:table-cell office:value-type="string" table:style-name="ce6">
            <text:p>QE_I26</text:p>
          </table:table-cell>
          <table:table-cell office:value-type="string" table:style-name="ce28">
            <text:p>Caracter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Qual a principal razão para você ter escolhido a sua instituição de educação superior?</text:p>
          </table:table-cell>
          <table:table-cell office:value-type="string" table:style-name="ce37">
            <text:p>A = Gratuidade.</text:p>
            <text:p>B = Preço da mensalidade.</text:p>
            <text:p>C = Proximidade da minha residência.</text:p>
            <text:p>D = Proximidade do meu trabalho.</text:p>
            <text:p>E = Facilidade de acesso.</text:p>
            <text:p>F = Qualidade/reputação.</text:p>
            <text:p>G = Foi a única onde tive aprovação.</text:p>
            <text:p>H = Possibilidade de ter bolsa de estudo.</text:p>
            <text:p>I = Outro motivo.</text:p>
          </table:table-cell>
          <table:table-cell table:number-columns-repeated="16378" table:style-name="ce3"/>
        </table:table-row>
        <table:table-row table:style-name="ro14">
          <table:table-cell office:value-type="string" table:number-columns-spanned="6" table:number-rows-spanned="1" table:style-name="ce66">
            <text:p>As variáveis qe_i27 a qe_i68 foram marcadas conforme o grau de concordância do aluno para cada assertiva, segundo a escala que varia de 1 (discordância total) a 6 (concordância total). A resposta 7 foi marcada quando julgado "não ter elementos para avaliar a assertiva" e resposta 8 para quando "considerar não pertinente ao curso".</text:p>
          </table:table-cell>
          <table:covered-table-cell table:number-columns-repeated="5"/>
          <table:table-cell table:number-columns-repeated="16378" table:style-name="ce7"/>
        </table:table-row>
        <table:table-row table:style-name="ro11">
          <table:table-cell office:value-type="float" office:value="100" table:style-name="ce4">
            <text:p>100</text:p>
          </table:table-cell>
          <table:table-cell office:value-type="string" table:style-name="ce6">
            <text:p>QE_I27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disciplinas cursadas contribuíram para sua formação integral, como cidadão e profissional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1" table:style-name="ce4">
            <text:p>101</text:p>
          </table:table-cell>
          <table:table-cell office:value-type="string" table:style-name="ce6">
            <text:p>QE_I28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conteúdos abordados nas disciplinas do curso favoreceram sua atuação em estágios ou em atividades de iniciação profissional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2" table:style-name="ce4">
            <text:p>102</text:p>
          </table:table-cell>
          <table:table-cell office:value-type="string" table:style-name="ce6">
            <text:p>QE_I29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metodologias de ensino utilizadas no curso desafiaram você a aprofundar conhecimentos e desenvolver competências reflexivas e crítica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3" table:style-name="ce4">
            <text:p>103</text:p>
          </table:table-cell>
          <table:table-cell office:value-type="string" table:style-name="ce6">
            <text:p>QE_I30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propiciou experiências de aprendizagem inovadora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4" table:style-name="ce4">
            <text:p>104</text:p>
          </table:table-cell>
          <table:table-cell office:value-type="string" table:style-name="ce6">
            <text:p>QE_I31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contribuiu para o desenvolvimento da sua consciência ética para o exercício profissional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5" table:style-name="ce4">
            <text:p>105</text:p>
          </table:table-cell>
          <table:table-cell office:value-type="string" table:style-name="ce6">
            <text:p>QE_I32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No curso você teve oportunidade de aprender a trabalhar em equipe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6" table:style-name="ce4">
            <text:p>106</text:p>
          </table:table-cell>
          <table:table-cell office:value-type="string" table:style-name="ce6">
            <text:p>QE_I33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possibilitou aumentar sua capacidade de reflexão e argumentação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7" table:style-name="ce4">
            <text:p>107</text:p>
          </table:table-cell>
          <table:table-cell office:value-type="string" table:style-name="ce6">
            <text:p>QE_I34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promoveu o desenvolvimento da sua capacidade de pensar criticamente, analisar e refletir sobre soluções para problemas da sociedade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8" table:style-name="ce4">
            <text:p>108</text:p>
          </table:table-cell>
          <table:table-cell office:value-type="string" table:style-name="ce6">
            <text:p>QE_I35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contribuiu para você ampliar sua capacidade de comunicação nas formas oral e escrita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09" table:style-name="ce4">
            <text:p>109</text:p>
          </table:table-cell>
          <table:table-cell office:value-type="string" table:style-name="ce6">
            <text:p>QE_I36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contribuiu para o desenvolvimento da sua capacidade de aprender e atualizar-se permanentemente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10" table:style-name="ce4">
            <text:p>110</text:p>
          </table:table-cell>
          <table:table-cell office:value-type="string" table:style-name="ce6">
            <text:p>QE_I37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relações professor-aluno ao longo do curso estimularam você a estudar e aprender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11" table:style-name="ce4">
            <text:p>111</text:p>
          </table:table-cell>
          <table:table-cell office:value-type="string" table:style-name="ce6">
            <text:p>QE_I38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planos de ensino apresentados pelos professores contribuíram para o desenvolvimento das atividades acadêmicas e para seus estudo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12" table:style-name="ce4">
            <text:p>112</text:p>
          </table:table-cell>
          <table:table-cell office:value-type="string" table:style-name="ce6">
            <text:p>QE_I39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referências bibliográficas indicadas pelos professores nos planos de ensino contribuíram para seus estudos e aprendizagen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13" table:style-name="ce4">
            <text:p>113</text:p>
          </table:table-cell>
          <table:table-cell office:value-type="string" table:style-name="ce6">
            <text:p>QE_I40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Foram oferecidas oportunidades para os estudantes superarem dificuldades relacionadas ao processo de formação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14" table:style-name="ce4">
            <text:p>114</text:p>
          </table:table-cell>
          <table:table-cell office:value-type="string" table:style-name="ce6">
            <text:p>QE_I41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 coordenação do curso esteve disponível para orientação acadêmica dos estudante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8" table:style-name="ce3"/>
        </table:table-row>
        <table:table-row table:style-name="ro11">
          <table:table-cell office:value-type="float" office:value="115" table:style-name="ce4">
            <text:p>115</text:p>
          </table:table-cell>
          <table:table-cell office:value-type="string" table:style-name="ce6">
            <text:p>QE_I42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exigiu de você organização e dedicação frequente aos estudo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3"/>
        </table:table-row>
        <table:table-row table:style-name="ro11">
          <table:table-cell office:value-type="float" office:value="116" table:style-name="ce4">
            <text:p>116</text:p>
          </table:table-cell>
          <table:table-cell office:value-type="string" table:style-name="ce6">
            <text:p>QE_I43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Foram oferecidas oportunidades para os estudantes participarem de programas, projetos ou atividades de extensão universitária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3"/>
        </table:table-row>
        <table:table-row table:style-name="ro11">
          <table:table-cell office:value-type="float" office:value="117" table:style-name="ce4">
            <text:p>117</text:p>
          </table:table-cell>
          <table:table-cell office:value-type="string" table:style-name="ce6">
            <text:p>QE_I44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Foram oferecidas oportunidades para os estudantes participarem de projetos de iniciação científica e de atividades que estimularam a investigação acadêmica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3"/>
        </table:table-row>
        <table:table-row table:style-name="ro11">
          <table:table-cell office:value-type="float" office:value="118" table:style-name="ce4">
            <text:p>118</text:p>
          </table:table-cell>
          <table:table-cell office:value-type="string" table:style-name="ce6">
            <text:p>QE_I45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ofereceu condições para os estudantes participarem de eventos internos e/ou externos à instituição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19" table:style-name="ce4">
            <text:p>119</text:p>
          </table:table-cell>
          <table:table-cell office:value-type="string" table:style-name="ce6">
            <text:p>QE_I46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 instituição ofereceu oportunidades para os estudantes atuarem como representantes em órgãos colegiado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0" table:style-name="ce4">
            <text:p>120</text:p>
          </table:table-cell>
          <table:table-cell office:value-type="string" table:style-name="ce6">
            <text:p>QE_I47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favoreceu a articulação do conhecimento teórico com atividades prática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1" table:style-name="ce4">
            <text:p>121</text:p>
          </table:table-cell>
          <table:table-cell office:value-type="string" table:style-name="ce6">
            <text:p>QE_I48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atividades práticas foram suficientes para relacionar os conteúdos do curso com a prática, contribuindo para sua formação profissional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2" table:style-name="ce4">
            <text:p>122</text:p>
          </table:table-cell>
          <table:table-cell office:value-type="string" table:style-name="ce6">
            <text:p>QE_I49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propiciou acesso a conhecimentos atualizados e/ou contemporâneos em sua área de formação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3" table:style-name="ce4">
            <text:p>123</text:p>
          </table:table-cell>
          <table:table-cell office:value-type="string" table:style-name="ce6">
            <text:p>QE_I50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estágio supervisionado proporcionou experiências diversificadas para a sua formação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4" table:style-name="ce4">
            <text:p>124</text:p>
          </table:table-cell>
          <table:table-cell office:value-type="string" table:style-name="ce6">
            <text:p>QE_I51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atividades realizadas durante seu trabalho de conclusão de curso contribuíram para qualificar sua formação profissional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5" table:style-name="ce4">
            <text:p>125</text:p>
          </table:table-cell>
          <table:table-cell office:value-type="string" table:style-name="ce6">
            <text:p>QE_I52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Foram oferecidas oportunidades para os estudantes realizarem intercâmbios e/ou estágios no paí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6" table:style-name="ce4">
            <text:p>126</text:p>
          </table:table-cell>
          <table:table-cell office:value-type="string" table:style-name="ce6">
            <text:p>QE_I53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Foram oferecidas oportunidades para os estudantes realizarem intercâmbios e/ou estágios fora do paí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7" table:style-name="ce4">
            <text:p>127</text:p>
          </table:table-cell>
          <table:table-cell office:value-type="string" table:style-name="ce6">
            <text:p>QE_I54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estudantes participaram de avaliações periódicas do curso (disciplinas, atuação dos professores, infraestrutura)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8" table:style-name="ce4">
            <text:p>128</text:p>
          </table:table-cell>
          <table:table-cell office:value-type="string" table:style-name="ce6">
            <text:p>QE_I55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avaliações da aprendizagem realizadas durante o curso foram compatíveis com os conteúdos ou temas trabalhados pelos professore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29" table:style-name="ce4">
            <text:p>129</text:p>
          </table:table-cell>
          <table:table-cell office:value-type="string" table:style-name="ce6">
            <text:p>QE_I56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professores apresentaram disponibilidade para atender os estudantes fora do horário das aula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30" table:style-name="ce4">
            <text:p>130</text:p>
          </table:table-cell>
          <table:table-cell office:value-type="string" table:style-name="ce6">
            <text:p>QE_I57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professores demonstraram domínio dos conteúdos abordados nas disciplina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31" table:style-name="ce4">
            <text:p>131</text:p>
          </table:table-cell>
          <table:table-cell office:value-type="string" table:style-name="ce6">
            <text:p>QE_I58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professores utilizaram tecnologias da informação e comunicação (TICs) como estratégia de ensino (projetor multimídia, laboratório de informática, ambiente virtual de aprendizagem)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 table:style-name="ce3"/>
          <table:table-cell table:number-columns-repeated="3" table:style-name="ce5"/>
        </table:table-row>
        <table:table-row table:style-name="ro11">
          <table:table-cell office:value-type="float" office:value="132" table:style-name="ce4">
            <text:p>132</text:p>
          </table:table-cell>
          <table:table-cell office:value-type="string" table:style-name="ce6">
            <text:p>QE_I59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 instituição dispôs de quantidade suficiente de funcionários para o apoio administrativo e acadêmico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33" table:style-name="ce4">
            <text:p>133</text:p>
          </table:table-cell>
          <table:table-cell office:value-type="string" table:style-name="ce6">
            <text:p>QE_I60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 curso disponibilizou monitores ou tutores para auxiliar os estudante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34" table:style-name="ce4">
            <text:p>134</text:p>
          </table:table-cell>
          <table:table-cell office:value-type="string" table:style-name="ce6">
            <text:p>QE_I61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condições de infraestrutura das salas de aula foram adequada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35" table:style-name="ce4">
            <text:p>135</text:p>
          </table:table-cell>
          <table:table-cell office:value-type="string" table:style-name="ce6">
            <text:p>QE_I62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equipamentos e materiais disponíveis para as aulas práticas foram adequados para a quantidade de estudante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36" table:style-name="ce4">
            <text:p>136</text:p>
          </table:table-cell>
          <table:table-cell office:value-type="string" table:style-name="ce6">
            <text:p>QE_I63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Os ambientes e equipamentos destinados às aulas práticas foram adequados ao curso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37" table:style-name="ce4">
            <text:p>137</text:p>
          </table:table-cell>
          <table:table-cell office:value-type="string" table:style-name="ce6">
            <text:p>QE_I64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 biblioteca dispôs das referências bibliográficas que os estudantes necessitaram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38" table:style-name="ce4">
            <text:p>138</text:p>
          </table:table-cell>
          <table:table-cell office:value-type="string" table:style-name="ce6">
            <text:p>QE_I65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 instituição contou com biblioteca virtual ou conferiu acesso a obras disponíveis em acervos virtuai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39" table:style-name="ce4">
            <text:p>139</text:p>
          </table:table-cell>
          <table:table-cell office:value-type="string" table:style-name="ce6">
            <text:p>QE_I66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s atividades acadêmicas desenvolvidas dentro e fora da sala de aula possibilitaram reflexão, convivência e respeito à diversidade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40" table:style-name="ce4">
            <text:p>140</text:p>
          </table:table-cell>
          <table:table-cell office:value-type="string" table:style-name="ce6">
            <text:p>QE_I67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 instituição promoveu atividades de cultura, de lazer e de interação social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style-name="ro11">
          <table:table-cell office:value-type="float" office:value="141" table:style-name="ce4">
            <text:p>141</text:p>
          </table:table-cell>
          <table:table-cell office:value-type="string" table:style-name="ce6">
            <text:p>QE_I68</text:p>
          </table:table-cell>
          <table:table-cell office:value-type="string" table:style-name="ce28">
            <text:p>Numérica</text:p>
          </table:table-cell>
          <table:table-cell office:value-type="float" office:value="1" table:style-name="ce41">
            <text:p>1</text:p>
          </table:table-cell>
          <table:table-cell office:value-type="string" table:style-name="ce37">
            <text:p>A instituição dispôs de refeitório, cantina e banheiros em condições adequadas que atenderam as necessidades dos seus usuários.</text:p>
          </table:table-cell>
          <table:table-cell office:value-type="string" table:style-name="ce37">
            <text:p>1 = Discordo Totalmente</text:p>
            <text:p>2</text:p>
            <text:p>3</text:p>
            <text:p>4</text:p>
            <text:p>5</text:p>
            <text:p>6 = Concordo Totalmente</text:p>
            <text:p>7 = Não sei responder.</text:p>
            <text:p>8 = Não se aplica.</text:p>
          </table:table-cell>
          <table:table-cell table:number-columns-repeated="16375"/>
          <table:table-cell table:number-columns-repeated="3" table:style-name="ce5"/>
        </table:table-row>
        <table:table-row table:number-rows-repeated="1048421" table:style-name="ro15">
          <table:table-cell table:number-columns-repeated="16384"/>
        </table:table-row>
      </table:table>
      <table:table table:name="MUNICÍPIOS" table:style-name="ta1">
        <table:table-column table:style-name="co8" table:default-cell-style-name="ce42" table:visibility="collapse"/>
        <table:table-column table:style-name="co9" table:default-cell-style-name="ce42"/>
        <table:table-column table:style-name="co10" table:default-cell-style-name="ce42"/>
        <table:table-column table:style-name="co11" table:default-cell-style-name="ce42"/>
        <table:table-column table:style-name="co6" table:number-columns-repeated="253" table:default-cell-style-name="ce42" table:visibility="collapse"/>
        <table:table-column table:style-name="co9" table:default-cell-style-name="ce42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3" table:default-cell-style-name="ce42" table:visibility="collapse"/>
        <table:table-column table:style-name="co9" table:default-cell-style-name="ce42" table:visibility="collapse"/>
        <table:table-column table:style-name="co10" table:default-cell-style-name="ce42" table:visibility="collapse"/>
        <table:table-column table:style-name="co11" table:default-cell-style-name="ce42" table:visibility="collapse"/>
        <table:table-column table:style-name="co6" table:number-columns-repeated="252" table:default-cell-style-name="ce42" table:visibility="collapse"/>
        <table:table-row table:style-name="ro1" table:visibility="collapse">
          <table:table-cell/>
          <table:table-cell table:number-columns-repeated="16383" table:style-name="ce42"/>
        </table:table-row>
        <table:table-row table:style-name="ro1">
          <table:table-cell/>
          <table:table-cell office:value-type="string" table:number-columns-spanned="3" table:number-rows-spanned="1" table:style-name="ce60">
            <text:p>CÓDIGOS DE MUNICÍPIOS (IBGE)</text:p>
          </table:table-cell>
          <table:covered-table-cell table:number-columns-repeated="2"/>
          <table:table-cell table:number-columns-repeated="16380" table:style-name="ce42"/>
        </table:table-row>
        <table:table-row table:style-name="ro16">
          <table:table-cell/>
          <table:table-cell office:value-type="string" table:number-columns-spanned="3" table:number-rows-spanned="1" table:style-name="ce69">
            <text:p>1º dígito: Região;<text:s text:c="2"/></text:p>
            <text:p>1º e 2º dígitos: UF;<text:s text:c="2"/></text:p>
            <text:p>3º, 4º, 5º e 6º dígitos: Município;<text:s text:c="2"/></text:p>
            <text:p>7º dígito: DV;<text:s text:c="2"/></text:p>
          </table:table-cell>
          <table:covered-table-cell table:number-columns-repeated="2"/>
          <table:table-cell table:number-columns-repeated="253" table:style-name="ce42"/>
          <table:table-cell office:value-type="string" table:style-name="ce1">
            <text:p><text:a xlink:href="#DICIONÁRIO.A1">Ir para planilha do Dicionário</text:a></text:p>
          </table:table-cell>
          <table:table-cell table:number-columns-repeated="16126"/>
        </table:table-row>
        <table:table-row table:style-name="ro1">
          <table:table-cell/>
          <table:table-cell office:value-type="string" table:style-name="ce43">
            <text:p>CÓDIGO DO MUNICÍPIO</text:p>
          </table:table-cell>
          <table:table-cell office:value-type="string" table:style-name="ce43">
            <text:p>NOME DO MUNICÍPIO</text:p>
          </table:table-cell>
          <table:table-cell office:value-type="string" table:style-name="ce43">
            <text:p>UF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15" table:style-name="ce44">
            <text:p>1100015</text:p>
          </table:table-cell>
          <table:table-cell office:value-type="string" table:style-name="ce44">
            <text:p>ALTA FLORESTA D´OESTE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23" table:style-name="ce44">
            <text:p>1100023</text:p>
          </table:table-cell>
          <table:table-cell office:value-type="string" table:style-name="ce44">
            <text:p>ARIQUEMES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31" table:style-name="ce44">
            <text:p>1100031</text:p>
          </table:table-cell>
          <table:table-cell office:value-type="string" table:style-name="ce44">
            <text:p>CABIXI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49" table:style-name="ce44">
            <text:p>1100049</text:p>
          </table:table-cell>
          <table:table-cell office:value-type="string" table:style-name="ce44">
            <text:p>CACOAL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56" table:style-name="ce44">
            <text:p>1100056</text:p>
          </table:table-cell>
          <table:table-cell office:value-type="string" table:style-name="ce44">
            <text:p>CEREJEIRAS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64" table:style-name="ce44">
            <text:p>1100064</text:p>
          </table:table-cell>
          <table:table-cell office:value-type="string" table:style-name="ce44">
            <text:p>COLORADO DO OESTE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72" table:style-name="ce44">
            <text:p>1100072</text:p>
          </table:table-cell>
          <table:table-cell office:value-type="string" table:style-name="ce44">
            <text:p>CORUMBIARA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80" table:style-name="ce44">
            <text:p>1100080</text:p>
          </table:table-cell>
          <table:table-cell office:value-type="string" table:style-name="ce44">
            <text:p>COSTA MARQUES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098" table:style-name="ce44">
            <text:p>1100098</text:p>
          </table:table-cell>
          <table:table-cell office:value-type="string" table:style-name="ce44">
            <text:p>ESPIGAO D´OESTE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106" table:style-name="ce44">
            <text:p>1100106</text:p>
          </table:table-cell>
          <table:table-cell office:value-type="string" table:style-name="ce44">
            <text:p>GUAJARA-MIRIM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114" table:style-name="ce44">
            <text:p>1100114</text:p>
          </table:table-cell>
          <table:table-cell office:value-type="string" table:style-name="ce44">
            <text:p>JARU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122" table:style-name="ce44">
            <text:p>1100122</text:p>
          </table:table-cell>
          <table:table-cell office:value-type="string" table:style-name="ce44">
            <text:p>JI-PARANA</text:p>
          </table:table-cell>
          <table:table-cell office:value-type="string" table:style-name="ce44">
            <text:p>RO</text:p>
          </table:table-cell>
          <table:table-cell table:number-columns-repeated="16380" table:style-name="ce42"/>
        </table:table-row>
        <table:table-row table:style-name="ro1">
          <table:table-cell/>
          <table:table-cell office:value-type="float" office:value="1100130" table:style-name="ce44">
            <text:p>1100130</text:p>
          </table:table-cell>
          <table:table-cell office:value-type="string" table:style-name="ce44">
            <text:p>MACHADINHO D´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148" table:style-name="ce44">
            <text:p>1100148</text:p>
          </table:table-cell>
          <table:table-cell office:value-type="string" table:style-name="ce44">
            <text:p>NOVA BRASILANDIA D´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155" table:style-name="ce44">
            <text:p>1100155</text:p>
          </table:table-cell>
          <table:table-cell office:value-type="string" table:style-name="ce44">
            <text:p>OURO PRETO DO 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189" table:style-name="ce44">
            <text:p>1100189</text:p>
          </table:table-cell>
          <table:table-cell office:value-type="string" table:style-name="ce44">
            <text:p>PIMENTA BUENO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205" table:style-name="ce44">
            <text:p>1100205</text:p>
          </table:table-cell>
          <table:table-cell office:value-type="string" table:style-name="ce44">
            <text:p>PORTO VELHO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254" table:style-name="ce44">
            <text:p>1100254</text:p>
          </table:table-cell>
          <table:table-cell office:value-type="string" table:style-name="ce44">
            <text:p>PRESIDENTE MEDICI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262" table:style-name="ce44">
            <text:p>1100262</text:p>
          </table:table-cell>
          <table:table-cell office:value-type="string" table:style-name="ce44">
            <text:p>RIO CRESPO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288" table:style-name="ce44">
            <text:p>1100288</text:p>
          </table:table-cell>
          <table:table-cell office:value-type="string" table:style-name="ce44">
            <text:p>ROLIM DE MOUR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296" table:style-name="ce44">
            <text:p>1100296</text:p>
          </table:table-cell>
          <table:table-cell office:value-type="string" table:style-name="ce44">
            <text:p>SANTA LUZIA D´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304" table:style-name="ce44">
            <text:p>1100304</text:p>
          </table:table-cell>
          <table:table-cell office:value-type="string" table:style-name="ce44">
            <text:p>VILHEN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320" table:style-name="ce44">
            <text:p>1100320</text:p>
          </table:table-cell>
          <table:table-cell office:value-type="string" table:style-name="ce44">
            <text:p>SAO MIGUEL DO GUAPOR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338" table:style-name="ce44">
            <text:p>1100338</text:p>
          </table:table-cell>
          <table:table-cell office:value-type="string" table:style-name="ce44">
            <text:p>NOVA MAMOR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346" table:style-name="ce44">
            <text:p>1100346</text:p>
          </table:table-cell>
          <table:table-cell office:value-type="string" table:style-name="ce44">
            <text:p>ALVORADA D´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379" table:style-name="ce44">
            <text:p>1100379</text:p>
          </table:table-cell>
          <table:table-cell office:value-type="string" table:style-name="ce44">
            <text:p>ALTO ALEGRE DO PARECIS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403" table:style-name="ce44">
            <text:p>1100403</text:p>
          </table:table-cell>
          <table:table-cell office:value-type="string" table:style-name="ce44">
            <text:p>ALTO PARAISO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452" table:style-name="ce44">
            <text:p>1100452</text:p>
          </table:table-cell>
          <table:table-cell office:value-type="string" table:style-name="ce44">
            <text:p>BURITIS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502" table:style-name="ce44">
            <text:p>1100502</text:p>
          </table:table-cell>
          <table:table-cell office:value-type="string" table:style-name="ce44">
            <text:p>NOVO HORIZONTE DO 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601" table:style-name="ce44">
            <text:p>1100601</text:p>
          </table:table-cell>
          <table:table-cell office:value-type="string" table:style-name="ce44">
            <text:p>CACAULANDI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700" table:style-name="ce44">
            <text:p>1100700</text:p>
          </table:table-cell>
          <table:table-cell office:value-type="string" table:style-name="ce44">
            <text:p>CAMPO NOVO DE RONDONI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809" table:style-name="ce44">
            <text:p>1100809</text:p>
          </table:table-cell>
          <table:table-cell office:value-type="string" table:style-name="ce44">
            <text:p>CANDEIAS DO JAMARI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908" table:style-name="ce44">
            <text:p>1100908</text:p>
          </table:table-cell>
          <table:table-cell office:value-type="string" table:style-name="ce44">
            <text:p>CASTANHEIRAS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924" table:style-name="ce44">
            <text:p>1100924</text:p>
          </table:table-cell>
          <table:table-cell office:value-type="string" table:style-name="ce44">
            <text:p>CHUPINGUAI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0940" table:style-name="ce44">
            <text:p>1100940</text:p>
          </table:table-cell>
          <table:table-cell office:value-type="string" table:style-name="ce44">
            <text:p>CUJUBIM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005" table:style-name="ce44">
            <text:p>1101005</text:p>
          </table:table-cell>
          <table:table-cell office:value-type="string" table:style-name="ce44">
            <text:p>GOVERNADOR JORGE TEIXEIR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104" table:style-name="ce44">
            <text:p>1101104</text:p>
          </table:table-cell>
          <table:table-cell office:value-type="string" table:style-name="ce44">
            <text:p>ITAPUA DO 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203" table:style-name="ce44">
            <text:p>1101203</text:p>
          </table:table-cell>
          <table:table-cell office:value-type="string" table:style-name="ce44">
            <text:p>MINISTRO ANDREAZZ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302" table:style-name="ce44">
            <text:p>1101302</text:p>
          </table:table-cell>
          <table:table-cell office:value-type="string" table:style-name="ce44">
            <text:p>MIRANTE DA SERR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401" table:style-name="ce44">
            <text:p>1101401</text:p>
          </table:table-cell>
          <table:table-cell office:value-type="string" table:style-name="ce44">
            <text:p>MONTE NEGRO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435" table:style-name="ce44">
            <text:p>1101435</text:p>
          </table:table-cell>
          <table:table-cell office:value-type="string" table:style-name="ce44">
            <text:p>NOVA UNIAO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450" table:style-name="ce44">
            <text:p>1101450</text:p>
          </table:table-cell>
          <table:table-cell office:value-type="string" table:style-name="ce44">
            <text:p>PARECIS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468" table:style-name="ce44">
            <text:p>1101468</text:p>
          </table:table-cell>
          <table:table-cell office:value-type="string" table:style-name="ce44">
            <text:p>PIMENTEIRAS DO 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476" table:style-name="ce44">
            <text:p>1101476</text:p>
          </table:table-cell>
          <table:table-cell office:value-type="string" table:style-name="ce44">
            <text:p>PRIMAVERA DE RONDONI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484" table:style-name="ce44">
            <text:p>1101484</text:p>
          </table:table-cell>
          <table:table-cell office:value-type="string" table:style-name="ce44">
            <text:p>SAO FELIPE D OEST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492" table:style-name="ce44">
            <text:p>1101492</text:p>
          </table:table-cell>
          <table:table-cell office:value-type="string" table:style-name="ce44">
            <text:p>SAO FRANCISCO DO GUAPORE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500" table:style-name="ce44">
            <text:p>1101500</text:p>
          </table:table-cell>
          <table:table-cell office:value-type="string" table:style-name="ce44">
            <text:p>SERINGUEIRAS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559" table:style-name="ce44">
            <text:p>1101559</text:p>
          </table:table-cell>
          <table:table-cell office:value-type="string" table:style-name="ce44">
            <text:p>TEIXEIROPOLIS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609" table:style-name="ce44">
            <text:p>1101609</text:p>
          </table:table-cell>
          <table:table-cell office:value-type="string" table:style-name="ce44">
            <text:p>THEOBROM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708" table:style-name="ce44">
            <text:p>1101708</text:p>
          </table:table-cell>
          <table:table-cell office:value-type="string" table:style-name="ce44">
            <text:p>URUPA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757" table:style-name="ce44">
            <text:p>1101757</text:p>
          </table:table-cell>
          <table:table-cell office:value-type="string" table:style-name="ce44">
            <text:p>VALE DO ANARI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101807" table:style-name="ce44">
            <text:p>1101807</text:p>
          </table:table-cell>
          <table:table-cell office:value-type="string" table:style-name="ce44">
            <text:p>VALE DO PARAISO</text:p>
          </table:table-cell>
          <table:table-cell office:value-type="string" table:style-name="ce44">
            <text:p>R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13" table:style-name="ce44">
            <text:p>1200013</text:p>
          </table:table-cell>
          <table:table-cell office:value-type="string" table:style-name="ce44">
            <text:p>ACRELANDIA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054" table:style-name="ce44">
            <text:p>1200054</text:p>
          </table:table-cell>
          <table:table-cell office:value-type="string" table:style-name="ce44">
            <text:p>ASSIS BRASIL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104" table:style-name="ce44">
            <text:p>1200104</text:p>
          </table:table-cell>
          <table:table-cell office:value-type="string" table:style-name="ce44">
            <text:p>BRASILEIA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138" table:style-name="ce44">
            <text:p>1200138</text:p>
          </table:table-cell>
          <table:table-cell office:value-type="string" table:style-name="ce44">
            <text:p>BUJARI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179" table:style-name="ce44">
            <text:p>1200179</text:p>
          </table:table-cell>
          <table:table-cell office:value-type="string" table:style-name="ce44">
            <text:p>CAPIXABA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203" table:style-name="ce44">
            <text:p>1200203</text:p>
          </table:table-cell>
          <table:table-cell office:value-type="string" table:style-name="ce44">
            <text:p>CRUZEIRO DO SUL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252" table:style-name="ce44">
            <text:p>1200252</text:p>
          </table:table-cell>
          <table:table-cell office:value-type="string" table:style-name="ce44">
            <text:p>EPITACIOLANDIA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302" table:style-name="ce44">
            <text:p>1200302</text:p>
          </table:table-cell>
          <table:table-cell office:value-type="string" table:style-name="ce44">
            <text:p>FEIJO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328" table:style-name="ce44">
            <text:p>1200328</text:p>
          </table:table-cell>
          <table:table-cell office:value-type="string" table:style-name="ce44">
            <text:p>JORDAO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336" table:style-name="ce44">
            <text:p>1200336</text:p>
          </table:table-cell>
          <table:table-cell office:value-type="string" table:style-name="ce44">
            <text:p>MANCIO LIMA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344" table:style-name="ce44">
            <text:p>1200344</text:p>
          </table:table-cell>
          <table:table-cell office:value-type="string" table:style-name="ce44">
            <text:p>MANOEL URBANO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351" table:style-name="ce44">
            <text:p>1200351</text:p>
          </table:table-cell>
          <table:table-cell office:value-type="string" table:style-name="ce44">
            <text:p>MARECHAL THAUMATURGO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385" table:style-name="ce44">
            <text:p>1200385</text:p>
          </table:table-cell>
          <table:table-cell office:value-type="string" table:style-name="ce44">
            <text:p>PLACIDO DE CASTRO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393" table:style-name="ce44">
            <text:p>1200393</text:p>
          </table:table-cell>
          <table:table-cell office:value-type="string" table:style-name="ce44">
            <text:p>PORTO WALTER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401" table:style-name="ce44">
            <text:p>1200401</text:p>
          </table:table-cell>
          <table:table-cell office:value-type="string" table:style-name="ce44">
            <text:p>RIO BRANCO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427" table:style-name="ce44">
            <text:p>1200427</text:p>
          </table:table-cell>
          <table:table-cell office:value-type="string" table:style-name="ce44">
            <text:p>RODRIGUES ALVES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435" table:style-name="ce44">
            <text:p>1200435</text:p>
          </table:table-cell>
          <table:table-cell office:value-type="string" table:style-name="ce44">
            <text:p>SANTA ROSA DO PURUS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450" table:style-name="ce44">
            <text:p>1200450</text:p>
          </table:table-cell>
          <table:table-cell office:value-type="string" table:style-name="ce44">
            <text:p>SENADOR GUIOMARD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500" table:style-name="ce44">
            <text:p>1200500</text:p>
          </table:table-cell>
          <table:table-cell office:value-type="string" table:style-name="ce44">
            <text:p>SENA MADUREIRA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609" table:style-name="ce44">
            <text:p>1200609</text:p>
          </table:table-cell>
          <table:table-cell office:value-type="string" table:style-name="ce44">
            <text:p>TARAUACA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708" table:style-name="ce44">
            <text:p>1200708</text:p>
          </table:table-cell>
          <table:table-cell office:value-type="string" table:style-name="ce44">
            <text:p>XAPURI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200807" table:style-name="ce44">
            <text:p>1200807</text:p>
          </table:table-cell>
          <table:table-cell office:value-type="string" table:style-name="ce44">
            <text:p>PORTO ACRE</text:p>
          </table:table-cell>
          <table:table-cell office:value-type="string" table:style-name="ce44">
            <text:p>A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029" table:style-name="ce44">
            <text:p>1300029</text:p>
          </table:table-cell>
          <table:table-cell office:value-type="string" table:style-name="ce44">
            <text:p>ALVARAE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060" table:style-name="ce44">
            <text:p>1300060</text:p>
          </table:table-cell>
          <table:table-cell office:value-type="string" table:style-name="ce44">
            <text:p>AMATUR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086" table:style-name="ce44">
            <text:p>1300086</text:p>
          </table:table-cell>
          <table:table-cell office:value-type="string" table:style-name="ce44">
            <text:p>ANAM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102" table:style-name="ce44">
            <text:p>1300102</text:p>
          </table:table-cell>
          <table:table-cell office:value-type="string" table:style-name="ce44">
            <text:p>ANOR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144" table:style-name="ce44">
            <text:p>1300144</text:p>
          </table:table-cell>
          <table:table-cell office:value-type="string" table:style-name="ce44">
            <text:p>APU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201" table:style-name="ce44">
            <text:p>1300201</text:p>
          </table:table-cell>
          <table:table-cell office:value-type="string" table:style-name="ce44">
            <text:p>ATALAIA DO NORTE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300" table:style-name="ce44">
            <text:p>1300300</text:p>
          </table:table-cell>
          <table:table-cell office:value-type="string" table:style-name="ce44">
            <text:p>AUTAZE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409" table:style-name="ce44">
            <text:p>1300409</text:p>
          </table:table-cell>
          <table:table-cell office:value-type="string" table:style-name="ce44">
            <text:p>BARCELO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508" table:style-name="ce44">
            <text:p>1300508</text:p>
          </table:table-cell>
          <table:table-cell office:value-type="string" table:style-name="ce44">
            <text:p>BARREIRINH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607" table:style-name="ce44">
            <text:p>1300607</text:p>
          </table:table-cell>
          <table:table-cell office:value-type="string" table:style-name="ce44">
            <text:p>BENJAMIN CONSTANT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631" table:style-name="ce44">
            <text:p>1300631</text:p>
          </table:table-cell>
          <table:table-cell office:value-type="string" table:style-name="ce44">
            <text:p>BERUR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680" table:style-name="ce44">
            <text:p>1300680</text:p>
          </table:table-cell>
          <table:table-cell office:value-type="string" table:style-name="ce44">
            <text:p>BOA VISTA DO RAMO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706" table:style-name="ce44">
            <text:p>1300706</text:p>
          </table:table-cell>
          <table:table-cell office:value-type="string" table:style-name="ce44">
            <text:p>BOCA DO ACRE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805" table:style-name="ce44">
            <text:p>1300805</text:p>
          </table:table-cell>
          <table:table-cell office:value-type="string" table:style-name="ce44">
            <text:p>BORB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839" table:style-name="ce44">
            <text:p>1300839</text:p>
          </table:table-cell>
          <table:table-cell office:value-type="string" table:style-name="ce44">
            <text:p>CAAPIRANG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0904" table:style-name="ce44">
            <text:p>1300904</text:p>
          </table:table-cell>
          <table:table-cell office:value-type="string" table:style-name="ce44">
            <text:p>CANUTAM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001" table:style-name="ce44">
            <text:p>1301001</text:p>
          </table:table-cell>
          <table:table-cell office:value-type="string" table:style-name="ce44">
            <text:p>CARAUAR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100" table:style-name="ce44">
            <text:p>1301100</text:p>
          </table:table-cell>
          <table:table-cell office:value-type="string" table:style-name="ce44">
            <text:p>CAREIRO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159" table:style-name="ce44">
            <text:p>1301159</text:p>
          </table:table-cell>
          <table:table-cell office:value-type="string" table:style-name="ce44">
            <text:p>CAREIRO DA VARZE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209" table:style-name="ce44">
            <text:p>1301209</text:p>
          </table:table-cell>
          <table:table-cell office:value-type="string" table:style-name="ce44">
            <text:p>COAR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308" table:style-name="ce44">
            <text:p>1301308</text:p>
          </table:table-cell>
          <table:table-cell office:value-type="string" table:style-name="ce44">
            <text:p>CODAJA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407" table:style-name="ce44">
            <text:p>1301407</text:p>
          </table:table-cell>
          <table:table-cell office:value-type="string" table:style-name="ce44">
            <text:p>EIRUNEPE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506" table:style-name="ce44">
            <text:p>1301506</text:p>
          </table:table-cell>
          <table:table-cell office:value-type="string" table:style-name="ce44">
            <text:p>ENVIR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605" table:style-name="ce44">
            <text:p>1301605</text:p>
          </table:table-cell>
          <table:table-cell office:value-type="string" table:style-name="ce44">
            <text:p>FONTE BO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654" table:style-name="ce44">
            <text:p>1301654</text:p>
          </table:table-cell>
          <table:table-cell office:value-type="string" table:style-name="ce44">
            <text:p>GUAJAR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704" table:style-name="ce44">
            <text:p>1301704</text:p>
          </table:table-cell>
          <table:table-cell office:value-type="string" table:style-name="ce44">
            <text:p>HUMAIT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803" table:style-name="ce44">
            <text:p>1301803</text:p>
          </table:table-cell>
          <table:table-cell office:value-type="string" table:style-name="ce44">
            <text:p>IPIXUN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852" table:style-name="ce44">
            <text:p>1301852</text:p>
          </table:table-cell>
          <table:table-cell office:value-type="string" table:style-name="ce44">
            <text:p>IRANDUB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902" table:style-name="ce44">
            <text:p>1301902</text:p>
          </table:table-cell>
          <table:table-cell office:value-type="string" table:style-name="ce44">
            <text:p>ITACOATIAR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1951" table:style-name="ce44">
            <text:p>1301951</text:p>
          </table:table-cell>
          <table:table-cell office:value-type="string" table:style-name="ce44">
            <text:p>ITAMARAT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009" table:style-name="ce44">
            <text:p>1302009</text:p>
          </table:table-cell>
          <table:table-cell office:value-type="string" table:style-name="ce44">
            <text:p>ITAPIRANG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108" table:style-name="ce44">
            <text:p>1302108</text:p>
          </table:table-cell>
          <table:table-cell office:value-type="string" table:style-name="ce44">
            <text:p>JAPUR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207" table:style-name="ce44">
            <text:p>1302207</text:p>
          </table:table-cell>
          <table:table-cell office:value-type="string" table:style-name="ce44">
            <text:p>JURU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306" table:style-name="ce44">
            <text:p>1302306</text:p>
          </table:table-cell>
          <table:table-cell office:value-type="string" table:style-name="ce44">
            <text:p>JUTA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405" table:style-name="ce44">
            <text:p>1302405</text:p>
          </table:table-cell>
          <table:table-cell office:value-type="string" table:style-name="ce44">
            <text:p>LABRE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504" table:style-name="ce44">
            <text:p>1302504</text:p>
          </table:table-cell>
          <table:table-cell office:value-type="string" table:style-name="ce44">
            <text:p>MANACAPURU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553" table:style-name="ce44">
            <text:p>1302553</text:p>
          </table:table-cell>
          <table:table-cell office:value-type="string" table:style-name="ce44">
            <text:p>MANAQUIR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603" table:style-name="ce44">
            <text:p>1302603</text:p>
          </table:table-cell>
          <table:table-cell office:value-type="string" table:style-name="ce44">
            <text:p>MANAU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702" table:style-name="ce44">
            <text:p>1302702</text:p>
          </table:table-cell>
          <table:table-cell office:value-type="string" table:style-name="ce44">
            <text:p>MANICORE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801" table:style-name="ce44">
            <text:p>1302801</text:p>
          </table:table-cell>
          <table:table-cell office:value-type="string" table:style-name="ce44">
            <text:p>MARA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2900" table:style-name="ce44">
            <text:p>1302900</text:p>
          </table:table-cell>
          <table:table-cell office:value-type="string" table:style-name="ce44">
            <text:p>MAUE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007" table:style-name="ce44">
            <text:p>1303007</text:p>
          </table:table-cell>
          <table:table-cell office:value-type="string" table:style-name="ce44">
            <text:p>NHAMUND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106" table:style-name="ce44">
            <text:p>1303106</text:p>
          </table:table-cell>
          <table:table-cell office:value-type="string" table:style-name="ce44">
            <text:p>NOVA OLINDA DO NORTE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205" table:style-name="ce44">
            <text:p>1303205</text:p>
          </table:table-cell>
          <table:table-cell office:value-type="string" table:style-name="ce44">
            <text:p>NOVO AIRAO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304" table:style-name="ce44">
            <text:p>1303304</text:p>
          </table:table-cell>
          <table:table-cell office:value-type="string" table:style-name="ce44">
            <text:p>NOVO ARIPUAN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403" table:style-name="ce44">
            <text:p>1303403</text:p>
          </table:table-cell>
          <table:table-cell office:value-type="string" table:style-name="ce44">
            <text:p>PARINTIN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502" table:style-name="ce44">
            <text:p>1303502</text:p>
          </table:table-cell>
          <table:table-cell office:value-type="string" table:style-name="ce44">
            <text:p>PAUIN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536" table:style-name="ce44">
            <text:p>1303536</text:p>
          </table:table-cell>
          <table:table-cell office:value-type="string" table:style-name="ce44">
            <text:p>PRESIDENTE FIGUEIREDO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569" table:style-name="ce44">
            <text:p>1303569</text:p>
          </table:table-cell>
          <table:table-cell office:value-type="string" table:style-name="ce44">
            <text:p>RIO PRETO DA EV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601" table:style-name="ce44">
            <text:p>1303601</text:p>
          </table:table-cell>
          <table:table-cell office:value-type="string" table:style-name="ce44">
            <text:p>SANTA ISABEL DO RIO NEGRO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700" table:style-name="ce44">
            <text:p>1303700</text:p>
          </table:table-cell>
          <table:table-cell office:value-type="string" table:style-name="ce44">
            <text:p>SANTO ANTONIO DO IC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809" table:style-name="ce44">
            <text:p>1303809</text:p>
          </table:table-cell>
          <table:table-cell office:value-type="string" table:style-name="ce44">
            <text:p>SAO GABRIEL DA CACHOEIR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908" table:style-name="ce44">
            <text:p>1303908</text:p>
          </table:table-cell>
          <table:table-cell office:value-type="string" table:style-name="ce44">
            <text:p>SAO PAULO DE OLIVENC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3957" table:style-name="ce44">
            <text:p>1303957</text:p>
          </table:table-cell>
          <table:table-cell office:value-type="string" table:style-name="ce44">
            <text:p>SAO SEBASTIAO DO UATUM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005" table:style-name="ce44">
            <text:p>1304005</text:p>
          </table:table-cell>
          <table:table-cell office:value-type="string" table:style-name="ce44">
            <text:p>SILVE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062" table:style-name="ce44">
            <text:p>1304062</text:p>
          </table:table-cell>
          <table:table-cell office:value-type="string" table:style-name="ce44">
            <text:p>TABATING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104" table:style-name="ce44">
            <text:p>1304104</text:p>
          </table:table-cell>
          <table:table-cell office:value-type="string" table:style-name="ce44">
            <text:p>TAPAU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203" table:style-name="ce44">
            <text:p>1304203</text:p>
          </table:table-cell>
          <table:table-cell office:value-type="string" table:style-name="ce44">
            <text:p>TEFE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237" table:style-name="ce44">
            <text:p>1304237</text:p>
          </table:table-cell>
          <table:table-cell office:value-type="string" table:style-name="ce44">
            <text:p>TONANTINS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260" table:style-name="ce44">
            <text:p>1304260</text:p>
          </table:table-cell>
          <table:table-cell office:value-type="string" table:style-name="ce44">
            <text:p>UARINI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302" table:style-name="ce44">
            <text:p>1304302</text:p>
          </table:table-cell>
          <table:table-cell office:value-type="string" table:style-name="ce44">
            <text:p>URUCAR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304401" table:style-name="ce44">
            <text:p>1304401</text:p>
          </table:table-cell>
          <table:table-cell office:value-type="string" table:style-name="ce44">
            <text:p>URUCURITUBA</text:p>
          </table:table-cell>
          <table:table-cell office:value-type="string" table:style-name="ce44">
            <text:p>AM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027" table:style-name="ce44">
            <text:p>1400027</text:p>
          </table:table-cell>
          <table:table-cell office:value-type="string" table:style-name="ce44">
            <text:p>AMAJARI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050" table:style-name="ce44">
            <text:p>1400050</text:p>
          </table:table-cell>
          <table:table-cell office:value-type="string" table:style-name="ce44">
            <text:p>ALTO ALEGRE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100" table:style-name="ce44">
            <text:p>1400100</text:p>
          </table:table-cell>
          <table:table-cell office:value-type="string" table:style-name="ce44">
            <text:p>BOA VISTA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159" table:style-name="ce44">
            <text:p>1400159</text:p>
          </table:table-cell>
          <table:table-cell office:value-type="string" table:style-name="ce44">
            <text:p>BONFIM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175" table:style-name="ce44">
            <text:p>1400175</text:p>
          </table:table-cell>
          <table:table-cell office:value-type="string" table:style-name="ce44">
            <text:p>CANTA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209" table:style-name="ce44">
            <text:p>1400209</text:p>
          </table:table-cell>
          <table:table-cell office:value-type="string" table:style-name="ce44">
            <text:p>CARACARAI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233" table:style-name="ce44">
            <text:p>1400233</text:p>
          </table:table-cell>
          <table:table-cell office:value-type="string" table:style-name="ce44">
            <text:p>CAROEBE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282" table:style-name="ce44">
            <text:p>1400282</text:p>
          </table:table-cell>
          <table:table-cell office:value-type="string" table:style-name="ce44">
            <text:p>IRACEMA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308" table:style-name="ce44">
            <text:p>1400308</text:p>
          </table:table-cell>
          <table:table-cell office:value-type="string" table:style-name="ce44">
            <text:p>MUCAJAI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407" table:style-name="ce44">
            <text:p>1400407</text:p>
          </table:table-cell>
          <table:table-cell office:value-type="string" table:style-name="ce44">
            <text:p>NORMANDIA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456" table:style-name="ce44">
            <text:p>1400456</text:p>
          </table:table-cell>
          <table:table-cell office:value-type="string" table:style-name="ce44">
            <text:p>PACARAIMA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472" table:style-name="ce44">
            <text:p>1400472</text:p>
          </table:table-cell>
          <table:table-cell office:value-type="string" table:style-name="ce44">
            <text:p>RORAINOPOLIS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506" table:style-name="ce44">
            <text:p>1400506</text:p>
          </table:table-cell>
          <table:table-cell office:value-type="string" table:style-name="ce44">
            <text:p>SAO JOAO DA BALIZA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605" table:style-name="ce44">
            <text:p>1400605</text:p>
          </table:table-cell>
          <table:table-cell office:value-type="string" table:style-name="ce44">
            <text:p>SAO LUIZ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400704" table:style-name="ce44">
            <text:p>1400704</text:p>
          </table:table-cell>
          <table:table-cell office:value-type="string" table:style-name="ce44">
            <text:p>UIRAMUTA</text:p>
          </table:table-cell>
          <table:table-cell office:value-type="string" table:style-name="ce44">
            <text:p>R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107" table:style-name="ce44">
            <text:p>1500107</text:p>
          </table:table-cell>
          <table:table-cell office:value-type="string" table:style-name="ce44">
            <text:p>ABAETETUB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131" table:style-name="ce44">
            <text:p>1500131</text:p>
          </table:table-cell>
          <table:table-cell office:value-type="string" table:style-name="ce44">
            <text:p>ABEL FIGUEIRED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206" table:style-name="ce44">
            <text:p>1500206</text:p>
          </table:table-cell>
          <table:table-cell office:value-type="string" table:style-name="ce44">
            <text:p>AC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305" table:style-name="ce44">
            <text:p>1500305</text:p>
          </table:table-cell>
          <table:table-cell office:value-type="string" table:style-name="ce44">
            <text:p>AFU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347" table:style-name="ce44">
            <text:p>1500347</text:p>
          </table:table-cell>
          <table:table-cell office:value-type="string" table:style-name="ce44">
            <text:p>AGUA AZUL DO NORTE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404" table:style-name="ce44">
            <text:p>1500404</text:p>
          </table:table-cell>
          <table:table-cell office:value-type="string" table:style-name="ce44">
            <text:p>ALENQUER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503" table:style-name="ce44">
            <text:p>1500503</text:p>
          </table:table-cell>
          <table:table-cell office:value-type="string" table:style-name="ce44">
            <text:p>ALMEIRIM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602" table:style-name="ce44">
            <text:p>1500602</text:p>
          </table:table-cell>
          <table:table-cell office:value-type="string" table:style-name="ce44">
            <text:p>ALTAMI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701" table:style-name="ce44">
            <text:p>1500701</text:p>
          </table:table-cell>
          <table:table-cell office:value-type="string" table:style-name="ce44">
            <text:p>ANAJ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800" table:style-name="ce44">
            <text:p>1500800</text:p>
          </table:table-cell>
          <table:table-cell office:value-type="string" table:style-name="ce44">
            <text:p>ANANINDEU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859" table:style-name="ce44">
            <text:p>1500859</text:p>
          </table:table-cell>
          <table:table-cell office:value-type="string" table:style-name="ce44">
            <text:p>ANAP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909" table:style-name="ce44">
            <text:p>1500909</text:p>
          </table:table-cell>
          <table:table-cell office:value-type="string" table:style-name="ce44">
            <text:p>AUGUSTO CORRE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0958" table:style-name="ce44">
            <text:p>1500958</text:p>
          </table:table-cell>
          <table:table-cell office:value-type="string" table:style-name="ce44">
            <text:p>AUROR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006" table:style-name="ce44">
            <text:p>1501006</text:p>
          </table:table-cell>
          <table:table-cell office:value-type="string" table:style-name="ce44">
            <text:p>AVEIR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105" table:style-name="ce44">
            <text:p>1501105</text:p>
          </table:table-cell>
          <table:table-cell office:value-type="string" table:style-name="ce44">
            <text:p>BAGRE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204" table:style-name="ce44">
            <text:p>1501204</text:p>
          </table:table-cell>
          <table:table-cell office:value-type="string" table:style-name="ce44">
            <text:p>BAIA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253" table:style-name="ce44">
            <text:p>1501253</text:p>
          </table:table-cell>
          <table:table-cell office:value-type="string" table:style-name="ce44">
            <text:p>BANNACH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303" table:style-name="ce44">
            <text:p>1501303</text:p>
          </table:table-cell>
          <table:table-cell office:value-type="string" table:style-name="ce44">
            <text:p>BARCAREN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402" table:style-name="ce44">
            <text:p>1501402</text:p>
          </table:table-cell>
          <table:table-cell office:value-type="string" table:style-name="ce44">
            <text:p>BELEM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451" table:style-name="ce44">
            <text:p>1501451</text:p>
          </table:table-cell>
          <table:table-cell office:value-type="string" table:style-name="ce44">
            <text:p>BELTER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501" table:style-name="ce44">
            <text:p>1501501</text:p>
          </table:table-cell>
          <table:table-cell office:value-type="string" table:style-name="ce44">
            <text:p>BENEVIDE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576" table:style-name="ce44">
            <text:p>1501576</text:p>
          </table:table-cell>
          <table:table-cell office:value-type="string" table:style-name="ce44">
            <text:p>BOM JESUS DO TOCANTIN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600" table:style-name="ce44">
            <text:p>1501600</text:p>
          </table:table-cell>
          <table:table-cell office:value-type="string" table:style-name="ce44">
            <text:p>BONIT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709" table:style-name="ce44">
            <text:p>1501709</text:p>
          </table:table-cell>
          <table:table-cell office:value-type="string" table:style-name="ce44">
            <text:p>BRAGANC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725" table:style-name="ce44">
            <text:p>1501725</text:p>
          </table:table-cell>
          <table:table-cell office:value-type="string" table:style-name="ce44">
            <text:p>BRASIL NOV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758" table:style-name="ce44">
            <text:p>1501758</text:p>
          </table:table-cell>
          <table:table-cell office:value-type="string" table:style-name="ce44">
            <text:p>BREJO GRANDE DO ARAGU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782" table:style-name="ce44">
            <text:p>1501782</text:p>
          </table:table-cell>
          <table:table-cell office:value-type="string" table:style-name="ce44">
            <text:p>BREU BRANC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808" table:style-name="ce44">
            <text:p>1501808</text:p>
          </table:table-cell>
          <table:table-cell office:value-type="string" table:style-name="ce44">
            <text:p>BREVE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907" table:style-name="ce44">
            <text:p>1501907</text:p>
          </table:table-cell>
          <table:table-cell office:value-type="string" table:style-name="ce44">
            <text:p>BUJAR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1956" table:style-name="ce44">
            <text:p>1501956</text:p>
          </table:table-cell>
          <table:table-cell office:value-type="string" table:style-name="ce44">
            <text:p>CACHOEIRA DO PIR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004" table:style-name="ce44">
            <text:p>1502004</text:p>
          </table:table-cell>
          <table:table-cell office:value-type="string" table:style-name="ce44">
            <text:p>CACHOEIRA DO ARARI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103" table:style-name="ce44">
            <text:p>1502103</text:p>
          </table:table-cell>
          <table:table-cell office:value-type="string" table:style-name="ce44">
            <text:p>CAMET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152" table:style-name="ce44">
            <text:p>1502152</text:p>
          </table:table-cell>
          <table:table-cell office:value-type="string" table:style-name="ce44">
            <text:p>CANAA DO CARAJ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202" table:style-name="ce44">
            <text:p>1502202</text:p>
          </table:table-cell>
          <table:table-cell office:value-type="string" table:style-name="ce44">
            <text:p>CAPANEM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301" table:style-name="ce44">
            <text:p>1502301</text:p>
          </table:table-cell>
          <table:table-cell office:value-type="string" table:style-name="ce44">
            <text:p>CAPITAO POC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400" table:style-name="ce44">
            <text:p>1502400</text:p>
          </table:table-cell>
          <table:table-cell office:value-type="string" table:style-name="ce44">
            <text:p>CASTANHAL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509" table:style-name="ce44">
            <text:p>1502509</text:p>
          </table:table-cell>
          <table:table-cell office:value-type="string" table:style-name="ce44">
            <text:p>CHAVE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608" table:style-name="ce44">
            <text:p>1502608</text:p>
          </table:table-cell>
          <table:table-cell office:value-type="string" table:style-name="ce44">
            <text:p>COLARE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707" table:style-name="ce44">
            <text:p>1502707</text:p>
          </table:table-cell>
          <table:table-cell office:value-type="string" table:style-name="ce44">
            <text:p>CONCEICAO DO ARAGU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756" table:style-name="ce44">
            <text:p>1502756</text:p>
          </table:table-cell>
          <table:table-cell office:value-type="string" table:style-name="ce44">
            <text:p>CONCORDI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764" table:style-name="ce44">
            <text:p>1502764</text:p>
          </table:table-cell>
          <table:table-cell office:value-type="string" table:style-name="ce44">
            <text:p>CUMARU DO NORTE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772" table:style-name="ce44">
            <text:p>1502772</text:p>
          </table:table-cell>
          <table:table-cell office:value-type="string" table:style-name="ce44">
            <text:p>CURIONOPOLI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806" table:style-name="ce44">
            <text:p>1502806</text:p>
          </table:table-cell>
          <table:table-cell office:value-type="string" table:style-name="ce44">
            <text:p>CURRALINH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855" table:style-name="ce44">
            <text:p>1502855</text:p>
          </table:table-cell>
          <table:table-cell office:value-type="string" table:style-name="ce44">
            <text:p>CURU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905" table:style-name="ce44">
            <text:p>1502905</text:p>
          </table:table-cell>
          <table:table-cell office:value-type="string" table:style-name="ce44">
            <text:p>CURUC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939" table:style-name="ce44">
            <text:p>1502939</text:p>
          </table:table-cell>
          <table:table-cell office:value-type="string" table:style-name="ce44">
            <text:p>DOM ELISE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2954" table:style-name="ce44">
            <text:p>1502954</text:p>
          </table:table-cell>
          <table:table-cell office:value-type="string" table:style-name="ce44">
            <text:p>ELDORADO DO CARAJ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002" table:style-name="ce44">
            <text:p>1503002</text:p>
          </table:table-cell>
          <table:table-cell office:value-type="string" table:style-name="ce44">
            <text:p>FAR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044" table:style-name="ce44">
            <text:p>1503044</text:p>
          </table:table-cell>
          <table:table-cell office:value-type="string" table:style-name="ce44">
            <text:p>FLORESTA DO ARAGU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077" table:style-name="ce44">
            <text:p>1503077</text:p>
          </table:table-cell>
          <table:table-cell office:value-type="string" table:style-name="ce44">
            <text:p>GARRAFAO DO NORTE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093" table:style-name="ce44">
            <text:p>1503093</text:p>
          </table:table-cell>
          <table:table-cell office:value-type="string" table:style-name="ce44">
            <text:p>GOIANESI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101" table:style-name="ce44">
            <text:p>1503101</text:p>
          </table:table-cell>
          <table:table-cell office:value-type="string" table:style-name="ce44">
            <text:p>GURUP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200" table:style-name="ce44">
            <text:p>1503200</text:p>
          </table:table-cell>
          <table:table-cell office:value-type="string" table:style-name="ce44">
            <text:p>IGARAPE-AC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309" table:style-name="ce44">
            <text:p>1503309</text:p>
          </table:table-cell>
          <table:table-cell office:value-type="string" table:style-name="ce44">
            <text:p>IGARAPE-MIRI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408" table:style-name="ce44">
            <text:p>1503408</text:p>
          </table:table-cell>
          <table:table-cell office:value-type="string" table:style-name="ce44">
            <text:p>INHANGAPI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457" table:style-name="ce44">
            <text:p>1503457</text:p>
          </table:table-cell>
          <table:table-cell office:value-type="string" table:style-name="ce44">
            <text:p>IPIXUN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507" table:style-name="ce44">
            <text:p>1503507</text:p>
          </table:table-cell>
          <table:table-cell office:value-type="string" table:style-name="ce44">
            <text:p>IRITU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606" table:style-name="ce44">
            <text:p>1503606</text:p>
          </table:table-cell>
          <table:table-cell office:value-type="string" table:style-name="ce44">
            <text:p>ITAITUB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705" table:style-name="ce44">
            <text:p>1503705</text:p>
          </table:table-cell>
          <table:table-cell office:value-type="string" table:style-name="ce44">
            <text:p>ITUPIRANG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754" table:style-name="ce44">
            <text:p>1503754</text:p>
          </table:table-cell>
          <table:table-cell office:value-type="string" table:style-name="ce44">
            <text:p>JACAREACANG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804" table:style-name="ce44">
            <text:p>1503804</text:p>
          </table:table-cell>
          <table:table-cell office:value-type="string" table:style-name="ce44">
            <text:p>JACUND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3903" table:style-name="ce44">
            <text:p>1503903</text:p>
          </table:table-cell>
          <table:table-cell office:value-type="string" table:style-name="ce44">
            <text:p>JURUTI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000" table:style-name="ce44">
            <text:p>1504000</text:p>
          </table:table-cell>
          <table:table-cell office:value-type="string" table:style-name="ce44">
            <text:p>LIMOEIRO DO AJUR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059" table:style-name="ce44">
            <text:p>1504059</text:p>
          </table:table-cell>
          <table:table-cell office:value-type="string" table:style-name="ce44">
            <text:p>MAE DO RI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109" table:style-name="ce44">
            <text:p>1504109</text:p>
          </table:table-cell>
          <table:table-cell office:value-type="string" table:style-name="ce44">
            <text:p>MAGALHAES BARAT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208" table:style-name="ce44">
            <text:p>1504208</text:p>
          </table:table-cell>
          <table:table-cell office:value-type="string" table:style-name="ce44">
            <text:p>MARAB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307" table:style-name="ce44">
            <text:p>1504307</text:p>
          </table:table-cell>
          <table:table-cell office:value-type="string" table:style-name="ce44">
            <text:p>MARACAN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406" table:style-name="ce44">
            <text:p>1504406</text:p>
          </table:table-cell>
          <table:table-cell office:value-type="string" table:style-name="ce44">
            <text:p>MARAPANIM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422" table:style-name="ce44">
            <text:p>1504422</text:p>
          </table:table-cell>
          <table:table-cell office:value-type="string" table:style-name="ce44">
            <text:p>MARITUB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455" table:style-name="ce44">
            <text:p>1504455</text:p>
          </table:table-cell>
          <table:table-cell office:value-type="string" table:style-name="ce44">
            <text:p>MEDICILAND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505" table:style-name="ce44">
            <text:p>1504505</text:p>
          </table:table-cell>
          <table:table-cell office:value-type="string" table:style-name="ce44">
            <text:p>MELGAC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604" table:style-name="ce44">
            <text:p>1504604</text:p>
          </table:table-cell>
          <table:table-cell office:value-type="string" table:style-name="ce44">
            <text:p>MOCAJUB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703" table:style-name="ce44">
            <text:p>1504703</text:p>
          </table:table-cell>
          <table:table-cell office:value-type="string" table:style-name="ce44">
            <text:p>MOJ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752" table:style-name="ce44">
            <text:p>1504752</text:p>
          </table:table-cell>
          <table:table-cell office:value-type="string" table:style-name="ce44">
            <text:p>MOJUI DOS CAMPO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802" table:style-name="ce44">
            <text:p>1504802</text:p>
          </table:table-cell>
          <table:table-cell office:value-type="string" table:style-name="ce44">
            <text:p>MONTE ALEGRE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901" table:style-name="ce44">
            <text:p>1504901</text:p>
          </table:table-cell>
          <table:table-cell office:value-type="string" table:style-name="ce44">
            <text:p>MUAN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950" table:style-name="ce44">
            <text:p>1504950</text:p>
          </table:table-cell>
          <table:table-cell office:value-type="string" table:style-name="ce44">
            <text:p>NOVA ESPERANCA DO PIR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4976" table:style-name="ce44">
            <text:p>1504976</text:p>
          </table:table-cell>
          <table:table-cell office:value-type="string" table:style-name="ce44">
            <text:p>NOVA IPIXUN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007" table:style-name="ce44">
            <text:p>1505007</text:p>
          </table:table-cell>
          <table:table-cell office:value-type="string" table:style-name="ce44">
            <text:p>NOVA TIMBOTEU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031" table:style-name="ce44">
            <text:p>1505031</text:p>
          </table:table-cell>
          <table:table-cell office:value-type="string" table:style-name="ce44">
            <text:p>NOVO PROGRESS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064" table:style-name="ce44">
            <text:p>1505064</text:p>
          </table:table-cell>
          <table:table-cell office:value-type="string" table:style-name="ce44">
            <text:p>NOVO REPARTIMENT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106" table:style-name="ce44">
            <text:p>1505106</text:p>
          </table:table-cell>
          <table:table-cell office:value-type="string" table:style-name="ce44">
            <text:p>OBIDO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205" table:style-name="ce44">
            <text:p>1505205</text:p>
          </table:table-cell>
          <table:table-cell office:value-type="string" table:style-name="ce44">
            <text:p>OEIRAS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304" table:style-name="ce44">
            <text:p>1505304</text:p>
          </table:table-cell>
          <table:table-cell office:value-type="string" table:style-name="ce44">
            <text:p>ORIXIMIN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403" table:style-name="ce44">
            <text:p>1505403</text:p>
          </table:table-cell>
          <table:table-cell office:value-type="string" table:style-name="ce44">
            <text:p>OUREM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437" table:style-name="ce44">
            <text:p>1505437</text:p>
          </table:table-cell>
          <table:table-cell office:value-type="string" table:style-name="ce44">
            <text:p>OURILANDIA DO NORTE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486" table:style-name="ce44">
            <text:p>1505486</text:p>
          </table:table-cell>
          <table:table-cell office:value-type="string" table:style-name="ce44">
            <text:p>PACAJ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494" table:style-name="ce44">
            <text:p>1505494</text:p>
          </table:table-cell>
          <table:table-cell office:value-type="string" table:style-name="ce44">
            <text:p>PALESTIN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502" table:style-name="ce44">
            <text:p>1505502</text:p>
          </table:table-cell>
          <table:table-cell office:value-type="string" table:style-name="ce44">
            <text:p>PARAGOMIN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536" table:style-name="ce44">
            <text:p>1505536</text:p>
          </table:table-cell>
          <table:table-cell office:value-type="string" table:style-name="ce44">
            <text:p>PARAUAPEB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551" table:style-name="ce44">
            <text:p>1505551</text:p>
          </table:table-cell>
          <table:table-cell office:value-type="string" table:style-name="ce44">
            <text:p>PAU D´ARC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601" table:style-name="ce44">
            <text:p>1505601</text:p>
          </table:table-cell>
          <table:table-cell office:value-type="string" table:style-name="ce44">
            <text:p>PEIXE-BOI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635" table:style-name="ce44">
            <text:p>1505635</text:p>
          </table:table-cell>
          <table:table-cell office:value-type="string" table:style-name="ce44">
            <text:p>PICAR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650" table:style-name="ce44">
            <text:p>1505650</text:p>
          </table:table-cell>
          <table:table-cell office:value-type="string" table:style-name="ce44">
            <text:p>PLAC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700" table:style-name="ce44">
            <text:p>1505700</text:p>
          </table:table-cell>
          <table:table-cell office:value-type="string" table:style-name="ce44">
            <text:p>PONTA DE PEDR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809" table:style-name="ce44">
            <text:p>1505809</text:p>
          </table:table-cell>
          <table:table-cell office:value-type="string" table:style-name="ce44">
            <text:p>PORTEL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5908" table:style-name="ce44">
            <text:p>1505908</text:p>
          </table:table-cell>
          <table:table-cell office:value-type="string" table:style-name="ce44">
            <text:p>PORTO DE MOZ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005" table:style-name="ce44">
            <text:p>1506005</text:p>
          </table:table-cell>
          <table:table-cell office:value-type="string" table:style-name="ce44">
            <text:p>PRAINH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104" table:style-name="ce44">
            <text:p>1506104</text:p>
          </table:table-cell>
          <table:table-cell office:value-type="string" table:style-name="ce44">
            <text:p>PRIMAVE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112" table:style-name="ce44">
            <text:p>1506112</text:p>
          </table:table-cell>
          <table:table-cell office:value-type="string" table:style-name="ce44">
            <text:p>QUATIPUR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138" table:style-name="ce44">
            <text:p>1506138</text:p>
          </table:table-cell>
          <table:table-cell office:value-type="string" table:style-name="ce44">
            <text:p>REDENCA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161" table:style-name="ce44">
            <text:p>1506161</text:p>
          </table:table-cell>
          <table:table-cell office:value-type="string" table:style-name="ce44">
            <text:p>RIO MAR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187" table:style-name="ce44">
            <text:p>1506187</text:p>
          </table:table-cell>
          <table:table-cell office:value-type="string" table:style-name="ce44">
            <text:p>RONDON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195" table:style-name="ce44">
            <text:p>1506195</text:p>
          </table:table-cell>
          <table:table-cell office:value-type="string" table:style-name="ce44">
            <text:p>RUROPOLI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203" table:style-name="ce44">
            <text:p>1506203</text:p>
          </table:table-cell>
          <table:table-cell office:value-type="string" table:style-name="ce44">
            <text:p>SALINOPOLI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302" table:style-name="ce44">
            <text:p>1506302</text:p>
          </table:table-cell>
          <table:table-cell office:value-type="string" table:style-name="ce44">
            <text:p>SALVATER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351" table:style-name="ce44">
            <text:p>1506351</text:p>
          </table:table-cell>
          <table:table-cell office:value-type="string" table:style-name="ce44">
            <text:p>SANTA BARBAR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401" table:style-name="ce44">
            <text:p>1506401</text:p>
          </table:table-cell>
          <table:table-cell office:value-type="string" table:style-name="ce44">
            <text:p>SANTA CRUZ DO ARARI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500" table:style-name="ce44">
            <text:p>1506500</text:p>
          </table:table-cell>
          <table:table-cell office:value-type="string" table:style-name="ce44">
            <text:p>SANTA ISABEL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559" table:style-name="ce44">
            <text:p>1506559</text:p>
          </table:table-cell>
          <table:table-cell office:value-type="string" table:style-name="ce44">
            <text:p>SANTA LUZI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583" table:style-name="ce44">
            <text:p>1506583</text:p>
          </table:table-cell>
          <table:table-cell office:value-type="string" table:style-name="ce44">
            <text:p>SANTA MARIA DAS BARREIR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609" table:style-name="ce44">
            <text:p>1506609</text:p>
          </table:table-cell>
          <table:table-cell office:value-type="string" table:style-name="ce44">
            <text:p>SANTA MARIA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708" table:style-name="ce44">
            <text:p>1506708</text:p>
          </table:table-cell>
          <table:table-cell office:value-type="string" table:style-name="ce44">
            <text:p>SANTANA DO ARAGU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807" table:style-name="ce44">
            <text:p>1506807</text:p>
          </table:table-cell>
          <table:table-cell office:value-type="string" table:style-name="ce44">
            <text:p>SANTAREM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6906" table:style-name="ce44">
            <text:p>1506906</text:p>
          </table:table-cell>
          <table:table-cell office:value-type="string" table:style-name="ce44">
            <text:p>SANTAREM NOV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003" table:style-name="ce44">
            <text:p>1507003</text:p>
          </table:table-cell>
          <table:table-cell office:value-type="string" table:style-name="ce44">
            <text:p>SANTO ANTONIO DO TAU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102" table:style-name="ce44">
            <text:p>1507102</text:p>
          </table:table-cell>
          <table:table-cell office:value-type="string" table:style-name="ce44">
            <text:p>SAO CAETANO DE ODIVEL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151" table:style-name="ce44">
            <text:p>1507151</text:p>
          </table:table-cell>
          <table:table-cell office:value-type="string" table:style-name="ce44">
            <text:p>SAO DOMINGOS DO ARAGU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201" table:style-name="ce44">
            <text:p>1507201</text:p>
          </table:table-cell>
          <table:table-cell office:value-type="string" table:style-name="ce44">
            <text:p>SAO DOMINGOS DO CAPIM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300" table:style-name="ce44">
            <text:p>1507300</text:p>
          </table:table-cell>
          <table:table-cell office:value-type="string" table:style-name="ce44">
            <text:p>SAO FELIX DO XING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409" table:style-name="ce44">
            <text:p>1507409</text:p>
          </table:table-cell>
          <table:table-cell office:value-type="string" table:style-name="ce44">
            <text:p>SAO FRANCISCO DO P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458" table:style-name="ce44">
            <text:p>1507458</text:p>
          </table:table-cell>
          <table:table-cell office:value-type="string" table:style-name="ce44">
            <text:p>SAO GERALDO DO ARAGU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466" table:style-name="ce44">
            <text:p>1507466</text:p>
          </table:table-cell>
          <table:table-cell office:value-type="string" table:style-name="ce44">
            <text:p>SAO JOAO DA PONT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474" table:style-name="ce44">
            <text:p>1507474</text:p>
          </table:table-cell>
          <table:table-cell office:value-type="string" table:style-name="ce44">
            <text:p>SAO JOAO DE PIRABA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508" table:style-name="ce44">
            <text:p>1507508</text:p>
          </table:table-cell>
          <table:table-cell office:value-type="string" table:style-name="ce44">
            <text:p>SAO JOAO DO ARAGU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607" table:style-name="ce44">
            <text:p>1507607</text:p>
          </table:table-cell>
          <table:table-cell office:value-type="string" table:style-name="ce44">
            <text:p>SAO MIGUEL DO GUAM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706" table:style-name="ce44">
            <text:p>1507706</text:p>
          </table:table-cell>
          <table:table-cell office:value-type="string" table:style-name="ce44">
            <text:p>SAO SEBASTIAO DA BOA VIST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755" table:style-name="ce44">
            <text:p>1507755</text:p>
          </table:table-cell>
          <table:table-cell office:value-type="string" table:style-name="ce44">
            <text:p>SAPUCA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805" table:style-name="ce44">
            <text:p>1507805</text:p>
          </table:table-cell>
          <table:table-cell office:value-type="string" table:style-name="ce44">
            <text:p>SENADOR JOSE PORFIRI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904" table:style-name="ce44">
            <text:p>1507904</text:p>
          </table:table-cell>
          <table:table-cell office:value-type="string" table:style-name="ce44">
            <text:p>SOURE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953" table:style-name="ce44">
            <text:p>1507953</text:p>
          </table:table-cell>
          <table:table-cell office:value-type="string" table:style-name="ce44">
            <text:p>TAILAND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961" table:style-name="ce44">
            <text:p>1507961</text:p>
          </table:table-cell>
          <table:table-cell office:value-type="string" table:style-name="ce44">
            <text:p>TERRA ALT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7979" table:style-name="ce44">
            <text:p>1507979</text:p>
          </table:table-cell>
          <table:table-cell office:value-type="string" table:style-name="ce44">
            <text:p>TERRA SANT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001" table:style-name="ce44">
            <text:p>1508001</text:p>
          </table:table-cell>
          <table:table-cell office:value-type="string" table:style-name="ce44">
            <text:p>TOME-AC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035" table:style-name="ce44">
            <text:p>1508035</text:p>
          </table:table-cell>
          <table:table-cell office:value-type="string" table:style-name="ce44">
            <text:p>TRACUATEU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050" table:style-name="ce44">
            <text:p>1508050</text:p>
          </table:table-cell>
          <table:table-cell office:value-type="string" table:style-name="ce44">
            <text:p>TRAIRAO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084" table:style-name="ce44">
            <text:p>1508084</text:p>
          </table:table-cell>
          <table:table-cell office:value-type="string" table:style-name="ce44">
            <text:p>TUCUM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100" table:style-name="ce44">
            <text:p>1508100</text:p>
          </table:table-cell>
          <table:table-cell office:value-type="string" table:style-name="ce44">
            <text:p>TUCURUI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126" table:style-name="ce44">
            <text:p>1508126</text:p>
          </table:table-cell>
          <table:table-cell office:value-type="string" table:style-name="ce44">
            <text:p>ULIANOPOLIS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159" table:style-name="ce44">
            <text:p>1508159</text:p>
          </table:table-cell>
          <table:table-cell office:value-type="string" table:style-name="ce44">
            <text:p>URU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209" table:style-name="ce44">
            <text:p>1508209</text:p>
          </table:table-cell>
          <table:table-cell office:value-type="string" table:style-name="ce44">
            <text:p>VIGI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308" table:style-name="ce44">
            <text:p>1508308</text:p>
          </table:table-cell>
          <table:table-cell office:value-type="string" table:style-name="ce44">
            <text:p>VISE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357" table:style-name="ce44">
            <text:p>1508357</text:p>
          </table:table-cell>
          <table:table-cell office:value-type="string" table:style-name="ce44">
            <text:p>VITORIA DO XINGU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508407" table:style-name="ce44">
            <text:p>1508407</text:p>
          </table:table-cell>
          <table:table-cell office:value-type="string" table:style-name="ce44">
            <text:p>XINGUARA</text:p>
          </table:table-cell>
          <table:table-cell office:value-type="string" table:style-name="ce44">
            <text:p>P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055" table:style-name="ce44">
            <text:p>1600055</text:p>
          </table:table-cell>
          <table:table-cell office:value-type="string" table:style-name="ce44">
            <text:p>SERRA DO NAVIO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105" table:style-name="ce44">
            <text:p>1600105</text:p>
          </table:table-cell>
          <table:table-cell office:value-type="string" table:style-name="ce44">
            <text:p>AMAPA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154" table:style-name="ce44">
            <text:p>1600154</text:p>
          </table:table-cell>
          <table:table-cell office:value-type="string" table:style-name="ce44">
            <text:p>PEDRA BRANCA DO AMAPARI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204" table:style-name="ce44">
            <text:p>1600204</text:p>
          </table:table-cell>
          <table:table-cell office:value-type="string" table:style-name="ce44">
            <text:p>CALCOENE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212" table:style-name="ce44">
            <text:p>1600212</text:p>
          </table:table-cell>
          <table:table-cell office:value-type="string" table:style-name="ce44">
            <text:p>CUTIAS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238" table:style-name="ce44">
            <text:p>1600238</text:p>
          </table:table-cell>
          <table:table-cell office:value-type="string" table:style-name="ce44">
            <text:p>FERREIRA GOMES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253" table:style-name="ce44">
            <text:p>1600253</text:p>
          </table:table-cell>
          <table:table-cell office:value-type="string" table:style-name="ce44">
            <text:p>ITAUBAL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279" table:style-name="ce44">
            <text:p>1600279</text:p>
          </table:table-cell>
          <table:table-cell office:value-type="string" table:style-name="ce44">
            <text:p>LARANJAL DO JARI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303" table:style-name="ce44">
            <text:p>1600303</text:p>
          </table:table-cell>
          <table:table-cell office:value-type="string" table:style-name="ce44">
            <text:p>MACAPA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402" table:style-name="ce44">
            <text:p>1600402</text:p>
          </table:table-cell>
          <table:table-cell office:value-type="string" table:style-name="ce44">
            <text:p>MAZAGAO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501" table:style-name="ce44">
            <text:p>1600501</text:p>
          </table:table-cell>
          <table:table-cell office:value-type="string" table:style-name="ce44">
            <text:p>OIAPOQUE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535" table:style-name="ce44">
            <text:p>1600535</text:p>
          </table:table-cell>
          <table:table-cell office:value-type="string" table:style-name="ce44">
            <text:p>PORTO GRANDE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550" table:style-name="ce44">
            <text:p>1600550</text:p>
          </table:table-cell>
          <table:table-cell office:value-type="string" table:style-name="ce44">
            <text:p>PRACUUBA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600" table:style-name="ce44">
            <text:p>1600600</text:p>
          </table:table-cell>
          <table:table-cell office:value-type="string" table:style-name="ce44">
            <text:p>SANTANA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709" table:style-name="ce44">
            <text:p>1600709</text:p>
          </table:table-cell>
          <table:table-cell office:value-type="string" table:style-name="ce44">
            <text:p>TARTARUGALZINHO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600808" table:style-name="ce44">
            <text:p>1600808</text:p>
          </table:table-cell>
          <table:table-cell office:value-type="string" table:style-name="ce44">
            <text:p>VITORIA DO JARI</text:p>
          </table:table-cell>
          <table:table-cell office:value-type="string" table:style-name="ce44">
            <text:p>A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0251" table:style-name="ce44">
            <text:p>1700251</text:p>
          </table:table-cell>
          <table:table-cell office:value-type="string" table:style-name="ce44">
            <text:p>ABREU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0301" table:style-name="ce44">
            <text:p>1700301</text:p>
          </table:table-cell>
          <table:table-cell office:value-type="string" table:style-name="ce44">
            <text:p>AGUIARN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0350" table:style-name="ce44">
            <text:p>1700350</text:p>
          </table:table-cell>
          <table:table-cell office:value-type="string" table:style-name="ce44">
            <text:p>ALIANC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0400" table:style-name="ce44">
            <text:p>1700400</text:p>
          </table:table-cell>
          <table:table-cell office:value-type="string" table:style-name="ce44">
            <text:p>ALMA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0707" table:style-name="ce44">
            <text:p>1700707</text:p>
          </table:table-cell>
          <table:table-cell office:value-type="string" table:style-name="ce44">
            <text:p>ALVORAD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1002" table:style-name="ce44">
            <text:p>1701002</text:p>
          </table:table-cell>
          <table:table-cell office:value-type="string" table:style-name="ce44">
            <text:p>ANANA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1051" table:style-name="ce44">
            <text:p>1701051</text:p>
          </table:table-cell>
          <table:table-cell office:value-type="string" table:style-name="ce44">
            <text:p>ANGIC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1101" table:style-name="ce44">
            <text:p>1701101</text:p>
          </table:table-cell>
          <table:table-cell office:value-type="string" table:style-name="ce44">
            <text:p>APARECIDA DO RIO NEGR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1309" table:style-name="ce44">
            <text:p>1701309</text:p>
          </table:table-cell>
          <table:table-cell office:value-type="string" table:style-name="ce44">
            <text:p>ARAGOMINA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1903" table:style-name="ce44">
            <text:p>1701903</text:p>
          </table:table-cell>
          <table:table-cell office:value-type="string" table:style-name="ce44">
            <text:p>ARAGUACEM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000" table:style-name="ce44">
            <text:p>1702000</text:p>
          </table:table-cell>
          <table:table-cell office:value-type="string" table:style-name="ce44">
            <text:p>ARAGUACU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109" table:style-name="ce44">
            <text:p>1702109</text:p>
          </table:table-cell>
          <table:table-cell office:value-type="string" table:style-name="ce44">
            <text:p>ARAGUAIN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158" table:style-name="ce44">
            <text:p>1702158</text:p>
          </table:table-cell>
          <table:table-cell office:value-type="string" table:style-name="ce44">
            <text:p>ARAGUAN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208" table:style-name="ce44">
            <text:p>1702208</text:p>
          </table:table-cell>
          <table:table-cell office:value-type="string" table:style-name="ce44">
            <text:p>ARAGUA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307" table:style-name="ce44">
            <text:p>1702307</text:p>
          </table:table-cell>
          <table:table-cell office:value-type="string" table:style-name="ce44">
            <text:p>ARAPOEM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406" table:style-name="ce44">
            <text:p>1702406</text:p>
          </table:table-cell>
          <table:table-cell office:value-type="string" table:style-name="ce44">
            <text:p>ARRAIA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554" table:style-name="ce44">
            <text:p>1702554</text:p>
          </table:table-cell>
          <table:table-cell office:value-type="string" table:style-name="ce44">
            <text:p>AUGUSTIN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703" table:style-name="ce44">
            <text:p>1702703</text:p>
          </table:table-cell>
          <table:table-cell office:value-type="string" table:style-name="ce44">
            <text:p>AUROR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2901" table:style-name="ce44">
            <text:p>1702901</text:p>
          </table:table-cell>
          <table:table-cell office:value-type="string" table:style-name="ce44">
            <text:p>AXIX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008" table:style-name="ce44">
            <text:p>1703008</text:p>
          </table:table-cell>
          <table:table-cell office:value-type="string" table:style-name="ce44">
            <text:p>BABACU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057" table:style-name="ce44">
            <text:p>1703057</text:p>
          </table:table-cell>
          <table:table-cell office:value-type="string" table:style-name="ce44">
            <text:p>BANDEIRANTE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073" table:style-name="ce44">
            <text:p>1703073</text:p>
          </table:table-cell>
          <table:table-cell office:value-type="string" table:style-name="ce44">
            <text:p>BARRA DO OUR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107" table:style-name="ce44">
            <text:p>1703107</text:p>
          </table:table-cell>
          <table:table-cell office:value-type="string" table:style-name="ce44">
            <text:p>BARRO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206" table:style-name="ce44">
            <text:p>1703206</text:p>
          </table:table-cell>
          <table:table-cell office:value-type="string" table:style-name="ce44">
            <text:p>BERNARDO SAYA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305" table:style-name="ce44">
            <text:p>1703305</text:p>
          </table:table-cell>
          <table:table-cell office:value-type="string" table:style-name="ce44">
            <text:p>BOM JESU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602" table:style-name="ce44">
            <text:p>1703602</text:p>
          </table:table-cell>
          <table:table-cell office:value-type="string" table:style-name="ce44">
            <text:p>BRASILANDI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701" table:style-name="ce44">
            <text:p>1703701</text:p>
          </table:table-cell>
          <table:table-cell office:value-type="string" table:style-name="ce44">
            <text:p>BREJINHO DE NAZAR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800" table:style-name="ce44">
            <text:p>1703800</text:p>
          </table:table-cell>
          <table:table-cell office:value-type="string" table:style-name="ce44">
            <text:p>BURITI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826" table:style-name="ce44">
            <text:p>1703826</text:p>
          </table:table-cell>
          <table:table-cell office:value-type="string" table:style-name="ce44">
            <text:p>CACHOEIRINH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842" table:style-name="ce44">
            <text:p>1703842</text:p>
          </table:table-cell>
          <table:table-cell office:value-type="string" table:style-name="ce44">
            <text:p>CAMPOS LINDO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867" table:style-name="ce44">
            <text:p>1703867</text:p>
          </table:table-cell>
          <table:table-cell office:value-type="string" table:style-name="ce44">
            <text:p>CARIRI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883" table:style-name="ce44">
            <text:p>1703883</text:p>
          </table:table-cell>
          <table:table-cell office:value-type="string" table:style-name="ce44">
            <text:p>CARMO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891" table:style-name="ce44">
            <text:p>1703891</text:p>
          </table:table-cell>
          <table:table-cell office:value-type="string" table:style-name="ce44">
            <text:p>CARRASCO BONIT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3909" table:style-name="ce44">
            <text:p>1703909</text:p>
          </table:table-cell>
          <table:table-cell office:value-type="string" table:style-name="ce44">
            <text:p>CASEAR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4105" table:style-name="ce44">
            <text:p>1704105</text:p>
          </table:table-cell>
          <table:table-cell office:value-type="string" table:style-name="ce44">
            <text:p>CENTENARI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4600" table:style-name="ce44">
            <text:p>1704600</text:p>
          </table:table-cell>
          <table:table-cell office:value-type="string" table:style-name="ce44">
            <text:p>CHAPADA DE ARE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5102" table:style-name="ce44">
            <text:p>1705102</text:p>
          </table:table-cell>
          <table:table-cell office:value-type="string" table:style-name="ce44">
            <text:p>CHAPADA DA NATIVIDAD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5508" table:style-name="ce44">
            <text:p>1705508</text:p>
          </table:table-cell>
          <table:table-cell office:value-type="string" table:style-name="ce44">
            <text:p>COLINA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5557" table:style-name="ce44">
            <text:p>1705557</text:p>
          </table:table-cell>
          <table:table-cell office:value-type="string" table:style-name="ce44">
            <text:p>COMBINAD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5607" table:style-name="ce44">
            <text:p>1705607</text:p>
          </table:table-cell>
          <table:table-cell office:value-type="string" table:style-name="ce44">
            <text:p>CONCEICAO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6001" table:style-name="ce44">
            <text:p>1706001</text:p>
          </table:table-cell>
          <table:table-cell office:value-type="string" table:style-name="ce44">
            <text:p>COUTO DE MAGALHAE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6100" table:style-name="ce44">
            <text:p>1706100</text:p>
          </table:table-cell>
          <table:table-cell office:value-type="string" table:style-name="ce44">
            <text:p>CRISTA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6258" table:style-name="ce44">
            <text:p>1706258</text:p>
          </table:table-cell>
          <table:table-cell office:value-type="string" table:style-name="ce44">
            <text:p>CRIXA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6506" table:style-name="ce44">
            <text:p>1706506</text:p>
          </table:table-cell>
          <table:table-cell office:value-type="string" table:style-name="ce44">
            <text:p>DARCIN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009" table:style-name="ce44">
            <text:p>1707009</text:p>
          </table:table-cell>
          <table:table-cell office:value-type="string" table:style-name="ce44">
            <text:p>DIAN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108" table:style-name="ce44">
            <text:p>1707108</text:p>
          </table:table-cell>
          <table:table-cell office:value-type="string" table:style-name="ce44">
            <text:p>DIVINOPOLI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207" table:style-name="ce44">
            <text:p>1707207</text:p>
          </table:table-cell>
          <table:table-cell office:value-type="string" table:style-name="ce44">
            <text:p>DOIS IRMAO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306" table:style-name="ce44">
            <text:p>1707306</text:p>
          </table:table-cell>
          <table:table-cell office:value-type="string" table:style-name="ce44">
            <text:p>DUER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405" table:style-name="ce44">
            <text:p>1707405</text:p>
          </table:table-cell>
          <table:table-cell office:value-type="string" table:style-name="ce44">
            <text:p>ESPERANTIN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553" table:style-name="ce44">
            <text:p>1707553</text:p>
          </table:table-cell>
          <table:table-cell office:value-type="string" table:style-name="ce44">
            <text:p>FATIM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652" table:style-name="ce44">
            <text:p>1707652</text:p>
          </table:table-cell>
          <table:table-cell office:value-type="string" table:style-name="ce44">
            <text:p>FIGUEIR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7702" table:style-name="ce44">
            <text:p>1707702</text:p>
          </table:table-cell>
          <table:table-cell office:value-type="string" table:style-name="ce44">
            <text:p>FILADELF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8205" table:style-name="ce44">
            <text:p>1708205</text:p>
          </table:table-cell>
          <table:table-cell office:value-type="string" table:style-name="ce44">
            <text:p>FORMOSO DO ARAGUA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8254" table:style-name="ce44">
            <text:p>1708254</text:p>
          </table:table-cell>
          <table:table-cell office:value-type="string" table:style-name="ce44">
            <text:p>FORTALEZA DO TABOCA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8304" table:style-name="ce44">
            <text:p>1708304</text:p>
          </table:table-cell>
          <table:table-cell office:value-type="string" table:style-name="ce44">
            <text:p>GOIANORT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9005" table:style-name="ce44">
            <text:p>1709005</text:p>
          </table:table-cell>
          <table:table-cell office:value-type="string" table:style-name="ce44">
            <text:p>GOIA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9302" table:style-name="ce44">
            <text:p>1709302</text:p>
          </table:table-cell>
          <table:table-cell office:value-type="string" table:style-name="ce44">
            <text:p>GUARAI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9500" table:style-name="ce44">
            <text:p>1709500</text:p>
          </table:table-cell>
          <table:table-cell office:value-type="string" table:style-name="ce44">
            <text:p>GURUPI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09807" table:style-name="ce44">
            <text:p>1709807</text:p>
          </table:table-cell>
          <table:table-cell office:value-type="string" table:style-name="ce44">
            <text:p>IPUEIRA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0508" table:style-name="ce44">
            <text:p>1710508</text:p>
          </table:table-cell>
          <table:table-cell office:value-type="string" table:style-name="ce44">
            <text:p>ITACAJ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0706" table:style-name="ce44">
            <text:p>1710706</text:p>
          </table:table-cell>
          <table:table-cell office:value-type="string" table:style-name="ce44">
            <text:p>ITAGUA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0904" table:style-name="ce44">
            <text:p>1710904</text:p>
          </table:table-cell>
          <table:table-cell office:value-type="string" table:style-name="ce44">
            <text:p>ITAPIRA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1100" table:style-name="ce44">
            <text:p>1711100</text:p>
          </table:table-cell>
          <table:table-cell office:value-type="string" table:style-name="ce44">
            <text:p>ITAPOR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1506" table:style-name="ce44">
            <text:p>1711506</text:p>
          </table:table-cell>
          <table:table-cell office:value-type="string" table:style-name="ce44">
            <text:p>JAU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1803" table:style-name="ce44">
            <text:p>1711803</text:p>
          </table:table-cell>
          <table:table-cell office:value-type="string" table:style-name="ce44">
            <text:p>JUARIN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1902" table:style-name="ce44">
            <text:p>1711902</text:p>
          </table:table-cell>
          <table:table-cell office:value-type="string" table:style-name="ce44">
            <text:p>LAGOA DA CONFUSA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1951" table:style-name="ce44">
            <text:p>1711951</text:p>
          </table:table-cell>
          <table:table-cell office:value-type="string" table:style-name="ce44">
            <text:p>LAGO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009" table:style-name="ce44">
            <text:p>1712009</text:p>
          </table:table-cell>
          <table:table-cell office:value-type="string" table:style-name="ce44">
            <text:p>LAJEAD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157" table:style-name="ce44">
            <text:p>1712157</text:p>
          </table:table-cell>
          <table:table-cell office:value-type="string" table:style-name="ce44">
            <text:p>LAVANDEIR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405" table:style-name="ce44">
            <text:p>1712405</text:p>
          </table:table-cell>
          <table:table-cell office:value-type="string" table:style-name="ce44">
            <text:p>LIZARD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454" table:style-name="ce44">
            <text:p>1712454</text:p>
          </table:table-cell>
          <table:table-cell office:value-type="string" table:style-name="ce44">
            <text:p>LUZIN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504" table:style-name="ce44">
            <text:p>1712504</text:p>
          </table:table-cell>
          <table:table-cell office:value-type="string" table:style-name="ce44">
            <text:p>MARIANOPOLI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702" table:style-name="ce44">
            <text:p>1712702</text:p>
          </table:table-cell>
          <table:table-cell office:value-type="string" table:style-name="ce44">
            <text:p>MATEIRO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2801" table:style-name="ce44">
            <text:p>1712801</text:p>
          </table:table-cell>
          <table:table-cell office:value-type="string" table:style-name="ce44">
            <text:p>MAURILANDI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3205" table:style-name="ce44">
            <text:p>1713205</text:p>
          </table:table-cell>
          <table:table-cell office:value-type="string" table:style-name="ce44">
            <text:p>MIRACEM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3304" table:style-name="ce44">
            <text:p>1713304</text:p>
          </table:table-cell>
          <table:table-cell office:value-type="string" table:style-name="ce44">
            <text:p>MIRANORT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3601" table:style-name="ce44">
            <text:p>1713601</text:p>
          </table:table-cell>
          <table:table-cell office:value-type="string" table:style-name="ce44">
            <text:p>MONTE DO CARM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3700" table:style-name="ce44">
            <text:p>1713700</text:p>
          </table:table-cell>
          <table:table-cell office:value-type="string" table:style-name="ce44">
            <text:p>MONTE SANTO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3809" table:style-name="ce44">
            <text:p>1713809</text:p>
          </table:table-cell>
          <table:table-cell office:value-type="string" table:style-name="ce44">
            <text:p>PALMEIRA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3957" table:style-name="ce44">
            <text:p>1713957</text:p>
          </table:table-cell>
          <table:table-cell office:value-type="string" table:style-name="ce44">
            <text:p>MURICI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4203" table:style-name="ce44">
            <text:p>1714203</text:p>
          </table:table-cell>
          <table:table-cell office:value-type="string" table:style-name="ce44">
            <text:p>NATIVIDAD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4302" table:style-name="ce44">
            <text:p>1714302</text:p>
          </table:table-cell>
          <table:table-cell office:value-type="string" table:style-name="ce44">
            <text:p>NAZAR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4880" table:style-name="ce44">
            <text:p>1714880</text:p>
          </table:table-cell>
          <table:table-cell office:value-type="string" table:style-name="ce44">
            <text:p>NOVA OLIND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002" table:style-name="ce44">
            <text:p>1715002</text:p>
          </table:table-cell>
          <table:table-cell office:value-type="string" table:style-name="ce44">
            <text:p>NOVA ROSA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101" table:style-name="ce44">
            <text:p>1715101</text:p>
          </table:table-cell>
          <table:table-cell office:value-type="string" table:style-name="ce44">
            <text:p>NOVO ACORD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150" table:style-name="ce44">
            <text:p>1715150</text:p>
          </table:table-cell>
          <table:table-cell office:value-type="string" table:style-name="ce44">
            <text:p>NOVO ALEGR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259" table:style-name="ce44">
            <text:p>1715259</text:p>
          </table:table-cell>
          <table:table-cell office:value-type="string" table:style-name="ce44">
            <text:p>NOVO JARDIM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507" table:style-name="ce44">
            <text:p>1715507</text:p>
          </table:table-cell>
          <table:table-cell office:value-type="string" table:style-name="ce44">
            <text:p>OLIVEIRA DE FATIM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705" table:style-name="ce44">
            <text:p>1715705</text:p>
          </table:table-cell>
          <table:table-cell office:value-type="string" table:style-name="ce44">
            <text:p>PALMEIRANT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5754" table:style-name="ce44">
            <text:p>1715754</text:p>
          </table:table-cell>
          <table:table-cell office:value-type="string" table:style-name="ce44">
            <text:p>PALMEIR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109" table:style-name="ce44">
            <text:p>1716109</text:p>
          </table:table-cell>
          <table:table-cell office:value-type="string" table:style-name="ce44">
            <text:p>PARAISO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208" table:style-name="ce44">
            <text:p>1716208</text:p>
          </table:table-cell>
          <table:table-cell office:value-type="string" table:style-name="ce44">
            <text:p>PARAN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307" table:style-name="ce44">
            <text:p>1716307</text:p>
          </table:table-cell>
          <table:table-cell office:value-type="string" table:style-name="ce44">
            <text:p>PAU D´ARC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505" table:style-name="ce44">
            <text:p>1716505</text:p>
          </table:table-cell>
          <table:table-cell office:value-type="string" table:style-name="ce44">
            <text:p>PEDRO AFONS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604" table:style-name="ce44">
            <text:p>1716604</text:p>
          </table:table-cell>
          <table:table-cell office:value-type="string" table:style-name="ce44">
            <text:p>PEIX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653" table:style-name="ce44">
            <text:p>1716653</text:p>
          </table:table-cell>
          <table:table-cell office:value-type="string" table:style-name="ce44">
            <text:p>PEQUIZEIR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6703" table:style-name="ce44">
            <text:p>1716703</text:p>
          </table:table-cell>
          <table:table-cell office:value-type="string" table:style-name="ce44">
            <text:p>COLME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7008" table:style-name="ce44">
            <text:p>1717008</text:p>
          </table:table-cell>
          <table:table-cell office:value-type="string" table:style-name="ce44">
            <text:p>PINDORAM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7206" table:style-name="ce44">
            <text:p>1717206</text:p>
          </table:table-cell>
          <table:table-cell office:value-type="string" table:style-name="ce44">
            <text:p>PIRAQU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7503" table:style-name="ce44">
            <text:p>1717503</text:p>
          </table:table-cell>
          <table:table-cell office:value-type="string" table:style-name="ce44">
            <text:p>PIUM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7800" table:style-name="ce44">
            <text:p>1717800</text:p>
          </table:table-cell>
          <table:table-cell office:value-type="string" table:style-name="ce44">
            <text:p>PONTE ALTA DO BOM JESU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7909" table:style-name="ce44">
            <text:p>1717909</text:p>
          </table:table-cell>
          <table:table-cell office:value-type="string" table:style-name="ce44">
            <text:p>PONTE ALT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006" table:style-name="ce44">
            <text:p>1718006</text:p>
          </table:table-cell>
          <table:table-cell office:value-type="string" table:style-name="ce44">
            <text:p>PORTO ALEGRE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204" table:style-name="ce44">
            <text:p>1718204</text:p>
          </table:table-cell>
          <table:table-cell office:value-type="string" table:style-name="ce44">
            <text:p>PORTO NACIONAL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303" table:style-name="ce44">
            <text:p>1718303</text:p>
          </table:table-cell>
          <table:table-cell office:value-type="string" table:style-name="ce44">
            <text:p>PRAIA NORT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402" table:style-name="ce44">
            <text:p>1718402</text:p>
          </table:table-cell>
          <table:table-cell office:value-type="string" table:style-name="ce44">
            <text:p>PRESIDENTE KENNEDY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451" table:style-name="ce44">
            <text:p>1718451</text:p>
          </table:table-cell>
          <table:table-cell office:value-type="string" table:style-name="ce44">
            <text:p>PUGMIL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501" table:style-name="ce44">
            <text:p>1718501</text:p>
          </table:table-cell>
          <table:table-cell office:value-type="string" table:style-name="ce44">
            <text:p>RECURSO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550" table:style-name="ce44">
            <text:p>1718550</text:p>
          </table:table-cell>
          <table:table-cell office:value-type="string" table:style-name="ce44">
            <text:p>RIACHINH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659" table:style-name="ce44">
            <text:p>1718659</text:p>
          </table:table-cell>
          <table:table-cell office:value-type="string" table:style-name="ce44">
            <text:p>RIO DA CONCEICA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709" table:style-name="ce44">
            <text:p>1718709</text:p>
          </table:table-cell>
          <table:table-cell office:value-type="string" table:style-name="ce44">
            <text:p>RIO DO BO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758" table:style-name="ce44">
            <text:p>1718758</text:p>
          </table:table-cell>
          <table:table-cell office:value-type="string" table:style-name="ce44">
            <text:p>RIO SON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808" table:style-name="ce44">
            <text:p>1718808</text:p>
          </table:table-cell>
          <table:table-cell office:value-type="string" table:style-name="ce44">
            <text:p>SAMPAIO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840" table:style-name="ce44">
            <text:p>1718840</text:p>
          </table:table-cell>
          <table:table-cell office:value-type="string" table:style-name="ce44">
            <text:p>SANDO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865" table:style-name="ce44">
            <text:p>1718865</text:p>
          </table:table-cell>
          <table:table-cell office:value-type="string" table:style-name="ce44">
            <text:p>SANTA FE DO ARAGUA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881" table:style-name="ce44">
            <text:p>1718881</text:p>
          </table:table-cell>
          <table:table-cell office:value-type="string" table:style-name="ce44">
            <text:p>SANTA MARI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899" table:style-name="ce44">
            <text:p>1718899</text:p>
          </table:table-cell>
          <table:table-cell office:value-type="string" table:style-name="ce44">
            <text:p>SANTA RIT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8907" table:style-name="ce44">
            <text:p>1718907</text:p>
          </table:table-cell>
          <table:table-cell office:value-type="string" table:style-name="ce44">
            <text:p>SANTA ROS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19004" table:style-name="ce44">
            <text:p>1719004</text:p>
          </table:table-cell>
          <table:table-cell office:value-type="string" table:style-name="ce44">
            <text:p>SANTA TEREZ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002" table:style-name="ce44">
            <text:p>1720002</text:p>
          </table:table-cell>
          <table:table-cell office:value-type="string" table:style-name="ce44">
            <text:p>SANTA TEREZINHA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101" table:style-name="ce44">
            <text:p>1720101</text:p>
          </table:table-cell>
          <table:table-cell office:value-type="string" table:style-name="ce44">
            <text:p>SAO BENTO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150" table:style-name="ce44">
            <text:p>1720150</text:p>
          </table:table-cell>
          <table:table-cell office:value-type="string" table:style-name="ce44">
            <text:p>SAO FELIX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200" table:style-name="ce44">
            <text:p>1720200</text:p>
          </table:table-cell>
          <table:table-cell office:value-type="string" table:style-name="ce44">
            <text:p>SAO MIGUEL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259" table:style-name="ce44">
            <text:p>1720259</text:p>
          </table:table-cell>
          <table:table-cell office:value-type="string" table:style-name="ce44">
            <text:p>SAO SALVADOR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309" table:style-name="ce44">
            <text:p>1720309</text:p>
          </table:table-cell>
          <table:table-cell office:value-type="string" table:style-name="ce44">
            <text:p>SAO SEBASTIAO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499" table:style-name="ce44">
            <text:p>1720499</text:p>
          </table:table-cell>
          <table:table-cell office:value-type="string" table:style-name="ce44">
            <text:p>SAO VALERIO DA NATIVIDADE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655" table:style-name="ce44">
            <text:p>1720655</text:p>
          </table:table-cell>
          <table:table-cell office:value-type="string" table:style-name="ce44">
            <text:p>SILVAN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804" table:style-name="ce44">
            <text:p>1720804</text:p>
          </table:table-cell>
          <table:table-cell office:value-type="string" table:style-name="ce44">
            <text:p>SITIO NOVO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853" table:style-name="ce44">
            <text:p>1720853</text:p>
          </table:table-cell>
          <table:table-cell office:value-type="string" table:style-name="ce44">
            <text:p>SUCUPIR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903" table:style-name="ce44">
            <text:p>1720903</text:p>
          </table:table-cell>
          <table:table-cell office:value-type="string" table:style-name="ce44">
            <text:p>TAGUATING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937" table:style-name="ce44">
            <text:p>1720937</text:p>
          </table:table-cell>
          <table:table-cell office:value-type="string" table:style-name="ce44">
            <text:p>TAIPAS DO TOCAN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0978" table:style-name="ce44">
            <text:p>1720978</text:p>
          </table:table-cell>
          <table:table-cell office:value-type="string" table:style-name="ce44">
            <text:p>TALISM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1000" table:style-name="ce44">
            <text:p>1721000</text:p>
          </table:table-cell>
          <table:table-cell office:value-type="string" table:style-name="ce44">
            <text:p>PALMA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1109" table:style-name="ce44">
            <text:p>1721109</text:p>
          </table:table-cell>
          <table:table-cell office:value-type="string" table:style-name="ce44">
            <text:p>TOCANTIN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1208" table:style-name="ce44">
            <text:p>1721208</text:p>
          </table:table-cell>
          <table:table-cell office:value-type="string" table:style-name="ce44">
            <text:p>TOCANTINOPOLI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1257" table:style-name="ce44">
            <text:p>1721257</text:p>
          </table:table-cell>
          <table:table-cell office:value-type="string" table:style-name="ce44">
            <text:p>TUPIRAM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1307" table:style-name="ce44">
            <text:p>1721307</text:p>
          </table:table-cell>
          <table:table-cell office:value-type="string" table:style-name="ce44">
            <text:p>TUPIRATINS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2081" table:style-name="ce44">
            <text:p>1722081</text:p>
          </table:table-cell>
          <table:table-cell office:value-type="string" table:style-name="ce44">
            <text:p>WANDERLANDI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722107" table:style-name="ce44">
            <text:p>1722107</text:p>
          </table:table-cell>
          <table:table-cell office:value-type="string" table:style-name="ce44">
            <text:p>XAMBIOA</text:p>
          </table:table-cell>
          <table:table-cell office:value-type="string" table:style-name="ce44">
            <text:p>T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055" table:style-name="ce44">
            <text:p>2100055</text:p>
          </table:table-cell>
          <table:table-cell office:value-type="string" table:style-name="ce44">
            <text:p>ACAILAND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105" table:style-name="ce44">
            <text:p>2100105</text:p>
          </table:table-cell>
          <table:table-cell office:value-type="string" table:style-name="ce44">
            <text:p>AFONSO CUNH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154" table:style-name="ce44">
            <text:p>2100154</text:p>
          </table:table-cell>
          <table:table-cell office:value-type="string" table:style-name="ce44">
            <text:p>AGUA DOCE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204" table:style-name="ce44">
            <text:p>2100204</text:p>
          </table:table-cell>
          <table:table-cell office:value-type="string" table:style-name="ce44">
            <text:p>ALCANTAR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303" table:style-name="ce44">
            <text:p>2100303</text:p>
          </table:table-cell>
          <table:table-cell office:value-type="string" table:style-name="ce44">
            <text:p>ALDEIAS ALT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402" table:style-name="ce44">
            <text:p>2100402</text:p>
          </table:table-cell>
          <table:table-cell office:value-type="string" table:style-name="ce44">
            <text:p>ALTAMIR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436" table:style-name="ce44">
            <text:p>2100436</text:p>
          </table:table-cell>
          <table:table-cell office:value-type="string" table:style-name="ce44">
            <text:p>ALTO ALEGRE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477" table:style-name="ce44">
            <text:p>2100477</text:p>
          </table:table-cell>
          <table:table-cell office:value-type="string" table:style-name="ce44">
            <text:p>ALTO ALEGRE DO PINDAR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501" table:style-name="ce44">
            <text:p>2100501</text:p>
          </table:table-cell>
          <table:table-cell office:value-type="string" table:style-name="ce44">
            <text:p>ALTO PARNAIB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550" table:style-name="ce44">
            <text:p>2100550</text:p>
          </table:table-cell>
          <table:table-cell office:value-type="string" table:style-name="ce44">
            <text:p>AMAP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600" table:style-name="ce44">
            <text:p>2100600</text:p>
          </table:table-cell>
          <table:table-cell office:value-type="string" table:style-name="ce44">
            <text:p>AMARANTE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709" table:style-name="ce44">
            <text:p>2100709</text:p>
          </table:table-cell>
          <table:table-cell office:value-type="string" table:style-name="ce44">
            <text:p>ANAJATUB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808" table:style-name="ce44">
            <text:p>2100808</text:p>
          </table:table-cell>
          <table:table-cell office:value-type="string" table:style-name="ce44">
            <text:p>ANAPURU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832" table:style-name="ce44">
            <text:p>2100832</text:p>
          </table:table-cell>
          <table:table-cell office:value-type="string" table:style-name="ce44">
            <text:p>APICUM-AC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873" table:style-name="ce44">
            <text:p>2100873</text:p>
          </table:table-cell>
          <table:table-cell office:value-type="string" table:style-name="ce44">
            <text:p>ARAGUA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907" table:style-name="ce44">
            <text:p>2100907</text:p>
          </table:table-cell>
          <table:table-cell office:value-type="string" table:style-name="ce44">
            <text:p>ARAIOS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0956" table:style-name="ce44">
            <text:p>2100956</text:p>
          </table:table-cell>
          <table:table-cell office:value-type="string" table:style-name="ce44">
            <text:p>ARAM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004" table:style-name="ce44">
            <text:p>2101004</text:p>
          </table:table-cell>
          <table:table-cell office:value-type="string" table:style-name="ce44">
            <text:p>ARARI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103" table:style-name="ce44">
            <text:p>2101103</text:p>
          </table:table-cell>
          <table:table-cell office:value-type="string" table:style-name="ce44">
            <text:p>AXIX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202" table:style-name="ce44">
            <text:p>2101202</text:p>
          </table:table-cell>
          <table:table-cell office:value-type="string" table:style-name="ce44">
            <text:p>BACABAL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251" table:style-name="ce44">
            <text:p>2101251</text:p>
          </table:table-cell>
          <table:table-cell office:value-type="string" table:style-name="ce44">
            <text:p>BACABEIR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301" table:style-name="ce44">
            <text:p>2101301</text:p>
          </table:table-cell>
          <table:table-cell office:value-type="string" table:style-name="ce44">
            <text:p>BACURI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350" table:style-name="ce44">
            <text:p>2101350</text:p>
          </table:table-cell>
          <table:table-cell office:value-type="string" table:style-name="ce44">
            <text:p>BACURITUB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400" table:style-name="ce44">
            <text:p>2101400</text:p>
          </table:table-cell>
          <table:table-cell office:value-type="string" table:style-name="ce44">
            <text:p>BALS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509" table:style-name="ce44">
            <text:p>2101509</text:p>
          </table:table-cell>
          <table:table-cell office:value-type="string" table:style-name="ce44">
            <text:p>BARAO DE GRAJA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608" table:style-name="ce44">
            <text:p>2101608</text:p>
          </table:table-cell>
          <table:table-cell office:value-type="string" table:style-name="ce44">
            <text:p>BARRA DO CORD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707" table:style-name="ce44">
            <text:p>2101707</text:p>
          </table:table-cell>
          <table:table-cell office:value-type="string" table:style-name="ce44">
            <text:p>BARREIRINH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731" table:style-name="ce44">
            <text:p>2101731</text:p>
          </table:table-cell>
          <table:table-cell office:value-type="string" table:style-name="ce44">
            <text:p>BELAGU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772" table:style-name="ce44">
            <text:p>2101772</text:p>
          </table:table-cell>
          <table:table-cell office:value-type="string" table:style-name="ce44">
            <text:p>BELA VIST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806" table:style-name="ce44">
            <text:p>2101806</text:p>
          </table:table-cell>
          <table:table-cell office:value-type="string" table:style-name="ce44">
            <text:p>BENEDITO LEIT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905" table:style-name="ce44">
            <text:p>2101905</text:p>
          </table:table-cell>
          <table:table-cell office:value-type="string" table:style-name="ce44">
            <text:p>BEQUIM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939" table:style-name="ce44">
            <text:p>2101939</text:p>
          </table:table-cell>
          <table:table-cell office:value-type="string" table:style-name="ce44">
            <text:p>BERNARDO DO MEARIM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1970" table:style-name="ce44">
            <text:p>2101970</text:p>
          </table:table-cell>
          <table:table-cell office:value-type="string" table:style-name="ce44">
            <text:p>BOA VISTA DO GURUPI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002" table:style-name="ce44">
            <text:p>2102002</text:p>
          </table:table-cell>
          <table:table-cell office:value-type="string" table:style-name="ce44">
            <text:p>BOM JARDIM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036" table:style-name="ce44">
            <text:p>2102036</text:p>
          </table:table-cell>
          <table:table-cell office:value-type="string" table:style-name="ce44">
            <text:p>BOM JESUS DAS SELV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077" table:style-name="ce44">
            <text:p>2102077</text:p>
          </table:table-cell>
          <table:table-cell office:value-type="string" table:style-name="ce44">
            <text:p>BOM LUGA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101" table:style-name="ce44">
            <text:p>2102101</text:p>
          </table:table-cell>
          <table:table-cell office:value-type="string" table:style-name="ce44">
            <text:p>BREJ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150" table:style-name="ce44">
            <text:p>2102150</text:p>
          </table:table-cell>
          <table:table-cell office:value-type="string" table:style-name="ce44">
            <text:p>BREJO DE ARE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200" table:style-name="ce44">
            <text:p>2102200</text:p>
          </table:table-cell>
          <table:table-cell office:value-type="string" table:style-name="ce44">
            <text:p>BURITI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309" table:style-name="ce44">
            <text:p>2102309</text:p>
          </table:table-cell>
          <table:table-cell office:value-type="string" table:style-name="ce44">
            <text:p>BURITI BRAV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325" table:style-name="ce44">
            <text:p>2102325</text:p>
          </table:table-cell>
          <table:table-cell office:value-type="string" table:style-name="ce44">
            <text:p>BURITICUP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358" table:style-name="ce44">
            <text:p>2102358</text:p>
          </table:table-cell>
          <table:table-cell office:value-type="string" table:style-name="ce44">
            <text:p>BURITIRA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374" table:style-name="ce44">
            <text:p>2102374</text:p>
          </table:table-cell>
          <table:table-cell office:value-type="string" table:style-name="ce44">
            <text:p>CACHOEIRA GRAND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408" table:style-name="ce44">
            <text:p>2102408</text:p>
          </table:table-cell>
          <table:table-cell office:value-type="string" table:style-name="ce44">
            <text:p>CAJAPI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507" table:style-name="ce44">
            <text:p>2102507</text:p>
          </table:table-cell>
          <table:table-cell office:value-type="string" table:style-name="ce44">
            <text:p>CAJARI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556" table:style-name="ce44">
            <text:p>2102556</text:p>
          </table:table-cell>
          <table:table-cell office:value-type="string" table:style-name="ce44">
            <text:p>CAMPESTRE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606" table:style-name="ce44">
            <text:p>2102606</text:p>
          </table:table-cell>
          <table:table-cell office:value-type="string" table:style-name="ce44">
            <text:p>CANDIDO MEND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705" table:style-name="ce44">
            <text:p>2102705</text:p>
          </table:table-cell>
          <table:table-cell office:value-type="string" table:style-name="ce44">
            <text:p>CANTANHED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754" table:style-name="ce44">
            <text:p>2102754</text:p>
          </table:table-cell>
          <table:table-cell office:value-type="string" table:style-name="ce44">
            <text:p>CAPINZAL DO NORT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804" table:style-name="ce44">
            <text:p>2102804</text:p>
          </table:table-cell>
          <table:table-cell office:value-type="string" table:style-name="ce44">
            <text:p>CAROLI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2903" table:style-name="ce44">
            <text:p>2102903</text:p>
          </table:table-cell>
          <table:table-cell office:value-type="string" table:style-name="ce44">
            <text:p>CARUTAPER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000" table:style-name="ce44">
            <text:p>2103000</text:p>
          </table:table-cell>
          <table:table-cell office:value-type="string" table:style-name="ce44">
            <text:p>CAXI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109" table:style-name="ce44">
            <text:p>2103109</text:p>
          </table:table-cell>
          <table:table-cell office:value-type="string" table:style-name="ce44">
            <text:p>CEDRAL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125" table:style-name="ce44">
            <text:p>2103125</text:p>
          </table:table-cell>
          <table:table-cell office:value-type="string" table:style-name="ce44">
            <text:p>CENTRAL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158" table:style-name="ce44">
            <text:p>2103158</text:p>
          </table:table-cell>
          <table:table-cell office:value-type="string" table:style-name="ce44">
            <text:p>CENTRO DO GUILHERM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174" table:style-name="ce44">
            <text:p>2103174</text:p>
          </table:table-cell>
          <table:table-cell office:value-type="string" table:style-name="ce44">
            <text:p>CENTRO NOVO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208" table:style-name="ce44">
            <text:p>2103208</text:p>
          </table:table-cell>
          <table:table-cell office:value-type="string" table:style-name="ce44">
            <text:p>CHAPADINH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257" table:style-name="ce44">
            <text:p>2103257</text:p>
          </table:table-cell>
          <table:table-cell office:value-type="string" table:style-name="ce44">
            <text:p>CIDELAND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307" table:style-name="ce44">
            <text:p>2103307</text:p>
          </table:table-cell>
          <table:table-cell office:value-type="string" table:style-name="ce44">
            <text:p>COD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406" table:style-name="ce44">
            <text:p>2103406</text:p>
          </table:table-cell>
          <table:table-cell office:value-type="string" table:style-name="ce44">
            <text:p>COELHO NET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505" table:style-name="ce44">
            <text:p>2103505</text:p>
          </table:table-cell>
          <table:table-cell office:value-type="string" table:style-name="ce44">
            <text:p>COLIN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554" table:style-name="ce44">
            <text:p>2103554</text:p>
          </table:table-cell>
          <table:table-cell office:value-type="string" table:style-name="ce44">
            <text:p>CONCEICAO DO LAGO-AC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604" table:style-name="ce44">
            <text:p>2103604</text:p>
          </table:table-cell>
          <table:table-cell office:value-type="string" table:style-name="ce44">
            <text:p>COROAT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703" table:style-name="ce44">
            <text:p>2103703</text:p>
          </table:table-cell>
          <table:table-cell office:value-type="string" table:style-name="ce44">
            <text:p>CURURUP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752" table:style-name="ce44">
            <text:p>2103752</text:p>
          </table:table-cell>
          <table:table-cell office:value-type="string" table:style-name="ce44">
            <text:p>DAVINOPOLI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802" table:style-name="ce44">
            <text:p>2103802</text:p>
          </table:table-cell>
          <table:table-cell office:value-type="string" table:style-name="ce44">
            <text:p>DOM PEDR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3901" table:style-name="ce44">
            <text:p>2103901</text:p>
          </table:table-cell>
          <table:table-cell office:value-type="string" table:style-name="ce44">
            <text:p>DUQUE BACELA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008" table:style-name="ce44">
            <text:p>2104008</text:p>
          </table:table-cell>
          <table:table-cell office:value-type="string" table:style-name="ce44">
            <text:p>ESPERANTINOPOLI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057" table:style-name="ce44">
            <text:p>2104057</text:p>
          </table:table-cell>
          <table:table-cell office:value-type="string" table:style-name="ce44">
            <text:p>ESTREIT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073" table:style-name="ce44">
            <text:p>2104073</text:p>
          </table:table-cell>
          <table:table-cell office:value-type="string" table:style-name="ce44">
            <text:p>FEIRA NOV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081" table:style-name="ce44">
            <text:p>2104081</text:p>
          </table:table-cell>
          <table:table-cell office:value-type="string" table:style-name="ce44">
            <text:p>FERNANDO FALC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099" table:style-name="ce44">
            <text:p>2104099</text:p>
          </table:table-cell>
          <table:table-cell office:value-type="string" table:style-name="ce44">
            <text:p>FORMOSA DA SERRA NEGR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107" table:style-name="ce44">
            <text:p>2104107</text:p>
          </table:table-cell>
          <table:table-cell office:value-type="string" table:style-name="ce44">
            <text:p>FORTALEZA DO NOGUEIR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206" table:style-name="ce44">
            <text:p>2104206</text:p>
          </table:table-cell>
          <table:table-cell office:value-type="string" table:style-name="ce44">
            <text:p>FORTU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305" table:style-name="ce44">
            <text:p>2104305</text:p>
          </table:table-cell>
          <table:table-cell office:value-type="string" table:style-name="ce44">
            <text:p>GODOFREDO VIA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404" table:style-name="ce44">
            <text:p>2104404</text:p>
          </table:table-cell>
          <table:table-cell office:value-type="string" table:style-name="ce44">
            <text:p>GONCALVES DI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503" table:style-name="ce44">
            <text:p>2104503</text:p>
          </table:table-cell>
          <table:table-cell office:value-type="string" table:style-name="ce44">
            <text:p>GOVERNADOR ARCHE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552" table:style-name="ce44">
            <text:p>2104552</text:p>
          </table:table-cell>
          <table:table-cell office:value-type="string" table:style-name="ce44">
            <text:p>GOVERNADOR EDISON LOB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602" table:style-name="ce44">
            <text:p>2104602</text:p>
          </table:table-cell>
          <table:table-cell office:value-type="string" table:style-name="ce44">
            <text:p>GOVERNADOR EUGENIO BARR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628" table:style-name="ce44">
            <text:p>2104628</text:p>
          </table:table-cell>
          <table:table-cell office:value-type="string" table:style-name="ce44">
            <text:p>GOVERNADOR LUIZ ROCH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651" table:style-name="ce44">
            <text:p>2104651</text:p>
          </table:table-cell>
          <table:table-cell office:value-type="string" table:style-name="ce44">
            <text:p>GOVERNADOR NEWTON BELL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677" table:style-name="ce44">
            <text:p>2104677</text:p>
          </table:table-cell>
          <table:table-cell office:value-type="string" table:style-name="ce44">
            <text:p>GOVERNADOR NUNES FREIR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701" table:style-name="ce44">
            <text:p>2104701</text:p>
          </table:table-cell>
          <table:table-cell office:value-type="string" table:style-name="ce44">
            <text:p>GRACA ARANH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800" table:style-name="ce44">
            <text:p>2104800</text:p>
          </table:table-cell>
          <table:table-cell office:value-type="string" table:style-name="ce44">
            <text:p>GRAJA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4909" table:style-name="ce44">
            <text:p>2104909</text:p>
          </table:table-cell>
          <table:table-cell office:value-type="string" table:style-name="ce44">
            <text:p>GUIMARA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005" table:style-name="ce44">
            <text:p>2105005</text:p>
          </table:table-cell>
          <table:table-cell office:value-type="string" table:style-name="ce44">
            <text:p>HUMBERTO DE CAMP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104" table:style-name="ce44">
            <text:p>2105104</text:p>
          </table:table-cell>
          <table:table-cell office:value-type="string" table:style-name="ce44">
            <text:p>ICAT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153" table:style-name="ce44">
            <text:p>2105153</text:p>
          </table:table-cell>
          <table:table-cell office:value-type="string" table:style-name="ce44">
            <text:p>IGARAPE DO MEI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203" table:style-name="ce44">
            <text:p>2105203</text:p>
          </table:table-cell>
          <table:table-cell office:value-type="string" table:style-name="ce44">
            <text:p>IGARAPE GRAND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302" table:style-name="ce44">
            <text:p>2105302</text:p>
          </table:table-cell>
          <table:table-cell office:value-type="string" table:style-name="ce44">
            <text:p>IMPERATRIZ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351" table:style-name="ce44">
            <text:p>2105351</text:p>
          </table:table-cell>
          <table:table-cell office:value-type="string" table:style-name="ce44">
            <text:p>ITAIPAVA DO GRAJA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401" table:style-name="ce44">
            <text:p>2105401</text:p>
          </table:table-cell>
          <table:table-cell office:value-type="string" table:style-name="ce44">
            <text:p>ITAPECURU MIRIM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427" table:style-name="ce44">
            <text:p>2105427</text:p>
          </table:table-cell>
          <table:table-cell office:value-type="string" table:style-name="ce44">
            <text:p>ITING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450" table:style-name="ce44">
            <text:p>2105450</text:p>
          </table:table-cell>
          <table:table-cell office:value-type="string" table:style-name="ce44">
            <text:p>JATOB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476" table:style-name="ce44">
            <text:p>2105476</text:p>
          </table:table-cell>
          <table:table-cell office:value-type="string" table:style-name="ce44">
            <text:p>JENIPAPO DO VIEIR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500" table:style-name="ce44">
            <text:p>2105500</text:p>
          </table:table-cell>
          <table:table-cell office:value-type="string" table:style-name="ce44">
            <text:p>JOAO LISBO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609" table:style-name="ce44">
            <text:p>2105609</text:p>
          </table:table-cell>
          <table:table-cell office:value-type="string" table:style-name="ce44">
            <text:p>JOSELAND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658" table:style-name="ce44">
            <text:p>2105658</text:p>
          </table:table-cell>
          <table:table-cell office:value-type="string" table:style-name="ce44">
            <text:p>JUNCO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708" table:style-name="ce44">
            <text:p>2105708</text:p>
          </table:table-cell>
          <table:table-cell office:value-type="string" table:style-name="ce44">
            <text:p>LAGO DA PEDR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807" table:style-name="ce44">
            <text:p>2105807</text:p>
          </table:table-cell>
          <table:table-cell office:value-type="string" table:style-name="ce44">
            <text:p>LAGO DO JUNC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906" table:style-name="ce44">
            <text:p>2105906</text:p>
          </table:table-cell>
          <table:table-cell office:value-type="string" table:style-name="ce44">
            <text:p>LAGO VERD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922" table:style-name="ce44">
            <text:p>2105922</text:p>
          </table:table-cell>
          <table:table-cell office:value-type="string" table:style-name="ce44">
            <text:p>LAGOA DO MAT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948" table:style-name="ce44">
            <text:p>2105948</text:p>
          </table:table-cell>
          <table:table-cell office:value-type="string" table:style-name="ce44">
            <text:p>LAGO DO RODRIGU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963" table:style-name="ce44">
            <text:p>2105963</text:p>
          </table:table-cell>
          <table:table-cell office:value-type="string" table:style-name="ce44">
            <text:p>LAGOA GRANDE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5989" table:style-name="ce44">
            <text:p>2105989</text:p>
          </table:table-cell>
          <table:table-cell office:value-type="string" table:style-name="ce44">
            <text:p>LAJEADO NOV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003" table:style-name="ce44">
            <text:p>2106003</text:p>
          </table:table-cell>
          <table:table-cell office:value-type="string" table:style-name="ce44">
            <text:p>LIMA CAMP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102" table:style-name="ce44">
            <text:p>2106102</text:p>
          </table:table-cell>
          <table:table-cell office:value-type="string" table:style-name="ce44">
            <text:p>LORET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201" table:style-name="ce44">
            <text:p>2106201</text:p>
          </table:table-cell>
          <table:table-cell office:value-type="string" table:style-name="ce44">
            <text:p>LUIS DOMINGU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300" table:style-name="ce44">
            <text:p>2106300</text:p>
          </table:table-cell>
          <table:table-cell office:value-type="string" table:style-name="ce44">
            <text:p>MAGALHAES DE ALMEID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326" table:style-name="ce44">
            <text:p>2106326</text:p>
          </table:table-cell>
          <table:table-cell office:value-type="string" table:style-name="ce44">
            <text:p>MARACACUM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359" table:style-name="ce44">
            <text:p>2106359</text:p>
          </table:table-cell>
          <table:table-cell office:value-type="string" table:style-name="ce44">
            <text:p>MARAJA DO SE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375" table:style-name="ce44">
            <text:p>2106375</text:p>
          </table:table-cell>
          <table:table-cell office:value-type="string" table:style-name="ce44">
            <text:p>MARANHAOZINH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409" table:style-name="ce44">
            <text:p>2106409</text:p>
          </table:table-cell>
          <table:table-cell office:value-type="string" table:style-name="ce44">
            <text:p>MATA ROM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508" table:style-name="ce44">
            <text:p>2106508</text:p>
          </table:table-cell>
          <table:table-cell office:value-type="string" table:style-name="ce44">
            <text:p>MATINH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607" table:style-name="ce44">
            <text:p>2106607</text:p>
          </table:table-cell>
          <table:table-cell office:value-type="string" table:style-name="ce44">
            <text:p>MATO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631" table:style-name="ce44">
            <text:p>2106631</text:p>
          </table:table-cell>
          <table:table-cell office:value-type="string" table:style-name="ce44">
            <text:p>MATOES DO NORT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672" table:style-name="ce44">
            <text:p>2106672</text:p>
          </table:table-cell>
          <table:table-cell office:value-type="string" table:style-name="ce44">
            <text:p>MILAGRES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706" table:style-name="ce44">
            <text:p>2106706</text:p>
          </table:table-cell>
          <table:table-cell office:value-type="string" table:style-name="ce44">
            <text:p>MIRADO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755" table:style-name="ce44">
            <text:p>2106755</text:p>
          </table:table-cell>
          <table:table-cell office:value-type="string" table:style-name="ce44">
            <text:p>MIRANDA DO NORT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805" table:style-name="ce44">
            <text:p>2106805</text:p>
          </table:table-cell>
          <table:table-cell office:value-type="string" table:style-name="ce44">
            <text:p>MIRINZAL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6904" table:style-name="ce44">
            <text:p>2106904</text:p>
          </table:table-cell>
          <table:table-cell office:value-type="string" table:style-name="ce44">
            <text:p>MONC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001" table:style-name="ce44">
            <text:p>2107001</text:p>
          </table:table-cell>
          <table:table-cell office:value-type="string" table:style-name="ce44">
            <text:p>MONTES ALT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100" table:style-name="ce44">
            <text:p>2107100</text:p>
          </table:table-cell>
          <table:table-cell office:value-type="string" table:style-name="ce44">
            <text:p>MORR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209" table:style-name="ce44">
            <text:p>2107209</text:p>
          </table:table-cell>
          <table:table-cell office:value-type="string" table:style-name="ce44">
            <text:p>NINA RODRIGU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258" table:style-name="ce44">
            <text:p>2107258</text:p>
          </table:table-cell>
          <table:table-cell office:value-type="string" table:style-name="ce44">
            <text:p>NOVA COLIN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308" table:style-name="ce44">
            <text:p>2107308</text:p>
          </table:table-cell>
          <table:table-cell office:value-type="string" table:style-name="ce44">
            <text:p>NOVA IORQU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357" table:style-name="ce44">
            <text:p>2107357</text:p>
          </table:table-cell>
          <table:table-cell office:value-type="string" table:style-name="ce44">
            <text:p>NOVA OLIND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407" table:style-name="ce44">
            <text:p>2107407</text:p>
          </table:table-cell>
          <table:table-cell office:value-type="string" table:style-name="ce44">
            <text:p>OLHO D´AGUA DAS CUNH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456" table:style-name="ce44">
            <text:p>2107456</text:p>
          </table:table-cell>
          <table:table-cell office:value-type="string" table:style-name="ce44">
            <text:p>OLINDA NOV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506" table:style-name="ce44">
            <text:p>2107506</text:p>
          </table:table-cell>
          <table:table-cell office:value-type="string" table:style-name="ce44">
            <text:p>PACO DO LUMIA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605" table:style-name="ce44">
            <text:p>2107605</text:p>
          </table:table-cell>
          <table:table-cell office:value-type="string" table:style-name="ce44">
            <text:p>PALMEIRAND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704" table:style-name="ce44">
            <text:p>2107704</text:p>
          </table:table-cell>
          <table:table-cell office:value-type="string" table:style-name="ce44">
            <text:p>PARAIBAN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803" table:style-name="ce44">
            <text:p>2107803</text:p>
          </table:table-cell>
          <table:table-cell office:value-type="string" table:style-name="ce44">
            <text:p>PARNARAM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7902" table:style-name="ce44">
            <text:p>2107902</text:p>
          </table:table-cell>
          <table:table-cell office:value-type="string" table:style-name="ce44">
            <text:p>PASSAGEM FRANC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009" table:style-name="ce44">
            <text:p>2108009</text:p>
          </table:table-cell>
          <table:table-cell office:value-type="string" table:style-name="ce44">
            <text:p>PASTOS BON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058" table:style-name="ce44">
            <text:p>2108058</text:p>
          </table:table-cell>
          <table:table-cell office:value-type="string" table:style-name="ce44">
            <text:p>PAULINO NEV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108" table:style-name="ce44">
            <text:p>2108108</text:p>
          </table:table-cell>
          <table:table-cell office:value-type="string" table:style-name="ce44">
            <text:p>PAULO RAM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207" table:style-name="ce44">
            <text:p>2108207</text:p>
          </table:table-cell>
          <table:table-cell office:value-type="string" table:style-name="ce44">
            <text:p>PEDREIR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256" table:style-name="ce44">
            <text:p>2108256</text:p>
          </table:table-cell>
          <table:table-cell office:value-type="string" table:style-name="ce44">
            <text:p>PEDRO DO ROSARI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306" table:style-name="ce44">
            <text:p>2108306</text:p>
          </table:table-cell>
          <table:table-cell office:value-type="string" table:style-name="ce44">
            <text:p>PENALV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405" table:style-name="ce44">
            <text:p>2108405</text:p>
          </table:table-cell>
          <table:table-cell office:value-type="string" table:style-name="ce44">
            <text:p>PERI MIRIM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454" table:style-name="ce44">
            <text:p>2108454</text:p>
          </table:table-cell>
          <table:table-cell office:value-type="string" table:style-name="ce44">
            <text:p>PERITOR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504" table:style-name="ce44">
            <text:p>2108504</text:p>
          </table:table-cell>
          <table:table-cell office:value-type="string" table:style-name="ce44">
            <text:p>PINDARE MIRIM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603" table:style-name="ce44">
            <text:p>2108603</text:p>
          </table:table-cell>
          <table:table-cell office:value-type="string" table:style-name="ce44">
            <text:p>PINHEIR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702" table:style-name="ce44">
            <text:p>2108702</text:p>
          </table:table-cell>
          <table:table-cell office:value-type="string" table:style-name="ce44">
            <text:p>PIO XII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801" table:style-name="ce44">
            <text:p>2108801</text:p>
          </table:table-cell>
          <table:table-cell office:value-type="string" table:style-name="ce44">
            <text:p>PIRAPEM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8900" table:style-name="ce44">
            <text:p>2108900</text:p>
          </table:table-cell>
          <table:table-cell office:value-type="string" table:style-name="ce44">
            <text:p>POCAO DE PEDR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007" table:style-name="ce44">
            <text:p>2109007</text:p>
          </table:table-cell>
          <table:table-cell office:value-type="string" table:style-name="ce44">
            <text:p>PORTO FRANC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056" table:style-name="ce44">
            <text:p>2109056</text:p>
          </table:table-cell>
          <table:table-cell office:value-type="string" table:style-name="ce44">
            <text:p>PORTO RICO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106" table:style-name="ce44">
            <text:p>2109106</text:p>
          </table:table-cell>
          <table:table-cell office:value-type="string" table:style-name="ce44">
            <text:p>PRESIDENTE DUTR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205" table:style-name="ce44">
            <text:p>2109205</text:p>
          </table:table-cell>
          <table:table-cell office:value-type="string" table:style-name="ce44">
            <text:p>PRESIDENTE JUSCELIN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239" table:style-name="ce44">
            <text:p>2109239</text:p>
          </table:table-cell>
          <table:table-cell office:value-type="string" table:style-name="ce44">
            <text:p>PRESIDENTE MEDICI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270" table:style-name="ce44">
            <text:p>2109270</text:p>
          </table:table-cell>
          <table:table-cell office:value-type="string" table:style-name="ce44">
            <text:p>PRESIDENTE SARNEY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304" table:style-name="ce44">
            <text:p>2109304</text:p>
          </table:table-cell>
          <table:table-cell office:value-type="string" table:style-name="ce44">
            <text:p>PRESIDENTE VARG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403" table:style-name="ce44">
            <text:p>2109403</text:p>
          </table:table-cell>
          <table:table-cell office:value-type="string" table:style-name="ce44">
            <text:p>PRIMEIRA CRUZ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452" table:style-name="ce44">
            <text:p>2109452</text:p>
          </table:table-cell>
          <table:table-cell office:value-type="string" table:style-name="ce44">
            <text:p>RAPOS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502" table:style-name="ce44">
            <text:p>2109502</text:p>
          </table:table-cell>
          <table:table-cell office:value-type="string" table:style-name="ce44">
            <text:p>RIAC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551" table:style-name="ce44">
            <text:p>2109551</text:p>
          </table:table-cell>
          <table:table-cell office:value-type="string" table:style-name="ce44">
            <text:p>RIBAMAR FIQUEN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601" table:style-name="ce44">
            <text:p>2109601</text:p>
          </table:table-cell>
          <table:table-cell office:value-type="string" table:style-name="ce44">
            <text:p>ROSARI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700" table:style-name="ce44">
            <text:p>2109700</text:p>
          </table:table-cell>
          <table:table-cell office:value-type="string" table:style-name="ce44">
            <text:p>SAMBAIB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759" table:style-name="ce44">
            <text:p>2109759</text:p>
          </table:table-cell>
          <table:table-cell office:value-type="string" table:style-name="ce44">
            <text:p>SANTA FILOMEN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809" table:style-name="ce44">
            <text:p>2109809</text:p>
          </table:table-cell>
          <table:table-cell office:value-type="string" table:style-name="ce44">
            <text:p>SANTA HELE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09908" table:style-name="ce44">
            <text:p>2109908</text:p>
          </table:table-cell>
          <table:table-cell office:value-type="string" table:style-name="ce44">
            <text:p>SANTA IN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005" table:style-name="ce44">
            <text:p>2110005</text:p>
          </table:table-cell>
          <table:table-cell office:value-type="string" table:style-name="ce44">
            <text:p>SANTA LUZ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039" table:style-name="ce44">
            <text:p>2110039</text:p>
          </table:table-cell>
          <table:table-cell office:value-type="string" table:style-name="ce44">
            <text:p>SANTA LUZIA DO PARU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104" table:style-name="ce44">
            <text:p>2110104</text:p>
          </table:table-cell>
          <table:table-cell office:value-type="string" table:style-name="ce44">
            <text:p>SANTA QUITERI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203" table:style-name="ce44">
            <text:p>2110203</text:p>
          </table:table-cell>
          <table:table-cell office:value-type="string" table:style-name="ce44">
            <text:p>SANTA RIT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237" table:style-name="ce44">
            <text:p>2110237</text:p>
          </table:table-cell>
          <table:table-cell office:value-type="string" table:style-name="ce44">
            <text:p>SANTAN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278" table:style-name="ce44">
            <text:p>2110278</text:p>
          </table:table-cell>
          <table:table-cell office:value-type="string" table:style-name="ce44">
            <text:p>SANTO AMARO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302" table:style-name="ce44">
            <text:p>2110302</text:p>
          </table:table-cell>
          <table:table-cell office:value-type="string" table:style-name="ce44">
            <text:p>SANTO ANTONIO DO LOP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401" table:style-name="ce44">
            <text:p>2110401</text:p>
          </table:table-cell>
          <table:table-cell office:value-type="string" table:style-name="ce44">
            <text:p>SAO BENEDITO DO RIO PRET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500" table:style-name="ce44">
            <text:p>2110500</text:p>
          </table:table-cell>
          <table:table-cell office:value-type="string" table:style-name="ce44">
            <text:p>SAO BENT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609" table:style-name="ce44">
            <text:p>2110609</text:p>
          </table:table-cell>
          <table:table-cell office:value-type="string" table:style-name="ce44">
            <text:p>SAO BERNARD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658" table:style-name="ce44">
            <text:p>2110658</text:p>
          </table:table-cell>
          <table:table-cell office:value-type="string" table:style-name="ce44">
            <text:p>SAO DOMINGOS DO AZEIT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708" table:style-name="ce44">
            <text:p>2110708</text:p>
          </table:table-cell>
          <table:table-cell office:value-type="string" table:style-name="ce44">
            <text:p>SAO DOMINGOS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807" table:style-name="ce44">
            <text:p>2110807</text:p>
          </table:table-cell>
          <table:table-cell office:value-type="string" table:style-name="ce44">
            <text:p>SAO FELIX DE BALS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856" table:style-name="ce44">
            <text:p>2110856</text:p>
          </table:table-cell>
          <table:table-cell office:value-type="string" table:style-name="ce44">
            <text:p>SAO FRANCISCO DO BREJ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0906" table:style-name="ce44">
            <text:p>2110906</text:p>
          </table:table-cell>
          <table:table-cell office:value-type="string" table:style-name="ce44">
            <text:p>SAO FRANCISCO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003" table:style-name="ce44">
            <text:p>2111003</text:p>
          </table:table-cell>
          <table:table-cell office:value-type="string" table:style-name="ce44">
            <text:p>SAO JOAO BATIST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029" table:style-name="ce44">
            <text:p>2111029</text:p>
          </table:table-cell>
          <table:table-cell office:value-type="string" table:style-name="ce44">
            <text:p>SAO JOAO DO CAR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052" table:style-name="ce44">
            <text:p>2111052</text:p>
          </table:table-cell>
          <table:table-cell office:value-type="string" table:style-name="ce44">
            <text:p>SAO JOAO DO PARAIS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078" table:style-name="ce44">
            <text:p>2111078</text:p>
          </table:table-cell>
          <table:table-cell office:value-type="string" table:style-name="ce44">
            <text:p>SAO JOAO DO SOTE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102" table:style-name="ce44">
            <text:p>2111102</text:p>
          </table:table-cell>
          <table:table-cell office:value-type="string" table:style-name="ce44">
            <text:p>SAO JOAO DO PAT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201" table:style-name="ce44">
            <text:p>2111201</text:p>
          </table:table-cell>
          <table:table-cell office:value-type="string" table:style-name="ce44">
            <text:p>SAO JOSE DE RIBAMA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250" table:style-name="ce44">
            <text:p>2111250</text:p>
          </table:table-cell>
          <table:table-cell office:value-type="string" table:style-name="ce44">
            <text:p>SAO JOSE DO BASILI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300" table:style-name="ce44">
            <text:p>2111300</text:p>
          </table:table-cell>
          <table:table-cell office:value-type="string" table:style-name="ce44">
            <text:p>SAO LUI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409" table:style-name="ce44">
            <text:p>2111409</text:p>
          </table:table-cell>
          <table:table-cell office:value-type="string" table:style-name="ce44">
            <text:p>SAO LUIS GONZAGA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508" table:style-name="ce44">
            <text:p>2111508</text:p>
          </table:table-cell>
          <table:table-cell office:value-type="string" table:style-name="ce44">
            <text:p>SAO MATEUS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532" table:style-name="ce44">
            <text:p>2111532</text:p>
          </table:table-cell>
          <table:table-cell office:value-type="string" table:style-name="ce44">
            <text:p>SAO PEDRO DA AGUA BRANC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573" table:style-name="ce44">
            <text:p>2111573</text:p>
          </table:table-cell>
          <table:table-cell office:value-type="string" table:style-name="ce44">
            <text:p>SAO PEDRO DO CRENTE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607" table:style-name="ce44">
            <text:p>2111607</text:p>
          </table:table-cell>
          <table:table-cell office:value-type="string" table:style-name="ce44">
            <text:p>SAO RAIMUNDO DAS MANGABEIR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631" table:style-name="ce44">
            <text:p>2111631</text:p>
          </table:table-cell>
          <table:table-cell office:value-type="string" table:style-name="ce44">
            <text:p>SAO RAIMUNDO DO DOCA BEZERR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672" table:style-name="ce44">
            <text:p>2111672</text:p>
          </table:table-cell>
          <table:table-cell office:value-type="string" table:style-name="ce44">
            <text:p>SAO ROBERT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706" table:style-name="ce44">
            <text:p>2111706</text:p>
          </table:table-cell>
          <table:table-cell office:value-type="string" table:style-name="ce44">
            <text:p>SAO VICENTE FERRER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722" table:style-name="ce44">
            <text:p>2111722</text:p>
          </table:table-cell>
          <table:table-cell office:value-type="string" table:style-name="ce44">
            <text:p>SATUBINH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748" table:style-name="ce44">
            <text:p>2111748</text:p>
          </table:table-cell>
          <table:table-cell office:value-type="string" table:style-name="ce44">
            <text:p>SENADOR ALEXANDRE COST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763" table:style-name="ce44">
            <text:p>2111763</text:p>
          </table:table-cell>
          <table:table-cell office:value-type="string" table:style-name="ce44">
            <text:p>SENADOR LA ROCQU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789" table:style-name="ce44">
            <text:p>2111789</text:p>
          </table:table-cell>
          <table:table-cell office:value-type="string" table:style-name="ce44">
            <text:p>SERRANO DO MARAN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805" table:style-name="ce44">
            <text:p>2111805</text:p>
          </table:table-cell>
          <table:table-cell office:value-type="string" table:style-name="ce44">
            <text:p>SITIO NOV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904" table:style-name="ce44">
            <text:p>2111904</text:p>
          </table:table-cell>
          <table:table-cell office:value-type="string" table:style-name="ce44">
            <text:p>SUCUPIRA DO NORT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1953" table:style-name="ce44">
            <text:p>2111953</text:p>
          </table:table-cell>
          <table:table-cell office:value-type="string" table:style-name="ce44">
            <text:p>SUCUPIRA DO RIACHA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001" table:style-name="ce44">
            <text:p>2112001</text:p>
          </table:table-cell>
          <table:table-cell office:value-type="string" table:style-name="ce44">
            <text:p>TASSO FRAGOSO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100" table:style-name="ce44">
            <text:p>2112100</text:p>
          </table:table-cell>
          <table:table-cell office:value-type="string" table:style-name="ce44">
            <text:p>TIMBIRA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209" table:style-name="ce44">
            <text:p>2112209</text:p>
          </table:table-cell>
          <table:table-cell office:value-type="string" table:style-name="ce44">
            <text:p>TIMON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233" table:style-name="ce44">
            <text:p>2112233</text:p>
          </table:table-cell>
          <table:table-cell office:value-type="string" table:style-name="ce44">
            <text:p>TRIZIDELA DO VAL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274" table:style-name="ce44">
            <text:p>2112274</text:p>
          </table:table-cell>
          <table:table-cell office:value-type="string" table:style-name="ce44">
            <text:p>TUFILAND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308" table:style-name="ce44">
            <text:p>2112308</text:p>
          </table:table-cell>
          <table:table-cell office:value-type="string" table:style-name="ce44">
            <text:p>TUNTUM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407" table:style-name="ce44">
            <text:p>2112407</text:p>
          </table:table-cell>
          <table:table-cell office:value-type="string" table:style-name="ce44">
            <text:p>TURIACU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456" table:style-name="ce44">
            <text:p>2112456</text:p>
          </table:table-cell>
          <table:table-cell office:value-type="string" table:style-name="ce44">
            <text:p>TURILAND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506" table:style-name="ce44">
            <text:p>2112506</text:p>
          </table:table-cell>
          <table:table-cell office:value-type="string" table:style-name="ce44">
            <text:p>TUTOI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605" table:style-name="ce44">
            <text:p>2112605</text:p>
          </table:table-cell>
          <table:table-cell office:value-type="string" table:style-name="ce44">
            <text:p>URBANO SANT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704" table:style-name="ce44">
            <text:p>2112704</text:p>
          </table:table-cell>
          <table:table-cell office:value-type="string" table:style-name="ce44">
            <text:p>VARGEM GRAND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803" table:style-name="ce44">
            <text:p>2112803</text:p>
          </table:table-cell>
          <table:table-cell office:value-type="string" table:style-name="ce44">
            <text:p>VIAN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852" table:style-name="ce44">
            <text:p>2112852</text:p>
          </table:table-cell>
          <table:table-cell office:value-type="string" table:style-name="ce44">
            <text:p>VILA NOVA DO MARTIRIOS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2902" table:style-name="ce44">
            <text:p>2112902</text:p>
          </table:table-cell>
          <table:table-cell office:value-type="string" table:style-name="ce44">
            <text:p>VITORIA DO MEARIM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3009" table:style-name="ce44">
            <text:p>2113009</text:p>
          </table:table-cell>
          <table:table-cell office:value-type="string" table:style-name="ce44">
            <text:p>VITORINO FREIRE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114007" table:style-name="ce44">
            <text:p>2114007</text:p>
          </table:table-cell>
          <table:table-cell office:value-type="string" table:style-name="ce44">
            <text:p>ZE DOCA</text:p>
          </table:table-cell>
          <table:table-cell office:value-type="string" table:style-name="ce44">
            <text:p>M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053" table:style-name="ce44">
            <text:p>2200053</text:p>
          </table:table-cell>
          <table:table-cell office:value-type="string" table:style-name="ce44">
            <text:p>ACAU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103" table:style-name="ce44">
            <text:p>2200103</text:p>
          </table:table-cell>
          <table:table-cell office:value-type="string" table:style-name="ce44">
            <text:p>AGRICOLAND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202" table:style-name="ce44">
            <text:p>2200202</text:p>
          </table:table-cell>
          <table:table-cell office:value-type="string" table:style-name="ce44">
            <text:p>AGUA BRANC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251" table:style-name="ce44">
            <text:p>2200251</text:p>
          </table:table-cell>
          <table:table-cell office:value-type="string" table:style-name="ce44">
            <text:p>ALAGOINH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277" table:style-name="ce44">
            <text:p>2200277</text:p>
          </table:table-cell>
          <table:table-cell office:value-type="string" table:style-name="ce44">
            <text:p>ALEGRET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301" table:style-name="ce44">
            <text:p>2200301</text:p>
          </table:table-cell>
          <table:table-cell office:value-type="string" table:style-name="ce44">
            <text:p>ALTO LONG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400" table:style-name="ce44">
            <text:p>2200400</text:p>
          </table:table-cell>
          <table:table-cell office:value-type="string" table:style-name="ce44">
            <text:p>ALT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459" table:style-name="ce44">
            <text:p>2200459</text:p>
          </table:table-cell>
          <table:table-cell office:value-type="string" table:style-name="ce44">
            <text:p>ALVORADA DO GURGUE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509" table:style-name="ce44">
            <text:p>2200509</text:p>
          </table:table-cell>
          <table:table-cell office:value-type="string" table:style-name="ce44">
            <text:p>AMARANT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608" table:style-name="ce44">
            <text:p>2200608</text:p>
          </table:table-cell>
          <table:table-cell office:value-type="string" table:style-name="ce44">
            <text:p>ANGICAL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707" table:style-name="ce44">
            <text:p>2200707</text:p>
          </table:table-cell>
          <table:table-cell office:value-type="string" table:style-name="ce44">
            <text:p>ANISIO DE ABREU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806" table:style-name="ce44">
            <text:p>2200806</text:p>
          </table:table-cell>
          <table:table-cell office:value-type="string" table:style-name="ce44">
            <text:p>ANTONIO ALMEID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905" table:style-name="ce44">
            <text:p>2200905</text:p>
          </table:table-cell>
          <table:table-cell office:value-type="string" table:style-name="ce44">
            <text:p>AROAZ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0954" table:style-name="ce44">
            <text:p>2200954</text:p>
          </table:table-cell>
          <table:table-cell office:value-type="string" table:style-name="ce44">
            <text:p>AROEIRAS DO ITAIM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002" table:style-name="ce44">
            <text:p>2201002</text:p>
          </table:table-cell>
          <table:table-cell office:value-type="string" table:style-name="ce44">
            <text:p>ARRAIAL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051" table:style-name="ce44">
            <text:p>2201051</text:p>
          </table:table-cell>
          <table:table-cell office:value-type="string" table:style-name="ce44">
            <text:p>ASSUNCA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101" table:style-name="ce44">
            <text:p>2201101</text:p>
          </table:table-cell>
          <table:table-cell office:value-type="string" table:style-name="ce44">
            <text:p>AVELINO LOP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150" table:style-name="ce44">
            <text:p>2201150</text:p>
          </table:table-cell>
          <table:table-cell office:value-type="string" table:style-name="ce44">
            <text:p>BAIXA GRANDE DO RIBEIR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176" table:style-name="ce44">
            <text:p>2201176</text:p>
          </table:table-cell>
          <table:table-cell office:value-type="string" table:style-name="ce44">
            <text:p>BARRA D ALCANTA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200" table:style-name="ce44">
            <text:p>2201200</text:p>
          </table:table-cell>
          <table:table-cell office:value-type="string" table:style-name="ce44">
            <text:p>BARR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309" table:style-name="ce44">
            <text:p>2201309</text:p>
          </table:table-cell>
          <table:table-cell office:value-type="string" table:style-name="ce44">
            <text:p>BARREIRA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408" table:style-name="ce44">
            <text:p>2201408</text:p>
          </table:table-cell>
          <table:table-cell office:value-type="string" table:style-name="ce44">
            <text:p>BARRO DUR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507" table:style-name="ce44">
            <text:p>2201507</text:p>
          </table:table-cell>
          <table:table-cell office:value-type="string" table:style-name="ce44">
            <text:p>BATALH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556" table:style-name="ce44">
            <text:p>2201556</text:p>
          </table:table-cell>
          <table:table-cell office:value-type="string" table:style-name="ce44">
            <text:p>BELA VIST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572" table:style-name="ce44">
            <text:p>2201572</text:p>
          </table:table-cell>
          <table:table-cell office:value-type="string" table:style-name="ce44">
            <text:p>BELEM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606" table:style-name="ce44">
            <text:p>2201606</text:p>
          </table:table-cell>
          <table:table-cell office:value-type="string" table:style-name="ce44">
            <text:p>BENEDITIN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705" table:style-name="ce44">
            <text:p>2201705</text:p>
          </table:table-cell>
          <table:table-cell office:value-type="string" table:style-name="ce44">
            <text:p>BERTOLIN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739" table:style-name="ce44">
            <text:p>2201739</text:p>
          </table:table-cell>
          <table:table-cell office:value-type="string" table:style-name="ce44">
            <text:p>BETANI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770" table:style-name="ce44">
            <text:p>2201770</text:p>
          </table:table-cell>
          <table:table-cell office:value-type="string" table:style-name="ce44">
            <text:p>BOA HO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804" table:style-name="ce44">
            <text:p>2201804</text:p>
          </table:table-cell>
          <table:table-cell office:value-type="string" table:style-name="ce44">
            <text:p>BOCAIN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903" table:style-name="ce44">
            <text:p>2201903</text:p>
          </table:table-cell>
          <table:table-cell office:value-type="string" table:style-name="ce44">
            <text:p>BOM JESU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919" table:style-name="ce44">
            <text:p>2201919</text:p>
          </table:table-cell>
          <table:table-cell office:value-type="string" table:style-name="ce44">
            <text:p>BOM PRINCIPI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929" table:style-name="ce44">
            <text:p>2201929</text:p>
          </table:table-cell>
          <table:table-cell office:value-type="string" table:style-name="ce44">
            <text:p>BONFIM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945" table:style-name="ce44">
            <text:p>2201945</text:p>
          </table:table-cell>
          <table:table-cell office:value-type="string" table:style-name="ce44">
            <text:p>BOQUEIRA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960" table:style-name="ce44">
            <text:p>2201960</text:p>
          </table:table-cell>
          <table:table-cell office:value-type="string" table:style-name="ce44">
            <text:p>BRASILEI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1988" table:style-name="ce44">
            <text:p>2201988</text:p>
          </table:table-cell>
          <table:table-cell office:value-type="string" table:style-name="ce44">
            <text:p>BREJ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000" table:style-name="ce44">
            <text:p>2202000</text:p>
          </table:table-cell>
          <table:table-cell office:value-type="string" table:style-name="ce44">
            <text:p>BURITI DO LOP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026" table:style-name="ce44">
            <text:p>2202026</text:p>
          </table:table-cell>
          <table:table-cell office:value-type="string" table:style-name="ce44">
            <text:p>BURITI DO MONT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059" table:style-name="ce44">
            <text:p>2202059</text:p>
          </table:table-cell>
          <table:table-cell office:value-type="string" table:style-name="ce44">
            <text:p>CABECEIRA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075" table:style-name="ce44">
            <text:p>2202075</text:p>
          </table:table-cell>
          <table:table-cell office:value-type="string" table:style-name="ce44">
            <text:p>CAJAZEIRA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083" table:style-name="ce44">
            <text:p>2202083</text:p>
          </table:table-cell>
          <table:table-cell office:value-type="string" table:style-name="ce44">
            <text:p>CAJUEIRO DA PRA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091" table:style-name="ce44">
            <text:p>2202091</text:p>
          </table:table-cell>
          <table:table-cell office:value-type="string" table:style-name="ce44">
            <text:p>CALDEIRAO GRAND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109" table:style-name="ce44">
            <text:p>2202109</text:p>
          </table:table-cell>
          <table:table-cell office:value-type="string" table:style-name="ce44">
            <text:p>CAMPINA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117" table:style-name="ce44">
            <text:p>2202117</text:p>
          </table:table-cell>
          <table:table-cell office:value-type="string" table:style-name="ce44">
            <text:p>CAMPO ALEGRE DO FIDALG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133" table:style-name="ce44">
            <text:p>2202133</text:p>
          </table:table-cell>
          <table:table-cell office:value-type="string" table:style-name="ce44">
            <text:p>CAMPO GRAND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174" table:style-name="ce44">
            <text:p>2202174</text:p>
          </table:table-cell>
          <table:table-cell office:value-type="string" table:style-name="ce44">
            <text:p>CAMPO LARG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208" table:style-name="ce44">
            <text:p>2202208</text:p>
          </table:table-cell>
          <table:table-cell office:value-type="string" table:style-name="ce44">
            <text:p>CAMPO MAIOR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251" table:style-name="ce44">
            <text:p>2202251</text:p>
          </table:table-cell>
          <table:table-cell office:value-type="string" table:style-name="ce44">
            <text:p>CANAVIEI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307" table:style-name="ce44">
            <text:p>2202307</text:p>
          </table:table-cell>
          <table:table-cell office:value-type="string" table:style-name="ce44">
            <text:p>CANTO DO BURIT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406" table:style-name="ce44">
            <text:p>2202406</text:p>
          </table:table-cell>
          <table:table-cell office:value-type="string" table:style-name="ce44">
            <text:p>CAPITAO DE CAMP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455" table:style-name="ce44">
            <text:p>2202455</text:p>
          </table:table-cell>
          <table:table-cell office:value-type="string" table:style-name="ce44">
            <text:p>CAPITAO GERVASIO OLIVEI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505" table:style-name="ce44">
            <text:p>2202505</text:p>
          </table:table-cell>
          <table:table-cell office:value-type="string" table:style-name="ce44">
            <text:p>CARACOL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539" table:style-name="ce44">
            <text:p>2202539</text:p>
          </table:table-cell>
          <table:table-cell office:value-type="string" table:style-name="ce44">
            <text:p>CARAUBA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554" table:style-name="ce44">
            <text:p>2202554</text:p>
          </table:table-cell>
          <table:table-cell office:value-type="string" table:style-name="ce44">
            <text:p>CARIDAD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604" table:style-name="ce44">
            <text:p>2202604</text:p>
          </table:table-cell>
          <table:table-cell office:value-type="string" table:style-name="ce44">
            <text:p>CASTEL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653" table:style-name="ce44">
            <text:p>2202653</text:p>
          </table:table-cell>
          <table:table-cell office:value-type="string" table:style-name="ce44">
            <text:p>CAXING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703" table:style-name="ce44">
            <text:p>2202703</text:p>
          </table:table-cell>
          <table:table-cell office:value-type="string" table:style-name="ce44">
            <text:p>COCAL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711" table:style-name="ce44">
            <text:p>2202711</text:p>
          </table:table-cell>
          <table:table-cell office:value-type="string" table:style-name="ce44">
            <text:p>COCAL DE TELH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729" table:style-name="ce44">
            <text:p>2202729</text:p>
          </table:table-cell>
          <table:table-cell office:value-type="string" table:style-name="ce44">
            <text:p>COCAL DO ALV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737" table:style-name="ce44">
            <text:p>2202737</text:p>
          </table:table-cell>
          <table:table-cell office:value-type="string" table:style-name="ce44">
            <text:p>COIVAR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752" table:style-name="ce44">
            <text:p>2202752</text:p>
          </table:table-cell>
          <table:table-cell office:value-type="string" table:style-name="ce44">
            <text:p>COLONIA DO GURGUE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778" table:style-name="ce44">
            <text:p>2202778</text:p>
          </table:table-cell>
          <table:table-cell office:value-type="string" table:style-name="ce44">
            <text:p>COLONI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802" table:style-name="ce44">
            <text:p>2202802</text:p>
          </table:table-cell>
          <table:table-cell office:value-type="string" table:style-name="ce44">
            <text:p>CONCEICAO DO CANIND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851" table:style-name="ce44">
            <text:p>2202851</text:p>
          </table:table-cell>
          <table:table-cell office:value-type="string" table:style-name="ce44">
            <text:p>CORONEL JOSE DI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2901" table:style-name="ce44">
            <text:p>2202901</text:p>
          </table:table-cell>
          <table:table-cell office:value-type="string" table:style-name="ce44">
            <text:p>CORRENT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008" table:style-name="ce44">
            <text:p>2203008</text:p>
          </table:table-cell>
          <table:table-cell office:value-type="string" table:style-name="ce44">
            <text:p>CRISTALANDI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107" table:style-name="ce44">
            <text:p>2203107</text:p>
          </table:table-cell>
          <table:table-cell office:value-type="string" table:style-name="ce44">
            <text:p>CRISTINO CASTR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206" table:style-name="ce44">
            <text:p>2203206</text:p>
          </table:table-cell>
          <table:table-cell office:value-type="string" table:style-name="ce44">
            <text:p>CURIMAT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230" table:style-name="ce44">
            <text:p>2203230</text:p>
          </table:table-cell>
          <table:table-cell office:value-type="string" table:style-name="ce44">
            <text:p>CURRAI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255" table:style-name="ce44">
            <text:p>2203255</text:p>
          </table:table-cell>
          <table:table-cell office:value-type="string" table:style-name="ce44">
            <text:p>CURRALINH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271" table:style-name="ce44">
            <text:p>2203271</text:p>
          </table:table-cell>
          <table:table-cell office:value-type="string" table:style-name="ce44">
            <text:p>CURRAL NOV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305" table:style-name="ce44">
            <text:p>2203305</text:p>
          </table:table-cell>
          <table:table-cell office:value-type="string" table:style-name="ce44">
            <text:p>DEMERVAL LOB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354" table:style-name="ce44">
            <text:p>2203354</text:p>
          </table:table-cell>
          <table:table-cell office:value-type="string" table:style-name="ce44">
            <text:p>DIRCEU ARCOVERD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404" table:style-name="ce44">
            <text:p>2203404</text:p>
          </table:table-cell>
          <table:table-cell office:value-type="string" table:style-name="ce44">
            <text:p>DOM EXPEDITO LOP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420" table:style-name="ce44">
            <text:p>2203420</text:p>
          </table:table-cell>
          <table:table-cell office:value-type="string" table:style-name="ce44">
            <text:p>DOMINGOS MOUR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453" table:style-name="ce44">
            <text:p>2203453</text:p>
          </table:table-cell>
          <table:table-cell office:value-type="string" table:style-name="ce44">
            <text:p>DOM INOCENCI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503" table:style-name="ce44">
            <text:p>2203503</text:p>
          </table:table-cell>
          <table:table-cell office:value-type="string" table:style-name="ce44">
            <text:p>ELESBAO VELOS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602" table:style-name="ce44">
            <text:p>2203602</text:p>
          </table:table-cell>
          <table:table-cell office:value-type="string" table:style-name="ce44">
            <text:p>ELISEU MARTIN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701" table:style-name="ce44">
            <text:p>2203701</text:p>
          </table:table-cell>
          <table:table-cell office:value-type="string" table:style-name="ce44">
            <text:p>ESPERANTIN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750" table:style-name="ce44">
            <text:p>2203750</text:p>
          </table:table-cell>
          <table:table-cell office:value-type="string" table:style-name="ce44">
            <text:p>FARTUR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800" table:style-name="ce44">
            <text:p>2203800</text:p>
          </table:table-cell>
          <table:table-cell office:value-type="string" table:style-name="ce44">
            <text:p>FLORE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859" table:style-name="ce44">
            <text:p>2203859</text:p>
          </table:table-cell>
          <table:table-cell office:value-type="string" table:style-name="ce44">
            <text:p>FLOREST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3909" table:style-name="ce44">
            <text:p>2203909</text:p>
          </table:table-cell>
          <table:table-cell office:value-type="string" table:style-name="ce44">
            <text:p>FLORIAN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006" table:style-name="ce44">
            <text:p>2204006</text:p>
          </table:table-cell>
          <table:table-cell office:value-type="string" table:style-name="ce44">
            <text:p>FRANCINOPOLI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105" table:style-name="ce44">
            <text:p>2204105</text:p>
          </table:table-cell>
          <table:table-cell office:value-type="string" table:style-name="ce44">
            <text:p>FRANCISCO AYR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154" table:style-name="ce44">
            <text:p>2204154</text:p>
          </table:table-cell>
          <table:table-cell office:value-type="string" table:style-name="ce44">
            <text:p>FRANCISCO MACED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204" table:style-name="ce44">
            <text:p>2204204</text:p>
          </table:table-cell>
          <table:table-cell office:value-type="string" table:style-name="ce44">
            <text:p>FRANCISCO SANT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303" table:style-name="ce44">
            <text:p>2204303</text:p>
          </table:table-cell>
          <table:table-cell office:value-type="string" table:style-name="ce44">
            <text:p>FRONTEIR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352" table:style-name="ce44">
            <text:p>2204352</text:p>
          </table:table-cell>
          <table:table-cell office:value-type="string" table:style-name="ce44">
            <text:p>GEMINIAN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402" table:style-name="ce44">
            <text:p>2204402</text:p>
          </table:table-cell>
          <table:table-cell office:value-type="string" table:style-name="ce44">
            <text:p>GILBU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501" table:style-name="ce44">
            <text:p>2204501</text:p>
          </table:table-cell>
          <table:table-cell office:value-type="string" table:style-name="ce44">
            <text:p>GUADALUP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550" table:style-name="ce44">
            <text:p>2204550</text:p>
          </table:table-cell>
          <table:table-cell office:value-type="string" table:style-name="ce44">
            <text:p>GUARIB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600" table:style-name="ce44">
            <text:p>2204600</text:p>
          </table:table-cell>
          <table:table-cell office:value-type="string" table:style-name="ce44">
            <text:p>HUGO NAPOLE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659" table:style-name="ce44">
            <text:p>2204659</text:p>
          </table:table-cell>
          <table:table-cell office:value-type="string" table:style-name="ce44">
            <text:p>ILHA GRAND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709" table:style-name="ce44">
            <text:p>2204709</text:p>
          </table:table-cell>
          <table:table-cell office:value-type="string" table:style-name="ce44">
            <text:p>INHUM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808" table:style-name="ce44">
            <text:p>2204808</text:p>
          </table:table-cell>
          <table:table-cell office:value-type="string" table:style-name="ce44">
            <text:p>IPIRANG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4907" table:style-name="ce44">
            <text:p>2204907</text:p>
          </table:table-cell>
          <table:table-cell office:value-type="string" table:style-name="ce44">
            <text:p>ISAIAS COELH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003" table:style-name="ce44">
            <text:p>2205003</text:p>
          </table:table-cell>
          <table:table-cell office:value-type="string" table:style-name="ce44">
            <text:p>ITAINOPOLI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102" table:style-name="ce44">
            <text:p>2205102</text:p>
          </table:table-cell>
          <table:table-cell office:value-type="string" table:style-name="ce44">
            <text:p>ITAUEI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151" table:style-name="ce44">
            <text:p>2205151</text:p>
          </table:table-cell>
          <table:table-cell office:value-type="string" table:style-name="ce44">
            <text:p>JACOBIN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201" table:style-name="ce44">
            <text:p>2205201</text:p>
          </table:table-cell>
          <table:table-cell office:value-type="string" table:style-name="ce44">
            <text:p>JAIC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250" table:style-name="ce44">
            <text:p>2205250</text:p>
          </table:table-cell>
          <table:table-cell office:value-type="string" table:style-name="ce44">
            <text:p>JARDIM DO MULAT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276" table:style-name="ce44">
            <text:p>2205276</text:p>
          </table:table-cell>
          <table:table-cell office:value-type="string" table:style-name="ce44">
            <text:p>JATOB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300" table:style-name="ce44">
            <text:p>2205300</text:p>
          </table:table-cell>
          <table:table-cell office:value-type="string" table:style-name="ce44">
            <text:p>JERUMENH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359" table:style-name="ce44">
            <text:p>2205359</text:p>
          </table:table-cell>
          <table:table-cell office:value-type="string" table:style-name="ce44">
            <text:p>JOAO COST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409" table:style-name="ce44">
            <text:p>2205409</text:p>
          </table:table-cell>
          <table:table-cell office:value-type="string" table:style-name="ce44">
            <text:p>JOAQUIM PIR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458" table:style-name="ce44">
            <text:p>2205458</text:p>
          </table:table-cell>
          <table:table-cell office:value-type="string" table:style-name="ce44">
            <text:p>JOCA MARQU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08" table:style-name="ce44">
            <text:p>2205508</text:p>
          </table:table-cell>
          <table:table-cell office:value-type="string" table:style-name="ce44">
            <text:p>JOSE DE FREIT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16" table:style-name="ce44">
            <text:p>2205516</text:p>
          </table:table-cell>
          <table:table-cell office:value-type="string" table:style-name="ce44">
            <text:p>JUAZEIR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24" table:style-name="ce44">
            <text:p>2205524</text:p>
          </table:table-cell>
          <table:table-cell office:value-type="string" table:style-name="ce44">
            <text:p>JULIO BORG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32" table:style-name="ce44">
            <text:p>2205532</text:p>
          </table:table-cell>
          <table:table-cell office:value-type="string" table:style-name="ce44">
            <text:p>JUREM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40" table:style-name="ce44">
            <text:p>2205540</text:p>
          </table:table-cell>
          <table:table-cell office:value-type="string" table:style-name="ce44">
            <text:p>LAGOINH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57" table:style-name="ce44">
            <text:p>2205557</text:p>
          </table:table-cell>
          <table:table-cell office:value-type="string" table:style-name="ce44">
            <text:p>LAGOA ALEGR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65" table:style-name="ce44">
            <text:p>2205565</text:p>
          </table:table-cell>
          <table:table-cell office:value-type="string" table:style-name="ce44">
            <text:p>LAGOA DO BARR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73" table:style-name="ce44">
            <text:p>2205573</text:p>
          </table:table-cell>
          <table:table-cell office:value-type="string" table:style-name="ce44">
            <text:p>LAGOA DE SAO FRANCISC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81" table:style-name="ce44">
            <text:p>2205581</text:p>
          </table:table-cell>
          <table:table-cell office:value-type="string" table:style-name="ce44">
            <text:p>LAGO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599" table:style-name="ce44">
            <text:p>2205599</text:p>
          </table:table-cell>
          <table:table-cell office:value-type="string" table:style-name="ce44">
            <text:p>LAGOA DO SITI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607" table:style-name="ce44">
            <text:p>2205607</text:p>
          </table:table-cell>
          <table:table-cell office:value-type="string" table:style-name="ce44">
            <text:p>LANDRI SAL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706" table:style-name="ce44">
            <text:p>2205706</text:p>
          </table:table-cell>
          <table:table-cell office:value-type="string" table:style-name="ce44">
            <text:p>LUIS CORRE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805" table:style-name="ce44">
            <text:p>2205805</text:p>
          </table:table-cell>
          <table:table-cell office:value-type="string" table:style-name="ce44">
            <text:p>LUZILAND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854" table:style-name="ce44">
            <text:p>2205854</text:p>
          </table:table-cell>
          <table:table-cell office:value-type="string" table:style-name="ce44">
            <text:p>MADEIR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904" table:style-name="ce44">
            <text:p>2205904</text:p>
          </table:table-cell>
          <table:table-cell office:value-type="string" table:style-name="ce44">
            <text:p>MANOEL EMIDI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5953" table:style-name="ce44">
            <text:p>2205953</text:p>
          </table:table-cell>
          <table:table-cell office:value-type="string" table:style-name="ce44">
            <text:p>MARCOLAND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001" table:style-name="ce44">
            <text:p>2206001</text:p>
          </table:table-cell>
          <table:table-cell office:value-type="string" table:style-name="ce44">
            <text:p>MARCOS PARENT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050" table:style-name="ce44">
            <text:p>2206050</text:p>
          </table:table-cell>
          <table:table-cell office:value-type="string" table:style-name="ce44">
            <text:p>MASSAP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100" table:style-name="ce44">
            <text:p>2206100</text:p>
          </table:table-cell>
          <table:table-cell office:value-type="string" table:style-name="ce44">
            <text:p>MATIAS OLIMPI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209" table:style-name="ce44">
            <text:p>2206209</text:p>
          </table:table-cell>
          <table:table-cell office:value-type="string" table:style-name="ce44">
            <text:p>MIGUEL ALV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308" table:style-name="ce44">
            <text:p>2206308</text:p>
          </table:table-cell>
          <table:table-cell office:value-type="string" table:style-name="ce44">
            <text:p>MIGUEL LE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357" table:style-name="ce44">
            <text:p>2206357</text:p>
          </table:table-cell>
          <table:table-cell office:value-type="string" table:style-name="ce44">
            <text:p>MILTON BRAND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407" table:style-name="ce44">
            <text:p>2206407</text:p>
          </table:table-cell>
          <table:table-cell office:value-type="string" table:style-name="ce44">
            <text:p>MONSENHOR GIL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506" table:style-name="ce44">
            <text:p>2206506</text:p>
          </table:table-cell>
          <table:table-cell office:value-type="string" table:style-name="ce44">
            <text:p>MONSENHOR HIPOLIT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605" table:style-name="ce44">
            <text:p>2206605</text:p>
          </table:table-cell>
          <table:table-cell office:value-type="string" table:style-name="ce44">
            <text:p>MONTE ALEGR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654" table:style-name="ce44">
            <text:p>2206654</text:p>
          </table:table-cell>
          <table:table-cell office:value-type="string" table:style-name="ce44">
            <text:p>MORRO CABECA NO TEMP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670" table:style-name="ce44">
            <text:p>2206670</text:p>
          </table:table-cell>
          <table:table-cell office:value-type="string" table:style-name="ce44">
            <text:p>MORRO DO CHAPEU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696" table:style-name="ce44">
            <text:p>2206696</text:p>
          </table:table-cell>
          <table:table-cell office:value-type="string" table:style-name="ce44">
            <text:p>MURICI DO PORTEL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704" table:style-name="ce44">
            <text:p>2206704</text:p>
          </table:table-cell>
          <table:table-cell office:value-type="string" table:style-name="ce44">
            <text:p>NAZAR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720" table:style-name="ce44">
            <text:p>2206720</text:p>
          </table:table-cell>
          <table:table-cell office:value-type="string" table:style-name="ce44">
            <text:p>NAZAR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753" table:style-name="ce44">
            <text:p>2206753</text:p>
          </table:table-cell>
          <table:table-cell office:value-type="string" table:style-name="ce44">
            <text:p>NOSSA SENHORA DE NAZAR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803" table:style-name="ce44">
            <text:p>2206803</text:p>
          </table:table-cell>
          <table:table-cell office:value-type="string" table:style-name="ce44">
            <text:p>NOSSA SENHORA DO REMEDI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902" table:style-name="ce44">
            <text:p>2206902</text:p>
          </table:table-cell>
          <table:table-cell office:value-type="string" table:style-name="ce44">
            <text:p>NOVO ORIENT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6951" table:style-name="ce44">
            <text:p>2206951</text:p>
          </table:table-cell>
          <table:table-cell office:value-type="string" table:style-name="ce44">
            <text:p>NOVO SANTO ANTONI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009" table:style-name="ce44">
            <text:p>2207009</text:p>
          </table:table-cell>
          <table:table-cell office:value-type="string" table:style-name="ce44">
            <text:p>OEIR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108" table:style-name="ce44">
            <text:p>2207108</text:p>
          </table:table-cell>
          <table:table-cell office:value-type="string" table:style-name="ce44">
            <text:p>OLHO D AGU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207" table:style-name="ce44">
            <text:p>2207207</text:p>
          </table:table-cell>
          <table:table-cell office:value-type="string" table:style-name="ce44">
            <text:p>PADRE MARC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306" table:style-name="ce44">
            <text:p>2207306</text:p>
          </table:table-cell>
          <table:table-cell office:value-type="string" table:style-name="ce44">
            <text:p>PAES LANDIM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355" table:style-name="ce44">
            <text:p>2207355</text:p>
          </table:table-cell>
          <table:table-cell office:value-type="string" table:style-name="ce44">
            <text:p>PAJEU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405" table:style-name="ce44">
            <text:p>2207405</text:p>
          </table:table-cell>
          <table:table-cell office:value-type="string" table:style-name="ce44">
            <text:p>PALMEIR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504" table:style-name="ce44">
            <text:p>2207504</text:p>
          </table:table-cell>
          <table:table-cell office:value-type="string" table:style-name="ce44">
            <text:p>PALMEIRAI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553" table:style-name="ce44">
            <text:p>2207553</text:p>
          </table:table-cell>
          <table:table-cell office:value-type="string" table:style-name="ce44">
            <text:p>PAQUET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603" table:style-name="ce44">
            <text:p>2207603</text:p>
          </table:table-cell>
          <table:table-cell office:value-type="string" table:style-name="ce44">
            <text:p>PARNAGU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702" table:style-name="ce44">
            <text:p>2207702</text:p>
          </table:table-cell>
          <table:table-cell office:value-type="string" table:style-name="ce44">
            <text:p>PARNAIB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751" table:style-name="ce44">
            <text:p>2207751</text:p>
          </table:table-cell>
          <table:table-cell office:value-type="string" table:style-name="ce44">
            <text:p>PASSAGEM FRANC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777" table:style-name="ce44">
            <text:p>2207777</text:p>
          </table:table-cell>
          <table:table-cell office:value-type="string" table:style-name="ce44">
            <text:p>PATO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793" table:style-name="ce44">
            <text:p>2207793</text:p>
          </table:table-cell>
          <table:table-cell office:value-type="string" table:style-name="ce44">
            <text:p>PAU D´ARC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801" table:style-name="ce44">
            <text:p>2207801</text:p>
          </table:table-cell>
          <table:table-cell office:value-type="string" table:style-name="ce44">
            <text:p>PAULISTAN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850" table:style-name="ce44">
            <text:p>2207850</text:p>
          </table:table-cell>
          <table:table-cell office:value-type="string" table:style-name="ce44">
            <text:p>PAVUSSU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900" table:style-name="ce44">
            <text:p>2207900</text:p>
          </table:table-cell>
          <table:table-cell office:value-type="string" table:style-name="ce44">
            <text:p>PEDRO I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934" table:style-name="ce44">
            <text:p>2207934</text:p>
          </table:table-cell>
          <table:table-cell office:value-type="string" table:style-name="ce44">
            <text:p>PEDRO LAURENTIN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7959" table:style-name="ce44">
            <text:p>2207959</text:p>
          </table:table-cell>
          <table:table-cell office:value-type="string" table:style-name="ce44">
            <text:p>NOVA SANTA RIT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007" table:style-name="ce44">
            <text:p>2208007</text:p>
          </table:table-cell>
          <table:table-cell office:value-type="string" table:style-name="ce44">
            <text:p>PIC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106" table:style-name="ce44">
            <text:p>2208106</text:p>
          </table:table-cell>
          <table:table-cell office:value-type="string" table:style-name="ce44">
            <text:p>PIMENTEIRA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205" table:style-name="ce44">
            <text:p>2208205</text:p>
          </table:table-cell>
          <table:table-cell office:value-type="string" table:style-name="ce44">
            <text:p>PIO IX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304" table:style-name="ce44">
            <text:p>2208304</text:p>
          </table:table-cell>
          <table:table-cell office:value-type="string" table:style-name="ce44">
            <text:p>PIRACURUC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403" table:style-name="ce44">
            <text:p>2208403</text:p>
          </table:table-cell>
          <table:table-cell office:value-type="string" table:style-name="ce44">
            <text:p>PIRIPIR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502" table:style-name="ce44">
            <text:p>2208502</text:p>
          </table:table-cell>
          <table:table-cell office:value-type="string" table:style-name="ce44">
            <text:p>PORT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551" table:style-name="ce44">
            <text:p>2208551</text:p>
          </table:table-cell>
          <table:table-cell office:value-type="string" table:style-name="ce44">
            <text:p>PORTO ALEGR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601" table:style-name="ce44">
            <text:p>2208601</text:p>
          </table:table-cell>
          <table:table-cell office:value-type="string" table:style-name="ce44">
            <text:p>PRAT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650" table:style-name="ce44">
            <text:p>2208650</text:p>
          </table:table-cell>
          <table:table-cell office:value-type="string" table:style-name="ce44">
            <text:p>QUEIMADA NOV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700" table:style-name="ce44">
            <text:p>2208700</text:p>
          </table:table-cell>
          <table:table-cell office:value-type="string" table:style-name="ce44">
            <text:p>REDENCAO DO GURGUE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809" table:style-name="ce44">
            <text:p>2208809</text:p>
          </table:table-cell>
          <table:table-cell office:value-type="string" table:style-name="ce44">
            <text:p>REGENERAC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858" table:style-name="ce44">
            <text:p>2208858</text:p>
          </table:table-cell>
          <table:table-cell office:value-type="string" table:style-name="ce44">
            <text:p>RIACHO FRI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874" table:style-name="ce44">
            <text:p>2208874</text:p>
          </table:table-cell>
          <table:table-cell office:value-type="string" table:style-name="ce44">
            <text:p>RIBEIR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8908" table:style-name="ce44">
            <text:p>2208908</text:p>
          </table:table-cell>
          <table:table-cell office:value-type="string" table:style-name="ce44">
            <text:p>RIBEIRO GONCALV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005" table:style-name="ce44">
            <text:p>2209005</text:p>
          </table:table-cell>
          <table:table-cell office:value-type="string" table:style-name="ce44">
            <text:p>RIO GRAND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104" table:style-name="ce44">
            <text:p>2209104</text:p>
          </table:table-cell>
          <table:table-cell office:value-type="string" table:style-name="ce44">
            <text:p>SANTA CRUZ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153" table:style-name="ce44">
            <text:p>2209153</text:p>
          </table:table-cell>
          <table:table-cell office:value-type="string" table:style-name="ce44">
            <text:p>SANTA CRUZ DO MILAGR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203" table:style-name="ce44">
            <text:p>2209203</text:p>
          </table:table-cell>
          <table:table-cell office:value-type="string" table:style-name="ce44">
            <text:p>SANTA FILOMEN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302" table:style-name="ce44">
            <text:p>2209302</text:p>
          </table:table-cell>
          <table:table-cell office:value-type="string" table:style-name="ce44">
            <text:p>SANTA LUZ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351" table:style-name="ce44">
            <text:p>2209351</text:p>
          </table:table-cell>
          <table:table-cell office:value-type="string" table:style-name="ce44">
            <text:p>SANTAN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377" table:style-name="ce44">
            <text:p>2209377</text:p>
          </table:table-cell>
          <table:table-cell office:value-type="string" table:style-name="ce44">
            <text:p>SANTA ROS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401" table:style-name="ce44">
            <text:p>2209401</text:p>
          </table:table-cell>
          <table:table-cell office:value-type="string" table:style-name="ce44">
            <text:p>SANTO ANTONIO DE LISBO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450" table:style-name="ce44">
            <text:p>2209450</text:p>
          </table:table-cell>
          <table:table-cell office:value-type="string" table:style-name="ce44">
            <text:p>SANTO ANTONIO DO MILAGR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500" table:style-name="ce44">
            <text:p>2209500</text:p>
          </table:table-cell>
          <table:table-cell office:value-type="string" table:style-name="ce44">
            <text:p>SANTO INACI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559" table:style-name="ce44">
            <text:p>2209559</text:p>
          </table:table-cell>
          <table:table-cell office:value-type="string" table:style-name="ce44">
            <text:p>SAO BRAZ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609" table:style-name="ce44">
            <text:p>2209609</text:p>
          </table:table-cell>
          <table:table-cell office:value-type="string" table:style-name="ce44">
            <text:p>SAO FELIX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658" table:style-name="ce44">
            <text:p>2209658</text:p>
          </table:table-cell>
          <table:table-cell office:value-type="string" table:style-name="ce44">
            <text:p>SAO FRANCISCO DE ASSI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708" table:style-name="ce44">
            <text:p>2209708</text:p>
          </table:table-cell>
          <table:table-cell office:value-type="string" table:style-name="ce44">
            <text:p>SAO FRANCISC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757" table:style-name="ce44">
            <text:p>2209757</text:p>
          </table:table-cell>
          <table:table-cell office:value-type="string" table:style-name="ce44">
            <text:p>SAO GONCALO DO GURGUEI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807" table:style-name="ce44">
            <text:p>2209807</text:p>
          </table:table-cell>
          <table:table-cell office:value-type="string" table:style-name="ce44">
            <text:p>SAO GONCAL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856" table:style-name="ce44">
            <text:p>2209856</text:p>
          </table:table-cell>
          <table:table-cell office:value-type="string" table:style-name="ce44">
            <text:p>SAO JOAO DA CANABRAV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872" table:style-name="ce44">
            <text:p>2209872</text:p>
          </table:table-cell>
          <table:table-cell office:value-type="string" table:style-name="ce44">
            <text:p>SAO JOAO DA FRONTEI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906" table:style-name="ce44">
            <text:p>2209906</text:p>
          </table:table-cell>
          <table:table-cell office:value-type="string" table:style-name="ce44">
            <text:p>SAO JOAO DA SER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955" table:style-name="ce44">
            <text:p>2209955</text:p>
          </table:table-cell>
          <table:table-cell office:value-type="string" table:style-name="ce44">
            <text:p>SAO JOAO DA VARJOT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09971" table:style-name="ce44">
            <text:p>2209971</text:p>
          </table:table-cell>
          <table:table-cell office:value-type="string" table:style-name="ce44">
            <text:p>SAO JOAO DO ARRAIAL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003" table:style-name="ce44">
            <text:p>2210003</text:p>
          </table:table-cell>
          <table:table-cell office:value-type="string" table:style-name="ce44">
            <text:p>SAO JOA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052" table:style-name="ce44">
            <text:p>2210052</text:p>
          </table:table-cell>
          <table:table-cell office:value-type="string" table:style-name="ce44">
            <text:p>SAO JOSE DO DIVIN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102" table:style-name="ce44">
            <text:p>2210102</text:p>
          </table:table-cell>
          <table:table-cell office:value-type="string" table:style-name="ce44">
            <text:p>SAO JOSE DO PEIX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201" table:style-name="ce44">
            <text:p>2210201</text:p>
          </table:table-cell>
          <table:table-cell office:value-type="string" table:style-name="ce44">
            <text:p>SAO JOS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300" table:style-name="ce44">
            <text:p>2210300</text:p>
          </table:table-cell>
          <table:table-cell office:value-type="string" table:style-name="ce44">
            <text:p>SAO JULI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359" table:style-name="ce44">
            <text:p>2210359</text:p>
          </table:table-cell>
          <table:table-cell office:value-type="string" table:style-name="ce44">
            <text:p>SAO LOURENC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375" table:style-name="ce44">
            <text:p>2210375</text:p>
          </table:table-cell>
          <table:table-cell office:value-type="string" table:style-name="ce44">
            <text:p>SAO LUIS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383" table:style-name="ce44">
            <text:p>2210383</text:p>
          </table:table-cell>
          <table:table-cell office:value-type="string" table:style-name="ce44">
            <text:p>SAO MIGUEL DA BAIXA GRAND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391" table:style-name="ce44">
            <text:p>2210391</text:p>
          </table:table-cell>
          <table:table-cell office:value-type="string" table:style-name="ce44">
            <text:p>SAO MIGUEL DO FIDALG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409" table:style-name="ce44">
            <text:p>2210409</text:p>
          </table:table-cell>
          <table:table-cell office:value-type="string" table:style-name="ce44">
            <text:p>SAO MIGUEL DO TAPUI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508" table:style-name="ce44">
            <text:p>2210508</text:p>
          </table:table-cell>
          <table:table-cell office:value-type="string" table:style-name="ce44">
            <text:p>SAO PEDR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607" table:style-name="ce44">
            <text:p>2210607</text:p>
          </table:table-cell>
          <table:table-cell office:value-type="string" table:style-name="ce44">
            <text:p>SAO RAIMUNDO NONAT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623" table:style-name="ce44">
            <text:p>2210623</text:p>
          </table:table-cell>
          <table:table-cell office:value-type="string" table:style-name="ce44">
            <text:p>SEBASTIAO BARRO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631" table:style-name="ce44">
            <text:p>2210631</text:p>
          </table:table-cell>
          <table:table-cell office:value-type="string" table:style-name="ce44">
            <text:p>SEBASTIAO LEAL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656" table:style-name="ce44">
            <text:p>2210656</text:p>
          </table:table-cell>
          <table:table-cell office:value-type="string" table:style-name="ce44">
            <text:p>SIGEFREDO PACHEC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706" table:style-name="ce44">
            <text:p>2210706</text:p>
          </table:table-cell>
          <table:table-cell office:value-type="string" table:style-name="ce44">
            <text:p>SIMO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805" table:style-name="ce44">
            <text:p>2210805</text:p>
          </table:table-cell>
          <table:table-cell office:value-type="string" table:style-name="ce44">
            <text:p>SIMPLICIO MEND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904" table:style-name="ce44">
            <text:p>2210904</text:p>
          </table:table-cell>
          <table:table-cell office:value-type="string" table:style-name="ce44">
            <text:p>SOCORRO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938" table:style-name="ce44">
            <text:p>2210938</text:p>
          </table:table-cell>
          <table:table-cell office:value-type="string" table:style-name="ce44">
            <text:p>SUSSUAPAR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953" table:style-name="ce44">
            <text:p>2210953</text:p>
          </table:table-cell>
          <table:table-cell office:value-type="string" table:style-name="ce44">
            <text:p>TAMBORIL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0979" table:style-name="ce44">
            <text:p>2210979</text:p>
          </table:table-cell>
          <table:table-cell office:value-type="string" table:style-name="ce44">
            <text:p>TANQUE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001" table:style-name="ce44">
            <text:p>2211001</text:p>
          </table:table-cell>
          <table:table-cell office:value-type="string" table:style-name="ce44">
            <text:p>TERESIN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100" table:style-name="ce44">
            <text:p>2211100</text:p>
          </table:table-cell>
          <table:table-cell office:value-type="string" table:style-name="ce44">
            <text:p>UNIAO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209" table:style-name="ce44">
            <text:p>2211209</text:p>
          </table:table-cell>
          <table:table-cell office:value-type="string" table:style-name="ce44">
            <text:p>URUC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308" table:style-name="ce44">
            <text:p>2211308</text:p>
          </table:table-cell>
          <table:table-cell office:value-type="string" table:style-name="ce44">
            <text:p>VALENC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357" table:style-name="ce44">
            <text:p>2211357</text:p>
          </table:table-cell>
          <table:table-cell office:value-type="string" table:style-name="ce44">
            <text:p>VARZEA BRANCA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407" table:style-name="ce44">
            <text:p>2211407</text:p>
          </table:table-cell>
          <table:table-cell office:value-type="string" table:style-name="ce44">
            <text:p>VARZEA GRANDE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506" table:style-name="ce44">
            <text:p>2211506</text:p>
          </table:table-cell>
          <table:table-cell office:value-type="string" table:style-name="ce44">
            <text:p>VERA MENDES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605" table:style-name="ce44">
            <text:p>2211605</text:p>
          </table:table-cell>
          <table:table-cell office:value-type="string" table:style-name="ce44">
            <text:p>VILA NOVA DO PIAUI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211704" table:style-name="ce44">
            <text:p>2211704</text:p>
          </table:table-cell>
          <table:table-cell office:value-type="string" table:style-name="ce44">
            <text:p>WALL FERRAZ</text:p>
          </table:table-cell>
          <table:table-cell office:value-type="string" table:style-name="ce44">
            <text:p>PI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101" table:style-name="ce44">
            <text:p>2300101</text:p>
          </table:table-cell>
          <table:table-cell office:value-type="string" table:style-name="ce44">
            <text:p>ABAIA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150" table:style-name="ce44">
            <text:p>2300150</text:p>
          </table:table-cell>
          <table:table-cell office:value-type="string" table:style-name="ce44">
            <text:p>ACARAP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200" table:style-name="ce44">
            <text:p>2300200</text:p>
          </table:table-cell>
          <table:table-cell office:value-type="string" table:style-name="ce44">
            <text:p>ACARA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309" table:style-name="ce44">
            <text:p>2300309</text:p>
          </table:table-cell>
          <table:table-cell office:value-type="string" table:style-name="ce44">
            <text:p>ACOPIA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408" table:style-name="ce44">
            <text:p>2300408</text:p>
          </table:table-cell>
          <table:table-cell office:value-type="string" table:style-name="ce44">
            <text:p>AIUA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507" table:style-name="ce44">
            <text:p>2300507</text:p>
          </table:table-cell>
          <table:table-cell office:value-type="string" table:style-name="ce44">
            <text:p>ALCANTAR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606" table:style-name="ce44">
            <text:p>2300606</text:p>
          </table:table-cell>
          <table:table-cell office:value-type="string" table:style-name="ce44">
            <text:p>ALTANEI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705" table:style-name="ce44">
            <text:p>2300705</text:p>
          </table:table-cell>
          <table:table-cell office:value-type="string" table:style-name="ce44">
            <text:p>ALTO SANT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754" table:style-name="ce44">
            <text:p>2300754</text:p>
          </table:table-cell>
          <table:table-cell office:value-type="string" table:style-name="ce44">
            <text:p>AMONTAD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804" table:style-name="ce44">
            <text:p>2300804</text:p>
          </table:table-cell>
          <table:table-cell office:value-type="string" table:style-name="ce44">
            <text:p>ANTONINA DO NOR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0903" table:style-name="ce44">
            <text:p>2300903</text:p>
          </table:table-cell>
          <table:table-cell office:value-type="string" table:style-name="ce44">
            <text:p>APUIARE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000" table:style-name="ce44">
            <text:p>2301000</text:p>
          </table:table-cell>
          <table:table-cell office:value-type="string" table:style-name="ce44">
            <text:p>AQUIRAZ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109" table:style-name="ce44">
            <text:p>2301109</text:p>
          </table:table-cell>
          <table:table-cell office:value-type="string" table:style-name="ce44">
            <text:p>ARACAT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208" table:style-name="ce44">
            <text:p>2301208</text:p>
          </table:table-cell>
          <table:table-cell office:value-type="string" table:style-name="ce44">
            <text:p>ARACOIA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257" table:style-name="ce44">
            <text:p>2301257</text:p>
          </table:table-cell>
          <table:table-cell office:value-type="string" table:style-name="ce44">
            <text:p>ARAREND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307" table:style-name="ce44">
            <text:p>2301307</text:p>
          </table:table-cell>
          <table:table-cell office:value-type="string" table:style-name="ce44">
            <text:p>ARARIP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406" table:style-name="ce44">
            <text:p>2301406</text:p>
          </table:table-cell>
          <table:table-cell office:value-type="string" table:style-name="ce44">
            <text:p>ARATU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505" table:style-name="ce44">
            <text:p>2301505</text:p>
          </table:table-cell>
          <table:table-cell office:value-type="string" table:style-name="ce44">
            <text:p>ARNEIROZ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604" table:style-name="ce44">
            <text:p>2301604</text:p>
          </table:table-cell>
          <table:table-cell office:value-type="string" table:style-name="ce44">
            <text:p>ASSAR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703" table:style-name="ce44">
            <text:p>2301703</text:p>
          </table:table-cell>
          <table:table-cell office:value-type="string" table:style-name="ce44">
            <text:p>AURO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802" table:style-name="ce44">
            <text:p>2301802</text:p>
          </table:table-cell>
          <table:table-cell office:value-type="string" table:style-name="ce44">
            <text:p>BAIXI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851" table:style-name="ce44">
            <text:p>2301851</text:p>
          </table:table-cell>
          <table:table-cell office:value-type="string" table:style-name="ce44">
            <text:p>BANABUI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901" table:style-name="ce44">
            <text:p>2301901</text:p>
          </table:table-cell>
          <table:table-cell office:value-type="string" table:style-name="ce44">
            <text:p>BARBALH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1950" table:style-name="ce44">
            <text:p>2301950</text:p>
          </table:table-cell>
          <table:table-cell office:value-type="string" table:style-name="ce44">
            <text:p>BARREI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008" table:style-name="ce44">
            <text:p>2302008</text:p>
          </table:table-cell>
          <table:table-cell office:value-type="string" table:style-name="ce44">
            <text:p>BAR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057" table:style-name="ce44">
            <text:p>2302057</text:p>
          </table:table-cell>
          <table:table-cell office:value-type="string" table:style-name="ce44">
            <text:p>BARROQUINH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107" table:style-name="ce44">
            <text:p>2302107</text:p>
          </table:table-cell>
          <table:table-cell office:value-type="string" table:style-name="ce44">
            <text:p>BATURI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206" table:style-name="ce44">
            <text:p>2302206</text:p>
          </table:table-cell>
          <table:table-cell office:value-type="string" table:style-name="ce44">
            <text:p>BEBERIB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305" table:style-name="ce44">
            <text:p>2302305</text:p>
          </table:table-cell>
          <table:table-cell office:value-type="string" table:style-name="ce44">
            <text:p>BELA CRUZ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404" table:style-name="ce44">
            <text:p>2302404</text:p>
          </table:table-cell>
          <table:table-cell office:value-type="string" table:style-name="ce44">
            <text:p>BOA VIAGEM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503" table:style-name="ce44">
            <text:p>2302503</text:p>
          </table:table-cell>
          <table:table-cell office:value-type="string" table:style-name="ce44">
            <text:p>BREJO SANT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602" table:style-name="ce44">
            <text:p>2302602</text:p>
          </table:table-cell>
          <table:table-cell office:value-type="string" table:style-name="ce44">
            <text:p>CAMOCIM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701" table:style-name="ce44">
            <text:p>2302701</text:p>
          </table:table-cell>
          <table:table-cell office:value-type="string" table:style-name="ce44">
            <text:p>CAMPOS SALE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800" table:style-name="ce44">
            <text:p>2302800</text:p>
          </table:table-cell>
          <table:table-cell office:value-type="string" table:style-name="ce44">
            <text:p>CANIND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2909" table:style-name="ce44">
            <text:p>2302909</text:p>
          </table:table-cell>
          <table:table-cell office:value-type="string" table:style-name="ce44">
            <text:p>CAPISTRAN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006" table:style-name="ce44">
            <text:p>2303006</text:p>
          </table:table-cell>
          <table:table-cell office:value-type="string" table:style-name="ce44">
            <text:p>CARIDAD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105" table:style-name="ce44">
            <text:p>2303105</text:p>
          </table:table-cell>
          <table:table-cell office:value-type="string" table:style-name="ce44">
            <text:p>CARIR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204" table:style-name="ce44">
            <text:p>2303204</text:p>
          </table:table-cell>
          <table:table-cell office:value-type="string" table:style-name="ce44">
            <text:p>CARIRIAC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303" table:style-name="ce44">
            <text:p>2303303</text:p>
          </table:table-cell>
          <table:table-cell office:value-type="string" table:style-name="ce44">
            <text:p>CARIU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402" table:style-name="ce44">
            <text:p>2303402</text:p>
          </table:table-cell>
          <table:table-cell office:value-type="string" table:style-name="ce44">
            <text:p>CARNAUBAL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501" table:style-name="ce44">
            <text:p>2303501</text:p>
          </table:table-cell>
          <table:table-cell office:value-type="string" table:style-name="ce44">
            <text:p>CASCAVEL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600" table:style-name="ce44">
            <text:p>2303600</text:p>
          </table:table-cell>
          <table:table-cell office:value-type="string" table:style-name="ce44">
            <text:p>CATARIN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659" table:style-name="ce44">
            <text:p>2303659</text:p>
          </table:table-cell>
          <table:table-cell office:value-type="string" table:style-name="ce44">
            <text:p>CATUND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709" table:style-name="ce44">
            <text:p>2303709</text:p>
          </table:table-cell>
          <table:table-cell office:value-type="string" table:style-name="ce44">
            <text:p>CAUCAI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808" table:style-name="ce44">
            <text:p>2303808</text:p>
          </table:table-cell>
          <table:table-cell office:value-type="string" table:style-name="ce44">
            <text:p>CED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907" table:style-name="ce44">
            <text:p>2303907</text:p>
          </table:table-cell>
          <table:table-cell office:value-type="string" table:style-name="ce44">
            <text:p>CHAVAL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931" table:style-name="ce44">
            <text:p>2303931</text:p>
          </table:table-cell>
          <table:table-cell office:value-type="string" table:style-name="ce44">
            <text:p>CHO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3956" table:style-name="ce44">
            <text:p>2303956</text:p>
          </table:table-cell>
          <table:table-cell office:value-type="string" table:style-name="ce44">
            <text:p>CHOROZINH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004" table:style-name="ce44">
            <text:p>2304004</text:p>
          </table:table-cell>
          <table:table-cell office:value-type="string" table:style-name="ce44">
            <text:p>COREA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103" table:style-name="ce44">
            <text:p>2304103</text:p>
          </table:table-cell>
          <table:table-cell office:value-type="string" table:style-name="ce44">
            <text:p>CRATEU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202" table:style-name="ce44">
            <text:p>2304202</text:p>
          </table:table-cell>
          <table:table-cell office:value-type="string" table:style-name="ce44">
            <text:p>CRAT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236" table:style-name="ce44">
            <text:p>2304236</text:p>
          </table:table-cell>
          <table:table-cell office:value-type="string" table:style-name="ce44">
            <text:p>CROAT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251" table:style-name="ce44">
            <text:p>2304251</text:p>
          </table:table-cell>
          <table:table-cell office:value-type="string" table:style-name="ce44">
            <text:p>CRUZ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269" table:style-name="ce44">
            <text:p>2304269</text:p>
          </table:table-cell>
          <table:table-cell office:value-type="string" table:style-name="ce44">
            <text:p>DEPUTADO IRAPUAN PINHEI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277" table:style-name="ce44">
            <text:p>2304277</text:p>
          </table:table-cell>
          <table:table-cell office:value-type="string" table:style-name="ce44">
            <text:p>ERER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285" table:style-name="ce44">
            <text:p>2304285</text:p>
          </table:table-cell>
          <table:table-cell office:value-type="string" table:style-name="ce44">
            <text:p>EUSEBI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301" table:style-name="ce44">
            <text:p>2304301</text:p>
          </table:table-cell>
          <table:table-cell office:value-type="string" table:style-name="ce44">
            <text:p>FARIAS BRIT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350" table:style-name="ce44">
            <text:p>2304350</text:p>
          </table:table-cell>
          <table:table-cell office:value-type="string" table:style-name="ce44">
            <text:p>FORQUILH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400" table:style-name="ce44">
            <text:p>2304400</text:p>
          </table:table-cell>
          <table:table-cell office:value-type="string" table:style-name="ce44">
            <text:p>FORTALEZ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459" table:style-name="ce44">
            <text:p>2304459</text:p>
          </table:table-cell>
          <table:table-cell office:value-type="string" table:style-name="ce44">
            <text:p>FORTIM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509" table:style-name="ce44">
            <text:p>2304509</text:p>
          </table:table-cell>
          <table:table-cell office:value-type="string" table:style-name="ce44">
            <text:p>FRECHEIRINH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608" table:style-name="ce44">
            <text:p>2304608</text:p>
          </table:table-cell>
          <table:table-cell office:value-type="string" table:style-name="ce44">
            <text:p>GENERAL SAMPAI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657" table:style-name="ce44">
            <text:p>2304657</text:p>
          </table:table-cell>
          <table:table-cell office:value-type="string" table:style-name="ce44">
            <text:p>GRAC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707" table:style-name="ce44">
            <text:p>2304707</text:p>
          </table:table-cell>
          <table:table-cell office:value-type="string" table:style-name="ce44">
            <text:p>GRANJ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806" table:style-name="ce44">
            <text:p>2304806</text:p>
          </table:table-cell>
          <table:table-cell office:value-type="string" table:style-name="ce44">
            <text:p>GRANJEI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905" table:style-name="ce44">
            <text:p>2304905</text:p>
          </table:table-cell>
          <table:table-cell office:value-type="string" table:style-name="ce44">
            <text:p>GROAIR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4954" table:style-name="ce44">
            <text:p>2304954</text:p>
          </table:table-cell>
          <table:table-cell office:value-type="string" table:style-name="ce44">
            <text:p>GUAIU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001" table:style-name="ce44">
            <text:p>2305001</text:p>
          </table:table-cell>
          <table:table-cell office:value-type="string" table:style-name="ce44">
            <text:p>GUARACIABA DO NOR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100" table:style-name="ce44">
            <text:p>2305100</text:p>
          </table:table-cell>
          <table:table-cell office:value-type="string" table:style-name="ce44">
            <text:p>GUARAMIRANG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209" table:style-name="ce44">
            <text:p>2305209</text:p>
          </table:table-cell>
          <table:table-cell office:value-type="string" table:style-name="ce44">
            <text:p>HIDROLANDI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233" table:style-name="ce44">
            <text:p>2305233</text:p>
          </table:table-cell>
          <table:table-cell office:value-type="string" table:style-name="ce44">
            <text:p>HORIZON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266" table:style-name="ce44">
            <text:p>2305266</text:p>
          </table:table-cell>
          <table:table-cell office:value-type="string" table:style-name="ce44">
            <text:p>IBARETA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308" table:style-name="ce44">
            <text:p>2305308</text:p>
          </table:table-cell>
          <table:table-cell office:value-type="string" table:style-name="ce44">
            <text:p>IBIAPIN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332" table:style-name="ce44">
            <text:p>2305332</text:p>
          </table:table-cell>
          <table:table-cell office:value-type="string" table:style-name="ce44">
            <text:p>IBICUITING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357" table:style-name="ce44">
            <text:p>2305357</text:p>
          </table:table-cell>
          <table:table-cell office:value-type="string" table:style-name="ce44">
            <text:p>ICAPU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407" table:style-name="ce44">
            <text:p>2305407</text:p>
          </table:table-cell>
          <table:table-cell office:value-type="string" table:style-name="ce44">
            <text:p>IC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506" table:style-name="ce44">
            <text:p>2305506</text:p>
          </table:table-cell>
          <table:table-cell office:value-type="string" table:style-name="ce44">
            <text:p>IGUAT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605" table:style-name="ce44">
            <text:p>2305605</text:p>
          </table:table-cell>
          <table:table-cell office:value-type="string" table:style-name="ce44">
            <text:p>INDEPENDENCI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654" table:style-name="ce44">
            <text:p>2305654</text:p>
          </table:table-cell>
          <table:table-cell office:value-type="string" table:style-name="ce44">
            <text:p>IPAPORANG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704" table:style-name="ce44">
            <text:p>2305704</text:p>
          </table:table-cell>
          <table:table-cell office:value-type="string" table:style-name="ce44">
            <text:p>IPAUMIRIM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803" table:style-name="ce44">
            <text:p>2305803</text:p>
          </table:table-cell>
          <table:table-cell office:value-type="string" table:style-name="ce44">
            <text:p>IP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5902" table:style-name="ce44">
            <text:p>2305902</text:p>
          </table:table-cell>
          <table:table-cell office:value-type="string" table:style-name="ce44">
            <text:p>IPUEIR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009" table:style-name="ce44">
            <text:p>2306009</text:p>
          </table:table-cell>
          <table:table-cell office:value-type="string" table:style-name="ce44">
            <text:p>IRACE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108" table:style-name="ce44">
            <text:p>2306108</text:p>
          </table:table-cell>
          <table:table-cell office:value-type="string" table:style-name="ce44">
            <text:p>IRAUCU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207" table:style-name="ce44">
            <text:p>2306207</text:p>
          </table:table-cell>
          <table:table-cell office:value-type="string" table:style-name="ce44">
            <text:p>ITAICA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256" table:style-name="ce44">
            <text:p>2306256</text:p>
          </table:table-cell>
          <table:table-cell office:value-type="string" table:style-name="ce44">
            <text:p>ITAITING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306" table:style-name="ce44">
            <text:p>2306306</text:p>
          </table:table-cell>
          <table:table-cell office:value-type="string" table:style-name="ce44">
            <text:p>ITAPAG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405" table:style-name="ce44">
            <text:p>2306405</text:p>
          </table:table-cell>
          <table:table-cell office:value-type="string" table:style-name="ce44">
            <text:p>ITAPIPOC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504" table:style-name="ce44">
            <text:p>2306504</text:p>
          </table:table-cell>
          <table:table-cell office:value-type="string" table:style-name="ce44">
            <text:p>ITAPIUN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553" table:style-name="ce44">
            <text:p>2306553</text:p>
          </table:table-cell>
          <table:table-cell office:value-type="string" table:style-name="ce44">
            <text:p>ITARE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603" table:style-name="ce44">
            <text:p>2306603</text:p>
          </table:table-cell>
          <table:table-cell office:value-type="string" table:style-name="ce44">
            <text:p>ITATI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702" table:style-name="ce44">
            <text:p>2306702</text:p>
          </table:table-cell>
          <table:table-cell office:value-type="string" table:style-name="ce44">
            <text:p>JAGUARETA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801" table:style-name="ce44">
            <text:p>2306801</text:p>
          </table:table-cell>
          <table:table-cell office:value-type="string" table:style-name="ce44">
            <text:p>JAGUARIBA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6900" table:style-name="ce44">
            <text:p>2306900</text:p>
          </table:table-cell>
          <table:table-cell office:value-type="string" table:style-name="ce44">
            <text:p>JAGUARIB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007" table:style-name="ce44">
            <text:p>2307007</text:p>
          </table:table-cell>
          <table:table-cell office:value-type="string" table:style-name="ce44">
            <text:p>JAGUARUAN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106" table:style-name="ce44">
            <text:p>2307106</text:p>
          </table:table-cell>
          <table:table-cell office:value-type="string" table:style-name="ce44">
            <text:p>JARDIM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205" table:style-name="ce44">
            <text:p>2307205</text:p>
          </table:table-cell>
          <table:table-cell office:value-type="string" table:style-name="ce44">
            <text:p>JAT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254" table:style-name="ce44">
            <text:p>2307254</text:p>
          </table:table-cell>
          <table:table-cell office:value-type="string" table:style-name="ce44">
            <text:p>JIJOCA DE JERICOACOA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304" table:style-name="ce44">
            <text:p>2307304</text:p>
          </table:table-cell>
          <table:table-cell office:value-type="string" table:style-name="ce44">
            <text:p>JUAZEIRO DO NOR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403" table:style-name="ce44">
            <text:p>2307403</text:p>
          </table:table-cell>
          <table:table-cell office:value-type="string" table:style-name="ce44">
            <text:p>JUC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502" table:style-name="ce44">
            <text:p>2307502</text:p>
          </table:table-cell>
          <table:table-cell office:value-type="string" table:style-name="ce44">
            <text:p>LAVRAS DA MANGABEI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601" table:style-name="ce44">
            <text:p>2307601</text:p>
          </table:table-cell>
          <table:table-cell office:value-type="string" table:style-name="ce44">
            <text:p>LIMOEIRO DO NOR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635" table:style-name="ce44">
            <text:p>2307635</text:p>
          </table:table-cell>
          <table:table-cell office:value-type="string" table:style-name="ce44">
            <text:p>MADALEN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650" table:style-name="ce44">
            <text:p>2307650</text:p>
          </table:table-cell>
          <table:table-cell office:value-type="string" table:style-name="ce44">
            <text:p>MARACANA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700" table:style-name="ce44">
            <text:p>2307700</text:p>
          </table:table-cell>
          <table:table-cell office:value-type="string" table:style-name="ce44">
            <text:p>MARANGUAP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809" table:style-name="ce44">
            <text:p>2307809</text:p>
          </table:table-cell>
          <table:table-cell office:value-type="string" table:style-name="ce44">
            <text:p>MARC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7908" table:style-name="ce44">
            <text:p>2307908</text:p>
          </table:table-cell>
          <table:table-cell office:value-type="string" table:style-name="ce44">
            <text:p>MARTINOPOL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005" table:style-name="ce44">
            <text:p>2308005</text:p>
          </table:table-cell>
          <table:table-cell office:value-type="string" table:style-name="ce44">
            <text:p>MASSAP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104" table:style-name="ce44">
            <text:p>2308104</text:p>
          </table:table-cell>
          <table:table-cell office:value-type="string" table:style-name="ce44">
            <text:p>MAURIT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203" table:style-name="ce44">
            <text:p>2308203</text:p>
          </table:table-cell>
          <table:table-cell office:value-type="string" table:style-name="ce44">
            <text:p>MERUOC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302" table:style-name="ce44">
            <text:p>2308302</text:p>
          </table:table-cell>
          <table:table-cell office:value-type="string" table:style-name="ce44">
            <text:p>MILAGRE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351" table:style-name="ce44">
            <text:p>2308351</text:p>
          </table:table-cell>
          <table:table-cell office:value-type="string" table:style-name="ce44">
            <text:p>MILH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377" table:style-name="ce44">
            <text:p>2308377</text:p>
          </table:table-cell>
          <table:table-cell office:value-type="string" table:style-name="ce44">
            <text:p>MIRAI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401" table:style-name="ce44">
            <text:p>2308401</text:p>
          </table:table-cell>
          <table:table-cell office:value-type="string" table:style-name="ce44">
            <text:p>MISSAO VELH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500" table:style-name="ce44">
            <text:p>2308500</text:p>
          </table:table-cell>
          <table:table-cell office:value-type="string" table:style-name="ce44">
            <text:p>MOMBAC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609" table:style-name="ce44">
            <text:p>2308609</text:p>
          </table:table-cell>
          <table:table-cell office:value-type="string" table:style-name="ce44">
            <text:p>MONSENHOR TABOS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708" table:style-name="ce44">
            <text:p>2308708</text:p>
          </table:table-cell>
          <table:table-cell office:value-type="string" table:style-name="ce44">
            <text:p>MORADA NOV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807" table:style-name="ce44">
            <text:p>2308807</text:p>
          </table:table-cell>
          <table:table-cell office:value-type="string" table:style-name="ce44">
            <text:p>MORAUJ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8906" table:style-name="ce44">
            <text:p>2308906</text:p>
          </table:table-cell>
          <table:table-cell office:value-type="string" table:style-name="ce44">
            <text:p>MORRINHO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003" table:style-name="ce44">
            <text:p>2309003</text:p>
          </table:table-cell>
          <table:table-cell office:value-type="string" table:style-name="ce44">
            <text:p>MUCAMB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102" table:style-name="ce44">
            <text:p>2309102</text:p>
          </table:table-cell>
          <table:table-cell office:value-type="string" table:style-name="ce44">
            <text:p>MULUNG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201" table:style-name="ce44">
            <text:p>2309201</text:p>
          </table:table-cell>
          <table:table-cell office:value-type="string" table:style-name="ce44">
            <text:p>NOVA OLIND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300" table:style-name="ce44">
            <text:p>2309300</text:p>
          </table:table-cell>
          <table:table-cell office:value-type="string" table:style-name="ce44">
            <text:p>NOVA RUSS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409" table:style-name="ce44">
            <text:p>2309409</text:p>
          </table:table-cell>
          <table:table-cell office:value-type="string" table:style-name="ce44">
            <text:p>NOVO ORIEN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458" table:style-name="ce44">
            <text:p>2309458</text:p>
          </table:table-cell>
          <table:table-cell office:value-type="string" table:style-name="ce44">
            <text:p>OCA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508" table:style-name="ce44">
            <text:p>2309508</text:p>
          </table:table-cell>
          <table:table-cell office:value-type="string" table:style-name="ce44">
            <text:p>ORO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607" table:style-name="ce44">
            <text:p>2309607</text:p>
          </table:table-cell>
          <table:table-cell office:value-type="string" table:style-name="ce44">
            <text:p>PACAJU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706" table:style-name="ce44">
            <text:p>2309706</text:p>
          </table:table-cell>
          <table:table-cell office:value-type="string" table:style-name="ce44">
            <text:p>PACATU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805" table:style-name="ce44">
            <text:p>2309805</text:p>
          </table:table-cell>
          <table:table-cell office:value-type="string" table:style-name="ce44">
            <text:p>PACOT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09904" table:style-name="ce44">
            <text:p>2309904</text:p>
          </table:table-cell>
          <table:table-cell office:value-type="string" table:style-name="ce44">
            <text:p>PACUJ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001" table:style-name="ce44">
            <text:p>2310001</text:p>
          </table:table-cell>
          <table:table-cell office:value-type="string" table:style-name="ce44">
            <text:p>PALHAN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100" table:style-name="ce44">
            <text:p>2310100</text:p>
          </table:table-cell>
          <table:table-cell office:value-type="string" table:style-name="ce44">
            <text:p>PALMACI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209" table:style-name="ce44">
            <text:p>2310209</text:p>
          </table:table-cell>
          <table:table-cell office:value-type="string" table:style-name="ce44">
            <text:p>PARACUR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258" table:style-name="ce44">
            <text:p>2310258</text:p>
          </table:table-cell>
          <table:table-cell office:value-type="string" table:style-name="ce44">
            <text:p>PARAIPA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308" table:style-name="ce44">
            <text:p>2310308</text:p>
          </table:table-cell>
          <table:table-cell office:value-type="string" table:style-name="ce44">
            <text:p>PARAMB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407" table:style-name="ce44">
            <text:p>2310407</text:p>
          </table:table-cell>
          <table:table-cell office:value-type="string" table:style-name="ce44">
            <text:p>PARAMOT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506" table:style-name="ce44">
            <text:p>2310506</text:p>
          </table:table-cell>
          <table:table-cell office:value-type="string" table:style-name="ce44">
            <text:p>PEDRA BRANC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605" table:style-name="ce44">
            <text:p>2310605</text:p>
          </table:table-cell>
          <table:table-cell office:value-type="string" table:style-name="ce44">
            <text:p>PENAFOR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704" table:style-name="ce44">
            <text:p>2310704</text:p>
          </table:table-cell>
          <table:table-cell office:value-type="string" table:style-name="ce44">
            <text:p>PENTECOS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803" table:style-name="ce44">
            <text:p>2310803</text:p>
          </table:table-cell>
          <table:table-cell office:value-type="string" table:style-name="ce44">
            <text:p>PEREI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852" table:style-name="ce44">
            <text:p>2310852</text:p>
          </table:table-cell>
          <table:table-cell office:value-type="string" table:style-name="ce44">
            <text:p>PINDORETA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902" table:style-name="ce44">
            <text:p>2310902</text:p>
          </table:table-cell>
          <table:table-cell office:value-type="string" table:style-name="ce44">
            <text:p>PIQUET CARNEI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0951" table:style-name="ce44">
            <text:p>2310951</text:p>
          </table:table-cell>
          <table:table-cell office:value-type="string" table:style-name="ce44">
            <text:p>PIRES FERREI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009" table:style-name="ce44">
            <text:p>2311009</text:p>
          </table:table-cell>
          <table:table-cell office:value-type="string" table:style-name="ce44">
            <text:p>PORANG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108" table:style-name="ce44">
            <text:p>2311108</text:p>
          </table:table-cell>
          <table:table-cell office:value-type="string" table:style-name="ce44">
            <text:p>PORTEIR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207" table:style-name="ce44">
            <text:p>2311207</text:p>
          </table:table-cell>
          <table:table-cell office:value-type="string" table:style-name="ce44">
            <text:p>POTENG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231" table:style-name="ce44">
            <text:p>2311231</text:p>
          </table:table-cell>
          <table:table-cell office:value-type="string" table:style-name="ce44">
            <text:p>POTIRETA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264" table:style-name="ce44">
            <text:p>2311264</text:p>
          </table:table-cell>
          <table:table-cell office:value-type="string" table:style-name="ce44">
            <text:p>QUITERIANOPOLI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306" table:style-name="ce44">
            <text:p>2311306</text:p>
          </table:table-cell>
          <table:table-cell office:value-type="string" table:style-name="ce44">
            <text:p>QUIXAD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355" table:style-name="ce44">
            <text:p>2311355</text:p>
          </table:table-cell>
          <table:table-cell office:value-type="string" table:style-name="ce44">
            <text:p>QUIXEL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405" table:style-name="ce44">
            <text:p>2311405</text:p>
          </table:table-cell>
          <table:table-cell office:value-type="string" table:style-name="ce44">
            <text:p>QUIXERAMOBIM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504" table:style-name="ce44">
            <text:p>2311504</text:p>
          </table:table-cell>
          <table:table-cell office:value-type="string" table:style-name="ce44">
            <text:p>QUIXER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603" table:style-name="ce44">
            <text:p>2311603</text:p>
          </table:table-cell>
          <table:table-cell office:value-type="string" table:style-name="ce44">
            <text:p>REDENCA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702" table:style-name="ce44">
            <text:p>2311702</text:p>
          </table:table-cell>
          <table:table-cell office:value-type="string" table:style-name="ce44">
            <text:p>RERIUTAB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801" table:style-name="ce44">
            <text:p>2311801</text:p>
          </table:table-cell>
          <table:table-cell office:value-type="string" table:style-name="ce44">
            <text:p>RUSS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900" table:style-name="ce44">
            <text:p>2311900</text:p>
          </table:table-cell>
          <table:table-cell office:value-type="string" table:style-name="ce44">
            <text:p>SABOEIR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1959" table:style-name="ce44">
            <text:p>2311959</text:p>
          </table:table-cell>
          <table:table-cell office:value-type="string" table:style-name="ce44">
            <text:p>SALITR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007" table:style-name="ce44">
            <text:p>2312007</text:p>
          </table:table-cell>
          <table:table-cell office:value-type="string" table:style-name="ce44">
            <text:p>SANTANA DO ACARA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106" table:style-name="ce44">
            <text:p>2312106</text:p>
          </table:table-cell>
          <table:table-cell office:value-type="string" table:style-name="ce44">
            <text:p>SANTANA DO CARIR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205" table:style-name="ce44">
            <text:p>2312205</text:p>
          </table:table-cell>
          <table:table-cell office:value-type="string" table:style-name="ce44">
            <text:p>SANTA QUITERI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304" table:style-name="ce44">
            <text:p>2312304</text:p>
          </table:table-cell>
          <table:table-cell office:value-type="string" table:style-name="ce44">
            <text:p>SAO BENEDITO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403" table:style-name="ce44">
            <text:p>2312403</text:p>
          </table:table-cell>
          <table:table-cell office:value-type="string" table:style-name="ce44">
            <text:p>SAO GONCALO DO AMARAN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502" table:style-name="ce44">
            <text:p>2312502</text:p>
          </table:table-cell>
          <table:table-cell office:value-type="string" table:style-name="ce44">
            <text:p>SAO JOAO DO JAGUARIB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601" table:style-name="ce44">
            <text:p>2312601</text:p>
          </table:table-cell>
          <table:table-cell office:value-type="string" table:style-name="ce44">
            <text:p>SAO LUIS DO CUR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700" table:style-name="ce44">
            <text:p>2312700</text:p>
          </table:table-cell>
          <table:table-cell office:value-type="string" table:style-name="ce44">
            <text:p>SENADOR POMPE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809" table:style-name="ce44">
            <text:p>2312809</text:p>
          </table:table-cell>
          <table:table-cell office:value-type="string" table:style-name="ce44">
            <text:p>SENADOR S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2908" table:style-name="ce44">
            <text:p>2312908</text:p>
          </table:table-cell>
          <table:table-cell office:value-type="string" table:style-name="ce44">
            <text:p>SOBRAL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005" table:style-name="ce44">
            <text:p>2313005</text:p>
          </table:table-cell>
          <table:table-cell office:value-type="string" table:style-name="ce44">
            <text:p>SOLONOPOL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104" table:style-name="ce44">
            <text:p>2313104</text:p>
          </table:table-cell>
          <table:table-cell office:value-type="string" table:style-name="ce44">
            <text:p>TABULEIRO DO NORT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203" table:style-name="ce44">
            <text:p>2313203</text:p>
          </table:table-cell>
          <table:table-cell office:value-type="string" table:style-name="ce44">
            <text:p>TAMBORIL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252" table:style-name="ce44">
            <text:p>2313252</text:p>
          </table:table-cell>
          <table:table-cell office:value-type="string" table:style-name="ce44">
            <text:p>TARRAFAS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302" table:style-name="ce44">
            <text:p>2313302</text:p>
          </table:table-cell>
          <table:table-cell office:value-type="string" table:style-name="ce44">
            <text:p>TAU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351" table:style-name="ce44">
            <text:p>2313351</text:p>
          </table:table-cell>
          <table:table-cell office:value-type="string" table:style-name="ce44">
            <text:p>TEJUCUOC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401" table:style-name="ce44">
            <text:p>2313401</text:p>
          </table:table-cell>
          <table:table-cell office:value-type="string" table:style-name="ce44">
            <text:p>TIANGU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500" table:style-name="ce44">
            <text:p>2313500</text:p>
          </table:table-cell>
          <table:table-cell office:value-type="string" table:style-name="ce44">
            <text:p>TRAIR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559" table:style-name="ce44">
            <text:p>2313559</text:p>
          </table:table-cell>
          <table:table-cell office:value-type="string" table:style-name="ce44">
            <text:p>TURURU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609" table:style-name="ce44">
            <text:p>2313609</text:p>
          </table:table-cell>
          <table:table-cell office:value-type="string" table:style-name="ce44">
            <text:p>UBAJA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708" table:style-name="ce44">
            <text:p>2313708</text:p>
          </table:table-cell>
          <table:table-cell office:value-type="string" table:style-name="ce44">
            <text:p>UMARI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757" table:style-name="ce44">
            <text:p>2313757</text:p>
          </table:table-cell>
          <table:table-cell office:value-type="string" table:style-name="ce44">
            <text:p>UMIRIM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807" table:style-name="ce44">
            <text:p>2313807</text:p>
          </table:table-cell>
          <table:table-cell office:value-type="string" table:style-name="ce44">
            <text:p>URUBURETAM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906" table:style-name="ce44">
            <text:p>2313906</text:p>
          </table:table-cell>
          <table:table-cell office:value-type="string" table:style-name="ce44">
            <text:p>URUOC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3955" table:style-name="ce44">
            <text:p>2313955</text:p>
          </table:table-cell>
          <table:table-cell office:value-type="string" table:style-name="ce44">
            <text:p>VARJOT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4003" table:style-name="ce44">
            <text:p>2314003</text:p>
          </table:table-cell>
          <table:table-cell office:value-type="string" table:style-name="ce44">
            <text:p>VARZEA ALEGRE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314102" table:style-name="ce44">
            <text:p>2314102</text:p>
          </table:table-cell>
          <table:table-cell office:value-type="string" table:style-name="ce44">
            <text:p>VICOSA DO CEARA</text:p>
          </table:table-cell>
          <table:table-cell office:value-type="string" table:style-name="ce44">
            <text:p>C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109" table:style-name="ce44">
            <text:p>2400109</text:p>
          </table:table-cell>
          <table:table-cell office:value-type="string" table:style-name="ce44">
            <text:p>ACARI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208" table:style-name="ce44">
            <text:p>2400208</text:p>
          </table:table-cell>
          <table:table-cell office:value-type="string" table:style-name="ce44">
            <text:p>AC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307" table:style-name="ce44">
            <text:p>2400307</text:p>
          </table:table-cell>
          <table:table-cell office:value-type="string" table:style-name="ce44">
            <text:p>AFONSO BEZER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406" table:style-name="ce44">
            <text:p>2400406</text:p>
          </table:table-cell>
          <table:table-cell office:value-type="string" table:style-name="ce44">
            <text:p>AGUA NOV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505" table:style-name="ce44">
            <text:p>2400505</text:p>
          </table:table-cell>
          <table:table-cell office:value-type="string" table:style-name="ce44">
            <text:p>ALEXANDRI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604" table:style-name="ce44">
            <text:p>2400604</text:p>
          </table:table-cell>
          <table:table-cell office:value-type="string" table:style-name="ce44">
            <text:p>ALMINO AFONS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703" table:style-name="ce44">
            <text:p>2400703</text:p>
          </table:table-cell>
          <table:table-cell office:value-type="string" table:style-name="ce44">
            <text:p>ALTO DO RODRIGU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802" table:style-name="ce44">
            <text:p>2400802</text:p>
          </table:table-cell>
          <table:table-cell office:value-type="string" table:style-name="ce44">
            <text:p>ANGIC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0901" table:style-name="ce44">
            <text:p>2400901</text:p>
          </table:table-cell>
          <table:table-cell office:value-type="string" table:style-name="ce44">
            <text:p>ANTONIO MARTIN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008" table:style-name="ce44">
            <text:p>2401008</text:p>
          </table:table-cell>
          <table:table-cell office:value-type="string" table:style-name="ce44">
            <text:p>APODI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107" table:style-name="ce44">
            <text:p>2401107</text:p>
          </table:table-cell>
          <table:table-cell office:value-type="string" table:style-name="ce44">
            <text:p>AREIA BRANC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206" table:style-name="ce44">
            <text:p>2401206</text:p>
          </table:table-cell>
          <table:table-cell office:value-type="string" table:style-name="ce44">
            <text:p>AR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305" table:style-name="ce44">
            <text:p>2401305</text:p>
          </table:table-cell>
          <table:table-cell office:value-type="string" table:style-name="ce44">
            <text:p>AUGUSTO SEVER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404" table:style-name="ce44">
            <text:p>2401404</text:p>
          </table:table-cell>
          <table:table-cell office:value-type="string" table:style-name="ce44">
            <text:p>BAIA FORMOS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453" table:style-name="ce44">
            <text:p>2401453</text:p>
          </table:table-cell>
          <table:table-cell office:value-type="string" table:style-name="ce44">
            <text:p>BARAUN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503" table:style-name="ce44">
            <text:p>2401503</text:p>
          </table:table-cell>
          <table:table-cell office:value-type="string" table:style-name="ce44">
            <text:p>BARCELON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602" table:style-name="ce44">
            <text:p>2401602</text:p>
          </table:table-cell>
          <table:table-cell office:value-type="string" table:style-name="ce44">
            <text:p>BENTO FERNAND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651" table:style-name="ce44">
            <text:p>2401651</text:p>
          </table:table-cell>
          <table:table-cell office:value-type="string" table:style-name="ce44">
            <text:p>BOD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701" table:style-name="ce44">
            <text:p>2401701</text:p>
          </table:table-cell>
          <table:table-cell office:value-type="string" table:style-name="ce44">
            <text:p>BOM JESU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800" table:style-name="ce44">
            <text:p>2401800</text:p>
          </table:table-cell>
          <table:table-cell office:value-type="string" table:style-name="ce44">
            <text:p>BREJINH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859" table:style-name="ce44">
            <text:p>2401859</text:p>
          </table:table-cell>
          <table:table-cell office:value-type="string" table:style-name="ce44">
            <text:p>CAICARA DO NORT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1909" table:style-name="ce44">
            <text:p>2401909</text:p>
          </table:table-cell>
          <table:table-cell office:value-type="string" table:style-name="ce44">
            <text:p>CAICARA DO RIO DO VENT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006" table:style-name="ce44">
            <text:p>2402006</text:p>
          </table:table-cell>
          <table:table-cell office:value-type="string" table:style-name="ce44">
            <text:p>CAIC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105" table:style-name="ce44">
            <text:p>2402105</text:p>
          </table:table-cell>
          <table:table-cell office:value-type="string" table:style-name="ce44">
            <text:p>CAMPO REDOND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204" table:style-name="ce44">
            <text:p>2402204</text:p>
          </table:table-cell>
          <table:table-cell office:value-type="string" table:style-name="ce44">
            <text:p>CANGUARETAM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303" table:style-name="ce44">
            <text:p>2402303</text:p>
          </table:table-cell>
          <table:table-cell office:value-type="string" table:style-name="ce44">
            <text:p>CARAUB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402" table:style-name="ce44">
            <text:p>2402402</text:p>
          </table:table-cell>
          <table:table-cell office:value-type="string" table:style-name="ce44">
            <text:p>CARNAUBA DO DANT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501" table:style-name="ce44">
            <text:p>2402501</text:p>
          </table:table-cell>
          <table:table-cell office:value-type="string" table:style-name="ce44">
            <text:p>CARNAUBAI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600" table:style-name="ce44">
            <text:p>2402600</text:p>
          </table:table-cell>
          <table:table-cell office:value-type="string" table:style-name="ce44">
            <text:p>CEARA-MIRIM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709" table:style-name="ce44">
            <text:p>2402709</text:p>
          </table:table-cell>
          <table:table-cell office:value-type="string" table:style-name="ce44">
            <text:p>CERRO CO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808" table:style-name="ce44">
            <text:p>2402808</text:p>
          </table:table-cell>
          <table:table-cell office:value-type="string" table:style-name="ce44">
            <text:p>CORONEL EZEQUIEL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2907" table:style-name="ce44">
            <text:p>2402907</text:p>
          </table:table-cell>
          <table:table-cell office:value-type="string" table:style-name="ce44">
            <text:p>CORONEL JOAO PESSO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004" table:style-name="ce44">
            <text:p>2403004</text:p>
          </table:table-cell>
          <table:table-cell office:value-type="string" table:style-name="ce44">
            <text:p>CRUZET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103" table:style-name="ce44">
            <text:p>2403103</text:p>
          </table:table-cell>
          <table:table-cell office:value-type="string" table:style-name="ce44">
            <text:p>CURRAIS NOV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202" table:style-name="ce44">
            <text:p>2403202</text:p>
          </table:table-cell>
          <table:table-cell office:value-type="string" table:style-name="ce44">
            <text:p>DOUTOR SEVERIAN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251" table:style-name="ce44">
            <text:p>2403251</text:p>
          </table:table-cell>
          <table:table-cell office:value-type="string" table:style-name="ce44">
            <text:p>PARNAMIRIM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301" table:style-name="ce44">
            <text:p>2403301</text:p>
          </table:table-cell>
          <table:table-cell office:value-type="string" table:style-name="ce44">
            <text:p>ENCANT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400" table:style-name="ce44">
            <text:p>2403400</text:p>
          </table:table-cell>
          <table:table-cell office:value-type="string" table:style-name="ce44">
            <text:p>EQUADOR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509" table:style-name="ce44">
            <text:p>2403509</text:p>
          </table:table-cell>
          <table:table-cell office:value-type="string" table:style-name="ce44">
            <text:p>ESPIRITO SANT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608" table:style-name="ce44">
            <text:p>2403608</text:p>
          </table:table-cell>
          <table:table-cell office:value-type="string" table:style-name="ce44">
            <text:p>EXTREMOZ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707" table:style-name="ce44">
            <text:p>2403707</text:p>
          </table:table-cell>
          <table:table-cell office:value-type="string" table:style-name="ce44">
            <text:p>FELIPE GUER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756" table:style-name="ce44">
            <text:p>2403756</text:p>
          </table:table-cell>
          <table:table-cell office:value-type="string" table:style-name="ce44">
            <text:p>FERNANDO PEDROZ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806" table:style-name="ce44">
            <text:p>2403806</text:p>
          </table:table-cell>
          <table:table-cell office:value-type="string" table:style-name="ce44">
            <text:p>FLORANI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3905" table:style-name="ce44">
            <text:p>2403905</text:p>
          </table:table-cell>
          <table:table-cell office:value-type="string" table:style-name="ce44">
            <text:p>FRANCISCO DANT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002" table:style-name="ce44">
            <text:p>2404002</text:p>
          </table:table-cell>
          <table:table-cell office:value-type="string" table:style-name="ce44">
            <text:p>FRUTUOSO GOM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101" table:style-name="ce44">
            <text:p>2404101</text:p>
          </table:table-cell>
          <table:table-cell office:value-type="string" table:style-name="ce44">
            <text:p>GALINH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200" table:style-name="ce44">
            <text:p>2404200</text:p>
          </table:table-cell>
          <table:table-cell office:value-type="string" table:style-name="ce44">
            <text:p>GOIANINH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309" table:style-name="ce44">
            <text:p>2404309</text:p>
          </table:table-cell>
          <table:table-cell office:value-type="string" table:style-name="ce44">
            <text:p>GOVERNADOR DIX-SEPT ROSAD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408" table:style-name="ce44">
            <text:p>2404408</text:p>
          </table:table-cell>
          <table:table-cell office:value-type="string" table:style-name="ce44">
            <text:p>GROSS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507" table:style-name="ce44">
            <text:p>2404507</text:p>
          </table:table-cell>
          <table:table-cell office:value-type="string" table:style-name="ce44">
            <text:p>GUAMAR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606" table:style-name="ce44">
            <text:p>2404606</text:p>
          </table:table-cell>
          <table:table-cell office:value-type="string" table:style-name="ce44">
            <text:p>IELMO MARINH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705" table:style-name="ce44">
            <text:p>2404705</text:p>
          </table:table-cell>
          <table:table-cell office:value-type="string" table:style-name="ce44">
            <text:p>IPANGUAC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804" table:style-name="ce44">
            <text:p>2404804</text:p>
          </table:table-cell>
          <table:table-cell office:value-type="string" table:style-name="ce44">
            <text:p>IPUEI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853" table:style-name="ce44">
            <text:p>2404853</text:p>
          </table:table-cell>
          <table:table-cell office:value-type="string" table:style-name="ce44">
            <text:p>ITAJ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4903" table:style-name="ce44">
            <text:p>2404903</text:p>
          </table:table-cell>
          <table:table-cell office:value-type="string" table:style-name="ce44">
            <text:p>ITA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009" table:style-name="ce44">
            <text:p>2405009</text:p>
          </table:table-cell>
          <table:table-cell office:value-type="string" table:style-name="ce44">
            <text:p>JACAN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108" table:style-name="ce44">
            <text:p>2405108</text:p>
          </table:table-cell>
          <table:table-cell office:value-type="string" table:style-name="ce44">
            <text:p>JANDAI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207" table:style-name="ce44">
            <text:p>2405207</text:p>
          </table:table-cell>
          <table:table-cell office:value-type="string" table:style-name="ce44">
            <text:p>JANDUI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306" table:style-name="ce44">
            <text:p>2405306</text:p>
          </table:table-cell>
          <table:table-cell office:value-type="string" table:style-name="ce44">
            <text:p>JANUARIO CICC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405" table:style-name="ce44">
            <text:p>2405405</text:p>
          </table:table-cell>
          <table:table-cell office:value-type="string" table:style-name="ce44">
            <text:p>JAPI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504" table:style-name="ce44">
            <text:p>2405504</text:p>
          </table:table-cell>
          <table:table-cell office:value-type="string" table:style-name="ce44">
            <text:p>JARDIM DE ANGIC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603" table:style-name="ce44">
            <text:p>2405603</text:p>
          </table:table-cell>
          <table:table-cell office:value-type="string" table:style-name="ce44">
            <text:p>JARDIM DE PIRANH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702" table:style-name="ce44">
            <text:p>2405702</text:p>
          </table:table-cell>
          <table:table-cell office:value-type="string" table:style-name="ce44">
            <text:p>JARDIM DO SERID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801" table:style-name="ce44">
            <text:p>2405801</text:p>
          </table:table-cell>
          <table:table-cell office:value-type="string" table:style-name="ce44">
            <text:p>JOAO CAMA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5900" table:style-name="ce44">
            <text:p>2405900</text:p>
          </table:table-cell>
          <table:table-cell office:value-type="string" table:style-name="ce44">
            <text:p>JOAO DI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007" table:style-name="ce44">
            <text:p>2406007</text:p>
          </table:table-cell>
          <table:table-cell office:value-type="string" table:style-name="ce44">
            <text:p>JOSE DA PENH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106" table:style-name="ce44">
            <text:p>2406106</text:p>
          </table:table-cell>
          <table:table-cell office:value-type="string" table:style-name="ce44">
            <text:p>JUCURUT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155" table:style-name="ce44">
            <text:p>2406155</text:p>
          </table:table-cell>
          <table:table-cell office:value-type="string" table:style-name="ce44">
            <text:p>JUNDI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205" table:style-name="ce44">
            <text:p>2406205</text:p>
          </table:table-cell>
          <table:table-cell office:value-type="string" table:style-name="ce44">
            <text:p>LAGOA D´ANT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304" table:style-name="ce44">
            <text:p>2406304</text:p>
          </table:table-cell>
          <table:table-cell office:value-type="string" table:style-name="ce44">
            <text:p>LAGOA DE PEDR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403" table:style-name="ce44">
            <text:p>2406403</text:p>
          </table:table-cell>
          <table:table-cell office:value-type="string" table:style-name="ce44">
            <text:p>LAGOA DE VELH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502" table:style-name="ce44">
            <text:p>2406502</text:p>
          </table:table-cell>
          <table:table-cell office:value-type="string" table:style-name="ce44">
            <text:p>LAGOA NOV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601" table:style-name="ce44">
            <text:p>2406601</text:p>
          </table:table-cell>
          <table:table-cell office:value-type="string" table:style-name="ce44">
            <text:p>LAGOA SALGAD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700" table:style-name="ce44">
            <text:p>2406700</text:p>
          </table:table-cell>
          <table:table-cell office:value-type="string" table:style-name="ce44">
            <text:p>LAJ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809" table:style-name="ce44">
            <text:p>2406809</text:p>
          </table:table-cell>
          <table:table-cell office:value-type="string" table:style-name="ce44">
            <text:p>LAJES PINTAD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6908" table:style-name="ce44">
            <text:p>2406908</text:p>
          </table:table-cell>
          <table:table-cell office:value-type="string" table:style-name="ce44">
            <text:p>LUCRECI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005" table:style-name="ce44">
            <text:p>2407005</text:p>
          </table:table-cell>
          <table:table-cell office:value-type="string" table:style-name="ce44">
            <text:p>LUIS GOM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104" table:style-name="ce44">
            <text:p>2407104</text:p>
          </table:table-cell>
          <table:table-cell office:value-type="string" table:style-name="ce44">
            <text:p>MACAIB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203" table:style-name="ce44">
            <text:p>2407203</text:p>
          </table:table-cell>
          <table:table-cell office:value-type="string" table:style-name="ce44">
            <text:p>MACA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252" table:style-name="ce44">
            <text:p>2407252</text:p>
          </table:table-cell>
          <table:table-cell office:value-type="string" table:style-name="ce44">
            <text:p>MAJOR SAL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302" table:style-name="ce44">
            <text:p>2407302</text:p>
          </table:table-cell>
          <table:table-cell office:value-type="string" table:style-name="ce44">
            <text:p>MARCELINO VIEI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401" table:style-name="ce44">
            <text:p>2407401</text:p>
          </table:table-cell>
          <table:table-cell office:value-type="string" table:style-name="ce44">
            <text:p>MARTIN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500" table:style-name="ce44">
            <text:p>2407500</text:p>
          </table:table-cell>
          <table:table-cell office:value-type="string" table:style-name="ce44">
            <text:p>MAXARANGUAP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609" table:style-name="ce44">
            <text:p>2407609</text:p>
          </table:table-cell>
          <table:table-cell office:value-type="string" table:style-name="ce44">
            <text:p>MESSIAS TARGIN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708" table:style-name="ce44">
            <text:p>2407708</text:p>
          </table:table-cell>
          <table:table-cell office:value-type="string" table:style-name="ce44">
            <text:p>MONTANH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807" table:style-name="ce44">
            <text:p>2407807</text:p>
          </table:table-cell>
          <table:table-cell office:value-type="string" table:style-name="ce44">
            <text:p>MONTE ALEGR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7906" table:style-name="ce44">
            <text:p>2407906</text:p>
          </table:table-cell>
          <table:table-cell office:value-type="string" table:style-name="ce44">
            <text:p>MONTE DAS GAMELEIR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003" table:style-name="ce44">
            <text:p>2408003</text:p>
          </table:table-cell>
          <table:table-cell office:value-type="string" table:style-name="ce44">
            <text:p>MOSSOR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102" table:style-name="ce44">
            <text:p>2408102</text:p>
          </table:table-cell>
          <table:table-cell office:value-type="string" table:style-name="ce44">
            <text:p>NATAL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201" table:style-name="ce44">
            <text:p>2408201</text:p>
          </table:table-cell>
          <table:table-cell office:value-type="string" table:style-name="ce44">
            <text:p>NISIA FLOREST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300" table:style-name="ce44">
            <text:p>2408300</text:p>
          </table:table-cell>
          <table:table-cell office:value-type="string" table:style-name="ce44">
            <text:p>NOVA CRUZ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409" table:style-name="ce44">
            <text:p>2408409</text:p>
          </table:table-cell>
          <table:table-cell office:value-type="string" table:style-name="ce44">
            <text:p>OLHO-D´AGUA DO BORG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508" table:style-name="ce44">
            <text:p>2408508</text:p>
          </table:table-cell>
          <table:table-cell office:value-type="string" table:style-name="ce44">
            <text:p>OURO BRANC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607" table:style-name="ce44">
            <text:p>2408607</text:p>
          </table:table-cell>
          <table:table-cell office:value-type="string" table:style-name="ce44">
            <text:p>PARAN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706" table:style-name="ce44">
            <text:p>2408706</text:p>
          </table:table-cell>
          <table:table-cell office:value-type="string" table:style-name="ce44">
            <text:p>PARA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805" table:style-name="ce44">
            <text:p>2408805</text:p>
          </table:table-cell>
          <table:table-cell office:value-type="string" table:style-name="ce44">
            <text:p>PARAZINH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904" table:style-name="ce44">
            <text:p>2408904</text:p>
          </table:table-cell>
          <table:table-cell office:value-type="string" table:style-name="ce44">
            <text:p>PARELH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8953" table:style-name="ce44">
            <text:p>2408953</text:p>
          </table:table-cell>
          <table:table-cell office:value-type="string" table:style-name="ce44">
            <text:p>RIO DO FOG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100" table:style-name="ce44">
            <text:p>2409100</text:p>
          </table:table-cell>
          <table:table-cell office:value-type="string" table:style-name="ce44">
            <text:p>PASSA E FIC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209" table:style-name="ce44">
            <text:p>2409209</text:p>
          </table:table-cell>
          <table:table-cell office:value-type="string" table:style-name="ce44">
            <text:p>PASSAGEM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308" table:style-name="ce44">
            <text:p>2409308</text:p>
          </table:table-cell>
          <table:table-cell office:value-type="string" table:style-name="ce44">
            <text:p>PAT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332" table:style-name="ce44">
            <text:p>2409332</text:p>
          </table:table-cell>
          <table:table-cell office:value-type="string" table:style-name="ce44">
            <text:p>SANTA MARI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407" table:style-name="ce44">
            <text:p>2409407</text:p>
          </table:table-cell>
          <table:table-cell office:value-type="string" table:style-name="ce44">
            <text:p>PAU DO FERR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506" table:style-name="ce44">
            <text:p>2409506</text:p>
          </table:table-cell>
          <table:table-cell office:value-type="string" table:style-name="ce44">
            <text:p>PEDRA GRAND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605" table:style-name="ce44">
            <text:p>2409605</text:p>
          </table:table-cell>
          <table:table-cell office:value-type="string" table:style-name="ce44">
            <text:p>PEDRA PRET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704" table:style-name="ce44">
            <text:p>2409704</text:p>
          </table:table-cell>
          <table:table-cell office:value-type="string" table:style-name="ce44">
            <text:p>PEDRO AVELIN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803" table:style-name="ce44">
            <text:p>2409803</text:p>
          </table:table-cell>
          <table:table-cell office:value-type="string" table:style-name="ce44">
            <text:p>PEDRO VELH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09902" table:style-name="ce44">
            <text:p>2409902</text:p>
          </table:table-cell>
          <table:table-cell office:value-type="string" table:style-name="ce44">
            <text:p>PENDENCI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009" table:style-name="ce44">
            <text:p>2410009</text:p>
          </table:table-cell>
          <table:table-cell office:value-type="string" table:style-name="ce44">
            <text:p>PILO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108" table:style-name="ce44">
            <text:p>2410108</text:p>
          </table:table-cell>
          <table:table-cell office:value-type="string" table:style-name="ce44">
            <text:p>POCO BRANC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207" table:style-name="ce44">
            <text:p>2410207</text:p>
          </table:table-cell>
          <table:table-cell office:value-type="string" table:style-name="ce44">
            <text:p>PORTALEGR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256" table:style-name="ce44">
            <text:p>2410256</text:p>
          </table:table-cell>
          <table:table-cell office:value-type="string" table:style-name="ce44">
            <text:p>PORTO DO MANGU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306" table:style-name="ce44">
            <text:p>2410306</text:p>
          </table:table-cell>
          <table:table-cell office:value-type="string" table:style-name="ce44">
            <text:p>PRESIDENTE JUSCELIN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405" table:style-name="ce44">
            <text:p>2410405</text:p>
          </table:table-cell>
          <table:table-cell office:value-type="string" table:style-name="ce44">
            <text:p>PUREZ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504" table:style-name="ce44">
            <text:p>2410504</text:p>
          </table:table-cell>
          <table:table-cell office:value-type="string" table:style-name="ce44">
            <text:p>RAFAEL FERNAND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603" table:style-name="ce44">
            <text:p>2410603</text:p>
          </table:table-cell>
          <table:table-cell office:value-type="string" table:style-name="ce44">
            <text:p>RAFAEL GODEIR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702" table:style-name="ce44">
            <text:p>2410702</text:p>
          </table:table-cell>
          <table:table-cell office:value-type="string" table:style-name="ce44">
            <text:p>RIACHO DA CRUZ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801" table:style-name="ce44">
            <text:p>2410801</text:p>
          </table:table-cell>
          <table:table-cell office:value-type="string" table:style-name="ce44">
            <text:p>RIACHO DE SANTAN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0900" table:style-name="ce44">
            <text:p>2410900</text:p>
          </table:table-cell>
          <table:table-cell office:value-type="string" table:style-name="ce44">
            <text:p>RIACHUEL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007" table:style-name="ce44">
            <text:p>2411007</text:p>
          </table:table-cell>
          <table:table-cell office:value-type="string" table:style-name="ce44">
            <text:p>RODOLFO FERNANDE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056" table:style-name="ce44">
            <text:p>2411056</text:p>
          </table:table-cell>
          <table:table-cell office:value-type="string" table:style-name="ce44">
            <text:p>TIBA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106" table:style-name="ce44">
            <text:p>2411106</text:p>
          </table:table-cell>
          <table:table-cell office:value-type="string" table:style-name="ce44">
            <text:p>RUY BARBOS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205" table:style-name="ce44">
            <text:p>2411205</text:p>
          </table:table-cell>
          <table:table-cell office:value-type="string" table:style-name="ce44">
            <text:p>SANTA CRUZ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403" table:style-name="ce44">
            <text:p>2411403</text:p>
          </table:table-cell>
          <table:table-cell office:value-type="string" table:style-name="ce44">
            <text:p>SANTANA DO MAT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429" table:style-name="ce44">
            <text:p>2411429</text:p>
          </table:table-cell>
          <table:table-cell office:value-type="string" table:style-name="ce44">
            <text:p>SANTANA DO SERID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502" table:style-name="ce44">
            <text:p>2411502</text:p>
          </table:table-cell>
          <table:table-cell office:value-type="string" table:style-name="ce44">
            <text:p>SANTO ANTONI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601" table:style-name="ce44">
            <text:p>2411601</text:p>
          </table:table-cell>
          <table:table-cell office:value-type="string" table:style-name="ce44">
            <text:p>SAO BENTO DO NORT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700" table:style-name="ce44">
            <text:p>2411700</text:p>
          </table:table-cell>
          <table:table-cell office:value-type="string" table:style-name="ce44">
            <text:p>SAO BENTO DO TRAIRI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809" table:style-name="ce44">
            <text:p>2411809</text:p>
          </table:table-cell>
          <table:table-cell office:value-type="string" table:style-name="ce44">
            <text:p>SAO FERNAND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1908" table:style-name="ce44">
            <text:p>2411908</text:p>
          </table:table-cell>
          <table:table-cell office:value-type="string" table:style-name="ce44">
            <text:p>SAO FRANCISCO DO OEST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005" table:style-name="ce44">
            <text:p>2412005</text:p>
          </table:table-cell>
          <table:table-cell office:value-type="string" table:style-name="ce44">
            <text:p>SAO GONCALO DO AMARANT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104" table:style-name="ce44">
            <text:p>2412104</text:p>
          </table:table-cell>
          <table:table-cell office:value-type="string" table:style-name="ce44">
            <text:p>SAO JOAO DO SABUGI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203" table:style-name="ce44">
            <text:p>2412203</text:p>
          </table:table-cell>
          <table:table-cell office:value-type="string" table:style-name="ce44">
            <text:p>SAO JOSE DE MIPIB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302" table:style-name="ce44">
            <text:p>2412302</text:p>
          </table:table-cell>
          <table:table-cell office:value-type="string" table:style-name="ce44">
            <text:p>SAO JOSE DO CAMPESTR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401" table:style-name="ce44">
            <text:p>2412401</text:p>
          </table:table-cell>
          <table:table-cell office:value-type="string" table:style-name="ce44">
            <text:p>SAO JOSE DO SERID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500" table:style-name="ce44">
            <text:p>2412500</text:p>
          </table:table-cell>
          <table:table-cell office:value-type="string" table:style-name="ce44">
            <text:p>SAO MIGUEL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559" table:style-name="ce44">
            <text:p>2412559</text:p>
          </table:table-cell>
          <table:table-cell office:value-type="string" table:style-name="ce44">
            <text:p>SAO MIGUEL DE TOUR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609" table:style-name="ce44">
            <text:p>2412609</text:p>
          </table:table-cell>
          <table:table-cell office:value-type="string" table:style-name="ce44">
            <text:p>SAO PAULO DO POTENGI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708" table:style-name="ce44">
            <text:p>2412708</text:p>
          </table:table-cell>
          <table:table-cell office:value-type="string" table:style-name="ce44">
            <text:p>SAO PEDR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807" table:style-name="ce44">
            <text:p>2412807</text:p>
          </table:table-cell>
          <table:table-cell office:value-type="string" table:style-name="ce44">
            <text:p>SAO RAFAEL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2906" table:style-name="ce44">
            <text:p>2412906</text:p>
          </table:table-cell>
          <table:table-cell office:value-type="string" table:style-name="ce44">
            <text:p>SAO TOM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003" table:style-name="ce44">
            <text:p>2413003</text:p>
          </table:table-cell>
          <table:table-cell office:value-type="string" table:style-name="ce44">
            <text:p>SAO VICENT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102" table:style-name="ce44">
            <text:p>2413102</text:p>
          </table:table-cell>
          <table:table-cell office:value-type="string" table:style-name="ce44">
            <text:p>SENADOR ELOI DE SOUZ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201" table:style-name="ce44">
            <text:p>2413201</text:p>
          </table:table-cell>
          <table:table-cell office:value-type="string" table:style-name="ce44">
            <text:p>SENADOR GEORGINO AVELIN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300" table:style-name="ce44">
            <text:p>2413300</text:p>
          </table:table-cell>
          <table:table-cell office:value-type="string" table:style-name="ce44">
            <text:p>SERRA DE SAO BENT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359" table:style-name="ce44">
            <text:p>2413359</text:p>
          </table:table-cell>
          <table:table-cell office:value-type="string" table:style-name="ce44">
            <text:p>SERRA DO MEL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409" table:style-name="ce44">
            <text:p>2413409</text:p>
          </table:table-cell>
          <table:table-cell office:value-type="string" table:style-name="ce44">
            <text:p>SERRA NEGRA DO NORT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508" table:style-name="ce44">
            <text:p>2413508</text:p>
          </table:table-cell>
          <table:table-cell office:value-type="string" table:style-name="ce44">
            <text:p>SERRINH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557" table:style-name="ce44">
            <text:p>2413557</text:p>
          </table:table-cell>
          <table:table-cell office:value-type="string" table:style-name="ce44">
            <text:p>SERRINHA DO PINT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607" table:style-name="ce44">
            <text:p>2413607</text:p>
          </table:table-cell>
          <table:table-cell office:value-type="string" table:style-name="ce44">
            <text:p>SEVERIANO MEL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706" table:style-name="ce44">
            <text:p>2413706</text:p>
          </table:table-cell>
          <table:table-cell office:value-type="string" table:style-name="ce44">
            <text:p>SITIO NOVO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805" table:style-name="ce44">
            <text:p>2413805</text:p>
          </table:table-cell>
          <table:table-cell office:value-type="string" table:style-name="ce44">
            <text:p>TABOLEIRO GRANDE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3904" table:style-name="ce44">
            <text:p>2413904</text:p>
          </table:table-cell>
          <table:table-cell office:value-type="string" table:style-name="ce44">
            <text:p>TAIPU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001" table:style-name="ce44">
            <text:p>2414001</text:p>
          </table:table-cell>
          <table:table-cell office:value-type="string" table:style-name="ce44">
            <text:p>TANGAR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100" table:style-name="ce44">
            <text:p>2414100</text:p>
          </table:table-cell>
          <table:table-cell office:value-type="string" table:style-name="ce44">
            <text:p>TENENTE ANANI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159" table:style-name="ce44">
            <text:p>2414159</text:p>
          </table:table-cell>
          <table:table-cell office:value-type="string" table:style-name="ce44">
            <text:p>TENENTE LAURENTINO CRUZ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209" table:style-name="ce44">
            <text:p>2414209</text:p>
          </table:table-cell>
          <table:table-cell office:value-type="string" table:style-name="ce44">
            <text:p>TIBAU DO SUL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308" table:style-name="ce44">
            <text:p>2414308</text:p>
          </table:table-cell>
          <table:table-cell office:value-type="string" table:style-name="ce44">
            <text:p>TIMBAUBA DO BATISTA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407" table:style-name="ce44">
            <text:p>2414407</text:p>
          </table:table-cell>
          <table:table-cell office:value-type="string" table:style-name="ce44">
            <text:p>TOUROS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456" table:style-name="ce44">
            <text:p>2414456</text:p>
          </table:table-cell>
          <table:table-cell office:value-type="string" table:style-name="ce44">
            <text:p>TRIUNFO POTIGUAR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506" table:style-name="ce44">
            <text:p>2414506</text:p>
          </table:table-cell>
          <table:table-cell office:value-type="string" table:style-name="ce44">
            <text:p>UMARIZAL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605" table:style-name="ce44">
            <text:p>2414605</text:p>
          </table:table-cell>
          <table:table-cell office:value-type="string" table:style-name="ce44">
            <text:p>UPANEM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704" table:style-name="ce44">
            <text:p>2414704</text:p>
          </table:table-cell>
          <table:table-cell office:value-type="string" table:style-name="ce44">
            <text:p>VARZE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753" table:style-name="ce44">
            <text:p>2414753</text:p>
          </table:table-cell>
          <table:table-cell office:value-type="string" table:style-name="ce44">
            <text:p>VENHA-VER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803" table:style-name="ce44">
            <text:p>2414803</text:p>
          </table:table-cell>
          <table:table-cell office:value-type="string" table:style-name="ce44">
            <text:p>VERA CRUZ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4902" table:style-name="ce44">
            <text:p>2414902</text:p>
          </table:table-cell>
          <table:table-cell office:value-type="string" table:style-name="ce44">
            <text:p>VICOSA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415008" table:style-name="ce44">
            <text:p>2415008</text:p>
          </table:table-cell>
          <table:table-cell office:value-type="string" table:style-name="ce44">
            <text:p>VILA FLOR</text:p>
          </table:table-cell>
          <table:table-cell office:value-type="string" table:style-name="ce44">
            <text:p>RN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106" table:style-name="ce44">
            <text:p>2500106</text:p>
          </table:table-cell>
          <table:table-cell office:value-type="string" table:style-name="ce44">
            <text:p>AGUA BRAN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205" table:style-name="ce44">
            <text:p>2500205</text:p>
          </table:table-cell>
          <table:table-cell office:value-type="string" table:style-name="ce44">
            <text:p>AGUIAR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304" table:style-name="ce44">
            <text:p>2500304</text:p>
          </table:table-cell>
          <table:table-cell office:value-type="string" table:style-name="ce44">
            <text:p>ALAGOA GRAND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403" table:style-name="ce44">
            <text:p>2500403</text:p>
          </table:table-cell>
          <table:table-cell office:value-type="string" table:style-name="ce44">
            <text:p>ALAGOA NOV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502" table:style-name="ce44">
            <text:p>2500502</text:p>
          </table:table-cell>
          <table:table-cell office:value-type="string" table:style-name="ce44">
            <text:p>ALAGOINH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536" table:style-name="ce44">
            <text:p>2500536</text:p>
          </table:table-cell>
          <table:table-cell office:value-type="string" table:style-name="ce44">
            <text:p>ALCANTIL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577" table:style-name="ce44">
            <text:p>2500577</text:p>
          </table:table-cell>
          <table:table-cell office:value-type="string" table:style-name="ce44">
            <text:p>ALGODAO DE JANDA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601" table:style-name="ce44">
            <text:p>2500601</text:p>
          </table:table-cell>
          <table:table-cell office:value-type="string" table:style-name="ce44">
            <text:p>ALHAND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700" table:style-name="ce44">
            <text:p>2500700</text:p>
          </table:table-cell>
          <table:table-cell office:value-type="string" table:style-name="ce44">
            <text:p>SAO JOAO DO RIO DO PEIX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734" table:style-name="ce44">
            <text:p>2500734</text:p>
          </table:table-cell>
          <table:table-cell office:value-type="string" table:style-name="ce44">
            <text:p>AMPA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775" table:style-name="ce44">
            <text:p>2500775</text:p>
          </table:table-cell>
          <table:table-cell office:value-type="string" table:style-name="ce44">
            <text:p>APARECID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809" table:style-name="ce44">
            <text:p>2500809</text:p>
          </table:table-cell>
          <table:table-cell office:value-type="string" table:style-name="ce44">
            <text:p>ARACAG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0908" table:style-name="ce44">
            <text:p>2500908</text:p>
          </table:table-cell>
          <table:table-cell office:value-type="string" table:style-name="ce44">
            <text:p>ARA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005" table:style-name="ce44">
            <text:p>2501005</text:p>
          </table:table-cell>
          <table:table-cell office:value-type="string" table:style-name="ce44">
            <text:p>ARARU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104" table:style-name="ce44">
            <text:p>2501104</text:p>
          </table:table-cell>
          <table:table-cell office:value-type="string" table:style-name="ce44">
            <text:p>AREI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153" table:style-name="ce44">
            <text:p>2501153</text:p>
          </table:table-cell>
          <table:table-cell office:value-type="string" table:style-name="ce44">
            <text:p>AREIA DE BARAUN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203" table:style-name="ce44">
            <text:p>2501203</text:p>
          </table:table-cell>
          <table:table-cell office:value-type="string" table:style-name="ce44">
            <text:p>AREIAL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302" table:style-name="ce44">
            <text:p>2501302</text:p>
          </table:table-cell>
          <table:table-cell office:value-type="string" table:style-name="ce44">
            <text:p>AROEIR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351" table:style-name="ce44">
            <text:p>2501351</text:p>
          </table:table-cell>
          <table:table-cell office:value-type="string" table:style-name="ce44">
            <text:p>ASSUNC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401" table:style-name="ce44">
            <text:p>2501401</text:p>
          </table:table-cell>
          <table:table-cell office:value-type="string" table:style-name="ce44">
            <text:p>BAIA DA TRAIC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500" table:style-name="ce44">
            <text:p>2501500</text:p>
          </table:table-cell>
          <table:table-cell office:value-type="string" table:style-name="ce44">
            <text:p>BANANEIR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534" table:style-name="ce44">
            <text:p>2501534</text:p>
          </table:table-cell>
          <table:table-cell office:value-type="string" table:style-name="ce44">
            <text:p>BARAU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575" table:style-name="ce44">
            <text:p>2501575</text:p>
          </table:table-cell>
          <table:table-cell office:value-type="string" table:style-name="ce44">
            <text:p>BARRA DE SANTA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609" table:style-name="ce44">
            <text:p>2501609</text:p>
          </table:table-cell>
          <table:table-cell office:value-type="string" table:style-name="ce44">
            <text:p>BARRA DE SANTA ROS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708" table:style-name="ce44">
            <text:p>2501708</text:p>
          </table:table-cell>
          <table:table-cell office:value-type="string" table:style-name="ce44">
            <text:p>BARRA DE SAO MIGUEL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807" table:style-name="ce44">
            <text:p>2501807</text:p>
          </table:table-cell>
          <table:table-cell office:value-type="string" table:style-name="ce44">
            <text:p>BAYEUX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1906" table:style-name="ce44">
            <text:p>2501906</text:p>
          </table:table-cell>
          <table:table-cell office:value-type="string" table:style-name="ce44">
            <text:p>BELEM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003" table:style-name="ce44">
            <text:p>2502003</text:p>
          </table:table-cell>
          <table:table-cell office:value-type="string" table:style-name="ce44">
            <text:p>BELEM DO BREJO DO CRUZ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052" table:style-name="ce44">
            <text:p>2502052</text:p>
          </table:table-cell>
          <table:table-cell office:value-type="string" table:style-name="ce44">
            <text:p>BERNARDINO BATIST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102" table:style-name="ce44">
            <text:p>2502102</text:p>
          </table:table-cell>
          <table:table-cell office:value-type="string" table:style-name="ce44">
            <text:p>BOA VENTU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151" table:style-name="ce44">
            <text:p>2502151</text:p>
          </table:table-cell>
          <table:table-cell office:value-type="string" table:style-name="ce44">
            <text:p>BOA VIST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201" table:style-name="ce44">
            <text:p>2502201</text:p>
          </table:table-cell>
          <table:table-cell office:value-type="string" table:style-name="ce44">
            <text:p>BOM JESU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300" table:style-name="ce44">
            <text:p>2502300</text:p>
          </table:table-cell>
          <table:table-cell office:value-type="string" table:style-name="ce44">
            <text:p>BOM SUCESS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409" table:style-name="ce44">
            <text:p>2502409</text:p>
          </table:table-cell>
          <table:table-cell office:value-type="string" table:style-name="ce44">
            <text:p>BONITO DE SANTA F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508" table:style-name="ce44">
            <text:p>2502508</text:p>
          </table:table-cell>
          <table:table-cell office:value-type="string" table:style-name="ce44">
            <text:p>BOQUEIR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607" table:style-name="ce44">
            <text:p>2502607</text:p>
          </table:table-cell>
          <table:table-cell office:value-type="string" table:style-name="ce44">
            <text:p>IGARACY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706" table:style-name="ce44">
            <text:p>2502706</text:p>
          </table:table-cell>
          <table:table-cell office:value-type="string" table:style-name="ce44">
            <text:p>BORBOREM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805" table:style-name="ce44">
            <text:p>2502805</text:p>
          </table:table-cell>
          <table:table-cell office:value-type="string" table:style-name="ce44">
            <text:p>BREJO DO CRUZ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2904" table:style-name="ce44">
            <text:p>2502904</text:p>
          </table:table-cell>
          <table:table-cell office:value-type="string" table:style-name="ce44">
            <text:p>BREJO DO SANT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001" table:style-name="ce44">
            <text:p>2503001</text:p>
          </table:table-cell>
          <table:table-cell office:value-type="string" table:style-name="ce44">
            <text:p>CAAPO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100" table:style-name="ce44">
            <text:p>2503100</text:p>
          </table:table-cell>
          <table:table-cell office:value-type="string" table:style-name="ce44">
            <text:p>CABACEIR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209" table:style-name="ce44">
            <text:p>2503209</text:p>
          </table:table-cell>
          <table:table-cell office:value-type="string" table:style-name="ce44">
            <text:p>CABEDEL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308" table:style-name="ce44">
            <text:p>2503308</text:p>
          </table:table-cell>
          <table:table-cell office:value-type="string" table:style-name="ce44">
            <text:p>CACHOEIRA DO INDI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407" table:style-name="ce44">
            <text:p>2503407</text:p>
          </table:table-cell>
          <table:table-cell office:value-type="string" table:style-name="ce44">
            <text:p>CACIMBA DE AREI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506" table:style-name="ce44">
            <text:p>2503506</text:p>
          </table:table-cell>
          <table:table-cell office:value-type="string" table:style-name="ce44">
            <text:p>CACIMBA DE DENT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555" table:style-name="ce44">
            <text:p>2503555</text:p>
          </table:table-cell>
          <table:table-cell office:value-type="string" table:style-name="ce44">
            <text:p>CACIMB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605" table:style-name="ce44">
            <text:p>2503605</text:p>
          </table:table-cell>
          <table:table-cell office:value-type="string" table:style-name="ce44">
            <text:p>CAICA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704" table:style-name="ce44">
            <text:p>2503704</text:p>
          </table:table-cell>
          <table:table-cell office:value-type="string" table:style-name="ce44">
            <text:p>CAJAZEIR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753" table:style-name="ce44">
            <text:p>2503753</text:p>
          </table:table-cell>
          <table:table-cell office:value-type="string" table:style-name="ce44">
            <text:p>CAJAZEIRINH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803" table:style-name="ce44">
            <text:p>2503803</text:p>
          </table:table-cell>
          <table:table-cell office:value-type="string" table:style-name="ce44">
            <text:p>CALDAS BRAND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3902" table:style-name="ce44">
            <text:p>2503902</text:p>
          </table:table-cell>
          <table:table-cell office:value-type="string" table:style-name="ce44">
            <text:p>CAMALAU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009" table:style-name="ce44">
            <text:p>2504009</text:p>
          </table:table-cell>
          <table:table-cell office:value-type="string" table:style-name="ce44">
            <text:p>CAMPINA GRAND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033" table:style-name="ce44">
            <text:p>2504033</text:p>
          </table:table-cell>
          <table:table-cell office:value-type="string" table:style-name="ce44">
            <text:p>CAPIM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074" table:style-name="ce44">
            <text:p>2504074</text:p>
          </table:table-cell>
          <table:table-cell office:value-type="string" table:style-name="ce44">
            <text:p>CARAUB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108" table:style-name="ce44">
            <text:p>2504108</text:p>
          </table:table-cell>
          <table:table-cell office:value-type="string" table:style-name="ce44">
            <text:p>CARRAPATE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157" table:style-name="ce44">
            <text:p>2504157</text:p>
          </table:table-cell>
          <table:table-cell office:value-type="string" table:style-name="ce44">
            <text:p>CASSERENGU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207" table:style-name="ce44">
            <text:p>2504207</text:p>
          </table:table-cell>
          <table:table-cell office:value-type="string" table:style-name="ce44">
            <text:p>CATINGUE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306" table:style-name="ce44">
            <text:p>2504306</text:p>
          </table:table-cell>
          <table:table-cell office:value-type="string" table:style-name="ce44">
            <text:p>CATOLE DO ROCH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355" table:style-name="ce44">
            <text:p>2504355</text:p>
          </table:table-cell>
          <table:table-cell office:value-type="string" table:style-name="ce44">
            <text:p>CATURIT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405" table:style-name="ce44">
            <text:p>2504405</text:p>
          </table:table-cell>
          <table:table-cell office:value-type="string" table:style-name="ce44">
            <text:p>CONCEIC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504" table:style-name="ce44">
            <text:p>2504504</text:p>
          </table:table-cell>
          <table:table-cell office:value-type="string" table:style-name="ce44">
            <text:p>CONDAD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603" table:style-name="ce44">
            <text:p>2504603</text:p>
          </table:table-cell>
          <table:table-cell office:value-type="string" table:style-name="ce44">
            <text:p>COND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702" table:style-name="ce44">
            <text:p>2504702</text:p>
          </table:table-cell>
          <table:table-cell office:value-type="string" table:style-name="ce44">
            <text:p>CONG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801" table:style-name="ce44">
            <text:p>2504801</text:p>
          </table:table-cell>
          <table:table-cell office:value-type="string" table:style-name="ce44">
            <text:p>COREM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850" table:style-name="ce44">
            <text:p>2504850</text:p>
          </table:table-cell>
          <table:table-cell office:value-type="string" table:style-name="ce44">
            <text:p>COXIXOL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4900" table:style-name="ce44">
            <text:p>2504900</text:p>
          </table:table-cell>
          <table:table-cell office:value-type="string" table:style-name="ce44">
            <text:p>CRUZ DO ESPIRITO SANT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006" table:style-name="ce44">
            <text:p>2505006</text:p>
          </table:table-cell>
          <table:table-cell office:value-type="string" table:style-name="ce44">
            <text:p>CUBAT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105" table:style-name="ce44">
            <text:p>2505105</text:p>
          </table:table-cell>
          <table:table-cell office:value-type="string" table:style-name="ce44">
            <text:p>CUIT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204" table:style-name="ce44">
            <text:p>2505204</text:p>
          </table:table-cell>
          <table:table-cell office:value-type="string" table:style-name="ce44">
            <text:p>CUITEG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238" table:style-name="ce44">
            <text:p>2505238</text:p>
          </table:table-cell>
          <table:table-cell office:value-type="string" table:style-name="ce44">
            <text:p>CUITE DE MAMANGUAP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279" table:style-name="ce44">
            <text:p>2505279</text:p>
          </table:table-cell>
          <table:table-cell office:value-type="string" table:style-name="ce44">
            <text:p>CURRAL DE CIM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303" table:style-name="ce44">
            <text:p>2505303</text:p>
          </table:table-cell>
          <table:table-cell office:value-type="string" table:style-name="ce44">
            <text:p>CURRAL VELH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352" table:style-name="ce44">
            <text:p>2505352</text:p>
          </table:table-cell>
          <table:table-cell office:value-type="string" table:style-name="ce44">
            <text:p>DAMI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402" table:style-name="ce44">
            <text:p>2505402</text:p>
          </table:table-cell>
          <table:table-cell office:value-type="string" table:style-name="ce44">
            <text:p>DESTER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501" table:style-name="ce44">
            <text:p>2505501</text:p>
          </table:table-cell>
          <table:table-cell office:value-type="string" table:style-name="ce44">
            <text:p>VISTA SERRA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600" table:style-name="ce44">
            <text:p>2505600</text:p>
          </table:table-cell>
          <table:table-cell office:value-type="string" table:style-name="ce44">
            <text:p>DIAMANT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709" table:style-name="ce44">
            <text:p>2505709</text:p>
          </table:table-cell>
          <table:table-cell office:value-type="string" table:style-name="ce44">
            <text:p>DONA INE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808" table:style-name="ce44">
            <text:p>2505808</text:p>
          </table:table-cell>
          <table:table-cell office:value-type="string" table:style-name="ce44">
            <text:p>DUAS ESTRAD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5907" table:style-name="ce44">
            <text:p>2505907</text:p>
          </table:table-cell>
          <table:table-cell office:value-type="string" table:style-name="ce44">
            <text:p>EM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004" table:style-name="ce44">
            <text:p>2506004</text:p>
          </table:table-cell>
          <table:table-cell office:value-type="string" table:style-name="ce44">
            <text:p>ESPERAN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103" table:style-name="ce44">
            <text:p>2506103</text:p>
          </table:table-cell>
          <table:table-cell office:value-type="string" table:style-name="ce44">
            <text:p>FAGUNDE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202" table:style-name="ce44">
            <text:p>2506202</text:p>
          </table:table-cell>
          <table:table-cell office:value-type="string" table:style-name="ce44">
            <text:p>FREI MARTINH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251" table:style-name="ce44">
            <text:p>2506251</text:p>
          </table:table-cell>
          <table:table-cell office:value-type="string" table:style-name="ce44">
            <text:p>GADO BRAV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301" table:style-name="ce44">
            <text:p>2506301</text:p>
          </table:table-cell>
          <table:table-cell office:value-type="string" table:style-name="ce44">
            <text:p>GUARAB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400" table:style-name="ce44">
            <text:p>2506400</text:p>
          </table:table-cell>
          <table:table-cell office:value-type="string" table:style-name="ce44">
            <text:p>GURINHEM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509" table:style-name="ce44">
            <text:p>2506509</text:p>
          </table:table-cell>
          <table:table-cell office:value-type="string" table:style-name="ce44">
            <text:p>GURJ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608" table:style-name="ce44">
            <text:p>2506608</text:p>
          </table:table-cell>
          <table:table-cell office:value-type="string" table:style-name="ce44">
            <text:p>IBIA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707" table:style-name="ce44">
            <text:p>2506707</text:p>
          </table:table-cell>
          <table:table-cell office:value-type="string" table:style-name="ce44">
            <text:p>IMACULAD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806" table:style-name="ce44">
            <text:p>2506806</text:p>
          </table:table-cell>
          <table:table-cell office:value-type="string" table:style-name="ce44">
            <text:p>ING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6905" table:style-name="ce44">
            <text:p>2506905</text:p>
          </table:table-cell>
          <table:table-cell office:value-type="string" table:style-name="ce44">
            <text:p>ITABAIA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002" table:style-name="ce44">
            <text:p>2507002</text:p>
          </table:table-cell>
          <table:table-cell office:value-type="string" table:style-name="ce44">
            <text:p>ITAPORANG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101" table:style-name="ce44">
            <text:p>2507101</text:p>
          </table:table-cell>
          <table:table-cell office:value-type="string" table:style-name="ce44">
            <text:p>ITAPORORO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200" table:style-name="ce44">
            <text:p>2507200</text:p>
          </table:table-cell>
          <table:table-cell office:value-type="string" table:style-name="ce44">
            <text:p>ITATUB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309" table:style-name="ce44">
            <text:p>2507309</text:p>
          </table:table-cell>
          <table:table-cell office:value-type="string" table:style-name="ce44">
            <text:p>JACARAU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408" table:style-name="ce44">
            <text:p>2507408</text:p>
          </table:table-cell>
          <table:table-cell office:value-type="string" table:style-name="ce44">
            <text:p>JERIC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507" table:style-name="ce44">
            <text:p>2507507</text:p>
          </table:table-cell>
          <table:table-cell office:value-type="string" table:style-name="ce44">
            <text:p>JOAO PESSO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606" table:style-name="ce44">
            <text:p>2507606</text:p>
          </table:table-cell>
          <table:table-cell office:value-type="string" table:style-name="ce44">
            <text:p>JUAREZ TAVO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705" table:style-name="ce44">
            <text:p>2507705</text:p>
          </table:table-cell>
          <table:table-cell office:value-type="string" table:style-name="ce44">
            <text:p>JUAZEIRINH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804" table:style-name="ce44">
            <text:p>2507804</text:p>
          </table:table-cell>
          <table:table-cell office:value-type="string" table:style-name="ce44">
            <text:p>JUNCO DO SERID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7903" table:style-name="ce44">
            <text:p>2507903</text:p>
          </table:table-cell>
          <table:table-cell office:value-type="string" table:style-name="ce44">
            <text:p>JURIPIRANG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000" table:style-name="ce44">
            <text:p>2508000</text:p>
          </table:table-cell>
          <table:table-cell office:value-type="string" table:style-name="ce44">
            <text:p>JURU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109" table:style-name="ce44">
            <text:p>2508109</text:p>
          </table:table-cell>
          <table:table-cell office:value-type="string" table:style-name="ce44">
            <text:p>LAGO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208" table:style-name="ce44">
            <text:p>2508208</text:p>
          </table:table-cell>
          <table:table-cell office:value-type="string" table:style-name="ce44">
            <text:p>LAGOA DE DENT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307" table:style-name="ce44">
            <text:p>2508307</text:p>
          </table:table-cell>
          <table:table-cell office:value-type="string" table:style-name="ce44">
            <text:p>LAGOA SE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406" table:style-name="ce44">
            <text:p>2508406</text:p>
          </table:table-cell>
          <table:table-cell office:value-type="string" table:style-name="ce44">
            <text:p>LAST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505" table:style-name="ce44">
            <text:p>2508505</text:p>
          </table:table-cell>
          <table:table-cell office:value-type="string" table:style-name="ce44">
            <text:p>LIVRAMENT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554" table:style-name="ce44">
            <text:p>2508554</text:p>
          </table:table-cell>
          <table:table-cell office:value-type="string" table:style-name="ce44">
            <text:p>LOGRADOU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604" table:style-name="ce44">
            <text:p>2508604</text:p>
          </table:table-cell>
          <table:table-cell office:value-type="string" table:style-name="ce44">
            <text:p>LUCE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703" table:style-name="ce44">
            <text:p>2508703</text:p>
          </table:table-cell>
          <table:table-cell office:value-type="string" table:style-name="ce44">
            <text:p>MAE D´AGU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802" table:style-name="ce44">
            <text:p>2508802</text:p>
          </table:table-cell>
          <table:table-cell office:value-type="string" table:style-name="ce44">
            <text:p>MALT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8901" table:style-name="ce44">
            <text:p>2508901</text:p>
          </table:table-cell>
          <table:table-cell office:value-type="string" table:style-name="ce44">
            <text:p>MAMANGUAP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008" table:style-name="ce44">
            <text:p>2509008</text:p>
          </table:table-cell>
          <table:table-cell office:value-type="string" table:style-name="ce44">
            <text:p>MANA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057" table:style-name="ce44">
            <text:p>2509057</text:p>
          </table:table-cell>
          <table:table-cell office:value-type="string" table:style-name="ce44">
            <text:p>MARCAC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107" table:style-name="ce44">
            <text:p>2509107</text:p>
          </table:table-cell>
          <table:table-cell office:value-type="string" table:style-name="ce44">
            <text:p>MAR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156" table:style-name="ce44">
            <text:p>2509156</text:p>
          </table:table-cell>
          <table:table-cell office:value-type="string" table:style-name="ce44">
            <text:p>MARIZOPOLI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206" table:style-name="ce44">
            <text:p>2509206</text:p>
          </table:table-cell>
          <table:table-cell office:value-type="string" table:style-name="ce44">
            <text:p>MASSARANDUB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305" table:style-name="ce44">
            <text:p>2509305</text:p>
          </table:table-cell>
          <table:table-cell office:value-type="string" table:style-name="ce44">
            <text:p>MATARA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339" table:style-name="ce44">
            <text:p>2509339</text:p>
          </table:table-cell>
          <table:table-cell office:value-type="string" table:style-name="ce44">
            <text:p>MATINH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370" table:style-name="ce44">
            <text:p>2509370</text:p>
          </table:table-cell>
          <table:table-cell office:value-type="string" table:style-name="ce44">
            <text:p>MATO GROSS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396" table:style-name="ce44">
            <text:p>2509396</text:p>
          </table:table-cell>
          <table:table-cell office:value-type="string" table:style-name="ce44">
            <text:p>MATUREI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404" table:style-name="ce44">
            <text:p>2509404</text:p>
          </table:table-cell>
          <table:table-cell office:value-type="string" table:style-name="ce44">
            <text:p>MOGEI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503" table:style-name="ce44">
            <text:p>2509503</text:p>
          </table:table-cell>
          <table:table-cell office:value-type="string" table:style-name="ce44">
            <text:p>MONTAD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602" table:style-name="ce44">
            <text:p>2509602</text:p>
          </table:table-cell>
          <table:table-cell office:value-type="string" table:style-name="ce44">
            <text:p>MONTE HOREB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701" table:style-name="ce44">
            <text:p>2509701</text:p>
          </table:table-cell>
          <table:table-cell office:value-type="string" table:style-name="ce44">
            <text:p>MONTEI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800" table:style-name="ce44">
            <text:p>2509800</text:p>
          </table:table-cell>
          <table:table-cell office:value-type="string" table:style-name="ce44">
            <text:p>MULUNGU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09909" table:style-name="ce44">
            <text:p>2509909</text:p>
          </table:table-cell>
          <table:table-cell office:value-type="string" table:style-name="ce44">
            <text:p>NATUB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006" table:style-name="ce44">
            <text:p>2510006</text:p>
          </table:table-cell>
          <table:table-cell office:value-type="string" table:style-name="ce44">
            <text:p>NAZAREZINH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105" table:style-name="ce44">
            <text:p>2510105</text:p>
          </table:table-cell>
          <table:table-cell office:value-type="string" table:style-name="ce44">
            <text:p>NOVA FLOREST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204" table:style-name="ce44">
            <text:p>2510204</text:p>
          </table:table-cell>
          <table:table-cell office:value-type="string" table:style-name="ce44">
            <text:p>NOVA OLIND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303" table:style-name="ce44">
            <text:p>2510303</text:p>
          </table:table-cell>
          <table:table-cell office:value-type="string" table:style-name="ce44">
            <text:p>NOVA PALME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402" table:style-name="ce44">
            <text:p>2510402</text:p>
          </table:table-cell>
          <table:table-cell office:value-type="string" table:style-name="ce44">
            <text:p>OLHO D´AGU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501" table:style-name="ce44">
            <text:p>2510501</text:p>
          </table:table-cell>
          <table:table-cell office:value-type="string" table:style-name="ce44">
            <text:p>OLIVED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600" table:style-name="ce44">
            <text:p>2510600</text:p>
          </table:table-cell>
          <table:table-cell office:value-type="string" table:style-name="ce44">
            <text:p>OURO VELH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659" table:style-name="ce44">
            <text:p>2510659</text:p>
          </table:table-cell>
          <table:table-cell office:value-type="string" table:style-name="ce44">
            <text:p>PARAR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709" table:style-name="ce44">
            <text:p>2510709</text:p>
          </table:table-cell>
          <table:table-cell office:value-type="string" table:style-name="ce44">
            <text:p>PASSAGEM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808" table:style-name="ce44">
            <text:p>2510808</text:p>
          </table:table-cell>
          <table:table-cell office:value-type="string" table:style-name="ce44">
            <text:p>PAT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0907" table:style-name="ce44">
            <text:p>2510907</text:p>
          </table:table-cell>
          <table:table-cell office:value-type="string" table:style-name="ce44">
            <text:p>PAULIST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004" table:style-name="ce44">
            <text:p>2511004</text:p>
          </table:table-cell>
          <table:table-cell office:value-type="string" table:style-name="ce44">
            <text:p>PEDRA BRAN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103" table:style-name="ce44">
            <text:p>2511103</text:p>
          </table:table-cell>
          <table:table-cell office:value-type="string" table:style-name="ce44">
            <text:p>PEDRA LAVRAD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202" table:style-name="ce44">
            <text:p>2511202</text:p>
          </table:table-cell>
          <table:table-cell office:value-type="string" table:style-name="ce44">
            <text:p>PEDRAS DE FOG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301" table:style-name="ce44">
            <text:p>2511301</text:p>
          </table:table-cell>
          <table:table-cell office:value-type="string" table:style-name="ce44">
            <text:p>PIANC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400" table:style-name="ce44">
            <text:p>2511400</text:p>
          </table:table-cell>
          <table:table-cell office:value-type="string" table:style-name="ce44">
            <text:p>PICU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509" table:style-name="ce44">
            <text:p>2511509</text:p>
          </table:table-cell>
          <table:table-cell office:value-type="string" table:style-name="ce44">
            <text:p>PILAR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608" table:style-name="ce44">
            <text:p>2511608</text:p>
          </table:table-cell>
          <table:table-cell office:value-type="string" table:style-name="ce44">
            <text:p>PILOE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707" table:style-name="ce44">
            <text:p>2511707</text:p>
          </table:table-cell>
          <table:table-cell office:value-type="string" table:style-name="ce44">
            <text:p>PILOEZINH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806" table:style-name="ce44">
            <text:p>2511806</text:p>
          </table:table-cell>
          <table:table-cell office:value-type="string" table:style-name="ce44">
            <text:p>PIRPIRITUB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1905" table:style-name="ce44">
            <text:p>2511905</text:p>
          </table:table-cell>
          <table:table-cell office:value-type="string" table:style-name="ce44">
            <text:p>PITIMBU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002" table:style-name="ce44">
            <text:p>2512002</text:p>
          </table:table-cell>
          <table:table-cell office:value-type="string" table:style-name="ce44">
            <text:p>POCINH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036" table:style-name="ce44">
            <text:p>2512036</text:p>
          </table:table-cell>
          <table:table-cell office:value-type="string" table:style-name="ce44">
            <text:p>POCO DANT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077" table:style-name="ce44">
            <text:p>2512077</text:p>
          </table:table-cell>
          <table:table-cell office:value-type="string" table:style-name="ce44">
            <text:p>POCO DE JOSE DE MOU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101" table:style-name="ce44">
            <text:p>2512101</text:p>
          </table:table-cell>
          <table:table-cell office:value-type="string" table:style-name="ce44">
            <text:p>POMBAL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200" table:style-name="ce44">
            <text:p>2512200</text:p>
          </table:table-cell>
          <table:table-cell office:value-type="string" table:style-name="ce44">
            <text:p>PRAT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309" table:style-name="ce44">
            <text:p>2512309</text:p>
          </table:table-cell>
          <table:table-cell office:value-type="string" table:style-name="ce44">
            <text:p>PRINCESA ISABEL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408" table:style-name="ce44">
            <text:p>2512408</text:p>
          </table:table-cell>
          <table:table-cell office:value-type="string" table:style-name="ce44">
            <text:p>PUXINA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507" table:style-name="ce44">
            <text:p>2512507</text:p>
          </table:table-cell>
          <table:table-cell office:value-type="string" table:style-name="ce44">
            <text:p>QUEIMAD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606" table:style-name="ce44">
            <text:p>2512606</text:p>
          </table:table-cell>
          <table:table-cell office:value-type="string" table:style-name="ce44">
            <text:p>QUIXAB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705" table:style-name="ce44">
            <text:p>2512705</text:p>
          </table:table-cell>
          <table:table-cell office:value-type="string" table:style-name="ce44">
            <text:p>REMIGI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721" table:style-name="ce44">
            <text:p>2512721</text:p>
          </table:table-cell>
          <table:table-cell office:value-type="string" table:style-name="ce44">
            <text:p>PEDRO REGI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747" table:style-name="ce44">
            <text:p>2512747</text:p>
          </table:table-cell>
          <table:table-cell office:value-type="string" table:style-name="ce44">
            <text:p>RIACHA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754" table:style-name="ce44">
            <text:p>2512754</text:p>
          </table:table-cell>
          <table:table-cell office:value-type="string" table:style-name="ce44">
            <text:p>RIACHAO DO BACAMART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762" table:style-name="ce44">
            <text:p>2512762</text:p>
          </table:table-cell>
          <table:table-cell office:value-type="string" table:style-name="ce44">
            <text:p>RIACHAO DO POC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788" table:style-name="ce44">
            <text:p>2512788</text:p>
          </table:table-cell>
          <table:table-cell office:value-type="string" table:style-name="ce44">
            <text:p>RIACHO DE SANTO ANTONI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804" table:style-name="ce44">
            <text:p>2512804</text:p>
          </table:table-cell>
          <table:table-cell office:value-type="string" table:style-name="ce44">
            <text:p>RIACHO DO CAVAL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2903" table:style-name="ce44">
            <text:p>2512903</text:p>
          </table:table-cell>
          <table:table-cell office:value-type="string" table:style-name="ce44">
            <text:p>RIO TINT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000" table:style-name="ce44">
            <text:p>2513000</text:p>
          </table:table-cell>
          <table:table-cell office:value-type="string" table:style-name="ce44">
            <text:p>SALGADINH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109" table:style-name="ce44">
            <text:p>2513109</text:p>
          </table:table-cell>
          <table:table-cell office:value-type="string" table:style-name="ce44">
            <text:p>SALGADO DE SAO FELIX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158" table:style-name="ce44">
            <text:p>2513158</text:p>
          </table:table-cell>
          <table:table-cell office:value-type="string" table:style-name="ce44">
            <text:p>SANTA CECILI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208" table:style-name="ce44">
            <text:p>2513208</text:p>
          </table:table-cell>
          <table:table-cell office:value-type="string" table:style-name="ce44">
            <text:p>SANTA CRUZ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307" table:style-name="ce44">
            <text:p>2513307</text:p>
          </table:table-cell>
          <table:table-cell office:value-type="string" table:style-name="ce44">
            <text:p>SANTA HELE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356" table:style-name="ce44">
            <text:p>2513356</text:p>
          </table:table-cell>
          <table:table-cell office:value-type="string" table:style-name="ce44">
            <text:p>SANTA INE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406" table:style-name="ce44">
            <text:p>2513406</text:p>
          </table:table-cell>
          <table:table-cell office:value-type="string" table:style-name="ce44">
            <text:p>SANTA LUZI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505" table:style-name="ce44">
            <text:p>2513505</text:p>
          </table:table-cell>
          <table:table-cell office:value-type="string" table:style-name="ce44">
            <text:p>SANTANA DE MANGUE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604" table:style-name="ce44">
            <text:p>2513604</text:p>
          </table:table-cell>
          <table:table-cell office:value-type="string" table:style-name="ce44">
            <text:p>SANTANA DO GARROTE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653" table:style-name="ce44">
            <text:p>2513653</text:p>
          </table:table-cell>
          <table:table-cell office:value-type="string" table:style-name="ce44">
            <text:p>SANTAREM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703" table:style-name="ce44">
            <text:p>2513703</text:p>
          </table:table-cell>
          <table:table-cell office:value-type="string" table:style-name="ce44">
            <text:p>SANTA RIT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802" table:style-name="ce44">
            <text:p>2513802</text:p>
          </table:table-cell>
          <table:table-cell office:value-type="string" table:style-name="ce44">
            <text:p>SANTA TERESINH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851" table:style-name="ce44">
            <text:p>2513851</text:p>
          </table:table-cell>
          <table:table-cell office:value-type="string" table:style-name="ce44">
            <text:p>SANTO ANDR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901" table:style-name="ce44">
            <text:p>2513901</text:p>
          </table:table-cell>
          <table:table-cell office:value-type="string" table:style-name="ce44">
            <text:p>SAO BENT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927" table:style-name="ce44">
            <text:p>2513927</text:p>
          </table:table-cell>
          <table:table-cell office:value-type="string" table:style-name="ce44">
            <text:p>SAO BENTO DE POMBAL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943" table:style-name="ce44">
            <text:p>2513943</text:p>
          </table:table-cell>
          <table:table-cell office:value-type="string" table:style-name="ce44">
            <text:p>SAO DOMINGOS DO CARIR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968" table:style-name="ce44">
            <text:p>2513968</text:p>
          </table:table-cell>
          <table:table-cell office:value-type="string" table:style-name="ce44">
            <text:p>SAO DOMINGOS DE POMBAL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3984" table:style-name="ce44">
            <text:p>2513984</text:p>
          </table:table-cell>
          <table:table-cell office:value-type="string" table:style-name="ce44">
            <text:p>SAO FRANCISC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008" table:style-name="ce44">
            <text:p>2514008</text:p>
          </table:table-cell>
          <table:table-cell office:value-type="string" table:style-name="ce44">
            <text:p>SAO JOAO DO CARIR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107" table:style-name="ce44">
            <text:p>2514107</text:p>
          </table:table-cell>
          <table:table-cell office:value-type="string" table:style-name="ce44">
            <text:p>SAO JOAO DO TIGR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206" table:style-name="ce44">
            <text:p>2514206</text:p>
          </table:table-cell>
          <table:table-cell office:value-type="string" table:style-name="ce44">
            <text:p>SAO JOSE DA LAGOA TAPAD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305" table:style-name="ce44">
            <text:p>2514305</text:p>
          </table:table-cell>
          <table:table-cell office:value-type="string" table:style-name="ce44">
            <text:p>SAO JOSE DE CAIA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404" table:style-name="ce44">
            <text:p>2514404</text:p>
          </table:table-cell>
          <table:table-cell office:value-type="string" table:style-name="ce44">
            <text:p>SAO JOSE DE ESPINHAR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453" table:style-name="ce44">
            <text:p>2514453</text:p>
          </table:table-cell>
          <table:table-cell office:value-type="string" table:style-name="ce44">
            <text:p>SAO JOSE DO RAM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503" table:style-name="ce44">
            <text:p>2514503</text:p>
          </table:table-cell>
          <table:table-cell office:value-type="string" table:style-name="ce44">
            <text:p>SAO JOSE DE PIRANHA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552" table:style-name="ce44">
            <text:p>2514552</text:p>
          </table:table-cell>
          <table:table-cell office:value-type="string" table:style-name="ce44">
            <text:p>SAO JOSE DE PRINCES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602" table:style-name="ce44">
            <text:p>2514602</text:p>
          </table:table-cell>
          <table:table-cell office:value-type="string" table:style-name="ce44">
            <text:p>SAO JOSE DO BONFIM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651" table:style-name="ce44">
            <text:p>2514651</text:p>
          </table:table-cell>
          <table:table-cell office:value-type="string" table:style-name="ce44">
            <text:p>SAO JOSE DO BREJO DO CRUZ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701" table:style-name="ce44">
            <text:p>2514701</text:p>
          </table:table-cell>
          <table:table-cell office:value-type="string" table:style-name="ce44">
            <text:p>SAO JOSE DO SABUGI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800" table:style-name="ce44">
            <text:p>2514800</text:p>
          </table:table-cell>
          <table:table-cell office:value-type="string" table:style-name="ce44">
            <text:p>SAO JOSE DO CORDEIRO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4909" table:style-name="ce44">
            <text:p>2514909</text:p>
          </table:table-cell>
          <table:table-cell office:value-type="string" table:style-name="ce44">
            <text:p>SAO MAMED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005" table:style-name="ce44">
            <text:p>2515005</text:p>
          </table:table-cell>
          <table:table-cell office:value-type="string" table:style-name="ce44">
            <text:p>SAO MIGUEL DE TAIPU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104" table:style-name="ce44">
            <text:p>2515104</text:p>
          </table:table-cell>
          <table:table-cell office:value-type="string" table:style-name="ce44">
            <text:p>SAO SEBASTIAO DE LAGOA DE RO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203" table:style-name="ce44">
            <text:p>2515203</text:p>
          </table:table-cell>
          <table:table-cell office:value-type="string" table:style-name="ce44">
            <text:p>SAO SEBASTIAO DO UMBUZEI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302" table:style-name="ce44">
            <text:p>2515302</text:p>
          </table:table-cell>
          <table:table-cell office:value-type="string" table:style-name="ce44">
            <text:p>SAP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401" table:style-name="ce44">
            <text:p>2515401</text:p>
          </table:table-cell>
          <table:table-cell office:value-type="string" table:style-name="ce44">
            <text:p>SAO VICENTE DO SERID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500" table:style-name="ce44">
            <text:p>2515500</text:p>
          </table:table-cell>
          <table:table-cell office:value-type="string" table:style-name="ce44">
            <text:p>SERRA BRANC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609" table:style-name="ce44">
            <text:p>2515609</text:p>
          </table:table-cell>
          <table:table-cell office:value-type="string" table:style-name="ce44">
            <text:p>SERRA DA RAIZ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708" table:style-name="ce44">
            <text:p>2515708</text:p>
          </table:table-cell>
          <table:table-cell office:value-type="string" table:style-name="ce44">
            <text:p>SERRA GRAND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807" table:style-name="ce44">
            <text:p>2515807</text:p>
          </table:table-cell>
          <table:table-cell office:value-type="string" table:style-name="ce44">
            <text:p>SERRA REDOND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906" table:style-name="ce44">
            <text:p>2515906</text:p>
          </table:table-cell>
          <table:table-cell office:value-type="string" table:style-name="ce44">
            <text:p>SERRARI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930" table:style-name="ce44">
            <text:p>2515930</text:p>
          </table:table-cell>
          <table:table-cell office:value-type="string" table:style-name="ce44">
            <text:p>SERTAOZINH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5971" table:style-name="ce44">
            <text:p>2515971</text:p>
          </table:table-cell>
          <table:table-cell office:value-type="string" table:style-name="ce44">
            <text:p>SOBRAD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003" table:style-name="ce44">
            <text:p>2516003</text:p>
          </table:table-cell>
          <table:table-cell office:value-type="string" table:style-name="ce44">
            <text:p>SOLANE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102" table:style-name="ce44">
            <text:p>2516102</text:p>
          </table:table-cell>
          <table:table-cell office:value-type="string" table:style-name="ce44">
            <text:p>SOLEDAD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151" table:style-name="ce44">
            <text:p>2516151</text:p>
          </table:table-cell>
          <table:table-cell office:value-type="string" table:style-name="ce44">
            <text:p>SOSSEG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201" table:style-name="ce44">
            <text:p>2516201</text:p>
          </table:table-cell>
          <table:table-cell office:value-type="string" table:style-name="ce44">
            <text:p>SOUS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300" table:style-name="ce44">
            <text:p>2516300</text:p>
          </table:table-cell>
          <table:table-cell office:value-type="string" table:style-name="ce44">
            <text:p>SUM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409" table:style-name="ce44">
            <text:p>2516409</text:p>
          </table:table-cell>
          <table:table-cell office:value-type="string" table:style-name="ce44">
            <text:p>CAMPO DE SANTA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508" table:style-name="ce44">
            <text:p>2516508</text:p>
          </table:table-cell>
          <table:table-cell office:value-type="string" table:style-name="ce44">
            <text:p>TAPERO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607" table:style-name="ce44">
            <text:p>2516607</text:p>
          </table:table-cell>
          <table:table-cell office:value-type="string" table:style-name="ce44">
            <text:p>TAVARE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706" table:style-name="ce44">
            <text:p>2516706</text:p>
          </table:table-cell>
          <table:table-cell office:value-type="string" table:style-name="ce44">
            <text:p>TEIXEIR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755" table:style-name="ce44">
            <text:p>2516755</text:p>
          </table:table-cell>
          <table:table-cell office:value-type="string" table:style-name="ce44">
            <text:p>TENORI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805" table:style-name="ce44">
            <text:p>2516805</text:p>
          </table:table-cell>
          <table:table-cell office:value-type="string" table:style-name="ce44">
            <text:p>TRIUNF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6904" table:style-name="ce44">
            <text:p>2516904</text:p>
          </table:table-cell>
          <table:table-cell office:value-type="string" table:style-name="ce44">
            <text:p>UIRAUN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7001" table:style-name="ce44">
            <text:p>2517001</text:p>
          </table:table-cell>
          <table:table-cell office:value-type="string" table:style-name="ce44">
            <text:p>UMBUZEIRO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7100" table:style-name="ce44">
            <text:p>2517100</text:p>
          </table:table-cell>
          <table:table-cell office:value-type="string" table:style-name="ce44">
            <text:p>VARZEA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7209" table:style-name="ce44">
            <text:p>2517209</text:p>
          </table:table-cell>
          <table:table-cell office:value-type="string" table:style-name="ce44">
            <text:p>VIEIROPOLIS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517407" table:style-name="ce44">
            <text:p>2517407</text:p>
          </table:table-cell>
          <table:table-cell office:value-type="string" table:style-name="ce44">
            <text:p>ZABELE</text:p>
          </table:table-cell>
          <table:table-cell office:value-type="string" table:style-name="ce44">
            <text:p>PB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054" table:style-name="ce44">
            <text:p>2600054</text:p>
          </table:table-cell>
          <table:table-cell office:value-type="string" table:style-name="ce44">
            <text:p>ABREU E LIM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104" table:style-name="ce44">
            <text:p>2600104</text:p>
          </table:table-cell>
          <table:table-cell office:value-type="string" table:style-name="ce44">
            <text:p>AFOGADOS DA INGAZE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203" table:style-name="ce44">
            <text:p>2600203</text:p>
          </table:table-cell>
          <table:table-cell office:value-type="string" table:style-name="ce44">
            <text:p>AFRANI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302" table:style-name="ce44">
            <text:p>2600302</text:p>
          </table:table-cell>
          <table:table-cell office:value-type="string" table:style-name="ce44">
            <text:p>AGRESTI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401" table:style-name="ce44">
            <text:p>2600401</text:p>
          </table:table-cell>
          <table:table-cell office:value-type="string" table:style-name="ce44">
            <text:p>AGUA PRE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500" table:style-name="ce44">
            <text:p>2600500</text:p>
          </table:table-cell>
          <table:table-cell office:value-type="string" table:style-name="ce44">
            <text:p>AGUAS BELA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609" table:style-name="ce44">
            <text:p>2600609</text:p>
          </table:table-cell>
          <table:table-cell office:value-type="string" table:style-name="ce44">
            <text:p>ALAGOINH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708" table:style-name="ce44">
            <text:p>2600708</text:p>
          </table:table-cell>
          <table:table-cell office:value-type="string" table:style-name="ce44">
            <text:p>ALIANC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807" table:style-name="ce44">
            <text:p>2600807</text:p>
          </table:table-cell>
          <table:table-cell office:value-type="string" table:style-name="ce44">
            <text:p>ALTIN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0906" table:style-name="ce44">
            <text:p>2600906</text:p>
          </table:table-cell>
          <table:table-cell office:value-type="string" table:style-name="ce44">
            <text:p>AMARAJ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003" table:style-name="ce44">
            <text:p>2601003</text:p>
          </table:table-cell>
          <table:table-cell office:value-type="string" table:style-name="ce44">
            <text:p>ANGELI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052" table:style-name="ce44">
            <text:p>2601052</text:p>
          </table:table-cell>
          <table:table-cell office:value-type="string" table:style-name="ce44">
            <text:p>ARACOIA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102" table:style-name="ce44">
            <text:p>2601102</text:p>
          </table:table-cell>
          <table:table-cell office:value-type="string" table:style-name="ce44">
            <text:p>ARARIPI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201" table:style-name="ce44">
            <text:p>2601201</text:p>
          </table:table-cell>
          <table:table-cell office:value-type="string" table:style-name="ce44">
            <text:p>ARCOVERD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300" table:style-name="ce44">
            <text:p>2601300</text:p>
          </table:table-cell>
          <table:table-cell office:value-type="string" table:style-name="ce44">
            <text:p>BARRA DE GUABIRA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409" table:style-name="ce44">
            <text:p>2601409</text:p>
          </table:table-cell>
          <table:table-cell office:value-type="string" table:style-name="ce44">
            <text:p>BARREIRO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508" table:style-name="ce44">
            <text:p>2601508</text:p>
          </table:table-cell>
          <table:table-cell office:value-type="string" table:style-name="ce44">
            <text:p>BELEM DE MAR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607" table:style-name="ce44">
            <text:p>2601607</text:p>
          </table:table-cell>
          <table:table-cell office:value-type="string" table:style-name="ce44">
            <text:p>BELEM DE SAO FRANCISC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706" table:style-name="ce44">
            <text:p>2601706</text:p>
          </table:table-cell>
          <table:table-cell office:value-type="string" table:style-name="ce44">
            <text:p>BELO JARDI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805" table:style-name="ce44">
            <text:p>2601805</text:p>
          </table:table-cell>
          <table:table-cell office:value-type="string" table:style-name="ce44">
            <text:p>BETAN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1904" table:style-name="ce44">
            <text:p>2601904</text:p>
          </table:table-cell>
          <table:table-cell office:value-type="string" table:style-name="ce44">
            <text:p>BEZERRO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001" table:style-name="ce44">
            <text:p>2602001</text:p>
          </table:table-cell>
          <table:table-cell office:value-type="string" table:style-name="ce44">
            <text:p>BODOC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100" table:style-name="ce44">
            <text:p>2602100</text:p>
          </table:table-cell>
          <table:table-cell office:value-type="string" table:style-name="ce44">
            <text:p>BOM CONSEL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209" table:style-name="ce44">
            <text:p>2602209</text:p>
          </table:table-cell>
          <table:table-cell office:value-type="string" table:style-name="ce44">
            <text:p>BOM JARDI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308" table:style-name="ce44">
            <text:p>2602308</text:p>
          </table:table-cell>
          <table:table-cell office:value-type="string" table:style-name="ce44">
            <text:p>BONIT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407" table:style-name="ce44">
            <text:p>2602407</text:p>
          </table:table-cell>
          <table:table-cell office:value-type="string" table:style-name="ce44">
            <text:p>BREJA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506" table:style-name="ce44">
            <text:p>2602506</text:p>
          </table:table-cell>
          <table:table-cell office:value-type="string" table:style-name="ce44">
            <text:p>BREJIN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605" table:style-name="ce44">
            <text:p>2602605</text:p>
          </table:table-cell>
          <table:table-cell office:value-type="string" table:style-name="ce44">
            <text:p>BREJO DA MADRE DE DEU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704" table:style-name="ce44">
            <text:p>2602704</text:p>
          </table:table-cell>
          <table:table-cell office:value-type="string" table:style-name="ce44">
            <text:p>BUENOS AIR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803" table:style-name="ce44">
            <text:p>2602803</text:p>
          </table:table-cell>
          <table:table-cell office:value-type="string" table:style-name="ce44">
            <text:p>BUIQU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2902" table:style-name="ce44">
            <text:p>2602902</text:p>
          </table:table-cell>
          <table:table-cell office:value-type="string" table:style-name="ce44">
            <text:p>CABO DE SANTO AGOSTIN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009" table:style-name="ce44">
            <text:p>2603009</text:p>
          </table:table-cell>
          <table:table-cell office:value-type="string" table:style-name="ce44">
            <text:p>CABROB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108" table:style-name="ce44">
            <text:p>2603108</text:p>
          </table:table-cell>
          <table:table-cell office:value-type="string" table:style-name="ce44">
            <text:p>CACHOEIRINH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207" table:style-name="ce44">
            <text:p>2603207</text:p>
          </table:table-cell>
          <table:table-cell office:value-type="string" table:style-name="ce44">
            <text:p>CAET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306" table:style-name="ce44">
            <text:p>2603306</text:p>
          </table:table-cell>
          <table:table-cell office:value-type="string" table:style-name="ce44">
            <text:p>CALCAD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405" table:style-name="ce44">
            <text:p>2603405</text:p>
          </table:table-cell>
          <table:table-cell office:value-type="string" table:style-name="ce44">
            <text:p>CALUMB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454" table:style-name="ce44">
            <text:p>2603454</text:p>
          </table:table-cell>
          <table:table-cell office:value-type="string" table:style-name="ce44">
            <text:p>CAMARAGIB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504" table:style-name="ce44">
            <text:p>2603504</text:p>
          </table:table-cell>
          <table:table-cell office:value-type="string" table:style-name="ce44">
            <text:p>CAMOCIM DE SAO FELIX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603" table:style-name="ce44">
            <text:p>2603603</text:p>
          </table:table-cell>
          <table:table-cell office:value-type="string" table:style-name="ce44">
            <text:p>CAMUTANG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702" table:style-name="ce44">
            <text:p>2603702</text:p>
          </table:table-cell>
          <table:table-cell office:value-type="string" table:style-name="ce44">
            <text:p>CANHOTIN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801" table:style-name="ce44">
            <text:p>2603801</text:p>
          </table:table-cell>
          <table:table-cell office:value-type="string" table:style-name="ce44">
            <text:p>CAPOEIRA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900" table:style-name="ce44">
            <text:p>2603900</text:p>
          </table:table-cell>
          <table:table-cell office:value-type="string" table:style-name="ce44">
            <text:p>CARNAI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3926" table:style-name="ce44">
            <text:p>2603926</text:p>
          </table:table-cell>
          <table:table-cell office:value-type="string" table:style-name="ce44">
            <text:p>CARNAUBEIRA DA PENH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007" table:style-name="ce44">
            <text:p>2604007</text:p>
          </table:table-cell>
          <table:table-cell office:value-type="string" table:style-name="ce44">
            <text:p>CARPI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106" table:style-name="ce44">
            <text:p>2604106</text:p>
          </table:table-cell>
          <table:table-cell office:value-type="string" table:style-name="ce44">
            <text:p>CARUARU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155" table:style-name="ce44">
            <text:p>2604155</text:p>
          </table:table-cell>
          <table:table-cell office:value-type="string" table:style-name="ce44">
            <text:p>CASINHA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205" table:style-name="ce44">
            <text:p>2604205</text:p>
          </table:table-cell>
          <table:table-cell office:value-type="string" table:style-name="ce44">
            <text:p>CATEND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304" table:style-name="ce44">
            <text:p>2604304</text:p>
          </table:table-cell>
          <table:table-cell office:value-type="string" table:style-name="ce44">
            <text:p>CEDR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403" table:style-name="ce44">
            <text:p>2604403</text:p>
          </table:table-cell>
          <table:table-cell office:value-type="string" table:style-name="ce44">
            <text:p>CHA DE ALEGR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502" table:style-name="ce44">
            <text:p>2604502</text:p>
          </table:table-cell>
          <table:table-cell office:value-type="string" table:style-name="ce44">
            <text:p>CHA GRAND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601" table:style-name="ce44">
            <text:p>2604601</text:p>
          </table:table-cell>
          <table:table-cell office:value-type="string" table:style-name="ce44">
            <text:p>CONDAD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700" table:style-name="ce44">
            <text:p>2604700</text:p>
          </table:table-cell>
          <table:table-cell office:value-type="string" table:style-name="ce44">
            <text:p>CORRENT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809" table:style-name="ce44">
            <text:p>2604809</text:p>
          </table:table-cell>
          <table:table-cell office:value-type="string" table:style-name="ce44">
            <text:p>CORT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4908" table:style-name="ce44">
            <text:p>2604908</text:p>
          </table:table-cell>
          <table:table-cell office:value-type="string" table:style-name="ce44">
            <text:p>CUMARU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004" table:style-name="ce44">
            <text:p>2605004</text:p>
          </table:table-cell>
          <table:table-cell office:value-type="string" table:style-name="ce44">
            <text:p>CUP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103" table:style-name="ce44">
            <text:p>2605103</text:p>
          </table:table-cell>
          <table:table-cell office:value-type="string" table:style-name="ce44">
            <text:p>CUSTOD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152" table:style-name="ce44">
            <text:p>2605152</text:p>
          </table:table-cell>
          <table:table-cell office:value-type="string" table:style-name="ce44">
            <text:p>DORMENT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202" table:style-name="ce44">
            <text:p>2605202</text:p>
          </table:table-cell>
          <table:table-cell office:value-type="string" table:style-name="ce44">
            <text:p>ESCAD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301" table:style-name="ce44">
            <text:p>2605301</text:p>
          </table:table-cell>
          <table:table-cell office:value-type="string" table:style-name="ce44">
            <text:p>EXU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400" table:style-name="ce44">
            <text:p>2605400</text:p>
          </table:table-cell>
          <table:table-cell office:value-type="string" table:style-name="ce44">
            <text:p>FEIRA NOV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459" table:style-name="ce44">
            <text:p>2605459</text:p>
          </table:table-cell>
          <table:table-cell office:value-type="string" table:style-name="ce44">
            <text:p>FERNANDO DE NORONH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509" table:style-name="ce44">
            <text:p>2605509</text:p>
          </table:table-cell>
          <table:table-cell office:value-type="string" table:style-name="ce44">
            <text:p>FERREIRO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608" table:style-name="ce44">
            <text:p>2605608</text:p>
          </table:table-cell>
          <table:table-cell office:value-type="string" table:style-name="ce44">
            <text:p>FLOR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707" table:style-name="ce44">
            <text:p>2605707</text:p>
          </table:table-cell>
          <table:table-cell office:value-type="string" table:style-name="ce44">
            <text:p>FLORES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806" table:style-name="ce44">
            <text:p>2605806</text:p>
          </table:table-cell>
          <table:table-cell office:value-type="string" table:style-name="ce44">
            <text:p>FREI MIGUELIN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5905" table:style-name="ce44">
            <text:p>2605905</text:p>
          </table:table-cell>
          <table:table-cell office:value-type="string" table:style-name="ce44">
            <text:p>GAMELE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002" table:style-name="ce44">
            <text:p>2606002</text:p>
          </table:table-cell>
          <table:table-cell office:value-type="string" table:style-name="ce44">
            <text:p>GARANHUN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101" table:style-name="ce44">
            <text:p>2606101</text:p>
          </table:table-cell>
          <table:table-cell office:value-type="string" table:style-name="ce44">
            <text:p>GLORIA DO GOI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200" table:style-name="ce44">
            <text:p>2606200</text:p>
          </table:table-cell>
          <table:table-cell office:value-type="string" table:style-name="ce44">
            <text:p>GOIA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309" table:style-name="ce44">
            <text:p>2606309</text:p>
          </table:table-cell>
          <table:table-cell office:value-type="string" table:style-name="ce44">
            <text:p>GRANIT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408" table:style-name="ce44">
            <text:p>2606408</text:p>
          </table:table-cell>
          <table:table-cell office:value-type="string" table:style-name="ce44">
            <text:p>GRAVA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507" table:style-name="ce44">
            <text:p>2606507</text:p>
          </table:table-cell>
          <table:table-cell office:value-type="string" table:style-name="ce44">
            <text:p>IAT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606" table:style-name="ce44">
            <text:p>2606606</text:p>
          </table:table-cell>
          <table:table-cell office:value-type="string" table:style-name="ce44">
            <text:p>IBIMIRI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705" table:style-name="ce44">
            <text:p>2606705</text:p>
          </table:table-cell>
          <table:table-cell office:value-type="string" table:style-name="ce44">
            <text:p>IBIRAJU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804" table:style-name="ce44">
            <text:p>2606804</text:p>
          </table:table-cell>
          <table:table-cell office:value-type="string" table:style-name="ce44">
            <text:p>IGARASSU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6903" table:style-name="ce44">
            <text:p>2606903</text:p>
          </table:table-cell>
          <table:table-cell office:value-type="string" table:style-name="ce44">
            <text:p>IGUARAC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000" table:style-name="ce44">
            <text:p>2607000</text:p>
          </table:table-cell>
          <table:table-cell office:value-type="string" table:style-name="ce44">
            <text:p>INAJ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109" table:style-name="ce44">
            <text:p>2607109</text:p>
          </table:table-cell>
          <table:table-cell office:value-type="string" table:style-name="ce44">
            <text:p>INGAZE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208" table:style-name="ce44">
            <text:p>2607208</text:p>
          </table:table-cell>
          <table:table-cell office:value-type="string" table:style-name="ce44">
            <text:p>IPOJUC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307" table:style-name="ce44">
            <text:p>2607307</text:p>
          </table:table-cell>
          <table:table-cell office:value-type="string" table:style-name="ce44">
            <text:p>IPUB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406" table:style-name="ce44">
            <text:p>2607406</text:p>
          </table:table-cell>
          <table:table-cell office:value-type="string" table:style-name="ce44">
            <text:p>ITACURU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505" table:style-name="ce44">
            <text:p>2607505</text:p>
          </table:table-cell>
          <table:table-cell office:value-type="string" table:style-name="ce44">
            <text:p>ITAI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604" table:style-name="ce44">
            <text:p>2607604</text:p>
          </table:table-cell>
          <table:table-cell office:value-type="string" table:style-name="ce44">
            <text:p>ITAMARAC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653" table:style-name="ce44">
            <text:p>2607653</text:p>
          </table:table-cell>
          <table:table-cell office:value-type="string" table:style-name="ce44">
            <text:p>ITAMB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703" table:style-name="ce44">
            <text:p>2607703</text:p>
          </table:table-cell>
          <table:table-cell office:value-type="string" table:style-name="ce44">
            <text:p>ITAPETI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752" table:style-name="ce44">
            <text:p>2607752</text:p>
          </table:table-cell>
          <table:table-cell office:value-type="string" table:style-name="ce44">
            <text:p>ITAPISSUM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802" table:style-name="ce44">
            <text:p>2607802</text:p>
          </table:table-cell>
          <table:table-cell office:value-type="string" table:style-name="ce44">
            <text:p>ITAQUITING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901" table:style-name="ce44">
            <text:p>2607901</text:p>
          </table:table-cell>
          <table:table-cell office:value-type="string" table:style-name="ce44">
            <text:p>JABOATAO DO GUARARAP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7950" table:style-name="ce44">
            <text:p>2607950</text:p>
          </table:table-cell>
          <table:table-cell office:value-type="string" table:style-name="ce44">
            <text:p>JAQUE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008" table:style-name="ce44">
            <text:p>2608008</text:p>
          </table:table-cell>
          <table:table-cell office:value-type="string" table:style-name="ce44">
            <text:p>JATAU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057" table:style-name="ce44">
            <text:p>2608057</text:p>
          </table:table-cell>
          <table:table-cell office:value-type="string" table:style-name="ce44">
            <text:p>JATO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107" table:style-name="ce44">
            <text:p>2608107</text:p>
          </table:table-cell>
          <table:table-cell office:value-type="string" table:style-name="ce44">
            <text:p>JOAO ALFRED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206" table:style-name="ce44">
            <text:p>2608206</text:p>
          </table:table-cell>
          <table:table-cell office:value-type="string" table:style-name="ce44">
            <text:p>JOAQUIM NABUC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255" table:style-name="ce44">
            <text:p>2608255</text:p>
          </table:table-cell>
          <table:table-cell office:value-type="string" table:style-name="ce44">
            <text:p>JUCAT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305" table:style-name="ce44">
            <text:p>2608305</text:p>
          </table:table-cell>
          <table:table-cell office:value-type="string" table:style-name="ce44">
            <text:p>JUP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404" table:style-name="ce44">
            <text:p>2608404</text:p>
          </table:table-cell>
          <table:table-cell office:value-type="string" table:style-name="ce44">
            <text:p>JUREM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453" table:style-name="ce44">
            <text:p>2608453</text:p>
          </table:table-cell>
          <table:table-cell office:value-type="string" table:style-name="ce44">
            <text:p>LAGOA DO CARR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503" table:style-name="ce44">
            <text:p>2608503</text:p>
          </table:table-cell>
          <table:table-cell office:value-type="string" table:style-name="ce44">
            <text:p>LAGOA DO ITAENG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602" table:style-name="ce44">
            <text:p>2608602</text:p>
          </table:table-cell>
          <table:table-cell office:value-type="string" table:style-name="ce44">
            <text:p>LAGOA DO OUR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701" table:style-name="ce44">
            <text:p>2608701</text:p>
          </table:table-cell>
          <table:table-cell office:value-type="string" table:style-name="ce44">
            <text:p>LAGOA DO GATO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750" table:style-name="ce44">
            <text:p>2608750</text:p>
          </table:table-cell>
          <table:table-cell office:value-type="string" table:style-name="ce44">
            <text:p>LAGOA GRAND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800" table:style-name="ce44">
            <text:p>2608800</text:p>
          </table:table-cell>
          <table:table-cell office:value-type="string" table:style-name="ce44">
            <text:p>LAJED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8909" table:style-name="ce44">
            <text:p>2608909</text:p>
          </table:table-cell>
          <table:table-cell office:value-type="string" table:style-name="ce44">
            <text:p>LIMOEIR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006" table:style-name="ce44">
            <text:p>2609006</text:p>
          </table:table-cell>
          <table:table-cell office:value-type="string" table:style-name="ce44">
            <text:p>MACAPARA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105" table:style-name="ce44">
            <text:p>2609105</text:p>
          </table:table-cell>
          <table:table-cell office:value-type="string" table:style-name="ce44">
            <text:p>MACHADO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154" table:style-name="ce44">
            <text:p>2609154</text:p>
          </table:table-cell>
          <table:table-cell office:value-type="string" table:style-name="ce44">
            <text:p>MANAR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204" table:style-name="ce44">
            <text:p>2609204</text:p>
          </table:table-cell>
          <table:table-cell office:value-type="string" table:style-name="ce44">
            <text:p>MARAIAL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303" table:style-name="ce44">
            <text:p>2609303</text:p>
          </table:table-cell>
          <table:table-cell office:value-type="string" table:style-name="ce44">
            <text:p>MIRANDI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402" table:style-name="ce44">
            <text:p>2609402</text:p>
          </table:table-cell>
          <table:table-cell office:value-type="string" table:style-name="ce44">
            <text:p>MOREN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501" table:style-name="ce44">
            <text:p>2609501</text:p>
          </table:table-cell>
          <table:table-cell office:value-type="string" table:style-name="ce44">
            <text:p>NAZARE DA MA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600" table:style-name="ce44">
            <text:p>2609600</text:p>
          </table:table-cell>
          <table:table-cell office:value-type="string" table:style-name="ce44">
            <text:p>OLIND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709" table:style-name="ce44">
            <text:p>2609709</text:p>
          </table:table-cell>
          <table:table-cell office:value-type="string" table:style-name="ce44">
            <text:p>OROB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808" table:style-name="ce44">
            <text:p>2609808</text:p>
          </table:table-cell>
          <table:table-cell office:value-type="string" table:style-name="ce44">
            <text:p>OROC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09907" table:style-name="ce44">
            <text:p>2609907</text:p>
          </table:table-cell>
          <table:table-cell office:value-type="string" table:style-name="ce44">
            <text:p>OURICURI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004" table:style-name="ce44">
            <text:p>2610004</text:p>
          </table:table-cell>
          <table:table-cell office:value-type="string" table:style-name="ce44">
            <text:p>PALMAR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103" table:style-name="ce44">
            <text:p>2610103</text:p>
          </table:table-cell>
          <table:table-cell office:value-type="string" table:style-name="ce44">
            <text:p>PALMEIRI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202" table:style-name="ce44">
            <text:p>2610202</text:p>
          </table:table-cell>
          <table:table-cell office:value-type="string" table:style-name="ce44">
            <text:p>PANELA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301" table:style-name="ce44">
            <text:p>2610301</text:p>
          </table:table-cell>
          <table:table-cell office:value-type="string" table:style-name="ce44">
            <text:p>PARANATAM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400" table:style-name="ce44">
            <text:p>2610400</text:p>
          </table:table-cell>
          <table:table-cell office:value-type="string" table:style-name="ce44">
            <text:p>PARNAMIRI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509" table:style-name="ce44">
            <text:p>2610509</text:p>
          </table:table-cell>
          <table:table-cell office:value-type="string" table:style-name="ce44">
            <text:p>PASS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608" table:style-name="ce44">
            <text:p>2610608</text:p>
          </table:table-cell>
          <table:table-cell office:value-type="string" table:style-name="ce44">
            <text:p>PAUDAL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707" table:style-name="ce44">
            <text:p>2610707</text:p>
          </table:table-cell>
          <table:table-cell office:value-type="string" table:style-name="ce44">
            <text:p>PAULIS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806" table:style-name="ce44">
            <text:p>2610806</text:p>
          </table:table-cell>
          <table:table-cell office:value-type="string" table:style-name="ce44">
            <text:p>PED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0905" table:style-name="ce44">
            <text:p>2610905</text:p>
          </table:table-cell>
          <table:table-cell office:value-type="string" table:style-name="ce44">
            <text:p>PESQUE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002" table:style-name="ce44">
            <text:p>2611002</text:p>
          </table:table-cell>
          <table:table-cell office:value-type="string" table:style-name="ce44">
            <text:p>PETROLAND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101" table:style-name="ce44">
            <text:p>2611101</text:p>
          </table:table-cell>
          <table:table-cell office:value-type="string" table:style-name="ce44">
            <text:p>PETROLI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200" table:style-name="ce44">
            <text:p>2611200</text:p>
          </table:table-cell>
          <table:table-cell office:value-type="string" table:style-name="ce44">
            <text:p>POCA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309" table:style-name="ce44">
            <text:p>2611309</text:p>
          </table:table-cell>
          <table:table-cell office:value-type="string" table:style-name="ce44">
            <text:p>POMBO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408" table:style-name="ce44">
            <text:p>2611408</text:p>
          </table:table-cell>
          <table:table-cell office:value-type="string" table:style-name="ce44">
            <text:p>PRIMAVE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507" table:style-name="ce44">
            <text:p>2611507</text:p>
          </table:table-cell>
          <table:table-cell office:value-type="string" table:style-name="ce44">
            <text:p>QUIPAP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533" table:style-name="ce44">
            <text:p>2611533</text:p>
          </table:table-cell>
          <table:table-cell office:value-type="string" table:style-name="ce44">
            <text:p>QUIXA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606" table:style-name="ce44">
            <text:p>2611606</text:p>
          </table:table-cell>
          <table:table-cell office:value-type="string" table:style-name="ce44">
            <text:p>RECIF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705" table:style-name="ce44">
            <text:p>2611705</text:p>
          </table:table-cell>
          <table:table-cell office:value-type="string" table:style-name="ce44">
            <text:p>RIACHO DAS ALMA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804" table:style-name="ce44">
            <text:p>2611804</text:p>
          </table:table-cell>
          <table:table-cell office:value-type="string" table:style-name="ce44">
            <text:p>RIBEIRA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1903" table:style-name="ce44">
            <text:p>2611903</text:p>
          </table:table-cell>
          <table:table-cell office:value-type="string" table:style-name="ce44">
            <text:p>RIO FORMOS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000" table:style-name="ce44">
            <text:p>2612000</text:p>
          </table:table-cell>
          <table:table-cell office:value-type="string" table:style-name="ce44">
            <text:p>SAIR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109" table:style-name="ce44">
            <text:p>2612109</text:p>
          </table:table-cell>
          <table:table-cell office:value-type="string" table:style-name="ce44">
            <text:p>SALGADINH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208" table:style-name="ce44">
            <text:p>2612208</text:p>
          </table:table-cell>
          <table:table-cell office:value-type="string" table:style-name="ce44">
            <text:p>SALGUEIR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307" table:style-name="ce44">
            <text:p>2612307</text:p>
          </table:table-cell>
          <table:table-cell office:value-type="string" table:style-name="ce44">
            <text:p>SALO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406" table:style-name="ce44">
            <text:p>2612406</text:p>
          </table:table-cell>
          <table:table-cell office:value-type="string" table:style-name="ce44">
            <text:p>SANHAR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455" table:style-name="ce44">
            <text:p>2612455</text:p>
          </table:table-cell>
          <table:table-cell office:value-type="string" table:style-name="ce44">
            <text:p>SANTA CRUZ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471" table:style-name="ce44">
            <text:p>2612471</text:p>
          </table:table-cell>
          <table:table-cell office:value-type="string" table:style-name="ce44">
            <text:p>SANTA CRUZ DA BAIXA VERD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505" table:style-name="ce44">
            <text:p>2612505</text:p>
          </table:table-cell>
          <table:table-cell office:value-type="string" table:style-name="ce44">
            <text:p>SANTA CRUZ DO CAPIBARIB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554" table:style-name="ce44">
            <text:p>2612554</text:p>
          </table:table-cell>
          <table:table-cell office:value-type="string" table:style-name="ce44">
            <text:p>SANTA FILOME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604" table:style-name="ce44">
            <text:p>2612604</text:p>
          </table:table-cell>
          <table:table-cell office:value-type="string" table:style-name="ce44">
            <text:p>SANTA MARIA DA BOA VIS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703" table:style-name="ce44">
            <text:p>2612703</text:p>
          </table:table-cell>
          <table:table-cell office:value-type="string" table:style-name="ce44">
            <text:p>SANTA MARIA DO CAMBUC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802" table:style-name="ce44">
            <text:p>2612802</text:p>
          </table:table-cell>
          <table:table-cell office:value-type="string" table:style-name="ce44">
            <text:p>SANTA TEREZINH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2901" table:style-name="ce44">
            <text:p>2612901</text:p>
          </table:table-cell>
          <table:table-cell office:value-type="string" table:style-name="ce44">
            <text:p>SAO BENEDITO DO SUL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008" table:style-name="ce44">
            <text:p>2613008</text:p>
          </table:table-cell>
          <table:table-cell office:value-type="string" table:style-name="ce44">
            <text:p>SAO BENTO DO UN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107" table:style-name="ce44">
            <text:p>2613107</text:p>
          </table:table-cell>
          <table:table-cell office:value-type="string" table:style-name="ce44">
            <text:p>SAO CAITAN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206" table:style-name="ce44">
            <text:p>2613206</text:p>
          </table:table-cell>
          <table:table-cell office:value-type="string" table:style-name="ce44">
            <text:p>SAO JOA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305" table:style-name="ce44">
            <text:p>2613305</text:p>
          </table:table-cell>
          <table:table-cell office:value-type="string" table:style-name="ce44">
            <text:p>SAO JOAQUIM DO MONT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404" table:style-name="ce44">
            <text:p>2613404</text:p>
          </table:table-cell>
          <table:table-cell office:value-type="string" table:style-name="ce44">
            <text:p>SAO JOSE DA COROA GRAND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503" table:style-name="ce44">
            <text:p>2613503</text:p>
          </table:table-cell>
          <table:table-cell office:value-type="string" table:style-name="ce44">
            <text:p>SAO JOSE DO BELMONT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602" table:style-name="ce44">
            <text:p>2613602</text:p>
          </table:table-cell>
          <table:table-cell office:value-type="string" table:style-name="ce44">
            <text:p>SAO JOSE DO EGIT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701" table:style-name="ce44">
            <text:p>2613701</text:p>
          </table:table-cell>
          <table:table-cell office:value-type="string" table:style-name="ce44">
            <text:p>SAO LOURENCO DA MA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800" table:style-name="ce44">
            <text:p>2613800</text:p>
          </table:table-cell>
          <table:table-cell office:value-type="string" table:style-name="ce44">
            <text:p>SAO VICENTE FERRER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3909" table:style-name="ce44">
            <text:p>2613909</text:p>
          </table:table-cell>
          <table:table-cell office:value-type="string" table:style-name="ce44">
            <text:p>SERRA TALHAD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006" table:style-name="ce44">
            <text:p>2614006</text:p>
          </table:table-cell>
          <table:table-cell office:value-type="string" table:style-name="ce44">
            <text:p>SERRIT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105" table:style-name="ce44">
            <text:p>2614105</text:p>
          </table:table-cell>
          <table:table-cell office:value-type="string" table:style-name="ce44">
            <text:p>SERTAN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204" table:style-name="ce44">
            <text:p>2614204</text:p>
          </table:table-cell>
          <table:table-cell office:value-type="string" table:style-name="ce44">
            <text:p>SIRINHAE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303" table:style-name="ce44">
            <text:p>2614303</text:p>
          </table:table-cell>
          <table:table-cell office:value-type="string" table:style-name="ce44">
            <text:p>MOREILAND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402" table:style-name="ce44">
            <text:p>2614402</text:p>
          </table:table-cell>
          <table:table-cell office:value-type="string" table:style-name="ce44">
            <text:p>SOLIDA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501" table:style-name="ce44">
            <text:p>2614501</text:p>
          </table:table-cell>
          <table:table-cell office:value-type="string" table:style-name="ce44">
            <text:p>SURUBI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600" table:style-name="ce44">
            <text:p>2614600</text:p>
          </table:table-cell>
          <table:table-cell office:value-type="string" table:style-name="ce44">
            <text:p>TABIR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709" table:style-name="ce44">
            <text:p>2614709</text:p>
          </table:table-cell>
          <table:table-cell office:value-type="string" table:style-name="ce44">
            <text:p>TACAIMB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808" table:style-name="ce44">
            <text:p>2614808</text:p>
          </table:table-cell>
          <table:table-cell office:value-type="string" table:style-name="ce44">
            <text:p>TACARATU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4857" table:style-name="ce44">
            <text:p>2614857</text:p>
          </table:table-cell>
          <table:table-cell office:value-type="string" table:style-name="ce44">
            <text:p>TAMANDAR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003" table:style-name="ce44">
            <text:p>2615003</text:p>
          </table:table-cell>
          <table:table-cell office:value-type="string" table:style-name="ce44">
            <text:p>TAQUARITINGA DO NORT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102" table:style-name="ce44">
            <text:p>2615102</text:p>
          </table:table-cell>
          <table:table-cell office:value-type="string" table:style-name="ce44">
            <text:p>TEREZINH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201" table:style-name="ce44">
            <text:p>2615201</text:p>
          </table:table-cell>
          <table:table-cell office:value-type="string" table:style-name="ce44">
            <text:p>TERRA NOV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300" table:style-name="ce44">
            <text:p>2615300</text:p>
          </table:table-cell>
          <table:table-cell office:value-type="string" table:style-name="ce44">
            <text:p>TIMBAUB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409" table:style-name="ce44">
            <text:p>2615409</text:p>
          </table:table-cell>
          <table:table-cell office:value-type="string" table:style-name="ce44">
            <text:p>TORITAM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508" table:style-name="ce44">
            <text:p>2615508</text:p>
          </table:table-cell>
          <table:table-cell office:value-type="string" table:style-name="ce44">
            <text:p>TRACUNHAEM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607" table:style-name="ce44">
            <text:p>2615607</text:p>
          </table:table-cell>
          <table:table-cell office:value-type="string" table:style-name="ce44">
            <text:p>TRINDAD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706" table:style-name="ce44">
            <text:p>2615706</text:p>
          </table:table-cell>
          <table:table-cell office:value-type="string" table:style-name="ce44">
            <text:p>TRIUNF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805" table:style-name="ce44">
            <text:p>2615805</text:p>
          </table:table-cell>
          <table:table-cell office:value-type="string" table:style-name="ce44">
            <text:p>TUPANATING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5904" table:style-name="ce44">
            <text:p>2615904</text:p>
          </table:table-cell>
          <table:table-cell office:value-type="string" table:style-name="ce44">
            <text:p>TUPARETAM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6001" table:style-name="ce44">
            <text:p>2616001</text:p>
          </table:table-cell>
          <table:table-cell office:value-type="string" table:style-name="ce44">
            <text:p>VENTUROS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6100" table:style-name="ce44">
            <text:p>2616100</text:p>
          </table:table-cell>
          <table:table-cell office:value-type="string" table:style-name="ce44">
            <text:p>VERDEJANTE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6183" table:style-name="ce44">
            <text:p>2616183</text:p>
          </table:table-cell>
          <table:table-cell office:value-type="string" table:style-name="ce44">
            <text:p>VERTENTE DO LERI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6209" table:style-name="ce44">
            <text:p>2616209</text:p>
          </table:table-cell>
          <table:table-cell office:value-type="string" table:style-name="ce44">
            <text:p>VERTENTES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6308" table:style-name="ce44">
            <text:p>2616308</text:p>
          </table:table-cell>
          <table:table-cell office:value-type="string" table:style-name="ce44">
            <text:p>VICENCIA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6407" table:style-name="ce44">
            <text:p>2616407</text:p>
          </table:table-cell>
          <table:table-cell office:value-type="string" table:style-name="ce44">
            <text:p>VITORIA DE SANTO ANTAO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616506" table:style-name="ce44">
            <text:p>2616506</text:p>
          </table:table-cell>
          <table:table-cell office:value-type="string" table:style-name="ce44">
            <text:p>XEXEU</text:p>
          </table:table-cell>
          <table:table-cell office:value-type="string" table:style-name="ce44">
            <text:p>P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102" table:style-name="ce44">
            <text:p>2700102</text:p>
          </table:table-cell>
          <table:table-cell office:value-type="string" table:style-name="ce44">
            <text:p>AGUA BRANC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201" table:style-name="ce44">
            <text:p>2700201</text:p>
          </table:table-cell>
          <table:table-cell office:value-type="string" table:style-name="ce44">
            <text:p>ANAD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300" table:style-name="ce44">
            <text:p>2700300</text:p>
          </table:table-cell>
          <table:table-cell office:value-type="string" table:style-name="ce44">
            <text:p>ARAPIRAC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409" table:style-name="ce44">
            <text:p>2700409</text:p>
          </table:table-cell>
          <table:table-cell office:value-type="string" table:style-name="ce44">
            <text:p>ATALA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508" table:style-name="ce44">
            <text:p>2700508</text:p>
          </table:table-cell>
          <table:table-cell office:value-type="string" table:style-name="ce44">
            <text:p>BARRA DE SANTO ANTONI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607" table:style-name="ce44">
            <text:p>2700607</text:p>
          </table:table-cell>
          <table:table-cell office:value-type="string" table:style-name="ce44">
            <text:p>BARRA DE SAO MIGUEL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706" table:style-name="ce44">
            <text:p>2700706</text:p>
          </table:table-cell>
          <table:table-cell office:value-type="string" table:style-name="ce44">
            <text:p>BATALH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805" table:style-name="ce44">
            <text:p>2700805</text:p>
          </table:table-cell>
          <table:table-cell office:value-type="string" table:style-name="ce44">
            <text:p>BELEM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0904" table:style-name="ce44">
            <text:p>2700904</text:p>
          </table:table-cell>
          <table:table-cell office:value-type="string" table:style-name="ce44">
            <text:p>BELO MONT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001" table:style-name="ce44">
            <text:p>2701001</text:p>
          </table:table-cell>
          <table:table-cell office:value-type="string" table:style-name="ce44">
            <text:p>BOCA DA MAT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100" table:style-name="ce44">
            <text:p>2701100</text:p>
          </table:table-cell>
          <table:table-cell office:value-type="string" table:style-name="ce44">
            <text:p>BRANQUINH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209" table:style-name="ce44">
            <text:p>2701209</text:p>
          </table:table-cell>
          <table:table-cell office:value-type="string" table:style-name="ce44">
            <text:p>CACIMBINH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308" table:style-name="ce44">
            <text:p>2701308</text:p>
          </table:table-cell>
          <table:table-cell office:value-type="string" table:style-name="ce44">
            <text:p>CAJUEIR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357" table:style-name="ce44">
            <text:p>2701357</text:p>
          </table:table-cell>
          <table:table-cell office:value-type="string" table:style-name="ce44">
            <text:p>CAMPESTR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407" table:style-name="ce44">
            <text:p>2701407</text:p>
          </table:table-cell>
          <table:table-cell office:value-type="string" table:style-name="ce44">
            <text:p>CAMPO ALEGR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506" table:style-name="ce44">
            <text:p>2701506</text:p>
          </table:table-cell>
          <table:table-cell office:value-type="string" table:style-name="ce44">
            <text:p>CAMPO GRAND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605" table:style-name="ce44">
            <text:p>2701605</text:p>
          </table:table-cell>
          <table:table-cell office:value-type="string" table:style-name="ce44">
            <text:p>CANAPI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704" table:style-name="ce44">
            <text:p>2701704</text:p>
          </table:table-cell>
          <table:table-cell office:value-type="string" table:style-name="ce44">
            <text:p>CAPEL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803" table:style-name="ce44">
            <text:p>2701803</text:p>
          </table:table-cell>
          <table:table-cell office:value-type="string" table:style-name="ce44">
            <text:p>CARNEIRO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1902" table:style-name="ce44">
            <text:p>2701902</text:p>
          </table:table-cell>
          <table:table-cell office:value-type="string" table:style-name="ce44">
            <text:p>CHA PRET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009" table:style-name="ce44">
            <text:p>2702009</text:p>
          </table:table-cell>
          <table:table-cell office:value-type="string" table:style-name="ce44">
            <text:p>COITE DO NO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108" table:style-name="ce44">
            <text:p>2702108</text:p>
          </table:table-cell>
          <table:table-cell office:value-type="string" table:style-name="ce44">
            <text:p>COLONIA LEOPOLDIN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207" table:style-name="ce44">
            <text:p>2702207</text:p>
          </table:table-cell>
          <table:table-cell office:value-type="string" table:style-name="ce44">
            <text:p>COQUEIRO SEC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306" table:style-name="ce44">
            <text:p>2702306</text:p>
          </table:table-cell>
          <table:table-cell office:value-type="string" table:style-name="ce44">
            <text:p>CORURIP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355" table:style-name="ce44">
            <text:p>2702355</text:p>
          </table:table-cell>
          <table:table-cell office:value-type="string" table:style-name="ce44">
            <text:p>CRAIB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405" table:style-name="ce44">
            <text:p>2702405</text:p>
          </table:table-cell>
          <table:table-cell office:value-type="string" table:style-name="ce44">
            <text:p>DELMIRO GOUVE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504" table:style-name="ce44">
            <text:p>2702504</text:p>
          </table:table-cell>
          <table:table-cell office:value-type="string" table:style-name="ce44">
            <text:p>DOIS RIACHO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553" table:style-name="ce44">
            <text:p>2702553</text:p>
          </table:table-cell>
          <table:table-cell office:value-type="string" table:style-name="ce44">
            <text:p>ESTRELA DE ALAGO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603" table:style-name="ce44">
            <text:p>2702603</text:p>
          </table:table-cell>
          <table:table-cell office:value-type="string" table:style-name="ce44">
            <text:p>FEIRA GRAND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702" table:style-name="ce44">
            <text:p>2702702</text:p>
          </table:table-cell>
          <table:table-cell office:value-type="string" table:style-name="ce44">
            <text:p>FELIZ DESERT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801" table:style-name="ce44">
            <text:p>2702801</text:p>
          </table:table-cell>
          <table:table-cell office:value-type="string" table:style-name="ce44">
            <text:p>FLEXEIR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2900" table:style-name="ce44">
            <text:p>2702900</text:p>
          </table:table-cell>
          <table:table-cell office:value-type="string" table:style-name="ce44">
            <text:p>GIRAU DO PONCIAN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007" table:style-name="ce44">
            <text:p>2703007</text:p>
          </table:table-cell>
          <table:table-cell office:value-type="string" table:style-name="ce44">
            <text:p>IBATEGUAR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106" table:style-name="ce44">
            <text:p>2703106</text:p>
          </table:table-cell>
          <table:table-cell office:value-type="string" table:style-name="ce44">
            <text:p>IGACI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205" table:style-name="ce44">
            <text:p>2703205</text:p>
          </table:table-cell>
          <table:table-cell office:value-type="string" table:style-name="ce44">
            <text:p>IGREJA NOV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304" table:style-name="ce44">
            <text:p>2703304</text:p>
          </table:table-cell>
          <table:table-cell office:value-type="string" table:style-name="ce44">
            <text:p>INHAPI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403" table:style-name="ce44">
            <text:p>2703403</text:p>
          </table:table-cell>
          <table:table-cell office:value-type="string" table:style-name="ce44">
            <text:p>JACARE DO HOMEN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502" table:style-name="ce44">
            <text:p>2703502</text:p>
          </table:table-cell>
          <table:table-cell office:value-type="string" table:style-name="ce44">
            <text:p>JACUIP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601" table:style-name="ce44">
            <text:p>2703601</text:p>
          </table:table-cell>
          <table:table-cell office:value-type="string" table:style-name="ce44">
            <text:p>JAPARATING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700" table:style-name="ce44">
            <text:p>2703700</text:p>
          </table:table-cell>
          <table:table-cell office:value-type="string" table:style-name="ce44">
            <text:p>JARAMATA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759" table:style-name="ce44">
            <text:p>2703759</text:p>
          </table:table-cell>
          <table:table-cell office:value-type="string" table:style-name="ce44">
            <text:p>JEQUIA DA PRA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809" table:style-name="ce44">
            <text:p>2703809</text:p>
          </table:table-cell>
          <table:table-cell office:value-type="string" table:style-name="ce44">
            <text:p>JOAQUIM GOME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3908" table:style-name="ce44">
            <text:p>2703908</text:p>
          </table:table-cell>
          <table:table-cell office:value-type="string" table:style-name="ce44">
            <text:p>JUND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005" table:style-name="ce44">
            <text:p>2704005</text:p>
          </table:table-cell>
          <table:table-cell office:value-type="string" table:style-name="ce44">
            <text:p>JUNQUEIR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104" table:style-name="ce44">
            <text:p>2704104</text:p>
          </table:table-cell>
          <table:table-cell office:value-type="string" table:style-name="ce44">
            <text:p>LAGOA DA CANO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203" table:style-name="ce44">
            <text:p>2704203</text:p>
          </table:table-cell>
          <table:table-cell office:value-type="string" table:style-name="ce44">
            <text:p>LIMOEIRO DE ANADI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302" table:style-name="ce44">
            <text:p>2704302</text:p>
          </table:table-cell>
          <table:table-cell office:value-type="string" table:style-name="ce44">
            <text:p>MACEI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401" table:style-name="ce44">
            <text:p>2704401</text:p>
          </table:table-cell>
          <table:table-cell office:value-type="string" table:style-name="ce44">
            <text:p>MAJOR ISIDOR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500" table:style-name="ce44">
            <text:p>2704500</text:p>
          </table:table-cell>
          <table:table-cell office:value-type="string" table:style-name="ce44">
            <text:p>MARAGOGI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609" table:style-name="ce44">
            <text:p>2704609</text:p>
          </table:table-cell>
          <table:table-cell office:value-type="string" table:style-name="ce44">
            <text:p>MARAVILH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708" table:style-name="ce44">
            <text:p>2704708</text:p>
          </table:table-cell>
          <table:table-cell office:value-type="string" table:style-name="ce44">
            <text:p>MARECHAL DEODOR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807" table:style-name="ce44">
            <text:p>2704807</text:p>
          </table:table-cell>
          <table:table-cell office:value-type="string" table:style-name="ce44">
            <text:p>MARIBOND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4906" table:style-name="ce44">
            <text:p>2704906</text:p>
          </table:table-cell>
          <table:table-cell office:value-type="string" table:style-name="ce44">
            <text:p>MAR VERMELH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002" table:style-name="ce44">
            <text:p>2705002</text:p>
          </table:table-cell>
          <table:table-cell office:value-type="string" table:style-name="ce44">
            <text:p>MATA GRAND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101" table:style-name="ce44">
            <text:p>2705101</text:p>
          </table:table-cell>
          <table:table-cell office:value-type="string" table:style-name="ce44">
            <text:p>MATRIZ DE CAMARAGIB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200" table:style-name="ce44">
            <text:p>2705200</text:p>
          </table:table-cell>
          <table:table-cell office:value-type="string" table:style-name="ce44">
            <text:p>MESSI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309" table:style-name="ce44">
            <text:p>2705309</text:p>
          </table:table-cell>
          <table:table-cell office:value-type="string" table:style-name="ce44">
            <text:p>MINADOR DO NEGRA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408" table:style-name="ce44">
            <text:p>2705408</text:p>
          </table:table-cell>
          <table:table-cell office:value-type="string" table:style-name="ce44">
            <text:p>MONTEIROPOLI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507" table:style-name="ce44">
            <text:p>2705507</text:p>
          </table:table-cell>
          <table:table-cell office:value-type="string" table:style-name="ce44">
            <text:p>MURICI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606" table:style-name="ce44">
            <text:p>2705606</text:p>
          </table:table-cell>
          <table:table-cell office:value-type="string" table:style-name="ce44">
            <text:p>NOVO LIN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705" table:style-name="ce44">
            <text:p>2705705</text:p>
          </table:table-cell>
          <table:table-cell office:value-type="string" table:style-name="ce44">
            <text:p>OLHO D´AGUA DAS FLORE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804" table:style-name="ce44">
            <text:p>2705804</text:p>
          </table:table-cell>
          <table:table-cell office:value-type="string" table:style-name="ce44">
            <text:p>OLHO D´AGUA DO CASAD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5903" table:style-name="ce44">
            <text:p>2705903</text:p>
          </table:table-cell>
          <table:table-cell office:value-type="string" table:style-name="ce44">
            <text:p>OLHO D´AGUA GRAND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000" table:style-name="ce44">
            <text:p>2706000</text:p>
          </table:table-cell>
          <table:table-cell office:value-type="string" table:style-name="ce44">
            <text:p>OLIVENC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109" table:style-name="ce44">
            <text:p>2706109</text:p>
          </table:table-cell>
          <table:table-cell office:value-type="string" table:style-name="ce44">
            <text:p>OURO BRANC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208" table:style-name="ce44">
            <text:p>2706208</text:p>
          </table:table-cell>
          <table:table-cell office:value-type="string" table:style-name="ce44">
            <text:p>PALESTIN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307" table:style-name="ce44">
            <text:p>2706307</text:p>
          </table:table-cell>
          <table:table-cell office:value-type="string" table:style-name="ce44">
            <text:p>PALMEIRA DO INDIO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406" table:style-name="ce44">
            <text:p>2706406</text:p>
          </table:table-cell>
          <table:table-cell office:value-type="string" table:style-name="ce44">
            <text:p>PAO DE ACUCAR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422" table:style-name="ce44">
            <text:p>2706422</text:p>
          </table:table-cell>
          <table:table-cell office:value-type="string" table:style-name="ce44">
            <text:p>PARICONH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448" table:style-name="ce44">
            <text:p>2706448</text:p>
          </table:table-cell>
          <table:table-cell office:value-type="string" table:style-name="ce44">
            <text:p>PARIPUEIR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505" table:style-name="ce44">
            <text:p>2706505</text:p>
          </table:table-cell>
          <table:table-cell office:value-type="string" table:style-name="ce44">
            <text:p>PASSO DE CAMARAGIB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604" table:style-name="ce44">
            <text:p>2706604</text:p>
          </table:table-cell>
          <table:table-cell office:value-type="string" table:style-name="ce44">
            <text:p>PAULO JACINT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703" table:style-name="ce44">
            <text:p>2706703</text:p>
          </table:table-cell>
          <table:table-cell office:value-type="string" table:style-name="ce44">
            <text:p>PENED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802" table:style-name="ce44">
            <text:p>2706802</text:p>
          </table:table-cell>
          <table:table-cell office:value-type="string" table:style-name="ce44">
            <text:p>PIACABUCU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6901" table:style-name="ce44">
            <text:p>2706901</text:p>
          </table:table-cell>
          <table:table-cell office:value-type="string" table:style-name="ce44">
            <text:p>PILAR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008" table:style-name="ce44">
            <text:p>2707008</text:p>
          </table:table-cell>
          <table:table-cell office:value-type="string" table:style-name="ce44">
            <text:p>PINDOB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107" table:style-name="ce44">
            <text:p>2707107</text:p>
          </table:table-cell>
          <table:table-cell office:value-type="string" table:style-name="ce44">
            <text:p>PIRANH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206" table:style-name="ce44">
            <text:p>2707206</text:p>
          </table:table-cell>
          <table:table-cell office:value-type="string" table:style-name="ce44">
            <text:p>POCO DAS TRINCHEIR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305" table:style-name="ce44">
            <text:p>2707305</text:p>
          </table:table-cell>
          <table:table-cell office:value-type="string" table:style-name="ce44">
            <text:p>PORTO CALV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404" table:style-name="ce44">
            <text:p>2707404</text:p>
          </table:table-cell>
          <table:table-cell office:value-type="string" table:style-name="ce44">
            <text:p>PORTO DE PEDR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503" table:style-name="ce44">
            <text:p>2707503</text:p>
          </table:table-cell>
          <table:table-cell office:value-type="string" table:style-name="ce44">
            <text:p>PORTO REAL DO COLEGI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602" table:style-name="ce44">
            <text:p>2707602</text:p>
          </table:table-cell>
          <table:table-cell office:value-type="string" table:style-name="ce44">
            <text:p>QUEBRANGUL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701" table:style-name="ce44">
            <text:p>2707701</text:p>
          </table:table-cell>
          <table:table-cell office:value-type="string" table:style-name="ce44">
            <text:p>RIO LARG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800" table:style-name="ce44">
            <text:p>2707800</text:p>
          </table:table-cell>
          <table:table-cell office:value-type="string" table:style-name="ce44">
            <text:p>ROTEIR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7909" table:style-name="ce44">
            <text:p>2707909</text:p>
          </table:table-cell>
          <table:table-cell office:value-type="string" table:style-name="ce44">
            <text:p>SANTA LUZIA DO NORT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006" table:style-name="ce44">
            <text:p>2708006</text:p>
          </table:table-cell>
          <table:table-cell office:value-type="string" table:style-name="ce44">
            <text:p>SANTANA DO IPANEM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105" table:style-name="ce44">
            <text:p>2708105</text:p>
          </table:table-cell>
          <table:table-cell office:value-type="string" table:style-name="ce44">
            <text:p>SANTANA DO MUNDAU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204" table:style-name="ce44">
            <text:p>2708204</text:p>
          </table:table-cell>
          <table:table-cell office:value-type="string" table:style-name="ce44">
            <text:p>SAO BRA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303" table:style-name="ce44">
            <text:p>2708303</text:p>
          </table:table-cell>
          <table:table-cell office:value-type="string" table:style-name="ce44">
            <text:p>SAO JOSE DA LAJ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402" table:style-name="ce44">
            <text:p>2708402</text:p>
          </table:table-cell>
          <table:table-cell office:value-type="string" table:style-name="ce44">
            <text:p>SAO JOSE DA TAPER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501" table:style-name="ce44">
            <text:p>2708501</text:p>
          </table:table-cell>
          <table:table-cell office:value-type="string" table:style-name="ce44">
            <text:p>SAO LUIS DO QUITUNDE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600" table:style-name="ce44">
            <text:p>2708600</text:p>
          </table:table-cell>
          <table:table-cell office:value-type="string" table:style-name="ce44">
            <text:p>SAO MIGUEL DO CAMPO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709" table:style-name="ce44">
            <text:p>2708709</text:p>
          </table:table-cell>
          <table:table-cell office:value-type="string" table:style-name="ce44">
            <text:p>SAO MIGUEL DO MILAGRE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808" table:style-name="ce44">
            <text:p>2708808</text:p>
          </table:table-cell>
          <table:table-cell office:value-type="string" table:style-name="ce44">
            <text:p>SAO SEBASTIAO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907" table:style-name="ce44">
            <text:p>2708907</text:p>
          </table:table-cell>
          <table:table-cell office:value-type="string" table:style-name="ce44">
            <text:p>SATUB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8956" table:style-name="ce44">
            <text:p>2708956</text:p>
          </table:table-cell>
          <table:table-cell office:value-type="string" table:style-name="ce44">
            <text:p>SENADOR RUI PALMEIR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9004" table:style-name="ce44">
            <text:p>2709004</text:p>
          </table:table-cell>
          <table:table-cell office:value-type="string" table:style-name="ce44">
            <text:p>TANQUE D´ARC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9103" table:style-name="ce44">
            <text:p>2709103</text:p>
          </table:table-cell>
          <table:table-cell office:value-type="string" table:style-name="ce44">
            <text:p>TAQUARAN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9152" table:style-name="ce44">
            <text:p>2709152</text:p>
          </table:table-cell>
          <table:table-cell office:value-type="string" table:style-name="ce44">
            <text:p>TEOTONIO VILEL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9202" table:style-name="ce44">
            <text:p>2709202</text:p>
          </table:table-cell>
          <table:table-cell office:value-type="string" table:style-name="ce44">
            <text:p>TRAIPU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9301" table:style-name="ce44">
            <text:p>2709301</text:p>
          </table:table-cell>
          <table:table-cell office:value-type="string" table:style-name="ce44">
            <text:p>UNIAO DO PALMARES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709400" table:style-name="ce44">
            <text:p>2709400</text:p>
          </table:table-cell>
          <table:table-cell office:value-type="string" table:style-name="ce44">
            <text:p>VICOSA</text:p>
          </table:table-cell>
          <table:table-cell office:value-type="string" table:style-name="ce44">
            <text:p>AL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100" table:style-name="ce44">
            <text:p>2800100</text:p>
          </table:table-cell>
          <table:table-cell office:value-type="string" table:style-name="ce44">
            <text:p>AMPARO DE SAO FRANCISC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209" table:style-name="ce44">
            <text:p>2800209</text:p>
          </table:table-cell>
          <table:table-cell office:value-type="string" table:style-name="ce44">
            <text:p>AQUIDAB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308" table:style-name="ce44">
            <text:p>2800308</text:p>
          </table:table-cell>
          <table:table-cell office:value-type="string" table:style-name="ce44">
            <text:p>ARACAJU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407" table:style-name="ce44">
            <text:p>2800407</text:p>
          </table:table-cell>
          <table:table-cell office:value-type="string" table:style-name="ce44">
            <text:p>ARAU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506" table:style-name="ce44">
            <text:p>2800506</text:p>
          </table:table-cell>
          <table:table-cell office:value-type="string" table:style-name="ce44">
            <text:p>AREIA BRANC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605" table:style-name="ce44">
            <text:p>2800605</text:p>
          </table:table-cell>
          <table:table-cell office:value-type="string" table:style-name="ce44">
            <text:p>BARRA DO COQUEIRO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670" table:style-name="ce44">
            <text:p>2800670</text:p>
          </table:table-cell>
          <table:table-cell office:value-type="string" table:style-name="ce44">
            <text:p>BOQUIM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0704" table:style-name="ce44">
            <text:p>2800704</text:p>
          </table:table-cell>
          <table:table-cell office:value-type="string" table:style-name="ce44">
            <text:p>BREJO GRANDE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009" table:style-name="ce44">
            <text:p>2801009</text:p>
          </table:table-cell>
          <table:table-cell office:value-type="string" table:style-name="ce44">
            <text:p>CAMPO DO BRIT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108" table:style-name="ce44">
            <text:p>2801108</text:p>
          </table:table-cell>
          <table:table-cell office:value-type="string" table:style-name="ce44">
            <text:p>CANHOB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207" table:style-name="ce44">
            <text:p>2801207</text:p>
          </table:table-cell>
          <table:table-cell office:value-type="string" table:style-name="ce44">
            <text:p>CANINDE DE SAO FRANCISC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306" table:style-name="ce44">
            <text:p>2801306</text:p>
          </table:table-cell>
          <table:table-cell office:value-type="string" table:style-name="ce44">
            <text:p>CAPEL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405" table:style-name="ce44">
            <text:p>2801405</text:p>
          </table:table-cell>
          <table:table-cell office:value-type="string" table:style-name="ce44">
            <text:p>CARIR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504" table:style-name="ce44">
            <text:p>2801504</text:p>
          </table:table-cell>
          <table:table-cell office:value-type="string" table:style-name="ce44">
            <text:p>CARMOPOLI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603" table:style-name="ce44">
            <text:p>2801603</text:p>
          </table:table-cell>
          <table:table-cell office:value-type="string" table:style-name="ce44">
            <text:p>CEDRO DE SAO JOA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702" table:style-name="ce44">
            <text:p>2801702</text:p>
          </table:table-cell>
          <table:table-cell office:value-type="string" table:style-name="ce44">
            <text:p>CRISTINAPOLI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1900" table:style-name="ce44">
            <text:p>2801900</text:p>
          </table:table-cell>
          <table:table-cell office:value-type="string" table:style-name="ce44">
            <text:p>CUMBE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007" table:style-name="ce44">
            <text:p>2802007</text:p>
          </table:table-cell>
          <table:table-cell office:value-type="string" table:style-name="ce44">
            <text:p>DIVINA PASTOR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106" table:style-name="ce44">
            <text:p>2802106</text:p>
          </table:table-cell>
          <table:table-cell office:value-type="string" table:style-name="ce44">
            <text:p>ESTANCI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205" table:style-name="ce44">
            <text:p>2802205</text:p>
          </table:table-cell>
          <table:table-cell office:value-type="string" table:style-name="ce44">
            <text:p>FEIRA NOV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304" table:style-name="ce44">
            <text:p>2802304</text:p>
          </table:table-cell>
          <table:table-cell office:value-type="string" table:style-name="ce44">
            <text:p>FREI PAUL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403" table:style-name="ce44">
            <text:p>2802403</text:p>
          </table:table-cell>
          <table:table-cell office:value-type="string" table:style-name="ce44">
            <text:p>GARARU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502" table:style-name="ce44">
            <text:p>2802502</text:p>
          </table:table-cell>
          <table:table-cell office:value-type="string" table:style-name="ce44">
            <text:p>GENERAL MAYNARD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601" table:style-name="ce44">
            <text:p>2802601</text:p>
          </table:table-cell>
          <table:table-cell office:value-type="string" table:style-name="ce44">
            <text:p>GRACHO CARDOS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700" table:style-name="ce44">
            <text:p>2802700</text:p>
          </table:table-cell>
          <table:table-cell office:value-type="string" table:style-name="ce44">
            <text:p>ILHA DAS FLORE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809" table:style-name="ce44">
            <text:p>2802809</text:p>
          </table:table-cell>
          <table:table-cell office:value-type="string" table:style-name="ce44">
            <text:p>INDIAROB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2908" table:style-name="ce44">
            <text:p>2802908</text:p>
          </table:table-cell>
          <table:table-cell office:value-type="string" table:style-name="ce44">
            <text:p>ITABAIAN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005" table:style-name="ce44">
            <text:p>2803005</text:p>
          </table:table-cell>
          <table:table-cell office:value-type="string" table:style-name="ce44">
            <text:p>ITABAIANINH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104" table:style-name="ce44">
            <text:p>2803104</text:p>
          </table:table-cell>
          <table:table-cell office:value-type="string" table:style-name="ce44">
            <text:p>ITABI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203" table:style-name="ce44">
            <text:p>2803203</text:p>
          </table:table-cell>
          <table:table-cell office:value-type="string" table:style-name="ce44">
            <text:p>ITAPORANGA D´AJUD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302" table:style-name="ce44">
            <text:p>2803302</text:p>
          </table:table-cell>
          <table:table-cell office:value-type="string" table:style-name="ce44">
            <text:p>JAPARATUB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401" table:style-name="ce44">
            <text:p>2803401</text:p>
          </table:table-cell>
          <table:table-cell office:value-type="string" table:style-name="ce44">
            <text:p>JAPOAT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500" table:style-name="ce44">
            <text:p>2803500</text:p>
          </table:table-cell>
          <table:table-cell office:value-type="string" table:style-name="ce44">
            <text:p>LAGART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609" table:style-name="ce44">
            <text:p>2803609</text:p>
          </table:table-cell>
          <table:table-cell office:value-type="string" table:style-name="ce44">
            <text:p>LARANJEIRA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708" table:style-name="ce44">
            <text:p>2803708</text:p>
          </table:table-cell>
          <table:table-cell office:value-type="string" table:style-name="ce44">
            <text:p>MACAMBIR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807" table:style-name="ce44">
            <text:p>2803807</text:p>
          </table:table-cell>
          <table:table-cell office:value-type="string" table:style-name="ce44">
            <text:p>MALHADA DO BOI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3906" table:style-name="ce44">
            <text:p>2803906</text:p>
          </table:table-cell>
          <table:table-cell office:value-type="string" table:style-name="ce44">
            <text:p>MALHADOR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003" table:style-name="ce44">
            <text:p>2804003</text:p>
          </table:table-cell>
          <table:table-cell office:value-type="string" table:style-name="ce44">
            <text:p>MARUIM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102" table:style-name="ce44">
            <text:p>2804102</text:p>
          </table:table-cell>
          <table:table-cell office:value-type="string" table:style-name="ce44">
            <text:p>MOITA BONIT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201" table:style-name="ce44">
            <text:p>2804201</text:p>
          </table:table-cell>
          <table:table-cell office:value-type="string" table:style-name="ce44">
            <text:p>MONTE ALEGRE DE SERGIPE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300" table:style-name="ce44">
            <text:p>2804300</text:p>
          </table:table-cell>
          <table:table-cell office:value-type="string" table:style-name="ce44">
            <text:p>MURIBEC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409" table:style-name="ce44">
            <text:p>2804409</text:p>
          </table:table-cell>
          <table:table-cell office:value-type="string" table:style-name="ce44">
            <text:p>NEOPOLI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458" table:style-name="ce44">
            <text:p>2804458</text:p>
          </table:table-cell>
          <table:table-cell office:value-type="string" table:style-name="ce44">
            <text:p>NOSSA SENHORA APARECID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508" table:style-name="ce44">
            <text:p>2804508</text:p>
          </table:table-cell>
          <table:table-cell office:value-type="string" table:style-name="ce44">
            <text:p>NOSSA SENHORA DA GLORI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607" table:style-name="ce44">
            <text:p>2804607</text:p>
          </table:table-cell>
          <table:table-cell office:value-type="string" table:style-name="ce44">
            <text:p>NOSSA SENHORA DAS DORE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706" table:style-name="ce44">
            <text:p>2804706</text:p>
          </table:table-cell>
          <table:table-cell office:value-type="string" table:style-name="ce44">
            <text:p>NOSSA SENHORA DE LOURDE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805" table:style-name="ce44">
            <text:p>2804805</text:p>
          </table:table-cell>
          <table:table-cell office:value-type="string" table:style-name="ce44">
            <text:p>NOSSA SENHORA DO SOCORR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4904" table:style-name="ce44">
            <text:p>2804904</text:p>
          </table:table-cell>
          <table:table-cell office:value-type="string" table:style-name="ce44">
            <text:p>PACATUB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000" table:style-name="ce44">
            <text:p>2805000</text:p>
          </table:table-cell>
          <table:table-cell office:value-type="string" table:style-name="ce44">
            <text:p>PEDRA MOLE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109" table:style-name="ce44">
            <text:p>2805109</text:p>
          </table:table-cell>
          <table:table-cell office:value-type="string" table:style-name="ce44">
            <text:p>PEDRINHA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208" table:style-name="ce44">
            <text:p>2805208</text:p>
          </table:table-cell>
          <table:table-cell office:value-type="string" table:style-name="ce44">
            <text:p>PINHA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307" table:style-name="ce44">
            <text:p>2805307</text:p>
          </table:table-cell>
          <table:table-cell office:value-type="string" table:style-name="ce44">
            <text:p>PIRAMBU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406" table:style-name="ce44">
            <text:p>2805406</text:p>
          </table:table-cell>
          <table:table-cell office:value-type="string" table:style-name="ce44">
            <text:p>POCO REDOND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505" table:style-name="ce44">
            <text:p>2805505</text:p>
          </table:table-cell>
          <table:table-cell office:value-type="string" table:style-name="ce44">
            <text:p>POCO VERDE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604" table:style-name="ce44">
            <text:p>2805604</text:p>
          </table:table-cell>
          <table:table-cell office:value-type="string" table:style-name="ce44">
            <text:p>PORTO DA FOLH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703" table:style-name="ce44">
            <text:p>2805703</text:p>
          </table:table-cell>
          <table:table-cell office:value-type="string" table:style-name="ce44">
            <text:p>PROPRI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802" table:style-name="ce44">
            <text:p>2805802</text:p>
          </table:table-cell>
          <table:table-cell office:value-type="string" table:style-name="ce44">
            <text:p>RIACHAO DO DANTA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5901" table:style-name="ce44">
            <text:p>2805901</text:p>
          </table:table-cell>
          <table:table-cell office:value-type="string" table:style-name="ce44">
            <text:p>RIACHUEL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008" table:style-name="ce44">
            <text:p>2806008</text:p>
          </table:table-cell>
          <table:table-cell office:value-type="string" table:style-name="ce44">
            <text:p>RIBEIROPOLI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107" table:style-name="ce44">
            <text:p>2806107</text:p>
          </table:table-cell>
          <table:table-cell office:value-type="string" table:style-name="ce44">
            <text:p>ROSARIO DO CATETE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206" table:style-name="ce44">
            <text:p>2806206</text:p>
          </table:table-cell>
          <table:table-cell office:value-type="string" table:style-name="ce44">
            <text:p>SALGAD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305" table:style-name="ce44">
            <text:p>2806305</text:p>
          </table:table-cell>
          <table:table-cell office:value-type="string" table:style-name="ce44">
            <text:p>SANTA LUZIA DO ITANHY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404" table:style-name="ce44">
            <text:p>2806404</text:p>
          </table:table-cell>
          <table:table-cell office:value-type="string" table:style-name="ce44">
            <text:p>SANTANA DO SAO FRANCISC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503" table:style-name="ce44">
            <text:p>2806503</text:p>
          </table:table-cell>
          <table:table-cell office:value-type="string" table:style-name="ce44">
            <text:p>SANTA ROSA DE LIM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602" table:style-name="ce44">
            <text:p>2806602</text:p>
          </table:table-cell>
          <table:table-cell office:value-type="string" table:style-name="ce44">
            <text:p>SANTO AMARO DAS BROTA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701" table:style-name="ce44">
            <text:p>2806701</text:p>
          </table:table-cell>
          <table:table-cell office:value-type="string" table:style-name="ce44">
            <text:p>SAO CRISTOVA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800" table:style-name="ce44">
            <text:p>2806800</text:p>
          </table:table-cell>
          <table:table-cell office:value-type="string" table:style-name="ce44">
            <text:p>SAO DOMINGO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6909" table:style-name="ce44">
            <text:p>2806909</text:p>
          </table:table-cell>
          <table:table-cell office:value-type="string" table:style-name="ce44">
            <text:p>SAO FRANCISC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7006" table:style-name="ce44">
            <text:p>2807006</text:p>
          </table:table-cell>
          <table:table-cell office:value-type="string" table:style-name="ce44">
            <text:p>SAO MIGUEL DO ALEIX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7105" table:style-name="ce44">
            <text:p>2807105</text:p>
          </table:table-cell>
          <table:table-cell office:value-type="string" table:style-name="ce44">
            <text:p>SIMAO DIAS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7204" table:style-name="ce44">
            <text:p>2807204</text:p>
          </table:table-cell>
          <table:table-cell office:value-type="string" table:style-name="ce44">
            <text:p>SIRIRI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7303" table:style-name="ce44">
            <text:p>2807303</text:p>
          </table:table-cell>
          <table:table-cell office:value-type="string" table:style-name="ce44">
            <text:p>TELH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7402" table:style-name="ce44">
            <text:p>2807402</text:p>
          </table:table-cell>
          <table:table-cell office:value-type="string" table:style-name="ce44">
            <text:p>TOBIAS BARRETO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7501" table:style-name="ce44">
            <text:p>2807501</text:p>
          </table:table-cell>
          <table:table-cell office:value-type="string" table:style-name="ce44">
            <text:p>TOMAR DO GERU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807600" table:style-name="ce44">
            <text:p>2807600</text:p>
          </table:table-cell>
          <table:table-cell office:value-type="string" table:style-name="ce44">
            <text:p>UMBAUBA</text:p>
          </table:table-cell>
          <table:table-cell office:value-type="string" table:style-name="ce44">
            <text:p>SE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108" table:style-name="ce44">
            <text:p>2900108</text:p>
          </table:table-cell>
          <table:table-cell office:value-type="string" table:style-name="ce44">
            <text:p>ABA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207" table:style-name="ce44">
            <text:p>2900207</text:p>
          </table:table-cell>
          <table:table-cell office:value-type="string" table:style-name="ce44">
            <text:p>ABAR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306" table:style-name="ce44">
            <text:p>2900306</text:p>
          </table:table-cell>
          <table:table-cell office:value-type="string" table:style-name="ce44">
            <text:p>ACAJUTI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355" table:style-name="ce44">
            <text:p>2900355</text:p>
          </table:table-cell>
          <table:table-cell office:value-type="string" table:style-name="ce44">
            <text:p>ADUSTI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405" table:style-name="ce44">
            <text:p>2900405</text:p>
          </table:table-cell>
          <table:table-cell office:value-type="string" table:style-name="ce44">
            <text:p>AGUA FR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504" table:style-name="ce44">
            <text:p>2900504</text:p>
          </table:table-cell>
          <table:table-cell office:value-type="string" table:style-name="ce44">
            <text:p>ERICO CARDOS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603" table:style-name="ce44">
            <text:p>2900603</text:p>
          </table:table-cell>
          <table:table-cell office:value-type="string" table:style-name="ce44">
            <text:p>AIQU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702" table:style-name="ce44">
            <text:p>2900702</text:p>
          </table:table-cell>
          <table:table-cell office:value-type="string" table:style-name="ce44">
            <text:p>ALAGOINH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801" table:style-name="ce44">
            <text:p>2900801</text:p>
          </table:table-cell>
          <table:table-cell office:value-type="string" table:style-name="ce44">
            <text:p>ALCOBA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0900" table:style-name="ce44">
            <text:p>2900900</text:p>
          </table:table-cell>
          <table:table-cell office:value-type="string" table:style-name="ce44">
            <text:p>ALMADI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007" table:style-name="ce44">
            <text:p>2901007</text:p>
          </table:table-cell>
          <table:table-cell office:value-type="string" table:style-name="ce44">
            <text:p>AMARGOS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106" table:style-name="ce44">
            <text:p>2901106</text:p>
          </table:table-cell>
          <table:table-cell office:value-type="string" table:style-name="ce44">
            <text:p>AMELIA RODRIGU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155" table:style-name="ce44">
            <text:p>2901155</text:p>
          </table:table-cell>
          <table:table-cell office:value-type="string" table:style-name="ce44">
            <text:p>AMERICA DOURA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205" table:style-name="ce44">
            <text:p>2901205</text:p>
          </table:table-cell>
          <table:table-cell office:value-type="string" table:style-name="ce44">
            <text:p>ANAG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304" table:style-name="ce44">
            <text:p>2901304</text:p>
          </table:table-cell>
          <table:table-cell office:value-type="string" table:style-name="ce44">
            <text:p>ANDARA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353" table:style-name="ce44">
            <text:p>2901353</text:p>
          </table:table-cell>
          <table:table-cell office:value-type="string" table:style-name="ce44">
            <text:p>ANDORINH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403" table:style-name="ce44">
            <text:p>2901403</text:p>
          </table:table-cell>
          <table:table-cell office:value-type="string" table:style-name="ce44">
            <text:p>ANGIC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502" table:style-name="ce44">
            <text:p>2901502</text:p>
          </table:table-cell>
          <table:table-cell office:value-type="string" table:style-name="ce44">
            <text:p>ANGUE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601" table:style-name="ce44">
            <text:p>2901601</text:p>
          </table:table-cell>
          <table:table-cell office:value-type="string" table:style-name="ce44">
            <text:p>ANT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700" table:style-name="ce44">
            <text:p>2901700</text:p>
          </table:table-cell>
          <table:table-cell office:value-type="string" table:style-name="ce44">
            <text:p>ANTONIO CARDOS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809" table:style-name="ce44">
            <text:p>2901809</text:p>
          </table:table-cell>
          <table:table-cell office:value-type="string" table:style-name="ce44">
            <text:p>ANTONIO GONCALV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908" table:style-name="ce44">
            <text:p>2901908</text:p>
          </table:table-cell>
          <table:table-cell office:value-type="string" table:style-name="ce44">
            <text:p>APO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1957" table:style-name="ce44">
            <text:p>2901957</text:p>
          </table:table-cell>
          <table:table-cell office:value-type="string" table:style-name="ce44">
            <text:p>APUAREM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005" table:style-name="ce44">
            <text:p>2902005</text:p>
          </table:table-cell>
          <table:table-cell office:value-type="string" table:style-name="ce44">
            <text:p>ARACAT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054" table:style-name="ce44">
            <text:p>2902054</text:p>
          </table:table-cell>
          <table:table-cell office:value-type="string" table:style-name="ce44">
            <text:p>ARAC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104" table:style-name="ce44">
            <text:p>2902104</text:p>
          </table:table-cell>
          <table:table-cell office:value-type="string" table:style-name="ce44">
            <text:p>ARAC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203" table:style-name="ce44">
            <text:p>2902203</text:p>
          </table:table-cell>
          <table:table-cell office:value-type="string" table:style-name="ce44">
            <text:p>ARAMAR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252" table:style-name="ce44">
            <text:p>2902252</text:p>
          </table:table-cell>
          <table:table-cell office:value-type="string" table:style-name="ce44">
            <text:p>ARATA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302" table:style-name="ce44">
            <text:p>2902302</text:p>
          </table:table-cell>
          <table:table-cell office:value-type="string" table:style-name="ce44">
            <text:p>ARATU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401" table:style-name="ce44">
            <text:p>2902401</text:p>
          </table:table-cell>
          <table:table-cell office:value-type="string" table:style-name="ce44">
            <text:p>AURELINO LE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500" table:style-name="ce44">
            <text:p>2902500</text:p>
          </table:table-cell>
          <table:table-cell office:value-type="string" table:style-name="ce44">
            <text:p>BAIANOPOL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609" table:style-name="ce44">
            <text:p>2902609</text:p>
          </table:table-cell>
          <table:table-cell office:value-type="string" table:style-name="ce44">
            <text:p>BAIXA GRAND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658" table:style-name="ce44">
            <text:p>2902658</text:p>
          </table:table-cell>
          <table:table-cell office:value-type="string" table:style-name="ce44">
            <text:p>BANZA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708" table:style-name="ce44">
            <text:p>2902708</text:p>
          </table:table-cell>
          <table:table-cell office:value-type="string" table:style-name="ce44">
            <text:p>BAR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807" table:style-name="ce44">
            <text:p>2902807</text:p>
          </table:table-cell>
          <table:table-cell office:value-type="string" table:style-name="ce44">
            <text:p>BARRA DA ESTIV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2906" table:style-name="ce44">
            <text:p>2902906</text:p>
          </table:table-cell>
          <table:table-cell office:value-type="string" table:style-name="ce44">
            <text:p>BARRA DO CHO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003" table:style-name="ce44">
            <text:p>2903003</text:p>
          </table:table-cell>
          <table:table-cell office:value-type="string" table:style-name="ce44">
            <text:p>BARRA DO MEND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102" table:style-name="ce44">
            <text:p>2903102</text:p>
          </table:table-cell>
          <table:table-cell office:value-type="string" table:style-name="ce44">
            <text:p>BARRA DO ROCH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201" table:style-name="ce44">
            <text:p>2903201</text:p>
          </table:table-cell>
          <table:table-cell office:value-type="string" table:style-name="ce44">
            <text:p>BARREIR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235" table:style-name="ce44">
            <text:p>2903235</text:p>
          </table:table-cell>
          <table:table-cell office:value-type="string" table:style-name="ce44">
            <text:p>BARRO AL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276" table:style-name="ce44">
            <text:p>2903276</text:p>
          </table:table-cell>
          <table:table-cell office:value-type="string" table:style-name="ce44">
            <text:p>BARROC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300" table:style-name="ce44">
            <text:p>2903300</text:p>
          </table:table-cell>
          <table:table-cell office:value-type="string" table:style-name="ce44">
            <text:p>GOVERNADOR LOMANTO JUNIOR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409" table:style-name="ce44">
            <text:p>2903409</text:p>
          </table:table-cell>
          <table:table-cell office:value-type="string" table:style-name="ce44">
            <text:p>BELMON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508" table:style-name="ce44">
            <text:p>2903508</text:p>
          </table:table-cell>
          <table:table-cell office:value-type="string" table:style-name="ce44">
            <text:p>BELO CAMP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607" table:style-name="ce44">
            <text:p>2903607</text:p>
          </table:table-cell>
          <table:table-cell office:value-type="string" table:style-name="ce44">
            <text:p>BIRITI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706" table:style-name="ce44">
            <text:p>2903706</text:p>
          </table:table-cell>
          <table:table-cell office:value-type="string" table:style-name="ce44">
            <text:p>BOA NOV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805" table:style-name="ce44">
            <text:p>2903805</text:p>
          </table:table-cell>
          <table:table-cell office:value-type="string" table:style-name="ce44">
            <text:p>BOA VISTA DO TUPI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904" table:style-name="ce44">
            <text:p>2903904</text:p>
          </table:table-cell>
          <table:table-cell office:value-type="string" table:style-name="ce44">
            <text:p>BOM JESUS DA LAP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3953" table:style-name="ce44">
            <text:p>2903953</text:p>
          </table:table-cell>
          <table:table-cell office:value-type="string" table:style-name="ce44">
            <text:p>BOM JESUS DA SER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001" table:style-name="ce44">
            <text:p>2904001</text:p>
          </table:table-cell>
          <table:table-cell office:value-type="string" table:style-name="ce44">
            <text:p>BONIN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050" table:style-name="ce44">
            <text:p>2904050</text:p>
          </table:table-cell>
          <table:table-cell office:value-type="string" table:style-name="ce44">
            <text:p>BONI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100" table:style-name="ce44">
            <text:p>2904100</text:p>
          </table:table-cell>
          <table:table-cell office:value-type="string" table:style-name="ce44">
            <text:p>BOQU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209" table:style-name="ce44">
            <text:p>2904209</text:p>
          </table:table-cell>
          <table:table-cell office:value-type="string" table:style-name="ce44">
            <text:p>BOTUPO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308" table:style-name="ce44">
            <text:p>2904308</text:p>
          </table:table-cell>
          <table:table-cell office:value-type="string" table:style-name="ce44">
            <text:p>BREJO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407" table:style-name="ce44">
            <text:p>2904407</text:p>
          </table:table-cell>
          <table:table-cell office:value-type="string" table:style-name="ce44">
            <text:p>BREJO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506" table:style-name="ce44">
            <text:p>2904506</text:p>
          </table:table-cell>
          <table:table-cell office:value-type="string" table:style-name="ce44">
            <text:p>BROTAS DE MACAUB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605" table:style-name="ce44">
            <text:p>2904605</text:p>
          </table:table-cell>
          <table:table-cell office:value-type="string" table:style-name="ce44">
            <text:p>BRUMAD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704" table:style-name="ce44">
            <text:p>2904704</text:p>
          </table:table-cell>
          <table:table-cell office:value-type="string" table:style-name="ce44">
            <text:p>BUERAREM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753" table:style-name="ce44">
            <text:p>2904753</text:p>
          </table:table-cell>
          <table:table-cell office:value-type="string" table:style-name="ce44">
            <text:p>BURITIRAM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803" table:style-name="ce44">
            <text:p>2904803</text:p>
          </table:table-cell>
          <table:table-cell office:value-type="string" table:style-name="ce44">
            <text:p>CAATI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852" table:style-name="ce44">
            <text:p>2904852</text:p>
          </table:table-cell>
          <table:table-cell office:value-type="string" table:style-name="ce44">
            <text:p>CABACEIRAS DO PARAGUA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4902" table:style-name="ce44">
            <text:p>2904902</text:p>
          </table:table-cell>
          <table:table-cell office:value-type="string" table:style-name="ce44">
            <text:p>CACHOE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008" table:style-name="ce44">
            <text:p>2905008</text:p>
          </table:table-cell>
          <table:table-cell office:value-type="string" table:style-name="ce44">
            <text:p>CACUL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107" table:style-name="ce44">
            <text:p>2905107</text:p>
          </table:table-cell>
          <table:table-cell office:value-type="string" table:style-name="ce44">
            <text:p>CAE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156" table:style-name="ce44">
            <text:p>2905156</text:p>
          </table:table-cell>
          <table:table-cell office:value-type="string" table:style-name="ce44">
            <text:p>CAETAN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206" table:style-name="ce44">
            <text:p>2905206</text:p>
          </table:table-cell>
          <table:table-cell office:value-type="string" table:style-name="ce44">
            <text:p>CAETI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305" table:style-name="ce44">
            <text:p>2905305</text:p>
          </table:table-cell>
          <table:table-cell office:value-type="string" table:style-name="ce44">
            <text:p>CAFARNAU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404" table:style-name="ce44">
            <text:p>2905404</text:p>
          </table:table-cell>
          <table:table-cell office:value-type="string" table:style-name="ce44">
            <text:p>CAIR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503" table:style-name="ce44">
            <text:p>2905503</text:p>
          </table:table-cell>
          <table:table-cell office:value-type="string" table:style-name="ce44">
            <text:p>CALDEIRAO GRAND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602" table:style-name="ce44">
            <text:p>2905602</text:p>
          </table:table-cell>
          <table:table-cell office:value-type="string" table:style-name="ce44">
            <text:p>CAMACAN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701" table:style-name="ce44">
            <text:p>2905701</text:p>
          </table:table-cell>
          <table:table-cell office:value-type="string" table:style-name="ce44">
            <text:p>CAMACAR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800" table:style-name="ce44">
            <text:p>2905800</text:p>
          </table:table-cell>
          <table:table-cell office:value-type="string" table:style-name="ce44">
            <text:p>CAMAM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5909" table:style-name="ce44">
            <text:p>2905909</text:p>
          </table:table-cell>
          <table:table-cell office:value-type="string" table:style-name="ce44">
            <text:p>CAMPO ALEGRE DE LOURD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006" table:style-name="ce44">
            <text:p>2906006</text:p>
          </table:table-cell>
          <table:table-cell office:value-type="string" table:style-name="ce44">
            <text:p>CAMPO FORMOS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105" table:style-name="ce44">
            <text:p>2906105</text:p>
          </table:table-cell>
          <table:table-cell office:value-type="string" table:style-name="ce44">
            <text:p>CANAPOL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204" table:style-name="ce44">
            <text:p>2906204</text:p>
          </table:table-cell>
          <table:table-cell office:value-type="string" table:style-name="ce44">
            <text:p>CANARA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303" table:style-name="ce44">
            <text:p>2906303</text:p>
          </table:table-cell>
          <table:table-cell office:value-type="string" table:style-name="ce44">
            <text:p>CANAVIEIR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402" table:style-name="ce44">
            <text:p>2906402</text:p>
          </table:table-cell>
          <table:table-cell office:value-type="string" table:style-name="ce44">
            <text:p>CANDE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501" table:style-name="ce44">
            <text:p>2906501</text:p>
          </table:table-cell>
          <table:table-cell office:value-type="string" table:style-name="ce44">
            <text:p>CANDEI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600" table:style-name="ce44">
            <text:p>2906600</text:p>
          </table:table-cell>
          <table:table-cell office:value-type="string" table:style-name="ce44">
            <text:p>CANDI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709" table:style-name="ce44">
            <text:p>2906709</text:p>
          </table:table-cell>
          <table:table-cell office:value-type="string" table:style-name="ce44">
            <text:p>CANDIDO SAL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808" table:style-name="ce44">
            <text:p>2906808</text:p>
          </table:table-cell>
          <table:table-cell office:value-type="string" table:style-name="ce44">
            <text:p>CANSANC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824" table:style-name="ce44">
            <text:p>2906824</text:p>
          </table:table-cell>
          <table:table-cell office:value-type="string" table:style-name="ce44">
            <text:p>CANUD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857" table:style-name="ce44">
            <text:p>2906857</text:p>
          </table:table-cell>
          <table:table-cell office:value-type="string" table:style-name="ce44">
            <text:p>CAPELA DO ALTO ALEGR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873" table:style-name="ce44">
            <text:p>2906873</text:p>
          </table:table-cell>
          <table:table-cell office:value-type="string" table:style-name="ce44">
            <text:p>CAPIM GROSS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899" table:style-name="ce44">
            <text:p>2906899</text:p>
          </table:table-cell>
          <table:table-cell office:value-type="string" table:style-name="ce44">
            <text:p>CARAIB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6907" table:style-name="ce44">
            <text:p>2906907</text:p>
          </table:table-cell>
          <table:table-cell office:value-type="string" table:style-name="ce44">
            <text:p>CARAVEL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004" table:style-name="ce44">
            <text:p>2907004</text:p>
          </table:table-cell>
          <table:table-cell office:value-type="string" table:style-name="ce44">
            <text:p>CARDEAL DA SILV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103" table:style-name="ce44">
            <text:p>2907103</text:p>
          </table:table-cell>
          <table:table-cell office:value-type="string" table:style-name="ce44">
            <text:p>CARINHANH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202" table:style-name="ce44">
            <text:p>2907202</text:p>
          </table:table-cell>
          <table:table-cell office:value-type="string" table:style-name="ce44">
            <text:p>CASA NOV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301" table:style-name="ce44">
            <text:p>2907301</text:p>
          </table:table-cell>
          <table:table-cell office:value-type="string" table:style-name="ce44">
            <text:p>CASTRO ALV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400" table:style-name="ce44">
            <text:p>2907400</text:p>
          </table:table-cell>
          <table:table-cell office:value-type="string" table:style-name="ce44">
            <text:p>CATO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509" table:style-name="ce44">
            <text:p>2907509</text:p>
          </table:table-cell>
          <table:table-cell office:value-type="string" table:style-name="ce44">
            <text:p>CAT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558" table:style-name="ce44">
            <text:p>2907558</text:p>
          </table:table-cell>
          <table:table-cell office:value-type="string" table:style-name="ce44">
            <text:p>CATURAM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608" table:style-name="ce44">
            <text:p>2907608</text:p>
          </table:table-cell>
          <table:table-cell office:value-type="string" table:style-name="ce44">
            <text:p>CENTR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707" table:style-name="ce44">
            <text:p>2907707</text:p>
          </table:table-cell>
          <table:table-cell office:value-type="string" table:style-name="ce44">
            <text:p>CHORROC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806" table:style-name="ce44">
            <text:p>2907806</text:p>
          </table:table-cell>
          <table:table-cell office:value-type="string" table:style-name="ce44">
            <text:p>CICERO DANT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7905" table:style-name="ce44">
            <text:p>2907905</text:p>
          </table:table-cell>
          <table:table-cell office:value-type="string" table:style-name="ce44">
            <text:p>CIP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002" table:style-name="ce44">
            <text:p>2908002</text:p>
          </table:table-cell>
          <table:table-cell office:value-type="string" table:style-name="ce44">
            <text:p>COARAC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101" table:style-name="ce44">
            <text:p>2908101</text:p>
          </table:table-cell>
          <table:table-cell office:value-type="string" table:style-name="ce44">
            <text:p>COC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200" table:style-name="ce44">
            <text:p>2908200</text:p>
          </table:table-cell>
          <table:table-cell office:value-type="string" table:style-name="ce44">
            <text:p>CONCEICAO DA FE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309" table:style-name="ce44">
            <text:p>2908309</text:p>
          </table:table-cell>
          <table:table-cell office:value-type="string" table:style-name="ce44">
            <text:p>CONCEICAO DO ALMEI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408" table:style-name="ce44">
            <text:p>2908408</text:p>
          </table:table-cell>
          <table:table-cell office:value-type="string" table:style-name="ce44">
            <text:p>CONCEICAO DO COI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507" table:style-name="ce44">
            <text:p>2908507</text:p>
          </table:table-cell>
          <table:table-cell office:value-type="string" table:style-name="ce44">
            <text:p>CONCEICAO DO JACU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606" table:style-name="ce44">
            <text:p>2908606</text:p>
          </table:table-cell>
          <table:table-cell office:value-type="string" table:style-name="ce44">
            <text:p>COND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705" table:style-name="ce44">
            <text:p>2908705</text:p>
          </table:table-cell>
          <table:table-cell office:value-type="string" table:style-name="ce44">
            <text:p>CONDEU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804" table:style-name="ce44">
            <text:p>2908804</text:p>
          </table:table-cell>
          <table:table-cell office:value-type="string" table:style-name="ce44">
            <text:p>CONTENDAS DO SINCO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8903" table:style-name="ce44">
            <text:p>2908903</text:p>
          </table:table-cell>
          <table:table-cell office:value-type="string" table:style-name="ce44">
            <text:p>CORACAO DE MAR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000" table:style-name="ce44">
            <text:p>2909000</text:p>
          </table:table-cell>
          <table:table-cell office:value-type="string" table:style-name="ce44">
            <text:p>CORDEIR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109" table:style-name="ce44">
            <text:p>2909109</text:p>
          </table:table-cell>
          <table:table-cell office:value-type="string" table:style-name="ce44">
            <text:p>CORIB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208" table:style-name="ce44">
            <text:p>2909208</text:p>
          </table:table-cell>
          <table:table-cell office:value-type="string" table:style-name="ce44">
            <text:p>CORONEL JOAO S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307" table:style-name="ce44">
            <text:p>2909307</text:p>
          </table:table-cell>
          <table:table-cell office:value-type="string" table:style-name="ce44">
            <text:p>CORRENTI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406" table:style-name="ce44">
            <text:p>2909406</text:p>
          </table:table-cell>
          <table:table-cell office:value-type="string" table:style-name="ce44">
            <text:p>COTEG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505" table:style-name="ce44">
            <text:p>2909505</text:p>
          </table:table-cell>
          <table:table-cell office:value-type="string" table:style-name="ce44">
            <text:p>CRAVO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604" table:style-name="ce44">
            <text:p>2909604</text:p>
          </table:table-cell>
          <table:table-cell office:value-type="string" table:style-name="ce44">
            <text:p>CRISOPOL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703" table:style-name="ce44">
            <text:p>2909703</text:p>
          </table:table-cell>
          <table:table-cell office:value-type="string" table:style-name="ce44">
            <text:p>CRISTOPOL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802" table:style-name="ce44">
            <text:p>2909802</text:p>
          </table:table-cell>
          <table:table-cell office:value-type="string" table:style-name="ce44">
            <text:p>CRUZ DAS ALM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09901" table:style-name="ce44">
            <text:p>2909901</text:p>
          </table:table-cell>
          <table:table-cell office:value-type="string" table:style-name="ce44">
            <text:p>CURA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008" table:style-name="ce44">
            <text:p>2910008</text:p>
          </table:table-cell>
          <table:table-cell office:value-type="string" table:style-name="ce44">
            <text:p>DARIO ME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057" table:style-name="ce44">
            <text:p>2910057</text:p>
          </table:table-cell>
          <table:table-cell office:value-type="string" table:style-name="ce44">
            <text:p>DIAS D´AVIL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107" table:style-name="ce44">
            <text:p>2910107</text:p>
          </table:table-cell>
          <table:table-cell office:value-type="string" table:style-name="ce44">
            <text:p>DOM BASILI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206" table:style-name="ce44">
            <text:p>2910206</text:p>
          </table:table-cell>
          <table:table-cell office:value-type="string" table:style-name="ce44">
            <text:p>DOM MACEDO COS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305" table:style-name="ce44">
            <text:p>2910305</text:p>
          </table:table-cell>
          <table:table-cell office:value-type="string" table:style-name="ce44">
            <text:p>ELISIO MEDRAD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404" table:style-name="ce44">
            <text:p>2910404</text:p>
          </table:table-cell>
          <table:table-cell office:value-type="string" table:style-name="ce44">
            <text:p>ENCRUZILHA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503" table:style-name="ce44">
            <text:p>2910503</text:p>
          </table:table-cell>
          <table:table-cell office:value-type="string" table:style-name="ce44">
            <text:p>ENTRE RI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602" table:style-name="ce44">
            <text:p>2910602</text:p>
          </table:table-cell>
          <table:table-cell office:value-type="string" table:style-name="ce44">
            <text:p>ESPLANA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701" table:style-name="ce44">
            <text:p>2910701</text:p>
          </table:table-cell>
          <table:table-cell office:value-type="string" table:style-name="ce44">
            <text:p>EUCLIDES DA CUNH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727" table:style-name="ce44">
            <text:p>2910727</text:p>
          </table:table-cell>
          <table:table-cell office:value-type="string" table:style-name="ce44">
            <text:p>EUNAPOL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750" table:style-name="ce44">
            <text:p>2910750</text:p>
          </table:table-cell>
          <table:table-cell office:value-type="string" table:style-name="ce44">
            <text:p>FATIM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776" table:style-name="ce44">
            <text:p>2910776</text:p>
          </table:table-cell>
          <table:table-cell office:value-type="string" table:style-name="ce44">
            <text:p>FEIRA DA MA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800" table:style-name="ce44">
            <text:p>2910800</text:p>
          </table:table-cell>
          <table:table-cell office:value-type="string" table:style-name="ce44">
            <text:p>FEIRA DE SANTA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859" table:style-name="ce44">
            <text:p>2910859</text:p>
          </table:table-cell>
          <table:table-cell office:value-type="string" table:style-name="ce44">
            <text:p>FILADELF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0909" table:style-name="ce44">
            <text:p>2910909</text:p>
          </table:table-cell>
          <table:table-cell office:value-type="string" table:style-name="ce44">
            <text:p>FIRMINO ALV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006" table:style-name="ce44">
            <text:p>2911006</text:p>
          </table:table-cell>
          <table:table-cell office:value-type="string" table:style-name="ce44">
            <text:p>FLORESTA AZU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105" table:style-name="ce44">
            <text:p>2911105</text:p>
          </table:table-cell>
          <table:table-cell office:value-type="string" table:style-name="ce44">
            <text:p>FORMOSA DO RIO PRE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204" table:style-name="ce44">
            <text:p>2911204</text:p>
          </table:table-cell>
          <table:table-cell office:value-type="string" table:style-name="ce44">
            <text:p>GAND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253" table:style-name="ce44">
            <text:p>2911253</text:p>
          </table:table-cell>
          <table:table-cell office:value-type="string" table:style-name="ce44">
            <text:p>GAVI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303" table:style-name="ce44">
            <text:p>2911303</text:p>
          </table:table-cell>
          <table:table-cell office:value-type="string" table:style-name="ce44">
            <text:p>GENTIO DO OU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402" table:style-name="ce44">
            <text:p>2911402</text:p>
          </table:table-cell>
          <table:table-cell office:value-type="string" table:style-name="ce44">
            <text:p>GLOR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501" table:style-name="ce44">
            <text:p>2911501</text:p>
          </table:table-cell>
          <table:table-cell office:value-type="string" table:style-name="ce44">
            <text:p>GONGOG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600" table:style-name="ce44">
            <text:p>2911600</text:p>
          </table:table-cell>
          <table:table-cell office:value-type="string" table:style-name="ce44">
            <text:p>GOVERNADOR MANGABE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659" table:style-name="ce44">
            <text:p>2911659</text:p>
          </table:table-cell>
          <table:table-cell office:value-type="string" table:style-name="ce44">
            <text:p>GUAJER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709" table:style-name="ce44">
            <text:p>2911709</text:p>
          </table:table-cell>
          <table:table-cell office:value-type="string" table:style-name="ce44">
            <text:p>GUANAMB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808" table:style-name="ce44">
            <text:p>2911808</text:p>
          </table:table-cell>
          <table:table-cell office:value-type="string" table:style-name="ce44">
            <text:p>GUARATI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857" table:style-name="ce44">
            <text:p>2911857</text:p>
          </table:table-cell>
          <table:table-cell office:value-type="string" table:style-name="ce44">
            <text:p>HELIOPOL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1907" table:style-name="ce44">
            <text:p>2911907</text:p>
          </table:table-cell>
          <table:table-cell office:value-type="string" table:style-name="ce44">
            <text:p>IA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004" table:style-name="ce44">
            <text:p>2912004</text:p>
          </table:table-cell>
          <table:table-cell office:value-type="string" table:style-name="ce44">
            <text:p>IBIASSUC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103" table:style-name="ce44">
            <text:p>2912103</text:p>
          </table:table-cell>
          <table:table-cell office:value-type="string" table:style-name="ce44">
            <text:p>IBICARA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202" table:style-name="ce44">
            <text:p>2912202</text:p>
          </table:table-cell>
          <table:table-cell office:value-type="string" table:style-name="ce44">
            <text:p>IBICO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301" table:style-name="ce44">
            <text:p>2912301</text:p>
          </table:table-cell>
          <table:table-cell office:value-type="string" table:style-name="ce44">
            <text:p>IBICU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400" table:style-name="ce44">
            <text:p>2912400</text:p>
          </table:table-cell>
          <table:table-cell office:value-type="string" table:style-name="ce44">
            <text:p>IBIPE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509" table:style-name="ce44">
            <text:p>2912509</text:p>
          </table:table-cell>
          <table:table-cell office:value-type="string" table:style-name="ce44">
            <text:p>IBIPITA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608" table:style-name="ce44">
            <text:p>2912608</text:p>
          </table:table-cell>
          <table:table-cell office:value-type="string" table:style-name="ce44">
            <text:p>IBIQUE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707" table:style-name="ce44">
            <text:p>2912707</text:p>
          </table:table-cell>
          <table:table-cell office:value-type="string" table:style-name="ce44">
            <text:p>IBIRAPITA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806" table:style-name="ce44">
            <text:p>2912806</text:p>
          </table:table-cell>
          <table:table-cell office:value-type="string" table:style-name="ce44">
            <text:p>IBIRAPU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2905" table:style-name="ce44">
            <text:p>2912905</text:p>
          </table:table-cell>
          <table:table-cell office:value-type="string" table:style-name="ce44">
            <text:p>IBIRATA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002" table:style-name="ce44">
            <text:p>2913002</text:p>
          </table:table-cell>
          <table:table-cell office:value-type="string" table:style-name="ce44">
            <text:p>IBITI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101" table:style-name="ce44">
            <text:p>2913101</text:p>
          </table:table-cell>
          <table:table-cell office:value-type="string" table:style-name="ce44">
            <text:p>IBITI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200" table:style-name="ce44">
            <text:p>2913200</text:p>
          </table:table-cell>
          <table:table-cell office:value-type="string" table:style-name="ce44">
            <text:p>IBOTIRAM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309" table:style-name="ce44">
            <text:p>2913309</text:p>
          </table:table-cell>
          <table:table-cell office:value-type="string" table:style-name="ce44">
            <text:p>ICH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408" table:style-name="ce44">
            <text:p>2913408</text:p>
          </table:table-cell>
          <table:table-cell office:value-type="string" table:style-name="ce44">
            <text:p>IGAPO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457" table:style-name="ce44">
            <text:p>2913457</text:p>
          </table:table-cell>
          <table:table-cell office:value-type="string" table:style-name="ce44">
            <text:p>IGRAPIU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507" table:style-name="ce44">
            <text:p>2913507</text:p>
          </table:table-cell>
          <table:table-cell office:value-type="string" table:style-name="ce44">
            <text:p>IGUA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606" table:style-name="ce44">
            <text:p>2913606</text:p>
          </table:table-cell>
          <table:table-cell office:value-type="string" table:style-name="ce44">
            <text:p>ILHEU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705" table:style-name="ce44">
            <text:p>2913705</text:p>
          </table:table-cell>
          <table:table-cell office:value-type="string" table:style-name="ce44">
            <text:p>INHAMBU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804" table:style-name="ce44">
            <text:p>2913804</text:p>
          </table:table-cell>
          <table:table-cell office:value-type="string" table:style-name="ce44">
            <text:p>IPECAE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3903" table:style-name="ce44">
            <text:p>2913903</text:p>
          </table:table-cell>
          <table:table-cell office:value-type="string" table:style-name="ce44">
            <text:p>IPIA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000" table:style-name="ce44">
            <text:p>2914000</text:p>
          </table:table-cell>
          <table:table-cell office:value-type="string" table:style-name="ce44">
            <text:p>IP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109" table:style-name="ce44">
            <text:p>2914109</text:p>
          </table:table-cell>
          <table:table-cell office:value-type="string" table:style-name="ce44">
            <text:p>IPUPI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208" table:style-name="ce44">
            <text:p>2914208</text:p>
          </table:table-cell>
          <table:table-cell office:value-type="string" table:style-name="ce44">
            <text:p>IRAJU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307" table:style-name="ce44">
            <text:p>2914307</text:p>
          </table:table-cell>
          <table:table-cell office:value-type="string" table:style-name="ce44">
            <text:p>IRAMA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406" table:style-name="ce44">
            <text:p>2914406</text:p>
          </table:table-cell>
          <table:table-cell office:value-type="string" table:style-name="ce44">
            <text:p>IRAQU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505" table:style-name="ce44">
            <text:p>2914505</text:p>
          </table:table-cell>
          <table:table-cell office:value-type="string" table:style-name="ce44">
            <text:p>IR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604" table:style-name="ce44">
            <text:p>2914604</text:p>
          </table:table-cell>
          <table:table-cell office:value-type="string" table:style-name="ce44">
            <text:p>IREC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653" table:style-name="ce44">
            <text:p>2914653</text:p>
          </table:table-cell>
          <table:table-cell office:value-type="string" table:style-name="ce44">
            <text:p>ITABEL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703" table:style-name="ce44">
            <text:p>2914703</text:p>
          </table:table-cell>
          <table:table-cell office:value-type="string" table:style-name="ce44">
            <text:p>ITABERA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802" table:style-name="ce44">
            <text:p>2914802</text:p>
          </table:table-cell>
          <table:table-cell office:value-type="string" table:style-name="ce44">
            <text:p>ITABU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4901" table:style-name="ce44">
            <text:p>2914901</text:p>
          </table:table-cell>
          <table:table-cell office:value-type="string" table:style-name="ce44">
            <text:p>ITACAR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007" table:style-name="ce44">
            <text:p>2915007</text:p>
          </table:table-cell>
          <table:table-cell office:value-type="string" table:style-name="ce44">
            <text:p>ITAE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106" table:style-name="ce44">
            <text:p>2915106</text:p>
          </table:table-cell>
          <table:table-cell office:value-type="string" table:style-name="ce44">
            <text:p>ITAG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205" table:style-name="ce44">
            <text:p>2915205</text:p>
          </table:table-cell>
          <table:table-cell office:value-type="string" table:style-name="ce44">
            <text:p>ITAGI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304" table:style-name="ce44">
            <text:p>2915304</text:p>
          </table:table-cell>
          <table:table-cell office:value-type="string" table:style-name="ce44">
            <text:p>ITAGIMIRI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353" table:style-name="ce44">
            <text:p>2915353</text:p>
          </table:table-cell>
          <table:table-cell office:value-type="string" table:style-name="ce44">
            <text:p>ITAGUACU DA BAH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403" table:style-name="ce44">
            <text:p>2915403</text:p>
          </table:table-cell>
          <table:table-cell office:value-type="string" table:style-name="ce44">
            <text:p>ITAJU DO COLON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502" table:style-name="ce44">
            <text:p>2915502</text:p>
          </table:table-cell>
          <table:table-cell office:value-type="string" table:style-name="ce44">
            <text:p>ITAJU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601" table:style-name="ce44">
            <text:p>2915601</text:p>
          </table:table-cell>
          <table:table-cell office:value-type="string" table:style-name="ce44">
            <text:p>ITAMARAJ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700" table:style-name="ce44">
            <text:p>2915700</text:p>
          </table:table-cell>
          <table:table-cell office:value-type="string" table:style-name="ce44">
            <text:p>ITAMAR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809" table:style-name="ce44">
            <text:p>2915809</text:p>
          </table:table-cell>
          <table:table-cell office:value-type="string" table:style-name="ce44">
            <text:p>ITAMB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5908" table:style-name="ce44">
            <text:p>2915908</text:p>
          </table:table-cell>
          <table:table-cell office:value-type="string" table:style-name="ce44">
            <text:p>ITANAG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005" table:style-name="ce44">
            <text:p>2916005</text:p>
          </table:table-cell>
          <table:table-cell office:value-type="string" table:style-name="ce44">
            <text:p>ITANHE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104" table:style-name="ce44">
            <text:p>2916104</text:p>
          </table:table-cell>
          <table:table-cell office:value-type="string" table:style-name="ce44">
            <text:p>ITAPARI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203" table:style-name="ce44">
            <text:p>2916203</text:p>
          </table:table-cell>
          <table:table-cell office:value-type="string" table:style-name="ce44">
            <text:p>ITA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302" table:style-name="ce44">
            <text:p>2916302</text:p>
          </table:table-cell>
          <table:table-cell office:value-type="string" table:style-name="ce44">
            <text:p>ITAPEB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401" table:style-name="ce44">
            <text:p>2916401</text:p>
          </table:table-cell>
          <table:table-cell office:value-type="string" table:style-name="ce44">
            <text:p>ITAPETI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500" table:style-name="ce44">
            <text:p>2916500</text:p>
          </table:table-cell>
          <table:table-cell office:value-type="string" table:style-name="ce44">
            <text:p>ITAPICUR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609" table:style-name="ce44">
            <text:p>2916609</text:p>
          </table:table-cell>
          <table:table-cell office:value-type="string" table:style-name="ce44">
            <text:p>ITAPITA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708" table:style-name="ce44">
            <text:p>2916708</text:p>
          </table:table-cell>
          <table:table-cell office:value-type="string" table:style-name="ce44">
            <text:p>ITAQU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807" table:style-name="ce44">
            <text:p>2916807</text:p>
          </table:table-cell>
          <table:table-cell office:value-type="string" table:style-name="ce44">
            <text:p>ITARANTI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856" table:style-name="ce44">
            <text:p>2916856</text:p>
          </table:table-cell>
          <table:table-cell office:value-type="string" table:style-name="ce44">
            <text:p>ITATI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6906" table:style-name="ce44">
            <text:p>2916906</text:p>
          </table:table-cell>
          <table:table-cell office:value-type="string" table:style-name="ce44">
            <text:p>ITIRU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003" table:style-name="ce44">
            <text:p>2917003</text:p>
          </table:table-cell>
          <table:table-cell office:value-type="string" table:style-name="ce44">
            <text:p>ITIU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102" table:style-name="ce44">
            <text:p>2917102</text:p>
          </table:table-cell>
          <table:table-cell office:value-type="string" table:style-name="ce44">
            <text:p>ITORO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201" table:style-name="ce44">
            <text:p>2917201</text:p>
          </table:table-cell>
          <table:table-cell office:value-type="string" table:style-name="ce44">
            <text:p>ITUA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300" table:style-name="ce44">
            <text:p>2917300</text:p>
          </table:table-cell>
          <table:table-cell office:value-type="string" table:style-name="ce44">
            <text:p>ITUBE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334" table:style-name="ce44">
            <text:p>2917334</text:p>
          </table:table-cell>
          <table:table-cell office:value-type="string" table:style-name="ce44">
            <text:p>IUI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359" table:style-name="ce44">
            <text:p>2917359</text:p>
          </table:table-cell>
          <table:table-cell office:value-type="string" table:style-name="ce44">
            <text:p>JABORAND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409" table:style-name="ce44">
            <text:p>2917409</text:p>
          </table:table-cell>
          <table:table-cell office:value-type="string" table:style-name="ce44">
            <text:p>JACARAC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508" table:style-name="ce44">
            <text:p>2917508</text:p>
          </table:table-cell>
          <table:table-cell office:value-type="string" table:style-name="ce44">
            <text:p>JACOBI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607" table:style-name="ce44">
            <text:p>2917607</text:p>
          </table:table-cell>
          <table:table-cell office:value-type="string" table:style-name="ce44">
            <text:p>JAGUAQU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706" table:style-name="ce44">
            <text:p>2917706</text:p>
          </table:table-cell>
          <table:table-cell office:value-type="string" table:style-name="ce44">
            <text:p>JAGUARAR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805" table:style-name="ce44">
            <text:p>2917805</text:p>
          </table:table-cell>
          <table:table-cell office:value-type="string" table:style-name="ce44">
            <text:p>JAGUAR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7904" table:style-name="ce44">
            <text:p>2917904</text:p>
          </table:table-cell>
          <table:table-cell office:value-type="string" table:style-name="ce44">
            <text:p>JANDA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001" table:style-name="ce44">
            <text:p>2918001</text:p>
          </table:table-cell>
          <table:table-cell office:value-type="string" table:style-name="ce44">
            <text:p>JEQUI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100" table:style-name="ce44">
            <text:p>2918100</text:p>
          </table:table-cell>
          <table:table-cell office:value-type="string" table:style-name="ce44">
            <text:p>JEREMOAB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209" table:style-name="ce44">
            <text:p>2918209</text:p>
          </table:table-cell>
          <table:table-cell office:value-type="string" table:style-name="ce44">
            <text:p>JIQUIRI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308" table:style-name="ce44">
            <text:p>2918308</text:p>
          </table:table-cell>
          <table:table-cell office:value-type="string" table:style-name="ce44">
            <text:p>JITAU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357" table:style-name="ce44">
            <text:p>2918357</text:p>
          </table:table-cell>
          <table:table-cell office:value-type="string" table:style-name="ce44">
            <text:p>JOAO DOURAD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407" table:style-name="ce44">
            <text:p>2918407</text:p>
          </table:table-cell>
          <table:table-cell office:value-type="string" table:style-name="ce44">
            <text:p>JUAZEI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456" table:style-name="ce44">
            <text:p>2918456</text:p>
          </table:table-cell>
          <table:table-cell office:value-type="string" table:style-name="ce44">
            <text:p>JUCURU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506" table:style-name="ce44">
            <text:p>2918506</text:p>
          </table:table-cell>
          <table:table-cell office:value-type="string" table:style-name="ce44">
            <text:p>JUSS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555" table:style-name="ce44">
            <text:p>2918555</text:p>
          </table:table-cell>
          <table:table-cell office:value-type="string" table:style-name="ce44">
            <text:p>JUSSAR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605" table:style-name="ce44">
            <text:p>2918605</text:p>
          </table:table-cell>
          <table:table-cell office:value-type="string" table:style-name="ce44">
            <text:p>JUSSIA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704" table:style-name="ce44">
            <text:p>2918704</text:p>
          </table:table-cell>
          <table:table-cell office:value-type="string" table:style-name="ce44">
            <text:p>LAFAIETE COUTIN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753" table:style-name="ce44">
            <text:p>2918753</text:p>
          </table:table-cell>
          <table:table-cell office:value-type="string" table:style-name="ce44">
            <text:p>LAGOA RE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803" table:style-name="ce44">
            <text:p>2918803</text:p>
          </table:table-cell>
          <table:table-cell office:value-type="string" table:style-name="ce44">
            <text:p>LAJ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8902" table:style-name="ce44">
            <text:p>2918902</text:p>
          </table:table-cell>
          <table:table-cell office:value-type="string" table:style-name="ce44">
            <text:p>LAJED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009" table:style-name="ce44">
            <text:p>2919009</text:p>
          </table:table-cell>
          <table:table-cell office:value-type="string" table:style-name="ce44">
            <text:p>LAJEDIN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058" table:style-name="ce44">
            <text:p>2919058</text:p>
          </table:table-cell>
          <table:table-cell office:value-type="string" table:style-name="ce44">
            <text:p>LAJEDO DO TABOC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108" table:style-name="ce44">
            <text:p>2919108</text:p>
          </table:table-cell>
          <table:table-cell office:value-type="string" table:style-name="ce44">
            <text:p>LAMAR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157" table:style-name="ce44">
            <text:p>2919157</text:p>
          </table:table-cell>
          <table:table-cell office:value-type="string" table:style-name="ce44">
            <text:p>LAP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207" table:style-name="ce44">
            <text:p>2919207</text:p>
          </table:table-cell>
          <table:table-cell office:value-type="string" table:style-name="ce44">
            <text:p>LAURO DE FREIT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306" table:style-name="ce44">
            <text:p>2919306</text:p>
          </table:table-cell>
          <table:table-cell office:value-type="string" table:style-name="ce44">
            <text:p>LENCO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405" table:style-name="ce44">
            <text:p>2919405</text:p>
          </table:table-cell>
          <table:table-cell office:value-type="string" table:style-name="ce44">
            <text:p>LICINIO DE ALMEI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504" table:style-name="ce44">
            <text:p>2919504</text:p>
          </table:table-cell>
          <table:table-cell office:value-type="string" table:style-name="ce44">
            <text:p>LIVRAMENTO DE NOSSA SENHO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553" table:style-name="ce44">
            <text:p>2919553</text:p>
          </table:table-cell>
          <table:table-cell office:value-type="string" table:style-name="ce44">
            <text:p>LUIS EDUARDO MAGALHA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603" table:style-name="ce44">
            <text:p>2919603</text:p>
          </table:table-cell>
          <table:table-cell office:value-type="string" table:style-name="ce44">
            <text:p>MACAJU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702" table:style-name="ce44">
            <text:p>2919702</text:p>
          </table:table-cell>
          <table:table-cell office:value-type="string" table:style-name="ce44">
            <text:p>MACARAN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801" table:style-name="ce44">
            <text:p>2919801</text:p>
          </table:table-cell>
          <table:table-cell office:value-type="string" table:style-name="ce44">
            <text:p>MACAUB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900" table:style-name="ce44">
            <text:p>2919900</text:p>
          </table:table-cell>
          <table:table-cell office:value-type="string" table:style-name="ce44">
            <text:p>MACURUR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926" table:style-name="ce44">
            <text:p>2919926</text:p>
          </table:table-cell>
          <table:table-cell office:value-type="string" table:style-name="ce44">
            <text:p>MADRE DE DEU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19959" table:style-name="ce44">
            <text:p>2919959</text:p>
          </table:table-cell>
          <table:table-cell office:value-type="string" table:style-name="ce44">
            <text:p>MAETI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007" table:style-name="ce44">
            <text:p>2920007</text:p>
          </table:table-cell>
          <table:table-cell office:value-type="string" table:style-name="ce44">
            <text:p>MAIQUINIQU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106" table:style-name="ce44">
            <text:p>2920106</text:p>
          </table:table-cell>
          <table:table-cell office:value-type="string" table:style-name="ce44">
            <text:p>MAIR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205" table:style-name="ce44">
            <text:p>2920205</text:p>
          </table:table-cell>
          <table:table-cell office:value-type="string" table:style-name="ce44">
            <text:p>MALHA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304" table:style-name="ce44">
            <text:p>2920304</text:p>
          </table:table-cell>
          <table:table-cell office:value-type="string" table:style-name="ce44">
            <text:p>MALHADA DE PEDR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403" table:style-name="ce44">
            <text:p>2920403</text:p>
          </table:table-cell>
          <table:table-cell office:value-type="string" table:style-name="ce44">
            <text:p>MANOEL VITORIN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452" table:style-name="ce44">
            <text:p>2920452</text:p>
          </table:table-cell>
          <table:table-cell office:value-type="string" table:style-name="ce44">
            <text:p>MANSID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502" table:style-name="ce44">
            <text:p>2920502</text:p>
          </table:table-cell>
          <table:table-cell office:value-type="string" table:style-name="ce44">
            <text:p>MARAC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601" table:style-name="ce44">
            <text:p>2920601</text:p>
          </table:table-cell>
          <table:table-cell office:value-type="string" table:style-name="ce44">
            <text:p>MARAGOG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700" table:style-name="ce44">
            <text:p>2920700</text:p>
          </table:table-cell>
          <table:table-cell office:value-type="string" table:style-name="ce44">
            <text:p>MARA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809" table:style-name="ce44">
            <text:p>2920809</text:p>
          </table:table-cell>
          <table:table-cell office:value-type="string" table:style-name="ce44">
            <text:p>MARCIONILIO SOUZ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0908" table:style-name="ce44">
            <text:p>2920908</text:p>
          </table:table-cell>
          <table:table-cell office:value-type="string" table:style-name="ce44">
            <text:p>MASCO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005" table:style-name="ce44">
            <text:p>2921005</text:p>
          </table:table-cell>
          <table:table-cell office:value-type="string" table:style-name="ce44">
            <text:p>MATA DE SAO JO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054" table:style-name="ce44">
            <text:p>2921054</text:p>
          </table:table-cell>
          <table:table-cell office:value-type="string" table:style-name="ce44">
            <text:p>MATI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104" table:style-name="ce44">
            <text:p>2921104</text:p>
          </table:table-cell>
          <table:table-cell office:value-type="string" table:style-name="ce44">
            <text:p>MEDEIROS NE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203" table:style-name="ce44">
            <text:p>2921203</text:p>
          </table:table-cell>
          <table:table-cell office:value-type="string" table:style-name="ce44">
            <text:p>MIGUEL CALMON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302" table:style-name="ce44">
            <text:p>2921302</text:p>
          </table:table-cell>
          <table:table-cell office:value-type="string" table:style-name="ce44">
            <text:p>MILAGR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401" table:style-name="ce44">
            <text:p>2921401</text:p>
          </table:table-cell>
          <table:table-cell office:value-type="string" table:style-name="ce44">
            <text:p>MIRANGA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450" table:style-name="ce44">
            <text:p>2921450</text:p>
          </table:table-cell>
          <table:table-cell office:value-type="string" table:style-name="ce44">
            <text:p>MIRAN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500" table:style-name="ce44">
            <text:p>2921500</text:p>
          </table:table-cell>
          <table:table-cell office:value-type="string" table:style-name="ce44">
            <text:p>MONTE SAN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609" table:style-name="ce44">
            <text:p>2921609</text:p>
          </table:table-cell>
          <table:table-cell office:value-type="string" table:style-name="ce44">
            <text:p>MORP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708" table:style-name="ce44">
            <text:p>2921708</text:p>
          </table:table-cell>
          <table:table-cell office:value-type="string" table:style-name="ce44">
            <text:p>MORRO DO CHAPE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807" table:style-name="ce44">
            <text:p>2921807</text:p>
          </table:table-cell>
          <table:table-cell office:value-type="string" table:style-name="ce44">
            <text:p>MORTUGA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1906" table:style-name="ce44">
            <text:p>2921906</text:p>
          </table:table-cell>
          <table:table-cell office:value-type="string" table:style-name="ce44">
            <text:p>MUCUG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003" table:style-name="ce44">
            <text:p>2922003</text:p>
          </table:table-cell>
          <table:table-cell office:value-type="string" table:style-name="ce44">
            <text:p>MUCUR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052" table:style-name="ce44">
            <text:p>2922052</text:p>
          </table:table-cell>
          <table:table-cell office:value-type="string" table:style-name="ce44">
            <text:p>MULUNGU DO MOR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102" table:style-name="ce44">
            <text:p>2922102</text:p>
          </table:table-cell>
          <table:table-cell office:value-type="string" table:style-name="ce44">
            <text:p>MUNDO NOV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201" table:style-name="ce44">
            <text:p>2922201</text:p>
          </table:table-cell>
          <table:table-cell office:value-type="string" table:style-name="ce44">
            <text:p>MUNIZ FERRE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250" table:style-name="ce44">
            <text:p>2922250</text:p>
          </table:table-cell>
          <table:table-cell office:value-type="string" table:style-name="ce44">
            <text:p>MUQUEM DE SAO FRANCISC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300" table:style-name="ce44">
            <text:p>2922300</text:p>
          </table:table-cell>
          <table:table-cell office:value-type="string" table:style-name="ce44">
            <text:p>MURITI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409" table:style-name="ce44">
            <text:p>2922409</text:p>
          </table:table-cell>
          <table:table-cell office:value-type="string" table:style-name="ce44">
            <text:p>MUTU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508" table:style-name="ce44">
            <text:p>2922508</text:p>
          </table:table-cell>
          <table:table-cell office:value-type="string" table:style-name="ce44">
            <text:p>NAZAR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607" table:style-name="ce44">
            <text:p>2922607</text:p>
          </table:table-cell>
          <table:table-cell office:value-type="string" table:style-name="ce44">
            <text:p>NILO PECANH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656" table:style-name="ce44">
            <text:p>2922656</text:p>
          </table:table-cell>
          <table:table-cell office:value-type="string" table:style-name="ce44">
            <text:p>NORDESTI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706" table:style-name="ce44">
            <text:p>2922706</text:p>
          </table:table-cell>
          <table:table-cell office:value-type="string" table:style-name="ce44">
            <text:p>NOVA CANA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730" table:style-name="ce44">
            <text:p>2922730</text:p>
          </table:table-cell>
          <table:table-cell office:value-type="string" table:style-name="ce44">
            <text:p>NOVA FATIM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755" table:style-name="ce44">
            <text:p>2922755</text:p>
          </table:table-cell>
          <table:table-cell office:value-type="string" table:style-name="ce44">
            <text:p>NOVA IB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805" table:style-name="ce44">
            <text:p>2922805</text:p>
          </table:table-cell>
          <table:table-cell office:value-type="string" table:style-name="ce44">
            <text:p>NOVA ITARA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854" table:style-name="ce44">
            <text:p>2922854</text:p>
          </table:table-cell>
          <table:table-cell office:value-type="string" table:style-name="ce44">
            <text:p>NOVA REDENC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2904" table:style-name="ce44">
            <text:p>2922904</text:p>
          </table:table-cell>
          <table:table-cell office:value-type="string" table:style-name="ce44">
            <text:p>NOVA SOUR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001" table:style-name="ce44">
            <text:p>2923001</text:p>
          </table:table-cell>
          <table:table-cell office:value-type="string" table:style-name="ce44">
            <text:p>NOVA VICOS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035" table:style-name="ce44">
            <text:p>2923035</text:p>
          </table:table-cell>
          <table:table-cell office:value-type="string" table:style-name="ce44">
            <text:p>NOVO HORIZON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050" table:style-name="ce44">
            <text:p>2923050</text:p>
          </table:table-cell>
          <table:table-cell office:value-type="string" table:style-name="ce44">
            <text:p>NOVO TRIUNF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100" table:style-name="ce44">
            <text:p>2923100</text:p>
          </table:table-cell>
          <table:table-cell office:value-type="string" table:style-name="ce44">
            <text:p>OLINDI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209" table:style-name="ce44">
            <text:p>2923209</text:p>
          </table:table-cell>
          <table:table-cell office:value-type="string" table:style-name="ce44">
            <text:p>OLIVEIRA DO BREJINH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308" table:style-name="ce44">
            <text:p>2923308</text:p>
          </table:table-cell>
          <table:table-cell office:value-type="string" table:style-name="ce44">
            <text:p>OURICANG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357" table:style-name="ce44">
            <text:p>2923357</text:p>
          </table:table-cell>
          <table:table-cell office:value-type="string" table:style-name="ce44">
            <text:p>OURO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407" table:style-name="ce44">
            <text:p>2923407</text:p>
          </table:table-cell>
          <table:table-cell office:value-type="string" table:style-name="ce44">
            <text:p>PALMAS DE MONTE AL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506" table:style-name="ce44">
            <text:p>2923506</text:p>
          </table:table-cell>
          <table:table-cell office:value-type="string" table:style-name="ce44">
            <text:p>PALMEIR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605" table:style-name="ce44">
            <text:p>2923605</text:p>
          </table:table-cell>
          <table:table-cell office:value-type="string" table:style-name="ce44">
            <text:p>PARAMIRI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704" table:style-name="ce44">
            <text:p>2923704</text:p>
          </table:table-cell>
          <table:table-cell office:value-type="string" table:style-name="ce44">
            <text:p>PARATI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803" table:style-name="ce44">
            <text:p>2923803</text:p>
          </table:table-cell>
          <table:table-cell office:value-type="string" table:style-name="ce44">
            <text:p>PARIPIRA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3902" table:style-name="ce44">
            <text:p>2923902</text:p>
          </table:table-cell>
          <table:table-cell office:value-type="string" table:style-name="ce44">
            <text:p>PAU BRASI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009" table:style-name="ce44">
            <text:p>2924009</text:p>
          </table:table-cell>
          <table:table-cell office:value-type="string" table:style-name="ce44">
            <text:p>PAULO AFONS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058" table:style-name="ce44">
            <text:p>2924058</text:p>
          </table:table-cell>
          <table:table-cell office:value-type="string" table:style-name="ce44">
            <text:p>PE DE SER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108" table:style-name="ce44">
            <text:p>2924108</text:p>
          </table:table-cell>
          <table:table-cell office:value-type="string" table:style-name="ce44">
            <text:p>PEDR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207" table:style-name="ce44">
            <text:p>2924207</text:p>
          </table:table-cell>
          <table:table-cell office:value-type="string" table:style-name="ce44">
            <text:p>PEDRO ALEXANDR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306" table:style-name="ce44">
            <text:p>2924306</text:p>
          </table:table-cell>
          <table:table-cell office:value-type="string" table:style-name="ce44">
            <text:p>PIA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405" table:style-name="ce44">
            <text:p>2924405</text:p>
          </table:table-cell>
          <table:table-cell office:value-type="string" table:style-name="ce44">
            <text:p>PILAO ARCAD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504" table:style-name="ce44">
            <text:p>2924504</text:p>
          </table:table-cell>
          <table:table-cell office:value-type="string" table:style-name="ce44">
            <text:p>PINDA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603" table:style-name="ce44">
            <text:p>2924603</text:p>
          </table:table-cell>
          <table:table-cell office:value-type="string" table:style-name="ce44">
            <text:p>PINDOBA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652" table:style-name="ce44">
            <text:p>2924652</text:p>
          </table:table-cell>
          <table:table-cell office:value-type="string" table:style-name="ce44">
            <text:p>PINTAD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678" table:style-name="ce44">
            <text:p>2924678</text:p>
          </table:table-cell>
          <table:table-cell office:value-type="string" table:style-name="ce44">
            <text:p>PIRAI DO NOR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702" table:style-name="ce44">
            <text:p>2924702</text:p>
          </table:table-cell>
          <table:table-cell office:value-type="string" table:style-name="ce44">
            <text:p>PIRIP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801" table:style-name="ce44">
            <text:p>2924801</text:p>
          </table:table-cell>
          <table:table-cell office:value-type="string" table:style-name="ce44">
            <text:p>PIRITI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4900" table:style-name="ce44">
            <text:p>2924900</text:p>
          </table:table-cell>
          <table:table-cell office:value-type="string" table:style-name="ce44">
            <text:p>PLANALTIN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006" table:style-name="ce44">
            <text:p>2925006</text:p>
          </table:table-cell>
          <table:table-cell office:value-type="string" table:style-name="ce44">
            <text:p>PLANAL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105" table:style-name="ce44">
            <text:p>2925105</text:p>
          </table:table-cell>
          <table:table-cell office:value-type="string" table:style-name="ce44">
            <text:p>POCO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204" table:style-name="ce44">
            <text:p>2925204</text:p>
          </table:table-cell>
          <table:table-cell office:value-type="string" table:style-name="ce44">
            <text:p>POJU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253" table:style-name="ce44">
            <text:p>2925253</text:p>
          </table:table-cell>
          <table:table-cell office:value-type="string" table:style-name="ce44">
            <text:p>PONTO NOV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303" table:style-name="ce44">
            <text:p>2925303</text:p>
          </table:table-cell>
          <table:table-cell office:value-type="string" table:style-name="ce44">
            <text:p>PORTO SEGU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402" table:style-name="ce44">
            <text:p>2925402</text:p>
          </table:table-cell>
          <table:table-cell office:value-type="string" table:style-name="ce44">
            <text:p>POTIRAGU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501" table:style-name="ce44">
            <text:p>2925501</text:p>
          </table:table-cell>
          <table:table-cell office:value-type="string" table:style-name="ce44">
            <text:p>PRAD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600" table:style-name="ce44">
            <text:p>2925600</text:p>
          </table:table-cell>
          <table:table-cell office:value-type="string" table:style-name="ce44">
            <text:p>PRESIDENTE DUT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709" table:style-name="ce44">
            <text:p>2925709</text:p>
          </table:table-cell>
          <table:table-cell office:value-type="string" table:style-name="ce44">
            <text:p>PRESIDENTE JANIO QUADR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758" table:style-name="ce44">
            <text:p>2925758</text:p>
          </table:table-cell>
          <table:table-cell office:value-type="string" table:style-name="ce44">
            <text:p>PRESIDENTE TANCREDO NEV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808" table:style-name="ce44">
            <text:p>2925808</text:p>
          </table:table-cell>
          <table:table-cell office:value-type="string" table:style-name="ce44">
            <text:p>QUEIMAD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907" table:style-name="ce44">
            <text:p>2925907</text:p>
          </table:table-cell>
          <table:table-cell office:value-type="string" table:style-name="ce44">
            <text:p>QUIJINGU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931" table:style-name="ce44">
            <text:p>2925931</text:p>
          </table:table-cell>
          <table:table-cell office:value-type="string" table:style-name="ce44">
            <text:p>QUIXABE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5956" table:style-name="ce44">
            <text:p>2925956</text:p>
          </table:table-cell>
          <table:table-cell office:value-type="string" table:style-name="ce44">
            <text:p>RAFAEL JAMBEI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004" table:style-name="ce44">
            <text:p>2926004</text:p>
          </table:table-cell>
          <table:table-cell office:value-type="string" table:style-name="ce44">
            <text:p>REMANS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103" table:style-name="ce44">
            <text:p>2926103</text:p>
          </table:table-cell>
          <table:table-cell office:value-type="string" table:style-name="ce44">
            <text:p>RETIRO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202" table:style-name="ce44">
            <text:p>2926202</text:p>
          </table:table-cell>
          <table:table-cell office:value-type="string" table:style-name="ce44">
            <text:p>RIACHAO DAS NEV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301" table:style-name="ce44">
            <text:p>2926301</text:p>
          </table:table-cell>
          <table:table-cell office:value-type="string" table:style-name="ce44">
            <text:p>RIACHAO DO JACU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400" table:style-name="ce44">
            <text:p>2926400</text:p>
          </table:table-cell>
          <table:table-cell office:value-type="string" table:style-name="ce44">
            <text:p>RIACHO DE SANTA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509" table:style-name="ce44">
            <text:p>2926509</text:p>
          </table:table-cell>
          <table:table-cell office:value-type="string" table:style-name="ce44">
            <text:p>RIBEIRA DO AMPA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608" table:style-name="ce44">
            <text:p>2926608</text:p>
          </table:table-cell>
          <table:table-cell office:value-type="string" table:style-name="ce44">
            <text:p>RIBEIRA DO POMB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657" table:style-name="ce44">
            <text:p>2926657</text:p>
          </table:table-cell>
          <table:table-cell office:value-type="string" table:style-name="ce44">
            <text:p>RIBEIRAO DO LARG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707" table:style-name="ce44">
            <text:p>2926707</text:p>
          </table:table-cell>
          <table:table-cell office:value-type="string" table:style-name="ce44">
            <text:p>RIO DE CONT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806" table:style-name="ce44">
            <text:p>2926806</text:p>
          </table:table-cell>
          <table:table-cell office:value-type="string" table:style-name="ce44">
            <text:p>RIO DO ANTONI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6905" table:style-name="ce44">
            <text:p>2926905</text:p>
          </table:table-cell>
          <table:table-cell office:value-type="string" table:style-name="ce44">
            <text:p>RIO DO PIR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002" table:style-name="ce44">
            <text:p>2927002</text:p>
          </table:table-cell>
          <table:table-cell office:value-type="string" table:style-name="ce44">
            <text:p>RIO RE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101" table:style-name="ce44">
            <text:p>2927101</text:p>
          </table:table-cell>
          <table:table-cell office:value-type="string" table:style-name="ce44">
            <text:p>RODEL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200" table:style-name="ce44">
            <text:p>2927200</text:p>
          </table:table-cell>
          <table:table-cell office:value-type="string" table:style-name="ce44">
            <text:p>RUY BARBOS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309" table:style-name="ce44">
            <text:p>2927309</text:p>
          </table:table-cell>
          <table:table-cell office:value-type="string" table:style-name="ce44">
            <text:p>SALINAS DA MARGARI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408" table:style-name="ce44">
            <text:p>2927408</text:p>
          </table:table-cell>
          <table:table-cell office:value-type="string" table:style-name="ce44">
            <text:p>SALVADOR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507" table:style-name="ce44">
            <text:p>2927507</text:p>
          </table:table-cell>
          <table:table-cell office:value-type="string" table:style-name="ce44">
            <text:p>SANTA BARB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606" table:style-name="ce44">
            <text:p>2927606</text:p>
          </table:table-cell>
          <table:table-cell office:value-type="string" table:style-name="ce44">
            <text:p>SANTA BRIGI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705" table:style-name="ce44">
            <text:p>2927705</text:p>
          </table:table-cell>
          <table:table-cell office:value-type="string" table:style-name="ce44">
            <text:p>SANTA CRUZ CABRAL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804" table:style-name="ce44">
            <text:p>2927804</text:p>
          </table:table-cell>
          <table:table-cell office:value-type="string" table:style-name="ce44">
            <text:p>SANTA CRUZ DA VITOR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7903" table:style-name="ce44">
            <text:p>2927903</text:p>
          </table:table-cell>
          <table:table-cell office:value-type="string" table:style-name="ce44">
            <text:p>SANTA IN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000" table:style-name="ce44">
            <text:p>2928000</text:p>
          </table:table-cell>
          <table:table-cell office:value-type="string" table:style-name="ce44">
            <text:p>SANTALUZ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059" table:style-name="ce44">
            <text:p>2928059</text:p>
          </table:table-cell>
          <table:table-cell office:value-type="string" table:style-name="ce44">
            <text:p>SANTA LUZ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109" table:style-name="ce44">
            <text:p>2928109</text:p>
          </table:table-cell>
          <table:table-cell office:value-type="string" table:style-name="ce44">
            <text:p>SANTA MARIA DA VITOR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208" table:style-name="ce44">
            <text:p>2928208</text:p>
          </table:table-cell>
          <table:table-cell office:value-type="string" table:style-name="ce44">
            <text:p>SANTA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307" table:style-name="ce44">
            <text:p>2928307</text:p>
          </table:table-cell>
          <table:table-cell office:value-type="string" table:style-name="ce44">
            <text:p>SANTANOPOLI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406" table:style-name="ce44">
            <text:p>2928406</text:p>
          </table:table-cell>
          <table:table-cell office:value-type="string" table:style-name="ce44">
            <text:p>SANTA RITA DE CASS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505" table:style-name="ce44">
            <text:p>2928505</text:p>
          </table:table-cell>
          <table:table-cell office:value-type="string" table:style-name="ce44">
            <text:p>SANTA TERESINH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604" table:style-name="ce44">
            <text:p>2928604</text:p>
          </table:table-cell>
          <table:table-cell office:value-type="string" table:style-name="ce44">
            <text:p>SANTO AMAR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703" table:style-name="ce44">
            <text:p>2928703</text:p>
          </table:table-cell>
          <table:table-cell office:value-type="string" table:style-name="ce44">
            <text:p>SANTO ANTONIO DE JESU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802" table:style-name="ce44">
            <text:p>2928802</text:p>
          </table:table-cell>
          <table:table-cell office:value-type="string" table:style-name="ce44">
            <text:p>SANTO ESTEVA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901" table:style-name="ce44">
            <text:p>2928901</text:p>
          </table:table-cell>
          <table:table-cell office:value-type="string" table:style-name="ce44">
            <text:p>SAO DESIDERI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8950" table:style-name="ce44">
            <text:p>2928950</text:p>
          </table:table-cell>
          <table:table-cell office:value-type="string" table:style-name="ce44">
            <text:p>SAO DOMING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008" table:style-name="ce44">
            <text:p>2929008</text:p>
          </table:table-cell>
          <table:table-cell office:value-type="string" table:style-name="ce44">
            <text:p>SAO FELIX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057" table:style-name="ce44">
            <text:p>2929057</text:p>
          </table:table-cell>
          <table:table-cell office:value-type="string" table:style-name="ce44">
            <text:p>SAO FELIX DO CORIB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107" table:style-name="ce44">
            <text:p>2929107</text:p>
          </table:table-cell>
          <table:table-cell office:value-type="string" table:style-name="ce44">
            <text:p>SAO FEL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206" table:style-name="ce44">
            <text:p>2929206</text:p>
          </table:table-cell>
          <table:table-cell office:value-type="string" table:style-name="ce44">
            <text:p>SAO FRANCISCO DO COND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255" table:style-name="ce44">
            <text:p>2929255</text:p>
          </table:table-cell>
          <table:table-cell office:value-type="string" table:style-name="ce44">
            <text:p>SAO GABRIE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305" table:style-name="ce44">
            <text:p>2929305</text:p>
          </table:table-cell>
          <table:table-cell office:value-type="string" table:style-name="ce44">
            <text:p>SAO GONCALO DO CAMPO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354" table:style-name="ce44">
            <text:p>2929354</text:p>
          </table:table-cell>
          <table:table-cell office:value-type="string" table:style-name="ce44">
            <text:p>SAO JOSE DA VITOR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370" table:style-name="ce44">
            <text:p>2929370</text:p>
          </table:table-cell>
          <table:table-cell office:value-type="string" table:style-name="ce44">
            <text:p>SAO JOSE DO JACUIP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404" table:style-name="ce44">
            <text:p>2929404</text:p>
          </table:table-cell>
          <table:table-cell office:value-type="string" table:style-name="ce44">
            <text:p>SAO MIGUEL DAS MAT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503" table:style-name="ce44">
            <text:p>2929503</text:p>
          </table:table-cell>
          <table:table-cell office:value-type="string" table:style-name="ce44">
            <text:p>SAO SEBASTIAO DO PASS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602" table:style-name="ce44">
            <text:p>2929602</text:p>
          </table:table-cell>
          <table:table-cell office:value-type="string" table:style-name="ce44">
            <text:p>SAPEA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701" table:style-name="ce44">
            <text:p>2929701</text:p>
          </table:table-cell>
          <table:table-cell office:value-type="string" table:style-name="ce44">
            <text:p>SATIRO DI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750" table:style-name="ce44">
            <text:p>2929750</text:p>
          </table:table-cell>
          <table:table-cell office:value-type="string" table:style-name="ce44">
            <text:p>SAUBA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800" table:style-name="ce44">
            <text:p>2929800</text:p>
          </table:table-cell>
          <table:table-cell office:value-type="string" table:style-name="ce44">
            <text:p>SAUD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29909" table:style-name="ce44">
            <text:p>2929909</text:p>
          </table:table-cell>
          <table:table-cell office:value-type="string" table:style-name="ce44">
            <text:p>SEAB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006" table:style-name="ce44">
            <text:p>2930006</text:p>
          </table:table-cell>
          <table:table-cell office:value-type="string" table:style-name="ce44">
            <text:p>SEBASTIAO LARANJEIR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105" table:style-name="ce44">
            <text:p>2930105</text:p>
          </table:table-cell>
          <table:table-cell office:value-type="string" table:style-name="ce44">
            <text:p>SENHOR DO BONFIM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154" table:style-name="ce44">
            <text:p>2930154</text:p>
          </table:table-cell>
          <table:table-cell office:value-type="string" table:style-name="ce44">
            <text:p>SERRA DO RAMAL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204" table:style-name="ce44">
            <text:p>2930204</text:p>
          </table:table-cell>
          <table:table-cell office:value-type="string" table:style-name="ce44">
            <text:p>SENTO S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303" table:style-name="ce44">
            <text:p>2930303</text:p>
          </table:table-cell>
          <table:table-cell office:value-type="string" table:style-name="ce44">
            <text:p>SERRA DOURA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402" table:style-name="ce44">
            <text:p>2930402</text:p>
          </table:table-cell>
          <table:table-cell office:value-type="string" table:style-name="ce44">
            <text:p>SERRA PRE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501" table:style-name="ce44">
            <text:p>2930501</text:p>
          </table:table-cell>
          <table:table-cell office:value-type="string" table:style-name="ce44">
            <text:p>SERRINH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600" table:style-name="ce44">
            <text:p>2930600</text:p>
          </table:table-cell>
          <table:table-cell office:value-type="string" table:style-name="ce44">
            <text:p>SERRO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709" table:style-name="ce44">
            <text:p>2930709</text:p>
          </table:table-cell>
          <table:table-cell office:value-type="string" table:style-name="ce44">
            <text:p>SIMOES FIL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758" table:style-name="ce44">
            <text:p>2930758</text:p>
          </table:table-cell>
          <table:table-cell office:value-type="string" table:style-name="ce44">
            <text:p>SITIO DO MA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766" table:style-name="ce44">
            <text:p>2930766</text:p>
          </table:table-cell>
          <table:table-cell office:value-type="string" table:style-name="ce44">
            <text:p>SITIO DO QUINT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774" table:style-name="ce44">
            <text:p>2930774</text:p>
          </table:table-cell>
          <table:table-cell office:value-type="string" table:style-name="ce44">
            <text:p>SOBRADIN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808" table:style-name="ce44">
            <text:p>2930808</text:p>
          </table:table-cell>
          <table:table-cell office:value-type="string" table:style-name="ce44">
            <text:p>SOUTO SOAR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0907" table:style-name="ce44">
            <text:p>2930907</text:p>
          </table:table-cell>
          <table:table-cell office:value-type="string" table:style-name="ce44">
            <text:p>TABOCAS DO BREJO VEL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004" table:style-name="ce44">
            <text:p>2931004</text:p>
          </table:table-cell>
          <table:table-cell office:value-type="string" table:style-name="ce44">
            <text:p>TANHACU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053" table:style-name="ce44">
            <text:p>2931053</text:p>
          </table:table-cell>
          <table:table-cell office:value-type="string" table:style-name="ce44">
            <text:p>TANQUE NOV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103" table:style-name="ce44">
            <text:p>2931103</text:p>
          </table:table-cell>
          <table:table-cell office:value-type="string" table:style-name="ce44">
            <text:p>TANQUINH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202" table:style-name="ce44">
            <text:p>2931202</text:p>
          </table:table-cell>
          <table:table-cell office:value-type="string" table:style-name="ce44">
            <text:p>TAPERO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301" table:style-name="ce44">
            <text:p>2931301</text:p>
          </table:table-cell>
          <table:table-cell office:value-type="string" table:style-name="ce44">
            <text:p>TAPIRAMU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350" table:style-name="ce44">
            <text:p>2931350</text:p>
          </table:table-cell>
          <table:table-cell office:value-type="string" table:style-name="ce44">
            <text:p>TEIXEIRA DE FREIT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400" table:style-name="ce44">
            <text:p>2931400</text:p>
          </table:table-cell>
          <table:table-cell office:value-type="string" table:style-name="ce44">
            <text:p>TEODORO SAMPAI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509" table:style-name="ce44">
            <text:p>2931509</text:p>
          </table:table-cell>
          <table:table-cell office:value-type="string" table:style-name="ce44">
            <text:p>TEOFI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608" table:style-name="ce44">
            <text:p>2931608</text:p>
          </table:table-cell>
          <table:table-cell office:value-type="string" table:style-name="ce44">
            <text:p>TEOLANDI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707" table:style-name="ce44">
            <text:p>2931707</text:p>
          </table:table-cell>
          <table:table-cell office:value-type="string" table:style-name="ce44">
            <text:p>TERRA NOV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806" table:style-name="ce44">
            <text:p>2931806</text:p>
          </table:table-cell>
          <table:table-cell office:value-type="string" table:style-name="ce44">
            <text:p>TREMEDAL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1905" table:style-name="ce44">
            <text:p>2931905</text:p>
          </table:table-cell>
          <table:table-cell office:value-type="string" table:style-name="ce44">
            <text:p>TUCAN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002" table:style-name="ce44">
            <text:p>2932002</text:p>
          </table:table-cell>
          <table:table-cell office:value-type="string" table:style-name="ce44">
            <text:p>UAU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101" table:style-name="ce44">
            <text:p>2932101</text:p>
          </table:table-cell>
          <table:table-cell office:value-type="string" table:style-name="ce44">
            <text:p>UBAIR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200" table:style-name="ce44">
            <text:p>2932200</text:p>
          </table:table-cell>
          <table:table-cell office:value-type="string" table:style-name="ce44">
            <text:p>UBAITAB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309" table:style-name="ce44">
            <text:p>2932309</text:p>
          </table:table-cell>
          <table:table-cell office:value-type="string" table:style-name="ce44">
            <text:p>UBA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408" table:style-name="ce44">
            <text:p>2932408</text:p>
          </table:table-cell>
          <table:table-cell office:value-type="string" table:style-name="ce44">
            <text:p>UIBA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457" table:style-name="ce44">
            <text:p>2932457</text:p>
          </table:table-cell>
          <table:table-cell office:value-type="string" table:style-name="ce44">
            <text:p>UMBURANA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507" table:style-name="ce44">
            <text:p>2932507</text:p>
          </table:table-cell>
          <table:table-cell office:value-type="string" table:style-name="ce44">
            <text:p>UN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606" table:style-name="ce44">
            <text:p>2932606</text:p>
          </table:table-cell>
          <table:table-cell office:value-type="string" table:style-name="ce44">
            <text:p>URANDI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705" table:style-name="ce44">
            <text:p>2932705</text:p>
          </table:table-cell>
          <table:table-cell office:value-type="string" table:style-name="ce44">
            <text:p>URUCU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804" table:style-name="ce44">
            <text:p>2932804</text:p>
          </table:table-cell>
          <table:table-cell office:value-type="string" table:style-name="ce44">
            <text:p>UTING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2903" table:style-name="ce44">
            <text:p>2932903</text:p>
          </table:table-cell>
          <table:table-cell office:value-type="string" table:style-name="ce44">
            <text:p>VALEN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000" table:style-name="ce44">
            <text:p>2933000</text:p>
          </table:table-cell>
          <table:table-cell office:value-type="string" table:style-name="ce44">
            <text:p>VALENT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059" table:style-name="ce44">
            <text:p>2933059</text:p>
          </table:table-cell>
          <table:table-cell office:value-type="string" table:style-name="ce44">
            <text:p>VARZEA DA ROC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109" table:style-name="ce44">
            <text:p>2933109</text:p>
          </table:table-cell>
          <table:table-cell office:value-type="string" table:style-name="ce44">
            <text:p>VARZEA DO POC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158" table:style-name="ce44">
            <text:p>2933158</text:p>
          </table:table-cell>
          <table:table-cell office:value-type="string" table:style-name="ce44">
            <text:p>VARZEA NOV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174" table:style-name="ce44">
            <text:p>2933174</text:p>
          </table:table-cell>
          <table:table-cell office:value-type="string" table:style-name="ce44">
            <text:p>VARZEDO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208" table:style-name="ce44">
            <text:p>2933208</text:p>
          </table:table-cell>
          <table:table-cell office:value-type="string" table:style-name="ce44">
            <text:p>VERA CRUZ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257" table:style-name="ce44">
            <text:p>2933257</text:p>
          </table:table-cell>
          <table:table-cell office:value-type="string" table:style-name="ce44">
            <text:p>VERED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307" table:style-name="ce44">
            <text:p>2933307</text:p>
          </table:table-cell>
          <table:table-cell office:value-type="string" table:style-name="ce44">
            <text:p>VITORIA DA CONQUISTA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406" table:style-name="ce44">
            <text:p>2933406</text:p>
          </table:table-cell>
          <table:table-cell office:value-type="string" table:style-name="ce44">
            <text:p>WAGNER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455" table:style-name="ce44">
            <text:p>2933455</text:p>
          </table:table-cell>
          <table:table-cell office:value-type="string" table:style-name="ce44">
            <text:p>WANDERLEY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505" table:style-name="ce44">
            <text:p>2933505</text:p>
          </table:table-cell>
          <table:table-cell office:value-type="string" table:style-name="ce44">
            <text:p>WENCESLAU GUIMARAES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2933604" table:style-name="ce44">
            <text:p>2933604</text:p>
          </table:table-cell>
          <table:table-cell office:value-type="string" table:style-name="ce44">
            <text:p>XIQUE-XIQUE</text:p>
          </table:table-cell>
          <table:table-cell office:value-type="string" table:style-name="ce44">
            <text:p>BA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104" table:style-name="ce44">
            <text:p>3100104</text:p>
          </table:table-cell>
          <table:table-cell office:value-type="string" table:style-name="ce44">
            <text:p>ABADIA DO DOURAD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203" table:style-name="ce44">
            <text:p>3100203</text:p>
          </table:table-cell>
          <table:table-cell office:value-type="string" table:style-name="ce44">
            <text:p>ABAE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302" table:style-name="ce44">
            <text:p>3100302</text:p>
          </table:table-cell>
          <table:table-cell office:value-type="string" table:style-name="ce44">
            <text:p>ABRE CAMP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401" table:style-name="ce44">
            <text:p>3100401</text:p>
          </table:table-cell>
          <table:table-cell office:value-type="string" table:style-name="ce44">
            <text:p>ACAIA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500" table:style-name="ce44">
            <text:p>3100500</text:p>
          </table:table-cell>
          <table:table-cell office:value-type="string" table:style-name="ce44">
            <text:p>ACUCE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609" table:style-name="ce44">
            <text:p>3100609</text:p>
          </table:table-cell>
          <table:table-cell office:value-type="string" table:style-name="ce44">
            <text:p>AGUA BO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708" table:style-name="ce44">
            <text:p>3100708</text:p>
          </table:table-cell>
          <table:table-cell office:value-type="string" table:style-name="ce44">
            <text:p>AGUA COMPRID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807" table:style-name="ce44">
            <text:p>3100807</text:p>
          </table:table-cell>
          <table:table-cell office:value-type="string" table:style-name="ce44">
            <text:p>AGUANI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0906" table:style-name="ce44">
            <text:p>3100906</text:p>
          </table:table-cell>
          <table:table-cell office:value-type="string" table:style-name="ce44">
            <text:p>AGUAS FORMOS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003" table:style-name="ce44">
            <text:p>3101003</text:p>
          </table:table-cell>
          <table:table-cell office:value-type="string" table:style-name="ce44">
            <text:p>AGUAS VERMELH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102" table:style-name="ce44">
            <text:p>3101102</text:p>
          </table:table-cell>
          <table:table-cell office:value-type="string" table:style-name="ce44">
            <text:p>AIMOR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201" table:style-name="ce44">
            <text:p>3101201</text:p>
          </table:table-cell>
          <table:table-cell office:value-type="string" table:style-name="ce44">
            <text:p>AIURUO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300" table:style-name="ce44">
            <text:p>3101300</text:p>
          </table:table-cell>
          <table:table-cell office:value-type="string" table:style-name="ce44">
            <text:p>ALAGO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409" table:style-name="ce44">
            <text:p>3101409</text:p>
          </table:table-cell>
          <table:table-cell office:value-type="string" table:style-name="ce44">
            <text:p>ALBERT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508" table:style-name="ce44">
            <text:p>3101508</text:p>
          </table:table-cell>
          <table:table-cell office:value-type="string" table:style-name="ce44">
            <text:p>ALEM PARA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607" table:style-name="ce44">
            <text:p>3101607</text:p>
          </table:table-cell>
          <table:table-cell office:value-type="string" table:style-name="ce44">
            <text:p>ALFE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631" table:style-name="ce44">
            <text:p>3101631</text:p>
          </table:table-cell>
          <table:table-cell office:value-type="string" table:style-name="ce44">
            <text:p>ALFREDO VASCONCEL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706" table:style-name="ce44">
            <text:p>3101706</text:p>
          </table:table-cell>
          <table:table-cell office:value-type="string" table:style-name="ce44">
            <text:p>ALMEN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805" table:style-name="ce44">
            <text:p>3101805</text:p>
          </table:table-cell>
          <table:table-cell office:value-type="string" table:style-name="ce44">
            <text:p>ALPERC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1904" table:style-name="ce44">
            <text:p>3101904</text:p>
          </table:table-cell>
          <table:table-cell office:value-type="string" table:style-name="ce44">
            <text:p>ALP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001" table:style-name="ce44">
            <text:p>3102001</text:p>
          </table:table-cell>
          <table:table-cell office:value-type="string" table:style-name="ce44">
            <text:p>ALTEROS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050" table:style-name="ce44">
            <text:p>3102050</text:p>
          </table:table-cell>
          <table:table-cell office:value-type="string" table:style-name="ce44">
            <text:p>ALTO CAPAR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100" table:style-name="ce44">
            <text:p>3102100</text:p>
          </table:table-cell>
          <table:table-cell office:value-type="string" table:style-name="ce44">
            <text:p>ALTO RIO DOC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209" table:style-name="ce44">
            <text:p>3102209</text:p>
          </table:table-cell>
          <table:table-cell office:value-type="string" table:style-name="ce44">
            <text:p>ALVARE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308" table:style-name="ce44">
            <text:p>3102308</text:p>
          </table:table-cell>
          <table:table-cell office:value-type="string" table:style-name="ce44">
            <text:p>ALV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407" table:style-name="ce44">
            <text:p>3102407</text:p>
          </table:table-cell>
          <table:table-cell office:value-type="string" table:style-name="ce44">
            <text:p>ALVORAD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506" table:style-name="ce44">
            <text:p>3102506</text:p>
          </table:table-cell>
          <table:table-cell office:value-type="string" table:style-name="ce44">
            <text:p>AMPARO DO SER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605" table:style-name="ce44">
            <text:p>3102605</text:p>
          </table:table-cell>
          <table:table-cell office:value-type="string" table:style-name="ce44">
            <text:p>ANDRAD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704" table:style-name="ce44">
            <text:p>3102704</text:p>
          </table:table-cell>
          <table:table-cell office:value-type="string" table:style-name="ce44">
            <text:p>CACHOEIRA DE PAJE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803" table:style-name="ce44">
            <text:p>3102803</text:p>
          </table:table-cell>
          <table:table-cell office:value-type="string" table:style-name="ce44">
            <text:p>ANDRE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852" table:style-name="ce44">
            <text:p>3102852</text:p>
          </table:table-cell>
          <table:table-cell office:value-type="string" table:style-name="ce44">
            <text:p>ANGE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2902" table:style-name="ce44">
            <text:p>3102902</text:p>
          </table:table-cell>
          <table:table-cell office:value-type="string" table:style-name="ce44">
            <text:p>ANTONIO CARL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009" table:style-name="ce44">
            <text:p>3103009</text:p>
          </table:table-cell>
          <table:table-cell office:value-type="string" table:style-name="ce44">
            <text:p>ANTONIO DI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108" table:style-name="ce44">
            <text:p>3103108</text:p>
          </table:table-cell>
          <table:table-cell office:value-type="string" table:style-name="ce44">
            <text:p>ANTONIO PRAD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207" table:style-name="ce44">
            <text:p>3103207</text:p>
          </table:table-cell>
          <table:table-cell office:value-type="string" table:style-name="ce44">
            <text:p>ARAC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306" table:style-name="ce44">
            <text:p>3103306</text:p>
          </table:table-cell>
          <table:table-cell office:value-type="string" table:style-name="ce44">
            <text:p>ARACIT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405" table:style-name="ce44">
            <text:p>3103405</text:p>
          </table:table-cell>
          <table:table-cell office:value-type="string" table:style-name="ce44">
            <text:p>ARACU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504" table:style-name="ce44">
            <text:p>3103504</text:p>
          </table:table-cell>
          <table:table-cell office:value-type="string" table:style-name="ce44">
            <text:p>ARAGUA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603" table:style-name="ce44">
            <text:p>3103603</text:p>
          </table:table-cell>
          <table:table-cell office:value-type="string" table:style-name="ce44">
            <text:p>ARANT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702" table:style-name="ce44">
            <text:p>3103702</text:p>
          </table:table-cell>
          <table:table-cell office:value-type="string" table:style-name="ce44">
            <text:p>ARAPO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751" table:style-name="ce44">
            <text:p>3103751</text:p>
          </table:table-cell>
          <table:table-cell office:value-type="string" table:style-name="ce44">
            <text:p>ARAPO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801" table:style-name="ce44">
            <text:p>3103801</text:p>
          </table:table-cell>
          <table:table-cell office:value-type="string" table:style-name="ce44">
            <text:p>ARAPU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3900" table:style-name="ce44">
            <text:p>3103900</text:p>
          </table:table-cell>
          <table:table-cell office:value-type="string" table:style-name="ce44">
            <text:p>ARAUJ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007" table:style-name="ce44">
            <text:p>3104007</text:p>
          </table:table-cell>
          <table:table-cell office:value-type="string" table:style-name="ce44">
            <text:p>ARAX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106" table:style-name="ce44">
            <text:p>3104106</text:p>
          </table:table-cell>
          <table:table-cell office:value-type="string" table:style-name="ce44">
            <text:p>ARCEBURG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205" table:style-name="ce44">
            <text:p>3104205</text:p>
          </table:table-cell>
          <table:table-cell office:value-type="string" table:style-name="ce44">
            <text:p>ARC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304" table:style-name="ce44">
            <text:p>3104304</text:p>
          </table:table-cell>
          <table:table-cell office:value-type="string" table:style-name="ce44">
            <text:p>AREA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403" table:style-name="ce44">
            <text:p>3104403</text:p>
          </table:table-cell>
          <table:table-cell office:value-type="string" table:style-name="ce44">
            <text:p>ARGIR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452" table:style-name="ce44">
            <text:p>3104452</text:p>
          </table:table-cell>
          <table:table-cell office:value-type="string" table:style-name="ce44">
            <text:p>ARICANDU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502" table:style-name="ce44">
            <text:p>3104502</text:p>
          </table:table-cell>
          <table:table-cell office:value-type="string" table:style-name="ce44">
            <text:p>ARIN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601" table:style-name="ce44">
            <text:p>3104601</text:p>
          </table:table-cell>
          <table:table-cell office:value-type="string" table:style-name="ce44">
            <text:p>ASTOLFO DUT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700" table:style-name="ce44">
            <text:p>3104700</text:p>
          </table:table-cell>
          <table:table-cell office:value-type="string" table:style-name="ce44">
            <text:p>ATALE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809" table:style-name="ce44">
            <text:p>3104809</text:p>
          </table:table-cell>
          <table:table-cell office:value-type="string" table:style-name="ce44">
            <text:p>AUGUSTO DE LI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4908" table:style-name="ce44">
            <text:p>3104908</text:p>
          </table:table-cell>
          <table:table-cell office:value-type="string" table:style-name="ce44">
            <text:p>BAEPEND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004" table:style-name="ce44">
            <text:p>3105004</text:p>
          </table:table-cell>
          <table:table-cell office:value-type="string" table:style-name="ce44">
            <text:p>BALD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103" table:style-name="ce44">
            <text:p>3105103</text:p>
          </table:table-cell>
          <table:table-cell office:value-type="string" table:style-name="ce44">
            <text:p>BAMB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202" table:style-name="ce44">
            <text:p>3105202</text:p>
          </table:table-cell>
          <table:table-cell office:value-type="string" table:style-name="ce44">
            <text:p>BAND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301" table:style-name="ce44">
            <text:p>3105301</text:p>
          </table:table-cell>
          <table:table-cell office:value-type="string" table:style-name="ce44">
            <text:p>BANDEIRA DO SU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400" table:style-name="ce44">
            <text:p>3105400</text:p>
          </table:table-cell>
          <table:table-cell office:value-type="string" table:style-name="ce44">
            <text:p>BARAO DE COCA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509" table:style-name="ce44">
            <text:p>3105509</text:p>
          </table:table-cell>
          <table:table-cell office:value-type="string" table:style-name="ce44">
            <text:p>BARAO DE MONTE AL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608" table:style-name="ce44">
            <text:p>3105608</text:p>
          </table:table-cell>
          <table:table-cell office:value-type="string" table:style-name="ce44">
            <text:p>BARBACE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707" table:style-name="ce44">
            <text:p>3105707</text:p>
          </table:table-cell>
          <table:table-cell office:value-type="string" table:style-name="ce44">
            <text:p>BARRA LO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5905" table:style-name="ce44">
            <text:p>3105905</text:p>
          </table:table-cell>
          <table:table-cell office:value-type="string" table:style-name="ce44">
            <text:p>BARRO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002" table:style-name="ce44">
            <text:p>3106002</text:p>
          </table:table-cell>
          <table:table-cell office:value-type="string" table:style-name="ce44">
            <text:p>BELA VIST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101" table:style-name="ce44">
            <text:p>3106101</text:p>
          </table:table-cell>
          <table:table-cell office:value-type="string" table:style-name="ce44">
            <text:p>BELMIRO BRA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200" table:style-name="ce44">
            <text:p>3106200</text:p>
          </table:table-cell>
          <table:table-cell office:value-type="string" table:style-name="ce44">
            <text:p>BELO HORIZO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309" table:style-name="ce44">
            <text:p>3106309</text:p>
          </table:table-cell>
          <table:table-cell office:value-type="string" table:style-name="ce44">
            <text:p>BELO ORIE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408" table:style-name="ce44">
            <text:p>3106408</text:p>
          </table:table-cell>
          <table:table-cell office:value-type="string" table:style-name="ce44">
            <text:p>BELO VAL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507" table:style-name="ce44">
            <text:p>3106507</text:p>
          </table:table-cell>
          <table:table-cell office:value-type="string" table:style-name="ce44">
            <text:p>BERI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606" table:style-name="ce44">
            <text:p>3106606</text:p>
          </table:table-cell>
          <table:table-cell office:value-type="string" table:style-name="ce44">
            <text:p>BERT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655" table:style-name="ce44">
            <text:p>3106655</text:p>
          </table:table-cell>
          <table:table-cell office:value-type="string" table:style-name="ce44">
            <text:p>BERIZ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705" table:style-name="ce44">
            <text:p>3106705</text:p>
          </table:table-cell>
          <table:table-cell office:value-type="string" table:style-name="ce44">
            <text:p>BET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804" table:style-name="ce44">
            <text:p>3106804</text:p>
          </table:table-cell>
          <table:table-cell office:value-type="string" table:style-name="ce44">
            <text:p>BIAS FORT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6903" table:style-name="ce44">
            <text:p>3106903</text:p>
          </table:table-cell>
          <table:table-cell office:value-type="string" table:style-name="ce44">
            <text:p>BIC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000" table:style-name="ce44">
            <text:p>3107000</text:p>
          </table:table-cell>
          <table:table-cell office:value-type="string" table:style-name="ce44">
            <text:p>BIQUINH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109" table:style-name="ce44">
            <text:p>3107109</text:p>
          </table:table-cell>
          <table:table-cell office:value-type="string" table:style-name="ce44">
            <text:p>BOA ESPERAN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208" table:style-name="ce44">
            <text:p>3107208</text:p>
          </table:table-cell>
          <table:table-cell office:value-type="string" table:style-name="ce44">
            <text:p>BOCAIN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307" table:style-name="ce44">
            <text:p>3107307</text:p>
          </table:table-cell>
          <table:table-cell office:value-type="string" table:style-name="ce44">
            <text:p>BOCAIU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406" table:style-name="ce44">
            <text:p>3107406</text:p>
          </table:table-cell>
          <table:table-cell office:value-type="string" table:style-name="ce44">
            <text:p>BOM DESPAC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505" table:style-name="ce44">
            <text:p>3107505</text:p>
          </table:table-cell>
          <table:table-cell office:value-type="string" table:style-name="ce44">
            <text:p>BOM JARDIM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604" table:style-name="ce44">
            <text:p>3107604</text:p>
          </table:table-cell>
          <table:table-cell office:value-type="string" table:style-name="ce44">
            <text:p>BOM JESUS DA PE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703" table:style-name="ce44">
            <text:p>3107703</text:p>
          </table:table-cell>
          <table:table-cell office:value-type="string" table:style-name="ce44">
            <text:p>BOM JESUS DO AMPA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802" table:style-name="ce44">
            <text:p>3107802</text:p>
          </table:table-cell>
          <table:table-cell office:value-type="string" table:style-name="ce44">
            <text:p>BOM JESUS DO GAL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7901" table:style-name="ce44">
            <text:p>3107901</text:p>
          </table:table-cell>
          <table:table-cell office:value-type="string" table:style-name="ce44">
            <text:p>BOM REPOU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008" table:style-name="ce44">
            <text:p>3108008</text:p>
          </table:table-cell>
          <table:table-cell office:value-type="string" table:style-name="ce44">
            <text:p>BOM SUCES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107" table:style-name="ce44">
            <text:p>3108107</text:p>
          </table:table-cell>
          <table:table-cell office:value-type="string" table:style-name="ce44">
            <text:p>BONF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206" table:style-name="ce44">
            <text:p>3108206</text:p>
          </table:table-cell>
          <table:table-cell office:value-type="string" table:style-name="ce44">
            <text:p>BONFINOPOLI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255" table:style-name="ce44">
            <text:p>3108255</text:p>
          </table:table-cell>
          <table:table-cell office:value-type="string" table:style-name="ce44">
            <text:p>BONIT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305" table:style-name="ce44">
            <text:p>3108305</text:p>
          </table:table-cell>
          <table:table-cell office:value-type="string" table:style-name="ce44">
            <text:p>BORDA DA M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404" table:style-name="ce44">
            <text:p>3108404</text:p>
          </table:table-cell>
          <table:table-cell office:value-type="string" table:style-name="ce44">
            <text:p>BOTELH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503" table:style-name="ce44">
            <text:p>3108503</text:p>
          </table:table-cell>
          <table:table-cell office:value-type="string" table:style-name="ce44">
            <text:p>BOTUMIR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552" table:style-name="ce44">
            <text:p>3108552</text:p>
          </table:table-cell>
          <table:table-cell office:value-type="string" table:style-name="ce44">
            <text:p>BRASILANDI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602" table:style-name="ce44">
            <text:p>3108602</text:p>
          </table:table-cell>
          <table:table-cell office:value-type="string" table:style-name="ce44">
            <text:p>BRASILI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701" table:style-name="ce44">
            <text:p>3108701</text:p>
          </table:table-cell>
          <table:table-cell office:value-type="string" table:style-name="ce44">
            <text:p>BRAS PIR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800" table:style-name="ce44">
            <text:p>3108800</text:p>
          </table:table-cell>
          <table:table-cell office:value-type="string" table:style-name="ce44">
            <text:p>BRAU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8909" table:style-name="ce44">
            <text:p>3108909</text:p>
          </table:table-cell>
          <table:table-cell office:value-type="string" table:style-name="ce44">
            <text:p>BRAS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006" table:style-name="ce44">
            <text:p>3109006</text:p>
          </table:table-cell>
          <table:table-cell office:value-type="string" table:style-name="ce44">
            <text:p>BRUMAD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105" table:style-name="ce44">
            <text:p>3109105</text:p>
          </table:table-cell>
          <table:table-cell office:value-type="string" table:style-name="ce44">
            <text:p>BUENO BRAND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204" table:style-name="ce44">
            <text:p>3109204</text:p>
          </table:table-cell>
          <table:table-cell office:value-type="string" table:style-name="ce44">
            <text:p>BUE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253" table:style-name="ce44">
            <text:p>3109253</text:p>
          </table:table-cell>
          <table:table-cell office:value-type="string" table:style-name="ce44">
            <text:p>BUG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303" table:style-name="ce44">
            <text:p>3109303</text:p>
          </table:table-cell>
          <table:table-cell office:value-type="string" table:style-name="ce44">
            <text:p>BURIT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402" table:style-name="ce44">
            <text:p>3109402</text:p>
          </table:table-cell>
          <table:table-cell office:value-type="string" table:style-name="ce44">
            <text:p>BURITIZEI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451" table:style-name="ce44">
            <text:p>3109451</text:p>
          </table:table-cell>
          <table:table-cell office:value-type="string" table:style-name="ce44">
            <text:p>CABECEIRA GRAN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501" table:style-name="ce44">
            <text:p>3109501</text:p>
          </table:table-cell>
          <table:table-cell office:value-type="string" table:style-name="ce44">
            <text:p>CABO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600" table:style-name="ce44">
            <text:p>3109600</text:p>
          </table:table-cell>
          <table:table-cell office:value-type="string" table:style-name="ce44">
            <text:p>CACHOEIRA DA PR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709" table:style-name="ce44">
            <text:p>3109709</text:p>
          </table:table-cell>
          <table:table-cell office:value-type="string" table:style-name="ce44">
            <text:p>CACHOEIR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808" table:style-name="ce44">
            <text:p>3109808</text:p>
          </table:table-cell>
          <table:table-cell office:value-type="string" table:style-name="ce44">
            <text:p>CACHOEIRA DOURAD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09907" table:style-name="ce44">
            <text:p>3109907</text:p>
          </table:table-cell>
          <table:table-cell office:value-type="string" table:style-name="ce44">
            <text:p>CAETA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004" table:style-name="ce44">
            <text:p>3110004</text:p>
          </table:table-cell>
          <table:table-cell office:value-type="string" table:style-name="ce44">
            <text:p>CAE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103" table:style-name="ce44">
            <text:p>3110103</text:p>
          </table:table-cell>
          <table:table-cell office:value-type="string" table:style-name="ce44">
            <text:p>CAIA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202" table:style-name="ce44">
            <text:p>3110202</text:p>
          </table:table-cell>
          <table:table-cell office:value-type="string" table:style-name="ce44">
            <text:p>CAJU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301" table:style-name="ce44">
            <text:p>3110301</text:p>
          </table:table-cell>
          <table:table-cell office:value-type="string" table:style-name="ce44">
            <text:p>CALD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400" table:style-name="ce44">
            <text:p>3110400</text:p>
          </table:table-cell>
          <table:table-cell office:value-type="string" table:style-name="ce44">
            <text:p>CAMAC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509" table:style-name="ce44">
            <text:p>3110509</text:p>
          </table:table-cell>
          <table:table-cell office:value-type="string" table:style-name="ce44">
            <text:p>CAMANDUCA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608" table:style-name="ce44">
            <text:p>3110608</text:p>
          </table:table-cell>
          <table:table-cell office:value-type="string" table:style-name="ce44">
            <text:p>CAMB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707" table:style-name="ce44">
            <text:p>3110707</text:p>
          </table:table-cell>
          <table:table-cell office:value-type="string" table:style-name="ce44">
            <text:p>CAMBUQU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806" table:style-name="ce44">
            <text:p>3110806</text:p>
          </table:table-cell>
          <table:table-cell office:value-type="string" table:style-name="ce44">
            <text:p>CAMPANAR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0905" table:style-name="ce44">
            <text:p>3110905</text:p>
          </table:table-cell>
          <table:table-cell office:value-type="string" table:style-name="ce44">
            <text:p>CAMPA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002" table:style-name="ce44">
            <text:p>3111002</text:p>
          </table:table-cell>
          <table:table-cell office:value-type="string" table:style-name="ce44">
            <text:p>CAMPEST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101" table:style-name="ce44">
            <text:p>3111101</text:p>
          </table:table-cell>
          <table:table-cell office:value-type="string" table:style-name="ce44">
            <text:p>CAMPINA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150" table:style-name="ce44">
            <text:p>3111150</text:p>
          </table:table-cell>
          <table:table-cell office:value-type="string" table:style-name="ce44">
            <text:p>CAMPO AZU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200" table:style-name="ce44">
            <text:p>3111200</text:p>
          </table:table-cell>
          <table:table-cell office:value-type="string" table:style-name="ce44">
            <text:p>CAMPO BE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309" table:style-name="ce44">
            <text:p>3111309</text:p>
          </table:table-cell>
          <table:table-cell office:value-type="string" table:style-name="ce44">
            <text:p>CAMPO DO ME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408" table:style-name="ce44">
            <text:p>3111408</text:p>
          </table:table-cell>
          <table:table-cell office:value-type="string" table:style-name="ce44">
            <text:p>CAMPO FLORI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507" table:style-name="ce44">
            <text:p>3111507</text:p>
          </table:table-cell>
          <table:table-cell office:value-type="string" table:style-name="ce44">
            <text:p>CAMPOS ALT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606" table:style-name="ce44">
            <text:p>3111606</text:p>
          </table:table-cell>
          <table:table-cell office:value-type="string" table:style-name="ce44">
            <text:p>CAMPOS GERA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705" table:style-name="ce44">
            <text:p>3111705</text:p>
          </table:table-cell>
          <table:table-cell office:value-type="string" table:style-name="ce44">
            <text:p>CANA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804" table:style-name="ce44">
            <text:p>3111804</text:p>
          </table:table-cell>
          <table:table-cell office:value-type="string" table:style-name="ce44">
            <text:p>CANA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1903" table:style-name="ce44">
            <text:p>3111903</text:p>
          </table:table-cell>
          <table:table-cell office:value-type="string" table:style-name="ce44">
            <text:p>CANA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000" table:style-name="ce44">
            <text:p>3112000</text:p>
          </table:table-cell>
          <table:table-cell office:value-type="string" table:style-name="ce44">
            <text:p>CANDEI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059" table:style-name="ce44">
            <text:p>3112059</text:p>
          </table:table-cell>
          <table:table-cell office:value-type="string" table:style-name="ce44">
            <text:p>CANTAGA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109" table:style-name="ce44">
            <text:p>3112109</text:p>
          </table:table-cell>
          <table:table-cell office:value-type="string" table:style-name="ce44">
            <text:p>CAPAR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208" table:style-name="ce44">
            <text:p>3112208</text:p>
          </table:table-cell>
          <table:table-cell office:value-type="string" table:style-name="ce44">
            <text:p>CAPELA NO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307" table:style-name="ce44">
            <text:p>3112307</text:p>
          </table:table-cell>
          <table:table-cell office:value-type="string" table:style-name="ce44">
            <text:p>CAPEL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406" table:style-name="ce44">
            <text:p>3112406</text:p>
          </table:table-cell>
          <table:table-cell office:value-type="string" table:style-name="ce44">
            <text:p>CAPE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505" table:style-name="ce44">
            <text:p>3112505</text:p>
          </table:table-cell>
          <table:table-cell office:value-type="string" table:style-name="ce44">
            <text:p>CAPIM BRAN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604" table:style-name="ce44">
            <text:p>3112604</text:p>
          </table:table-cell>
          <table:table-cell office:value-type="string" table:style-name="ce44">
            <text:p>CAP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653" table:style-name="ce44">
            <text:p>3112653</text:p>
          </table:table-cell>
          <table:table-cell office:value-type="string" table:style-name="ce44">
            <text:p>CAPITAO ANDRA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703" table:style-name="ce44">
            <text:p>3112703</text:p>
          </table:table-cell>
          <table:table-cell office:value-type="string" table:style-name="ce44">
            <text:p>CAPITAO ENE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802" table:style-name="ce44">
            <text:p>3112802</text:p>
          </table:table-cell>
          <table:table-cell office:value-type="string" table:style-name="ce44">
            <text:p>CAPITOL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2901" table:style-name="ce44">
            <text:p>3112901</text:p>
          </table:table-cell>
          <table:table-cell office:value-type="string" table:style-name="ce44">
            <text:p>CAPUT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008" table:style-name="ce44">
            <text:p>3113008</text:p>
          </table:table-cell>
          <table:table-cell office:value-type="string" table:style-name="ce44">
            <text:p>CAR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107" table:style-name="ce44">
            <text:p>3113107</text:p>
          </table:table-cell>
          <table:table-cell office:value-type="string" table:style-name="ce44">
            <text:p>CARANA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206" table:style-name="ce44">
            <text:p>3113206</text:p>
          </table:table-cell>
          <table:table-cell office:value-type="string" table:style-name="ce44">
            <text:p>CARAND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305" table:style-name="ce44">
            <text:p>3113305</text:p>
          </table:table-cell>
          <table:table-cell office:value-type="string" table:style-name="ce44">
            <text:p>CARANGOL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404" table:style-name="ce44">
            <text:p>3113404</text:p>
          </table:table-cell>
          <table:table-cell office:value-type="string" table:style-name="ce44">
            <text:p>CARA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503" table:style-name="ce44">
            <text:p>3113503</text:p>
          </table:table-cell>
          <table:table-cell office:value-type="string" table:style-name="ce44">
            <text:p>CARBON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602" table:style-name="ce44">
            <text:p>3113602</text:p>
          </table:table-cell>
          <table:table-cell office:value-type="string" table:style-name="ce44">
            <text:p>CAREA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701" table:style-name="ce44">
            <text:p>3113701</text:p>
          </table:table-cell>
          <table:table-cell office:value-type="string" table:style-name="ce44">
            <text:p>CARLOS CHAG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800" table:style-name="ce44">
            <text:p>3113800</text:p>
          </table:table-cell>
          <table:table-cell office:value-type="string" table:style-name="ce44">
            <text:p>CARMES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3909" table:style-name="ce44">
            <text:p>3113909</text:p>
          </table:table-cell>
          <table:table-cell office:value-type="string" table:style-name="ce44">
            <text:p>CARMO DA CACHO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006" table:style-name="ce44">
            <text:p>3114006</text:p>
          </table:table-cell>
          <table:table-cell office:value-type="string" table:style-name="ce44">
            <text:p>CARMO DA M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105" table:style-name="ce44">
            <text:p>3114105</text:p>
          </table:table-cell>
          <table:table-cell office:value-type="string" table:style-name="ce44">
            <text:p>CARM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204" table:style-name="ce44">
            <text:p>3114204</text:p>
          </table:table-cell>
          <table:table-cell office:value-type="string" table:style-name="ce44">
            <text:p>CARMO DO CAJUR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303" table:style-name="ce44">
            <text:p>3114303</text:p>
          </table:table-cell>
          <table:table-cell office:value-type="string" table:style-name="ce44">
            <text:p>CARMO DO PARANA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402" table:style-name="ce44">
            <text:p>3114402</text:p>
          </table:table-cell>
          <table:table-cell office:value-type="string" table:style-name="ce44">
            <text:p>CARMO DO RIO CLA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501" table:style-name="ce44">
            <text:p>3114501</text:p>
          </table:table-cell>
          <table:table-cell office:value-type="string" table:style-name="ce44">
            <text:p>CARMOPOLI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550" table:style-name="ce44">
            <text:p>3114550</text:p>
          </table:table-cell>
          <table:table-cell office:value-type="string" table:style-name="ce44">
            <text:p>CARNEIR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600" table:style-name="ce44">
            <text:p>3114600</text:p>
          </table:table-cell>
          <table:table-cell office:value-type="string" table:style-name="ce44">
            <text:p>CARRANC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709" table:style-name="ce44">
            <text:p>3114709</text:p>
          </table:table-cell>
          <table:table-cell office:value-type="string" table:style-name="ce44">
            <text:p>CARVALH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808" table:style-name="ce44">
            <text:p>3114808</text:p>
          </table:table-cell>
          <table:table-cell office:value-type="string" table:style-name="ce44">
            <text:p>CARVALH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4907" table:style-name="ce44">
            <text:p>3114907</text:p>
          </table:table-cell>
          <table:table-cell office:value-type="string" table:style-name="ce44">
            <text:p>CASA GRAN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003" table:style-name="ce44">
            <text:p>3115003</text:p>
          </table:table-cell>
          <table:table-cell office:value-type="string" table:style-name="ce44">
            <text:p>CASCALHO RI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102" table:style-name="ce44">
            <text:p>3115102</text:p>
          </table:table-cell>
          <table:table-cell office:value-type="string" table:style-name="ce44">
            <text:p>CASS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201" table:style-name="ce44">
            <text:p>3115201</text:p>
          </table:table-cell>
          <table:table-cell office:value-type="string" table:style-name="ce44">
            <text:p>CONCEICAO DA BARR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300" table:style-name="ce44">
            <text:p>3115300</text:p>
          </table:table-cell>
          <table:table-cell office:value-type="string" table:style-name="ce44">
            <text:p>CATAGUAS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359" table:style-name="ce44">
            <text:p>3115359</text:p>
          </table:table-cell>
          <table:table-cell office:value-type="string" table:style-name="ce44">
            <text:p>CATAS ALT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409" table:style-name="ce44">
            <text:p>3115409</text:p>
          </table:table-cell>
          <table:table-cell office:value-type="string" table:style-name="ce44">
            <text:p>CATAS ALTAS DA NORUE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458" table:style-name="ce44">
            <text:p>3115458</text:p>
          </table:table-cell>
          <table:table-cell office:value-type="string" table:style-name="ce44">
            <text:p>CATUJ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474" table:style-name="ce44">
            <text:p>3115474</text:p>
          </table:table-cell>
          <table:table-cell office:value-type="string" table:style-name="ce44">
            <text:p>CATUT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508" table:style-name="ce44">
            <text:p>3115508</text:p>
          </table:table-cell>
          <table:table-cell office:value-type="string" table:style-name="ce44">
            <text:p>CAXAMB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607" table:style-name="ce44">
            <text:p>3115607</text:p>
          </table:table-cell>
          <table:table-cell office:value-type="string" table:style-name="ce44">
            <text:p>CEDRO DO ABAE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706" table:style-name="ce44">
            <text:p>3115706</text:p>
          </table:table-cell>
          <table:table-cell office:value-type="string" table:style-name="ce44">
            <text:p>CENTRAL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805" table:style-name="ce44">
            <text:p>3115805</text:p>
          </table:table-cell>
          <table:table-cell office:value-type="string" table:style-name="ce44">
            <text:p>CENTRAL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5904" table:style-name="ce44">
            <text:p>3115904</text:p>
          </table:table-cell>
          <table:table-cell office:value-type="string" table:style-name="ce44">
            <text:p>CHAC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001" table:style-name="ce44">
            <text:p>3116001</text:p>
          </table:table-cell>
          <table:table-cell office:value-type="string" table:style-name="ce44">
            <text:p>CHAL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100" table:style-name="ce44">
            <text:p>3116100</text:p>
          </table:table-cell>
          <table:table-cell office:value-type="string" table:style-name="ce44">
            <text:p>CHAPADA DO NOR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159" table:style-name="ce44">
            <text:p>3116159</text:p>
          </table:table-cell>
          <table:table-cell office:value-type="string" table:style-name="ce44">
            <text:p>CHAPADA GAUC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209" table:style-name="ce44">
            <text:p>3116209</text:p>
          </table:table-cell>
          <table:table-cell office:value-type="string" table:style-name="ce44">
            <text:p>CHIADO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308" table:style-name="ce44">
            <text:p>3116308</text:p>
          </table:table-cell>
          <table:table-cell office:value-type="string" table:style-name="ce44">
            <text:p>CIPOTANE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407" table:style-name="ce44">
            <text:p>3116407</text:p>
          </table:table-cell>
          <table:table-cell office:value-type="string" table:style-name="ce44">
            <text:p>CLARAV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506" table:style-name="ce44">
            <text:p>3116506</text:p>
          </table:table-cell>
          <table:table-cell office:value-type="string" table:style-name="ce44">
            <text:p>CLARO DO POCO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605" table:style-name="ce44">
            <text:p>3116605</text:p>
          </table:table-cell>
          <table:table-cell office:value-type="string" table:style-name="ce44">
            <text:p>CLAUD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704" table:style-name="ce44">
            <text:p>3116704</text:p>
          </table:table-cell>
          <table:table-cell office:value-type="string" table:style-name="ce44">
            <text:p>COIMB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803" table:style-name="ce44">
            <text:p>3116803</text:p>
          </table:table-cell>
          <table:table-cell office:value-type="string" table:style-name="ce44">
            <text:p>COLU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6902" table:style-name="ce44">
            <text:p>3116902</text:p>
          </table:table-cell>
          <table:table-cell office:value-type="string" table:style-name="ce44">
            <text:p>COMENDADOR GOM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009" table:style-name="ce44">
            <text:p>3117009</text:p>
          </table:table-cell>
          <table:table-cell office:value-type="string" table:style-name="ce44">
            <text:p>COMERC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108" table:style-name="ce44">
            <text:p>3117108</text:p>
          </table:table-cell>
          <table:table-cell office:value-type="string" table:style-name="ce44">
            <text:p>CONCEICAO DA APARECID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207" table:style-name="ce44">
            <text:p>3117207</text:p>
          </table:table-cell>
          <table:table-cell office:value-type="string" table:style-name="ce44">
            <text:p>CONCEICAO DAS PED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306" table:style-name="ce44">
            <text:p>3117306</text:p>
          </table:table-cell>
          <table:table-cell office:value-type="string" table:style-name="ce44">
            <text:p>CONCEICAO DAS ALAGO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405" table:style-name="ce44">
            <text:p>3117405</text:p>
          </table:table-cell>
          <table:table-cell office:value-type="string" table:style-name="ce44">
            <text:p>CONCEICAO DE IPANE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504" table:style-name="ce44">
            <text:p>3117504</text:p>
          </table:table-cell>
          <table:table-cell office:value-type="string" table:style-name="ce44">
            <text:p>CONCEICAO DO MATO DENT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603" table:style-name="ce44">
            <text:p>3117603</text:p>
          </table:table-cell>
          <table:table-cell office:value-type="string" table:style-name="ce44">
            <text:p>CONCEICAO DO P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702" table:style-name="ce44">
            <text:p>3117702</text:p>
          </table:table-cell>
          <table:table-cell office:value-type="string" table:style-name="ce44">
            <text:p>CONCEICAO DO RIO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801" table:style-name="ce44">
            <text:p>3117801</text:p>
          </table:table-cell>
          <table:table-cell office:value-type="string" table:style-name="ce44">
            <text:p>CONCEICAO DO OUR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836" table:style-name="ce44">
            <text:p>3117836</text:p>
          </table:table-cell>
          <table:table-cell office:value-type="string" table:style-name="ce44">
            <text:p>CONEGO MAR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876" table:style-name="ce44">
            <text:p>3117876</text:p>
          </table:table-cell>
          <table:table-cell office:value-type="string" table:style-name="ce44">
            <text:p>CONFIN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7900" table:style-name="ce44">
            <text:p>3117900</text:p>
          </table:table-cell>
          <table:table-cell office:value-type="string" table:style-name="ce44">
            <text:p>CONGONH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007" table:style-name="ce44">
            <text:p>3118007</text:p>
          </table:table-cell>
          <table:table-cell office:value-type="string" table:style-name="ce44">
            <text:p>CONGONH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106" table:style-name="ce44">
            <text:p>3118106</text:p>
          </table:table-cell>
          <table:table-cell office:value-type="string" table:style-name="ce44">
            <text:p>CONGONHAS DO NOR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205" table:style-name="ce44">
            <text:p>3118205</text:p>
          </table:table-cell>
          <table:table-cell office:value-type="string" table:style-name="ce44">
            <text:p>CONQUIS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304" table:style-name="ce44">
            <text:p>3118304</text:p>
          </table:table-cell>
          <table:table-cell office:value-type="string" table:style-name="ce44">
            <text:p>CONSELHEIRO LAFAIE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403" table:style-name="ce44">
            <text:p>3118403</text:p>
          </table:table-cell>
          <table:table-cell office:value-type="string" table:style-name="ce44">
            <text:p>CONSELHEIRO PE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502" table:style-name="ce44">
            <text:p>3118502</text:p>
          </table:table-cell>
          <table:table-cell office:value-type="string" table:style-name="ce44">
            <text:p>CONSOLAC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601" table:style-name="ce44">
            <text:p>3118601</text:p>
          </table:table-cell>
          <table:table-cell office:value-type="string" table:style-name="ce44">
            <text:p>CONTAGE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700" table:style-name="ce44">
            <text:p>3118700</text:p>
          </table:table-cell>
          <table:table-cell office:value-type="string" table:style-name="ce44">
            <text:p>COQUEIR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809" table:style-name="ce44">
            <text:p>3118809</text:p>
          </table:table-cell>
          <table:table-cell office:value-type="string" table:style-name="ce44">
            <text:p>CORACAO DE JESU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8908" table:style-name="ce44">
            <text:p>3118908</text:p>
          </table:table-cell>
          <table:table-cell office:value-type="string" table:style-name="ce44">
            <text:p>CORDISBURG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005" table:style-name="ce44">
            <text:p>3119005</text:p>
          </table:table-cell>
          <table:table-cell office:value-type="string" table:style-name="ce44">
            <text:p>CORDIS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104" table:style-name="ce44">
            <text:p>3119104</text:p>
          </table:table-cell>
          <table:table-cell office:value-type="string" table:style-name="ce44">
            <text:p>CORIN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203" table:style-name="ce44">
            <text:p>3119203</text:p>
          </table:table-cell>
          <table:table-cell office:value-type="string" table:style-name="ce44">
            <text:p>COROAC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302" table:style-name="ce44">
            <text:p>3119302</text:p>
          </table:table-cell>
          <table:table-cell office:value-type="string" table:style-name="ce44">
            <text:p>COROMANDE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401" table:style-name="ce44">
            <text:p>3119401</text:p>
          </table:table-cell>
          <table:table-cell office:value-type="string" table:style-name="ce44">
            <text:p>CORONEL FABRICIA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500" table:style-name="ce44">
            <text:p>3119500</text:p>
          </table:table-cell>
          <table:table-cell office:value-type="string" table:style-name="ce44">
            <text:p>CORONEL MUR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609" table:style-name="ce44">
            <text:p>3119609</text:p>
          </table:table-cell>
          <table:table-cell office:value-type="string" table:style-name="ce44">
            <text:p>CORONEL PACHE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708" table:style-name="ce44">
            <text:p>3119708</text:p>
          </table:table-cell>
          <table:table-cell office:value-type="string" table:style-name="ce44">
            <text:p>CORONEL XAVIER CHAV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807" table:style-name="ce44">
            <text:p>3119807</text:p>
          </table:table-cell>
          <table:table-cell office:value-type="string" table:style-name="ce44">
            <text:p>CORREGO DAN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906" table:style-name="ce44">
            <text:p>3119906</text:p>
          </table:table-cell>
          <table:table-cell office:value-type="string" table:style-name="ce44">
            <text:p>CORREGO DO BOM JESU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19955" table:style-name="ce44">
            <text:p>3119955</text:p>
          </table:table-cell>
          <table:table-cell office:value-type="string" table:style-name="ce44">
            <text:p>CORREGO FUN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003" table:style-name="ce44">
            <text:p>3120003</text:p>
          </table:table-cell>
          <table:table-cell office:value-type="string" table:style-name="ce44">
            <text:p>CORREGO NOV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102" table:style-name="ce44">
            <text:p>3120102</text:p>
          </table:table-cell>
          <table:table-cell office:value-type="string" table:style-name="ce44">
            <text:p>COUTO DE MAGALHAE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151" table:style-name="ce44">
            <text:p>3120151</text:p>
          </table:table-cell>
          <table:table-cell office:value-type="string" table:style-name="ce44">
            <text:p>CRISOL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201" table:style-name="ce44">
            <text:p>3120201</text:p>
          </table:table-cell>
          <table:table-cell office:value-type="string" table:style-name="ce44">
            <text:p>CRISTA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300" table:style-name="ce44">
            <text:p>3120300</text:p>
          </table:table-cell>
          <table:table-cell office:value-type="string" table:style-name="ce44">
            <text:p>CRISTAL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409" table:style-name="ce44">
            <text:p>3120409</text:p>
          </table:table-cell>
          <table:table-cell office:value-type="string" table:style-name="ce44">
            <text:p>CRISTIANO OTON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508" table:style-name="ce44">
            <text:p>3120508</text:p>
          </table:table-cell>
          <table:table-cell office:value-type="string" table:style-name="ce44">
            <text:p>CRIST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607" table:style-name="ce44">
            <text:p>3120607</text:p>
          </table:table-cell>
          <table:table-cell office:value-type="string" table:style-name="ce44">
            <text:p>CRUCI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706" table:style-name="ce44">
            <text:p>3120706</text:p>
          </table:table-cell>
          <table:table-cell office:value-type="string" table:style-name="ce44">
            <text:p>CRUZEIRO DA FORTALEZ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805" table:style-name="ce44">
            <text:p>3120805</text:p>
          </table:table-cell>
          <table:table-cell office:value-type="string" table:style-name="ce44">
            <text:p>CRUZIL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839" table:style-name="ce44">
            <text:p>3120839</text:p>
          </table:table-cell>
          <table:table-cell office:value-type="string" table:style-name="ce44">
            <text:p>CUPARAQU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870" table:style-name="ce44">
            <text:p>3120870</text:p>
          </table:table-cell>
          <table:table-cell office:value-type="string" table:style-name="ce44">
            <text:p>CURRAL DE DENT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0904" table:style-name="ce44">
            <text:p>3120904</text:p>
          </table:table-cell>
          <table:table-cell office:value-type="string" table:style-name="ce44">
            <text:p>CURVE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001" table:style-name="ce44">
            <text:p>3121001</text:p>
          </table:table-cell>
          <table:table-cell office:value-type="string" table:style-name="ce44">
            <text:p>DAT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100" table:style-name="ce44">
            <text:p>3121100</text:p>
          </table:table-cell>
          <table:table-cell office:value-type="string" table:style-name="ce44">
            <text:p>DELFIM MOR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209" table:style-name="ce44">
            <text:p>3121209</text:p>
          </table:table-cell>
          <table:table-cell office:value-type="string" table:style-name="ce44">
            <text:p>DELF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258" table:style-name="ce44">
            <text:p>3121258</text:p>
          </table:table-cell>
          <table:table-cell office:value-type="string" table:style-name="ce44">
            <text:p>DEL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308" table:style-name="ce44">
            <text:p>3121308</text:p>
          </table:table-cell>
          <table:table-cell office:value-type="string" table:style-name="ce44">
            <text:p>DESCOBER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407" table:style-name="ce44">
            <text:p>3121407</text:p>
          </table:table-cell>
          <table:table-cell office:value-type="string" table:style-name="ce44">
            <text:p>DESTERRO DE ENTRE RI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506" table:style-name="ce44">
            <text:p>3121506</text:p>
          </table:table-cell>
          <table:table-cell office:value-type="string" table:style-name="ce44">
            <text:p>DESTERRO DO ME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605" table:style-name="ce44">
            <text:p>3121605</text:p>
          </table:table-cell>
          <table:table-cell office:value-type="string" table:style-name="ce44">
            <text:p>DIAMANT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704" table:style-name="ce44">
            <text:p>3121704</text:p>
          </table:table-cell>
          <table:table-cell office:value-type="string" table:style-name="ce44">
            <text:p>DIOGO DE VASCONCEL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803" table:style-name="ce44">
            <text:p>3121803</text:p>
          </table:table-cell>
          <table:table-cell office:value-type="string" table:style-name="ce44">
            <text:p>DIONIS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1902" table:style-name="ce44">
            <text:p>3121902</text:p>
          </table:table-cell>
          <table:table-cell office:value-type="string" table:style-name="ce44">
            <text:p>DIVINES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009" table:style-name="ce44">
            <text:p>3122009</text:p>
          </table:table-cell>
          <table:table-cell office:value-type="string" table:style-name="ce44">
            <text:p>DIVI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108" table:style-name="ce44">
            <text:p>3122108</text:p>
          </table:table-cell>
          <table:table-cell office:value-type="string" table:style-name="ce44">
            <text:p>DIVINO DAS LARANJEI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207" table:style-name="ce44">
            <text:p>3122207</text:p>
          </table:table-cell>
          <table:table-cell office:value-type="string" table:style-name="ce44">
            <text:p>DIVINOLANDI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306" table:style-name="ce44">
            <text:p>3122306</text:p>
          </table:table-cell>
          <table:table-cell office:value-type="string" table:style-name="ce44">
            <text:p>DIV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355" table:style-name="ce44">
            <text:p>3122355</text:p>
          </table:table-cell>
          <table:table-cell office:value-type="string" table:style-name="ce44">
            <text:p>DIVISA ALEG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405" table:style-name="ce44">
            <text:p>3122405</text:p>
          </table:table-cell>
          <table:table-cell office:value-type="string" table:style-name="ce44">
            <text:p>DIVISA NO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454" table:style-name="ce44">
            <text:p>3122454</text:p>
          </table:table-cell>
          <table:table-cell office:value-type="string" table:style-name="ce44">
            <text:p>DIVIS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470" table:style-name="ce44">
            <text:p>3122470</text:p>
          </table:table-cell>
          <table:table-cell office:value-type="string" table:style-name="ce44">
            <text:p>DOM BOS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504" table:style-name="ce44">
            <text:p>3122504</text:p>
          </table:table-cell>
          <table:table-cell office:value-type="string" table:style-name="ce44">
            <text:p>DOM CAVAT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603" table:style-name="ce44">
            <text:p>3122603</text:p>
          </table:table-cell>
          <table:table-cell office:value-type="string" table:style-name="ce44">
            <text:p>DOM JOAQU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702" table:style-name="ce44">
            <text:p>3122702</text:p>
          </table:table-cell>
          <table:table-cell office:value-type="string" table:style-name="ce44">
            <text:p>DOM SILVER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801" table:style-name="ce44">
            <text:p>3122801</text:p>
          </table:table-cell>
          <table:table-cell office:value-type="string" table:style-name="ce44">
            <text:p>DOM VICO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2900" table:style-name="ce44">
            <text:p>3122900</text:p>
          </table:table-cell>
          <table:table-cell office:value-type="string" table:style-name="ce44">
            <text:p>DONA EUSEB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007" table:style-name="ce44">
            <text:p>3123007</text:p>
          </table:table-cell>
          <table:table-cell office:value-type="string" table:style-name="ce44">
            <text:p>DORES DE CAMP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106" table:style-name="ce44">
            <text:p>3123106</text:p>
          </table:table-cell>
          <table:table-cell office:value-type="string" table:style-name="ce44">
            <text:p>DORES DE GUANHA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205" table:style-name="ce44">
            <text:p>3123205</text:p>
          </table:table-cell>
          <table:table-cell office:value-type="string" table:style-name="ce44">
            <text:p>DORES DO INDA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304" table:style-name="ce44">
            <text:p>3123304</text:p>
          </table:table-cell>
          <table:table-cell office:value-type="string" table:style-name="ce44">
            <text:p>DORES DO TURV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403" table:style-name="ce44">
            <text:p>3123403</text:p>
          </table:table-cell>
          <table:table-cell office:value-type="string" table:style-name="ce44">
            <text:p>DORES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502" table:style-name="ce44">
            <text:p>3123502</text:p>
          </table:table-cell>
          <table:table-cell office:value-type="string" table:style-name="ce44">
            <text:p>DOURADOQU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528" table:style-name="ce44">
            <text:p>3123528</text:p>
          </table:table-cell>
          <table:table-cell office:value-type="string" table:style-name="ce44">
            <text:p>DURAN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601" table:style-name="ce44">
            <text:p>3123601</text:p>
          </table:table-cell>
          <table:table-cell office:value-type="string" table:style-name="ce44">
            <text:p>ELOI MEND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700" table:style-name="ce44">
            <text:p>3123700</text:p>
          </table:table-cell>
          <table:table-cell office:value-type="string" table:style-name="ce44">
            <text:p>ENGENHEIRO CALD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809" table:style-name="ce44">
            <text:p>3123809</text:p>
          </table:table-cell>
          <table:table-cell office:value-type="string" table:style-name="ce44">
            <text:p>ENGENHEIRO NAVAR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858" table:style-name="ce44">
            <text:p>3123858</text:p>
          </table:table-cell>
          <table:table-cell office:value-type="string" table:style-name="ce44">
            <text:p>ENTRE FOLH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3908" table:style-name="ce44">
            <text:p>3123908</text:p>
          </table:table-cell>
          <table:table-cell office:value-type="string" table:style-name="ce44">
            <text:p>ENTRE RIO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005" table:style-name="ce44">
            <text:p>3124005</text:p>
          </table:table-cell>
          <table:table-cell office:value-type="string" table:style-name="ce44">
            <text:p>ERVAL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104" table:style-name="ce44">
            <text:p>3124104</text:p>
          </table:table-cell>
          <table:table-cell office:value-type="string" table:style-name="ce44">
            <text:p>ESMERALD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203" table:style-name="ce44">
            <text:p>3124203</text:p>
          </table:table-cell>
          <table:table-cell office:value-type="string" table:style-name="ce44">
            <text:p>ESPERA FELIZ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302" table:style-name="ce44">
            <text:p>3124302</text:p>
          </table:table-cell>
          <table:table-cell office:value-type="string" table:style-name="ce44">
            <text:p>ESPINOS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401" table:style-name="ce44">
            <text:p>3124401</text:p>
          </table:table-cell>
          <table:table-cell office:value-type="string" table:style-name="ce44">
            <text:p>ESPIRITO SANTO DO DOURA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500" table:style-name="ce44">
            <text:p>3124500</text:p>
          </table:table-cell>
          <table:table-cell office:value-type="string" table:style-name="ce44">
            <text:p>ESTI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609" table:style-name="ce44">
            <text:p>3124609</text:p>
          </table:table-cell>
          <table:table-cell office:value-type="string" table:style-name="ce44">
            <text:p>ESTRELA DAL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708" table:style-name="ce44">
            <text:p>3124708</text:p>
          </table:table-cell>
          <table:table-cell office:value-type="string" table:style-name="ce44">
            <text:p>ESTRELA DO INDA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807" table:style-name="ce44">
            <text:p>3124807</text:p>
          </table:table-cell>
          <table:table-cell office:value-type="string" table:style-name="ce44">
            <text:p>ESTRELA DO SU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4906" table:style-name="ce44">
            <text:p>3124906</text:p>
          </table:table-cell>
          <table:table-cell office:value-type="string" table:style-name="ce44">
            <text:p>EUGE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002" table:style-name="ce44">
            <text:p>3125002</text:p>
          </table:table-cell>
          <table:table-cell office:value-type="string" table:style-name="ce44">
            <text:p>EWBANK DA CAM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101" table:style-name="ce44">
            <text:p>3125101</text:p>
          </table:table-cell>
          <table:table-cell office:value-type="string" table:style-name="ce44">
            <text:p>EXTRE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200" table:style-name="ce44">
            <text:p>3125200</text:p>
          </table:table-cell>
          <table:table-cell office:value-type="string" table:style-name="ce44">
            <text:p>FA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309" table:style-name="ce44">
            <text:p>3125309</text:p>
          </table:table-cell>
          <table:table-cell office:value-type="string" table:style-name="ce44">
            <text:p>FARIA LEM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408" table:style-name="ce44">
            <text:p>3125408</text:p>
          </table:table-cell>
          <table:table-cell office:value-type="string" table:style-name="ce44">
            <text:p>FELICIO DO SANT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507" table:style-name="ce44">
            <text:p>3125507</text:p>
          </table:table-cell>
          <table:table-cell office:value-type="string" table:style-name="ce44">
            <text:p>SAO GONCALO DO RIO PRE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606" table:style-name="ce44">
            <text:p>3125606</text:p>
          </table:table-cell>
          <table:table-cell office:value-type="string" table:style-name="ce44">
            <text:p>FELISBURG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705" table:style-name="ce44">
            <text:p>3125705</text:p>
          </table:table-cell>
          <table:table-cell office:value-type="string" table:style-name="ce44">
            <text:p>FELIX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804" table:style-name="ce44">
            <text:p>3125804</text:p>
          </table:table-cell>
          <table:table-cell office:value-type="string" table:style-name="ce44">
            <text:p>FERNANDES TOUR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903" table:style-name="ce44">
            <text:p>3125903</text:p>
          </table:table-cell>
          <table:table-cell office:value-type="string" table:style-name="ce44">
            <text:p>FERR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5952" table:style-name="ce44">
            <text:p>3125952</text:p>
          </table:table-cell>
          <table:table-cell office:value-type="string" table:style-name="ce44">
            <text:p>FERVEDOU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000" table:style-name="ce44">
            <text:p>3126000</text:p>
          </table:table-cell>
          <table:table-cell office:value-type="string" table:style-name="ce44">
            <text:p>FLOREST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109" table:style-name="ce44">
            <text:p>3126109</text:p>
          </table:table-cell>
          <table:table-cell office:value-type="string" table:style-name="ce44">
            <text:p>FORMI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208" table:style-name="ce44">
            <text:p>3126208</text:p>
          </table:table-cell>
          <table:table-cell office:value-type="string" table:style-name="ce44">
            <text:p>FORMO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307" table:style-name="ce44">
            <text:p>3126307</text:p>
          </table:table-cell>
          <table:table-cell office:value-type="string" table:style-name="ce44">
            <text:p>FORTALEZ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406" table:style-name="ce44">
            <text:p>3126406</text:p>
          </table:table-cell>
          <table:table-cell office:value-type="string" table:style-name="ce44">
            <text:p>FORTUN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505" table:style-name="ce44">
            <text:p>3126505</text:p>
          </table:table-cell>
          <table:table-cell office:value-type="string" table:style-name="ce44">
            <text:p>FRANCISCO BADA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604" table:style-name="ce44">
            <text:p>3126604</text:p>
          </table:table-cell>
          <table:table-cell office:value-type="string" table:style-name="ce44">
            <text:p>FRANCISCO DUMONT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703" table:style-name="ce44">
            <text:p>3126703</text:p>
          </table:table-cell>
          <table:table-cell office:value-type="string" table:style-name="ce44">
            <text:p>FRANCISCO S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752" table:style-name="ce44">
            <text:p>3126752</text:p>
          </table:table-cell>
          <table:table-cell office:value-type="string" table:style-name="ce44">
            <text:p>FRANCISC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802" table:style-name="ce44">
            <text:p>3126802</text:p>
          </table:table-cell>
          <table:table-cell office:value-type="string" table:style-name="ce44">
            <text:p>FREI GASPA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901" table:style-name="ce44">
            <text:p>3126901</text:p>
          </table:table-cell>
          <table:table-cell office:value-type="string" table:style-name="ce44">
            <text:p>FREI INOCENC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6950" table:style-name="ce44">
            <text:p>3126950</text:p>
          </table:table-cell>
          <table:table-cell office:value-type="string" table:style-name="ce44">
            <text:p>FREI LAGONEG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008" table:style-name="ce44">
            <text:p>3127008</text:p>
          </table:table-cell>
          <table:table-cell office:value-type="string" table:style-name="ce44">
            <text:p>FRONT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057" table:style-name="ce44">
            <text:p>3127057</text:p>
          </table:table-cell>
          <table:table-cell office:value-type="string" table:style-name="ce44">
            <text:p>FRONTEIRA DO VAL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073" table:style-name="ce44">
            <text:p>3127073</text:p>
          </table:table-cell>
          <table:table-cell office:value-type="string" table:style-name="ce44">
            <text:p>FRUTA DE LEI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107" table:style-name="ce44">
            <text:p>3127107</text:p>
          </table:table-cell>
          <table:table-cell office:value-type="string" table:style-name="ce44">
            <text:p>FRUT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206" table:style-name="ce44">
            <text:p>3127206</text:p>
          </table:table-cell>
          <table:table-cell office:value-type="string" table:style-name="ce44">
            <text:p>FUNI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305" table:style-name="ce44">
            <text:p>3127305</text:p>
          </table:table-cell>
          <table:table-cell office:value-type="string" table:style-name="ce44">
            <text:p>GALILE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339" table:style-name="ce44">
            <text:p>3127339</text:p>
          </table:table-cell>
          <table:table-cell office:value-type="string" table:style-name="ce44">
            <text:p>GAMELEI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354" table:style-name="ce44">
            <text:p>3127354</text:p>
          </table:table-cell>
          <table:table-cell office:value-type="string" table:style-name="ce44">
            <text:p>GLAUCI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370" table:style-name="ce44">
            <text:p>3127370</text:p>
          </table:table-cell>
          <table:table-cell office:value-type="string" table:style-name="ce44">
            <text:p>GOIAB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388" table:style-name="ce44">
            <text:p>3127388</text:p>
          </table:table-cell>
          <table:table-cell office:value-type="string" table:style-name="ce44">
            <text:p>GOIA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404" table:style-name="ce44">
            <text:p>3127404</text:p>
          </table:table-cell>
          <table:table-cell office:value-type="string" table:style-name="ce44">
            <text:p>GONCALV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503" table:style-name="ce44">
            <text:p>3127503</text:p>
          </table:table-cell>
          <table:table-cell office:value-type="string" table:style-name="ce44">
            <text:p>GONZA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602" table:style-name="ce44">
            <text:p>3127602</text:p>
          </table:table-cell>
          <table:table-cell office:value-type="string" table:style-name="ce44">
            <text:p>GOUVE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701" table:style-name="ce44">
            <text:p>3127701</text:p>
          </table:table-cell>
          <table:table-cell office:value-type="string" table:style-name="ce44">
            <text:p>GOVERNADOR VALADAR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800" table:style-name="ce44">
            <text:p>3127800</text:p>
          </table:table-cell>
          <table:table-cell office:value-type="string" table:style-name="ce44">
            <text:p>GRAO MOGO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7909" table:style-name="ce44">
            <text:p>3127909</text:p>
          </table:table-cell>
          <table:table-cell office:value-type="string" table:style-name="ce44">
            <text:p>GRUPI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006" table:style-name="ce44">
            <text:p>3128006</text:p>
          </table:table-cell>
          <table:table-cell office:value-type="string" table:style-name="ce44">
            <text:p>GUANHA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105" table:style-name="ce44">
            <text:p>3128105</text:p>
          </table:table-cell>
          <table:table-cell office:value-type="string" table:style-name="ce44">
            <text:p>GUAP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204" table:style-name="ce44">
            <text:p>3128204</text:p>
          </table:table-cell>
          <table:table-cell office:value-type="string" table:style-name="ce44">
            <text:p>GUARACI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253" table:style-name="ce44">
            <text:p>3128253</text:p>
          </table:table-cell>
          <table:table-cell office:value-type="string" table:style-name="ce44">
            <text:p>GUARACIA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303" table:style-name="ce44">
            <text:p>3128303</text:p>
          </table:table-cell>
          <table:table-cell office:value-type="string" table:style-name="ce44">
            <text:p>GUARANES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402" table:style-name="ce44">
            <text:p>3128402</text:p>
          </table:table-cell>
          <table:table-cell office:value-type="string" table:style-name="ce44">
            <text:p>GUARAN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501" table:style-name="ce44">
            <text:p>3128501</text:p>
          </table:table-cell>
          <table:table-cell office:value-type="string" table:style-name="ce44">
            <text:p>GUAR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600" table:style-name="ce44">
            <text:p>3128600</text:p>
          </table:table-cell>
          <table:table-cell office:value-type="string" table:style-name="ce44">
            <text:p>GUARDA-MO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709" table:style-name="ce44">
            <text:p>3128709</text:p>
          </table:table-cell>
          <table:table-cell office:value-type="string" table:style-name="ce44">
            <text:p>GUAXUP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808" table:style-name="ce44">
            <text:p>3128808</text:p>
          </table:table-cell>
          <table:table-cell office:value-type="string" table:style-name="ce44">
            <text:p>GUIDOV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8907" table:style-name="ce44">
            <text:p>3128907</text:p>
          </table:table-cell>
          <table:table-cell office:value-type="string" table:style-name="ce44">
            <text:p>GUIMAR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004" table:style-name="ce44">
            <text:p>3129004</text:p>
          </table:table-cell>
          <table:table-cell office:value-type="string" table:style-name="ce44">
            <text:p>GUIRICE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103" table:style-name="ce44">
            <text:p>3129103</text:p>
          </table:table-cell>
          <table:table-cell office:value-type="string" table:style-name="ce44">
            <text:p>GURINH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202" table:style-name="ce44">
            <text:p>3129202</text:p>
          </table:table-cell>
          <table:table-cell office:value-type="string" table:style-name="ce44">
            <text:p>HELIODO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301" table:style-name="ce44">
            <text:p>3129301</text:p>
          </table:table-cell>
          <table:table-cell office:value-type="string" table:style-name="ce44">
            <text:p>IAP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400" table:style-name="ce44">
            <text:p>3129400</text:p>
          </table:table-cell>
          <table:table-cell office:value-type="string" table:style-name="ce44">
            <text:p>IBERTIO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509" table:style-name="ce44">
            <text:p>3129509</text:p>
          </table:table-cell>
          <table:table-cell office:value-type="string" table:style-name="ce44">
            <text:p>IB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608" table:style-name="ce44">
            <text:p>3129608</text:p>
          </table:table-cell>
          <table:table-cell office:value-type="string" table:style-name="ce44">
            <text:p>IBI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657" table:style-name="ce44">
            <text:p>3129657</text:p>
          </table:table-cell>
          <table:table-cell office:value-type="string" table:style-name="ce44">
            <text:p>IBIRACAT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707" table:style-name="ce44">
            <text:p>3129707</text:p>
          </table:table-cell>
          <table:table-cell office:value-type="string" table:style-name="ce44">
            <text:p>IBIRAC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806" table:style-name="ce44">
            <text:p>3129806</text:p>
          </table:table-cell>
          <table:table-cell office:value-type="string" table:style-name="ce44">
            <text:p>IBIRI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29905" table:style-name="ce44">
            <text:p>3129905</text:p>
          </table:table-cell>
          <table:table-cell office:value-type="string" table:style-name="ce44">
            <text:p>IBITIUR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002" table:style-name="ce44">
            <text:p>3130002</text:p>
          </table:table-cell>
          <table:table-cell office:value-type="string" table:style-name="ce44">
            <text:p>IBITURU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051" table:style-name="ce44">
            <text:p>3130051</text:p>
          </table:table-cell>
          <table:table-cell office:value-type="string" table:style-name="ce44">
            <text:p>ICARAI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101" table:style-name="ce44">
            <text:p>3130101</text:p>
          </table:table-cell>
          <table:table-cell office:value-type="string" table:style-name="ce44">
            <text:p>IGARAP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200" table:style-name="ce44">
            <text:p>3130200</text:p>
          </table:table-cell>
          <table:table-cell office:value-type="string" table:style-name="ce44">
            <text:p>IGARA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309" table:style-name="ce44">
            <text:p>3130309</text:p>
          </table:table-cell>
          <table:table-cell office:value-type="string" table:style-name="ce44">
            <text:p>IGUATA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408" table:style-name="ce44">
            <text:p>3130408</text:p>
          </table:table-cell>
          <table:table-cell office:value-type="string" table:style-name="ce44">
            <text:p>IJAC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507" table:style-name="ce44">
            <text:p>3130507</text:p>
          </table:table-cell>
          <table:table-cell office:value-type="string" table:style-name="ce44">
            <text:p>ILICINE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556" table:style-name="ce44">
            <text:p>3130556</text:p>
          </table:table-cell>
          <table:table-cell office:value-type="string" table:style-name="ce44">
            <text:p>IMB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606" table:style-name="ce44">
            <text:p>3130606</text:p>
          </table:table-cell>
          <table:table-cell office:value-type="string" table:style-name="ce44">
            <text:p>INCONFIDENT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655" table:style-name="ce44">
            <text:p>3130655</text:p>
          </table:table-cell>
          <table:table-cell office:value-type="string" table:style-name="ce44">
            <text:p>INDAIAB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705" table:style-name="ce44">
            <text:p>3130705</text:p>
          </table:table-cell>
          <table:table-cell office:value-type="string" table:style-name="ce44">
            <text:p>INDIA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804" table:style-name="ce44">
            <text:p>3130804</text:p>
          </table:table-cell>
          <table:table-cell office:value-type="string" table:style-name="ce44">
            <text:p>ING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0903" table:style-name="ce44">
            <text:p>3130903</text:p>
          </table:table-cell>
          <table:table-cell office:value-type="string" table:style-name="ce44">
            <text:p>INHAP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000" table:style-name="ce44">
            <text:p>3131000</text:p>
          </table:table-cell>
          <table:table-cell office:value-type="string" table:style-name="ce44">
            <text:p>INHAU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109" table:style-name="ce44">
            <text:p>3131109</text:p>
          </table:table-cell>
          <table:table-cell office:value-type="string" table:style-name="ce44">
            <text:p>INIMUT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158" table:style-name="ce44">
            <text:p>3131158</text:p>
          </table:table-cell>
          <table:table-cell office:value-type="string" table:style-name="ce44">
            <text:p>IP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208" table:style-name="ce44">
            <text:p>3131208</text:p>
          </table:table-cell>
          <table:table-cell office:value-type="string" table:style-name="ce44">
            <text:p>IPANE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307" table:style-name="ce44">
            <text:p>3131307</text:p>
          </table:table-cell>
          <table:table-cell office:value-type="string" table:style-name="ce44">
            <text:p>IPA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406" table:style-name="ce44">
            <text:p>3131406</text:p>
          </table:table-cell>
          <table:table-cell office:value-type="string" table:style-name="ce44">
            <text:p>IPIA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505" table:style-name="ce44">
            <text:p>3131505</text:p>
          </table:table-cell>
          <table:table-cell office:value-type="string" table:style-name="ce44">
            <text:p>IPUIU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604" table:style-name="ce44">
            <text:p>3131604</text:p>
          </table:table-cell>
          <table:table-cell office:value-type="string" table:style-name="ce44">
            <text:p>IRAI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703" table:style-name="ce44">
            <text:p>3131703</text:p>
          </table:table-cell>
          <table:table-cell office:value-type="string" table:style-name="ce44">
            <text:p>ITAB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802" table:style-name="ce44">
            <text:p>3131802</text:p>
          </table:table-cell>
          <table:table-cell office:value-type="string" table:style-name="ce44">
            <text:p>ITABIRINHA DE MANTE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1901" table:style-name="ce44">
            <text:p>3131901</text:p>
          </table:table-cell>
          <table:table-cell office:value-type="string" table:style-name="ce44">
            <text:p>ITABIRI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008" table:style-name="ce44">
            <text:p>3132008</text:p>
          </table:table-cell>
          <table:table-cell office:value-type="string" table:style-name="ce44">
            <text:p>ITACAMB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107" table:style-name="ce44">
            <text:p>3132107</text:p>
          </table:table-cell>
          <table:table-cell office:value-type="string" table:style-name="ce44">
            <text:p>ITACARAMB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206" table:style-name="ce44">
            <text:p>3132206</text:p>
          </table:table-cell>
          <table:table-cell office:value-type="string" table:style-name="ce44">
            <text:p>ITAGU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305" table:style-name="ce44">
            <text:p>3132305</text:p>
          </table:table-cell>
          <table:table-cell office:value-type="string" table:style-name="ce44">
            <text:p>ITAIP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404" table:style-name="ce44">
            <text:p>3132404</text:p>
          </table:table-cell>
          <table:table-cell office:value-type="string" table:style-name="ce44">
            <text:p>ITAJU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503" table:style-name="ce44">
            <text:p>3132503</text:p>
          </table:table-cell>
          <table:table-cell office:value-type="string" table:style-name="ce44">
            <text:p>ITAMARAND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602" table:style-name="ce44">
            <text:p>3132602</text:p>
          </table:table-cell>
          <table:table-cell office:value-type="string" table:style-name="ce44">
            <text:p>ITAMARATI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701" table:style-name="ce44">
            <text:p>3132701</text:p>
          </table:table-cell>
          <table:table-cell office:value-type="string" table:style-name="ce44">
            <text:p>ITAMBACU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800" table:style-name="ce44">
            <text:p>3132800</text:p>
          </table:table-cell>
          <table:table-cell office:value-type="string" table:style-name="ce44">
            <text:p>ITAMBE DO MATO DENT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2909" table:style-name="ce44">
            <text:p>3132909</text:p>
          </table:table-cell>
          <table:table-cell office:value-type="string" table:style-name="ce44">
            <text:p>ITAMOG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006" table:style-name="ce44">
            <text:p>3133006</text:p>
          </table:table-cell>
          <table:table-cell office:value-type="string" table:style-name="ce44">
            <text:p>ITAMO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105" table:style-name="ce44">
            <text:p>3133105</text:p>
          </table:table-cell>
          <table:table-cell office:value-type="string" table:style-name="ce44">
            <text:p>ITANHAND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204" table:style-name="ce44">
            <text:p>3133204</text:p>
          </table:table-cell>
          <table:table-cell office:value-type="string" table:style-name="ce44">
            <text:p>ITANHOM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303" table:style-name="ce44">
            <text:p>3133303</text:p>
          </table:table-cell>
          <table:table-cell office:value-type="string" table:style-name="ce44">
            <text:p>ITAOB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402" table:style-name="ce44">
            <text:p>3133402</text:p>
          </table:table-cell>
          <table:table-cell office:value-type="string" table:style-name="ce44">
            <text:p>ITAPAGIP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501" table:style-name="ce44">
            <text:p>3133501</text:p>
          </table:table-cell>
          <table:table-cell office:value-type="string" table:style-name="ce44">
            <text:p>ITAPECERI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600" table:style-name="ce44">
            <text:p>3133600</text:p>
          </table:table-cell>
          <table:table-cell office:value-type="string" table:style-name="ce44">
            <text:p>ITAPE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709" table:style-name="ce44">
            <text:p>3133709</text:p>
          </table:table-cell>
          <table:table-cell office:value-type="string" table:style-name="ce44">
            <text:p>ITATIAIU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758" table:style-name="ce44">
            <text:p>3133758</text:p>
          </table:table-cell>
          <table:table-cell office:value-type="string" table:style-name="ce44">
            <text:p>ITAU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808" table:style-name="ce44">
            <text:p>3133808</text:p>
          </table:table-cell>
          <table:table-cell office:value-type="string" table:style-name="ce44">
            <text:p>ITAU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3907" table:style-name="ce44">
            <text:p>3133907</text:p>
          </table:table-cell>
          <table:table-cell office:value-type="string" table:style-name="ce44">
            <text:p>ITAVERA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004" table:style-name="ce44">
            <text:p>3134004</text:p>
          </table:table-cell>
          <table:table-cell office:value-type="string" table:style-name="ce44">
            <text:p>I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103" table:style-name="ce44">
            <text:p>3134103</text:p>
          </table:table-cell>
          <table:table-cell office:value-type="string" table:style-name="ce44">
            <text:p>ITUE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202" table:style-name="ce44">
            <text:p>3134202</text:p>
          </table:table-cell>
          <table:table-cell office:value-type="string" table:style-name="ce44">
            <text:p>ITUIUT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301" table:style-name="ce44">
            <text:p>3134301</text:p>
          </table:table-cell>
          <table:table-cell office:value-type="string" table:style-name="ce44">
            <text:p>ITUMIR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400" table:style-name="ce44">
            <text:p>3134400</text:p>
          </table:table-cell>
          <table:table-cell office:value-type="string" table:style-name="ce44">
            <text:p>ITURA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509" table:style-name="ce44">
            <text:p>3134509</text:p>
          </table:table-cell>
          <table:table-cell office:value-type="string" table:style-name="ce44">
            <text:p>ITU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608" table:style-name="ce44">
            <text:p>3134608</text:p>
          </table:table-cell>
          <table:table-cell office:value-type="string" table:style-name="ce44">
            <text:p>JABOTICATUB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707" table:style-name="ce44">
            <text:p>3134707</text:p>
          </table:table-cell>
          <table:table-cell office:value-type="string" table:style-name="ce44">
            <text:p>JACIN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806" table:style-name="ce44">
            <text:p>3134806</text:p>
          </table:table-cell>
          <table:table-cell office:value-type="string" table:style-name="ce44">
            <text:p>JAC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4905" table:style-name="ce44">
            <text:p>3134905</text:p>
          </table:table-cell>
          <table:table-cell office:value-type="string" table:style-name="ce44">
            <text:p>JACU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001" table:style-name="ce44">
            <text:p>3135001</text:p>
          </table:table-cell>
          <table:table-cell office:value-type="string" table:style-name="ce44">
            <text:p>JAGUARA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050" table:style-name="ce44">
            <text:p>3135050</text:p>
          </table:table-cell>
          <table:table-cell office:value-type="string" table:style-name="ce44">
            <text:p>JA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076" table:style-name="ce44">
            <text:p>3135076</text:p>
          </table:table-cell>
          <table:table-cell office:value-type="string" table:style-name="ce44">
            <text:p>JAMPRU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100" table:style-name="ce44">
            <text:p>3135100</text:p>
          </table:table-cell>
          <table:table-cell office:value-type="string" table:style-name="ce44">
            <text:p>JANAU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209" table:style-name="ce44">
            <text:p>3135209</text:p>
          </table:table-cell>
          <table:table-cell office:value-type="string" table:style-name="ce44">
            <text:p>JANUAR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308" table:style-name="ce44">
            <text:p>3135308</text:p>
          </table:table-cell>
          <table:table-cell office:value-type="string" table:style-name="ce44">
            <text:p>JAPARA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357" table:style-name="ce44">
            <text:p>3135357</text:p>
          </table:table-cell>
          <table:table-cell office:value-type="string" table:style-name="ce44">
            <text:p>JAPONVA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407" table:style-name="ce44">
            <text:p>3135407</text:p>
          </table:table-cell>
          <table:table-cell office:value-type="string" table:style-name="ce44">
            <text:p>JECE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456" table:style-name="ce44">
            <text:p>3135456</text:p>
          </table:table-cell>
          <table:table-cell office:value-type="string" table:style-name="ce44">
            <text:p>JENIPAP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506" table:style-name="ce44">
            <text:p>3135506</text:p>
          </table:table-cell>
          <table:table-cell office:value-type="string" table:style-name="ce44">
            <text:p>JEQUE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605" table:style-name="ce44">
            <text:p>3135605</text:p>
          </table:table-cell>
          <table:table-cell office:value-type="string" table:style-name="ce44">
            <text:p>JEQUIT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704" table:style-name="ce44">
            <text:p>3135704</text:p>
          </table:table-cell>
          <table:table-cell office:value-type="string" table:style-name="ce44">
            <text:p>JEQUIT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803" table:style-name="ce44">
            <text:p>3135803</text:p>
          </table:table-cell>
          <table:table-cell office:value-type="string" table:style-name="ce44">
            <text:p>JEQUITINHO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5902" table:style-name="ce44">
            <text:p>3135902</text:p>
          </table:table-cell>
          <table:table-cell office:value-type="string" table:style-name="ce44">
            <text:p>JESU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009" table:style-name="ce44">
            <text:p>3136009</text:p>
          </table:table-cell>
          <table:table-cell office:value-type="string" table:style-name="ce44">
            <text:p>JOAI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108" table:style-name="ce44">
            <text:p>3136108</text:p>
          </table:table-cell>
          <table:table-cell office:value-type="string" table:style-name="ce44">
            <text:p>JOANES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207" table:style-name="ce44">
            <text:p>3136207</text:p>
          </table:table-cell>
          <table:table-cell office:value-type="string" table:style-name="ce44">
            <text:p>JOAO MONLEVA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306" table:style-name="ce44">
            <text:p>3136306</text:p>
          </table:table-cell>
          <table:table-cell office:value-type="string" table:style-name="ce44">
            <text:p>JOAO PINHEI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405" table:style-name="ce44">
            <text:p>3136405</text:p>
          </table:table-cell>
          <table:table-cell office:value-type="string" table:style-name="ce44">
            <text:p>JOAQUIM FELIC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504" table:style-name="ce44">
            <text:p>3136504</text:p>
          </table:table-cell>
          <table:table-cell office:value-type="string" table:style-name="ce44">
            <text:p>JORD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520" table:style-name="ce44">
            <text:p>3136520</text:p>
          </table:table-cell>
          <table:table-cell office:value-type="string" table:style-name="ce44">
            <text:p>JOSE GONCALVE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553" table:style-name="ce44">
            <text:p>3136553</text:p>
          </table:table-cell>
          <table:table-cell office:value-type="string" table:style-name="ce44">
            <text:p>JOSE RAYDAN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579" table:style-name="ce44">
            <text:p>3136579</text:p>
          </table:table-cell>
          <table:table-cell office:value-type="string" table:style-name="ce44">
            <text:p>JOSE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603" table:style-name="ce44">
            <text:p>3136603</text:p>
          </table:table-cell>
          <table:table-cell office:value-type="string" table:style-name="ce44">
            <text:p>NOVA UNI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652" table:style-name="ce44">
            <text:p>3136652</text:p>
          </table:table-cell>
          <table:table-cell office:value-type="string" table:style-name="ce44">
            <text:p>JUATU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702" table:style-name="ce44">
            <text:p>3136702</text:p>
          </table:table-cell>
          <table:table-cell office:value-type="string" table:style-name="ce44">
            <text:p>JUIZ DE FO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801" table:style-name="ce44">
            <text:p>3136801</text:p>
          </table:table-cell>
          <table:table-cell office:value-type="string" table:style-name="ce44">
            <text:p>JURAMEN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900" table:style-name="ce44">
            <text:p>3136900</text:p>
          </table:table-cell>
          <table:table-cell office:value-type="string" table:style-name="ce44">
            <text:p>JURUA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6959" table:style-name="ce44">
            <text:p>3136959</text:p>
          </table:table-cell>
          <table:table-cell office:value-type="string" table:style-name="ce44">
            <text:p>JUVENIL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007" table:style-name="ce44">
            <text:p>3137007</text:p>
          </table:table-cell>
          <table:table-cell office:value-type="string" table:style-name="ce44">
            <text:p>LADA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106" table:style-name="ce44">
            <text:p>3137106</text:p>
          </table:table-cell>
          <table:table-cell office:value-type="string" table:style-name="ce44">
            <text:p>LAGAMA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205" table:style-name="ce44">
            <text:p>3137205</text:p>
          </table:table-cell>
          <table:table-cell office:value-type="string" table:style-name="ce44">
            <text:p>LAGOA DA PR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304" table:style-name="ce44">
            <text:p>3137304</text:p>
          </table:table-cell>
          <table:table-cell office:value-type="string" table:style-name="ce44">
            <text:p>LAGOA DO PAT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403" table:style-name="ce44">
            <text:p>3137403</text:p>
          </table:table-cell>
          <table:table-cell office:value-type="string" table:style-name="ce44">
            <text:p>LAGOA DOURAD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502" table:style-name="ce44">
            <text:p>3137502</text:p>
          </table:table-cell>
          <table:table-cell office:value-type="string" table:style-name="ce44">
            <text:p>LAGOA FORMOS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536" table:style-name="ce44">
            <text:p>3137536</text:p>
          </table:table-cell>
          <table:table-cell office:value-type="string" table:style-name="ce44">
            <text:p>LAGOA GRAN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601" table:style-name="ce44">
            <text:p>3137601</text:p>
          </table:table-cell>
          <table:table-cell office:value-type="string" table:style-name="ce44">
            <text:p>LAGOA SAN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700" table:style-name="ce44">
            <text:p>3137700</text:p>
          </table:table-cell>
          <table:table-cell office:value-type="string" table:style-name="ce44">
            <text:p>LAJ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809" table:style-name="ce44">
            <text:p>3137809</text:p>
          </table:table-cell>
          <table:table-cell office:value-type="string" table:style-name="ce44">
            <text:p>LAMBA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7908" table:style-name="ce44">
            <text:p>3137908</text:p>
          </table:table-cell>
          <table:table-cell office:value-type="string" table:style-name="ce44">
            <text:p>LAM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005" table:style-name="ce44">
            <text:p>3138005</text:p>
          </table:table-cell>
          <table:table-cell office:value-type="string" table:style-name="ce44">
            <text:p>LARANJ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104" table:style-name="ce44">
            <text:p>3138104</text:p>
          </table:table-cell>
          <table:table-cell office:value-type="string" table:style-name="ce44">
            <text:p>LASSANC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203" table:style-name="ce44">
            <text:p>3138203</text:p>
          </table:table-cell>
          <table:table-cell office:value-type="string" table:style-name="ce44">
            <text:p>LAV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302" table:style-name="ce44">
            <text:p>3138302</text:p>
          </table:table-cell>
          <table:table-cell office:value-type="string" table:style-name="ce44">
            <text:p>LEANDRO FERR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351" table:style-name="ce44">
            <text:p>3138351</text:p>
          </table:table-cell>
          <table:table-cell office:value-type="string" table:style-name="ce44">
            <text:p>LEME DO PRA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401" table:style-name="ce44">
            <text:p>3138401</text:p>
          </table:table-cell>
          <table:table-cell office:value-type="string" table:style-name="ce44">
            <text:p>LEOPOLD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500" table:style-name="ce44">
            <text:p>3138500</text:p>
          </table:table-cell>
          <table:table-cell office:value-type="string" table:style-name="ce44">
            <text:p>LIBERDA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609" table:style-name="ce44">
            <text:p>3138609</text:p>
          </table:table-cell>
          <table:table-cell office:value-type="string" table:style-name="ce44">
            <text:p>LIMA DUAR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625" table:style-name="ce44">
            <text:p>3138625</text:p>
          </table:table-cell>
          <table:table-cell office:value-type="string" table:style-name="ce44">
            <text:p>LIMEIRA DO OES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658" table:style-name="ce44">
            <text:p>3138658</text:p>
          </table:table-cell>
          <table:table-cell office:value-type="string" table:style-name="ce44">
            <text:p>LONT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674" table:style-name="ce44">
            <text:p>3138674</text:p>
          </table:table-cell>
          <table:table-cell office:value-type="string" table:style-name="ce44">
            <text:p>LUISBURG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682" table:style-name="ce44">
            <text:p>3138682</text:p>
          </table:table-cell>
          <table:table-cell office:value-type="string" table:style-name="ce44">
            <text:p>LUIS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708" table:style-name="ce44">
            <text:p>3138708</text:p>
          </table:table-cell>
          <table:table-cell office:value-type="string" table:style-name="ce44">
            <text:p>LUMINARI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807" table:style-name="ce44">
            <text:p>3138807</text:p>
          </table:table-cell>
          <table:table-cell office:value-type="string" table:style-name="ce44">
            <text:p>LUZ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8906" table:style-name="ce44">
            <text:p>3138906</text:p>
          </table:table-cell>
          <table:table-cell office:value-type="string" table:style-name="ce44">
            <text:p>MACHACA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003" table:style-name="ce44">
            <text:p>3139003</text:p>
          </table:table-cell>
          <table:table-cell office:value-type="string" table:style-name="ce44">
            <text:p>MACHA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102" table:style-name="ce44">
            <text:p>3139102</text:p>
          </table:table-cell>
          <table:table-cell office:value-type="string" table:style-name="ce44">
            <text:p>MADRE DE DEU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201" table:style-name="ce44">
            <text:p>3139201</text:p>
          </table:table-cell>
          <table:table-cell office:value-type="string" table:style-name="ce44">
            <text:p>MALACACHE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250" table:style-name="ce44">
            <text:p>3139250</text:p>
          </table:table-cell>
          <table:table-cell office:value-type="string" table:style-name="ce44">
            <text:p>MAMO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300" table:style-name="ce44">
            <text:p>3139300</text:p>
          </table:table-cell>
          <table:table-cell office:value-type="string" table:style-name="ce44">
            <text:p>MA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409" table:style-name="ce44">
            <text:p>3139409</text:p>
          </table:table-cell>
          <table:table-cell office:value-type="string" table:style-name="ce44">
            <text:p>MANHUA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508" table:style-name="ce44">
            <text:p>3139508</text:p>
          </table:table-cell>
          <table:table-cell office:value-type="string" table:style-name="ce44">
            <text:p>MANHUMIR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607" table:style-name="ce44">
            <text:p>3139607</text:p>
          </table:table-cell>
          <table:table-cell office:value-type="string" table:style-name="ce44">
            <text:p>MANTE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706" table:style-name="ce44">
            <text:p>3139706</text:p>
          </table:table-cell>
          <table:table-cell office:value-type="string" table:style-name="ce44">
            <text:p>MARAVILH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805" table:style-name="ce44">
            <text:p>3139805</text:p>
          </table:table-cell>
          <table:table-cell office:value-type="string" table:style-name="ce44">
            <text:p>MAR DE ESPA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39904" table:style-name="ce44">
            <text:p>3139904</text:p>
          </table:table-cell>
          <table:table-cell office:value-type="string" table:style-name="ce44">
            <text:p>MARIA DA F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001" table:style-name="ce44">
            <text:p>3140001</text:p>
          </table:table-cell>
          <table:table-cell office:value-type="string" table:style-name="ce44">
            <text:p>MARIA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100" table:style-name="ce44">
            <text:p>3140100</text:p>
          </table:table-cell>
          <table:table-cell office:value-type="string" table:style-name="ce44">
            <text:p>MARILAC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159" table:style-name="ce44">
            <text:p>3140159</text:p>
          </table:table-cell>
          <table:table-cell office:value-type="string" table:style-name="ce44">
            <text:p>MARIO CAMP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209" table:style-name="ce44">
            <text:p>3140209</text:p>
          </table:table-cell>
          <table:table-cell office:value-type="string" table:style-name="ce44">
            <text:p>MARIP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308" table:style-name="ce44">
            <text:p>3140308</text:p>
          </table:table-cell>
          <table:table-cell office:value-type="string" table:style-name="ce44">
            <text:p>MARLIER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407" table:style-name="ce44">
            <text:p>3140407</text:p>
          </table:table-cell>
          <table:table-cell office:value-type="string" table:style-name="ce44">
            <text:p>MARMEL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506" table:style-name="ce44">
            <text:p>3140506</text:p>
          </table:table-cell>
          <table:table-cell office:value-type="string" table:style-name="ce44">
            <text:p>MARTINHO CAMP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530" table:style-name="ce44">
            <text:p>3140530</text:p>
          </table:table-cell>
          <table:table-cell office:value-type="string" table:style-name="ce44">
            <text:p>MARTINS SOAR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555" table:style-name="ce44">
            <text:p>3140555</text:p>
          </table:table-cell>
          <table:table-cell office:value-type="string" table:style-name="ce44">
            <text:p>MATA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605" table:style-name="ce44">
            <text:p>3140605</text:p>
          </table:table-cell>
          <table:table-cell office:value-type="string" table:style-name="ce44">
            <text:p>MATER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704" table:style-name="ce44">
            <text:p>3140704</text:p>
          </table:table-cell>
          <table:table-cell office:value-type="string" table:style-name="ce44">
            <text:p>MATEUS LEM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803" table:style-name="ce44">
            <text:p>3140803</text:p>
          </table:table-cell>
          <table:table-cell office:value-type="string" table:style-name="ce44">
            <text:p>MATIAS BARBOS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852" table:style-name="ce44">
            <text:p>3140852</text:p>
          </table:table-cell>
          <table:table-cell office:value-type="string" table:style-name="ce44">
            <text:p>MATIAS CARDO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0902" table:style-name="ce44">
            <text:p>3140902</text:p>
          </table:table-cell>
          <table:table-cell office:value-type="string" table:style-name="ce44">
            <text:p>MATIP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009" table:style-name="ce44">
            <text:p>3141009</text:p>
          </table:table-cell>
          <table:table-cell office:value-type="string" table:style-name="ce44">
            <text:p>MATO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108" table:style-name="ce44">
            <text:p>3141108</text:p>
          </table:table-cell>
          <table:table-cell office:value-type="string" table:style-name="ce44">
            <text:p>MATOZINH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207" table:style-name="ce44">
            <text:p>3141207</text:p>
          </table:table-cell>
          <table:table-cell office:value-type="string" table:style-name="ce44">
            <text:p>MATUT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306" table:style-name="ce44">
            <text:p>3141306</text:p>
          </table:table-cell>
          <table:table-cell office:value-type="string" table:style-name="ce44">
            <text:p>MEDEIR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405" table:style-name="ce44">
            <text:p>3141405</text:p>
          </table:table-cell>
          <table:table-cell office:value-type="string" table:style-name="ce44">
            <text:p>MED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504" table:style-name="ce44">
            <text:p>3141504</text:p>
          </table:table-cell>
          <table:table-cell office:value-type="string" table:style-name="ce44">
            <text:p>MENDES PIMENTE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603" table:style-name="ce44">
            <text:p>3141603</text:p>
          </table:table-cell>
          <table:table-cell office:value-type="string" table:style-name="ce44">
            <text:p>MERC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702" table:style-name="ce44">
            <text:p>3141702</text:p>
          </table:table-cell>
          <table:table-cell office:value-type="string" table:style-name="ce44">
            <text:p>MESQU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801" table:style-name="ce44">
            <text:p>3141801</text:p>
          </table:table-cell>
          <table:table-cell office:value-type="string" table:style-name="ce44">
            <text:p>MINAS NOV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1900" table:style-name="ce44">
            <text:p>3141900</text:p>
          </table:table-cell>
          <table:table-cell office:value-type="string" table:style-name="ce44">
            <text:p>MINDU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007" table:style-name="ce44">
            <text:p>3142007</text:p>
          </table:table-cell>
          <table:table-cell office:value-type="string" table:style-name="ce44">
            <text:p>MIRABEL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106" table:style-name="ce44">
            <text:p>3142106</text:p>
          </table:table-cell>
          <table:table-cell office:value-type="string" table:style-name="ce44">
            <text:p>MIRADOU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205" table:style-name="ce44">
            <text:p>3142205</text:p>
          </table:table-cell>
          <table:table-cell office:value-type="string" table:style-name="ce44">
            <text:p>MIR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254" table:style-name="ce44">
            <text:p>3142254</text:p>
          </table:table-cell>
          <table:table-cell office:value-type="string" table:style-name="ce44">
            <text:p>MIRAV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304" table:style-name="ce44">
            <text:p>3142304</text:p>
          </table:table-cell>
          <table:table-cell office:value-type="string" table:style-name="ce44">
            <text:p>MOED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403" table:style-name="ce44">
            <text:p>3142403</text:p>
          </table:table-cell>
          <table:table-cell office:value-type="string" table:style-name="ce44">
            <text:p>MOE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502" table:style-name="ce44">
            <text:p>3142502</text:p>
          </table:table-cell>
          <table:table-cell office:value-type="string" table:style-name="ce44">
            <text:p>MONJOL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601" table:style-name="ce44">
            <text:p>3142601</text:p>
          </table:table-cell>
          <table:table-cell office:value-type="string" table:style-name="ce44">
            <text:p>MONSENHOR PAU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700" table:style-name="ce44">
            <text:p>3142700</text:p>
          </table:table-cell>
          <table:table-cell office:value-type="string" table:style-name="ce44">
            <text:p>MONTALV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809" table:style-name="ce44">
            <text:p>3142809</text:p>
          </table:table-cell>
          <table:table-cell office:value-type="string" table:style-name="ce44">
            <text:p>MONTE ALEGR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2908" table:style-name="ce44">
            <text:p>3142908</text:p>
          </table:table-cell>
          <table:table-cell office:value-type="string" table:style-name="ce44">
            <text:p>MONTE AZU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005" table:style-name="ce44">
            <text:p>3143005</text:p>
          </table:table-cell>
          <table:table-cell office:value-type="string" table:style-name="ce44">
            <text:p>MONTE BE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104" table:style-name="ce44">
            <text:p>3143104</text:p>
          </table:table-cell>
          <table:table-cell office:value-type="string" table:style-name="ce44">
            <text:p>MONTE CARMEL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153" table:style-name="ce44">
            <text:p>3143153</text:p>
          </table:table-cell>
          <table:table-cell office:value-type="string" table:style-name="ce44">
            <text:p>MONTE FORMO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203" table:style-name="ce44">
            <text:p>3143203</text:p>
          </table:table-cell>
          <table:table-cell office:value-type="string" table:style-name="ce44">
            <text:p>MONTE SANT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302" table:style-name="ce44">
            <text:p>3143302</text:p>
          </table:table-cell>
          <table:table-cell office:value-type="string" table:style-name="ce44">
            <text:p>MONTES CLAR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401" table:style-name="ce44">
            <text:p>3143401</text:p>
          </table:table-cell>
          <table:table-cell office:value-type="string" table:style-name="ce44">
            <text:p>MONTE SI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450" table:style-name="ce44">
            <text:p>3143450</text:p>
          </table:table-cell>
          <table:table-cell office:value-type="string" table:style-name="ce44">
            <text:p>MONTEZU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500" table:style-name="ce44">
            <text:p>3143500</text:p>
          </table:table-cell>
          <table:table-cell office:value-type="string" table:style-name="ce44">
            <text:p>MORADA NOV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609" table:style-name="ce44">
            <text:p>3143609</text:p>
          </table:table-cell>
          <table:table-cell office:value-type="string" table:style-name="ce44">
            <text:p>MORRO DA GAR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708" table:style-name="ce44">
            <text:p>3143708</text:p>
          </table:table-cell>
          <table:table-cell office:value-type="string" table:style-name="ce44">
            <text:p>MORRO DO PILA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807" table:style-name="ce44">
            <text:p>3143807</text:p>
          </table:table-cell>
          <table:table-cell office:value-type="string" table:style-name="ce44">
            <text:p>MUNHOZ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3906" table:style-name="ce44">
            <text:p>3143906</text:p>
          </table:table-cell>
          <table:table-cell office:value-type="string" table:style-name="ce44">
            <text:p>MURIA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003" table:style-name="ce44">
            <text:p>3144003</text:p>
          </table:table-cell>
          <table:table-cell office:value-type="string" table:style-name="ce44">
            <text:p>MUTU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102" table:style-name="ce44">
            <text:p>3144102</text:p>
          </table:table-cell>
          <table:table-cell office:value-type="string" table:style-name="ce44">
            <text:p>MUZAMB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201" table:style-name="ce44">
            <text:p>3144201</text:p>
          </table:table-cell>
          <table:table-cell office:value-type="string" table:style-name="ce44">
            <text:p>NACIP RAYDAN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300" table:style-name="ce44">
            <text:p>3144300</text:p>
          </table:table-cell>
          <table:table-cell office:value-type="string" table:style-name="ce44">
            <text:p>NANUQU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359" table:style-name="ce44">
            <text:p>3144359</text:p>
          </table:table-cell>
          <table:table-cell office:value-type="string" table:style-name="ce44">
            <text:p>NAQU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375" table:style-name="ce44">
            <text:p>3144375</text:p>
          </table:table-cell>
          <table:table-cell office:value-type="string" table:style-name="ce44">
            <text:p>NATA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409" table:style-name="ce44">
            <text:p>3144409</text:p>
          </table:table-cell>
          <table:table-cell office:value-type="string" table:style-name="ce44">
            <text:p>NATERC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508" table:style-name="ce44">
            <text:p>3144508</text:p>
          </table:table-cell>
          <table:table-cell office:value-type="string" table:style-name="ce44">
            <text:p>NAZARE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607" table:style-name="ce44">
            <text:p>3144607</text:p>
          </table:table-cell>
          <table:table-cell office:value-type="string" table:style-name="ce44">
            <text:p>NEPOMUCE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656" table:style-name="ce44">
            <text:p>3144656</text:p>
          </table:table-cell>
          <table:table-cell office:value-type="string" table:style-name="ce44">
            <text:p>NINH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672" table:style-name="ce44">
            <text:p>3144672</text:p>
          </table:table-cell>
          <table:table-cell office:value-type="string" table:style-name="ce44">
            <text:p>NOVA BELE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706" table:style-name="ce44">
            <text:p>3144706</text:p>
          </table:table-cell>
          <table:table-cell office:value-type="string" table:style-name="ce44">
            <text:p>NOVA E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805" table:style-name="ce44">
            <text:p>3144805</text:p>
          </table:table-cell>
          <table:table-cell office:value-type="string" table:style-name="ce44">
            <text:p>NOVA LI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4904" table:style-name="ce44">
            <text:p>3144904</text:p>
          </table:table-cell>
          <table:table-cell office:value-type="string" table:style-name="ce44">
            <text:p>NOVA MODI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000" table:style-name="ce44">
            <text:p>3145000</text:p>
          </table:table-cell>
          <table:table-cell office:value-type="string" table:style-name="ce44">
            <text:p>NOVA PO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059" table:style-name="ce44">
            <text:p>3145059</text:p>
          </table:table-cell>
          <table:table-cell office:value-type="string" table:style-name="ce44">
            <text:p>NOVA PORTEIR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109" table:style-name="ce44">
            <text:p>3145109</text:p>
          </table:table-cell>
          <table:table-cell office:value-type="string" table:style-name="ce44">
            <text:p>NOVA RESEN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208" table:style-name="ce44">
            <text:p>3145208</text:p>
          </table:table-cell>
          <table:table-cell office:value-type="string" table:style-name="ce44">
            <text:p>NOVA SERRA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307" table:style-name="ce44">
            <text:p>3145307</text:p>
          </table:table-cell>
          <table:table-cell office:value-type="string" table:style-name="ce44">
            <text:p>NOVO CRUZEI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356" table:style-name="ce44">
            <text:p>3145356</text:p>
          </table:table-cell>
          <table:table-cell office:value-type="string" table:style-name="ce44">
            <text:p>NOVO ORIENT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372" table:style-name="ce44">
            <text:p>3145372</text:p>
          </table:table-cell>
          <table:table-cell office:value-type="string" table:style-name="ce44">
            <text:p>NOVORIZO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406" table:style-name="ce44">
            <text:p>3145406</text:p>
          </table:table-cell>
          <table:table-cell office:value-type="string" table:style-name="ce44">
            <text:p>OLAR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455" table:style-name="ce44">
            <text:p>3145455</text:p>
          </table:table-cell>
          <table:table-cell office:value-type="string" table:style-name="ce44">
            <text:p>OLHOS-D AGU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505" table:style-name="ce44">
            <text:p>3145505</text:p>
          </table:table-cell>
          <table:table-cell office:value-type="string" table:style-name="ce44">
            <text:p>OLIMPIO NORO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604" table:style-name="ce44">
            <text:p>3145604</text:p>
          </table:table-cell>
          <table:table-cell office:value-type="string" table:style-name="ce44">
            <text:p>OLIV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703" table:style-name="ce44">
            <text:p>3145703</text:p>
          </table:table-cell>
          <table:table-cell office:value-type="string" table:style-name="ce44">
            <text:p>OLIVEIRA FORT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802" table:style-name="ce44">
            <text:p>3145802</text:p>
          </table:table-cell>
          <table:table-cell office:value-type="string" table:style-name="ce44">
            <text:p>ONCA DE PITANG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851" table:style-name="ce44">
            <text:p>3145851</text:p>
          </table:table-cell>
          <table:table-cell office:value-type="string" table:style-name="ce44">
            <text:p>ORATORI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877" table:style-name="ce44">
            <text:p>3145877</text:p>
          </table:table-cell>
          <table:table-cell office:value-type="string" table:style-name="ce44">
            <text:p>ORIZ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5901" table:style-name="ce44">
            <text:p>3145901</text:p>
          </table:table-cell>
          <table:table-cell office:value-type="string" table:style-name="ce44">
            <text:p>OURO BRAN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008" table:style-name="ce44">
            <text:p>3146008</text:p>
          </table:table-cell>
          <table:table-cell office:value-type="string" table:style-name="ce44">
            <text:p>OURO FI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107" table:style-name="ce44">
            <text:p>3146107</text:p>
          </table:table-cell>
          <table:table-cell office:value-type="string" table:style-name="ce44">
            <text:p>OURO PRE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206" table:style-name="ce44">
            <text:p>3146206</text:p>
          </table:table-cell>
          <table:table-cell office:value-type="string" table:style-name="ce44">
            <text:p>OURO VERD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255" table:style-name="ce44">
            <text:p>3146255</text:p>
          </table:table-cell>
          <table:table-cell office:value-type="string" table:style-name="ce44">
            <text:p>PADRE CARVAL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305" table:style-name="ce44">
            <text:p>3146305</text:p>
          </table:table-cell>
          <table:table-cell office:value-type="string" table:style-name="ce44">
            <text:p>PADRE PARAI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404" table:style-name="ce44">
            <text:p>3146404</text:p>
          </table:table-cell>
          <table:table-cell office:value-type="string" table:style-name="ce44">
            <text:p>PAINEI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503" table:style-name="ce44">
            <text:p>3146503</text:p>
          </table:table-cell>
          <table:table-cell office:value-type="string" table:style-name="ce44">
            <text:p>PAIN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552" table:style-name="ce44">
            <text:p>3146552</text:p>
          </table:table-cell>
          <table:table-cell office:value-type="string" table:style-name="ce44">
            <text:p>PAI PED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602" table:style-name="ce44">
            <text:p>3146602</text:p>
          </table:table-cell>
          <table:table-cell office:value-type="string" table:style-name="ce44">
            <text:p>PAI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701" table:style-name="ce44">
            <text:p>3146701</text:p>
          </table:table-cell>
          <table:table-cell office:value-type="string" table:style-name="ce44">
            <text:p>PAL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750" table:style-name="ce44">
            <text:p>3146750</text:p>
          </table:table-cell>
          <table:table-cell office:value-type="string" table:style-name="ce44">
            <text:p>PALM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6909" table:style-name="ce44">
            <text:p>3146909</text:p>
          </table:table-cell>
          <table:table-cell office:value-type="string" table:style-name="ce44">
            <text:p>PAPAGAI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006" table:style-name="ce44">
            <text:p>3147006</text:p>
          </table:table-cell>
          <table:table-cell office:value-type="string" table:style-name="ce44">
            <text:p>PARACAT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105" table:style-name="ce44">
            <text:p>3147105</text:p>
          </table:table-cell>
          <table:table-cell office:value-type="string" table:style-name="ce44">
            <text:p>PAR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204" table:style-name="ce44">
            <text:p>3147204</text:p>
          </table:table-cell>
          <table:table-cell office:value-type="string" table:style-name="ce44">
            <text:p>PARAGUA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303" table:style-name="ce44">
            <text:p>3147303</text:p>
          </table:table-cell>
          <table:table-cell office:value-type="string" table:style-name="ce44">
            <text:p>PARAIS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402" table:style-name="ce44">
            <text:p>3147402</text:p>
          </table:table-cell>
          <table:table-cell office:value-type="string" table:style-name="ce44">
            <text:p>PARAOPE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501" table:style-name="ce44">
            <text:p>3147501</text:p>
          </table:table-cell>
          <table:table-cell office:value-type="string" table:style-name="ce44">
            <text:p>PASSABE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600" table:style-name="ce44">
            <text:p>3147600</text:p>
          </table:table-cell>
          <table:table-cell office:value-type="string" table:style-name="ce44">
            <text:p>PASSA QUAT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709" table:style-name="ce44">
            <text:p>3147709</text:p>
          </table:table-cell>
          <table:table-cell office:value-type="string" table:style-name="ce44">
            <text:p>PASSA TEMP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808" table:style-name="ce44">
            <text:p>3147808</text:p>
          </table:table-cell>
          <table:table-cell office:value-type="string" table:style-name="ce44">
            <text:p>PASSA VI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907" table:style-name="ce44">
            <text:p>3147907</text:p>
          </table:table-cell>
          <table:table-cell office:value-type="string" table:style-name="ce44">
            <text:p>PASS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7956" table:style-name="ce44">
            <text:p>3147956</text:p>
          </table:table-cell>
          <table:table-cell office:value-type="string" table:style-name="ce44">
            <text:p>PAT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004" table:style-name="ce44">
            <text:p>3148004</text:p>
          </table:table-cell>
          <table:table-cell office:value-type="string" table:style-name="ce44">
            <text:p>PATO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103" table:style-name="ce44">
            <text:p>3148103</text:p>
          </table:table-cell>
          <table:table-cell office:value-type="string" table:style-name="ce44">
            <text:p>PATROCIN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202" table:style-name="ce44">
            <text:p>3148202</text:p>
          </table:table-cell>
          <table:table-cell office:value-type="string" table:style-name="ce44">
            <text:p>PATROCINIO DO MURIA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301" table:style-name="ce44">
            <text:p>3148301</text:p>
          </table:table-cell>
          <table:table-cell office:value-type="string" table:style-name="ce44">
            <text:p>PAULA CANDI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400" table:style-name="ce44">
            <text:p>3148400</text:p>
          </table:table-cell>
          <table:table-cell office:value-type="string" table:style-name="ce44">
            <text:p>PAULIST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509" table:style-name="ce44">
            <text:p>3148509</text:p>
          </table:table-cell>
          <table:table-cell office:value-type="string" table:style-name="ce44">
            <text:p>PAV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608" table:style-name="ce44">
            <text:p>3148608</text:p>
          </table:table-cell>
          <table:table-cell office:value-type="string" table:style-name="ce44">
            <text:p>PECA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707" table:style-name="ce44">
            <text:p>3148707</text:p>
          </table:table-cell>
          <table:table-cell office:value-type="string" table:style-name="ce44">
            <text:p>PEDRA AZU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756" table:style-name="ce44">
            <text:p>3148756</text:p>
          </table:table-cell>
          <table:table-cell office:value-type="string" table:style-name="ce44">
            <text:p>PEDRA BON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806" table:style-name="ce44">
            <text:p>3148806</text:p>
          </table:table-cell>
          <table:table-cell office:value-type="string" table:style-name="ce44">
            <text:p>PEDRA DO AN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8905" table:style-name="ce44">
            <text:p>3148905</text:p>
          </table:table-cell>
          <table:table-cell office:value-type="string" table:style-name="ce44">
            <text:p>PEDRA DO INDA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002" table:style-name="ce44">
            <text:p>3149002</text:p>
          </table:table-cell>
          <table:table-cell office:value-type="string" table:style-name="ce44">
            <text:p>PEDRA DOURAD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101" table:style-name="ce44">
            <text:p>3149101</text:p>
          </table:table-cell>
          <table:table-cell office:value-type="string" table:style-name="ce44">
            <text:p>PEDRAL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150" table:style-name="ce44">
            <text:p>3149150</text:p>
          </table:table-cell>
          <table:table-cell office:value-type="string" table:style-name="ce44">
            <text:p>PEDRAS DE MARIA DA CRUZ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200" table:style-name="ce44">
            <text:p>3149200</text:p>
          </table:table-cell>
          <table:table-cell office:value-type="string" table:style-name="ce44">
            <text:p>PEDR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309" table:style-name="ce44">
            <text:p>3149309</text:p>
          </table:table-cell>
          <table:table-cell office:value-type="string" table:style-name="ce44">
            <text:p>PEDRO LEOPOL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408" table:style-name="ce44">
            <text:p>3149408</text:p>
          </table:table-cell>
          <table:table-cell office:value-type="string" table:style-name="ce44">
            <text:p>PEDRO TEIX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507" table:style-name="ce44">
            <text:p>3149507</text:p>
          </table:table-cell>
          <table:table-cell office:value-type="string" table:style-name="ce44">
            <text:p>PEQUE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606" table:style-name="ce44">
            <text:p>3149606</text:p>
          </table:table-cell>
          <table:table-cell office:value-type="string" table:style-name="ce44">
            <text:p>PEQ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705" table:style-name="ce44">
            <text:p>3149705</text:p>
          </table:table-cell>
          <table:table-cell office:value-type="string" table:style-name="ce44">
            <text:p>PERDIG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804" table:style-name="ce44">
            <text:p>3149804</text:p>
          </table:table-cell>
          <table:table-cell office:value-type="string" table:style-name="ce44">
            <text:p>PERDIZ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903" table:style-name="ce44">
            <text:p>3149903</text:p>
          </table:table-cell>
          <table:table-cell office:value-type="string" table:style-name="ce44">
            <text:p>PERDO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49952" table:style-name="ce44">
            <text:p>3149952</text:p>
          </table:table-cell>
          <table:table-cell office:value-type="string" table:style-name="ce44">
            <text:p>PERIQUI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000" table:style-name="ce44">
            <text:p>3150000</text:p>
          </table:table-cell>
          <table:table-cell office:value-type="string" table:style-name="ce44">
            <text:p>PESCADO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109" table:style-name="ce44">
            <text:p>3150109</text:p>
          </table:table-cell>
          <table:table-cell office:value-type="string" table:style-name="ce44">
            <text:p>PIA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158" table:style-name="ce44">
            <text:p>3150158</text:p>
          </table:table-cell>
          <table:table-cell office:value-type="string" table:style-name="ce44">
            <text:p>PIEDADE DE CARA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208" table:style-name="ce44">
            <text:p>3150208</text:p>
          </table:table-cell>
          <table:table-cell office:value-type="string" table:style-name="ce44">
            <text:p>PIEDADE DE PONTE NO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307" table:style-name="ce44">
            <text:p>3150307</text:p>
          </table:table-cell>
          <table:table-cell office:value-type="string" table:style-name="ce44">
            <text:p>PIEDADE DO RIO GRAN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406" table:style-name="ce44">
            <text:p>3150406</text:p>
          </table:table-cell>
          <table:table-cell office:value-type="string" table:style-name="ce44">
            <text:p>PIEDADE DO GERA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505" table:style-name="ce44">
            <text:p>3150505</text:p>
          </table:table-cell>
          <table:table-cell office:value-type="string" table:style-name="ce44">
            <text:p>PIMEN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539" table:style-name="ce44">
            <text:p>3150539</text:p>
          </table:table-cell>
          <table:table-cell office:value-type="string" table:style-name="ce44">
            <text:p>PINGO D AGU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570" table:style-name="ce44">
            <text:p>3150570</text:p>
          </table:table-cell>
          <table:table-cell office:value-type="string" table:style-name="ce44">
            <text:p>PINT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604" table:style-name="ce44">
            <text:p>3150604</text:p>
          </table:table-cell>
          <table:table-cell office:value-type="string" table:style-name="ce44">
            <text:p>PIRACE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703" table:style-name="ce44">
            <text:p>3150703</text:p>
          </table:table-cell>
          <table:table-cell office:value-type="string" table:style-name="ce44">
            <text:p>PIRAJU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802" table:style-name="ce44">
            <text:p>3150802</text:p>
          </table:table-cell>
          <table:table-cell office:value-type="string" table:style-name="ce44">
            <text:p>PIRA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0901" table:style-name="ce44">
            <text:p>3150901</text:p>
          </table:table-cell>
          <table:table-cell office:value-type="string" table:style-name="ce44">
            <text:p>PIRANGU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008" table:style-name="ce44">
            <text:p>3151008</text:p>
          </table:table-cell>
          <table:table-cell office:value-type="string" table:style-name="ce44">
            <text:p>PIRANGU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107" table:style-name="ce44">
            <text:p>3151107</text:p>
          </table:table-cell>
          <table:table-cell office:value-type="string" table:style-name="ce44">
            <text:p>PIRAPE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206" table:style-name="ce44">
            <text:p>3151206</text:p>
          </table:table-cell>
          <table:table-cell office:value-type="string" table:style-name="ce44">
            <text:p>PIRAPO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305" table:style-name="ce44">
            <text:p>3151305</text:p>
          </table:table-cell>
          <table:table-cell office:value-type="string" table:style-name="ce44">
            <text:p>PIRAU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404" table:style-name="ce44">
            <text:p>3151404</text:p>
          </table:table-cell>
          <table:table-cell office:value-type="string" table:style-name="ce44">
            <text:p>PITANG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503" table:style-name="ce44">
            <text:p>3151503</text:p>
          </table:table-cell>
          <table:table-cell office:value-type="string" table:style-name="ce44">
            <text:p>PIUMH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602" table:style-name="ce44">
            <text:p>3151602</text:p>
          </table:table-cell>
          <table:table-cell office:value-type="string" table:style-name="ce44">
            <text:p>PLANU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701" table:style-name="ce44">
            <text:p>3151701</text:p>
          </table:table-cell>
          <table:table-cell office:value-type="string" table:style-name="ce44">
            <text:p>POCO FUN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800" table:style-name="ce44">
            <text:p>3151800</text:p>
          </table:table-cell>
          <table:table-cell office:value-type="string" table:style-name="ce44">
            <text:p>POCOS DE CALD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1909" table:style-name="ce44">
            <text:p>3151909</text:p>
          </table:table-cell>
          <table:table-cell office:value-type="string" table:style-name="ce44">
            <text:p>POCRAN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006" table:style-name="ce44">
            <text:p>3152006</text:p>
          </table:table-cell>
          <table:table-cell office:value-type="string" table:style-name="ce44">
            <text:p>POMPE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105" table:style-name="ce44">
            <text:p>3152105</text:p>
          </table:table-cell>
          <table:table-cell office:value-type="string" table:style-name="ce44">
            <text:p>PONTE NOV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131" table:style-name="ce44">
            <text:p>3152131</text:p>
          </table:table-cell>
          <table:table-cell office:value-type="string" table:style-name="ce44">
            <text:p>PONTO CHIQU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170" table:style-name="ce44">
            <text:p>3152170</text:p>
          </table:table-cell>
          <table:table-cell office:value-type="string" table:style-name="ce44">
            <text:p>PONTO DO VOLANT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204" table:style-name="ce44">
            <text:p>3152204</text:p>
          </table:table-cell>
          <table:table-cell office:value-type="string" table:style-name="ce44">
            <text:p>PORTEIR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303" table:style-name="ce44">
            <text:p>3152303</text:p>
          </table:table-cell>
          <table:table-cell office:value-type="string" table:style-name="ce44">
            <text:p>PORTO FIRM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402" table:style-name="ce44">
            <text:p>3152402</text:p>
          </table:table-cell>
          <table:table-cell office:value-type="string" table:style-name="ce44">
            <text:p>PO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501" table:style-name="ce44">
            <text:p>3152501</text:p>
          </table:table-cell>
          <table:table-cell office:value-type="string" table:style-name="ce44">
            <text:p>POUSO ALEG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600" table:style-name="ce44">
            <text:p>3152600</text:p>
          </table:table-cell>
          <table:table-cell office:value-type="string" table:style-name="ce44">
            <text:p>POUSO AL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709" table:style-name="ce44">
            <text:p>3152709</text:p>
          </table:table-cell>
          <table:table-cell office:value-type="string" table:style-name="ce44">
            <text:p>PRAD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808" table:style-name="ce44">
            <text:p>3152808</text:p>
          </table:table-cell>
          <table:table-cell office:value-type="string" table:style-name="ce44">
            <text:p>PR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2907" table:style-name="ce44">
            <text:p>3152907</text:p>
          </table:table-cell>
          <table:table-cell office:value-type="string" table:style-name="ce44">
            <text:p>PRATA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004" table:style-name="ce44">
            <text:p>3153004</text:p>
          </table:table-cell>
          <table:table-cell office:value-type="string" table:style-name="ce44">
            <text:p>PRAT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103" table:style-name="ce44">
            <text:p>3153103</text:p>
          </table:table-cell>
          <table:table-cell office:value-type="string" table:style-name="ce44">
            <text:p>PRESIDENTE BERNARD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202" table:style-name="ce44">
            <text:p>3153202</text:p>
          </table:table-cell>
          <table:table-cell office:value-type="string" table:style-name="ce44">
            <text:p>PRESIDENTE JUSCELI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301" table:style-name="ce44">
            <text:p>3153301</text:p>
          </table:table-cell>
          <table:table-cell office:value-type="string" table:style-name="ce44">
            <text:p>PRESIDENTE KUBITSCHEK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400" table:style-name="ce44">
            <text:p>3153400</text:p>
          </table:table-cell>
          <table:table-cell office:value-type="string" table:style-name="ce44">
            <text:p>PRESIDENTE OLEGAR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509" table:style-name="ce44">
            <text:p>3153509</text:p>
          </table:table-cell>
          <table:table-cell office:value-type="string" table:style-name="ce44">
            <text:p>ALTO JEQUIT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608" table:style-name="ce44">
            <text:p>3153608</text:p>
          </table:table-cell>
          <table:table-cell office:value-type="string" table:style-name="ce44">
            <text:p>PRUDENTE DE MORA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707" table:style-name="ce44">
            <text:p>3153707</text:p>
          </table:table-cell>
          <table:table-cell office:value-type="string" table:style-name="ce44">
            <text:p>QUARTEL GER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806" table:style-name="ce44">
            <text:p>3153806</text:p>
          </table:table-cell>
          <table:table-cell office:value-type="string" table:style-name="ce44">
            <text:p>QUELUZI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3905" table:style-name="ce44">
            <text:p>3153905</text:p>
          </table:table-cell>
          <table:table-cell office:value-type="string" table:style-name="ce44">
            <text:p>RAPOS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002" table:style-name="ce44">
            <text:p>3154002</text:p>
          </table:table-cell>
          <table:table-cell office:value-type="string" table:style-name="ce44">
            <text:p>RAUL SOAR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101" table:style-name="ce44">
            <text:p>3154101</text:p>
          </table:table-cell>
          <table:table-cell office:value-type="string" table:style-name="ce44">
            <text:p>RECRE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150" table:style-name="ce44">
            <text:p>3154150</text:p>
          </table:table-cell>
          <table:table-cell office:value-type="string" table:style-name="ce44">
            <text:p>REDU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200" table:style-name="ce44">
            <text:p>3154200</text:p>
          </table:table-cell>
          <table:table-cell office:value-type="string" table:style-name="ce44">
            <text:p>RESENDE COS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309" table:style-name="ce44">
            <text:p>3154309</text:p>
          </table:table-cell>
          <table:table-cell office:value-type="string" table:style-name="ce44">
            <text:p>RESPLENDOR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408" table:style-name="ce44">
            <text:p>3154408</text:p>
          </table:table-cell>
          <table:table-cell office:value-type="string" table:style-name="ce44">
            <text:p>RESSAQU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457" table:style-name="ce44">
            <text:p>3154457</text:p>
          </table:table-cell>
          <table:table-cell office:value-type="string" table:style-name="ce44">
            <text:p>RIACHIN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507" table:style-name="ce44">
            <text:p>3154507</text:p>
          </table:table-cell>
          <table:table-cell office:value-type="string" table:style-name="ce44">
            <text:p>RIACHO DO MACHAD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606" table:style-name="ce44">
            <text:p>3154606</text:p>
          </table:table-cell>
          <table:table-cell office:value-type="string" table:style-name="ce44">
            <text:p>RIBEIRAO DAS NEV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705" table:style-name="ce44">
            <text:p>3154705</text:p>
          </table:table-cell>
          <table:table-cell office:value-type="string" table:style-name="ce44">
            <text:p>RIBEIRAO VERMEL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804" table:style-name="ce44">
            <text:p>3154804</text:p>
          </table:table-cell>
          <table:table-cell office:value-type="string" table:style-name="ce44">
            <text:p>RIO ACI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4903" table:style-name="ce44">
            <text:p>3154903</text:p>
          </table:table-cell>
          <table:table-cell office:value-type="string" table:style-name="ce44">
            <text:p>RIO CAS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009" table:style-name="ce44">
            <text:p>3155009</text:p>
          </table:table-cell>
          <table:table-cell office:value-type="string" table:style-name="ce44">
            <text:p>RIO DOC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108" table:style-name="ce44">
            <text:p>3155108</text:p>
          </table:table-cell>
          <table:table-cell office:value-type="string" table:style-name="ce44">
            <text:p>RIO DO PRA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207" table:style-name="ce44">
            <text:p>3155207</text:p>
          </table:table-cell>
          <table:table-cell office:value-type="string" table:style-name="ce44">
            <text:p>RIO ESPE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306" table:style-name="ce44">
            <text:p>3155306</text:p>
          </table:table-cell>
          <table:table-cell office:value-type="string" table:style-name="ce44">
            <text:p>RIO MAN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405" table:style-name="ce44">
            <text:p>3155405</text:p>
          </table:table-cell>
          <table:table-cell office:value-type="string" table:style-name="ce44">
            <text:p>RIO NOV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504" table:style-name="ce44">
            <text:p>3155504</text:p>
          </table:table-cell>
          <table:table-cell office:value-type="string" table:style-name="ce44">
            <text:p>RIO PARANA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603" table:style-name="ce44">
            <text:p>3155603</text:p>
          </table:table-cell>
          <table:table-cell office:value-type="string" table:style-name="ce44">
            <text:p>RIO PARD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702" table:style-name="ce44">
            <text:p>3155702</text:p>
          </table:table-cell>
          <table:table-cell office:value-type="string" table:style-name="ce44">
            <text:p>RIO PIRACIC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801" table:style-name="ce44">
            <text:p>3155801</text:p>
          </table:table-cell>
          <table:table-cell office:value-type="string" table:style-name="ce44">
            <text:p>RIO POM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5900" table:style-name="ce44">
            <text:p>3155900</text:p>
          </table:table-cell>
          <table:table-cell office:value-type="string" table:style-name="ce44">
            <text:p>RIO PRE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007" table:style-name="ce44">
            <text:p>3156007</text:p>
          </table:table-cell>
          <table:table-cell office:value-type="string" table:style-name="ce44">
            <text:p>RIO VERMEL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106" table:style-name="ce44">
            <text:p>3156106</text:p>
          </table:table-cell>
          <table:table-cell office:value-type="string" table:style-name="ce44">
            <text:p>RITA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205" table:style-name="ce44">
            <text:p>3156205</text:p>
          </table:table-cell>
          <table:table-cell office:value-type="string" table:style-name="ce44">
            <text:p>ROCHED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304" table:style-name="ce44">
            <text:p>3156304</text:p>
          </table:table-cell>
          <table:table-cell office:value-type="string" table:style-name="ce44">
            <text:p>RODEI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403" table:style-name="ce44">
            <text:p>3156403</text:p>
          </table:table-cell>
          <table:table-cell office:value-type="string" table:style-name="ce44">
            <text:p>ROMAR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452" table:style-name="ce44">
            <text:p>3156452</text:p>
          </table:table-cell>
          <table:table-cell office:value-type="string" table:style-name="ce44">
            <text:p>ROSARIO DA LIM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502" table:style-name="ce44">
            <text:p>3156502</text:p>
          </table:table-cell>
          <table:table-cell office:value-type="string" table:style-name="ce44">
            <text:p>RUBEL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601" table:style-name="ce44">
            <text:p>3156601</text:p>
          </table:table-cell>
          <table:table-cell office:value-type="string" table:style-name="ce44">
            <text:p>RUB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700" table:style-name="ce44">
            <text:p>3156700</text:p>
          </table:table-cell>
          <table:table-cell office:value-type="string" table:style-name="ce44">
            <text:p>SAB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809" table:style-name="ce44">
            <text:p>3156809</text:p>
          </table:table-cell>
          <table:table-cell office:value-type="string" table:style-name="ce44">
            <text:p>SAB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6908" table:style-name="ce44">
            <text:p>3156908</text:p>
          </table:table-cell>
          <table:table-cell office:value-type="string" table:style-name="ce44">
            <text:p>SACRAMEN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005" table:style-name="ce44">
            <text:p>3157005</text:p>
          </table:table-cell>
          <table:table-cell office:value-type="string" table:style-name="ce44">
            <text:p>SAL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104" table:style-name="ce44">
            <text:p>3157104</text:p>
          </table:table-cell>
          <table:table-cell office:value-type="string" table:style-name="ce44">
            <text:p>SALTO DA DIVIS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203" table:style-name="ce44">
            <text:p>3157203</text:p>
          </table:table-cell>
          <table:table-cell office:value-type="string" table:style-name="ce44">
            <text:p>SANTA BARB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252" table:style-name="ce44">
            <text:p>3157252</text:p>
          </table:table-cell>
          <table:table-cell office:value-type="string" table:style-name="ce44">
            <text:p>SANTA BARBARA DO LES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278" table:style-name="ce44">
            <text:p>3157278</text:p>
          </table:table-cell>
          <table:table-cell office:value-type="string" table:style-name="ce44">
            <text:p>SANTA BARBARA DO MONTE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302" table:style-name="ce44">
            <text:p>3157302</text:p>
          </table:table-cell>
          <table:table-cell office:value-type="string" table:style-name="ce44">
            <text:p>SANTA BARBARA DO TUGUR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336" table:style-name="ce44">
            <text:p>3157336</text:p>
          </table:table-cell>
          <table:table-cell office:value-type="string" table:style-name="ce44">
            <text:p>SANTA CRUZ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377" table:style-name="ce44">
            <text:p>3157377</text:p>
          </table:table-cell>
          <table:table-cell office:value-type="string" table:style-name="ce44">
            <text:p>SANTA CRUZ DE SAL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401" table:style-name="ce44">
            <text:p>3157401</text:p>
          </table:table-cell>
          <table:table-cell office:value-type="string" table:style-name="ce44">
            <text:p>SANTA CRUZ DO ESCALVA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500" table:style-name="ce44">
            <text:p>3157500</text:p>
          </table:table-cell>
          <table:table-cell office:value-type="string" table:style-name="ce44">
            <text:p>SANTA EFIGENI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609" table:style-name="ce44">
            <text:p>3157609</text:p>
          </table:table-cell>
          <table:table-cell office:value-type="string" table:style-name="ce44">
            <text:p>SANTA F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658" table:style-name="ce44">
            <text:p>3157658</text:p>
          </table:table-cell>
          <table:table-cell office:value-type="string" table:style-name="ce44">
            <text:p>SANTA HELEN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708" table:style-name="ce44">
            <text:p>3157708</text:p>
          </table:table-cell>
          <table:table-cell office:value-type="string" table:style-name="ce44">
            <text:p>SANTA JULIA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807" table:style-name="ce44">
            <text:p>3157807</text:p>
          </table:table-cell>
          <table:table-cell office:value-type="string" table:style-name="ce44">
            <text:p>SANTA LUZ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7906" table:style-name="ce44">
            <text:p>3157906</text:p>
          </table:table-cell>
          <table:table-cell office:value-type="string" table:style-name="ce44">
            <text:p>SANTA MARGARID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003" table:style-name="ce44">
            <text:p>3158003</text:p>
          </table:table-cell>
          <table:table-cell office:value-type="string" table:style-name="ce44">
            <text:p>SANTA MARIA DE ITAB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102" table:style-name="ce44">
            <text:p>3158102</text:p>
          </table:table-cell>
          <table:table-cell office:value-type="string" table:style-name="ce44">
            <text:p>SANTA MARIA DO SAL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201" table:style-name="ce44">
            <text:p>3158201</text:p>
          </table:table-cell>
          <table:table-cell office:value-type="string" table:style-name="ce44">
            <text:p>SANTA MARIA DO SUAC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300" table:style-name="ce44">
            <text:p>3158300</text:p>
          </table:table-cell>
          <table:table-cell office:value-type="string" table:style-name="ce44">
            <text:p>SANTANA DA VARGE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409" table:style-name="ce44">
            <text:p>3158409</text:p>
          </table:table-cell>
          <table:table-cell office:value-type="string" table:style-name="ce44">
            <text:p>SANTANA DE CATAGUAS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508" table:style-name="ce44">
            <text:p>3158508</text:p>
          </table:table-cell>
          <table:table-cell office:value-type="string" table:style-name="ce44">
            <text:p>SANTANA DE PIRAPA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607" table:style-name="ce44">
            <text:p>3158607</text:p>
          </table:table-cell>
          <table:table-cell office:value-type="string" table:style-name="ce44">
            <text:p>SANTANA DO DESER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706" table:style-name="ce44">
            <text:p>3158706</text:p>
          </table:table-cell>
          <table:table-cell office:value-type="string" table:style-name="ce44">
            <text:p>SANTANA DO GARAMBE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805" table:style-name="ce44">
            <text:p>3158805</text:p>
          </table:table-cell>
          <table:table-cell office:value-type="string" table:style-name="ce44">
            <text:p>SANTANA DO JACA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904" table:style-name="ce44">
            <text:p>3158904</text:p>
          </table:table-cell>
          <table:table-cell office:value-type="string" table:style-name="ce44">
            <text:p>SANTANA DO MANHUA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8953" table:style-name="ce44">
            <text:p>3158953</text:p>
          </table:table-cell>
          <table:table-cell office:value-type="string" table:style-name="ce44">
            <text:p>SANTANA DO PARAI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001" table:style-name="ce44">
            <text:p>3159001</text:p>
          </table:table-cell>
          <table:table-cell office:value-type="string" table:style-name="ce44">
            <text:p>SANTANA DO RIACH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100" table:style-name="ce44">
            <text:p>3159100</text:p>
          </table:table-cell>
          <table:table-cell office:value-type="string" table:style-name="ce44">
            <text:p>SANTANA DO MONT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209" table:style-name="ce44">
            <text:p>3159209</text:p>
          </table:table-cell>
          <table:table-cell office:value-type="string" table:style-name="ce44">
            <text:p>SANTA RITA DE CALD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308" table:style-name="ce44">
            <text:p>3159308</text:p>
          </table:table-cell>
          <table:table-cell office:value-type="string" table:style-name="ce44">
            <text:p>SANTA RITA DE JACU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357" table:style-name="ce44">
            <text:p>3159357</text:p>
          </table:table-cell>
          <table:table-cell office:value-type="string" table:style-name="ce44">
            <text:p>SANTA RIT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407" table:style-name="ce44">
            <text:p>3159407</text:p>
          </table:table-cell>
          <table:table-cell office:value-type="string" table:style-name="ce44">
            <text:p>SANTA RITA DE IBITIPOC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506" table:style-name="ce44">
            <text:p>3159506</text:p>
          </table:table-cell>
          <table:table-cell office:value-type="string" table:style-name="ce44">
            <text:p>SANTA RITA DO ITUE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605" table:style-name="ce44">
            <text:p>3159605</text:p>
          </table:table-cell>
          <table:table-cell office:value-type="string" table:style-name="ce44">
            <text:p>SANTA RITA DO SAPUC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704" table:style-name="ce44">
            <text:p>3159704</text:p>
          </table:table-cell>
          <table:table-cell office:value-type="string" table:style-name="ce44">
            <text:p>SANTA ROSA DA SER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803" table:style-name="ce44">
            <text:p>3159803</text:p>
          </table:table-cell>
          <table:table-cell office:value-type="string" table:style-name="ce44">
            <text:p>SANTA VITOR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59902" table:style-name="ce44">
            <text:p>3159902</text:p>
          </table:table-cell>
          <table:table-cell office:value-type="string" table:style-name="ce44">
            <text:p>SANTO ANTONIO DO AMPA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009" table:style-name="ce44">
            <text:p>3160009</text:p>
          </table:table-cell>
          <table:table-cell office:value-type="string" table:style-name="ce44">
            <text:p>SANTO ANTONIO DO AVENTUREI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108" table:style-name="ce44">
            <text:p>3160108</text:p>
          </table:table-cell>
          <table:table-cell office:value-type="string" table:style-name="ce44">
            <text:p>SANTO ANTONIO DO GRA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207" table:style-name="ce44">
            <text:p>3160207</text:p>
          </table:table-cell>
          <table:table-cell office:value-type="string" table:style-name="ce44">
            <text:p>SANTO ANTONIO DO ITAMB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306" table:style-name="ce44">
            <text:p>3160306</text:p>
          </table:table-cell>
          <table:table-cell office:value-type="string" table:style-name="ce44">
            <text:p>SANTO ANTONIO DO JACIN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405" table:style-name="ce44">
            <text:p>3160405</text:p>
          </table:table-cell>
          <table:table-cell office:value-type="string" table:style-name="ce44">
            <text:p>SANTO ANTONIO DO MO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454" table:style-name="ce44">
            <text:p>3160454</text:p>
          </table:table-cell>
          <table:table-cell office:value-type="string" table:style-name="ce44">
            <text:p>SANTO ANTONIO DO RETI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504" table:style-name="ce44">
            <text:p>3160504</text:p>
          </table:table-cell>
          <table:table-cell office:value-type="string" table:style-name="ce44">
            <text:p>SANTO ANTONIO DO RIO ABAIX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603" table:style-name="ce44">
            <text:p>3160603</text:p>
          </table:table-cell>
          <table:table-cell office:value-type="string" table:style-name="ce44">
            <text:p>SANTO HIPOLI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702" table:style-name="ce44">
            <text:p>3160702</text:p>
          </table:table-cell>
          <table:table-cell office:value-type="string" table:style-name="ce44">
            <text:p>SANTOS DUMONT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801" table:style-name="ce44">
            <text:p>3160801</text:p>
          </table:table-cell>
          <table:table-cell office:value-type="string" table:style-name="ce44">
            <text:p>SAO BENTO ABA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900" table:style-name="ce44">
            <text:p>3160900</text:p>
          </table:table-cell>
          <table:table-cell office:value-type="string" table:style-name="ce44">
            <text:p>SAO BRAS DO SUAC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0959" table:style-name="ce44">
            <text:p>3160959</text:p>
          </table:table-cell>
          <table:table-cell office:value-type="string" table:style-name="ce44">
            <text:p>SAO DOMINGOS DAS DOR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007" table:style-name="ce44">
            <text:p>3161007</text:p>
          </table:table-cell>
          <table:table-cell office:value-type="string" table:style-name="ce44">
            <text:p>SAO DOMINGOS DO PR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056" table:style-name="ce44">
            <text:p>3161056</text:p>
          </table:table-cell>
          <table:table-cell office:value-type="string" table:style-name="ce44">
            <text:p>SAO FELIX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106" table:style-name="ce44">
            <text:p>3161106</text:p>
          </table:table-cell>
          <table:table-cell office:value-type="string" table:style-name="ce44">
            <text:p>SAO FRANCIS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205" table:style-name="ce44">
            <text:p>3161205</text:p>
          </table:table-cell>
          <table:table-cell office:value-type="string" table:style-name="ce44">
            <text:p>SAO FRANCISCO DE PAUL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304" table:style-name="ce44">
            <text:p>3161304</text:p>
          </table:table-cell>
          <table:table-cell office:value-type="string" table:style-name="ce44">
            <text:p>SAO FRANCISCO DE SAL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403" table:style-name="ce44">
            <text:p>3161403</text:p>
          </table:table-cell>
          <table:table-cell office:value-type="string" table:style-name="ce44">
            <text:p>SAO FRANCISCO DO GLOR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502" table:style-name="ce44">
            <text:p>3161502</text:p>
          </table:table-cell>
          <table:table-cell office:value-type="string" table:style-name="ce44">
            <text:p>SAO GERAL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601" table:style-name="ce44">
            <text:p>3161601</text:p>
          </table:table-cell>
          <table:table-cell office:value-type="string" table:style-name="ce44">
            <text:p>SAO GERALDO DA PIEDA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650" table:style-name="ce44">
            <text:p>3161650</text:p>
          </table:table-cell>
          <table:table-cell office:value-type="string" table:style-name="ce44">
            <text:p>SAO GERALDO DO BAIXI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700" table:style-name="ce44">
            <text:p>3161700</text:p>
          </table:table-cell>
          <table:table-cell office:value-type="string" table:style-name="ce44">
            <text:p>SAO GONCALO DO ABAE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809" table:style-name="ce44">
            <text:p>3161809</text:p>
          </table:table-cell>
          <table:table-cell office:value-type="string" table:style-name="ce44">
            <text:p>SAO GONCALO DO P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1908" table:style-name="ce44">
            <text:p>3161908</text:p>
          </table:table-cell>
          <table:table-cell office:value-type="string" table:style-name="ce44">
            <text:p>SAO GONCALO DO RIO ABAIX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005" table:style-name="ce44">
            <text:p>3162005</text:p>
          </table:table-cell>
          <table:table-cell office:value-type="string" table:style-name="ce44">
            <text:p>SAO GONCALO DO SAPUC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104" table:style-name="ce44">
            <text:p>3162104</text:p>
          </table:table-cell>
          <table:table-cell office:value-type="string" table:style-name="ce44">
            <text:p>SAO GOTAR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203" table:style-name="ce44">
            <text:p>3162203</text:p>
          </table:table-cell>
          <table:table-cell office:value-type="string" table:style-name="ce44">
            <text:p>SAO JOAO BATISTA DO GLOR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252" table:style-name="ce44">
            <text:p>3162252</text:p>
          </table:table-cell>
          <table:table-cell office:value-type="string" table:style-name="ce44">
            <text:p>SAO JOAO DA LAGO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302" table:style-name="ce44">
            <text:p>3162302</text:p>
          </table:table-cell>
          <table:table-cell office:value-type="string" table:style-name="ce44">
            <text:p>SAO JOAO DA MA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401" table:style-name="ce44">
            <text:p>3162401</text:p>
          </table:table-cell>
          <table:table-cell office:value-type="string" table:style-name="ce44">
            <text:p>SAO JOAO DA PO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450" table:style-name="ce44">
            <text:p>3162450</text:p>
          </table:table-cell>
          <table:table-cell office:value-type="string" table:style-name="ce44">
            <text:p>SAO JOAO DAS MISSO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500" table:style-name="ce44">
            <text:p>3162500</text:p>
          </table:table-cell>
          <table:table-cell office:value-type="string" table:style-name="ce44">
            <text:p>SAO JOAO DEL RE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559" table:style-name="ce44">
            <text:p>3162559</text:p>
          </table:table-cell>
          <table:table-cell office:value-type="string" table:style-name="ce44">
            <text:p>SAO JOAO DO MANHUACU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575" table:style-name="ce44">
            <text:p>3162575</text:p>
          </table:table-cell>
          <table:table-cell office:value-type="string" table:style-name="ce44">
            <text:p>SAO JOAO DO MANTEN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609" table:style-name="ce44">
            <text:p>3162609</text:p>
          </table:table-cell>
          <table:table-cell office:value-type="string" table:style-name="ce44">
            <text:p>SAO JOAO DO ORIE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658" table:style-name="ce44">
            <text:p>3162658</text:p>
          </table:table-cell>
          <table:table-cell office:value-type="string" table:style-name="ce44">
            <text:p>SAO JOAO DO PAC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708" table:style-name="ce44">
            <text:p>3162708</text:p>
          </table:table-cell>
          <table:table-cell office:value-type="string" table:style-name="ce44">
            <text:p>SAO JOAO DO PARAI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807" table:style-name="ce44">
            <text:p>3162807</text:p>
          </table:table-cell>
          <table:table-cell office:value-type="string" table:style-name="ce44">
            <text:p>SAO JOAO EVANGELIS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906" table:style-name="ce44">
            <text:p>3162906</text:p>
          </table:table-cell>
          <table:table-cell office:value-type="string" table:style-name="ce44">
            <text:p>SAO JOAO NEPOMUCE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922" table:style-name="ce44">
            <text:p>3162922</text:p>
          </table:table-cell>
          <table:table-cell office:value-type="string" table:style-name="ce44">
            <text:p>SAO JOAQUIM DE BIC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948" table:style-name="ce44">
            <text:p>3162948</text:p>
          </table:table-cell>
          <table:table-cell office:value-type="string" table:style-name="ce44">
            <text:p>SAO JOSE DA BAR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2955" table:style-name="ce44">
            <text:p>3162955</text:p>
          </table:table-cell>
          <table:table-cell office:value-type="string" table:style-name="ce44">
            <text:p>SAO JOSE DA LAP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003" table:style-name="ce44">
            <text:p>3163003</text:p>
          </table:table-cell>
          <table:table-cell office:value-type="string" table:style-name="ce44">
            <text:p>SAO JOSE DA SAF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102" table:style-name="ce44">
            <text:p>3163102</text:p>
          </table:table-cell>
          <table:table-cell office:value-type="string" table:style-name="ce44">
            <text:p>SAO JOSE DA VARG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201" table:style-name="ce44">
            <text:p>3163201</text:p>
          </table:table-cell>
          <table:table-cell office:value-type="string" table:style-name="ce44">
            <text:p>SAO JOSE DO ALEG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300" table:style-name="ce44">
            <text:p>3163300</text:p>
          </table:table-cell>
          <table:table-cell office:value-type="string" table:style-name="ce44">
            <text:p>SAO JOSE DO DIVI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409" table:style-name="ce44">
            <text:p>3163409</text:p>
          </table:table-cell>
          <table:table-cell office:value-type="string" table:style-name="ce44">
            <text:p>SAO JOSE DO GOIAB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508" table:style-name="ce44">
            <text:p>3163508</text:p>
          </table:table-cell>
          <table:table-cell office:value-type="string" table:style-name="ce44">
            <text:p>SAO JOSE DO JACUR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607" table:style-name="ce44">
            <text:p>3163607</text:p>
          </table:table-cell>
          <table:table-cell office:value-type="string" table:style-name="ce44">
            <text:p>SAO JOSE DO MANTIMEN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706" table:style-name="ce44">
            <text:p>3163706</text:p>
          </table:table-cell>
          <table:table-cell office:value-type="string" table:style-name="ce44">
            <text:p>SAO LOUREN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805" table:style-name="ce44">
            <text:p>3163805</text:p>
          </table:table-cell>
          <table:table-cell office:value-type="string" table:style-name="ce44">
            <text:p>SAO MIGUEL DO AN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3904" table:style-name="ce44">
            <text:p>3163904</text:p>
          </table:table-cell>
          <table:table-cell office:value-type="string" table:style-name="ce44">
            <text:p>SAO PEDRO DA UNI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001" table:style-name="ce44">
            <text:p>3164001</text:p>
          </table:table-cell>
          <table:table-cell office:value-type="string" table:style-name="ce44">
            <text:p>SAO PEDRO DO FERR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100" table:style-name="ce44">
            <text:p>3164100</text:p>
          </table:table-cell>
          <table:table-cell office:value-type="string" table:style-name="ce44">
            <text:p>SAO PEDRO DO SUACU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209" table:style-name="ce44">
            <text:p>3164209</text:p>
          </table:table-cell>
          <table:table-cell office:value-type="string" table:style-name="ce44">
            <text:p>SAO ROM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308" table:style-name="ce44">
            <text:p>3164308</text:p>
          </table:table-cell>
          <table:table-cell office:value-type="string" table:style-name="ce44">
            <text:p>SAO ROQU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407" table:style-name="ce44">
            <text:p>3164407</text:p>
          </table:table-cell>
          <table:table-cell office:value-type="string" table:style-name="ce44">
            <text:p>SAO SEBASTIAO DA BELA VIS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431" table:style-name="ce44">
            <text:p>3164431</text:p>
          </table:table-cell>
          <table:table-cell office:value-type="string" table:style-name="ce44">
            <text:p>SAO SEBASTIAO DA VARGEM ALEG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472" table:style-name="ce44">
            <text:p>3164472</text:p>
          </table:table-cell>
          <table:table-cell office:value-type="string" table:style-name="ce44">
            <text:p>SAO SEBASTIAO DO AN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506" table:style-name="ce44">
            <text:p>3164506</text:p>
          </table:table-cell>
          <table:table-cell office:value-type="string" table:style-name="ce44">
            <text:p>SAO SEBASTIAO DO MARANHA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605" table:style-name="ce44">
            <text:p>3164605</text:p>
          </table:table-cell>
          <table:table-cell office:value-type="string" table:style-name="ce44">
            <text:p>SAO SEBASTIAO DO OES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704" table:style-name="ce44">
            <text:p>3164704</text:p>
          </table:table-cell>
          <table:table-cell office:value-type="string" table:style-name="ce44">
            <text:p>SAO SEBASTIAO DO PARAIS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803" table:style-name="ce44">
            <text:p>3164803</text:p>
          </table:table-cell>
          <table:table-cell office:value-type="string" table:style-name="ce44">
            <text:p>SAO SEBASTIAO DO RIO PRE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4902" table:style-name="ce44">
            <text:p>3164902</text:p>
          </table:table-cell>
          <table:table-cell office:value-type="string" table:style-name="ce44">
            <text:p>SAO SEBASTIAO DO RIO VER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008" table:style-name="ce44">
            <text:p>3165008</text:p>
          </table:table-cell>
          <table:table-cell office:value-type="string" table:style-name="ce44">
            <text:p>SAO TIAG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107" table:style-name="ce44">
            <text:p>3165107</text:p>
          </table:table-cell>
          <table:table-cell office:value-type="string" table:style-name="ce44">
            <text:p>SAO TOMAS DE AQUI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206" table:style-name="ce44">
            <text:p>3165206</text:p>
          </table:table-cell>
          <table:table-cell office:value-type="string" table:style-name="ce44">
            <text:p>SAO THOME DAS LET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305" table:style-name="ce44">
            <text:p>3165305</text:p>
          </table:table-cell>
          <table:table-cell office:value-type="string" table:style-name="ce44">
            <text:p>SAO VICENT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404" table:style-name="ce44">
            <text:p>3165404</text:p>
          </table:table-cell>
          <table:table-cell office:value-type="string" table:style-name="ce44">
            <text:p>SAPUCAI-MIR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503" table:style-name="ce44">
            <text:p>3165503</text:p>
          </table:table-cell>
          <table:table-cell office:value-type="string" table:style-name="ce44">
            <text:p>SARDO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537" table:style-name="ce44">
            <text:p>3165537</text:p>
          </table:table-cell>
          <table:table-cell office:value-type="string" table:style-name="ce44">
            <text:p>SARZE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552" table:style-name="ce44">
            <text:p>3165552</text:p>
          </table:table-cell>
          <table:table-cell office:value-type="string" table:style-name="ce44">
            <text:p>SETUB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560" table:style-name="ce44">
            <text:p>3165560</text:p>
          </table:table-cell>
          <table:table-cell office:value-type="string" table:style-name="ce44">
            <text:p>SEM PEIX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578" table:style-name="ce44">
            <text:p>3165578</text:p>
          </table:table-cell>
          <table:table-cell office:value-type="string" table:style-name="ce44">
            <text:p>SENADOR AMARAL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602" table:style-name="ce44">
            <text:p>3165602</text:p>
          </table:table-cell>
          <table:table-cell office:value-type="string" table:style-name="ce44">
            <text:p>SENADOR CORT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701" table:style-name="ce44">
            <text:p>3165701</text:p>
          </table:table-cell>
          <table:table-cell office:value-type="string" table:style-name="ce44">
            <text:p>SENADOR FIRMI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800" table:style-name="ce44">
            <text:p>3165800</text:p>
          </table:table-cell>
          <table:table-cell office:value-type="string" table:style-name="ce44">
            <text:p>SENADOR JOSE BEN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5909" table:style-name="ce44">
            <text:p>3165909</text:p>
          </table:table-cell>
          <table:table-cell office:value-type="string" table:style-name="ce44">
            <text:p>SENADOR MODESTINO GONCALV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006" table:style-name="ce44">
            <text:p>3166006</text:p>
          </table:table-cell>
          <table:table-cell office:value-type="string" table:style-name="ce44">
            <text:p>SENHORA DE OLIV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105" table:style-name="ce44">
            <text:p>3166105</text:p>
          </table:table-cell>
          <table:table-cell office:value-type="string" table:style-name="ce44">
            <text:p>SENHORA DO POR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204" table:style-name="ce44">
            <text:p>3166204</text:p>
          </table:table-cell>
          <table:table-cell office:value-type="string" table:style-name="ce44">
            <text:p>SENHORA DO REMEDI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303" table:style-name="ce44">
            <text:p>3166303</text:p>
          </table:table-cell>
          <table:table-cell office:value-type="string" table:style-name="ce44">
            <text:p>SERIC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402" table:style-name="ce44">
            <text:p>3166402</text:p>
          </table:table-cell>
          <table:table-cell office:value-type="string" table:style-name="ce44">
            <text:p>SERI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501" table:style-name="ce44">
            <text:p>3166501</text:p>
          </table:table-cell>
          <table:table-cell office:value-type="string" table:style-name="ce44">
            <text:p>SERRA AZUL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600" table:style-name="ce44">
            <text:p>3166600</text:p>
          </table:table-cell>
          <table:table-cell office:value-type="string" table:style-name="ce44">
            <text:p>SERRA DA SAUDA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709" table:style-name="ce44">
            <text:p>3166709</text:p>
          </table:table-cell>
          <table:table-cell office:value-type="string" table:style-name="ce44">
            <text:p>SERRA DO AIMOR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808" table:style-name="ce44">
            <text:p>3166808</text:p>
          </table:table-cell>
          <table:table-cell office:value-type="string" table:style-name="ce44">
            <text:p>SERRA DO SALIT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907" table:style-name="ce44">
            <text:p>3166907</text:p>
          </table:table-cell>
          <table:table-cell office:value-type="string" table:style-name="ce44">
            <text:p>SERR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6956" table:style-name="ce44">
            <text:p>3166956</text:p>
          </table:table-cell>
          <table:table-cell office:value-type="string" table:style-name="ce44">
            <text:p>SERRANOPOLIS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004" table:style-name="ce44">
            <text:p>3167004</text:p>
          </table:table-cell>
          <table:table-cell office:value-type="string" table:style-name="ce44">
            <text:p>SERRAN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103" table:style-name="ce44">
            <text:p>3167103</text:p>
          </table:table-cell>
          <table:table-cell office:value-type="string" table:style-name="ce44">
            <text:p>SER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202" table:style-name="ce44">
            <text:p>3167202</text:p>
          </table:table-cell>
          <table:table-cell office:value-type="string" table:style-name="ce44">
            <text:p>SETE LAGO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301" table:style-name="ce44">
            <text:p>3167301</text:p>
          </table:table-cell>
          <table:table-cell office:value-type="string" table:style-name="ce44">
            <text:p>SILVEIR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400" table:style-name="ce44">
            <text:p>3167400</text:p>
          </table:table-cell>
          <table:table-cell office:value-type="string" table:style-name="ce44">
            <text:p>SILVIA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509" table:style-name="ce44">
            <text:p>3167509</text:p>
          </table:table-cell>
          <table:table-cell office:value-type="string" table:style-name="ce44">
            <text:p>SIMAO PERE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608" table:style-name="ce44">
            <text:p>3167608</text:p>
          </table:table-cell>
          <table:table-cell office:value-type="string" table:style-name="ce44">
            <text:p>SIMONES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707" table:style-name="ce44">
            <text:p>3167707</text:p>
          </table:table-cell>
          <table:table-cell office:value-type="string" table:style-name="ce44">
            <text:p>SOBRAL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806" table:style-name="ce44">
            <text:p>3167806</text:p>
          </table:table-cell>
          <table:table-cell office:value-type="string" table:style-name="ce44">
            <text:p>SOLEDADE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7905" table:style-name="ce44">
            <text:p>3167905</text:p>
          </table:table-cell>
          <table:table-cell office:value-type="string" table:style-name="ce44">
            <text:p>TABULEIR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002" table:style-name="ce44">
            <text:p>3168002</text:p>
          </table:table-cell>
          <table:table-cell office:value-type="string" table:style-name="ce44">
            <text:p>TAIOBEI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051" table:style-name="ce44">
            <text:p>3168051</text:p>
          </table:table-cell>
          <table:table-cell office:value-type="string" table:style-name="ce44">
            <text:p>TAPARU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101" table:style-name="ce44">
            <text:p>3168101</text:p>
          </table:table-cell>
          <table:table-cell office:value-type="string" table:style-name="ce44">
            <text:p>TAPI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200" table:style-name="ce44">
            <text:p>3168200</text:p>
          </table:table-cell>
          <table:table-cell office:value-type="string" table:style-name="ce44">
            <text:p>TAPIR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309" table:style-name="ce44">
            <text:p>3168309</text:p>
          </table:table-cell>
          <table:table-cell office:value-type="string" table:style-name="ce44">
            <text:p>TAQUARACU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408" table:style-name="ce44">
            <text:p>3168408</text:p>
          </table:table-cell>
          <table:table-cell office:value-type="string" table:style-name="ce44">
            <text:p>TARUMIRIM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507" table:style-name="ce44">
            <text:p>3168507</text:p>
          </table:table-cell>
          <table:table-cell office:value-type="string" table:style-name="ce44">
            <text:p>TEIXEI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606" table:style-name="ce44">
            <text:p>3168606</text:p>
          </table:table-cell>
          <table:table-cell office:value-type="string" table:style-name="ce44">
            <text:p>TEOFILO OTON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705" table:style-name="ce44">
            <text:p>3168705</text:p>
          </table:table-cell>
          <table:table-cell office:value-type="string" table:style-name="ce44">
            <text:p>TIMOTE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804" table:style-name="ce44">
            <text:p>3168804</text:p>
          </table:table-cell>
          <table:table-cell office:value-type="string" table:style-name="ce44">
            <text:p>TIRADENT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8903" table:style-name="ce44">
            <text:p>3168903</text:p>
          </table:table-cell>
          <table:table-cell office:value-type="string" table:style-name="ce44">
            <text:p>TIR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000" table:style-name="ce44">
            <text:p>3169000</text:p>
          </table:table-cell>
          <table:table-cell office:value-type="string" table:style-name="ce44">
            <text:p>TOCANTIN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059" table:style-name="ce44">
            <text:p>3169059</text:p>
          </table:table-cell>
          <table:table-cell office:value-type="string" table:style-name="ce44">
            <text:p>TOCOS DO MOG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109" table:style-name="ce44">
            <text:p>3169109</text:p>
          </table:table-cell>
          <table:table-cell office:value-type="string" table:style-name="ce44">
            <text:p>TOLE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208" table:style-name="ce44">
            <text:p>3169208</text:p>
          </table:table-cell>
          <table:table-cell office:value-type="string" table:style-name="ce44">
            <text:p>TOMBO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307" table:style-name="ce44">
            <text:p>3169307</text:p>
          </table:table-cell>
          <table:table-cell office:value-type="string" table:style-name="ce44">
            <text:p>TRES CORACOE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356" table:style-name="ce44">
            <text:p>3169356</text:p>
          </table:table-cell>
          <table:table-cell office:value-type="string" table:style-name="ce44">
            <text:p>TRES MARI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406" table:style-name="ce44">
            <text:p>3169406</text:p>
          </table:table-cell>
          <table:table-cell office:value-type="string" table:style-name="ce44">
            <text:p>TRES PONT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505" table:style-name="ce44">
            <text:p>3169505</text:p>
          </table:table-cell>
          <table:table-cell office:value-type="string" table:style-name="ce44">
            <text:p>TUMIRITI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604" table:style-name="ce44">
            <text:p>3169604</text:p>
          </table:table-cell>
          <table:table-cell office:value-type="string" table:style-name="ce44">
            <text:p>TUPACIGUAR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703" table:style-name="ce44">
            <text:p>3169703</text:p>
          </table:table-cell>
          <table:table-cell office:value-type="string" table:style-name="ce44">
            <text:p>TURMALIN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802" table:style-name="ce44">
            <text:p>3169802</text:p>
          </table:table-cell>
          <table:table-cell office:value-type="string" table:style-name="ce44">
            <text:p>TURVO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69901" table:style-name="ce44">
            <text:p>3169901</text:p>
          </table:table-cell>
          <table:table-cell office:value-type="string" table:style-name="ce44">
            <text:p>U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008" table:style-name="ce44">
            <text:p>3170008</text:p>
          </table:table-cell>
          <table:table-cell office:value-type="string" table:style-name="ce44">
            <text:p>UB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057" table:style-name="ce44">
            <text:p>3170057</text:p>
          </table:table-cell>
          <table:table-cell office:value-type="string" table:style-name="ce44">
            <text:p>UBAPORANG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107" table:style-name="ce44">
            <text:p>3170107</text:p>
          </table:table-cell>
          <table:table-cell office:value-type="string" table:style-name="ce44">
            <text:p>UBERA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206" table:style-name="ce44">
            <text:p>3170206</text:p>
          </table:table-cell>
          <table:table-cell office:value-type="string" table:style-name="ce44">
            <text:p>UBER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305" table:style-name="ce44">
            <text:p>3170305</text:p>
          </table:table-cell>
          <table:table-cell office:value-type="string" table:style-name="ce44">
            <text:p>UMBURATIB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404" table:style-name="ce44">
            <text:p>3170404</text:p>
          </table:table-cell>
          <table:table-cell office:value-type="string" table:style-name="ce44">
            <text:p>UNAI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438" table:style-name="ce44">
            <text:p>3170438</text:p>
          </table:table-cell>
          <table:table-cell office:value-type="string" table:style-name="ce44">
            <text:p>UNIA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479" table:style-name="ce44">
            <text:p>3170479</text:p>
          </table:table-cell>
          <table:table-cell office:value-type="string" table:style-name="ce44">
            <text:p>URUANA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503" table:style-name="ce44">
            <text:p>3170503</text:p>
          </table:table-cell>
          <table:table-cell office:value-type="string" table:style-name="ce44">
            <text:p>URUCA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529" table:style-name="ce44">
            <text:p>3170529</text:p>
          </table:table-cell>
          <table:table-cell office:value-type="string" table:style-name="ce44">
            <text:p>URUCU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578" table:style-name="ce44">
            <text:p>3170578</text:p>
          </table:table-cell>
          <table:table-cell office:value-type="string" table:style-name="ce44">
            <text:p>VARGEM ALEGR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602" table:style-name="ce44">
            <text:p>3170602</text:p>
          </table:table-cell>
          <table:table-cell office:value-type="string" table:style-name="ce44">
            <text:p>VARGEM BONIT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651" table:style-name="ce44">
            <text:p>3170651</text:p>
          </table:table-cell>
          <table:table-cell office:value-type="string" table:style-name="ce44">
            <text:p>VARGEM GRANDE DO RIO PARD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701" table:style-name="ce44">
            <text:p>3170701</text:p>
          </table:table-cell>
          <table:table-cell office:value-type="string" table:style-name="ce44">
            <text:p>VARG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750" table:style-name="ce44">
            <text:p>3170750</text:p>
          </table:table-cell>
          <table:table-cell office:value-type="string" table:style-name="ce44">
            <text:p>VARJAO DE MIN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800" table:style-name="ce44">
            <text:p>3170800</text:p>
          </table:table-cell>
          <table:table-cell office:value-type="string" table:style-name="ce44">
            <text:p>VARZEA DA PALM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0909" table:style-name="ce44">
            <text:p>3170909</text:p>
          </table:table-cell>
          <table:table-cell office:value-type="string" table:style-name="ce44">
            <text:p>VARZE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006" table:style-name="ce44">
            <text:p>3171006</text:p>
          </table:table-cell>
          <table:table-cell office:value-type="string" table:style-name="ce44">
            <text:p>VAZANT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030" table:style-name="ce44">
            <text:p>3171030</text:p>
          </table:table-cell>
          <table:table-cell office:value-type="string" table:style-name="ce44">
            <text:p>VERDE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071" table:style-name="ce44">
            <text:p>3171071</text:p>
          </table:table-cell>
          <table:table-cell office:value-type="string" table:style-name="ce44">
            <text:p>VEREDINH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105" table:style-name="ce44">
            <text:p>3171105</text:p>
          </table:table-cell>
          <table:table-cell office:value-type="string" table:style-name="ce44">
            <text:p>VERISSIM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154" table:style-name="ce44">
            <text:p>3171154</text:p>
          </table:table-cell>
          <table:table-cell office:value-type="string" table:style-name="ce44">
            <text:p>VERMELHO NOV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204" table:style-name="ce44">
            <text:p>3171204</text:p>
          </table:table-cell>
          <table:table-cell office:value-type="string" table:style-name="ce44">
            <text:p>VESPASIAN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303" table:style-name="ce44">
            <text:p>3171303</text:p>
          </table:table-cell>
          <table:table-cell office:value-type="string" table:style-name="ce44">
            <text:p>VICOS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402" table:style-name="ce44">
            <text:p>3171402</text:p>
          </table:table-cell>
          <table:table-cell office:value-type="string" table:style-name="ce44">
            <text:p>VIEIRA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501" table:style-name="ce44">
            <text:p>3171501</text:p>
          </table:table-cell>
          <table:table-cell office:value-type="string" table:style-name="ce44">
            <text:p>MATHIAS LOBAT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600" table:style-name="ce44">
            <text:p>3171600</text:p>
          </table:table-cell>
          <table:table-cell office:value-type="string" table:style-name="ce44">
            <text:p>VIRGEM DA LAP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709" table:style-name="ce44">
            <text:p>3171709</text:p>
          </table:table-cell>
          <table:table-cell office:value-type="string" table:style-name="ce44">
            <text:p>VIRGIN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808" table:style-name="ce44">
            <text:p>3171808</text:p>
          </table:table-cell>
          <table:table-cell office:value-type="string" table:style-name="ce44">
            <text:p>VIRGINOPOLIS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1907" table:style-name="ce44">
            <text:p>3171907</text:p>
          </table:table-cell>
          <table:table-cell office:value-type="string" table:style-name="ce44">
            <text:p>VIRGOLANDIA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2004" table:style-name="ce44">
            <text:p>3172004</text:p>
          </table:table-cell>
          <table:table-cell office:value-type="string" table:style-name="ce44">
            <text:p>VISCONDE DO RIO BRANCO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2103" table:style-name="ce44">
            <text:p>3172103</text:p>
          </table:table-cell>
          <table:table-cell office:value-type="string" table:style-name="ce44">
            <text:p>VOLTA GRANDE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172202" table:style-name="ce44">
            <text:p>3172202</text:p>
          </table:table-cell>
          <table:table-cell office:value-type="string" table:style-name="ce44">
            <text:p>WENCESLAU BRAZ</text:p>
          </table:table-cell>
          <table:table-cell office:value-type="string" table:style-name="ce44">
            <text:p>MG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102" table:style-name="ce44">
            <text:p>3200102</text:p>
          </table:table-cell>
          <table:table-cell office:value-type="string" table:style-name="ce44">
            <text:p>AFONSO CLAUDI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136" table:style-name="ce44">
            <text:p>3200136</text:p>
          </table:table-cell>
          <table:table-cell office:value-type="string" table:style-name="ce44">
            <text:p>AGUIA BRANC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169" table:style-name="ce44">
            <text:p>3200169</text:p>
          </table:table-cell>
          <table:table-cell office:value-type="string" table:style-name="ce44">
            <text:p>AGUA DOCE DO NORTE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201" table:style-name="ce44">
            <text:p>3200201</text:p>
          </table:table-cell>
          <table:table-cell office:value-type="string" table:style-name="ce44">
            <text:p>ALEGRE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300" table:style-name="ce44">
            <text:p>3200300</text:p>
          </table:table-cell>
          <table:table-cell office:value-type="string" table:style-name="ce44">
            <text:p>ALFREDO CHAVE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359" table:style-name="ce44">
            <text:p>3200359</text:p>
          </table:table-cell>
          <table:table-cell office:value-type="string" table:style-name="ce44">
            <text:p>ALTO RIO NOV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409" table:style-name="ce44">
            <text:p>3200409</text:p>
          </table:table-cell>
          <table:table-cell office:value-type="string" table:style-name="ce44">
            <text:p>ANCHIET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508" table:style-name="ce44">
            <text:p>3200508</text:p>
          </table:table-cell>
          <table:table-cell office:value-type="string" table:style-name="ce44">
            <text:p>APIAC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607" table:style-name="ce44">
            <text:p>3200607</text:p>
          </table:table-cell>
          <table:table-cell office:value-type="string" table:style-name="ce44">
            <text:p>ARACRUZ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706" table:style-name="ce44">
            <text:p>3200706</text:p>
          </table:table-cell>
          <table:table-cell office:value-type="string" table:style-name="ce44">
            <text:p>ATILIO VIVACQU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805" table:style-name="ce44">
            <text:p>3200805</text:p>
          </table:table-cell>
          <table:table-cell office:value-type="string" table:style-name="ce44">
            <text:p>BAIXO GUANDU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0904" table:style-name="ce44">
            <text:p>3200904</text:p>
          </table:table-cell>
          <table:table-cell office:value-type="string" table:style-name="ce44">
            <text:p>BARRA DE SAO FRANCISC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001" table:style-name="ce44">
            <text:p>3201001</text:p>
          </table:table-cell>
          <table:table-cell office:value-type="string" table:style-name="ce44">
            <text:p>BOA ESPERANC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100" table:style-name="ce44">
            <text:p>3201100</text:p>
          </table:table-cell>
          <table:table-cell office:value-type="string" table:style-name="ce44">
            <text:p>BOM JESUS DO NORTE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159" table:style-name="ce44">
            <text:p>3201159</text:p>
          </table:table-cell>
          <table:table-cell office:value-type="string" table:style-name="ce44">
            <text:p>BREJETUB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209" table:style-name="ce44">
            <text:p>3201209</text:p>
          </table:table-cell>
          <table:table-cell office:value-type="string" table:style-name="ce44">
            <text:p>CACHOEIRO DE ITAPEMIRIM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308" table:style-name="ce44">
            <text:p>3201308</text:p>
          </table:table-cell>
          <table:table-cell office:value-type="string" table:style-name="ce44">
            <text:p>CARIACIC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407" table:style-name="ce44">
            <text:p>3201407</text:p>
          </table:table-cell>
          <table:table-cell office:value-type="string" table:style-name="ce44">
            <text:p>CASTEL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506" table:style-name="ce44">
            <text:p>3201506</text:p>
          </table:table-cell>
          <table:table-cell office:value-type="string" table:style-name="ce44">
            <text:p>COLATIN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605" table:style-name="ce44">
            <text:p>3201605</text:p>
          </table:table-cell>
          <table:table-cell office:value-type="string" table:style-name="ce44">
            <text:p>CONCEICAO DA BARR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704" table:style-name="ce44">
            <text:p>3201704</text:p>
          </table:table-cell>
          <table:table-cell office:value-type="string" table:style-name="ce44">
            <text:p>CONCEICAO DO CASTEL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803" table:style-name="ce44">
            <text:p>3201803</text:p>
          </table:table-cell>
          <table:table-cell office:value-type="string" table:style-name="ce44">
            <text:p>DIVINO DE SAO LOURENC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1902" table:style-name="ce44">
            <text:p>3201902</text:p>
          </table:table-cell>
          <table:table-cell office:value-type="string" table:style-name="ce44">
            <text:p>DOMINGOS MARTIN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009" table:style-name="ce44">
            <text:p>3202009</text:p>
          </table:table-cell>
          <table:table-cell office:value-type="string" table:style-name="ce44">
            <text:p>DORES DO RIO PRET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108" table:style-name="ce44">
            <text:p>3202108</text:p>
          </table:table-cell>
          <table:table-cell office:value-type="string" table:style-name="ce44">
            <text:p>ECOPORANG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207" table:style-name="ce44">
            <text:p>3202207</text:p>
          </table:table-cell>
          <table:table-cell office:value-type="string" table:style-name="ce44">
            <text:p>FUNDA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256" table:style-name="ce44">
            <text:p>3202256</text:p>
          </table:table-cell>
          <table:table-cell office:value-type="string" table:style-name="ce44">
            <text:p>GOVERNADOR LINDENBERG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306" table:style-name="ce44">
            <text:p>3202306</text:p>
          </table:table-cell>
          <table:table-cell office:value-type="string" table:style-name="ce44">
            <text:p>GUACUI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405" table:style-name="ce44">
            <text:p>3202405</text:p>
          </table:table-cell>
          <table:table-cell office:value-type="string" table:style-name="ce44">
            <text:p>GUARAPARI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454" table:style-name="ce44">
            <text:p>3202454</text:p>
          </table:table-cell>
          <table:table-cell office:value-type="string" table:style-name="ce44">
            <text:p>IBATIB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504" table:style-name="ce44">
            <text:p>3202504</text:p>
          </table:table-cell>
          <table:table-cell office:value-type="string" table:style-name="ce44">
            <text:p>IBIRACU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553" table:style-name="ce44">
            <text:p>3202553</text:p>
          </table:table-cell>
          <table:table-cell office:value-type="string" table:style-name="ce44">
            <text:p>IBITIRAM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603" table:style-name="ce44">
            <text:p>3202603</text:p>
          </table:table-cell>
          <table:table-cell office:value-type="string" table:style-name="ce44">
            <text:p>ICONH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652" table:style-name="ce44">
            <text:p>3202652</text:p>
          </table:table-cell>
          <table:table-cell office:value-type="string" table:style-name="ce44">
            <text:p>IRUPI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702" table:style-name="ce44">
            <text:p>3202702</text:p>
          </table:table-cell>
          <table:table-cell office:value-type="string" table:style-name="ce44">
            <text:p>ITAGUACU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801" table:style-name="ce44">
            <text:p>3202801</text:p>
          </table:table-cell>
          <table:table-cell office:value-type="string" table:style-name="ce44">
            <text:p>ITAPEMIRIM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2900" table:style-name="ce44">
            <text:p>3202900</text:p>
          </table:table-cell>
          <table:table-cell office:value-type="string" table:style-name="ce44">
            <text:p>ITARAN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007" table:style-name="ce44">
            <text:p>3203007</text:p>
          </table:table-cell>
          <table:table-cell office:value-type="string" table:style-name="ce44">
            <text:p>IUN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056" table:style-name="ce44">
            <text:p>3203056</text:p>
          </table:table-cell>
          <table:table-cell office:value-type="string" table:style-name="ce44">
            <text:p>JAGUARE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106" table:style-name="ce44">
            <text:p>3203106</text:p>
          </table:table-cell>
          <table:table-cell office:value-type="string" table:style-name="ce44">
            <text:p>JERONIMO MONTEIR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130" table:style-name="ce44">
            <text:p>3203130</text:p>
          </table:table-cell>
          <table:table-cell office:value-type="string" table:style-name="ce44">
            <text:p>JOAO NEIV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163" table:style-name="ce44">
            <text:p>3203163</text:p>
          </table:table-cell>
          <table:table-cell office:value-type="string" table:style-name="ce44">
            <text:p>LARANJA DA TERR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205" table:style-name="ce44">
            <text:p>3203205</text:p>
          </table:table-cell>
          <table:table-cell office:value-type="string" table:style-name="ce44">
            <text:p>LINHARE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304" table:style-name="ce44">
            <text:p>3203304</text:p>
          </table:table-cell>
          <table:table-cell office:value-type="string" table:style-name="ce44">
            <text:p>MANTENOPOLI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320" table:style-name="ce44">
            <text:p>3203320</text:p>
          </table:table-cell>
          <table:table-cell office:value-type="string" table:style-name="ce44">
            <text:p>MARATAIZE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346" table:style-name="ce44">
            <text:p>3203346</text:p>
          </table:table-cell>
          <table:table-cell office:value-type="string" table:style-name="ce44">
            <text:p>MARECHAL FLORIAN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353" table:style-name="ce44">
            <text:p>3203353</text:p>
          </table:table-cell>
          <table:table-cell office:value-type="string" table:style-name="ce44">
            <text:p>MARILANDI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403" table:style-name="ce44">
            <text:p>3203403</text:p>
          </table:table-cell>
          <table:table-cell office:value-type="string" table:style-name="ce44">
            <text:p>MIMOSO DO SUL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502" table:style-name="ce44">
            <text:p>3203502</text:p>
          </table:table-cell>
          <table:table-cell office:value-type="string" table:style-name="ce44">
            <text:p>MONTANH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601" table:style-name="ce44">
            <text:p>3203601</text:p>
          </table:table-cell>
          <table:table-cell office:value-type="string" table:style-name="ce44">
            <text:p>MUCURICI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700" table:style-name="ce44">
            <text:p>3203700</text:p>
          </table:table-cell>
          <table:table-cell office:value-type="string" table:style-name="ce44">
            <text:p>MUNIZ FREIRE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809" table:style-name="ce44">
            <text:p>3203809</text:p>
          </table:table-cell>
          <table:table-cell office:value-type="string" table:style-name="ce44">
            <text:p>MUQUI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3908" table:style-name="ce44">
            <text:p>3203908</text:p>
          </table:table-cell>
          <table:table-cell office:value-type="string" table:style-name="ce44">
            <text:p>NOVA VENECI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005" table:style-name="ce44">
            <text:p>3204005</text:p>
          </table:table-cell>
          <table:table-cell office:value-type="string" table:style-name="ce44">
            <text:p>PANCA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054" table:style-name="ce44">
            <text:p>3204054</text:p>
          </table:table-cell>
          <table:table-cell office:value-type="string" table:style-name="ce44">
            <text:p>PEDRO CANARI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104" table:style-name="ce44">
            <text:p>3204104</text:p>
          </table:table-cell>
          <table:table-cell office:value-type="string" table:style-name="ce44">
            <text:p>PINHEIRO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203" table:style-name="ce44">
            <text:p>3204203</text:p>
          </table:table-cell>
          <table:table-cell office:value-type="string" table:style-name="ce44">
            <text:p>PIUM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252" table:style-name="ce44">
            <text:p>3204252</text:p>
          </table:table-cell>
          <table:table-cell office:value-type="string" table:style-name="ce44">
            <text:p>PONTO BEL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302" table:style-name="ce44">
            <text:p>3204302</text:p>
          </table:table-cell>
          <table:table-cell office:value-type="string" table:style-name="ce44">
            <text:p>PRESIDENTE KENNEDY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351" table:style-name="ce44">
            <text:p>3204351</text:p>
          </table:table-cell>
          <table:table-cell office:value-type="string" table:style-name="ce44">
            <text:p>RIO BANANAL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401" table:style-name="ce44">
            <text:p>3204401</text:p>
          </table:table-cell>
          <table:table-cell office:value-type="string" table:style-name="ce44">
            <text:p>RIO NOVO DO SUL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500" table:style-name="ce44">
            <text:p>3204500</text:p>
          </table:table-cell>
          <table:table-cell office:value-type="string" table:style-name="ce44">
            <text:p>SANTA LEOPOLDIN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559" table:style-name="ce44">
            <text:p>3204559</text:p>
          </table:table-cell>
          <table:table-cell office:value-type="string" table:style-name="ce44">
            <text:p>SANTA MARIA DE JETIB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609" table:style-name="ce44">
            <text:p>3204609</text:p>
          </table:table-cell>
          <table:table-cell office:value-type="string" table:style-name="ce44">
            <text:p>SANTA TERES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658" table:style-name="ce44">
            <text:p>3204658</text:p>
          </table:table-cell>
          <table:table-cell office:value-type="string" table:style-name="ce44">
            <text:p>SAO DOMINGOS DO NORTE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708" table:style-name="ce44">
            <text:p>3204708</text:p>
          </table:table-cell>
          <table:table-cell office:value-type="string" table:style-name="ce44">
            <text:p>SAO GABRIEL DA PALH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807" table:style-name="ce44">
            <text:p>3204807</text:p>
          </table:table-cell>
          <table:table-cell office:value-type="string" table:style-name="ce44">
            <text:p>SAO JOSE DO CALCAD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906" table:style-name="ce44">
            <text:p>3204906</text:p>
          </table:table-cell>
          <table:table-cell office:value-type="string" table:style-name="ce44">
            <text:p>SAO MATEUS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4955" table:style-name="ce44">
            <text:p>3204955</text:p>
          </table:table-cell>
          <table:table-cell office:value-type="string" table:style-name="ce44">
            <text:p>SAO ROQUE DO CANA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002" table:style-name="ce44">
            <text:p>3205002</text:p>
          </table:table-cell>
          <table:table-cell office:value-type="string" table:style-name="ce44">
            <text:p>SERR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010" table:style-name="ce44">
            <text:p>3205010</text:p>
          </table:table-cell>
          <table:table-cell office:value-type="string" table:style-name="ce44">
            <text:p>SOORETAM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036" table:style-name="ce44">
            <text:p>3205036</text:p>
          </table:table-cell>
          <table:table-cell office:value-type="string" table:style-name="ce44">
            <text:p>VARGEM ALT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069" table:style-name="ce44">
            <text:p>3205069</text:p>
          </table:table-cell>
          <table:table-cell office:value-type="string" table:style-name="ce44">
            <text:p>VENDA NOVA DO IMIGRANTE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101" table:style-name="ce44">
            <text:p>3205101</text:p>
          </table:table-cell>
          <table:table-cell office:value-type="string" table:style-name="ce44">
            <text:p>VIAN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150" table:style-name="ce44">
            <text:p>3205150</text:p>
          </table:table-cell>
          <table:table-cell office:value-type="string" table:style-name="ce44">
            <text:p>VILA PAVA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176" table:style-name="ce44">
            <text:p>3205176</text:p>
          </table:table-cell>
          <table:table-cell office:value-type="string" table:style-name="ce44">
            <text:p>VILA VALERIO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200" table:style-name="ce44">
            <text:p>3205200</text:p>
          </table:table-cell>
          <table:table-cell office:value-type="string" table:style-name="ce44">
            <text:p>VILA VELH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205309" table:style-name="ce44">
            <text:p>3205309</text:p>
          </table:table-cell>
          <table:table-cell office:value-type="string" table:style-name="ce44">
            <text:p>VITORIA</text:p>
          </table:table-cell>
          <table:table-cell office:value-type="string" table:style-name="ce44">
            <text:p>E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100" table:style-name="ce44">
            <text:p>3300100</text:p>
          </table:table-cell>
          <table:table-cell office:value-type="string" table:style-name="ce44">
            <text:p>ANGRA DO REI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159" table:style-name="ce44">
            <text:p>3300159</text:p>
          </table:table-cell>
          <table:table-cell office:value-type="string" table:style-name="ce44">
            <text:p>APERIBE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209" table:style-name="ce44">
            <text:p>3300209</text:p>
          </table:table-cell>
          <table:table-cell office:value-type="string" table:style-name="ce44">
            <text:p>ARARUAM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225" table:style-name="ce44">
            <text:p>3300225</text:p>
          </table:table-cell>
          <table:table-cell office:value-type="string" table:style-name="ce44">
            <text:p>AREAL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233" table:style-name="ce44">
            <text:p>3300233</text:p>
          </table:table-cell>
          <table:table-cell office:value-type="string" table:style-name="ce44">
            <text:p>ARMACAO DO BUZIO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258" table:style-name="ce44">
            <text:p>3300258</text:p>
          </table:table-cell>
          <table:table-cell office:value-type="string" table:style-name="ce44">
            <text:p>ARRAIAL DO CAB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308" table:style-name="ce44">
            <text:p>3300308</text:p>
          </table:table-cell>
          <table:table-cell office:value-type="string" table:style-name="ce44">
            <text:p>BARRA DO PIRA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407" table:style-name="ce44">
            <text:p>3300407</text:p>
          </table:table-cell>
          <table:table-cell office:value-type="string" table:style-name="ce44">
            <text:p>BARRA MANS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456" table:style-name="ce44">
            <text:p>3300456</text:p>
          </table:table-cell>
          <table:table-cell office:value-type="string" table:style-name="ce44">
            <text:p>BELFORD ROX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506" table:style-name="ce44">
            <text:p>3300506</text:p>
          </table:table-cell>
          <table:table-cell office:value-type="string" table:style-name="ce44">
            <text:p>BOM JARDIM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605" table:style-name="ce44">
            <text:p>3300605</text:p>
          </table:table-cell>
          <table:table-cell office:value-type="string" table:style-name="ce44">
            <text:p>BOM JESUS DO ITABAPOAN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704" table:style-name="ce44">
            <text:p>3300704</text:p>
          </table:table-cell>
          <table:table-cell office:value-type="string" table:style-name="ce44">
            <text:p>CABO FRI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803" table:style-name="ce44">
            <text:p>3300803</text:p>
          </table:table-cell>
          <table:table-cell office:value-type="string" table:style-name="ce44">
            <text:p>CACHOEIRAS DE MACACU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902" table:style-name="ce44">
            <text:p>3300902</text:p>
          </table:table-cell>
          <table:table-cell office:value-type="string" table:style-name="ce44">
            <text:p>CAMBUC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936" table:style-name="ce44">
            <text:p>3300936</text:p>
          </table:table-cell>
          <table:table-cell office:value-type="string" table:style-name="ce44">
            <text:p>CARAPEBU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0951" table:style-name="ce44">
            <text:p>3300951</text:p>
          </table:table-cell>
          <table:table-cell office:value-type="string" table:style-name="ce44">
            <text:p>COMENDADOR LEVY GASPARIAN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009" table:style-name="ce44">
            <text:p>3301009</text:p>
          </table:table-cell>
          <table:table-cell office:value-type="string" table:style-name="ce44">
            <text:p>CAMPOS DOS GOYTACAZE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108" table:style-name="ce44">
            <text:p>3301108</text:p>
          </table:table-cell>
          <table:table-cell office:value-type="string" table:style-name="ce44">
            <text:p>CANTAGAL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157" table:style-name="ce44">
            <text:p>3301157</text:p>
          </table:table-cell>
          <table:table-cell office:value-type="string" table:style-name="ce44">
            <text:p>CARDOSO MOREIR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207" table:style-name="ce44">
            <text:p>3301207</text:p>
          </table:table-cell>
          <table:table-cell office:value-type="string" table:style-name="ce44">
            <text:p>CARM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306" table:style-name="ce44">
            <text:p>3301306</text:p>
          </table:table-cell>
          <table:table-cell office:value-type="string" table:style-name="ce44">
            <text:p>CASIMIRO DE ABREU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405" table:style-name="ce44">
            <text:p>3301405</text:p>
          </table:table-cell>
          <table:table-cell office:value-type="string" table:style-name="ce44">
            <text:p>CONCEICAO DE MACABU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504" table:style-name="ce44">
            <text:p>3301504</text:p>
          </table:table-cell>
          <table:table-cell office:value-type="string" table:style-name="ce44">
            <text:p>CORDEIR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603" table:style-name="ce44">
            <text:p>3301603</text:p>
          </table:table-cell>
          <table:table-cell office:value-type="string" table:style-name="ce44">
            <text:p>DUAS BARRA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702" table:style-name="ce44">
            <text:p>3301702</text:p>
          </table:table-cell>
          <table:table-cell office:value-type="string" table:style-name="ce44">
            <text:p>DUQUE DE CAXIA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801" table:style-name="ce44">
            <text:p>3301801</text:p>
          </table:table-cell>
          <table:table-cell office:value-type="string" table:style-name="ce44">
            <text:p>ENGENHEIRO PAULO DE FRONTIN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850" table:style-name="ce44">
            <text:p>3301850</text:p>
          </table:table-cell>
          <table:table-cell office:value-type="string" table:style-name="ce44">
            <text:p>GUAPIMIRIM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876" table:style-name="ce44">
            <text:p>3301876</text:p>
          </table:table-cell>
          <table:table-cell office:value-type="string" table:style-name="ce44">
            <text:p>IGUABA GRANDE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1900" table:style-name="ce44">
            <text:p>3301900</text:p>
          </table:table-cell>
          <table:table-cell office:value-type="string" table:style-name="ce44">
            <text:p>ITABORA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007" table:style-name="ce44">
            <text:p>3302007</text:p>
          </table:table-cell>
          <table:table-cell office:value-type="string" table:style-name="ce44">
            <text:p>ITAGUA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056" table:style-name="ce44">
            <text:p>3302056</text:p>
          </table:table-cell>
          <table:table-cell office:value-type="string" table:style-name="ce44">
            <text:p>ITALV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106" table:style-name="ce44">
            <text:p>3302106</text:p>
          </table:table-cell>
          <table:table-cell office:value-type="string" table:style-name="ce44">
            <text:p>ITAOCAR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205" table:style-name="ce44">
            <text:p>3302205</text:p>
          </table:table-cell>
          <table:table-cell office:value-type="string" table:style-name="ce44">
            <text:p>ITAPERUN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254" table:style-name="ce44">
            <text:p>3302254</text:p>
          </table:table-cell>
          <table:table-cell office:value-type="string" table:style-name="ce44">
            <text:p>ITATIAI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270" table:style-name="ce44">
            <text:p>3302270</text:p>
          </table:table-cell>
          <table:table-cell office:value-type="string" table:style-name="ce44">
            <text:p>JAPER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304" table:style-name="ce44">
            <text:p>3302304</text:p>
          </table:table-cell>
          <table:table-cell office:value-type="string" table:style-name="ce44">
            <text:p>LAJE DO MURIAE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403" table:style-name="ce44">
            <text:p>3302403</text:p>
          </table:table-cell>
          <table:table-cell office:value-type="string" table:style-name="ce44">
            <text:p>MACAE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452" table:style-name="ce44">
            <text:p>3302452</text:p>
          </table:table-cell>
          <table:table-cell office:value-type="string" table:style-name="ce44">
            <text:p>MACUC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502" table:style-name="ce44">
            <text:p>3302502</text:p>
          </table:table-cell>
          <table:table-cell office:value-type="string" table:style-name="ce44">
            <text:p>MAGE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601" table:style-name="ce44">
            <text:p>3302601</text:p>
          </table:table-cell>
          <table:table-cell office:value-type="string" table:style-name="ce44">
            <text:p>MANGARATIB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700" table:style-name="ce44">
            <text:p>3302700</text:p>
          </table:table-cell>
          <table:table-cell office:value-type="string" table:style-name="ce44">
            <text:p>MARIC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809" table:style-name="ce44">
            <text:p>3302809</text:p>
          </table:table-cell>
          <table:table-cell office:value-type="string" table:style-name="ce44">
            <text:p>MENDE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858" table:style-name="ce44">
            <text:p>3302858</text:p>
          </table:table-cell>
          <table:table-cell office:value-type="string" table:style-name="ce44">
            <text:p>MESQUIT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2908" table:style-name="ce44">
            <text:p>3302908</text:p>
          </table:table-cell>
          <table:table-cell office:value-type="string" table:style-name="ce44">
            <text:p>MIGUEL PEREIR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005" table:style-name="ce44">
            <text:p>3303005</text:p>
          </table:table-cell>
          <table:table-cell office:value-type="string" table:style-name="ce44">
            <text:p>MIRACEM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104" table:style-name="ce44">
            <text:p>3303104</text:p>
          </table:table-cell>
          <table:table-cell office:value-type="string" table:style-name="ce44">
            <text:p>NATIVIDADE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203" table:style-name="ce44">
            <text:p>3303203</text:p>
          </table:table-cell>
          <table:table-cell office:value-type="string" table:style-name="ce44">
            <text:p>NILOPOLI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302" table:style-name="ce44">
            <text:p>3303302</text:p>
          </table:table-cell>
          <table:table-cell office:value-type="string" table:style-name="ce44">
            <text:p>NITERO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401" table:style-name="ce44">
            <text:p>3303401</text:p>
          </table:table-cell>
          <table:table-cell office:value-type="string" table:style-name="ce44">
            <text:p>NOVA FRIBURG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500" table:style-name="ce44">
            <text:p>3303500</text:p>
          </table:table-cell>
          <table:table-cell office:value-type="string" table:style-name="ce44">
            <text:p>NOVA IGUACU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609" table:style-name="ce44">
            <text:p>3303609</text:p>
          </table:table-cell>
          <table:table-cell office:value-type="string" table:style-name="ce44">
            <text:p>PARACAMB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708" table:style-name="ce44">
            <text:p>3303708</text:p>
          </table:table-cell>
          <table:table-cell office:value-type="string" table:style-name="ce44">
            <text:p>PARAIBA DO SUL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807" table:style-name="ce44">
            <text:p>3303807</text:p>
          </table:table-cell>
          <table:table-cell office:value-type="string" table:style-name="ce44">
            <text:p>PARAT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856" table:style-name="ce44">
            <text:p>3303856</text:p>
          </table:table-cell>
          <table:table-cell office:value-type="string" table:style-name="ce44">
            <text:p>PATY DO ALFERE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906" table:style-name="ce44">
            <text:p>3303906</text:p>
          </table:table-cell>
          <table:table-cell office:value-type="string" table:style-name="ce44">
            <text:p>PETROPOLI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3955" table:style-name="ce44">
            <text:p>3303955</text:p>
          </table:table-cell>
          <table:table-cell office:value-type="string" table:style-name="ce44">
            <text:p>PINHEIRAL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003" table:style-name="ce44">
            <text:p>3304003</text:p>
          </table:table-cell>
          <table:table-cell office:value-type="string" table:style-name="ce44">
            <text:p>PIRA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102" table:style-name="ce44">
            <text:p>3304102</text:p>
          </table:table-cell>
          <table:table-cell office:value-type="string" table:style-name="ce44">
            <text:p>PORCIUNCUL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110" table:style-name="ce44">
            <text:p>3304110</text:p>
          </table:table-cell>
          <table:table-cell office:value-type="string" table:style-name="ce44">
            <text:p>PORTO REAL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128" table:style-name="ce44">
            <text:p>3304128</text:p>
          </table:table-cell>
          <table:table-cell office:value-type="string" table:style-name="ce44">
            <text:p>QUATI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144" table:style-name="ce44">
            <text:p>3304144</text:p>
          </table:table-cell>
          <table:table-cell office:value-type="string" table:style-name="ce44">
            <text:p>QUEIMADO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151" table:style-name="ce44">
            <text:p>3304151</text:p>
          </table:table-cell>
          <table:table-cell office:value-type="string" table:style-name="ce44">
            <text:p>QUISSAM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201" table:style-name="ce44">
            <text:p>3304201</text:p>
          </table:table-cell>
          <table:table-cell office:value-type="string" table:style-name="ce44">
            <text:p>RESENDE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300" table:style-name="ce44">
            <text:p>3304300</text:p>
          </table:table-cell>
          <table:table-cell office:value-type="string" table:style-name="ce44">
            <text:p>RIO BONIT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409" table:style-name="ce44">
            <text:p>3304409</text:p>
          </table:table-cell>
          <table:table-cell office:value-type="string" table:style-name="ce44">
            <text:p>RIO CLAR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508" table:style-name="ce44">
            <text:p>3304508</text:p>
          </table:table-cell>
          <table:table-cell office:value-type="string" table:style-name="ce44">
            <text:p>RIO DAS FLORE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524" table:style-name="ce44">
            <text:p>3304524</text:p>
          </table:table-cell>
          <table:table-cell office:value-type="string" table:style-name="ce44">
            <text:p>RIO DAS OSTRA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557" table:style-name="ce44">
            <text:p>3304557</text:p>
          </table:table-cell>
          <table:table-cell office:value-type="string" table:style-name="ce44">
            <text:p>RIO DE JANEIR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607" table:style-name="ce44">
            <text:p>3304607</text:p>
          </table:table-cell>
          <table:table-cell office:value-type="string" table:style-name="ce44">
            <text:p>SANTA MARIA MADALEN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706" table:style-name="ce44">
            <text:p>3304706</text:p>
          </table:table-cell>
          <table:table-cell office:value-type="string" table:style-name="ce44">
            <text:p>SANTO ANTONIO DE PADU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755" table:style-name="ce44">
            <text:p>3304755</text:p>
          </table:table-cell>
          <table:table-cell office:value-type="string" table:style-name="ce44">
            <text:p>SAO FRANCISCO DE ITABAPOAN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805" table:style-name="ce44">
            <text:p>3304805</text:p>
          </table:table-cell>
          <table:table-cell office:value-type="string" table:style-name="ce44">
            <text:p>SAO FIDELI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4904" table:style-name="ce44">
            <text:p>3304904</text:p>
          </table:table-cell>
          <table:table-cell office:value-type="string" table:style-name="ce44">
            <text:p>SAO GONCAL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000" table:style-name="ce44">
            <text:p>3305000</text:p>
          </table:table-cell>
          <table:table-cell office:value-type="string" table:style-name="ce44">
            <text:p>SAO JOAO DA BARR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109" table:style-name="ce44">
            <text:p>3305109</text:p>
          </table:table-cell>
          <table:table-cell office:value-type="string" table:style-name="ce44">
            <text:p>SAO JOAO DE MERIT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133" table:style-name="ce44">
            <text:p>3305133</text:p>
          </table:table-cell>
          <table:table-cell office:value-type="string" table:style-name="ce44">
            <text:p>SAO JOSE DE UB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158" table:style-name="ce44">
            <text:p>3305158</text:p>
          </table:table-cell>
          <table:table-cell office:value-type="string" table:style-name="ce44">
            <text:p>SAO JOSE DO VALE DO RIO PRET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208" table:style-name="ce44">
            <text:p>3305208</text:p>
          </table:table-cell>
          <table:table-cell office:value-type="string" table:style-name="ce44">
            <text:p>SAO PEDRO DA ALDEI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307" table:style-name="ce44">
            <text:p>3305307</text:p>
          </table:table-cell>
          <table:table-cell office:value-type="string" table:style-name="ce44">
            <text:p>SAO SEBASTIAO DO ALT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406" table:style-name="ce44">
            <text:p>3305406</text:p>
          </table:table-cell>
          <table:table-cell office:value-type="string" table:style-name="ce44">
            <text:p>SAPUCAI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505" table:style-name="ce44">
            <text:p>3305505</text:p>
          </table:table-cell>
          <table:table-cell office:value-type="string" table:style-name="ce44">
            <text:p>SAQUAREM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554" table:style-name="ce44">
            <text:p>3305554</text:p>
          </table:table-cell>
          <table:table-cell office:value-type="string" table:style-name="ce44">
            <text:p>SEROPEDIC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604" table:style-name="ce44">
            <text:p>3305604</text:p>
          </table:table-cell>
          <table:table-cell office:value-type="string" table:style-name="ce44">
            <text:p>SILVA JARDIM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703" table:style-name="ce44">
            <text:p>3305703</text:p>
          </table:table-cell>
          <table:table-cell office:value-type="string" table:style-name="ce44">
            <text:p>SUMIDOURO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752" table:style-name="ce44">
            <text:p>3305752</text:p>
          </table:table-cell>
          <table:table-cell office:value-type="string" table:style-name="ce44">
            <text:p>TANGU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802" table:style-name="ce44">
            <text:p>3305802</text:p>
          </table:table-cell>
          <table:table-cell office:value-type="string" table:style-name="ce44">
            <text:p>TERESOPOLI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5901" table:style-name="ce44">
            <text:p>3305901</text:p>
          </table:table-cell>
          <table:table-cell office:value-type="string" table:style-name="ce44">
            <text:p>TRAJANO DE MORAI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6008" table:style-name="ce44">
            <text:p>3306008</text:p>
          </table:table-cell>
          <table:table-cell office:value-type="string" table:style-name="ce44">
            <text:p>TRES RIO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6107" table:style-name="ce44">
            <text:p>3306107</text:p>
          </table:table-cell>
          <table:table-cell office:value-type="string" table:style-name="ce44">
            <text:p>VALENC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6156" table:style-name="ce44">
            <text:p>3306156</text:p>
          </table:table-cell>
          <table:table-cell office:value-type="string" table:style-name="ce44">
            <text:p>VARRE-SAI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6206" table:style-name="ce44">
            <text:p>3306206</text:p>
          </table:table-cell>
          <table:table-cell office:value-type="string" table:style-name="ce44">
            <text:p>VASSOURAS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306305" table:style-name="ce44">
            <text:p>3306305</text:p>
          </table:table-cell>
          <table:table-cell office:value-type="string" table:style-name="ce44">
            <text:p>VOLTA REDONDA</text:p>
          </table:table-cell>
          <table:table-cell office:value-type="string" table:style-name="ce44">
            <text:p>RJ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105" table:style-name="ce44">
            <text:p>3500105</text:p>
          </table:table-cell>
          <table:table-cell office:value-type="string" table:style-name="ce44">
            <text:p>ADAMANT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204" table:style-name="ce44">
            <text:p>3500204</text:p>
          </table:table-cell>
          <table:table-cell office:value-type="string" table:style-name="ce44">
            <text:p>ADOLF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303" table:style-name="ce44">
            <text:p>3500303</text:p>
          </table:table-cell>
          <table:table-cell office:value-type="string" table:style-name="ce44">
            <text:p>AGU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402" table:style-name="ce44">
            <text:p>3500402</text:p>
          </table:table-cell>
          <table:table-cell office:value-type="string" table:style-name="ce44">
            <text:p>AGUAS DA PRA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501" table:style-name="ce44">
            <text:p>3500501</text:p>
          </table:table-cell>
          <table:table-cell office:value-type="string" table:style-name="ce44">
            <text:p>AGUAS DE LINDO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550" table:style-name="ce44">
            <text:p>3500550</text:p>
          </table:table-cell>
          <table:table-cell office:value-type="string" table:style-name="ce44">
            <text:p>AGUAS DE SANTA BARB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600" table:style-name="ce44">
            <text:p>3500600</text:p>
          </table:table-cell>
          <table:table-cell office:value-type="string" table:style-name="ce44">
            <text:p>AGUAS DE SAO PED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709" table:style-name="ce44">
            <text:p>3500709</text:p>
          </table:table-cell>
          <table:table-cell office:value-type="string" table:style-name="ce44">
            <text:p>AGUD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758" table:style-name="ce44">
            <text:p>3500758</text:p>
          </table:table-cell>
          <table:table-cell office:value-type="string" table:style-name="ce44">
            <text:p>ALAMBA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808" table:style-name="ce44">
            <text:p>3500808</text:p>
          </table:table-cell>
          <table:table-cell office:value-type="string" table:style-name="ce44">
            <text:p>ALFREDO MARCOND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0907" table:style-name="ce44">
            <text:p>3500907</text:p>
          </table:table-cell>
          <table:table-cell office:value-type="string" table:style-name="ce44">
            <text:p>ALTAIR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004" table:style-name="ce44">
            <text:p>3501004</text:p>
          </table:table-cell>
          <table:table-cell office:value-type="string" table:style-name="ce44">
            <text:p>ALTI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103" table:style-name="ce44">
            <text:p>3501103</text:p>
          </table:table-cell>
          <table:table-cell office:value-type="string" table:style-name="ce44">
            <text:p>ALTO ALEG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152" table:style-name="ce44">
            <text:p>3501152</text:p>
          </table:table-cell>
          <table:table-cell office:value-type="string" table:style-name="ce44">
            <text:p>ALUMIN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202" table:style-name="ce44">
            <text:p>3501202</text:p>
          </table:table-cell>
          <table:table-cell office:value-type="string" table:style-name="ce44">
            <text:p>ALVARES FLORENC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301" table:style-name="ce44">
            <text:p>3501301</text:p>
          </table:table-cell>
          <table:table-cell office:value-type="string" table:style-name="ce44">
            <text:p>ALVARES MACHA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400" table:style-name="ce44">
            <text:p>3501400</text:p>
          </table:table-cell>
          <table:table-cell office:value-type="string" table:style-name="ce44">
            <text:p>ALVARO DE CARVA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509" table:style-name="ce44">
            <text:p>3501509</text:p>
          </table:table-cell>
          <table:table-cell office:value-type="string" table:style-name="ce44">
            <text:p>ALVIN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608" table:style-name="ce44">
            <text:p>3501608</text:p>
          </table:table-cell>
          <table:table-cell office:value-type="string" table:style-name="ce44">
            <text:p>AMERICA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707" table:style-name="ce44">
            <text:p>3501707</text:p>
          </table:table-cell>
          <table:table-cell office:value-type="string" table:style-name="ce44">
            <text:p>AMERICO BRASILIENS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806" table:style-name="ce44">
            <text:p>3501806</text:p>
          </table:table-cell>
          <table:table-cell office:value-type="string" table:style-name="ce44">
            <text:p>AMERICO DE CAMP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1905" table:style-name="ce44">
            <text:p>3501905</text:p>
          </table:table-cell>
          <table:table-cell office:value-type="string" table:style-name="ce44">
            <text:p>AMPA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002" table:style-name="ce44">
            <text:p>3502002</text:p>
          </table:table-cell>
          <table:table-cell office:value-type="string" table:style-name="ce44">
            <text:p>ANA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101" table:style-name="ce44">
            <text:p>3502101</text:p>
          </table:table-cell>
          <table:table-cell office:value-type="string" table:style-name="ce44">
            <text:p>ANDRAD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200" table:style-name="ce44">
            <text:p>3502200</text:p>
          </table:table-cell>
          <table:table-cell office:value-type="string" table:style-name="ce44">
            <text:p>ANGA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309" table:style-name="ce44">
            <text:p>3502309</text:p>
          </table:table-cell>
          <table:table-cell office:value-type="string" table:style-name="ce44">
            <text:p>ANHEM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408" table:style-name="ce44">
            <text:p>3502408</text:p>
          </table:table-cell>
          <table:table-cell office:value-type="string" table:style-name="ce44">
            <text:p>ANHUM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507" table:style-name="ce44">
            <text:p>3502507</text:p>
          </table:table-cell>
          <table:table-cell office:value-type="string" table:style-name="ce44">
            <text:p>APARECID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606" table:style-name="ce44">
            <text:p>3502606</text:p>
          </table:table-cell>
          <table:table-cell office:value-type="string" table:style-name="ce44">
            <text:p>APARECIDA D´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705" table:style-name="ce44">
            <text:p>3502705</text:p>
          </table:table-cell>
          <table:table-cell office:value-type="string" table:style-name="ce44">
            <text:p>API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754" table:style-name="ce44">
            <text:p>3502754</text:p>
          </table:table-cell>
          <table:table-cell office:value-type="string" table:style-name="ce44">
            <text:p>ARACARIGU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804" table:style-name="ce44">
            <text:p>3502804</text:p>
          </table:table-cell>
          <table:table-cell office:value-type="string" table:style-name="ce44">
            <text:p>ARACA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2903" table:style-name="ce44">
            <text:p>3502903</text:p>
          </table:table-cell>
          <table:table-cell office:value-type="string" table:style-name="ce44">
            <text:p>ARACOIABA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000" table:style-name="ce44">
            <text:p>3503000</text:p>
          </table:table-cell>
          <table:table-cell office:value-type="string" table:style-name="ce44">
            <text:p>ARAM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109" table:style-name="ce44">
            <text:p>3503109</text:p>
          </table:table-cell>
          <table:table-cell office:value-type="string" table:style-name="ce44">
            <text:p>ARAND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158" table:style-name="ce44">
            <text:p>3503158</text:p>
          </table:table-cell>
          <table:table-cell office:value-type="string" table:style-name="ce44">
            <text:p>ARAPE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208" table:style-name="ce44">
            <text:p>3503208</text:p>
          </table:table-cell>
          <table:table-cell office:value-type="string" table:style-name="ce44">
            <text:p>ARARAQU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307" table:style-name="ce44">
            <text:p>3503307</text:p>
          </table:table-cell>
          <table:table-cell office:value-type="string" table:style-name="ce44">
            <text:p>ARA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356" table:style-name="ce44">
            <text:p>3503356</text:p>
          </table:table-cell>
          <table:table-cell office:value-type="string" table:style-name="ce44">
            <text:p>ARCO-IR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406" table:style-name="ce44">
            <text:p>3503406</text:p>
          </table:table-cell>
          <table:table-cell office:value-type="string" table:style-name="ce44">
            <text:p>AREAL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505" table:style-name="ce44">
            <text:p>3503505</text:p>
          </table:table-cell>
          <table:table-cell office:value-type="string" table:style-name="ce44">
            <text:p>AREI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604" table:style-name="ce44">
            <text:p>3503604</text:p>
          </table:table-cell>
          <table:table-cell office:value-type="string" table:style-name="ce44">
            <text:p>AREI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703" table:style-name="ce44">
            <text:p>3503703</text:p>
          </table:table-cell>
          <table:table-cell office:value-type="string" table:style-name="ce44">
            <text:p>ARIRANH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802" table:style-name="ce44">
            <text:p>3503802</text:p>
          </table:table-cell>
          <table:table-cell office:value-type="string" table:style-name="ce44">
            <text:p>ARTUR NOGU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901" table:style-name="ce44">
            <text:p>3503901</text:p>
          </table:table-cell>
          <table:table-cell office:value-type="string" table:style-name="ce44">
            <text:p>ARUJ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3950" table:style-name="ce44">
            <text:p>3503950</text:p>
          </table:table-cell>
          <table:table-cell office:value-type="string" table:style-name="ce44">
            <text:p>ASPAS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008" table:style-name="ce44">
            <text:p>3504008</text:p>
          </table:table-cell>
          <table:table-cell office:value-type="string" table:style-name="ce44">
            <text:p>ASS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107" table:style-name="ce44">
            <text:p>3504107</text:p>
          </table:table-cell>
          <table:table-cell office:value-type="string" table:style-name="ce44">
            <text:p>ATIBA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206" table:style-name="ce44">
            <text:p>3504206</text:p>
          </table:table-cell>
          <table:table-cell office:value-type="string" table:style-name="ce44">
            <text:p>AURIFL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305" table:style-name="ce44">
            <text:p>3504305</text:p>
          </table:table-cell>
          <table:table-cell office:value-type="string" table:style-name="ce44">
            <text:p>AV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404" table:style-name="ce44">
            <text:p>3504404</text:p>
          </table:table-cell>
          <table:table-cell office:value-type="string" table:style-name="ce44">
            <text:p>AVANHANDA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503" table:style-name="ce44">
            <text:p>3504503</text:p>
          </table:table-cell>
          <table:table-cell office:value-type="string" table:style-name="ce44">
            <text:p>AVA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602" table:style-name="ce44">
            <text:p>3504602</text:p>
          </table:table-cell>
          <table:table-cell office:value-type="string" table:style-name="ce44">
            <text:p>BADY BASSITT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701" table:style-name="ce44">
            <text:p>3504701</text:p>
          </table:table-cell>
          <table:table-cell office:value-type="string" table:style-name="ce44">
            <text:p>BALBIN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800" table:style-name="ce44">
            <text:p>3504800</text:p>
          </table:table-cell>
          <table:table-cell office:value-type="string" table:style-name="ce44">
            <text:p>BALSAM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4909" table:style-name="ce44">
            <text:p>3504909</text:p>
          </table:table-cell>
          <table:table-cell office:value-type="string" table:style-name="ce44">
            <text:p>BANAN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005" table:style-name="ce44">
            <text:p>3505005</text:p>
          </table:table-cell>
          <table:table-cell office:value-type="string" table:style-name="ce44">
            <text:p>BARAO DE ANTON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104" table:style-name="ce44">
            <text:p>3505104</text:p>
          </table:table-cell>
          <table:table-cell office:value-type="string" table:style-name="ce44">
            <text:p>BARBOS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203" table:style-name="ce44">
            <text:p>3505203</text:p>
          </table:table-cell>
          <table:table-cell office:value-type="string" table:style-name="ce44">
            <text:p>BARI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302" table:style-name="ce44">
            <text:p>3505302</text:p>
          </table:table-cell>
          <table:table-cell office:value-type="string" table:style-name="ce44">
            <text:p>BARRA BONI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351" table:style-name="ce44">
            <text:p>3505351</text:p>
          </table:table-cell>
          <table:table-cell office:value-type="string" table:style-name="ce44">
            <text:p>BARRA DO CHAPE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401" table:style-name="ce44">
            <text:p>3505401</text:p>
          </table:table-cell>
          <table:table-cell office:value-type="string" table:style-name="ce44">
            <text:p>BARRA DO TURV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500" table:style-name="ce44">
            <text:p>3505500</text:p>
          </table:table-cell>
          <table:table-cell office:value-type="string" table:style-name="ce44">
            <text:p>BARRET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609" table:style-name="ce44">
            <text:p>3505609</text:p>
          </table:table-cell>
          <table:table-cell office:value-type="string" table:style-name="ce44">
            <text:p>BARRINH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708" table:style-name="ce44">
            <text:p>3505708</text:p>
          </table:table-cell>
          <table:table-cell office:value-type="string" table:style-name="ce44">
            <text:p>BARUE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807" table:style-name="ce44">
            <text:p>3505807</text:p>
          </table:table-cell>
          <table:table-cell office:value-type="string" table:style-name="ce44">
            <text:p>BAST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5906" table:style-name="ce44">
            <text:p>3505906</text:p>
          </table:table-cell>
          <table:table-cell office:value-type="string" table:style-name="ce44">
            <text:p>BATATA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003" table:style-name="ce44">
            <text:p>3506003</text:p>
          </table:table-cell>
          <table:table-cell office:value-type="string" table:style-name="ce44">
            <text:p>BAUR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102" table:style-name="ce44">
            <text:p>3506102</text:p>
          </table:table-cell>
          <table:table-cell office:value-type="string" table:style-name="ce44">
            <text:p>BEBEDOU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201" table:style-name="ce44">
            <text:p>3506201</text:p>
          </table:table-cell>
          <table:table-cell office:value-type="string" table:style-name="ce44">
            <text:p>BENTO DE ABRE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300" table:style-name="ce44">
            <text:p>3506300</text:p>
          </table:table-cell>
          <table:table-cell office:value-type="string" table:style-name="ce44">
            <text:p>BERNARDINO DE CAMP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359" table:style-name="ce44">
            <text:p>3506359</text:p>
          </table:table-cell>
          <table:table-cell office:value-type="string" table:style-name="ce44">
            <text:p>BERTIO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409" table:style-name="ce44">
            <text:p>3506409</text:p>
          </table:table-cell>
          <table:table-cell office:value-type="string" table:style-name="ce44">
            <text:p>BILAC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508" table:style-name="ce44">
            <text:p>3506508</text:p>
          </table:table-cell>
          <table:table-cell office:value-type="string" table:style-name="ce44">
            <text:p>BIRIGU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607" table:style-name="ce44">
            <text:p>3506607</text:p>
          </table:table-cell>
          <table:table-cell office:value-type="string" table:style-name="ce44">
            <text:p>BIRITIBA-MIRI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706" table:style-name="ce44">
            <text:p>3506706</text:p>
          </table:table-cell>
          <table:table-cell office:value-type="string" table:style-name="ce44">
            <text:p>BOA ESPERANCA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805" table:style-name="ce44">
            <text:p>3506805</text:p>
          </table:table-cell>
          <table:table-cell office:value-type="string" table:style-name="ce44">
            <text:p>BOCA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6904" table:style-name="ce44">
            <text:p>3506904</text:p>
          </table:table-cell>
          <table:table-cell office:value-type="string" table:style-name="ce44">
            <text:p>BOFE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001" table:style-name="ce44">
            <text:p>3507001</text:p>
          </table:table-cell>
          <table:table-cell office:value-type="string" table:style-name="ce44">
            <text:p>BOITU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100" table:style-name="ce44">
            <text:p>3507100</text:p>
          </table:table-cell>
          <table:table-cell office:value-type="string" table:style-name="ce44">
            <text:p>BOM JESUS DO PERDO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159" table:style-name="ce44">
            <text:p>3507159</text:p>
          </table:table-cell>
          <table:table-cell office:value-type="string" table:style-name="ce44">
            <text:p>BOM SUCESSO DE ITARA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209" table:style-name="ce44">
            <text:p>3507209</text:p>
          </table:table-cell>
          <table:table-cell office:value-type="string" table:style-name="ce44">
            <text:p>BO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308" table:style-name="ce44">
            <text:p>3507308</text:p>
          </table:table-cell>
          <table:table-cell office:value-type="string" table:style-name="ce44">
            <text:p>BORACE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407" table:style-name="ce44">
            <text:p>3507407</text:p>
          </table:table-cell>
          <table:table-cell office:value-type="string" table:style-name="ce44">
            <text:p>BORBORE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456" table:style-name="ce44">
            <text:p>3507456</text:p>
          </table:table-cell>
          <table:table-cell office:value-type="string" table:style-name="ce44">
            <text:p>BORE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506" table:style-name="ce44">
            <text:p>3507506</text:p>
          </table:table-cell>
          <table:table-cell office:value-type="string" table:style-name="ce44">
            <text:p>BOTUCAT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605" table:style-name="ce44">
            <text:p>3507605</text:p>
          </table:table-cell>
          <table:table-cell office:value-type="string" table:style-name="ce44">
            <text:p>BRAGANC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704" table:style-name="ce44">
            <text:p>3507704</text:p>
          </table:table-cell>
          <table:table-cell office:value-type="string" table:style-name="ce44">
            <text:p>BRAU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753" table:style-name="ce44">
            <text:p>3507753</text:p>
          </table:table-cell>
          <table:table-cell office:value-type="string" table:style-name="ce44">
            <text:p>BREJO ALEG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803" table:style-name="ce44">
            <text:p>3507803</text:p>
          </table:table-cell>
          <table:table-cell office:value-type="string" table:style-name="ce44">
            <text:p>BRODOWSK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7902" table:style-name="ce44">
            <text:p>3507902</text:p>
          </table:table-cell>
          <table:table-cell office:value-type="string" table:style-name="ce44">
            <text:p>BROT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009" table:style-name="ce44">
            <text:p>3508009</text:p>
          </table:table-cell>
          <table:table-cell office:value-type="string" table:style-name="ce44">
            <text:p>BU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108" table:style-name="ce44">
            <text:p>3508108</text:p>
          </table:table-cell>
          <table:table-cell office:value-type="string" table:style-name="ce44">
            <text:p>BURIT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207" table:style-name="ce44">
            <text:p>3508207</text:p>
          </table:table-cell>
          <table:table-cell office:value-type="string" table:style-name="ce44">
            <text:p>BURITIZ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306" table:style-name="ce44">
            <text:p>3508306</text:p>
          </table:table-cell>
          <table:table-cell office:value-type="string" table:style-name="ce44">
            <text:p>CABRALI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405" table:style-name="ce44">
            <text:p>3508405</text:p>
          </table:table-cell>
          <table:table-cell office:value-type="string" table:style-name="ce44">
            <text:p>CABREU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504" table:style-name="ce44">
            <text:p>3508504</text:p>
          </table:table-cell>
          <table:table-cell office:value-type="string" table:style-name="ce44">
            <text:p>CACAPA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603" table:style-name="ce44">
            <text:p>3508603</text:p>
          </table:table-cell>
          <table:table-cell office:value-type="string" table:style-name="ce44">
            <text:p>CACHOEIR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702" table:style-name="ce44">
            <text:p>3508702</text:p>
          </table:table-cell>
          <table:table-cell office:value-type="string" table:style-name="ce44">
            <text:p>CACOND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801" table:style-name="ce44">
            <text:p>3508801</text:p>
          </table:table-cell>
          <table:table-cell office:value-type="string" table:style-name="ce44">
            <text:p>CAFE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8900" table:style-name="ce44">
            <text:p>3508900</text:p>
          </table:table-cell>
          <table:table-cell office:value-type="string" table:style-name="ce44">
            <text:p>CAIAB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007" table:style-name="ce44">
            <text:p>3509007</text:p>
          </table:table-cell>
          <table:table-cell office:value-type="string" table:style-name="ce44">
            <text:p>CAIEI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106" table:style-name="ce44">
            <text:p>3509106</text:p>
          </table:table-cell>
          <table:table-cell office:value-type="string" table:style-name="ce44">
            <text:p>CAI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205" table:style-name="ce44">
            <text:p>3509205</text:p>
          </table:table-cell>
          <table:table-cell office:value-type="string" table:style-name="ce44">
            <text:p>CAJAMAR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254" table:style-name="ce44">
            <text:p>3509254</text:p>
          </table:table-cell>
          <table:table-cell office:value-type="string" table:style-name="ce44">
            <text:p>CAJAT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304" table:style-name="ce44">
            <text:p>3509304</text:p>
          </table:table-cell>
          <table:table-cell office:value-type="string" table:style-name="ce44">
            <text:p>CAJO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403" table:style-name="ce44">
            <text:p>3509403</text:p>
          </table:table-cell>
          <table:table-cell office:value-type="string" table:style-name="ce44">
            <text:p>CAJUR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452" table:style-name="ce44">
            <text:p>3509452</text:p>
          </table:table-cell>
          <table:table-cell office:value-type="string" table:style-name="ce44">
            <text:p>CAMPINA DO MONTE ALEG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502" table:style-name="ce44">
            <text:p>3509502</text:p>
          </table:table-cell>
          <table:table-cell office:value-type="string" table:style-name="ce44">
            <text:p>CAMPIN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601" table:style-name="ce44">
            <text:p>3509601</text:p>
          </table:table-cell>
          <table:table-cell office:value-type="string" table:style-name="ce44">
            <text:p>CAMPO LIMPO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700" table:style-name="ce44">
            <text:p>3509700</text:p>
          </table:table-cell>
          <table:table-cell office:value-type="string" table:style-name="ce44">
            <text:p>CAMPOS DO JORD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809" table:style-name="ce44">
            <text:p>3509809</text:p>
          </table:table-cell>
          <table:table-cell office:value-type="string" table:style-name="ce44">
            <text:p>CAMPOS NOVOS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908" table:style-name="ce44">
            <text:p>3509908</text:p>
          </table:table-cell>
          <table:table-cell office:value-type="string" table:style-name="ce44">
            <text:p>CANANE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09957" table:style-name="ce44">
            <text:p>3509957</text:p>
          </table:table-cell>
          <table:table-cell office:value-type="string" table:style-name="ce44">
            <text:p>CAN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005" table:style-name="ce44">
            <text:p>3510005</text:p>
          </table:table-cell>
          <table:table-cell office:value-type="string" table:style-name="ce44">
            <text:p>CANDIDO MO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104" table:style-name="ce44">
            <text:p>3510104</text:p>
          </table:table-cell>
          <table:table-cell office:value-type="string" table:style-name="ce44">
            <text:p>CANDIDO RODRIGU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153" table:style-name="ce44">
            <text:p>3510153</text:p>
          </table:table-cell>
          <table:table-cell office:value-type="string" table:style-name="ce44">
            <text:p>CANITAR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203" table:style-name="ce44">
            <text:p>3510203</text:p>
          </table:table-cell>
          <table:table-cell office:value-type="string" table:style-name="ce44">
            <text:p>CAPAO BONI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302" table:style-name="ce44">
            <text:p>3510302</text:p>
          </table:table-cell>
          <table:table-cell office:value-type="string" table:style-name="ce44">
            <text:p>CAPELA DO AL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401" table:style-name="ce44">
            <text:p>3510401</text:p>
          </table:table-cell>
          <table:table-cell office:value-type="string" table:style-name="ce44">
            <text:p>CAPIVA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500" table:style-name="ce44">
            <text:p>3510500</text:p>
          </table:table-cell>
          <table:table-cell office:value-type="string" table:style-name="ce44">
            <text:p>CARAGUATA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609" table:style-name="ce44">
            <text:p>3510609</text:p>
          </table:table-cell>
          <table:table-cell office:value-type="string" table:style-name="ce44">
            <text:p>CARAPICU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708" table:style-name="ce44">
            <text:p>3510708</text:p>
          </table:table-cell>
          <table:table-cell office:value-type="string" table:style-name="ce44">
            <text:p>CARDOS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807" table:style-name="ce44">
            <text:p>3510807</text:p>
          </table:table-cell>
          <table:table-cell office:value-type="string" table:style-name="ce44">
            <text:p>CASA BRAN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0906" table:style-name="ce44">
            <text:p>3510906</text:p>
          </table:table-cell>
          <table:table-cell office:value-type="string" table:style-name="ce44">
            <text:p>CASSIA DO COQUEIR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003" table:style-name="ce44">
            <text:p>3511003</text:p>
          </table:table-cell>
          <table:table-cell office:value-type="string" table:style-name="ce44">
            <text:p>CASTI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102" table:style-name="ce44">
            <text:p>3511102</text:p>
          </table:table-cell>
          <table:table-cell office:value-type="string" table:style-name="ce44">
            <text:p>CATANDU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201" table:style-name="ce44">
            <text:p>3511201</text:p>
          </table:table-cell>
          <table:table-cell office:value-type="string" table:style-name="ce44">
            <text:p>CATIG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300" table:style-name="ce44">
            <text:p>3511300</text:p>
          </table:table-cell>
          <table:table-cell office:value-type="string" table:style-name="ce44">
            <text:p>CEDR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409" table:style-name="ce44">
            <text:p>3511409</text:p>
          </table:table-cell>
          <table:table-cell office:value-type="string" table:style-name="ce44">
            <text:p>CERQUEIRA CESAR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508" table:style-name="ce44">
            <text:p>3511508</text:p>
          </table:table-cell>
          <table:table-cell office:value-type="string" table:style-name="ce44">
            <text:p>CERQUI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607" table:style-name="ce44">
            <text:p>3511607</text:p>
          </table:table-cell>
          <table:table-cell office:value-type="string" table:style-name="ce44">
            <text:p>CESARIO LANG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706" table:style-name="ce44">
            <text:p>3511706</text:p>
          </table:table-cell>
          <table:table-cell office:value-type="string" table:style-name="ce44">
            <text:p>CHARQUEAD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1904" table:style-name="ce44">
            <text:p>3511904</text:p>
          </table:table-cell>
          <table:table-cell office:value-type="string" table:style-name="ce44">
            <text:p>CLEMENT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001" table:style-name="ce44">
            <text:p>3512001</text:p>
          </table:table-cell>
          <table:table-cell office:value-type="string" table:style-name="ce44">
            <text:p>COL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100" table:style-name="ce44">
            <text:p>3512100</text:p>
          </table:table-cell>
          <table:table-cell office:value-type="string" table:style-name="ce44">
            <text:p>COLOMB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209" table:style-name="ce44">
            <text:p>3512209</text:p>
          </table:table-cell>
          <table:table-cell office:value-type="string" table:style-name="ce44">
            <text:p>CONCH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308" table:style-name="ce44">
            <text:p>3512308</text:p>
          </table:table-cell>
          <table:table-cell office:value-type="string" table:style-name="ce44">
            <text:p>CONCH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407" table:style-name="ce44">
            <text:p>3512407</text:p>
          </table:table-cell>
          <table:table-cell office:value-type="string" table:style-name="ce44">
            <text:p>CORDEIR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506" table:style-name="ce44">
            <text:p>3512506</text:p>
          </table:table-cell>
          <table:table-cell office:value-type="string" table:style-name="ce44">
            <text:p>COROAD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605" table:style-name="ce44">
            <text:p>3512605</text:p>
          </table:table-cell>
          <table:table-cell office:value-type="string" table:style-name="ce44">
            <text:p>CORONEL MACE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704" table:style-name="ce44">
            <text:p>3512704</text:p>
          </table:table-cell>
          <table:table-cell office:value-type="string" table:style-name="ce44">
            <text:p>CORUMBAT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803" table:style-name="ce44">
            <text:p>3512803</text:p>
          </table:table-cell>
          <table:table-cell office:value-type="string" table:style-name="ce44">
            <text:p>COSM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2902" table:style-name="ce44">
            <text:p>3512902</text:p>
          </table:table-cell>
          <table:table-cell office:value-type="string" table:style-name="ce44">
            <text:p>COSMOR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009" table:style-name="ce44">
            <text:p>3513009</text:p>
          </table:table-cell>
          <table:table-cell office:value-type="string" table:style-name="ce44">
            <text:p>COT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108" table:style-name="ce44">
            <text:p>3513108</text:p>
          </table:table-cell>
          <table:table-cell office:value-type="string" table:style-name="ce44">
            <text:p>CRAVINH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207" table:style-name="ce44">
            <text:p>3513207</text:p>
          </table:table-cell>
          <table:table-cell office:value-type="string" table:style-name="ce44">
            <text:p>CRISTAIS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306" table:style-name="ce44">
            <text:p>3513306</text:p>
          </table:table-cell>
          <table:table-cell office:value-type="string" table:style-name="ce44">
            <text:p>CRUZAL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405" table:style-name="ce44">
            <text:p>3513405</text:p>
          </table:table-cell>
          <table:table-cell office:value-type="string" table:style-name="ce44">
            <text:p>CRUZEI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504" table:style-name="ce44">
            <text:p>3513504</text:p>
          </table:table-cell>
          <table:table-cell office:value-type="string" table:style-name="ce44">
            <text:p>CUBAT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603" table:style-name="ce44">
            <text:p>3513603</text:p>
          </table:table-cell>
          <table:table-cell office:value-type="string" table:style-name="ce44">
            <text:p>CUNH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702" table:style-name="ce44">
            <text:p>3513702</text:p>
          </table:table-cell>
          <table:table-cell office:value-type="string" table:style-name="ce44">
            <text:p>DESCALVA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801" table:style-name="ce44">
            <text:p>3513801</text:p>
          </table:table-cell>
          <table:table-cell office:value-type="string" table:style-name="ce44">
            <text:p>DIADE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850" table:style-name="ce44">
            <text:p>3513850</text:p>
          </table:table-cell>
          <table:table-cell office:value-type="string" table:style-name="ce44">
            <text:p>DIRCE RE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3900" table:style-name="ce44">
            <text:p>3513900</text:p>
          </table:table-cell>
          <table:table-cell office:value-type="string" table:style-name="ce44">
            <text:p>DIVINO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007" table:style-name="ce44">
            <text:p>3514007</text:p>
          </table:table-cell>
          <table:table-cell office:value-type="string" table:style-name="ce44">
            <text:p>DOBRAD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106" table:style-name="ce44">
            <text:p>3514106</text:p>
          </table:table-cell>
          <table:table-cell office:value-type="string" table:style-name="ce44">
            <text:p>DOIS CORREG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205" table:style-name="ce44">
            <text:p>3514205</text:p>
          </table:table-cell>
          <table:table-cell office:value-type="string" table:style-name="ce44">
            <text:p>DOLCI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304" table:style-name="ce44">
            <text:p>3514304</text:p>
          </table:table-cell>
          <table:table-cell office:value-type="string" table:style-name="ce44">
            <text:p>DOURA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403" table:style-name="ce44">
            <text:p>3514403</text:p>
          </table:table-cell>
          <table:table-cell office:value-type="string" table:style-name="ce44">
            <text:p>DRACE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502" table:style-name="ce44">
            <text:p>3514502</text:p>
          </table:table-cell>
          <table:table-cell office:value-type="string" table:style-name="ce44">
            <text:p>DUART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601" table:style-name="ce44">
            <text:p>3514601</text:p>
          </table:table-cell>
          <table:table-cell office:value-type="string" table:style-name="ce44">
            <text:p>DUMONT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700" table:style-name="ce44">
            <text:p>3514700</text:p>
          </table:table-cell>
          <table:table-cell office:value-type="string" table:style-name="ce44">
            <text:p>ECHAPO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809" table:style-name="ce44">
            <text:p>3514809</text:p>
          </table:table-cell>
          <table:table-cell office:value-type="string" table:style-name="ce44">
            <text:p>ELDORA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908" table:style-name="ce44">
            <text:p>3514908</text:p>
          </table:table-cell>
          <table:table-cell office:value-type="string" table:style-name="ce44">
            <text:p>ELIAS FAUS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924" table:style-name="ce44">
            <text:p>3514924</text:p>
          </table:table-cell>
          <table:table-cell office:value-type="string" table:style-name="ce44">
            <text:p>ELISIAR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4957" table:style-name="ce44">
            <text:p>3514957</text:p>
          </table:table-cell>
          <table:table-cell office:value-type="string" table:style-name="ce44">
            <text:p>EMBA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004" table:style-name="ce44">
            <text:p>3515004</text:p>
          </table:table-cell>
          <table:table-cell office:value-type="string" table:style-name="ce44">
            <text:p>EMB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103" table:style-name="ce44">
            <text:p>3515103</text:p>
          </table:table-cell>
          <table:table-cell office:value-type="string" table:style-name="ce44">
            <text:p>EMBU-GUAC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129" table:style-name="ce44">
            <text:p>3515129</text:p>
          </table:table-cell>
          <table:table-cell office:value-type="string" table:style-name="ce44">
            <text:p>EMILIA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152" table:style-name="ce44">
            <text:p>3515152</text:p>
          </table:table-cell>
          <table:table-cell office:value-type="string" table:style-name="ce44">
            <text:p>ENGENHEIRO COE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186" table:style-name="ce44">
            <text:p>3515186</text:p>
          </table:table-cell>
          <table:table-cell office:value-type="string" table:style-name="ce44">
            <text:p>ESPIRITO SANTO DO PINH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194" table:style-name="ce44">
            <text:p>3515194</text:p>
          </table:table-cell>
          <table:table-cell office:value-type="string" table:style-name="ce44">
            <text:p>ESPIRITO SANTO DO TURV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202" table:style-name="ce44">
            <text:p>3515202</text:p>
          </table:table-cell>
          <table:table-cell office:value-type="string" table:style-name="ce44">
            <text:p>ESTRELA D´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301" table:style-name="ce44">
            <text:p>3515301</text:p>
          </table:table-cell>
          <table:table-cell office:value-type="string" table:style-name="ce44">
            <text:p>ESTRELA DO NOR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350" table:style-name="ce44">
            <text:p>3515350</text:p>
          </table:table-cell>
          <table:table-cell office:value-type="string" table:style-name="ce44">
            <text:p>EUCLIDES DA CUNH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400" table:style-name="ce44">
            <text:p>3515400</text:p>
          </table:table-cell>
          <table:table-cell office:value-type="string" table:style-name="ce44">
            <text:p>FARTU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509" table:style-name="ce44">
            <text:p>3515509</text:p>
          </table:table-cell>
          <table:table-cell office:value-type="string" table:style-name="ce44">
            <text:p>FERNAND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608" table:style-name="ce44">
            <text:p>3515608</text:p>
          </table:table-cell>
          <table:table-cell office:value-type="string" table:style-name="ce44">
            <text:p>FERNANDO PREST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657" table:style-name="ce44">
            <text:p>3515657</text:p>
          </table:table-cell>
          <table:table-cell office:value-type="string" table:style-name="ce44">
            <text:p>FERN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707" table:style-name="ce44">
            <text:p>3515707</text:p>
          </table:table-cell>
          <table:table-cell office:value-type="string" table:style-name="ce44">
            <text:p>FERRAZ DE VASCONCEL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806" table:style-name="ce44">
            <text:p>3515806</text:p>
          </table:table-cell>
          <table:table-cell office:value-type="string" table:style-name="ce44">
            <text:p>FLORA RI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5905" table:style-name="ce44">
            <text:p>3515905</text:p>
          </table:table-cell>
          <table:table-cell office:value-type="string" table:style-name="ce44">
            <text:p>FLORE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002" table:style-name="ce44">
            <text:p>3516002</text:p>
          </table:table-cell>
          <table:table-cell office:value-type="string" table:style-name="ce44">
            <text:p>FLORID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101" table:style-name="ce44">
            <text:p>3516101</text:p>
          </table:table-cell>
          <table:table-cell office:value-type="string" table:style-name="ce44">
            <text:p>FLORI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200" table:style-name="ce44">
            <text:p>3516200</text:p>
          </table:table-cell>
          <table:table-cell office:value-type="string" table:style-name="ce44">
            <text:p>FRAN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309" table:style-name="ce44">
            <text:p>3516309</text:p>
          </table:table-cell>
          <table:table-cell office:value-type="string" table:style-name="ce44">
            <text:p>FRANCISCO MORA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408" table:style-name="ce44">
            <text:p>3516408</text:p>
          </table:table-cell>
          <table:table-cell office:value-type="string" table:style-name="ce44">
            <text:p>FRANCO DA ROCH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507" table:style-name="ce44">
            <text:p>3516507</text:p>
          </table:table-cell>
          <table:table-cell office:value-type="string" table:style-name="ce44">
            <text:p>GABRIEL MONTEI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606" table:style-name="ce44">
            <text:p>3516606</text:p>
          </table:table-cell>
          <table:table-cell office:value-type="string" table:style-name="ce44">
            <text:p>GAL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705" table:style-name="ce44">
            <text:p>3516705</text:p>
          </table:table-cell>
          <table:table-cell office:value-type="string" table:style-name="ce44">
            <text:p>GAR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804" table:style-name="ce44">
            <text:p>3516804</text:p>
          </table:table-cell>
          <table:table-cell office:value-type="string" table:style-name="ce44">
            <text:p>GASTAO VIDIG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853" table:style-name="ce44">
            <text:p>3516853</text:p>
          </table:table-cell>
          <table:table-cell office:value-type="string" table:style-name="ce44">
            <text:p>GAVIAO PEIXO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6903" table:style-name="ce44">
            <text:p>3516903</text:p>
          </table:table-cell>
          <table:table-cell office:value-type="string" table:style-name="ce44">
            <text:p>GENERAL SALGA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000" table:style-name="ce44">
            <text:p>3517000</text:p>
          </table:table-cell>
          <table:table-cell office:value-type="string" table:style-name="ce44">
            <text:p>GETUL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109" table:style-name="ce44">
            <text:p>3517109</text:p>
          </table:table-cell>
          <table:table-cell office:value-type="string" table:style-name="ce44">
            <text:p>GLICER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208" table:style-name="ce44">
            <text:p>3517208</text:p>
          </table:table-cell>
          <table:table-cell office:value-type="string" table:style-name="ce44">
            <text:p>GUAIC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307" table:style-name="ce44">
            <text:p>3517307</text:p>
          </table:table-cell>
          <table:table-cell office:value-type="string" table:style-name="ce44">
            <text:p>GUAIMB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406" table:style-name="ce44">
            <text:p>3517406</text:p>
          </table:table-cell>
          <table:table-cell office:value-type="string" table:style-name="ce44">
            <text:p>GUA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505" table:style-name="ce44">
            <text:p>3517505</text:p>
          </table:table-cell>
          <table:table-cell office:value-type="string" table:style-name="ce44">
            <text:p>GUAPIAC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604" table:style-name="ce44">
            <text:p>3517604</text:p>
          </table:table-cell>
          <table:table-cell office:value-type="string" table:style-name="ce44">
            <text:p>GUAPI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703" table:style-name="ce44">
            <text:p>3517703</text:p>
          </table:table-cell>
          <table:table-cell office:value-type="string" table:style-name="ce44">
            <text:p>GU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802" table:style-name="ce44">
            <text:p>3517802</text:p>
          </table:table-cell>
          <table:table-cell office:value-type="string" table:style-name="ce44">
            <text:p>GUARAC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7901" table:style-name="ce44">
            <text:p>3517901</text:p>
          </table:table-cell>
          <table:table-cell office:value-type="string" table:style-name="ce44">
            <text:p>GUARAC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008" table:style-name="ce44">
            <text:p>3518008</text:p>
          </table:table-cell>
          <table:table-cell office:value-type="string" table:style-name="ce44">
            <text:p>GUARANI D´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107" table:style-name="ce44">
            <text:p>3518107</text:p>
          </table:table-cell>
          <table:table-cell office:value-type="string" table:style-name="ce44">
            <text:p>GUARAN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206" table:style-name="ce44">
            <text:p>3518206</text:p>
          </table:table-cell>
          <table:table-cell office:value-type="string" table:style-name="ce44">
            <text:p>GUARARAP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305" table:style-name="ce44">
            <text:p>3518305</text:p>
          </table:table-cell>
          <table:table-cell office:value-type="string" table:style-name="ce44">
            <text:p>GUARARE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404" table:style-name="ce44">
            <text:p>3518404</text:p>
          </table:table-cell>
          <table:table-cell office:value-type="string" table:style-name="ce44">
            <text:p>GUARATINGUE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503" table:style-name="ce44">
            <text:p>3518503</text:p>
          </table:table-cell>
          <table:table-cell office:value-type="string" table:style-name="ce44">
            <text:p>GUARE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602" table:style-name="ce44">
            <text:p>3518602</text:p>
          </table:table-cell>
          <table:table-cell office:value-type="string" table:style-name="ce44">
            <text:p>GUAR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701" table:style-name="ce44">
            <text:p>3518701</text:p>
          </table:table-cell>
          <table:table-cell office:value-type="string" table:style-name="ce44">
            <text:p>GUARUJ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800" table:style-name="ce44">
            <text:p>3518800</text:p>
          </table:table-cell>
          <table:table-cell office:value-type="string" table:style-name="ce44">
            <text:p>GUARULH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859" table:style-name="ce44">
            <text:p>3518859</text:p>
          </table:table-cell>
          <table:table-cell office:value-type="string" table:style-name="ce44">
            <text:p>GUATAP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8909" table:style-name="ce44">
            <text:p>3518909</text:p>
          </table:table-cell>
          <table:table-cell office:value-type="string" table:style-name="ce44">
            <text:p>GUZO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006" table:style-name="ce44">
            <text:p>3519006</text:p>
          </table:table-cell>
          <table:table-cell office:value-type="string" table:style-name="ce44">
            <text:p>HERCU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055" table:style-name="ce44">
            <text:p>3519055</text:p>
          </table:table-cell>
          <table:table-cell office:value-type="string" table:style-name="ce44">
            <text:p>HOLAMB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071" table:style-name="ce44">
            <text:p>3519071</text:p>
          </table:table-cell>
          <table:table-cell office:value-type="string" table:style-name="ce44">
            <text:p>HORTO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105" table:style-name="ce44">
            <text:p>3519105</text:p>
          </table:table-cell>
          <table:table-cell office:value-type="string" table:style-name="ce44">
            <text:p>IACA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204" table:style-name="ce44">
            <text:p>3519204</text:p>
          </table:table-cell>
          <table:table-cell office:value-type="string" table:style-name="ce44">
            <text:p>IAC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253" table:style-name="ce44">
            <text:p>3519253</text:p>
          </table:table-cell>
          <table:table-cell office:value-type="string" table:style-name="ce44">
            <text:p>IA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303" table:style-name="ce44">
            <text:p>3519303</text:p>
          </table:table-cell>
          <table:table-cell office:value-type="string" table:style-name="ce44">
            <text:p>IBA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402" table:style-name="ce44">
            <text:p>3519402</text:p>
          </table:table-cell>
          <table:table-cell office:value-type="string" table:style-name="ce44">
            <text:p>IB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501" table:style-name="ce44">
            <text:p>3519501</text:p>
          </table:table-cell>
          <table:table-cell office:value-type="string" table:style-name="ce44">
            <text:p>IBIRARE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600" table:style-name="ce44">
            <text:p>3519600</text:p>
          </table:table-cell>
          <table:table-cell office:value-type="string" table:style-name="ce44">
            <text:p>IBIT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709" table:style-name="ce44">
            <text:p>3519709</text:p>
          </table:table-cell>
          <table:table-cell office:value-type="string" table:style-name="ce44">
            <text:p>IBIU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808" table:style-name="ce44">
            <text:p>3519808</text:p>
          </table:table-cell>
          <table:table-cell office:value-type="string" table:style-name="ce44">
            <text:p>ICE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19907" table:style-name="ce44">
            <text:p>3519907</text:p>
          </table:table-cell>
          <table:table-cell office:value-type="string" table:style-name="ce44">
            <text:p>IEP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004" table:style-name="ce44">
            <text:p>3520004</text:p>
          </table:table-cell>
          <table:table-cell office:value-type="string" table:style-name="ce44">
            <text:p>IGARACU DO TIE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103" table:style-name="ce44">
            <text:p>3520103</text:p>
          </table:table-cell>
          <table:table-cell office:value-type="string" table:style-name="ce44">
            <text:p>IGARAPA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202" table:style-name="ce44">
            <text:p>3520202</text:p>
          </table:table-cell>
          <table:table-cell office:value-type="string" table:style-name="ce44">
            <text:p>IGARA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301" table:style-name="ce44">
            <text:p>3520301</text:p>
          </table:table-cell>
          <table:table-cell office:value-type="string" table:style-name="ce44">
            <text:p>IGUAP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400" table:style-name="ce44">
            <text:p>3520400</text:p>
          </table:table-cell>
          <table:table-cell office:value-type="string" table:style-name="ce44">
            <text:p>ILHABEL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426" table:style-name="ce44">
            <text:p>3520426</text:p>
          </table:table-cell>
          <table:table-cell office:value-type="string" table:style-name="ce44">
            <text:p>ILHA COMPRID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442" table:style-name="ce44">
            <text:p>3520442</text:p>
          </table:table-cell>
          <table:table-cell office:value-type="string" table:style-name="ce44">
            <text:p>ILHA SOLT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509" table:style-name="ce44">
            <text:p>3520509</text:p>
          </table:table-cell>
          <table:table-cell office:value-type="string" table:style-name="ce44">
            <text:p>INDAIA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608" table:style-name="ce44">
            <text:p>3520608</text:p>
          </table:table-cell>
          <table:table-cell office:value-type="string" table:style-name="ce44">
            <text:p>INDIA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707" table:style-name="ce44">
            <text:p>3520707</text:p>
          </table:table-cell>
          <table:table-cell office:value-type="string" table:style-name="ce44">
            <text:p>INDIAPO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806" table:style-name="ce44">
            <text:p>3520806</text:p>
          </table:table-cell>
          <table:table-cell office:value-type="string" table:style-name="ce44">
            <text:p>INUBI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0905" table:style-name="ce44">
            <text:p>3520905</text:p>
          </table:table-cell>
          <table:table-cell office:value-type="string" table:style-name="ce44">
            <text:p>IPAUC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002" table:style-name="ce44">
            <text:p>3521002</text:p>
          </table:table-cell>
          <table:table-cell office:value-type="string" table:style-name="ce44">
            <text:p>IPE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101" table:style-name="ce44">
            <text:p>3521101</text:p>
          </table:table-cell>
          <table:table-cell office:value-type="string" table:style-name="ce44">
            <text:p>IPEU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150" table:style-name="ce44">
            <text:p>3521150</text:p>
          </table:table-cell>
          <table:table-cell office:value-type="string" table:style-name="ce44">
            <text:p>IPIG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200" table:style-name="ce44">
            <text:p>3521200</text:p>
          </table:table-cell>
          <table:table-cell office:value-type="string" table:style-name="ce44">
            <text:p>IPORA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309" table:style-name="ce44">
            <text:p>3521309</text:p>
          </table:table-cell>
          <table:table-cell office:value-type="string" table:style-name="ce44">
            <text:p>IP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408" table:style-name="ce44">
            <text:p>3521408</text:p>
          </table:table-cell>
          <table:table-cell office:value-type="string" table:style-name="ce44">
            <text:p>IRACEMA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507" table:style-name="ce44">
            <text:p>3521507</text:p>
          </table:table-cell>
          <table:table-cell office:value-type="string" table:style-name="ce44">
            <text:p>IRAP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606" table:style-name="ce44">
            <text:p>3521606</text:p>
          </table:table-cell>
          <table:table-cell office:value-type="string" table:style-name="ce44">
            <text:p>IRAPUR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705" table:style-name="ce44">
            <text:p>3521705</text:p>
          </table:table-cell>
          <table:table-cell office:value-type="string" table:style-name="ce44">
            <text:p>ITABE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804" table:style-name="ce44">
            <text:p>3521804</text:p>
          </table:table-cell>
          <table:table-cell office:value-type="string" table:style-name="ce44">
            <text:p>IT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1903" table:style-name="ce44">
            <text:p>3521903</text:p>
          </table:table-cell>
          <table:table-cell office:value-type="string" table:style-name="ce44">
            <text:p>ITAJO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000" table:style-name="ce44">
            <text:p>3522000</text:p>
          </table:table-cell>
          <table:table-cell office:value-type="string" table:style-name="ce44">
            <text:p>ITAJ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109" table:style-name="ce44">
            <text:p>3522109</text:p>
          </table:table-cell>
          <table:table-cell office:value-type="string" table:style-name="ce44">
            <text:p>ITANHAE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158" table:style-name="ce44">
            <text:p>3522158</text:p>
          </table:table-cell>
          <table:table-cell office:value-type="string" table:style-name="ce44">
            <text:p>ITAO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208" table:style-name="ce44">
            <text:p>3522208</text:p>
          </table:table-cell>
          <table:table-cell office:value-type="string" table:style-name="ce44">
            <text:p>ITAPECERICA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307" table:style-name="ce44">
            <text:p>3522307</text:p>
          </table:table-cell>
          <table:table-cell office:value-type="string" table:style-name="ce44">
            <text:p>ITAPETIN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406" table:style-name="ce44">
            <text:p>3522406</text:p>
          </table:table-cell>
          <table:table-cell office:value-type="string" table:style-name="ce44">
            <text:p>ITAPE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505" table:style-name="ce44">
            <text:p>3522505</text:p>
          </table:table-cell>
          <table:table-cell office:value-type="string" table:style-name="ce44">
            <text:p>ITAPEV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604" table:style-name="ce44">
            <text:p>3522604</text:p>
          </table:table-cell>
          <table:table-cell office:value-type="string" table:style-name="ce44">
            <text:p>ITAP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653" table:style-name="ce44">
            <text:p>3522653</text:p>
          </table:table-cell>
          <table:table-cell office:value-type="string" table:style-name="ce44">
            <text:p>ITAPIRAPU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703" table:style-name="ce44">
            <text:p>3522703</text:p>
          </table:table-cell>
          <table:table-cell office:value-type="string" table:style-name="ce44">
            <text:p>ITA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802" table:style-name="ce44">
            <text:p>3522802</text:p>
          </table:table-cell>
          <table:table-cell office:value-type="string" table:style-name="ce44">
            <text:p>ITAPORA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2901" table:style-name="ce44">
            <text:p>3522901</text:p>
          </table:table-cell>
          <table:table-cell office:value-type="string" table:style-name="ce44">
            <text:p>ITAPU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008" table:style-name="ce44">
            <text:p>3523008</text:p>
          </table:table-cell>
          <table:table-cell office:value-type="string" table:style-name="ce44">
            <text:p>ITAPU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107" table:style-name="ce44">
            <text:p>3523107</text:p>
          </table:table-cell>
          <table:table-cell office:value-type="string" table:style-name="ce44">
            <text:p>ITAQUAQUECE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206" table:style-name="ce44">
            <text:p>3523206</text:p>
          </table:table-cell>
          <table:table-cell office:value-type="string" table:style-name="ce44">
            <text:p>ITARA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305" table:style-name="ce44">
            <text:p>3523305</text:p>
          </table:table-cell>
          <table:table-cell office:value-type="string" table:style-name="ce44">
            <text:p>ITARI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404" table:style-name="ce44">
            <text:p>3523404</text:p>
          </table:table-cell>
          <table:table-cell office:value-type="string" table:style-name="ce44">
            <text:p>ITAT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503" table:style-name="ce44">
            <text:p>3523503</text:p>
          </table:table-cell>
          <table:table-cell office:value-type="string" table:style-name="ce44">
            <text:p>ITAT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602" table:style-name="ce44">
            <text:p>3523602</text:p>
          </table:table-cell>
          <table:table-cell office:value-type="string" table:style-name="ce44">
            <text:p>ITIRAP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701" table:style-name="ce44">
            <text:p>3523701</text:p>
          </table:table-cell>
          <table:table-cell office:value-type="string" table:style-name="ce44">
            <text:p>ITIRAP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800" table:style-name="ce44">
            <text:p>3523800</text:p>
          </table:table-cell>
          <table:table-cell office:value-type="string" table:style-name="ce44">
            <text:p>ITO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3909" table:style-name="ce44">
            <text:p>3523909</text:p>
          </table:table-cell>
          <table:table-cell office:value-type="string" table:style-name="ce44">
            <text:p>IT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006" table:style-name="ce44">
            <text:p>3524006</text:p>
          </table:table-cell>
          <table:table-cell office:value-type="string" table:style-name="ce44">
            <text:p>ITUPE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105" table:style-name="ce44">
            <text:p>3524105</text:p>
          </table:table-cell>
          <table:table-cell office:value-type="string" table:style-name="ce44">
            <text:p>ITUVERA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204" table:style-name="ce44">
            <text:p>3524204</text:p>
          </table:table-cell>
          <table:table-cell office:value-type="string" table:style-name="ce44">
            <text:p>JABORAND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303" table:style-name="ce44">
            <text:p>3524303</text:p>
          </table:table-cell>
          <table:table-cell office:value-type="string" table:style-name="ce44">
            <text:p>JABOTICAB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402" table:style-name="ce44">
            <text:p>3524402</text:p>
          </table:table-cell>
          <table:table-cell office:value-type="string" table:style-name="ce44">
            <text:p>JACARE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501" table:style-name="ce44">
            <text:p>3524501</text:p>
          </table:table-cell>
          <table:table-cell office:value-type="string" table:style-name="ce44">
            <text:p>JAC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600" table:style-name="ce44">
            <text:p>3524600</text:p>
          </table:table-cell>
          <table:table-cell office:value-type="string" table:style-name="ce44">
            <text:p>JACUPIRA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709" table:style-name="ce44">
            <text:p>3524709</text:p>
          </table:table-cell>
          <table:table-cell office:value-type="string" table:style-name="ce44">
            <text:p>JAGUARIU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808" table:style-name="ce44">
            <text:p>3524808</text:p>
          </table:table-cell>
          <table:table-cell office:value-type="string" table:style-name="ce44">
            <text:p>JAL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4907" table:style-name="ce44">
            <text:p>3524907</text:p>
          </table:table-cell>
          <table:table-cell office:value-type="string" table:style-name="ce44">
            <text:p>JAMBEI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003" table:style-name="ce44">
            <text:p>3525003</text:p>
          </table:table-cell>
          <table:table-cell office:value-type="string" table:style-name="ce44">
            <text:p>JAND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102" table:style-name="ce44">
            <text:p>3525102</text:p>
          </table:table-cell>
          <table:table-cell office:value-type="string" table:style-name="ce44">
            <text:p>JARDI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201" table:style-name="ce44">
            <text:p>3525201</text:p>
          </table:table-cell>
          <table:table-cell office:value-type="string" table:style-name="ce44">
            <text:p>JARIN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300" table:style-name="ce44">
            <text:p>3525300</text:p>
          </table:table-cell>
          <table:table-cell office:value-type="string" table:style-name="ce44">
            <text:p>JA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409" table:style-name="ce44">
            <text:p>3525409</text:p>
          </table:table-cell>
          <table:table-cell office:value-type="string" table:style-name="ce44">
            <text:p>JERIQU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508" table:style-name="ce44">
            <text:p>3525508</text:p>
          </table:table-cell>
          <table:table-cell office:value-type="string" table:style-name="ce44">
            <text:p>JOA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607" table:style-name="ce44">
            <text:p>3525607</text:p>
          </table:table-cell>
          <table:table-cell office:value-type="string" table:style-name="ce44">
            <text:p>JOAO RAMA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706" table:style-name="ce44">
            <text:p>3525706</text:p>
          </table:table-cell>
          <table:table-cell office:value-type="string" table:style-name="ce44">
            <text:p>JOSE BONIFAC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805" table:style-name="ce44">
            <text:p>3525805</text:p>
          </table:table-cell>
          <table:table-cell office:value-type="string" table:style-name="ce44">
            <text:p>JULIO MESQUI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854" table:style-name="ce44">
            <text:p>3525854</text:p>
          </table:table-cell>
          <table:table-cell office:value-type="string" table:style-name="ce44">
            <text:p>JUMIRI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5904" table:style-name="ce44">
            <text:p>3525904</text:p>
          </table:table-cell>
          <table:table-cell office:value-type="string" table:style-name="ce44">
            <text:p>JUNDI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001" table:style-name="ce44">
            <text:p>3526001</text:p>
          </table:table-cell>
          <table:table-cell office:value-type="string" table:style-name="ce44">
            <text:p>JUNQUEIR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100" table:style-name="ce44">
            <text:p>3526100</text:p>
          </table:table-cell>
          <table:table-cell office:value-type="string" table:style-name="ce44">
            <text:p>JUQU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209" table:style-name="ce44">
            <text:p>3526209</text:p>
          </table:table-cell>
          <table:table-cell office:value-type="string" table:style-name="ce44">
            <text:p>JUQUIT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308" table:style-name="ce44">
            <text:p>3526308</text:p>
          </table:table-cell>
          <table:table-cell office:value-type="string" table:style-name="ce44">
            <text:p>LAGOINH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407" table:style-name="ce44">
            <text:p>3526407</text:p>
          </table:table-cell>
          <table:table-cell office:value-type="string" table:style-name="ce44">
            <text:p>LARANJAL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506" table:style-name="ce44">
            <text:p>3526506</text:p>
          </table:table-cell>
          <table:table-cell office:value-type="string" table:style-name="ce44">
            <text:p>LAVI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605" table:style-name="ce44">
            <text:p>3526605</text:p>
          </table:table-cell>
          <table:table-cell office:value-type="string" table:style-name="ce44">
            <text:p>LAVRINH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704" table:style-name="ce44">
            <text:p>3526704</text:p>
          </table:table-cell>
          <table:table-cell office:value-type="string" table:style-name="ce44">
            <text:p>LEM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803" table:style-name="ce44">
            <text:p>3526803</text:p>
          </table:table-cell>
          <table:table-cell office:value-type="string" table:style-name="ce44">
            <text:p>LENCOIS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6902" table:style-name="ce44">
            <text:p>3526902</text:p>
          </table:table-cell>
          <table:table-cell office:value-type="string" table:style-name="ce44">
            <text:p>LIM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009" table:style-name="ce44">
            <text:p>3527009</text:p>
          </table:table-cell>
          <table:table-cell office:value-type="string" table:style-name="ce44">
            <text:p>LINDO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108" table:style-name="ce44">
            <text:p>3527108</text:p>
          </table:table-cell>
          <table:table-cell office:value-type="string" table:style-name="ce44">
            <text:p>LIN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207" table:style-name="ce44">
            <text:p>3527207</text:p>
          </table:table-cell>
          <table:table-cell office:value-type="string" table:style-name="ce44">
            <text:p>LORE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256" table:style-name="ce44">
            <text:p>3527256</text:p>
          </table:table-cell>
          <table:table-cell office:value-type="string" table:style-name="ce44">
            <text:p>LOURD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306" table:style-name="ce44">
            <text:p>3527306</text:p>
          </table:table-cell>
          <table:table-cell office:value-type="string" table:style-name="ce44">
            <text:p>LOUV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405" table:style-name="ce44">
            <text:p>3527405</text:p>
          </table:table-cell>
          <table:table-cell office:value-type="string" table:style-name="ce44">
            <text:p>LUCEL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504" table:style-name="ce44">
            <text:p>3527504</text:p>
          </table:table-cell>
          <table:table-cell office:value-type="string" table:style-name="ce44">
            <text:p>LUCIA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603" table:style-name="ce44">
            <text:p>3527603</text:p>
          </table:table-cell>
          <table:table-cell office:value-type="string" table:style-name="ce44">
            <text:p>LUIS ANTON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702" table:style-name="ce44">
            <text:p>3527702</text:p>
          </table:table-cell>
          <table:table-cell office:value-type="string" table:style-name="ce44">
            <text:p>LUIZIA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801" table:style-name="ce44">
            <text:p>3527801</text:p>
          </table:table-cell>
          <table:table-cell office:value-type="string" table:style-name="ce44">
            <text:p>LUPERC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7900" table:style-name="ce44">
            <text:p>3527900</text:p>
          </table:table-cell>
          <table:table-cell office:value-type="string" table:style-name="ce44">
            <text:p>LUTEC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007" table:style-name="ce44">
            <text:p>3528007</text:p>
          </table:table-cell>
          <table:table-cell office:value-type="string" table:style-name="ce44">
            <text:p>MACA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106" table:style-name="ce44">
            <text:p>3528106</text:p>
          </table:table-cell>
          <table:table-cell office:value-type="string" table:style-name="ce44">
            <text:p>MACAUB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205" table:style-name="ce44">
            <text:p>3528205</text:p>
          </table:table-cell>
          <table:table-cell office:value-type="string" table:style-name="ce44">
            <text:p>MACEDO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304" table:style-name="ce44">
            <text:p>3528304</text:p>
          </table:table-cell>
          <table:table-cell office:value-type="string" table:style-name="ce44">
            <text:p>MAGD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403" table:style-name="ce44">
            <text:p>3528403</text:p>
          </table:table-cell>
          <table:table-cell office:value-type="string" table:style-name="ce44">
            <text:p>MAIRINQU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502" table:style-name="ce44">
            <text:p>3528502</text:p>
          </table:table-cell>
          <table:table-cell office:value-type="string" table:style-name="ce44">
            <text:p>MAIRIPO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601" table:style-name="ce44">
            <text:p>3528601</text:p>
          </table:table-cell>
          <table:table-cell office:value-type="string" table:style-name="ce44">
            <text:p>MANDU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700" table:style-name="ce44">
            <text:p>3528700</text:p>
          </table:table-cell>
          <table:table-cell office:value-type="string" table:style-name="ce44">
            <text:p>MARAB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809" table:style-name="ce44">
            <text:p>3528809</text:p>
          </table:table-cell>
          <table:table-cell office:value-type="string" table:style-name="ce44">
            <text:p>MARAC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858" table:style-name="ce44">
            <text:p>3528858</text:p>
          </table:table-cell>
          <table:table-cell office:value-type="string" table:style-name="ce44">
            <text:p>MARAPO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8908" table:style-name="ce44">
            <text:p>3528908</text:p>
          </table:table-cell>
          <table:table-cell office:value-type="string" table:style-name="ce44">
            <text:p>MARIA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005" table:style-name="ce44">
            <text:p>3529005</text:p>
          </table:table-cell>
          <table:table-cell office:value-type="string" table:style-name="ce44">
            <text:p>MARIL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104" table:style-name="ce44">
            <text:p>3529104</text:p>
          </table:table-cell>
          <table:table-cell office:value-type="string" table:style-name="ce44">
            <text:p>MARI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203" table:style-name="ce44">
            <text:p>3529203</text:p>
          </table:table-cell>
          <table:table-cell office:value-type="string" table:style-name="ce44">
            <text:p>MARTI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302" table:style-name="ce44">
            <text:p>3529302</text:p>
          </table:table-cell>
          <table:table-cell office:value-type="string" table:style-name="ce44">
            <text:p>MAT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401" table:style-name="ce44">
            <text:p>3529401</text:p>
          </table:table-cell>
          <table:table-cell office:value-type="string" table:style-name="ce44">
            <text:p>MA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500" table:style-name="ce44">
            <text:p>3529500</text:p>
          </table:table-cell>
          <table:table-cell office:value-type="string" table:style-name="ce44">
            <text:p>MENDON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609" table:style-name="ce44">
            <text:p>3529609</text:p>
          </table:table-cell>
          <table:table-cell office:value-type="string" table:style-name="ce44">
            <text:p>MERIDIAN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658" table:style-name="ce44">
            <text:p>3529658</text:p>
          </table:table-cell>
          <table:table-cell office:value-type="string" table:style-name="ce44">
            <text:p>MES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708" table:style-name="ce44">
            <text:p>3529708</text:p>
          </table:table-cell>
          <table:table-cell office:value-type="string" table:style-name="ce44">
            <text:p>MIGUEL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807" table:style-name="ce44">
            <text:p>3529807</text:p>
          </table:table-cell>
          <table:table-cell office:value-type="string" table:style-name="ce44">
            <text:p>MINEIROS DO TIE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29906" table:style-name="ce44">
            <text:p>3529906</text:p>
          </table:table-cell>
          <table:table-cell office:value-type="string" table:style-name="ce44">
            <text:p>MIRACAT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003" table:style-name="ce44">
            <text:p>3530003</text:p>
          </table:table-cell>
          <table:table-cell office:value-type="string" table:style-name="ce44">
            <text:p>MIRA ESTREL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102" table:style-name="ce44">
            <text:p>3530102</text:p>
          </table:table-cell>
          <table:table-cell office:value-type="string" table:style-name="ce44">
            <text:p>MIRAND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201" table:style-name="ce44">
            <text:p>3530201</text:p>
          </table:table-cell>
          <table:table-cell office:value-type="string" table:style-name="ce44">
            <text:p>MIRANTE DO PARANAPANE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300" table:style-name="ce44">
            <text:p>3530300</text:p>
          </table:table-cell>
          <table:table-cell office:value-type="string" table:style-name="ce44">
            <text:p>MIRASSO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409" table:style-name="ce44">
            <text:p>3530409</text:p>
          </table:table-cell>
          <table:table-cell office:value-type="string" table:style-name="ce44">
            <text:p>MIRASSO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508" table:style-name="ce44">
            <text:p>3530508</text:p>
          </table:table-cell>
          <table:table-cell office:value-type="string" table:style-name="ce44">
            <text:p>MOCO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607" table:style-name="ce44">
            <text:p>3530607</text:p>
          </table:table-cell>
          <table:table-cell office:value-type="string" table:style-name="ce44">
            <text:p>MOGI DAS CRUZ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706" table:style-name="ce44">
            <text:p>3530706</text:p>
          </table:table-cell>
          <table:table-cell office:value-type="string" table:style-name="ce44">
            <text:p>MOGI-GUAC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805" table:style-name="ce44">
            <text:p>3530805</text:p>
          </table:table-cell>
          <table:table-cell office:value-type="string" table:style-name="ce44">
            <text:p>MOGI-MIRI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0904" table:style-name="ce44">
            <text:p>3530904</text:p>
          </table:table-cell>
          <table:table-cell office:value-type="string" table:style-name="ce44">
            <text:p>MOMBU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001" table:style-name="ce44">
            <text:p>3531001</text:p>
          </table:table-cell>
          <table:table-cell office:value-type="string" table:style-name="ce44">
            <text:p>MONCO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100" table:style-name="ce44">
            <text:p>3531100</text:p>
          </table:table-cell>
          <table:table-cell office:value-type="string" table:style-name="ce44">
            <text:p>MONGAG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209" table:style-name="ce44">
            <text:p>3531209</text:p>
          </table:table-cell>
          <table:table-cell office:value-type="string" table:style-name="ce44">
            <text:p>MONTE ALEGRE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308" table:style-name="ce44">
            <text:p>3531308</text:p>
          </table:table-cell>
          <table:table-cell office:value-type="string" table:style-name="ce44">
            <text:p>MONTE AL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407" table:style-name="ce44">
            <text:p>3531407</text:p>
          </table:table-cell>
          <table:table-cell office:value-type="string" table:style-name="ce44">
            <text:p>MONTE APRAZIVE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506" table:style-name="ce44">
            <text:p>3531506</text:p>
          </table:table-cell>
          <table:table-cell office:value-type="string" table:style-name="ce44">
            <text:p>MONTE AZUL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605" table:style-name="ce44">
            <text:p>3531605</text:p>
          </table:table-cell>
          <table:table-cell office:value-type="string" table:style-name="ce44">
            <text:p>MONTE CASTEL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704" table:style-name="ce44">
            <text:p>3531704</text:p>
          </table:table-cell>
          <table:table-cell office:value-type="string" table:style-name="ce44">
            <text:p>MONTEIRO LOBA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803" table:style-name="ce44">
            <text:p>3531803</text:p>
          </table:table-cell>
          <table:table-cell office:value-type="string" table:style-name="ce44">
            <text:p>MONTE MOR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1902" table:style-name="ce44">
            <text:p>3531902</text:p>
          </table:table-cell>
          <table:table-cell office:value-type="string" table:style-name="ce44">
            <text:p>MORRO AGU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009" table:style-name="ce44">
            <text:p>3532009</text:p>
          </table:table-cell>
          <table:table-cell office:value-type="string" table:style-name="ce44">
            <text:p>MORUNGA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058" table:style-name="ce44">
            <text:p>3532058</text:p>
          </table:table-cell>
          <table:table-cell office:value-type="string" table:style-name="ce44">
            <text:p>MOTU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108" table:style-name="ce44">
            <text:p>3532108</text:p>
          </table:table-cell>
          <table:table-cell office:value-type="string" table:style-name="ce44">
            <text:p>MURUTINGA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157" table:style-name="ce44">
            <text:p>3532157</text:p>
          </table:table-cell>
          <table:table-cell office:value-type="string" table:style-name="ce44">
            <text:p>NANT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207" table:style-name="ce44">
            <text:p>3532207</text:p>
          </table:table-cell>
          <table:table-cell office:value-type="string" table:style-name="ce44">
            <text:p>NARAND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306" table:style-name="ce44">
            <text:p>3532306</text:p>
          </table:table-cell>
          <table:table-cell office:value-type="string" table:style-name="ce44">
            <text:p>NATIVIDADE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405" table:style-name="ce44">
            <text:p>3532405</text:p>
          </table:table-cell>
          <table:table-cell office:value-type="string" table:style-name="ce44">
            <text:p>NAZARE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504" table:style-name="ce44">
            <text:p>3532504</text:p>
          </table:table-cell>
          <table:table-cell office:value-type="string" table:style-name="ce44">
            <text:p>NEVES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603" table:style-name="ce44">
            <text:p>3532603</text:p>
          </table:table-cell>
          <table:table-cell office:value-type="string" table:style-name="ce44">
            <text:p>NHANDE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702" table:style-name="ce44">
            <text:p>3532702</text:p>
          </table:table-cell>
          <table:table-cell office:value-type="string" table:style-name="ce44">
            <text:p>NIPO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801" table:style-name="ce44">
            <text:p>3532801</text:p>
          </table:table-cell>
          <table:table-cell office:value-type="string" table:style-name="ce44">
            <text:p>NOVA ALIAN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827" table:style-name="ce44">
            <text:p>3532827</text:p>
          </table:table-cell>
          <table:table-cell office:value-type="string" table:style-name="ce44">
            <text:p>NOVA CAMP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843" table:style-name="ce44">
            <text:p>3532843</text:p>
          </table:table-cell>
          <table:table-cell office:value-type="string" table:style-name="ce44">
            <text:p>NOVA CANA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868" table:style-name="ce44">
            <text:p>3532868</text:p>
          </table:table-cell>
          <table:table-cell office:value-type="string" table:style-name="ce44">
            <text:p>NOVA CASTI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2900" table:style-name="ce44">
            <text:p>3532900</text:p>
          </table:table-cell>
          <table:table-cell office:value-type="string" table:style-name="ce44">
            <text:p>NOVA EUROP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007" table:style-name="ce44">
            <text:p>3533007</text:p>
          </table:table-cell>
          <table:table-cell office:value-type="string" table:style-name="ce44">
            <text:p>NOVA GRANAD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106" table:style-name="ce44">
            <text:p>3533106</text:p>
          </table:table-cell>
          <table:table-cell office:value-type="string" table:style-name="ce44">
            <text:p>NOVA GUATAPORA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205" table:style-name="ce44">
            <text:p>3533205</text:p>
          </table:table-cell>
          <table:table-cell office:value-type="string" table:style-name="ce44">
            <text:p>NOVA INDEPENDENC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254" table:style-name="ce44">
            <text:p>3533254</text:p>
          </table:table-cell>
          <table:table-cell office:value-type="string" table:style-name="ce44">
            <text:p>NOVA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304" table:style-name="ce44">
            <text:p>3533304</text:p>
          </table:table-cell>
          <table:table-cell office:value-type="string" table:style-name="ce44">
            <text:p>NOVA LUZITA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403" table:style-name="ce44">
            <text:p>3533403</text:p>
          </table:table-cell>
          <table:table-cell office:value-type="string" table:style-name="ce44">
            <text:p>NOVA ODESS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502" table:style-name="ce44">
            <text:p>3533502</text:p>
          </table:table-cell>
          <table:table-cell office:value-type="string" table:style-name="ce44">
            <text:p>NOVO HORIZON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601" table:style-name="ce44">
            <text:p>3533601</text:p>
          </table:table-cell>
          <table:table-cell office:value-type="string" table:style-name="ce44">
            <text:p>NUPORA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700" table:style-name="ce44">
            <text:p>3533700</text:p>
          </table:table-cell>
          <table:table-cell office:value-type="string" table:style-name="ce44">
            <text:p>OCAUC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809" table:style-name="ce44">
            <text:p>3533809</text:p>
          </table:table-cell>
          <table:table-cell office:value-type="string" table:style-name="ce44">
            <text:p>OLE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3908" table:style-name="ce44">
            <text:p>3533908</text:p>
          </table:table-cell>
          <table:table-cell office:value-type="string" table:style-name="ce44">
            <text:p>OLIMP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005" table:style-name="ce44">
            <text:p>3534005</text:p>
          </table:table-cell>
          <table:table-cell office:value-type="string" table:style-name="ce44">
            <text:p>ONDA VERD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104" table:style-name="ce44">
            <text:p>3534104</text:p>
          </table:table-cell>
          <table:table-cell office:value-type="string" table:style-name="ce44">
            <text:p>ORIEN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203" table:style-name="ce44">
            <text:p>3534203</text:p>
          </table:table-cell>
          <table:table-cell office:value-type="string" table:style-name="ce44">
            <text:p>ORINDIU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302" table:style-name="ce44">
            <text:p>3534302</text:p>
          </table:table-cell>
          <table:table-cell office:value-type="string" table:style-name="ce44">
            <text:p>OR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401" table:style-name="ce44">
            <text:p>3534401</text:p>
          </table:table-cell>
          <table:table-cell office:value-type="string" table:style-name="ce44">
            <text:p>OSASC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500" table:style-name="ce44">
            <text:p>3534500</text:p>
          </table:table-cell>
          <table:table-cell office:value-type="string" table:style-name="ce44">
            <text:p>OSCAR BRESSAN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609" table:style-name="ce44">
            <text:p>3534609</text:p>
          </table:table-cell>
          <table:table-cell office:value-type="string" table:style-name="ce44">
            <text:p>OSVALDO CRUZ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708" table:style-name="ce44">
            <text:p>3534708</text:p>
          </table:table-cell>
          <table:table-cell office:value-type="string" table:style-name="ce44">
            <text:p>OURINH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757" table:style-name="ce44">
            <text:p>3534757</text:p>
          </table:table-cell>
          <table:table-cell office:value-type="string" table:style-name="ce44">
            <text:p>OUR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807" table:style-name="ce44">
            <text:p>3534807</text:p>
          </table:table-cell>
          <table:table-cell office:value-type="string" table:style-name="ce44">
            <text:p>OURO VERD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4906" table:style-name="ce44">
            <text:p>3534906</text:p>
          </table:table-cell>
          <table:table-cell office:value-type="string" table:style-name="ce44">
            <text:p>PACAEMB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002" table:style-name="ce44">
            <text:p>3535002</text:p>
          </table:table-cell>
          <table:table-cell office:value-type="string" table:style-name="ce44">
            <text:p>PALEST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101" table:style-name="ce44">
            <text:p>3535101</text:p>
          </table:table-cell>
          <table:table-cell office:value-type="string" table:style-name="ce44">
            <text:p>PALMARES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200" table:style-name="ce44">
            <text:p>3535200</text:p>
          </table:table-cell>
          <table:table-cell office:value-type="string" table:style-name="ce44">
            <text:p>PALMEIRA D´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309" table:style-name="ce44">
            <text:p>3535309</text:p>
          </table:table-cell>
          <table:table-cell office:value-type="string" table:style-name="ce44">
            <text:p>PALMIT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408" table:style-name="ce44">
            <text:p>3535408</text:p>
          </table:table-cell>
          <table:table-cell office:value-type="string" table:style-name="ce44">
            <text:p>PANOR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507" table:style-name="ce44">
            <text:p>3535507</text:p>
          </table:table-cell>
          <table:table-cell office:value-type="string" table:style-name="ce44">
            <text:p>PARAGUACU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606" table:style-name="ce44">
            <text:p>3535606</text:p>
          </table:table-cell>
          <table:table-cell office:value-type="string" table:style-name="ce44">
            <text:p>PARAIBU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705" table:style-name="ce44">
            <text:p>3535705</text:p>
          </table:table-cell>
          <table:table-cell office:value-type="string" table:style-name="ce44">
            <text:p>PARAIS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804" table:style-name="ce44">
            <text:p>3535804</text:p>
          </table:table-cell>
          <table:table-cell office:value-type="string" table:style-name="ce44">
            <text:p>PARANAPANE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5903" table:style-name="ce44">
            <text:p>3535903</text:p>
          </table:table-cell>
          <table:table-cell office:value-type="string" table:style-name="ce44">
            <text:p>PARANAP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000" table:style-name="ce44">
            <text:p>3536000</text:p>
          </table:table-cell>
          <table:table-cell office:value-type="string" table:style-name="ce44">
            <text:p>PARAP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109" table:style-name="ce44">
            <text:p>3536109</text:p>
          </table:table-cell>
          <table:table-cell office:value-type="string" table:style-name="ce44">
            <text:p>PARDIN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208" table:style-name="ce44">
            <text:p>3536208</text:p>
          </table:table-cell>
          <table:table-cell office:value-type="string" table:style-name="ce44">
            <text:p>PARIQUERA-AC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257" table:style-name="ce44">
            <text:p>3536257</text:p>
          </table:table-cell>
          <table:table-cell office:value-type="string" table:style-name="ce44">
            <text:p>PARIS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307" table:style-name="ce44">
            <text:p>3536307</text:p>
          </table:table-cell>
          <table:table-cell office:value-type="string" table:style-name="ce44">
            <text:p>PATROCINIO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406" table:style-name="ce44">
            <text:p>3536406</text:p>
          </table:table-cell>
          <table:table-cell office:value-type="string" table:style-name="ce44">
            <text:p>PAULICE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505" table:style-name="ce44">
            <text:p>3536505</text:p>
          </table:table-cell>
          <table:table-cell office:value-type="string" table:style-name="ce44">
            <text:p>PAULI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570" table:style-name="ce44">
            <text:p>3536570</text:p>
          </table:table-cell>
          <table:table-cell office:value-type="string" table:style-name="ce44">
            <text:p>PAULISTA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604" table:style-name="ce44">
            <text:p>3536604</text:p>
          </table:table-cell>
          <table:table-cell office:value-type="string" table:style-name="ce44">
            <text:p>PAULO DE FAR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703" table:style-name="ce44">
            <text:p>3536703</text:p>
          </table:table-cell>
          <table:table-cell office:value-type="string" table:style-name="ce44">
            <text:p>PEDERNEI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802" table:style-name="ce44">
            <text:p>3536802</text:p>
          </table:table-cell>
          <table:table-cell office:value-type="string" table:style-name="ce44">
            <text:p>PEDRA BEL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6901" table:style-name="ce44">
            <text:p>3536901</text:p>
          </table:table-cell>
          <table:table-cell office:value-type="string" table:style-name="ce44">
            <text:p>PEDRA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008" table:style-name="ce44">
            <text:p>3537008</text:p>
          </table:table-cell>
          <table:table-cell office:value-type="string" table:style-name="ce44">
            <text:p>PEDREGU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107" table:style-name="ce44">
            <text:p>3537107</text:p>
          </table:table-cell>
          <table:table-cell office:value-type="string" table:style-name="ce44">
            <text:p>PEDR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156" table:style-name="ce44">
            <text:p>3537156</text:p>
          </table:table-cell>
          <table:table-cell office:value-type="string" table:style-name="ce44">
            <text:p>PEDRINHAS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206" table:style-name="ce44">
            <text:p>3537206</text:p>
          </table:table-cell>
          <table:table-cell office:value-type="string" table:style-name="ce44">
            <text:p>PEDRO DE TOLE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305" table:style-name="ce44">
            <text:p>3537305</text:p>
          </table:table-cell>
          <table:table-cell office:value-type="string" table:style-name="ce44">
            <text:p>PENA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404" table:style-name="ce44">
            <text:p>3537404</text:p>
          </table:table-cell>
          <table:table-cell office:value-type="string" table:style-name="ce44">
            <text:p>PEREIRA BARRE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503" table:style-name="ce44">
            <text:p>3537503</text:p>
          </table:table-cell>
          <table:table-cell office:value-type="string" table:style-name="ce44">
            <text:p>PEREI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602" table:style-name="ce44">
            <text:p>3537602</text:p>
          </table:table-cell>
          <table:table-cell office:value-type="string" table:style-name="ce44">
            <text:p>PERUIB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701" table:style-name="ce44">
            <text:p>3537701</text:p>
          </table:table-cell>
          <table:table-cell office:value-type="string" table:style-name="ce44">
            <text:p>PIACAT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800" table:style-name="ce44">
            <text:p>3537800</text:p>
          </table:table-cell>
          <table:table-cell office:value-type="string" table:style-name="ce44">
            <text:p>PIEDAD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7909" table:style-name="ce44">
            <text:p>3537909</text:p>
          </table:table-cell>
          <table:table-cell office:value-type="string" table:style-name="ce44">
            <text:p>PILAR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006" table:style-name="ce44">
            <text:p>3538006</text:p>
          </table:table-cell>
          <table:table-cell office:value-type="string" table:style-name="ce44">
            <text:p>PINDAMONHANGA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105" table:style-name="ce44">
            <text:p>3538105</text:p>
          </table:table-cell>
          <table:table-cell office:value-type="string" table:style-name="ce44">
            <text:p>PINDOR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204" table:style-name="ce44">
            <text:p>3538204</text:p>
          </table:table-cell>
          <table:table-cell office:value-type="string" table:style-name="ce44">
            <text:p>PINHALZIN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303" table:style-name="ce44">
            <text:p>3538303</text:p>
          </table:table-cell>
          <table:table-cell office:value-type="string" table:style-name="ce44">
            <text:p>PIQUERO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501" table:style-name="ce44">
            <text:p>3538501</text:p>
          </table:table-cell>
          <table:table-cell office:value-type="string" table:style-name="ce44">
            <text:p>PIQUE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600" table:style-name="ce44">
            <text:p>3538600</text:p>
          </table:table-cell>
          <table:table-cell office:value-type="string" table:style-name="ce44">
            <text:p>PIRACA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709" table:style-name="ce44">
            <text:p>3538709</text:p>
          </table:table-cell>
          <table:table-cell office:value-type="string" table:style-name="ce44">
            <text:p>PIRACICA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808" table:style-name="ce44">
            <text:p>3538808</text:p>
          </table:table-cell>
          <table:table-cell office:value-type="string" table:style-name="ce44">
            <text:p>PIRAJ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8907" table:style-name="ce44">
            <text:p>3538907</text:p>
          </table:table-cell>
          <table:table-cell office:value-type="string" table:style-name="ce44">
            <text:p>PIRAJU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004" table:style-name="ce44">
            <text:p>3539004</text:p>
          </table:table-cell>
          <table:table-cell office:value-type="string" table:style-name="ce44">
            <text:p>PIRANG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103" table:style-name="ce44">
            <text:p>3539103</text:p>
          </table:table-cell>
          <table:table-cell office:value-type="string" table:style-name="ce44">
            <text:p>PIRAPORA DO BOM JESU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202" table:style-name="ce44">
            <text:p>3539202</text:p>
          </table:table-cell>
          <table:table-cell office:value-type="string" table:style-name="ce44">
            <text:p>PIRAPOZIN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301" table:style-name="ce44">
            <text:p>3539301</text:p>
          </table:table-cell>
          <table:table-cell office:value-type="string" table:style-name="ce44">
            <text:p>PIRASSUNU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400" table:style-name="ce44">
            <text:p>3539400</text:p>
          </table:table-cell>
          <table:table-cell office:value-type="string" table:style-name="ce44">
            <text:p>PIRATIN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509" table:style-name="ce44">
            <text:p>3539509</text:p>
          </table:table-cell>
          <table:table-cell office:value-type="string" table:style-name="ce44">
            <text:p>PITANGUEI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608" table:style-name="ce44">
            <text:p>3539608</text:p>
          </table:table-cell>
          <table:table-cell office:value-type="string" table:style-name="ce44">
            <text:p>PLANAL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707" table:style-name="ce44">
            <text:p>3539707</text:p>
          </table:table-cell>
          <table:table-cell office:value-type="string" table:style-name="ce44">
            <text:p>PLAT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806" table:style-name="ce44">
            <text:p>3539806</text:p>
          </table:table-cell>
          <table:table-cell office:value-type="string" table:style-name="ce44">
            <text:p>PO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39905" table:style-name="ce44">
            <text:p>3539905</text:p>
          </table:table-cell>
          <table:table-cell office:value-type="string" table:style-name="ce44">
            <text:p>POLON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002" table:style-name="ce44">
            <text:p>3540002</text:p>
          </table:table-cell>
          <table:table-cell office:value-type="string" table:style-name="ce44">
            <text:p>POMPE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101" table:style-name="ce44">
            <text:p>3540101</text:p>
          </table:table-cell>
          <table:table-cell office:value-type="string" table:style-name="ce44">
            <text:p>PONG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200" table:style-name="ce44">
            <text:p>3540200</text:p>
          </table:table-cell>
          <table:table-cell office:value-type="string" table:style-name="ce44">
            <text:p>PONT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259" table:style-name="ce44">
            <text:p>3540259</text:p>
          </table:table-cell>
          <table:table-cell office:value-type="string" table:style-name="ce44">
            <text:p>PONTALIND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309" table:style-name="ce44">
            <text:p>3540309</text:p>
          </table:table-cell>
          <table:table-cell office:value-type="string" table:style-name="ce44">
            <text:p>PONTES GEST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408" table:style-name="ce44">
            <text:p>3540408</text:p>
          </table:table-cell>
          <table:table-cell office:value-type="string" table:style-name="ce44">
            <text:p>POPUL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507" table:style-name="ce44">
            <text:p>3540507</text:p>
          </table:table-cell>
          <table:table-cell office:value-type="string" table:style-name="ce44">
            <text:p>PORANGA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606" table:style-name="ce44">
            <text:p>3540606</text:p>
          </table:table-cell>
          <table:table-cell office:value-type="string" table:style-name="ce44">
            <text:p>PORTO FELIZ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705" table:style-name="ce44">
            <text:p>3540705</text:p>
          </table:table-cell>
          <table:table-cell office:value-type="string" table:style-name="ce44">
            <text:p>PORTO FERR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754" table:style-name="ce44">
            <text:p>3540754</text:p>
          </table:table-cell>
          <table:table-cell office:value-type="string" table:style-name="ce44">
            <text:p>POTI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804" table:style-name="ce44">
            <text:p>3540804</text:p>
          </table:table-cell>
          <table:table-cell office:value-type="string" table:style-name="ce44">
            <text:p>POTIRENDA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853" table:style-name="ce44">
            <text:p>3540853</text:p>
          </table:table-cell>
          <table:table-cell office:value-type="string" table:style-name="ce44">
            <text:p>PRACINH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0903" table:style-name="ce44">
            <text:p>3540903</text:p>
          </table:table-cell>
          <table:table-cell office:value-type="string" table:style-name="ce44">
            <text:p>PRAD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000" table:style-name="ce44">
            <text:p>3541000</text:p>
          </table:table-cell>
          <table:table-cell office:value-type="string" table:style-name="ce44">
            <text:p>PRAIA GRAND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059" table:style-name="ce44">
            <text:p>3541059</text:p>
          </table:table-cell>
          <table:table-cell office:value-type="string" table:style-name="ce44">
            <text:p>PRATA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109" table:style-name="ce44">
            <text:p>3541109</text:p>
          </table:table-cell>
          <table:table-cell office:value-type="string" table:style-name="ce44">
            <text:p>PRESIDENTE ALV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208" table:style-name="ce44">
            <text:p>3541208</text:p>
          </table:table-cell>
          <table:table-cell office:value-type="string" table:style-name="ce44">
            <text:p>PRESIDENTE BERNARD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307" table:style-name="ce44">
            <text:p>3541307</text:p>
          </table:table-cell>
          <table:table-cell office:value-type="string" table:style-name="ce44">
            <text:p>PRESIDENTE EPITAC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406" table:style-name="ce44">
            <text:p>3541406</text:p>
          </table:table-cell>
          <table:table-cell office:value-type="string" table:style-name="ce44">
            <text:p>PRESIDENTE PRUDEN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505" table:style-name="ce44">
            <text:p>3541505</text:p>
          </table:table-cell>
          <table:table-cell office:value-type="string" table:style-name="ce44">
            <text:p>PRESIDENTE VENCESLA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604" table:style-name="ce44">
            <text:p>3541604</text:p>
          </table:table-cell>
          <table:table-cell office:value-type="string" table:style-name="ce44">
            <text:p>PROMISS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653" table:style-name="ce44">
            <text:p>3541653</text:p>
          </table:table-cell>
          <table:table-cell office:value-type="string" table:style-name="ce44">
            <text:p>QUAD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703" table:style-name="ce44">
            <text:p>3541703</text:p>
          </table:table-cell>
          <table:table-cell office:value-type="string" table:style-name="ce44">
            <text:p>QUA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802" table:style-name="ce44">
            <text:p>3541802</text:p>
          </table:table-cell>
          <table:table-cell office:value-type="string" table:style-name="ce44">
            <text:p>QUEIROZ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1901" table:style-name="ce44">
            <text:p>3541901</text:p>
          </table:table-cell>
          <table:table-cell office:value-type="string" table:style-name="ce44">
            <text:p>QUELUZ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008" table:style-name="ce44">
            <text:p>3542008</text:p>
          </table:table-cell>
          <table:table-cell office:value-type="string" table:style-name="ce44">
            <text:p>QUINTA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107" table:style-name="ce44">
            <text:p>3542107</text:p>
          </table:table-cell>
          <table:table-cell office:value-type="string" table:style-name="ce44">
            <text:p>RAFARD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206" table:style-name="ce44">
            <text:p>3542206</text:p>
          </table:table-cell>
          <table:table-cell office:value-type="string" table:style-name="ce44">
            <text:p>RANCHAR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305" table:style-name="ce44">
            <text:p>3542305</text:p>
          </table:table-cell>
          <table:table-cell office:value-type="string" table:style-name="ce44">
            <text:p>REDENCAO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404" table:style-name="ce44">
            <text:p>3542404</text:p>
          </table:table-cell>
          <table:table-cell office:value-type="string" table:style-name="ce44">
            <text:p>REGENTE FEIJ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503" table:style-name="ce44">
            <text:p>3542503</text:p>
          </table:table-cell>
          <table:table-cell office:value-type="string" table:style-name="ce44">
            <text:p>REGI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602" table:style-name="ce44">
            <text:p>3542602</text:p>
          </table:table-cell>
          <table:table-cell office:value-type="string" table:style-name="ce44">
            <text:p>REGIST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701" table:style-name="ce44">
            <text:p>3542701</text:p>
          </table:table-cell>
          <table:table-cell office:value-type="string" table:style-name="ce44">
            <text:p>REST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800" table:style-name="ce44">
            <text:p>3542800</text:p>
          </table:table-cell>
          <table:table-cell office:value-type="string" table:style-name="ce44">
            <text:p>RIB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2909" table:style-name="ce44">
            <text:p>3542909</text:p>
          </table:table-cell>
          <table:table-cell office:value-type="string" table:style-name="ce44">
            <text:p>RIBEIRAO BONI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006" table:style-name="ce44">
            <text:p>3543006</text:p>
          </table:table-cell>
          <table:table-cell office:value-type="string" table:style-name="ce44">
            <text:p>RIBEIRAO BRANC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105" table:style-name="ce44">
            <text:p>3543105</text:p>
          </table:table-cell>
          <table:table-cell office:value-type="string" table:style-name="ce44">
            <text:p>RIBEIRAO CORREN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204" table:style-name="ce44">
            <text:p>3543204</text:p>
          </table:table-cell>
          <table:table-cell office:value-type="string" table:style-name="ce44">
            <text:p>RIBEIRAO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238" table:style-name="ce44">
            <text:p>3543238</text:p>
          </table:table-cell>
          <table:table-cell office:value-type="string" table:style-name="ce44">
            <text:p>RIBEIRAO DO INDI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253" table:style-name="ce44">
            <text:p>3543253</text:p>
          </table:table-cell>
          <table:table-cell office:value-type="string" table:style-name="ce44">
            <text:p>RIBEIRAO GRAND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303" table:style-name="ce44">
            <text:p>3543303</text:p>
          </table:table-cell>
          <table:table-cell office:value-type="string" table:style-name="ce44">
            <text:p>RIBEIRAO PIR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402" table:style-name="ce44">
            <text:p>3543402</text:p>
          </table:table-cell>
          <table:table-cell office:value-type="string" table:style-name="ce44">
            <text:p>RIBEIRAO PRE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501" table:style-name="ce44">
            <text:p>3543501</text:p>
          </table:table-cell>
          <table:table-cell office:value-type="string" table:style-name="ce44">
            <text:p>RIVER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600" table:style-name="ce44">
            <text:p>3543600</text:p>
          </table:table-cell>
          <table:table-cell office:value-type="string" table:style-name="ce44">
            <text:p>RIFA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709" table:style-name="ce44">
            <text:p>3543709</text:p>
          </table:table-cell>
          <table:table-cell office:value-type="string" table:style-name="ce44">
            <text:p>RINC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808" table:style-name="ce44">
            <text:p>3543808</text:p>
          </table:table-cell>
          <table:table-cell office:value-type="string" table:style-name="ce44">
            <text:p>RIN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3907" table:style-name="ce44">
            <text:p>3543907</text:p>
          </table:table-cell>
          <table:table-cell office:value-type="string" table:style-name="ce44">
            <text:p>RIO CLA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004" table:style-name="ce44">
            <text:p>3544004</text:p>
          </table:table-cell>
          <table:table-cell office:value-type="string" table:style-name="ce44">
            <text:p>RIO DAS PED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103" table:style-name="ce44">
            <text:p>3544103</text:p>
          </table:table-cell>
          <table:table-cell office:value-type="string" table:style-name="ce44">
            <text:p>RIO GRANDE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202" table:style-name="ce44">
            <text:p>3544202</text:p>
          </table:table-cell>
          <table:table-cell office:value-type="string" table:style-name="ce44">
            <text:p>RIOLAND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251" table:style-name="ce44">
            <text:p>3544251</text:p>
          </table:table-cell>
          <table:table-cell office:value-type="string" table:style-name="ce44">
            <text:p>ROSA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301" table:style-name="ce44">
            <text:p>3544301</text:p>
          </table:table-cell>
          <table:table-cell office:value-type="string" table:style-name="ce44">
            <text:p>ROS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400" table:style-name="ce44">
            <text:p>3544400</text:p>
          </table:table-cell>
          <table:table-cell office:value-type="string" table:style-name="ce44">
            <text:p>RUBIACE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509" table:style-name="ce44">
            <text:p>3544509</text:p>
          </table:table-cell>
          <table:table-cell office:value-type="string" table:style-name="ce44">
            <text:p>RUBINE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608" table:style-name="ce44">
            <text:p>3544608</text:p>
          </table:table-cell>
          <table:table-cell office:value-type="string" table:style-name="ce44">
            <text:p>SABIN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707" table:style-name="ce44">
            <text:p>3544707</text:p>
          </table:table-cell>
          <table:table-cell office:value-type="string" table:style-name="ce44">
            <text:p>SAGR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806" table:style-name="ce44">
            <text:p>3544806</text:p>
          </table:table-cell>
          <table:table-cell office:value-type="string" table:style-name="ce44">
            <text:p>SAL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4905" table:style-name="ce44">
            <text:p>3544905</text:p>
          </table:table-cell>
          <table:table-cell office:value-type="string" table:style-name="ce44">
            <text:p>SALES OLIVEI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001" table:style-name="ce44">
            <text:p>3545001</text:p>
          </table:table-cell>
          <table:table-cell office:value-type="string" table:style-name="ce44">
            <text:p>SALESO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100" table:style-name="ce44">
            <text:p>3545100</text:p>
          </table:table-cell>
          <table:table-cell office:value-type="string" table:style-name="ce44">
            <text:p>SALMOUR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159" table:style-name="ce44">
            <text:p>3545159</text:p>
          </table:table-cell>
          <table:table-cell office:value-type="string" table:style-name="ce44">
            <text:p>SALTIN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209" table:style-name="ce44">
            <text:p>3545209</text:p>
          </table:table-cell>
          <table:table-cell office:value-type="string" table:style-name="ce44">
            <text:p>SAL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308" table:style-name="ce44">
            <text:p>3545308</text:p>
          </table:table-cell>
          <table:table-cell office:value-type="string" table:style-name="ce44">
            <text:p>SALTO DE PIRAPO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407" table:style-name="ce44">
            <text:p>3545407</text:p>
          </table:table-cell>
          <table:table-cell office:value-type="string" table:style-name="ce44">
            <text:p>SALTO GRAND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506" table:style-name="ce44">
            <text:p>3545506</text:p>
          </table:table-cell>
          <table:table-cell office:value-type="string" table:style-name="ce44">
            <text:p>SANDOVAL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605" table:style-name="ce44">
            <text:p>3545605</text:p>
          </table:table-cell>
          <table:table-cell office:value-type="string" table:style-name="ce44">
            <text:p>SANTA ADEL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704" table:style-name="ce44">
            <text:p>3545704</text:p>
          </table:table-cell>
          <table:table-cell office:value-type="string" table:style-name="ce44">
            <text:p>SANTA ALBERT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5803" table:style-name="ce44">
            <text:p>3545803</text:p>
          </table:table-cell>
          <table:table-cell office:value-type="string" table:style-name="ce44">
            <text:p>SANTA BARBARA D´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009" table:style-name="ce44">
            <text:p>3546009</text:p>
          </table:table-cell>
          <table:table-cell office:value-type="string" table:style-name="ce44">
            <text:p>SANTA BRAN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108" table:style-name="ce44">
            <text:p>3546108</text:p>
          </table:table-cell>
          <table:table-cell office:value-type="string" table:style-name="ce44">
            <text:p>SANTA CLARA D´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207" table:style-name="ce44">
            <text:p>3546207</text:p>
          </table:table-cell>
          <table:table-cell office:value-type="string" table:style-name="ce44">
            <text:p>SANTA CRUZ DA CONCEIC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256" table:style-name="ce44">
            <text:p>3546256</text:p>
          </table:table-cell>
          <table:table-cell office:value-type="string" table:style-name="ce44">
            <text:p>SANTA CRUZ DA ESPERANC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306" table:style-name="ce44">
            <text:p>3546306</text:p>
          </table:table-cell>
          <table:table-cell office:value-type="string" table:style-name="ce44">
            <text:p>SANTA CRUZ DAS PALMEI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405" table:style-name="ce44">
            <text:p>3546405</text:p>
          </table:table-cell>
          <table:table-cell office:value-type="string" table:style-name="ce44">
            <text:p>SANTA CRUZ DO RIO PAR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504" table:style-name="ce44">
            <text:p>3546504</text:p>
          </table:table-cell>
          <table:table-cell office:value-type="string" table:style-name="ce44">
            <text:p>SANTA ERNEST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603" table:style-name="ce44">
            <text:p>3546603</text:p>
          </table:table-cell>
          <table:table-cell office:value-type="string" table:style-name="ce44">
            <text:p>SANTA FE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702" table:style-name="ce44">
            <text:p>3546702</text:p>
          </table:table-cell>
          <table:table-cell office:value-type="string" table:style-name="ce44">
            <text:p>SANTA GERTRUD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801" table:style-name="ce44">
            <text:p>3546801</text:p>
          </table:table-cell>
          <table:table-cell office:value-type="string" table:style-name="ce44">
            <text:p>SANTA ISABE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6900" table:style-name="ce44">
            <text:p>3546900</text:p>
          </table:table-cell>
          <table:table-cell office:value-type="string" table:style-name="ce44">
            <text:p>SANTA LUC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007" table:style-name="ce44">
            <text:p>3547007</text:p>
          </table:table-cell>
          <table:table-cell office:value-type="string" table:style-name="ce44">
            <text:p>SANTA MARIA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106" table:style-name="ce44">
            <text:p>3547106</text:p>
          </table:table-cell>
          <table:table-cell office:value-type="string" table:style-name="ce44">
            <text:p>SANTA MERCED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205" table:style-name="ce44">
            <text:p>3547205</text:p>
          </table:table-cell>
          <table:table-cell office:value-type="string" table:style-name="ce44">
            <text:p>SANTANA DA PONTE PENS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304" table:style-name="ce44">
            <text:p>3547304</text:p>
          </table:table-cell>
          <table:table-cell office:value-type="string" table:style-name="ce44">
            <text:p>SANTANA DE PARNA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403" table:style-name="ce44">
            <text:p>3547403</text:p>
          </table:table-cell>
          <table:table-cell office:value-type="string" table:style-name="ce44">
            <text:p>SANTA RITA D´OES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502" table:style-name="ce44">
            <text:p>3547502</text:p>
          </table:table-cell>
          <table:table-cell office:value-type="string" table:style-name="ce44">
            <text:p>SANTA RITA DO PASSA QUAT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601" table:style-name="ce44">
            <text:p>3547601</text:p>
          </table:table-cell>
          <table:table-cell office:value-type="string" table:style-name="ce44">
            <text:p>SANTA ROSA DE VITERB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650" table:style-name="ce44">
            <text:p>3547650</text:p>
          </table:table-cell>
          <table:table-cell office:value-type="string" table:style-name="ce44">
            <text:p>SANTA SALE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700" table:style-name="ce44">
            <text:p>3547700</text:p>
          </table:table-cell>
          <table:table-cell office:value-type="string" table:style-name="ce44">
            <text:p>SANTO ANASTAC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809" table:style-name="ce44">
            <text:p>3547809</text:p>
          </table:table-cell>
          <table:table-cell office:value-type="string" table:style-name="ce44">
            <text:p>SANTO AND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7908" table:style-name="ce44">
            <text:p>3547908</text:p>
          </table:table-cell>
          <table:table-cell office:value-type="string" table:style-name="ce44">
            <text:p>SANTO ANTONIO DA ALEGR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005" table:style-name="ce44">
            <text:p>3548005</text:p>
          </table:table-cell>
          <table:table-cell office:value-type="string" table:style-name="ce44">
            <text:p>SANTO ANTONIO DE POSS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054" table:style-name="ce44">
            <text:p>3548054</text:p>
          </table:table-cell>
          <table:table-cell office:value-type="string" table:style-name="ce44">
            <text:p>SANTO ANTONIO DO ARACANG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104" table:style-name="ce44">
            <text:p>3548104</text:p>
          </table:table-cell>
          <table:table-cell office:value-type="string" table:style-name="ce44">
            <text:p>SANTO ANTONIO DO JARDI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203" table:style-name="ce44">
            <text:p>3548203</text:p>
          </table:table-cell>
          <table:table-cell office:value-type="string" table:style-name="ce44">
            <text:p>SANTO ANTONIO DO PINH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302" table:style-name="ce44">
            <text:p>3548302</text:p>
          </table:table-cell>
          <table:table-cell office:value-type="string" table:style-name="ce44">
            <text:p>SANTO EXPEDI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401" table:style-name="ce44">
            <text:p>3548401</text:p>
          </table:table-cell>
          <table:table-cell office:value-type="string" table:style-name="ce44">
            <text:p>SANTOPOLIS DO AGUAPE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500" table:style-name="ce44">
            <text:p>3548500</text:p>
          </table:table-cell>
          <table:table-cell office:value-type="string" table:style-name="ce44">
            <text:p>SANT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609" table:style-name="ce44">
            <text:p>3548609</text:p>
          </table:table-cell>
          <table:table-cell office:value-type="string" table:style-name="ce44">
            <text:p>SAO BENTO DO SAPUC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708" table:style-name="ce44">
            <text:p>3548708</text:p>
          </table:table-cell>
          <table:table-cell office:value-type="string" table:style-name="ce44">
            <text:p>SAO BERNARDO DO CAMP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807" table:style-name="ce44">
            <text:p>3548807</text:p>
          </table:table-cell>
          <table:table-cell office:value-type="string" table:style-name="ce44">
            <text:p>SAO CAETANO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8906" table:style-name="ce44">
            <text:p>3548906</text:p>
          </table:table-cell>
          <table:table-cell office:value-type="string" table:style-name="ce44">
            <text:p>SAO CARL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003" table:style-name="ce44">
            <text:p>3549003</text:p>
          </table:table-cell>
          <table:table-cell office:value-type="string" table:style-name="ce44">
            <text:p>SAO FRANCISC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102" table:style-name="ce44">
            <text:p>3549102</text:p>
          </table:table-cell>
          <table:table-cell office:value-type="string" table:style-name="ce44">
            <text:p>SAO JOAO DA BOA V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201" table:style-name="ce44">
            <text:p>3549201</text:p>
          </table:table-cell>
          <table:table-cell office:value-type="string" table:style-name="ce44">
            <text:p>SAO JOAO DAS DUAS PONT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250" table:style-name="ce44">
            <text:p>3549250</text:p>
          </table:table-cell>
          <table:table-cell office:value-type="string" table:style-name="ce44">
            <text:p>SAO JOAO DE IRACE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300" table:style-name="ce44">
            <text:p>3549300</text:p>
          </table:table-cell>
          <table:table-cell office:value-type="string" table:style-name="ce44">
            <text:p>SAO JOAO DO PAU D´AL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409" table:style-name="ce44">
            <text:p>3549409</text:p>
          </table:table-cell>
          <table:table-cell office:value-type="string" table:style-name="ce44">
            <text:p>SAO JOAQUIM DA BA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508" table:style-name="ce44">
            <text:p>3549508</text:p>
          </table:table-cell>
          <table:table-cell office:value-type="string" table:style-name="ce44">
            <text:p>SAO JOSE DA BELA V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607" table:style-name="ce44">
            <text:p>3549607</text:p>
          </table:table-cell>
          <table:table-cell office:value-type="string" table:style-name="ce44">
            <text:p>SAO JOSE DO BARREI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706" table:style-name="ce44">
            <text:p>3549706</text:p>
          </table:table-cell>
          <table:table-cell office:value-type="string" table:style-name="ce44">
            <text:p>SAO JOSE DO RIO PAR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805" table:style-name="ce44">
            <text:p>3549805</text:p>
          </table:table-cell>
          <table:table-cell office:value-type="string" table:style-name="ce44">
            <text:p>SAO JOSE DO RIO PRE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904" table:style-name="ce44">
            <text:p>3549904</text:p>
          </table:table-cell>
          <table:table-cell office:value-type="string" table:style-name="ce44">
            <text:p>SAO JOSE DOS CAMP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49953" table:style-name="ce44">
            <text:p>3549953</text:p>
          </table:table-cell>
          <table:table-cell office:value-type="string" table:style-name="ce44">
            <text:p>SAO LOURENCO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001" table:style-name="ce44">
            <text:p>3550001</text:p>
          </table:table-cell>
          <table:table-cell office:value-type="string" table:style-name="ce44">
            <text:p>SAO LUIS DO PARAIT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100" table:style-name="ce44">
            <text:p>3550100</text:p>
          </table:table-cell>
          <table:table-cell office:value-type="string" table:style-name="ce44">
            <text:p>SAO MANUE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209" table:style-name="ce44">
            <text:p>3550209</text:p>
          </table:table-cell>
          <table:table-cell office:value-type="string" table:style-name="ce44">
            <text:p>SAO MIGUEL ARCANJ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308" table:style-name="ce44">
            <text:p>3550308</text:p>
          </table:table-cell>
          <table:table-cell office:value-type="string" table:style-name="ce44">
            <text:p>SAO PAUL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407" table:style-name="ce44">
            <text:p>3550407</text:p>
          </table:table-cell>
          <table:table-cell office:value-type="string" table:style-name="ce44">
            <text:p>SAO PED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506" table:style-name="ce44">
            <text:p>3550506</text:p>
          </table:table-cell>
          <table:table-cell office:value-type="string" table:style-name="ce44">
            <text:p>SAO PEDRO DO TURV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605" table:style-name="ce44">
            <text:p>3550605</text:p>
          </table:table-cell>
          <table:table-cell office:value-type="string" table:style-name="ce44">
            <text:p>SAO ROQU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704" table:style-name="ce44">
            <text:p>3550704</text:p>
          </table:table-cell>
          <table:table-cell office:value-type="string" table:style-name="ce44">
            <text:p>SAO SEBASTI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803" table:style-name="ce44">
            <text:p>3550803</text:p>
          </table:table-cell>
          <table:table-cell office:value-type="string" table:style-name="ce44">
            <text:p>SAO SEBASTIAO DA GRA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0902" table:style-name="ce44">
            <text:p>3550902</text:p>
          </table:table-cell>
          <table:table-cell office:value-type="string" table:style-name="ce44">
            <text:p>SAO SIMA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009" table:style-name="ce44">
            <text:p>3551009</text:p>
          </table:table-cell>
          <table:table-cell office:value-type="string" table:style-name="ce44">
            <text:p>SAO VICEN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108" table:style-name="ce44">
            <text:p>3551108</text:p>
          </table:table-cell>
          <table:table-cell office:value-type="string" table:style-name="ce44">
            <text:p>SARAPU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207" table:style-name="ce44">
            <text:p>3551207</text:p>
          </table:table-cell>
          <table:table-cell office:value-type="string" table:style-name="ce44">
            <text:p>SARUTA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306" table:style-name="ce44">
            <text:p>3551306</text:p>
          </table:table-cell>
          <table:table-cell office:value-type="string" table:style-name="ce44">
            <text:p>SEBASTIANOPOLIS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405" table:style-name="ce44">
            <text:p>3551405</text:p>
          </table:table-cell>
          <table:table-cell office:value-type="string" table:style-name="ce44">
            <text:p>SERRA AZ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504" table:style-name="ce44">
            <text:p>3551504</text:p>
          </table:table-cell>
          <table:table-cell office:value-type="string" table:style-name="ce44">
            <text:p>SERRA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603" table:style-name="ce44">
            <text:p>3551603</text:p>
          </table:table-cell>
          <table:table-cell office:value-type="string" table:style-name="ce44">
            <text:p>SERRA NEG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702" table:style-name="ce44">
            <text:p>3551702</text:p>
          </table:table-cell>
          <table:table-cell office:value-type="string" table:style-name="ce44">
            <text:p>SERTAOZINH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801" table:style-name="ce44">
            <text:p>3551801</text:p>
          </table:table-cell>
          <table:table-cell office:value-type="string" table:style-name="ce44">
            <text:p>SETE BAR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1900" table:style-name="ce44">
            <text:p>3551900</text:p>
          </table:table-cell>
          <table:table-cell office:value-type="string" table:style-name="ce44">
            <text:p>SEVERI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007" table:style-name="ce44">
            <text:p>3552007</text:p>
          </table:table-cell>
          <table:table-cell office:value-type="string" table:style-name="ce44">
            <text:p>SILVEI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106" table:style-name="ce44">
            <text:p>3552106</text:p>
          </table:table-cell>
          <table:table-cell office:value-type="string" table:style-name="ce44">
            <text:p>SOCOR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205" table:style-name="ce44">
            <text:p>3552205</text:p>
          </table:table-cell>
          <table:table-cell office:value-type="string" table:style-name="ce44">
            <text:p>SOROCA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304" table:style-name="ce44">
            <text:p>3552304</text:p>
          </table:table-cell>
          <table:table-cell office:value-type="string" table:style-name="ce44">
            <text:p>SUD MENNUCC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403" table:style-name="ce44">
            <text:p>3552403</text:p>
          </table:table-cell>
          <table:table-cell office:value-type="string" table:style-name="ce44">
            <text:p>SUMAR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502" table:style-name="ce44">
            <text:p>3552502</text:p>
          </table:table-cell>
          <table:table-cell office:value-type="string" table:style-name="ce44">
            <text:p>SUZAN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551" table:style-name="ce44">
            <text:p>3552551</text:p>
          </table:table-cell>
          <table:table-cell office:value-type="string" table:style-name="ce44">
            <text:p>SUZANAPOLI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601" table:style-name="ce44">
            <text:p>3552601</text:p>
          </table:table-cell>
          <table:table-cell office:value-type="string" table:style-name="ce44">
            <text:p>TABAPU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700" table:style-name="ce44">
            <text:p>3552700</text:p>
          </table:table-cell>
          <table:table-cell office:value-type="string" table:style-name="ce44">
            <text:p>TABAT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809" table:style-name="ce44">
            <text:p>3552809</text:p>
          </table:table-cell>
          <table:table-cell office:value-type="string" table:style-name="ce44">
            <text:p>TABOAO DA SER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2908" table:style-name="ce44">
            <text:p>3552908</text:p>
          </table:table-cell>
          <table:table-cell office:value-type="string" table:style-name="ce44">
            <text:p>TAC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005" table:style-name="ce44">
            <text:p>3553005</text:p>
          </table:table-cell>
          <table:table-cell office:value-type="string" table:style-name="ce44">
            <text:p>TAGU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104" table:style-name="ce44">
            <text:p>3553104</text:p>
          </table:table-cell>
          <table:table-cell office:value-type="string" table:style-name="ce44">
            <text:p>TAIAC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203" table:style-name="ce44">
            <text:p>3553203</text:p>
          </table:table-cell>
          <table:table-cell office:value-type="string" table:style-name="ce44">
            <text:p>TAIUV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302" table:style-name="ce44">
            <text:p>3553302</text:p>
          </table:table-cell>
          <table:table-cell office:value-type="string" table:style-name="ce44">
            <text:p>TAMBA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401" table:style-name="ce44">
            <text:p>3553401</text:p>
          </table:table-cell>
          <table:table-cell office:value-type="string" table:style-name="ce44">
            <text:p>TANA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500" table:style-name="ce44">
            <text:p>3553500</text:p>
          </table:table-cell>
          <table:table-cell office:value-type="string" table:style-name="ce44">
            <text:p>TAPIR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609" table:style-name="ce44">
            <text:p>3553609</text:p>
          </table:table-cell>
          <table:table-cell office:value-type="string" table:style-name="ce44">
            <text:p>TAPIRATI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658" table:style-name="ce44">
            <text:p>3553658</text:p>
          </table:table-cell>
          <table:table-cell office:value-type="string" table:style-name="ce44">
            <text:p>TAQUARA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708" table:style-name="ce44">
            <text:p>3553708</text:p>
          </table:table-cell>
          <table:table-cell office:value-type="string" table:style-name="ce44">
            <text:p>TAQUARITI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807" table:style-name="ce44">
            <text:p>3553807</text:p>
          </table:table-cell>
          <table:table-cell office:value-type="string" table:style-name="ce44">
            <text:p>TAQUARI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856" table:style-name="ce44">
            <text:p>3553856</text:p>
          </table:table-cell>
          <table:table-cell office:value-type="string" table:style-name="ce44">
            <text:p>TAQUARIV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906" table:style-name="ce44">
            <text:p>3553906</text:p>
          </table:table-cell>
          <table:table-cell office:value-type="string" table:style-name="ce44">
            <text:p>TARABA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3955" table:style-name="ce44">
            <text:p>3553955</text:p>
          </table:table-cell>
          <table:table-cell office:value-type="string" table:style-name="ce44">
            <text:p>TARUM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003" table:style-name="ce44">
            <text:p>3554003</text:p>
          </table:table-cell>
          <table:table-cell office:value-type="string" table:style-name="ce44">
            <text:p>TATU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102" table:style-name="ce44">
            <text:p>3554102</text:p>
          </table:table-cell>
          <table:table-cell office:value-type="string" table:style-name="ce44">
            <text:p>TAUBA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201" table:style-name="ce44">
            <text:p>3554201</text:p>
          </table:table-cell>
          <table:table-cell office:value-type="string" table:style-name="ce44">
            <text:p>TEJUP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300" table:style-name="ce44">
            <text:p>3554300</text:p>
          </table:table-cell>
          <table:table-cell office:value-type="string" table:style-name="ce44">
            <text:p>TEODORO SAMPAI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409" table:style-name="ce44">
            <text:p>3554409</text:p>
          </table:table-cell>
          <table:table-cell office:value-type="string" table:style-name="ce44">
            <text:p>TERRA ROX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508" table:style-name="ce44">
            <text:p>3554508</text:p>
          </table:table-cell>
          <table:table-cell office:value-type="string" table:style-name="ce44">
            <text:p>TIET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607" table:style-name="ce44">
            <text:p>3554607</text:p>
          </table:table-cell>
          <table:table-cell office:value-type="string" table:style-name="ce44">
            <text:p>TIMBUR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656" table:style-name="ce44">
            <text:p>3554656</text:p>
          </table:table-cell>
          <table:table-cell office:value-type="string" table:style-name="ce44">
            <text:p>TORRE DE PED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706" table:style-name="ce44">
            <text:p>3554706</text:p>
          </table:table-cell>
          <table:table-cell office:value-type="string" table:style-name="ce44">
            <text:p>TORRINH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755" table:style-name="ce44">
            <text:p>3554755</text:p>
          </table:table-cell>
          <table:table-cell office:value-type="string" table:style-name="ce44">
            <text:p>TRABIJ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805" table:style-name="ce44">
            <text:p>3554805</text:p>
          </table:table-cell>
          <table:table-cell office:value-type="string" table:style-name="ce44">
            <text:p>TREMEMBE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904" table:style-name="ce44">
            <text:p>3554904</text:p>
          </table:table-cell>
          <table:table-cell office:value-type="string" table:style-name="ce44">
            <text:p>TRES FRONTEIR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4953" table:style-name="ce44">
            <text:p>3554953</text:p>
          </table:table-cell>
          <table:table-cell office:value-type="string" table:style-name="ce44">
            <text:p>TUIUT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000" table:style-name="ce44">
            <text:p>3555000</text:p>
          </table:table-cell>
          <table:table-cell office:value-type="string" table:style-name="ce44">
            <text:p>TUP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109" table:style-name="ce44">
            <text:p>3555109</text:p>
          </table:table-cell>
          <table:table-cell office:value-type="string" table:style-name="ce44">
            <text:p>TUPI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208" table:style-name="ce44">
            <text:p>3555208</text:p>
          </table:table-cell>
          <table:table-cell office:value-type="string" table:style-name="ce44">
            <text:p>TURI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307" table:style-name="ce44">
            <text:p>3555307</text:p>
          </table:table-cell>
          <table:table-cell office:value-type="string" table:style-name="ce44">
            <text:p>TURMALI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356" table:style-name="ce44">
            <text:p>3555356</text:p>
          </table:table-cell>
          <table:table-cell office:value-type="string" table:style-name="ce44">
            <text:p>UBARAN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406" table:style-name="ce44">
            <text:p>3555406</text:p>
          </table:table-cell>
          <table:table-cell office:value-type="string" table:style-name="ce44">
            <text:p>UBATUB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505" table:style-name="ce44">
            <text:p>3555505</text:p>
          </table:table-cell>
          <table:table-cell office:value-type="string" table:style-name="ce44">
            <text:p>UBIRAJAR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604" table:style-name="ce44">
            <text:p>3555604</text:p>
          </table:table-cell>
          <table:table-cell office:value-type="string" table:style-name="ce44">
            <text:p>UCHO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703" table:style-name="ce44">
            <text:p>3555703</text:p>
          </table:table-cell>
          <table:table-cell office:value-type="string" table:style-name="ce44">
            <text:p>UNIAO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802" table:style-name="ce44">
            <text:p>3555802</text:p>
          </table:table-cell>
          <table:table-cell office:value-type="string" table:style-name="ce44">
            <text:p>URANI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5901" table:style-name="ce44">
            <text:p>3555901</text:p>
          </table:table-cell>
          <table:table-cell office:value-type="string" table:style-name="ce44">
            <text:p>URU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008" table:style-name="ce44">
            <text:p>3556008</text:p>
          </table:table-cell>
          <table:table-cell office:value-type="string" table:style-name="ce44">
            <text:p>URUP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107" table:style-name="ce44">
            <text:p>3556107</text:p>
          </table:table-cell>
          <table:table-cell office:value-type="string" table:style-name="ce44">
            <text:p>VALENTIM GENTI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206" table:style-name="ce44">
            <text:p>3556206</text:p>
          </table:table-cell>
          <table:table-cell office:value-type="string" table:style-name="ce44">
            <text:p>VALINHO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305" table:style-name="ce44">
            <text:p>3556305</text:p>
          </table:table-cell>
          <table:table-cell office:value-type="string" table:style-name="ce44">
            <text:p>VALPARAIS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354" table:style-name="ce44">
            <text:p>3556354</text:p>
          </table:table-cell>
          <table:table-cell office:value-type="string" table:style-name="ce44">
            <text:p>VARGE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404" table:style-name="ce44">
            <text:p>3556404</text:p>
          </table:table-cell>
          <table:table-cell office:value-type="string" table:style-name="ce44">
            <text:p>VARGEM GRANDE DO SU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453" table:style-name="ce44">
            <text:p>3556453</text:p>
          </table:table-cell>
          <table:table-cell office:value-type="string" table:style-name="ce44">
            <text:p>VARGEM GRANDE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503" table:style-name="ce44">
            <text:p>3556503</text:p>
          </table:table-cell>
          <table:table-cell office:value-type="string" table:style-name="ce44">
            <text:p>VARZEA PAULIST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602" table:style-name="ce44">
            <text:p>3556602</text:p>
          </table:table-cell>
          <table:table-cell office:value-type="string" table:style-name="ce44">
            <text:p>VERA CRUZ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701" table:style-name="ce44">
            <text:p>3556701</text:p>
          </table:table-cell>
          <table:table-cell office:value-type="string" table:style-name="ce44">
            <text:p>VINHED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800" table:style-name="ce44">
            <text:p>3556800</text:p>
          </table:table-cell>
          <table:table-cell office:value-type="string" table:style-name="ce44">
            <text:p>VIRADOUR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909" table:style-name="ce44">
            <text:p>3556909</text:p>
          </table:table-cell>
          <table:table-cell office:value-type="string" table:style-name="ce44">
            <text:p>VISTA ALEGRE DO ALTO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6958" table:style-name="ce44">
            <text:p>3556958</text:p>
          </table:table-cell>
          <table:table-cell office:value-type="string" table:style-name="ce44">
            <text:p>VITORIA BRASIL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7006" table:style-name="ce44">
            <text:p>3557006</text:p>
          </table:table-cell>
          <table:table-cell office:value-type="string" table:style-name="ce44">
            <text:p>VOTORANTIM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7105" table:style-name="ce44">
            <text:p>3557105</text:p>
          </table:table-cell>
          <table:table-cell office:value-type="string" table:style-name="ce44">
            <text:p>VOTUPORANGA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7154" table:style-name="ce44">
            <text:p>3557154</text:p>
          </table:table-cell>
          <table:table-cell office:value-type="string" table:style-name="ce44">
            <text:p>ZACARIA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7204" table:style-name="ce44">
            <text:p>3557204</text:p>
          </table:table-cell>
          <table:table-cell office:value-type="string" table:style-name="ce44">
            <text:p>CHAVANTES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3557303" table:style-name="ce44">
            <text:p>3557303</text:p>
          </table:table-cell>
          <table:table-cell office:value-type="string" table:style-name="ce44">
            <text:p>ESTIVA GERBI</text:p>
          </table:table-cell>
          <table:table-cell office:value-type="string" table:style-name="ce44">
            <text:p>SP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103" table:style-name="ce44">
            <text:p>4100103</text:p>
          </table:table-cell>
          <table:table-cell office:value-type="string" table:style-name="ce44">
            <text:p>ABAT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202" table:style-name="ce44">
            <text:p>4100202</text:p>
          </table:table-cell>
          <table:table-cell office:value-type="string" table:style-name="ce44">
            <text:p>ADRIAN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301" table:style-name="ce44">
            <text:p>4100301</text:p>
          </table:table-cell>
          <table:table-cell office:value-type="string" table:style-name="ce44">
            <text:p>AGUDOS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400" table:style-name="ce44">
            <text:p>4100400</text:p>
          </table:table-cell>
          <table:table-cell office:value-type="string" table:style-name="ce44">
            <text:p>ALMIRANTE TAMANDA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459" table:style-name="ce44">
            <text:p>4100459</text:p>
          </table:table-cell>
          <table:table-cell office:value-type="string" table:style-name="ce44">
            <text:p>ALTAMIRA D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509" table:style-name="ce44">
            <text:p>4100509</text:p>
          </table:table-cell>
          <table:table-cell office:value-type="string" table:style-name="ce44">
            <text:p>ALTON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608" table:style-name="ce44">
            <text:p>4100608</text:p>
          </table:table-cell>
          <table:table-cell office:value-type="string" table:style-name="ce44">
            <text:p>ALT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707" table:style-name="ce44">
            <text:p>4100707</text:p>
          </table:table-cell>
          <table:table-cell office:value-type="string" table:style-name="ce44">
            <text:p>ALTO PIQUIR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806" table:style-name="ce44">
            <text:p>4100806</text:p>
          </table:table-cell>
          <table:table-cell office:value-type="string" table:style-name="ce44">
            <text:p>ALVORADA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0905" table:style-name="ce44">
            <text:p>4100905</text:p>
          </table:table-cell>
          <table:table-cell office:value-type="string" table:style-name="ce44">
            <text:p>AMAPO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002" table:style-name="ce44">
            <text:p>4101002</text:p>
          </table:table-cell>
          <table:table-cell office:value-type="string" table:style-name="ce44">
            <text:p>AMPE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051" table:style-name="ce44">
            <text:p>4101051</text:p>
          </table:table-cell>
          <table:table-cell office:value-type="string" table:style-name="ce44">
            <text:p>ANAHY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101" table:style-name="ce44">
            <text:p>4101101</text:p>
          </table:table-cell>
          <table:table-cell office:value-type="string" table:style-name="ce44">
            <text:p>AND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150" table:style-name="ce44">
            <text:p>4101150</text:p>
          </table:table-cell>
          <table:table-cell office:value-type="string" table:style-name="ce44">
            <text:p>ANGUL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200" table:style-name="ce44">
            <text:p>4101200</text:p>
          </table:table-cell>
          <table:table-cell office:value-type="string" table:style-name="ce44">
            <text:p>ANTON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309" table:style-name="ce44">
            <text:p>4101309</text:p>
          </table:table-cell>
          <table:table-cell office:value-type="string" table:style-name="ce44">
            <text:p>ANTONIO OLINT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408" table:style-name="ce44">
            <text:p>4101408</text:p>
          </table:table-cell>
          <table:table-cell office:value-type="string" table:style-name="ce44">
            <text:p>APUC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507" table:style-name="ce44">
            <text:p>4101507</text:p>
          </table:table-cell>
          <table:table-cell office:value-type="string" table:style-name="ce44">
            <text:p>ARAPONG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606" table:style-name="ce44">
            <text:p>4101606</text:p>
          </table:table-cell>
          <table:table-cell office:value-type="string" table:style-name="ce44">
            <text:p>ARAPOT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655" table:style-name="ce44">
            <text:p>4101655</text:p>
          </table:table-cell>
          <table:table-cell office:value-type="string" table:style-name="ce44">
            <text:p>ARAPU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705" table:style-name="ce44">
            <text:p>4101705</text:p>
          </table:table-cell>
          <table:table-cell office:value-type="string" table:style-name="ce44">
            <text:p>ARARU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804" table:style-name="ce44">
            <text:p>4101804</text:p>
          </table:table-cell>
          <table:table-cell office:value-type="string" table:style-name="ce44">
            <text:p>ARAUCAR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853" table:style-name="ce44">
            <text:p>4101853</text:p>
          </table:table-cell>
          <table:table-cell office:value-type="string" table:style-name="ce44">
            <text:p>ARIRANHA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1903" table:style-name="ce44">
            <text:p>4101903</text:p>
          </table:table-cell>
          <table:table-cell office:value-type="string" table:style-name="ce44">
            <text:p>ASS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000" table:style-name="ce44">
            <text:p>4102000</text:p>
          </table:table-cell>
          <table:table-cell office:value-type="string" table:style-name="ce44">
            <text:p>ASSIS CHATEAUBRIAND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109" table:style-name="ce44">
            <text:p>4102109</text:p>
          </table:table-cell>
          <table:table-cell office:value-type="string" table:style-name="ce44">
            <text:p>ASTORG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208" table:style-name="ce44">
            <text:p>4102208</text:p>
          </table:table-cell>
          <table:table-cell office:value-type="string" table:style-name="ce44">
            <text:p>ATALA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307" table:style-name="ce44">
            <text:p>4102307</text:p>
          </table:table-cell>
          <table:table-cell office:value-type="string" table:style-name="ce44">
            <text:p>BALSA NO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406" table:style-name="ce44">
            <text:p>4102406</text:p>
          </table:table-cell>
          <table:table-cell office:value-type="string" table:style-name="ce44">
            <text:p>BANDEIRANT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505" table:style-name="ce44">
            <text:p>4102505</text:p>
          </table:table-cell>
          <table:table-cell office:value-type="string" table:style-name="ce44">
            <text:p>BARBOSA FERRAZ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604" table:style-name="ce44">
            <text:p>4102604</text:p>
          </table:table-cell>
          <table:table-cell office:value-type="string" table:style-name="ce44">
            <text:p>BARRAC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703" table:style-name="ce44">
            <text:p>4102703</text:p>
          </table:table-cell>
          <table:table-cell office:value-type="string" table:style-name="ce44">
            <text:p>BARRA DO JACA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752" table:style-name="ce44">
            <text:p>4102752</text:p>
          </table:table-cell>
          <table:table-cell office:value-type="string" table:style-name="ce44">
            <text:p>BELA VISTA DO CAROB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802" table:style-name="ce44">
            <text:p>4102802</text:p>
          </table:table-cell>
          <table:table-cell office:value-type="string" table:style-name="ce44">
            <text:p>BELA VISTA DO PARAIS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2901" table:style-name="ce44">
            <text:p>4102901</text:p>
          </table:table-cell>
          <table:table-cell office:value-type="string" table:style-name="ce44">
            <text:p>BITURU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008" table:style-name="ce44">
            <text:p>4103008</text:p>
          </table:table-cell>
          <table:table-cell office:value-type="string" table:style-name="ce44">
            <text:p>BOA ESPERANC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024" table:style-name="ce44">
            <text:p>4103024</text:p>
          </table:table-cell>
          <table:table-cell office:value-type="string" table:style-name="ce44">
            <text:p>BOA ESPERANCA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040" table:style-name="ce44">
            <text:p>4103040</text:p>
          </table:table-cell>
          <table:table-cell office:value-type="string" table:style-name="ce44">
            <text:p>BOA VENTURA DE SAO ROQU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057" table:style-name="ce44">
            <text:p>4103057</text:p>
          </table:table-cell>
          <table:table-cell office:value-type="string" table:style-name="ce44">
            <text:p>BOA VISTA DA APARECID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107" table:style-name="ce44">
            <text:p>4103107</text:p>
          </table:table-cell>
          <table:table-cell office:value-type="string" table:style-name="ce44">
            <text:p>BOCAIUVA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156" table:style-name="ce44">
            <text:p>4103156</text:p>
          </table:table-cell>
          <table:table-cell office:value-type="string" table:style-name="ce44">
            <text:p>BOM JESUS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206" table:style-name="ce44">
            <text:p>4103206</text:p>
          </table:table-cell>
          <table:table-cell office:value-type="string" table:style-name="ce44">
            <text:p>BOM SUCESS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222" table:style-name="ce44">
            <text:p>4103222</text:p>
          </table:table-cell>
          <table:table-cell office:value-type="string" table:style-name="ce44">
            <text:p>BOM SUCESSO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305" table:style-name="ce44">
            <text:p>4103305</text:p>
          </table:table-cell>
          <table:table-cell office:value-type="string" table:style-name="ce44">
            <text:p>BORRAZ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354" table:style-name="ce44">
            <text:p>4103354</text:p>
          </table:table-cell>
          <table:table-cell office:value-type="string" table:style-name="ce44">
            <text:p>BRAGANEY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370" table:style-name="ce44">
            <text:p>4103370</text:p>
          </table:table-cell>
          <table:table-cell office:value-type="string" table:style-name="ce44">
            <text:p>BRASILANDIA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404" table:style-name="ce44">
            <text:p>4103404</text:p>
          </table:table-cell>
          <table:table-cell office:value-type="string" table:style-name="ce44">
            <text:p>CAFEA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453" table:style-name="ce44">
            <text:p>4103453</text:p>
          </table:table-cell>
          <table:table-cell office:value-type="string" table:style-name="ce44">
            <text:p>CAFELAND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479" table:style-name="ce44">
            <text:p>4103479</text:p>
          </table:table-cell>
          <table:table-cell office:value-type="string" table:style-name="ce44">
            <text:p>CAFEZAL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503" table:style-name="ce44">
            <text:p>4103503</text:p>
          </table:table-cell>
          <table:table-cell office:value-type="string" table:style-name="ce44">
            <text:p>CALIFORN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602" table:style-name="ce44">
            <text:p>4103602</text:p>
          </table:table-cell>
          <table:table-cell office:value-type="string" table:style-name="ce44">
            <text:p>CAMBA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701" table:style-name="ce44">
            <text:p>4103701</text:p>
          </table:table-cell>
          <table:table-cell office:value-type="string" table:style-name="ce44">
            <text:p>CAMB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800" table:style-name="ce44">
            <text:p>4103800</text:p>
          </table:table-cell>
          <table:table-cell office:value-type="string" table:style-name="ce44">
            <text:p>CAMB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909" table:style-name="ce44">
            <text:p>4103909</text:p>
          </table:table-cell>
          <table:table-cell office:value-type="string" table:style-name="ce44">
            <text:p>CAMPINA DA LAGO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3958" table:style-name="ce44">
            <text:p>4103958</text:p>
          </table:table-cell>
          <table:table-cell office:value-type="string" table:style-name="ce44">
            <text:p>CAMPINA DO SIM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006" table:style-name="ce44">
            <text:p>4104006</text:p>
          </table:table-cell>
          <table:table-cell office:value-type="string" table:style-name="ce44">
            <text:p>CAMPINA GRANDE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055" table:style-name="ce44">
            <text:p>4104055</text:p>
          </table:table-cell>
          <table:table-cell office:value-type="string" table:style-name="ce44">
            <text:p>CAMPO BONIT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105" table:style-name="ce44">
            <text:p>4104105</text:p>
          </table:table-cell>
          <table:table-cell office:value-type="string" table:style-name="ce44">
            <text:p>CAMPO DO TENEN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204" table:style-name="ce44">
            <text:p>4104204</text:p>
          </table:table-cell>
          <table:table-cell office:value-type="string" table:style-name="ce44">
            <text:p>CAMPO LARG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253" table:style-name="ce44">
            <text:p>4104253</text:p>
          </table:table-cell>
          <table:table-cell office:value-type="string" table:style-name="ce44">
            <text:p>CAMPO MAG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303" table:style-name="ce44">
            <text:p>4104303</text:p>
          </table:table-cell>
          <table:table-cell office:value-type="string" table:style-name="ce44">
            <text:p>CAMPO MOUR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402" table:style-name="ce44">
            <text:p>4104402</text:p>
          </table:table-cell>
          <table:table-cell office:value-type="string" table:style-name="ce44">
            <text:p>CANDIDO DE ABRE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428" table:style-name="ce44">
            <text:p>4104428</text:p>
          </table:table-cell>
          <table:table-cell office:value-type="string" table:style-name="ce44">
            <text:p>CANDO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451" table:style-name="ce44">
            <text:p>4104451</text:p>
          </table:table-cell>
          <table:table-cell office:value-type="string" table:style-name="ce44">
            <text:p>CANTAGAL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501" table:style-name="ce44">
            <text:p>4104501</text:p>
          </table:table-cell>
          <table:table-cell office:value-type="string" table:style-name="ce44">
            <text:p>CAPANE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600" table:style-name="ce44">
            <text:p>4104600</text:p>
          </table:table-cell>
          <table:table-cell office:value-type="string" table:style-name="ce44">
            <text:p>CAPITAO LEONIDAS MARQU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659" table:style-name="ce44">
            <text:p>4104659</text:p>
          </table:table-cell>
          <table:table-cell office:value-type="string" table:style-name="ce44">
            <text:p>CARAMBE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709" table:style-name="ce44">
            <text:p>4104709</text:p>
          </table:table-cell>
          <table:table-cell office:value-type="string" table:style-name="ce44">
            <text:p>CARL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808" table:style-name="ce44">
            <text:p>4104808</text:p>
          </table:table-cell>
          <table:table-cell office:value-type="string" table:style-name="ce44">
            <text:p>CASCAVE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4907" table:style-name="ce44">
            <text:p>4104907</text:p>
          </table:table-cell>
          <table:table-cell office:value-type="string" table:style-name="ce44">
            <text:p>CAST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003" table:style-name="ce44">
            <text:p>4105003</text:p>
          </table:table-cell>
          <table:table-cell office:value-type="string" table:style-name="ce44">
            <text:p>CATANDUV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102" table:style-name="ce44">
            <text:p>4105102</text:p>
          </table:table-cell>
          <table:table-cell office:value-type="string" table:style-name="ce44">
            <text:p>CENTENARIO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201" table:style-name="ce44">
            <text:p>4105201</text:p>
          </table:table-cell>
          <table:table-cell office:value-type="string" table:style-name="ce44">
            <text:p>CERRO AZ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300" table:style-name="ce44">
            <text:p>4105300</text:p>
          </table:table-cell>
          <table:table-cell office:value-type="string" table:style-name="ce44">
            <text:p>CEU AZ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409" table:style-name="ce44">
            <text:p>4105409</text:p>
          </table:table-cell>
          <table:table-cell office:value-type="string" table:style-name="ce44">
            <text:p>CHOPINZINH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508" table:style-name="ce44">
            <text:p>4105508</text:p>
          </table:table-cell>
          <table:table-cell office:value-type="string" table:style-name="ce44">
            <text:p>CIANOR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607" table:style-name="ce44">
            <text:p>4105607</text:p>
          </table:table-cell>
          <table:table-cell office:value-type="string" table:style-name="ce44">
            <text:p>CIDADE GAUCH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706" table:style-name="ce44">
            <text:p>4105706</text:p>
          </table:table-cell>
          <table:table-cell office:value-type="string" table:style-name="ce44">
            <text:p>CLEVELAND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805" table:style-name="ce44">
            <text:p>4105805</text:p>
          </table:table-cell>
          <table:table-cell office:value-type="string" table:style-name="ce44">
            <text:p>COLOMB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5904" table:style-name="ce44">
            <text:p>4105904</text:p>
          </table:table-cell>
          <table:table-cell office:value-type="string" table:style-name="ce44">
            <text:p>COLORAD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001" table:style-name="ce44">
            <text:p>4106001</text:p>
          </table:table-cell>
          <table:table-cell office:value-type="string" table:style-name="ce44">
            <text:p>CONGONHINH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100" table:style-name="ce44">
            <text:p>4106100</text:p>
          </table:table-cell>
          <table:table-cell office:value-type="string" table:style-name="ce44">
            <text:p>CONSELHEIRO MAIRINCK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209" table:style-name="ce44">
            <text:p>4106209</text:p>
          </table:table-cell>
          <table:table-cell office:value-type="string" table:style-name="ce44">
            <text:p>CONTEND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308" table:style-name="ce44">
            <text:p>4106308</text:p>
          </table:table-cell>
          <table:table-cell office:value-type="string" table:style-name="ce44">
            <text:p>CORBEL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407" table:style-name="ce44">
            <text:p>4106407</text:p>
          </table:table-cell>
          <table:table-cell office:value-type="string" table:style-name="ce44">
            <text:p>CORNELIO PROCOPI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456" table:style-name="ce44">
            <text:p>4106456</text:p>
          </table:table-cell>
          <table:table-cell office:value-type="string" table:style-name="ce44">
            <text:p>CORONEL DOMINGOS SOAR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506" table:style-name="ce44">
            <text:p>4106506</text:p>
          </table:table-cell>
          <table:table-cell office:value-type="string" table:style-name="ce44">
            <text:p>CORONEL VIVID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555" table:style-name="ce44">
            <text:p>4106555</text:p>
          </table:table-cell>
          <table:table-cell office:value-type="string" table:style-name="ce44">
            <text:p>CORUMBATAI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571" table:style-name="ce44">
            <text:p>4106571</text:p>
          </table:table-cell>
          <table:table-cell office:value-type="string" table:style-name="ce44">
            <text:p>CRUZEIRO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605" table:style-name="ce44">
            <text:p>4106605</text:p>
          </table:table-cell>
          <table:table-cell office:value-type="string" table:style-name="ce44">
            <text:p>CRUZEIRO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704" table:style-name="ce44">
            <text:p>4106704</text:p>
          </table:table-cell>
          <table:table-cell office:value-type="string" table:style-name="ce44">
            <text:p>CRUZEIRO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803" table:style-name="ce44">
            <text:p>4106803</text:p>
          </table:table-cell>
          <table:table-cell office:value-type="string" table:style-name="ce44">
            <text:p>CRUZ MACHAD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852" table:style-name="ce44">
            <text:p>4106852</text:p>
          </table:table-cell>
          <table:table-cell office:value-type="string" table:style-name="ce44">
            <text:p>CRUZMALT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6902" table:style-name="ce44">
            <text:p>4106902</text:p>
          </table:table-cell>
          <table:table-cell office:value-type="string" table:style-name="ce44">
            <text:p>CURITIB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009" table:style-name="ce44">
            <text:p>4107009</text:p>
          </table:table-cell>
          <table:table-cell office:value-type="string" table:style-name="ce44">
            <text:p>CURIU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108" table:style-name="ce44">
            <text:p>4107108</text:p>
          </table:table-cell>
          <table:table-cell office:value-type="string" table:style-name="ce44">
            <text:p>DIAMANTE DO NOR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124" table:style-name="ce44">
            <text:p>4107124</text:p>
          </table:table-cell>
          <table:table-cell office:value-type="string" table:style-name="ce44">
            <text:p>DIAMANTE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157" table:style-name="ce44">
            <text:p>4107157</text:p>
          </table:table-cell>
          <table:table-cell office:value-type="string" table:style-name="ce44">
            <text:p>DIAMANTE D´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207" table:style-name="ce44">
            <text:p>4107207</text:p>
          </table:table-cell>
          <table:table-cell office:value-type="string" table:style-name="ce44">
            <text:p>DOIS VIZINHO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256" table:style-name="ce44">
            <text:p>4107256</text:p>
          </table:table-cell>
          <table:table-cell office:value-type="string" table:style-name="ce44">
            <text:p>DOURAD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306" table:style-name="ce44">
            <text:p>4107306</text:p>
          </table:table-cell>
          <table:table-cell office:value-type="string" table:style-name="ce44">
            <text:p>DOUTOR CAMARG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405" table:style-name="ce44">
            <text:p>4107405</text:p>
          </table:table-cell>
          <table:table-cell office:value-type="string" table:style-name="ce44">
            <text:p>ENEAS MARQU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504" table:style-name="ce44">
            <text:p>4107504</text:p>
          </table:table-cell>
          <table:table-cell office:value-type="string" table:style-name="ce44">
            <text:p>ENGENHEIRO BELTR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520" table:style-name="ce44">
            <text:p>4107520</text:p>
          </table:table-cell>
          <table:table-cell office:value-type="string" table:style-name="ce44">
            <text:p>ESPERANCA NO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538" table:style-name="ce44">
            <text:p>4107538</text:p>
          </table:table-cell>
          <table:table-cell office:value-type="string" table:style-name="ce44">
            <text:p>ENTRE RIOS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546" table:style-name="ce44">
            <text:p>4107546</text:p>
          </table:table-cell>
          <table:table-cell office:value-type="string" table:style-name="ce44">
            <text:p>ESPIGAO ALTO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553" table:style-name="ce44">
            <text:p>4107553</text:p>
          </table:table-cell>
          <table:table-cell office:value-type="string" table:style-name="ce44">
            <text:p>FARO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603" table:style-name="ce44">
            <text:p>4107603</text:p>
          </table:table-cell>
          <table:table-cell office:value-type="string" table:style-name="ce44">
            <text:p>FAXINA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652" table:style-name="ce44">
            <text:p>4107652</text:p>
          </table:table-cell>
          <table:table-cell office:value-type="string" table:style-name="ce44">
            <text:p>FAZENDA RIO GRAND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702" table:style-name="ce44">
            <text:p>4107702</text:p>
          </table:table-cell>
          <table:table-cell office:value-type="string" table:style-name="ce44">
            <text:p>FENIX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736" table:style-name="ce44">
            <text:p>4107736</text:p>
          </table:table-cell>
          <table:table-cell office:value-type="string" table:style-name="ce44">
            <text:p>FERNANDES PINHEI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751" table:style-name="ce44">
            <text:p>4107751</text:p>
          </table:table-cell>
          <table:table-cell office:value-type="string" table:style-name="ce44">
            <text:p>FIGUE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801" table:style-name="ce44">
            <text:p>4107801</text:p>
          </table:table-cell>
          <table:table-cell office:value-type="string" table:style-name="ce44">
            <text:p>FLOR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850" table:style-name="ce44">
            <text:p>4107850</text:p>
          </table:table-cell>
          <table:table-cell office:value-type="string" table:style-name="ce44">
            <text:p>FLOR DA SERRA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7900" table:style-name="ce44">
            <text:p>4107900</text:p>
          </table:table-cell>
          <table:table-cell office:value-type="string" table:style-name="ce44">
            <text:p>FLOREST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007" table:style-name="ce44">
            <text:p>4108007</text:p>
          </table:table-cell>
          <table:table-cell office:value-type="string" table:style-name="ce44">
            <text:p>FLOREST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106" table:style-name="ce44">
            <text:p>4108106</text:p>
          </table:table-cell>
          <table:table-cell office:value-type="string" table:style-name="ce44">
            <text:p>FLORID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205" table:style-name="ce44">
            <text:p>4108205</text:p>
          </table:table-cell>
          <table:table-cell office:value-type="string" table:style-name="ce44">
            <text:p>FORMOSA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304" table:style-name="ce44">
            <text:p>4108304</text:p>
          </table:table-cell>
          <table:table-cell office:value-type="string" table:style-name="ce44">
            <text:p>FOZ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320" table:style-name="ce44">
            <text:p>4108320</text:p>
          </table:table-cell>
          <table:table-cell office:value-type="string" table:style-name="ce44">
            <text:p>FRANCISCO ALV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403" table:style-name="ce44">
            <text:p>4108403</text:p>
          </table:table-cell>
          <table:table-cell office:value-type="string" table:style-name="ce44">
            <text:p>FRANCISCO BELTR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452" table:style-name="ce44">
            <text:p>4108452</text:p>
          </table:table-cell>
          <table:table-cell office:value-type="string" table:style-name="ce44">
            <text:p>FOZ DO JORD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502" table:style-name="ce44">
            <text:p>4108502</text:p>
          </table:table-cell>
          <table:table-cell office:value-type="string" table:style-name="ce44">
            <text:p>GENERAL CARNEI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551" table:style-name="ce44">
            <text:p>4108551</text:p>
          </table:table-cell>
          <table:table-cell office:value-type="string" table:style-name="ce44">
            <text:p>GODOY MORE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601" table:style-name="ce44">
            <text:p>4108601</text:p>
          </table:table-cell>
          <table:table-cell office:value-type="string" table:style-name="ce44">
            <text:p>GOIOE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650" table:style-name="ce44">
            <text:p>4108650</text:p>
          </table:table-cell>
          <table:table-cell office:value-type="string" table:style-name="ce44">
            <text:p>GOIOXIM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700" table:style-name="ce44">
            <text:p>4108700</text:p>
          </table:table-cell>
          <table:table-cell office:value-type="string" table:style-name="ce44">
            <text:p>GRANDES RIO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809" table:style-name="ce44">
            <text:p>4108809</text:p>
          </table:table-cell>
          <table:table-cell office:value-type="string" table:style-name="ce44">
            <text:p>GUA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908" table:style-name="ce44">
            <text:p>4108908</text:p>
          </table:table-cell>
          <table:table-cell office:value-type="string" table:style-name="ce44">
            <text:p>GUAIRAC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8957" table:style-name="ce44">
            <text:p>4108957</text:p>
          </table:table-cell>
          <table:table-cell office:value-type="string" table:style-name="ce44">
            <text:p>GUAMIRANG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005" table:style-name="ce44">
            <text:p>4109005</text:p>
          </table:table-cell>
          <table:table-cell office:value-type="string" table:style-name="ce44">
            <text:p>GUAPIRA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104" table:style-name="ce44">
            <text:p>4109104</text:p>
          </table:table-cell>
          <table:table-cell office:value-type="string" table:style-name="ce44">
            <text:p>GUAPORE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203" table:style-name="ce44">
            <text:p>4109203</text:p>
          </table:table-cell>
          <table:table-cell office:value-type="string" table:style-name="ce44">
            <text:p>GUARAC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302" table:style-name="ce44">
            <text:p>4109302</text:p>
          </table:table-cell>
          <table:table-cell office:value-type="string" table:style-name="ce44">
            <text:p>GUARANI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401" table:style-name="ce44">
            <text:p>4109401</text:p>
          </table:table-cell>
          <table:table-cell office:value-type="string" table:style-name="ce44">
            <text:p>GUARAPUA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500" table:style-name="ce44">
            <text:p>4109500</text:p>
          </table:table-cell>
          <table:table-cell office:value-type="string" table:style-name="ce44">
            <text:p>GUARAQUECAB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609" table:style-name="ce44">
            <text:p>4109609</text:p>
          </table:table-cell>
          <table:table-cell office:value-type="string" table:style-name="ce44">
            <text:p>GUARATUB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658" table:style-name="ce44">
            <text:p>4109658</text:p>
          </table:table-cell>
          <table:table-cell office:value-type="string" table:style-name="ce44">
            <text:p>HONORIO SERP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708" table:style-name="ce44">
            <text:p>4109708</text:p>
          </table:table-cell>
          <table:table-cell office:value-type="string" table:style-name="ce44">
            <text:p>IBAIT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757" table:style-name="ce44">
            <text:p>4109757</text:p>
          </table:table-cell>
          <table:table-cell office:value-type="string" table:style-name="ce44">
            <text:p>IBE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807" table:style-name="ce44">
            <text:p>4109807</text:p>
          </table:table-cell>
          <table:table-cell office:value-type="string" table:style-name="ce44">
            <text:p>IBIPO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09906" table:style-name="ce44">
            <text:p>4109906</text:p>
          </table:table-cell>
          <table:table-cell office:value-type="string" table:style-name="ce44">
            <text:p>ICARAI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003" table:style-name="ce44">
            <text:p>4110003</text:p>
          </table:table-cell>
          <table:table-cell office:value-type="string" table:style-name="ce44">
            <text:p>IGUAR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052" table:style-name="ce44">
            <text:p>4110052</text:p>
          </table:table-cell>
          <table:table-cell office:value-type="string" table:style-name="ce44">
            <text:p>IGUAT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078" table:style-name="ce44">
            <text:p>4110078</text:p>
          </table:table-cell>
          <table:table-cell office:value-type="string" table:style-name="ce44">
            <text:p>IMBA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102" table:style-name="ce44">
            <text:p>4110102</text:p>
          </table:table-cell>
          <table:table-cell office:value-type="string" table:style-name="ce44">
            <text:p>IMBITU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201" table:style-name="ce44">
            <text:p>4110201</text:p>
          </table:table-cell>
          <table:table-cell office:value-type="string" table:style-name="ce44">
            <text:p>INACIO MARTIN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300" table:style-name="ce44">
            <text:p>4110300</text:p>
          </table:table-cell>
          <table:table-cell office:value-type="string" table:style-name="ce44">
            <text:p>INAJ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409" table:style-name="ce44">
            <text:p>4110409</text:p>
          </table:table-cell>
          <table:table-cell office:value-type="string" table:style-name="ce44">
            <text:p>INDIAN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508" table:style-name="ce44">
            <text:p>4110508</text:p>
          </table:table-cell>
          <table:table-cell office:value-type="string" table:style-name="ce44">
            <text:p>IPIRANG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607" table:style-name="ce44">
            <text:p>4110607</text:p>
          </table:table-cell>
          <table:table-cell office:value-type="string" table:style-name="ce44">
            <text:p>IPO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656" table:style-name="ce44">
            <text:p>4110656</text:p>
          </table:table-cell>
          <table:table-cell office:value-type="string" table:style-name="ce44">
            <text:p>IRACEMA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706" table:style-name="ce44">
            <text:p>4110706</text:p>
          </table:table-cell>
          <table:table-cell office:value-type="string" table:style-name="ce44">
            <text:p>IRAT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805" table:style-name="ce44">
            <text:p>4110805</text:p>
          </table:table-cell>
          <table:table-cell office:value-type="string" table:style-name="ce44">
            <text:p>IRETA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904" table:style-name="ce44">
            <text:p>4110904</text:p>
          </table:table-cell>
          <table:table-cell office:value-type="string" table:style-name="ce44">
            <text:p>ITAGUAJ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0953" table:style-name="ce44">
            <text:p>4110953</text:p>
          </table:table-cell>
          <table:table-cell office:value-type="string" table:style-name="ce44">
            <text:p>ITAIPULAND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001" table:style-name="ce44">
            <text:p>4111001</text:p>
          </table:table-cell>
          <table:table-cell office:value-type="string" table:style-name="ce44">
            <text:p>ITAMBARAC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100" table:style-name="ce44">
            <text:p>4111100</text:p>
          </table:table-cell>
          <table:table-cell office:value-type="string" table:style-name="ce44">
            <text:p>ITAMB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209" table:style-name="ce44">
            <text:p>4111209</text:p>
          </table:table-cell>
          <table:table-cell office:value-type="string" table:style-name="ce44">
            <text:p>ITAPEJARA D´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258" table:style-name="ce44">
            <text:p>4111258</text:p>
          </table:table-cell>
          <table:table-cell office:value-type="string" table:style-name="ce44">
            <text:p>ITAPERU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308" table:style-name="ce44">
            <text:p>4111308</text:p>
          </table:table-cell>
          <table:table-cell office:value-type="string" table:style-name="ce44">
            <text:p>ITAUNA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407" table:style-name="ce44">
            <text:p>4111407</text:p>
          </table:table-cell>
          <table:table-cell office:value-type="string" table:style-name="ce44">
            <text:p>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506" table:style-name="ce44">
            <text:p>4111506</text:p>
          </table:table-cell>
          <table:table-cell office:value-type="string" table:style-name="ce44">
            <text:p>IVAIPO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555" table:style-name="ce44">
            <text:p>4111555</text:p>
          </table:table-cell>
          <table:table-cell office:value-type="string" table:style-name="ce44">
            <text:p>IVA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605" table:style-name="ce44">
            <text:p>4111605</text:p>
          </table:table-cell>
          <table:table-cell office:value-type="string" table:style-name="ce44">
            <text:p>IVATUB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704" table:style-name="ce44">
            <text:p>4111704</text:p>
          </table:table-cell>
          <table:table-cell office:value-type="string" table:style-name="ce44">
            <text:p>JABOT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803" table:style-name="ce44">
            <text:p>4111803</text:p>
          </table:table-cell>
          <table:table-cell office:value-type="string" table:style-name="ce44">
            <text:p>JACAREZINH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1902" table:style-name="ce44">
            <text:p>4111902</text:p>
          </table:table-cell>
          <table:table-cell office:value-type="string" table:style-name="ce44">
            <text:p>JAGUAPIT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009" table:style-name="ce44">
            <text:p>4112009</text:p>
          </table:table-cell>
          <table:table-cell office:value-type="string" table:style-name="ce44">
            <text:p>JAGUARIAI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108" table:style-name="ce44">
            <text:p>4112108</text:p>
          </table:table-cell>
          <table:table-cell office:value-type="string" table:style-name="ce44">
            <text:p>JANDAIA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207" table:style-name="ce44">
            <text:p>4112207</text:p>
          </table:table-cell>
          <table:table-cell office:value-type="string" table:style-name="ce44">
            <text:p>JANI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306" table:style-name="ce44">
            <text:p>4112306</text:p>
          </table:table-cell>
          <table:table-cell office:value-type="string" table:style-name="ce44">
            <text:p>JAP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405" table:style-name="ce44">
            <text:p>4112405</text:p>
          </table:table-cell>
          <table:table-cell office:value-type="string" table:style-name="ce44">
            <text:p>JAPU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504" table:style-name="ce44">
            <text:p>4112504</text:p>
          </table:table-cell>
          <table:table-cell office:value-type="string" table:style-name="ce44">
            <text:p>JARDIM ALEG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603" table:style-name="ce44">
            <text:p>4112603</text:p>
          </table:table-cell>
          <table:table-cell office:value-type="string" table:style-name="ce44">
            <text:p>JARDIM OLIND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702" table:style-name="ce44">
            <text:p>4112702</text:p>
          </table:table-cell>
          <table:table-cell office:value-type="string" table:style-name="ce44">
            <text:p>JATAIZINH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751" table:style-name="ce44">
            <text:p>4112751</text:p>
          </table:table-cell>
          <table:table-cell office:value-type="string" table:style-name="ce44">
            <text:p>JESUIT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801" table:style-name="ce44">
            <text:p>4112801</text:p>
          </table:table-cell>
          <table:table-cell office:value-type="string" table:style-name="ce44">
            <text:p>JOAQUIM TAVO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900" table:style-name="ce44">
            <text:p>4112900</text:p>
          </table:table-cell>
          <table:table-cell office:value-type="string" table:style-name="ce44">
            <text:p>JUNDIAI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2959" table:style-name="ce44">
            <text:p>4112959</text:p>
          </table:table-cell>
          <table:table-cell office:value-type="string" table:style-name="ce44">
            <text:p>JURAND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007" table:style-name="ce44">
            <text:p>4113007</text:p>
          </table:table-cell>
          <table:table-cell office:value-type="string" table:style-name="ce44">
            <text:p>JUSSA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106" table:style-name="ce44">
            <text:p>4113106</text:p>
          </table:table-cell>
          <table:table-cell office:value-type="string" table:style-name="ce44">
            <text:p>KALO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205" table:style-name="ce44">
            <text:p>4113205</text:p>
          </table:table-cell>
          <table:table-cell office:value-type="string" table:style-name="ce44">
            <text:p>LAP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254" table:style-name="ce44">
            <text:p>4113254</text:p>
          </table:table-cell>
          <table:table-cell office:value-type="string" table:style-name="ce44">
            <text:p>LARANJA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304" table:style-name="ce44">
            <text:p>4113304</text:p>
          </table:table-cell>
          <table:table-cell office:value-type="string" table:style-name="ce44">
            <text:p>LARANJEIRAS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403" table:style-name="ce44">
            <text:p>4113403</text:p>
          </table:table-cell>
          <table:table-cell office:value-type="string" table:style-name="ce44">
            <text:p>LE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429" table:style-name="ce44">
            <text:p>4113429</text:p>
          </table:table-cell>
          <table:table-cell office:value-type="string" table:style-name="ce44">
            <text:p>LIDIAN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452" table:style-name="ce44">
            <text:p>4113452</text:p>
          </table:table-cell>
          <table:table-cell office:value-type="string" table:style-name="ce44">
            <text:p>LIND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502" table:style-name="ce44">
            <text:p>4113502</text:p>
          </table:table-cell>
          <table:table-cell office:value-type="string" table:style-name="ce44">
            <text:p>LOAND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601" table:style-name="ce44">
            <text:p>4113601</text:p>
          </table:table-cell>
          <table:table-cell office:value-type="string" table:style-name="ce44">
            <text:p>LOBAT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700" table:style-name="ce44">
            <text:p>4113700</text:p>
          </table:table-cell>
          <table:table-cell office:value-type="string" table:style-name="ce44">
            <text:p>LONDR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734" table:style-name="ce44">
            <text:p>4113734</text:p>
          </table:table-cell>
          <table:table-cell office:value-type="string" table:style-name="ce44">
            <text:p>LUIZI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759" table:style-name="ce44">
            <text:p>4113759</text:p>
          </table:table-cell>
          <table:table-cell office:value-type="string" table:style-name="ce44">
            <text:p>LUNARDELL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809" table:style-name="ce44">
            <text:p>4113809</text:p>
          </table:table-cell>
          <table:table-cell office:value-type="string" table:style-name="ce44">
            <text:p>LUPION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3908" table:style-name="ce44">
            <text:p>4113908</text:p>
          </table:table-cell>
          <table:table-cell office:value-type="string" table:style-name="ce44">
            <text:p>MALLET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005" table:style-name="ce44">
            <text:p>4114005</text:p>
          </table:table-cell>
          <table:table-cell office:value-type="string" table:style-name="ce44">
            <text:p>MAMBO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104" table:style-name="ce44">
            <text:p>4114104</text:p>
          </table:table-cell>
          <table:table-cell office:value-type="string" table:style-name="ce44">
            <text:p>MANDA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203" table:style-name="ce44">
            <text:p>4114203</text:p>
          </table:table-cell>
          <table:table-cell office:value-type="string" table:style-name="ce44">
            <text:p>MANDAGUAR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302" table:style-name="ce44">
            <text:p>4114302</text:p>
          </table:table-cell>
          <table:table-cell office:value-type="string" table:style-name="ce44">
            <text:p>MANDIRITUB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351" table:style-name="ce44">
            <text:p>4114351</text:p>
          </table:table-cell>
          <table:table-cell office:value-type="string" table:style-name="ce44">
            <text:p>MANFRIN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401" table:style-name="ce44">
            <text:p>4114401</text:p>
          </table:table-cell>
          <table:table-cell office:value-type="string" table:style-name="ce44">
            <text:p>MANGUEIRINH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500" table:style-name="ce44">
            <text:p>4114500</text:p>
          </table:table-cell>
          <table:table-cell office:value-type="string" table:style-name="ce44">
            <text:p>MANOEL RIB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609" table:style-name="ce44">
            <text:p>4114609</text:p>
          </table:table-cell>
          <table:table-cell office:value-type="string" table:style-name="ce44">
            <text:p>MARECHAL CANDIDO RONDON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708" table:style-name="ce44">
            <text:p>4114708</text:p>
          </table:table-cell>
          <table:table-cell office:value-type="string" table:style-name="ce44">
            <text:p>MARIA HELE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807" table:style-name="ce44">
            <text:p>4114807</text:p>
          </table:table-cell>
          <table:table-cell office:value-type="string" table:style-name="ce44">
            <text:p>MARIAL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4906" table:style-name="ce44">
            <text:p>4114906</text:p>
          </table:table-cell>
          <table:table-cell office:value-type="string" table:style-name="ce44">
            <text:p>MARILANDIA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002" table:style-name="ce44">
            <text:p>4115002</text:p>
          </table:table-cell>
          <table:table-cell office:value-type="string" table:style-name="ce44">
            <text:p>MARILE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101" table:style-name="ce44">
            <text:p>4115101</text:p>
          </table:table-cell>
          <table:table-cell office:value-type="string" table:style-name="ce44">
            <text:p>MARILUZ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200" table:style-name="ce44">
            <text:p>4115200</text:p>
          </table:table-cell>
          <table:table-cell office:value-type="string" table:style-name="ce44">
            <text:p>MARING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309" table:style-name="ce44">
            <text:p>4115309</text:p>
          </table:table-cell>
          <table:table-cell office:value-type="string" table:style-name="ce44">
            <text:p>MARI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358" table:style-name="ce44">
            <text:p>4115358</text:p>
          </table:table-cell>
          <table:table-cell office:value-type="string" table:style-name="ce44">
            <text:p>MARIP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408" table:style-name="ce44">
            <text:p>4115408</text:p>
          </table:table-cell>
          <table:table-cell office:value-type="string" table:style-name="ce44">
            <text:p>MARMELEI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457" table:style-name="ce44">
            <text:p>4115457</text:p>
          </table:table-cell>
          <table:table-cell office:value-type="string" table:style-name="ce44">
            <text:p>MARQUINH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507" table:style-name="ce44">
            <text:p>4115507</text:p>
          </table:table-cell>
          <table:table-cell office:value-type="string" table:style-name="ce44">
            <text:p>MARUMB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606" table:style-name="ce44">
            <text:p>4115606</text:p>
          </table:table-cell>
          <table:table-cell office:value-type="string" table:style-name="ce44">
            <text:p>MATELAND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705" table:style-name="ce44">
            <text:p>4115705</text:p>
          </table:table-cell>
          <table:table-cell office:value-type="string" table:style-name="ce44">
            <text:p>MATINHO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739" table:style-name="ce44">
            <text:p>4115739</text:p>
          </table:table-cell>
          <table:table-cell office:value-type="string" table:style-name="ce44">
            <text:p>MATO RIC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754" table:style-name="ce44">
            <text:p>4115754</text:p>
          </table:table-cell>
          <table:table-cell office:value-type="string" table:style-name="ce44">
            <text:p>MAUA DA SER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804" table:style-name="ce44">
            <text:p>4115804</text:p>
          </table:table-cell>
          <table:table-cell office:value-type="string" table:style-name="ce44">
            <text:p>MEDIANE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853" table:style-name="ce44">
            <text:p>4115853</text:p>
          </table:table-cell>
          <table:table-cell office:value-type="string" table:style-name="ce44">
            <text:p>MERCED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5903" table:style-name="ce44">
            <text:p>4115903</text:p>
          </table:table-cell>
          <table:table-cell office:value-type="string" table:style-name="ce44">
            <text:p>MIRADOR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000" table:style-name="ce44">
            <text:p>4116000</text:p>
          </table:table-cell>
          <table:table-cell office:value-type="string" table:style-name="ce44">
            <text:p>MIRASEL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059" table:style-name="ce44">
            <text:p>4116059</text:p>
          </table:table-cell>
          <table:table-cell office:value-type="string" table:style-name="ce44">
            <text:p>MISSA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109" table:style-name="ce44">
            <text:p>4116109</text:p>
          </table:table-cell>
          <table:table-cell office:value-type="string" table:style-name="ce44">
            <text:p>MOREIRA SAL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208" table:style-name="ce44">
            <text:p>4116208</text:p>
          </table:table-cell>
          <table:table-cell office:value-type="string" table:style-name="ce44">
            <text:p>MORRET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307" table:style-name="ce44">
            <text:p>4116307</text:p>
          </table:table-cell>
          <table:table-cell office:value-type="string" table:style-name="ce44">
            <text:p>MUNHOZ DE MEL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406" table:style-name="ce44">
            <text:p>4116406</text:p>
          </table:table-cell>
          <table:table-cell office:value-type="string" table:style-name="ce44">
            <text:p>NOSSA SENHORA DAS GRAC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505" table:style-name="ce44">
            <text:p>4116505</text:p>
          </table:table-cell>
          <table:table-cell office:value-type="string" table:style-name="ce44">
            <text:p>NOVA ALIANCA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604" table:style-name="ce44">
            <text:p>4116604</text:p>
          </table:table-cell>
          <table:table-cell office:value-type="string" table:style-name="ce44">
            <text:p>NOVA AMERICA DA COL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703" table:style-name="ce44">
            <text:p>4116703</text:p>
          </table:table-cell>
          <table:table-cell office:value-type="string" table:style-name="ce44">
            <text:p>NOVA AURO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802" table:style-name="ce44">
            <text:p>4116802</text:p>
          </table:table-cell>
          <table:table-cell office:value-type="string" table:style-name="ce44">
            <text:p>NOVA CANT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901" table:style-name="ce44">
            <text:p>4116901</text:p>
          </table:table-cell>
          <table:table-cell office:value-type="string" table:style-name="ce44">
            <text:p>NOVA ESPERANC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6950" table:style-name="ce44">
            <text:p>4116950</text:p>
          </table:table-cell>
          <table:table-cell office:value-type="string" table:style-name="ce44">
            <text:p>NOVA ESPERANCA DO SUD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008" table:style-name="ce44">
            <text:p>4117008</text:p>
          </table:table-cell>
          <table:table-cell office:value-type="string" table:style-name="ce44">
            <text:p>NOVA FATI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057" table:style-name="ce44">
            <text:p>4117057</text:p>
          </table:table-cell>
          <table:table-cell office:value-type="string" table:style-name="ce44">
            <text:p>NOVA LARANJEIR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107" table:style-name="ce44">
            <text:p>4117107</text:p>
          </table:table-cell>
          <table:table-cell office:value-type="string" table:style-name="ce44">
            <text:p>NOVA LONDR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206" table:style-name="ce44">
            <text:p>4117206</text:p>
          </table:table-cell>
          <table:table-cell office:value-type="string" table:style-name="ce44">
            <text:p>NOVA OLIMP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214" table:style-name="ce44">
            <text:p>4117214</text:p>
          </table:table-cell>
          <table:table-cell office:value-type="string" table:style-name="ce44">
            <text:p>NOVA SANTA BARBA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222" table:style-name="ce44">
            <text:p>4117222</text:p>
          </table:table-cell>
          <table:table-cell office:value-type="string" table:style-name="ce44">
            <text:p>NOVA SANTA ROS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255" table:style-name="ce44">
            <text:p>4117255</text:p>
          </table:table-cell>
          <table:table-cell office:value-type="string" table:style-name="ce44">
            <text:p>NOVA PRATA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271" table:style-name="ce44">
            <text:p>4117271</text:p>
          </table:table-cell>
          <table:table-cell office:value-type="string" table:style-name="ce44">
            <text:p>NOVA TEB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297" table:style-name="ce44">
            <text:p>4117297</text:p>
          </table:table-cell>
          <table:table-cell office:value-type="string" table:style-name="ce44">
            <text:p>NOVO ITACOLOM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305" table:style-name="ce44">
            <text:p>4117305</text:p>
          </table:table-cell>
          <table:table-cell office:value-type="string" table:style-name="ce44">
            <text:p>ORTIGUE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404" table:style-name="ce44">
            <text:p>4117404</text:p>
          </table:table-cell>
          <table:table-cell office:value-type="string" table:style-name="ce44">
            <text:p>OURIZO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453" table:style-name="ce44">
            <text:p>4117453</text:p>
          </table:table-cell>
          <table:table-cell office:value-type="string" table:style-name="ce44">
            <text:p>OURO VERDE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503" table:style-name="ce44">
            <text:p>4117503</text:p>
          </table:table-cell>
          <table:table-cell office:value-type="string" table:style-name="ce44">
            <text:p>PAICAND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602" table:style-name="ce44">
            <text:p>4117602</text:p>
          </table:table-cell>
          <table:table-cell office:value-type="string" table:style-name="ce44">
            <text:p>PALM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701" table:style-name="ce44">
            <text:p>4117701</text:p>
          </table:table-cell>
          <table:table-cell office:value-type="string" table:style-name="ce44">
            <text:p>PALME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800" table:style-name="ce44">
            <text:p>4117800</text:p>
          </table:table-cell>
          <table:table-cell office:value-type="string" table:style-name="ce44">
            <text:p>PALMITA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7909" table:style-name="ce44">
            <text:p>4117909</text:p>
          </table:table-cell>
          <table:table-cell office:value-type="string" table:style-name="ce44">
            <text:p>PALOT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006" table:style-name="ce44">
            <text:p>4118006</text:p>
          </table:table-cell>
          <table:table-cell office:value-type="string" table:style-name="ce44">
            <text:p>PARAISO DO NOR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105" table:style-name="ce44">
            <text:p>4118105</text:p>
          </table:table-cell>
          <table:table-cell office:value-type="string" table:style-name="ce44">
            <text:p>PARANACITY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204" table:style-name="ce44">
            <text:p>4118204</text:p>
          </table:table-cell>
          <table:table-cell office:value-type="string" table:style-name="ce44">
            <text:p>PARANAGU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303" table:style-name="ce44">
            <text:p>4118303</text:p>
          </table:table-cell>
          <table:table-cell office:value-type="string" table:style-name="ce44">
            <text:p>PARANAPOE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402" table:style-name="ce44">
            <text:p>4118402</text:p>
          </table:table-cell>
          <table:table-cell office:value-type="string" table:style-name="ce44">
            <text:p>PARANA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451" table:style-name="ce44">
            <text:p>4118451</text:p>
          </table:table-cell>
          <table:table-cell office:value-type="string" table:style-name="ce44">
            <text:p>PATO BRAGAD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501" table:style-name="ce44">
            <text:p>4118501</text:p>
          </table:table-cell>
          <table:table-cell office:value-type="string" table:style-name="ce44">
            <text:p>PATO BRANC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600" table:style-name="ce44">
            <text:p>4118600</text:p>
          </table:table-cell>
          <table:table-cell office:value-type="string" table:style-name="ce44">
            <text:p>PAULA FREIT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709" table:style-name="ce44">
            <text:p>4118709</text:p>
          </table:table-cell>
          <table:table-cell office:value-type="string" table:style-name="ce44">
            <text:p>PAULO FRONTIN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808" table:style-name="ce44">
            <text:p>4118808</text:p>
          </table:table-cell>
          <table:table-cell office:value-type="string" table:style-name="ce44">
            <text:p>PEABIR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857" table:style-name="ce44">
            <text:p>4118857</text:p>
          </table:table-cell>
          <table:table-cell office:value-type="string" table:style-name="ce44">
            <text:p>PEROBA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8907" table:style-name="ce44">
            <text:p>4118907</text:p>
          </table:table-cell>
          <table:table-cell office:value-type="string" table:style-name="ce44">
            <text:p>PEROL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004" table:style-name="ce44">
            <text:p>4119004</text:p>
          </table:table-cell>
          <table:table-cell office:value-type="string" table:style-name="ce44">
            <text:p>PEROLA D´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103" table:style-name="ce44">
            <text:p>4119103</text:p>
          </table:table-cell>
          <table:table-cell office:value-type="string" table:style-name="ce44">
            <text:p>PIEN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152" table:style-name="ce44">
            <text:p>4119152</text:p>
          </table:table-cell>
          <table:table-cell office:value-type="string" table:style-name="ce44">
            <text:p>PINHA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202" table:style-name="ce44">
            <text:p>4119202</text:p>
          </table:table-cell>
          <table:table-cell office:value-type="string" table:style-name="ce44">
            <text:p>PINHAL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251" table:style-name="ce44">
            <text:p>4119251</text:p>
          </table:table-cell>
          <table:table-cell office:value-type="string" table:style-name="ce44">
            <text:p>PINHAL DE SAO BENT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301" table:style-name="ce44">
            <text:p>4119301</text:p>
          </table:table-cell>
          <table:table-cell office:value-type="string" table:style-name="ce44">
            <text:p>PINH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400" table:style-name="ce44">
            <text:p>4119400</text:p>
          </table:table-cell>
          <table:table-cell office:value-type="string" table:style-name="ce44">
            <text:p>PIRAI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509" table:style-name="ce44">
            <text:p>4119509</text:p>
          </table:table-cell>
          <table:table-cell office:value-type="string" table:style-name="ce44">
            <text:p>PIRAQUA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608" table:style-name="ce44">
            <text:p>4119608</text:p>
          </table:table-cell>
          <table:table-cell office:value-type="string" table:style-name="ce44">
            <text:p>PITANG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657" table:style-name="ce44">
            <text:p>4119657</text:p>
          </table:table-cell>
          <table:table-cell office:value-type="string" table:style-name="ce44">
            <text:p>PITANGUEIR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707" table:style-name="ce44">
            <text:p>4119707</text:p>
          </table:table-cell>
          <table:table-cell office:value-type="string" table:style-name="ce44">
            <text:p>PLANALTINA D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806" table:style-name="ce44">
            <text:p>4119806</text:p>
          </table:table-cell>
          <table:table-cell office:value-type="string" table:style-name="ce44">
            <text:p>PLANALT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905" table:style-name="ce44">
            <text:p>4119905</text:p>
          </table:table-cell>
          <table:table-cell office:value-type="string" table:style-name="ce44">
            <text:p>PONTA GROSS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19954" table:style-name="ce44">
            <text:p>4119954</text:p>
          </table:table-cell>
          <table:table-cell office:value-type="string" table:style-name="ce44">
            <text:p>PONTAL D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002" table:style-name="ce44">
            <text:p>4120002</text:p>
          </table:table-cell>
          <table:table-cell office:value-type="string" table:style-name="ce44">
            <text:p>PORECAT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101" table:style-name="ce44">
            <text:p>4120101</text:p>
          </table:table-cell>
          <table:table-cell office:value-type="string" table:style-name="ce44">
            <text:p>PORTO AMAZON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150" table:style-name="ce44">
            <text:p>4120150</text:p>
          </table:table-cell>
          <table:table-cell office:value-type="string" table:style-name="ce44">
            <text:p>PORTO BARREI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200" table:style-name="ce44">
            <text:p>4120200</text:p>
          </table:table-cell>
          <table:table-cell office:value-type="string" table:style-name="ce44">
            <text:p>PORTO RIC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309" table:style-name="ce44">
            <text:p>4120309</text:p>
          </table:table-cell>
          <table:table-cell office:value-type="string" table:style-name="ce44">
            <text:p>PORTO VITOR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333" table:style-name="ce44">
            <text:p>4120333</text:p>
          </table:table-cell>
          <table:table-cell office:value-type="string" table:style-name="ce44">
            <text:p>PRADO FERRE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358" table:style-name="ce44">
            <text:p>4120358</text:p>
          </table:table-cell>
          <table:table-cell office:value-type="string" table:style-name="ce44">
            <text:p>PRANCHIT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408" table:style-name="ce44">
            <text:p>4120408</text:p>
          </table:table-cell>
          <table:table-cell office:value-type="string" table:style-name="ce44">
            <text:p>PRESIDENTE CASTELO BRANC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507" table:style-name="ce44">
            <text:p>4120507</text:p>
          </table:table-cell>
          <table:table-cell office:value-type="string" table:style-name="ce44">
            <text:p>PRIMEIRO DE MAI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606" table:style-name="ce44">
            <text:p>4120606</text:p>
          </table:table-cell>
          <table:table-cell office:value-type="string" table:style-name="ce44">
            <text:p>PRUDENT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655" table:style-name="ce44">
            <text:p>4120655</text:p>
          </table:table-cell>
          <table:table-cell office:value-type="string" table:style-name="ce44">
            <text:p>QUARTO CENTENARI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705" table:style-name="ce44">
            <text:p>4120705</text:p>
          </table:table-cell>
          <table:table-cell office:value-type="string" table:style-name="ce44">
            <text:p>QUATIGU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804" table:style-name="ce44">
            <text:p>4120804</text:p>
          </table:table-cell>
          <table:table-cell office:value-type="string" table:style-name="ce44">
            <text:p>QUATRO BARR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853" table:style-name="ce44">
            <text:p>4120853</text:p>
          </table:table-cell>
          <table:table-cell office:value-type="string" table:style-name="ce44">
            <text:p>QUATRO PONT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0903" table:style-name="ce44">
            <text:p>4120903</text:p>
          </table:table-cell>
          <table:table-cell office:value-type="string" table:style-name="ce44">
            <text:p>QUEDAS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000" table:style-name="ce44">
            <text:p>4121000</text:p>
          </table:table-cell>
          <table:table-cell office:value-type="string" table:style-name="ce44">
            <text:p>QUERENCIA DO NOR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109" table:style-name="ce44">
            <text:p>4121109</text:p>
          </table:table-cell>
          <table:table-cell office:value-type="string" table:style-name="ce44">
            <text:p>QUINTA DO SO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208" table:style-name="ce44">
            <text:p>4121208</text:p>
          </table:table-cell>
          <table:table-cell office:value-type="string" table:style-name="ce44">
            <text:p>QUITANDINH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257" table:style-name="ce44">
            <text:p>4121257</text:p>
          </table:table-cell>
          <table:table-cell office:value-type="string" table:style-name="ce44">
            <text:p>RAMILAND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307" table:style-name="ce44">
            <text:p>4121307</text:p>
          </table:table-cell>
          <table:table-cell office:value-type="string" table:style-name="ce44">
            <text:p>RANCHO ALEG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356" table:style-name="ce44">
            <text:p>4121356</text:p>
          </table:table-cell>
          <table:table-cell office:value-type="string" table:style-name="ce44">
            <text:p>RANCHO ALEGRE D´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406" table:style-name="ce44">
            <text:p>4121406</text:p>
          </table:table-cell>
          <table:table-cell office:value-type="string" table:style-name="ce44">
            <text:p>REALEZ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505" table:style-name="ce44">
            <text:p>4121505</text:p>
          </table:table-cell>
          <table:table-cell office:value-type="string" table:style-name="ce44">
            <text:p>REBOUC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604" table:style-name="ce44">
            <text:p>4121604</text:p>
          </table:table-cell>
          <table:table-cell office:value-type="string" table:style-name="ce44">
            <text:p>RENASCENC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703" table:style-name="ce44">
            <text:p>4121703</text:p>
          </table:table-cell>
          <table:table-cell office:value-type="string" table:style-name="ce44">
            <text:p>RESERV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752" table:style-name="ce44">
            <text:p>4121752</text:p>
          </table:table-cell>
          <table:table-cell office:value-type="string" table:style-name="ce44">
            <text:p>RESERVA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802" table:style-name="ce44">
            <text:p>4121802</text:p>
          </table:table-cell>
          <table:table-cell office:value-type="string" table:style-name="ce44">
            <text:p>RIBEIRAO CLA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1901" table:style-name="ce44">
            <text:p>4121901</text:p>
          </table:table-cell>
          <table:table-cell office:value-type="string" table:style-name="ce44">
            <text:p>RIBEIRAO DO PINHA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008" table:style-name="ce44">
            <text:p>4122008</text:p>
          </table:table-cell>
          <table:table-cell office:value-type="string" table:style-name="ce44">
            <text:p>RIO AZ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107" table:style-name="ce44">
            <text:p>4122107</text:p>
          </table:table-cell>
          <table:table-cell office:value-type="string" table:style-name="ce44">
            <text:p>RIO BOM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156" table:style-name="ce44">
            <text:p>4122156</text:p>
          </table:table-cell>
          <table:table-cell office:value-type="string" table:style-name="ce44">
            <text:p>RIO BONITO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172" table:style-name="ce44">
            <text:p>4122172</text:p>
          </table:table-cell>
          <table:table-cell office:value-type="string" table:style-name="ce44">
            <text:p>RIO BRANCO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206" table:style-name="ce44">
            <text:p>4122206</text:p>
          </table:table-cell>
          <table:table-cell office:value-type="string" table:style-name="ce44">
            <text:p>RIO BRANCO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305" table:style-name="ce44">
            <text:p>4122305</text:p>
          </table:table-cell>
          <table:table-cell office:value-type="string" table:style-name="ce44">
            <text:p>RIO NEGR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404" table:style-name="ce44">
            <text:p>4122404</text:p>
          </table:table-cell>
          <table:table-cell office:value-type="string" table:style-name="ce44">
            <text:p>ROLAND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503" table:style-name="ce44">
            <text:p>4122503</text:p>
          </table:table-cell>
          <table:table-cell office:value-type="string" table:style-name="ce44">
            <text:p>RONCADOR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602" table:style-name="ce44">
            <text:p>4122602</text:p>
          </table:table-cell>
          <table:table-cell office:value-type="string" table:style-name="ce44">
            <text:p>RONDON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651" table:style-name="ce44">
            <text:p>4122651</text:p>
          </table:table-cell>
          <table:table-cell office:value-type="string" table:style-name="ce44">
            <text:p>ROSARIO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701" table:style-name="ce44">
            <text:p>4122701</text:p>
          </table:table-cell>
          <table:table-cell office:value-type="string" table:style-name="ce44">
            <text:p>SABAUD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800" table:style-name="ce44">
            <text:p>4122800</text:p>
          </table:table-cell>
          <table:table-cell office:value-type="string" table:style-name="ce44">
            <text:p>SALGADO FILH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2909" table:style-name="ce44">
            <text:p>4122909</text:p>
          </table:table-cell>
          <table:table-cell office:value-type="string" table:style-name="ce44">
            <text:p>SALTO DO ITARA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006" table:style-name="ce44">
            <text:p>4123006</text:p>
          </table:table-cell>
          <table:table-cell office:value-type="string" table:style-name="ce44">
            <text:p>SALTO DO LONT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105" table:style-name="ce44">
            <text:p>4123105</text:p>
          </table:table-cell>
          <table:table-cell office:value-type="string" table:style-name="ce44">
            <text:p>SANTA AMEL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204" table:style-name="ce44">
            <text:p>4123204</text:p>
          </table:table-cell>
          <table:table-cell office:value-type="string" table:style-name="ce44">
            <text:p>SANTA CECILIA DO PAV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303" table:style-name="ce44">
            <text:p>4123303</text:p>
          </table:table-cell>
          <table:table-cell office:value-type="string" table:style-name="ce44">
            <text:p>SANTA CRUZ DE MONTE CASTEL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402" table:style-name="ce44">
            <text:p>4123402</text:p>
          </table:table-cell>
          <table:table-cell office:value-type="string" table:style-name="ce44">
            <text:p>SANTA F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501" table:style-name="ce44">
            <text:p>4123501</text:p>
          </table:table-cell>
          <table:table-cell office:value-type="string" table:style-name="ce44">
            <text:p>SANTA HELE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600" table:style-name="ce44">
            <text:p>4123600</text:p>
          </table:table-cell>
          <table:table-cell office:value-type="string" table:style-name="ce44">
            <text:p>SANTA IN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709" table:style-name="ce44">
            <text:p>4123709</text:p>
          </table:table-cell>
          <table:table-cell office:value-type="string" table:style-name="ce44">
            <text:p>SANTA ISABEL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808" table:style-name="ce44">
            <text:p>4123808</text:p>
          </table:table-cell>
          <table:table-cell office:value-type="string" table:style-name="ce44">
            <text:p>SANTA IZABEL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824" table:style-name="ce44">
            <text:p>4123824</text:p>
          </table:table-cell>
          <table:table-cell office:value-type="string" table:style-name="ce44">
            <text:p>SANTA LUC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857" table:style-name="ce44">
            <text:p>4123857</text:p>
          </table:table-cell>
          <table:table-cell office:value-type="string" table:style-name="ce44">
            <text:p>SANTA MARIA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907" table:style-name="ce44">
            <text:p>4123907</text:p>
          </table:table-cell>
          <table:table-cell office:value-type="string" table:style-name="ce44">
            <text:p>SANTA MARI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3956" table:style-name="ce44">
            <text:p>4123956</text:p>
          </table:table-cell>
          <table:table-cell office:value-type="string" table:style-name="ce44">
            <text:p>SANTA MONIC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004" table:style-name="ce44">
            <text:p>4124004</text:p>
          </table:table-cell>
          <table:table-cell office:value-type="string" table:style-name="ce44">
            <text:p>SANTANA DO ITARA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020" table:style-name="ce44">
            <text:p>4124020</text:p>
          </table:table-cell>
          <table:table-cell office:value-type="string" table:style-name="ce44">
            <text:p>SANTA TEREZA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053" table:style-name="ce44">
            <text:p>4124053</text:p>
          </table:table-cell>
          <table:table-cell office:value-type="string" table:style-name="ce44">
            <text:p>SANTA TEREZINHA DE ITAIP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103" table:style-name="ce44">
            <text:p>4124103</text:p>
          </table:table-cell>
          <table:table-cell office:value-type="string" table:style-name="ce44">
            <text:p>SANTO ANTONIO DA PLAT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202" table:style-name="ce44">
            <text:p>4124202</text:p>
          </table:table-cell>
          <table:table-cell office:value-type="string" table:style-name="ce44">
            <text:p>SANTO ANTONIO DO CAIU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301" table:style-name="ce44">
            <text:p>4124301</text:p>
          </table:table-cell>
          <table:table-cell office:value-type="string" table:style-name="ce44">
            <text:p>SANTO ANTONIO DO PARAIS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400" table:style-name="ce44">
            <text:p>4124400</text:p>
          </table:table-cell>
          <table:table-cell office:value-type="string" table:style-name="ce44">
            <text:p>SANTO ANTONIO DO SUD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509" table:style-name="ce44">
            <text:p>4124509</text:p>
          </table:table-cell>
          <table:table-cell office:value-type="string" table:style-name="ce44">
            <text:p>SANTO INACI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608" table:style-name="ce44">
            <text:p>4124608</text:p>
          </table:table-cell>
          <table:table-cell office:value-type="string" table:style-name="ce44">
            <text:p>SAO CARLOS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707" table:style-name="ce44">
            <text:p>4124707</text:p>
          </table:table-cell>
          <table:table-cell office:value-type="string" table:style-name="ce44">
            <text:p>SAO JERONIMO DA SER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806" table:style-name="ce44">
            <text:p>4124806</text:p>
          </table:table-cell>
          <table:table-cell office:value-type="string" table:style-name="ce44">
            <text:p>SAO JOA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4905" table:style-name="ce44">
            <text:p>4124905</text:p>
          </table:table-cell>
          <table:table-cell office:value-type="string" table:style-name="ce44">
            <text:p>SAO JOAO DO CAIU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001" table:style-name="ce44">
            <text:p>4125001</text:p>
          </table:table-cell>
          <table:table-cell office:value-type="string" table:style-name="ce44">
            <text:p>SAO JOAO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100" table:style-name="ce44">
            <text:p>4125100</text:p>
          </table:table-cell>
          <table:table-cell office:value-type="string" table:style-name="ce44">
            <text:p>SAO JOAO DO TRIUNF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209" table:style-name="ce44">
            <text:p>4125209</text:p>
          </table:table-cell>
          <table:table-cell office:value-type="string" table:style-name="ce44">
            <text:p>SAO JORGE D´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308" table:style-name="ce44">
            <text:p>4125308</text:p>
          </table:table-cell>
          <table:table-cell office:value-type="string" table:style-name="ce44">
            <text:p>SAO JORGE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357" table:style-name="ce44">
            <text:p>4125357</text:p>
          </table:table-cell>
          <table:table-cell office:value-type="string" table:style-name="ce44">
            <text:p>SAO JORGE DO PATROCINI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407" table:style-name="ce44">
            <text:p>4125407</text:p>
          </table:table-cell>
          <table:table-cell office:value-type="string" table:style-name="ce44">
            <text:p>SAO JOSE DA BOA VIST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456" table:style-name="ce44">
            <text:p>4125456</text:p>
          </table:table-cell>
          <table:table-cell office:value-type="string" table:style-name="ce44">
            <text:p>SAO JOSE DAS PALMEIRA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506" table:style-name="ce44">
            <text:p>4125506</text:p>
          </table:table-cell>
          <table:table-cell office:value-type="string" table:style-name="ce44">
            <text:p>SAO JOSE DO PINHA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555" table:style-name="ce44">
            <text:p>4125555</text:p>
          </table:table-cell>
          <table:table-cell office:value-type="string" table:style-name="ce44">
            <text:p>SAO MANOEL D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605" table:style-name="ce44">
            <text:p>4125605</text:p>
          </table:table-cell>
          <table:table-cell office:value-type="string" table:style-name="ce44">
            <text:p>SAO MATEUS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704" table:style-name="ce44">
            <text:p>4125704</text:p>
          </table:table-cell>
          <table:table-cell office:value-type="string" table:style-name="ce44">
            <text:p>SAO MIGUEL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753" table:style-name="ce44">
            <text:p>4125753</text:p>
          </table:table-cell>
          <table:table-cell office:value-type="string" table:style-name="ce44">
            <text:p>SAO PEDRO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803" table:style-name="ce44">
            <text:p>4125803</text:p>
          </table:table-cell>
          <table:table-cell office:value-type="string" table:style-name="ce44">
            <text:p>SAO PEDRO DO IV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5902" table:style-name="ce44">
            <text:p>4125902</text:p>
          </table:table-cell>
          <table:table-cell office:value-type="string" table:style-name="ce44">
            <text:p>SAO PEDRO D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009" table:style-name="ce44">
            <text:p>4126009</text:p>
          </table:table-cell>
          <table:table-cell office:value-type="string" table:style-name="ce44">
            <text:p>SAO SEBASTIAO DA AMORE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108" table:style-name="ce44">
            <text:p>4126108</text:p>
          </table:table-cell>
          <table:table-cell office:value-type="string" table:style-name="ce44">
            <text:p>SAO TOM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207" table:style-name="ce44">
            <text:p>4126207</text:p>
          </table:table-cell>
          <table:table-cell office:value-type="string" table:style-name="ce44">
            <text:p>SAPOPE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256" table:style-name="ce44">
            <text:p>4126256</text:p>
          </table:table-cell>
          <table:table-cell office:value-type="string" table:style-name="ce44">
            <text:p>SARAND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272" table:style-name="ce44">
            <text:p>4126272</text:p>
          </table:table-cell>
          <table:table-cell office:value-type="string" table:style-name="ce44">
            <text:p>SAUDADE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306" table:style-name="ce44">
            <text:p>4126306</text:p>
          </table:table-cell>
          <table:table-cell office:value-type="string" table:style-name="ce44">
            <text:p>SENG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355" table:style-name="ce44">
            <text:p>4126355</text:p>
          </table:table-cell>
          <table:table-cell office:value-type="string" table:style-name="ce44">
            <text:p>SERRANOPOLIS DO IGUACU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405" table:style-name="ce44">
            <text:p>4126405</text:p>
          </table:table-cell>
          <table:table-cell office:value-type="string" table:style-name="ce44">
            <text:p>SERTANEJ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504" table:style-name="ce44">
            <text:p>4126504</text:p>
          </table:table-cell>
          <table:table-cell office:value-type="string" table:style-name="ce44">
            <text:p>SERTANOPOLI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603" table:style-name="ce44">
            <text:p>4126603</text:p>
          </table:table-cell>
          <table:table-cell office:value-type="string" table:style-name="ce44">
            <text:p>SIQUEIRA CAMPO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652" table:style-name="ce44">
            <text:p>4126652</text:p>
          </table:table-cell>
          <table:table-cell office:value-type="string" table:style-name="ce44">
            <text:p>SUL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678" table:style-name="ce44">
            <text:p>4126678</text:p>
          </table:table-cell>
          <table:table-cell office:value-type="string" table:style-name="ce44">
            <text:p>TAM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702" table:style-name="ce44">
            <text:p>4126702</text:p>
          </table:table-cell>
          <table:table-cell office:value-type="string" table:style-name="ce44">
            <text:p>TAMBOA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801" table:style-name="ce44">
            <text:p>4126801</text:p>
          </table:table-cell>
          <table:table-cell office:value-type="string" table:style-name="ce44">
            <text:p>TAPEJA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6900" table:style-name="ce44">
            <text:p>4126900</text:p>
          </table:table-cell>
          <table:table-cell office:value-type="string" table:style-name="ce44">
            <text:p>TAPIR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007" table:style-name="ce44">
            <text:p>4127007</text:p>
          </table:table-cell>
          <table:table-cell office:value-type="string" table:style-name="ce44">
            <text:p>TEIXEIRA SOAR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106" table:style-name="ce44">
            <text:p>4127106</text:p>
          </table:table-cell>
          <table:table-cell office:value-type="string" table:style-name="ce44">
            <text:p>TELEMACO BORB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205" table:style-name="ce44">
            <text:p>4127205</text:p>
          </table:table-cell>
          <table:table-cell office:value-type="string" table:style-name="ce44">
            <text:p>TERRA BO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304" table:style-name="ce44">
            <text:p>4127304</text:p>
          </table:table-cell>
          <table:table-cell office:value-type="string" table:style-name="ce44">
            <text:p>TERRA RIC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403" table:style-name="ce44">
            <text:p>4127403</text:p>
          </table:table-cell>
          <table:table-cell office:value-type="string" table:style-name="ce44">
            <text:p>TERRA ROX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502" table:style-name="ce44">
            <text:p>4127502</text:p>
          </table:table-cell>
          <table:table-cell office:value-type="string" table:style-name="ce44">
            <text:p>TIBAG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601" table:style-name="ce44">
            <text:p>4127601</text:p>
          </table:table-cell>
          <table:table-cell office:value-type="string" table:style-name="ce44">
            <text:p>TIJUCAS DO SUL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700" table:style-name="ce44">
            <text:p>4127700</text:p>
          </table:table-cell>
          <table:table-cell office:value-type="string" table:style-name="ce44">
            <text:p>TOLED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809" table:style-name="ce44">
            <text:p>4127809</text:p>
          </table:table-cell>
          <table:table-cell office:value-type="string" table:style-name="ce44">
            <text:p>TOMAZI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858" table:style-name="ce44">
            <text:p>4127858</text:p>
          </table:table-cell>
          <table:table-cell office:value-type="string" table:style-name="ce44">
            <text:p>TRES BARRAS D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882" table:style-name="ce44">
            <text:p>4127882</text:p>
          </table:table-cell>
          <table:table-cell office:value-type="string" table:style-name="ce44">
            <text:p>TUNAS DO PARAN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908" table:style-name="ce44">
            <text:p>4127908</text:p>
          </table:table-cell>
          <table:table-cell office:value-type="string" table:style-name="ce44">
            <text:p>TUNEIRAS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957" table:style-name="ce44">
            <text:p>4127957</text:p>
          </table:table-cell>
          <table:table-cell office:value-type="string" table:style-name="ce44">
            <text:p>TUPASS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7965" table:style-name="ce44">
            <text:p>4127965</text:p>
          </table:table-cell>
          <table:table-cell office:value-type="string" table:style-name="ce44">
            <text:p>TURV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005" table:style-name="ce44">
            <text:p>4128005</text:p>
          </table:table-cell>
          <table:table-cell office:value-type="string" table:style-name="ce44">
            <text:p>UBIRAT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104" table:style-name="ce44">
            <text:p>4128104</text:p>
          </table:table-cell>
          <table:table-cell office:value-type="string" table:style-name="ce44">
            <text:p>UMUARAM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203" table:style-name="ce44">
            <text:p>4128203</text:p>
          </table:table-cell>
          <table:table-cell office:value-type="string" table:style-name="ce44">
            <text:p>UNIAO DA VITOR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302" table:style-name="ce44">
            <text:p>4128302</text:p>
          </table:table-cell>
          <table:table-cell office:value-type="string" table:style-name="ce44">
            <text:p>UNIFLOR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401" table:style-name="ce44">
            <text:p>4128401</text:p>
          </table:table-cell>
          <table:table-cell office:value-type="string" table:style-name="ce44">
            <text:p>URAI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500" table:style-name="ce44">
            <text:p>4128500</text:p>
          </table:table-cell>
          <table:table-cell office:value-type="string" table:style-name="ce44">
            <text:p>WENCESLAU BRAZ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534" table:style-name="ce44">
            <text:p>4128534</text:p>
          </table:table-cell>
          <table:table-cell office:value-type="string" table:style-name="ce44">
            <text:p>VENTANI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559" table:style-name="ce44">
            <text:p>4128559</text:p>
          </table:table-cell>
          <table:table-cell office:value-type="string" table:style-name="ce44">
            <text:p>VERA CRUZ DO OEST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609" table:style-name="ce44">
            <text:p>4128609</text:p>
          </table:table-cell>
          <table:table-cell office:value-type="string" table:style-name="ce44">
            <text:p>VE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625" table:style-name="ce44">
            <text:p>4128625</text:p>
          </table:table-cell>
          <table:table-cell office:value-type="string" table:style-name="ce44">
            <text:p>VILA ALTA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633" table:style-name="ce44">
            <text:p>4128633</text:p>
          </table:table-cell>
          <table:table-cell office:value-type="string" table:style-name="ce44">
            <text:p>DOUTOR ULYSSES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658" table:style-name="ce44">
            <text:p>4128658</text:p>
          </table:table-cell>
          <table:table-cell office:value-type="string" table:style-name="ce44">
            <text:p>VIRMOND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708" table:style-name="ce44">
            <text:p>4128708</text:p>
          </table:table-cell>
          <table:table-cell office:value-type="string" table:style-name="ce44">
            <text:p>VITORINO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128807" table:style-name="ce44">
            <text:p>4128807</text:p>
          </table:table-cell>
          <table:table-cell office:value-type="string" table:style-name="ce44">
            <text:p>XAMBRE</text:p>
          </table:table-cell>
          <table:table-cell office:value-type="string" table:style-name="ce44">
            <text:p>PR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051" table:style-name="ce44">
            <text:p>4200051</text:p>
          </table:table-cell>
          <table:table-cell office:value-type="string" table:style-name="ce44">
            <text:p>ABDON BATIS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101" table:style-name="ce44">
            <text:p>4200101</text:p>
          </table:table-cell>
          <table:table-cell office:value-type="string" table:style-name="ce44">
            <text:p>ABELARDO LUZ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200" table:style-name="ce44">
            <text:p>4200200</text:p>
          </table:table-cell>
          <table:table-cell office:value-type="string" table:style-name="ce44">
            <text:p>AGROLAND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309" table:style-name="ce44">
            <text:p>4200309</text:p>
          </table:table-cell>
          <table:table-cell office:value-type="string" table:style-name="ce44">
            <text:p>AGRONOMIC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408" table:style-name="ce44">
            <text:p>4200408</text:p>
          </table:table-cell>
          <table:table-cell office:value-type="string" table:style-name="ce44">
            <text:p>AGUA DOC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507" table:style-name="ce44">
            <text:p>4200507</text:p>
          </table:table-cell>
          <table:table-cell office:value-type="string" table:style-name="ce44">
            <text:p>AGUAS DE CHAPEC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556" table:style-name="ce44">
            <text:p>4200556</text:p>
          </table:table-cell>
          <table:table-cell office:value-type="string" table:style-name="ce44">
            <text:p>AGUAS FRI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606" table:style-name="ce44">
            <text:p>4200606</text:p>
          </table:table-cell>
          <table:table-cell office:value-type="string" table:style-name="ce44">
            <text:p>AGUAS MORN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705" table:style-name="ce44">
            <text:p>4200705</text:p>
          </table:table-cell>
          <table:table-cell office:value-type="string" table:style-name="ce44">
            <text:p>ALFREDO WAGNER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754" table:style-name="ce44">
            <text:p>4200754</text:p>
          </table:table-cell>
          <table:table-cell office:value-type="string" table:style-name="ce44">
            <text:p>ALTO BELA VIS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804" table:style-name="ce44">
            <text:p>4200804</text:p>
          </table:table-cell>
          <table:table-cell office:value-type="string" table:style-name="ce44">
            <text:p>ANCHIE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0903" table:style-name="ce44">
            <text:p>4200903</text:p>
          </table:table-cell>
          <table:table-cell office:value-type="string" table:style-name="ce44">
            <text:p>ANGELI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000" table:style-name="ce44">
            <text:p>4201000</text:p>
          </table:table-cell>
          <table:table-cell office:value-type="string" table:style-name="ce44">
            <text:p>ANITA GARIBALD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109" table:style-name="ce44">
            <text:p>4201109</text:p>
          </table:table-cell>
          <table:table-cell office:value-type="string" table:style-name="ce44">
            <text:p>ANITA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208" table:style-name="ce44">
            <text:p>4201208</text:p>
          </table:table-cell>
          <table:table-cell office:value-type="string" table:style-name="ce44">
            <text:p>ANTONIO CARL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257" table:style-name="ce44">
            <text:p>4201257</text:p>
          </table:table-cell>
          <table:table-cell office:value-type="string" table:style-name="ce44">
            <text:p>APIU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273" table:style-name="ce44">
            <text:p>4201273</text:p>
          </table:table-cell>
          <table:table-cell office:value-type="string" table:style-name="ce44">
            <text:p>ARABU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307" table:style-name="ce44">
            <text:p>4201307</text:p>
          </table:table-cell>
          <table:table-cell office:value-type="string" table:style-name="ce44">
            <text:p>ARAQUAR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406" table:style-name="ce44">
            <text:p>4201406</text:p>
          </table:table-cell>
          <table:table-cell office:value-type="string" table:style-name="ce44">
            <text:p>ARARANGU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505" table:style-name="ce44">
            <text:p>4201505</text:p>
          </table:table-cell>
          <table:table-cell office:value-type="string" table:style-name="ce44">
            <text:p>ARMAZE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604" table:style-name="ce44">
            <text:p>4201604</text:p>
          </table:table-cell>
          <table:table-cell office:value-type="string" table:style-name="ce44">
            <text:p>ARROIO TRIN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653" table:style-name="ce44">
            <text:p>4201653</text:p>
          </table:table-cell>
          <table:table-cell office:value-type="string" table:style-name="ce44">
            <text:p>ARVORED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703" table:style-name="ce44">
            <text:p>4201703</text:p>
          </table:table-cell>
          <table:table-cell office:value-type="string" table:style-name="ce44">
            <text:p>ASCUR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802" table:style-name="ce44">
            <text:p>4201802</text:p>
          </table:table-cell>
          <table:table-cell office:value-type="string" table:style-name="ce44">
            <text:p>ATALAN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901" table:style-name="ce44">
            <text:p>4201901</text:p>
          </table:table-cell>
          <table:table-cell office:value-type="string" table:style-name="ce44">
            <text:p>AURO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1950" table:style-name="ce44">
            <text:p>4201950</text:p>
          </table:table-cell>
          <table:table-cell office:value-type="string" table:style-name="ce44">
            <text:p>BALNEARIO ARROIO DO SILV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008" table:style-name="ce44">
            <text:p>4202008</text:p>
          </table:table-cell>
          <table:table-cell office:value-type="string" table:style-name="ce44">
            <text:p>BALNEARIO CAMBORI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057" table:style-name="ce44">
            <text:p>4202057</text:p>
          </table:table-cell>
          <table:table-cell office:value-type="string" table:style-name="ce44">
            <text:p>BALNEARIO BARRA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073" table:style-name="ce44">
            <text:p>4202073</text:p>
          </table:table-cell>
          <table:table-cell office:value-type="string" table:style-name="ce44">
            <text:p>BALNEARIO GAIVO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081" table:style-name="ce44">
            <text:p>4202081</text:p>
          </table:table-cell>
          <table:table-cell office:value-type="string" table:style-name="ce44">
            <text:p>BANDEIRAN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099" table:style-name="ce44">
            <text:p>4202099</text:p>
          </table:table-cell>
          <table:table-cell office:value-type="string" table:style-name="ce44">
            <text:p>BARRA BONI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107" table:style-name="ce44">
            <text:p>4202107</text:p>
          </table:table-cell>
          <table:table-cell office:value-type="string" table:style-name="ce44">
            <text:p>BARRA VELH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131" table:style-name="ce44">
            <text:p>4202131</text:p>
          </table:table-cell>
          <table:table-cell office:value-type="string" table:style-name="ce44">
            <text:p>BELA VISTA DO TOLD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156" table:style-name="ce44">
            <text:p>4202156</text:p>
          </table:table-cell>
          <table:table-cell office:value-type="string" table:style-name="ce44">
            <text:p>BELMON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206" table:style-name="ce44">
            <text:p>4202206</text:p>
          </table:table-cell>
          <table:table-cell office:value-type="string" table:style-name="ce44">
            <text:p>BENEDITO NOV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305" table:style-name="ce44">
            <text:p>4202305</text:p>
          </table:table-cell>
          <table:table-cell office:value-type="string" table:style-name="ce44">
            <text:p>BIGUAC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404" table:style-name="ce44">
            <text:p>4202404</text:p>
          </table:table-cell>
          <table:table-cell office:value-type="string" table:style-name="ce44">
            <text:p>BLUMENA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438" table:style-name="ce44">
            <text:p>4202438</text:p>
          </table:table-cell>
          <table:table-cell office:value-type="string" table:style-name="ce44">
            <text:p>BOCAINA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453" table:style-name="ce44">
            <text:p>4202453</text:p>
          </table:table-cell>
          <table:table-cell office:value-type="string" table:style-name="ce44">
            <text:p>BOMBINH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503" table:style-name="ce44">
            <text:p>4202503</text:p>
          </table:table-cell>
          <table:table-cell office:value-type="string" table:style-name="ce44">
            <text:p>BOM JARDIM DA SER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537" table:style-name="ce44">
            <text:p>4202537</text:p>
          </table:table-cell>
          <table:table-cell office:value-type="string" table:style-name="ce44">
            <text:p>BOM JESU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578" table:style-name="ce44">
            <text:p>4202578</text:p>
          </table:table-cell>
          <table:table-cell office:value-type="string" table:style-name="ce44">
            <text:p>BOM JESUS DO 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602" table:style-name="ce44">
            <text:p>4202602</text:p>
          </table:table-cell>
          <table:table-cell office:value-type="string" table:style-name="ce44">
            <text:p>BOM RETIR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701" table:style-name="ce44">
            <text:p>4202701</text:p>
          </table:table-cell>
          <table:table-cell office:value-type="string" table:style-name="ce44">
            <text:p>BOTUVE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800" table:style-name="ce44">
            <text:p>4202800</text:p>
          </table:table-cell>
          <table:table-cell office:value-type="string" table:style-name="ce44">
            <text:p>BRACO DO NOR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859" table:style-name="ce44">
            <text:p>4202859</text:p>
          </table:table-cell>
          <table:table-cell office:value-type="string" table:style-name="ce44">
            <text:p>BRACO DO TROMBUD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875" table:style-name="ce44">
            <text:p>4202875</text:p>
          </table:table-cell>
          <table:table-cell office:value-type="string" table:style-name="ce44">
            <text:p>BRUNO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2909" table:style-name="ce44">
            <text:p>4202909</text:p>
          </table:table-cell>
          <table:table-cell office:value-type="string" table:style-name="ce44">
            <text:p>BRUSQU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006" table:style-name="ce44">
            <text:p>4203006</text:p>
          </table:table-cell>
          <table:table-cell office:value-type="string" table:style-name="ce44">
            <text:p>CACADOR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105" table:style-name="ce44">
            <text:p>4203105</text:p>
          </table:table-cell>
          <table:table-cell office:value-type="string" table:style-name="ce44">
            <text:p>CAIB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154" table:style-name="ce44">
            <text:p>4203154</text:p>
          </table:table-cell>
          <table:table-cell office:value-type="string" table:style-name="ce44">
            <text:p>CALMON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204" table:style-name="ce44">
            <text:p>4203204</text:p>
          </table:table-cell>
          <table:table-cell office:value-type="string" table:style-name="ce44">
            <text:p>CAMBORI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253" table:style-name="ce44">
            <text:p>4203253</text:p>
          </table:table-cell>
          <table:table-cell office:value-type="string" table:style-name="ce44">
            <text:p>CAPAO ALT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303" table:style-name="ce44">
            <text:p>4203303</text:p>
          </table:table-cell>
          <table:table-cell office:value-type="string" table:style-name="ce44">
            <text:p>CAMPO ALEGR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402" table:style-name="ce44">
            <text:p>4203402</text:p>
          </table:table-cell>
          <table:table-cell office:value-type="string" table:style-name="ce44">
            <text:p>CAMPO BELO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501" table:style-name="ce44">
            <text:p>4203501</text:p>
          </table:table-cell>
          <table:table-cell office:value-type="string" table:style-name="ce44">
            <text:p>CAMPO ER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600" table:style-name="ce44">
            <text:p>4203600</text:p>
          </table:table-cell>
          <table:table-cell office:value-type="string" table:style-name="ce44">
            <text:p>CAMPOS NOV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709" table:style-name="ce44">
            <text:p>4203709</text:p>
          </table:table-cell>
          <table:table-cell office:value-type="string" table:style-name="ce44">
            <text:p>CANELINH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808" table:style-name="ce44">
            <text:p>4203808</text:p>
          </table:table-cell>
          <table:table-cell office:value-type="string" table:style-name="ce44">
            <text:p>CANOINH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907" table:style-name="ce44">
            <text:p>4203907</text:p>
          </table:table-cell>
          <table:table-cell office:value-type="string" table:style-name="ce44">
            <text:p>CAPINZA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3956" table:style-name="ce44">
            <text:p>4203956</text:p>
          </table:table-cell>
          <table:table-cell office:value-type="string" table:style-name="ce44">
            <text:p>CAPIVARI DE BAIX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004" table:style-name="ce44">
            <text:p>4204004</text:p>
          </table:table-cell>
          <table:table-cell office:value-type="string" table:style-name="ce44">
            <text:p>CATANDUV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103" table:style-name="ce44">
            <text:p>4204103</text:p>
          </table:table-cell>
          <table:table-cell office:value-type="string" table:style-name="ce44">
            <text:p>CAXAMBU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152" table:style-name="ce44">
            <text:p>4204152</text:p>
          </table:table-cell>
          <table:table-cell office:value-type="string" table:style-name="ce44">
            <text:p>CELSO RAM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178" table:style-name="ce44">
            <text:p>4204178</text:p>
          </table:table-cell>
          <table:table-cell office:value-type="string" table:style-name="ce44">
            <text:p>CERRO NEGR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194" table:style-name="ce44">
            <text:p>4204194</text:p>
          </table:table-cell>
          <table:table-cell office:value-type="string" table:style-name="ce44">
            <text:p>CHAPADAO DO LAGEAD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202" table:style-name="ce44">
            <text:p>4204202</text:p>
          </table:table-cell>
          <table:table-cell office:value-type="string" table:style-name="ce44">
            <text:p>CHAPEC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251" table:style-name="ce44">
            <text:p>4204251</text:p>
          </table:table-cell>
          <table:table-cell office:value-type="string" table:style-name="ce44">
            <text:p>COCAL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301" table:style-name="ce44">
            <text:p>4204301</text:p>
          </table:table-cell>
          <table:table-cell office:value-type="string" table:style-name="ce44">
            <text:p>CONCORD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350" table:style-name="ce44">
            <text:p>4204350</text:p>
          </table:table-cell>
          <table:table-cell office:value-type="string" table:style-name="ce44">
            <text:p>CORDILHEIRA AL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400" table:style-name="ce44">
            <text:p>4204400</text:p>
          </table:table-cell>
          <table:table-cell office:value-type="string" table:style-name="ce44">
            <text:p>CORONEL FREIT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459" table:style-name="ce44">
            <text:p>4204459</text:p>
          </table:table-cell>
          <table:table-cell office:value-type="string" table:style-name="ce44">
            <text:p>CORONEL MARTIN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509" table:style-name="ce44">
            <text:p>4204509</text:p>
          </table:table-cell>
          <table:table-cell office:value-type="string" table:style-name="ce44">
            <text:p>CORUP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558" table:style-name="ce44">
            <text:p>4204558</text:p>
          </table:table-cell>
          <table:table-cell office:value-type="string" table:style-name="ce44">
            <text:p>CORREIA PINT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608" table:style-name="ce44">
            <text:p>4204608</text:p>
          </table:table-cell>
          <table:table-cell office:value-type="string" table:style-name="ce44">
            <text:p>CRICIUM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707" table:style-name="ce44">
            <text:p>4204707</text:p>
          </table:table-cell>
          <table:table-cell office:value-type="string" table:style-name="ce44">
            <text:p>CUNHA PO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756" table:style-name="ce44">
            <text:p>4204756</text:p>
          </table:table-cell>
          <table:table-cell office:value-type="string" table:style-name="ce44">
            <text:p>CUNHATA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806" table:style-name="ce44">
            <text:p>4204806</text:p>
          </table:table-cell>
          <table:table-cell office:value-type="string" table:style-name="ce44">
            <text:p>CURITIBAN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4905" table:style-name="ce44">
            <text:p>4204905</text:p>
          </table:table-cell>
          <table:table-cell office:value-type="string" table:style-name="ce44">
            <text:p>DESCANS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001" table:style-name="ce44">
            <text:p>4205001</text:p>
          </table:table-cell>
          <table:table-cell office:value-type="string" table:style-name="ce44">
            <text:p>DIONISIO CERQUEI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100" table:style-name="ce44">
            <text:p>4205100</text:p>
          </table:table-cell>
          <table:table-cell office:value-type="string" table:style-name="ce44">
            <text:p>DONA EMM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159" table:style-name="ce44">
            <text:p>4205159</text:p>
          </table:table-cell>
          <table:table-cell office:value-type="string" table:style-name="ce44">
            <text:p>DOUTOR PEDRINH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175" table:style-name="ce44">
            <text:p>4205175</text:p>
          </table:table-cell>
          <table:table-cell office:value-type="string" table:style-name="ce44">
            <text:p>ENTRE RI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191" table:style-name="ce44">
            <text:p>4205191</text:p>
          </table:table-cell>
          <table:table-cell office:value-type="string" table:style-name="ce44">
            <text:p>ERM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209" table:style-name="ce44">
            <text:p>4205209</text:p>
          </table:table-cell>
          <table:table-cell office:value-type="string" table:style-name="ce44">
            <text:p>ERVAL VELH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308" table:style-name="ce44">
            <text:p>4205308</text:p>
          </table:table-cell>
          <table:table-cell office:value-type="string" table:style-name="ce44">
            <text:p>FAXINAL DO GUED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357" table:style-name="ce44">
            <text:p>4205357</text:p>
          </table:table-cell>
          <table:table-cell office:value-type="string" table:style-name="ce44">
            <text:p>FLOR DO SERTA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407" table:style-name="ce44">
            <text:p>4205407</text:p>
          </table:table-cell>
          <table:table-cell office:value-type="string" table:style-name="ce44">
            <text:p>FLORIANO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431" table:style-name="ce44">
            <text:p>4205431</text:p>
          </table:table-cell>
          <table:table-cell office:value-type="string" table:style-name="ce44">
            <text:p>FORMOSA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456" table:style-name="ce44">
            <text:p>4205456</text:p>
          </table:table-cell>
          <table:table-cell office:value-type="string" table:style-name="ce44">
            <text:p>FORQUILHINH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506" table:style-name="ce44">
            <text:p>4205506</text:p>
          </table:table-cell>
          <table:table-cell office:value-type="string" table:style-name="ce44">
            <text:p>FRAIBURG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555" table:style-name="ce44">
            <text:p>4205555</text:p>
          </table:table-cell>
          <table:table-cell office:value-type="string" table:style-name="ce44">
            <text:p>FREI ROGERI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605" table:style-name="ce44">
            <text:p>4205605</text:p>
          </table:table-cell>
          <table:table-cell office:value-type="string" table:style-name="ce44">
            <text:p>GALVA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704" table:style-name="ce44">
            <text:p>4205704</text:p>
          </table:table-cell>
          <table:table-cell office:value-type="string" table:style-name="ce44">
            <text:p>GAROPA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803" table:style-name="ce44">
            <text:p>4205803</text:p>
          </table:table-cell>
          <table:table-cell office:value-type="string" table:style-name="ce44">
            <text:p>GARUV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5902" table:style-name="ce44">
            <text:p>4205902</text:p>
          </table:table-cell>
          <table:table-cell office:value-type="string" table:style-name="ce44">
            <text:p>GASPAR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009" table:style-name="ce44">
            <text:p>4206009</text:p>
          </table:table-cell>
          <table:table-cell office:value-type="string" table:style-name="ce44">
            <text:p>GOVERNADOR CELSO RAM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108" table:style-name="ce44">
            <text:p>4206108</text:p>
          </table:table-cell>
          <table:table-cell office:value-type="string" table:style-name="ce44">
            <text:p>GRAO PA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207" table:style-name="ce44">
            <text:p>4206207</text:p>
          </table:table-cell>
          <table:table-cell office:value-type="string" table:style-name="ce44">
            <text:p>GRAVATA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306" table:style-name="ce44">
            <text:p>4206306</text:p>
          </table:table-cell>
          <table:table-cell office:value-type="string" table:style-name="ce44">
            <text:p>GUABIRU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405" table:style-name="ce44">
            <text:p>4206405</text:p>
          </table:table-cell>
          <table:table-cell office:value-type="string" table:style-name="ce44">
            <text:p>GUARACIA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504" table:style-name="ce44">
            <text:p>4206504</text:p>
          </table:table-cell>
          <table:table-cell office:value-type="string" table:style-name="ce44">
            <text:p>GUARAMIRI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603" table:style-name="ce44">
            <text:p>4206603</text:p>
          </table:table-cell>
          <table:table-cell office:value-type="string" table:style-name="ce44">
            <text:p>GUARUJA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652" table:style-name="ce44">
            <text:p>4206652</text:p>
          </table:table-cell>
          <table:table-cell office:value-type="string" table:style-name="ce44">
            <text:p>GUATAMB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702" table:style-name="ce44">
            <text:p>4206702</text:p>
          </table:table-cell>
          <table:table-cell office:value-type="string" table:style-name="ce44">
            <text:p>HERVAL D´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751" table:style-name="ce44">
            <text:p>4206751</text:p>
          </table:table-cell>
          <table:table-cell office:value-type="string" table:style-name="ce44">
            <text:p>IBIA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801" table:style-name="ce44">
            <text:p>4206801</text:p>
          </table:table-cell>
          <table:table-cell office:value-type="string" table:style-name="ce44">
            <text:p>IBICAR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6900" table:style-name="ce44">
            <text:p>4206900</text:p>
          </table:table-cell>
          <table:table-cell office:value-type="string" table:style-name="ce44">
            <text:p>IBIRAM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007" table:style-name="ce44">
            <text:p>4207007</text:p>
          </table:table-cell>
          <table:table-cell office:value-type="string" table:style-name="ce44">
            <text:p>ICA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106" table:style-name="ce44">
            <text:p>4207106</text:p>
          </table:table-cell>
          <table:table-cell office:value-type="string" table:style-name="ce44">
            <text:p>ILHO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205" table:style-name="ce44">
            <text:p>4207205</text:p>
          </table:table-cell>
          <table:table-cell office:value-type="string" table:style-name="ce44">
            <text:p>IMARU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304" table:style-name="ce44">
            <text:p>4207304</text:p>
          </table:table-cell>
          <table:table-cell office:value-type="string" table:style-name="ce44">
            <text:p>IMBITU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403" table:style-name="ce44">
            <text:p>4207403</text:p>
          </table:table-cell>
          <table:table-cell office:value-type="string" table:style-name="ce44">
            <text:p>IMBU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502" table:style-name="ce44">
            <text:p>4207502</text:p>
          </table:table-cell>
          <table:table-cell office:value-type="string" table:style-name="ce44">
            <text:p>INDAIA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577" table:style-name="ce44">
            <text:p>4207577</text:p>
          </table:table-cell>
          <table:table-cell office:value-type="string" table:style-name="ce44">
            <text:p>IOMER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601" table:style-name="ce44">
            <text:p>4207601</text:p>
          </table:table-cell>
          <table:table-cell office:value-type="string" table:style-name="ce44">
            <text:p>IPI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650" table:style-name="ce44">
            <text:p>4207650</text:p>
          </table:table-cell>
          <table:table-cell office:value-type="string" table:style-name="ce44">
            <text:p>IPORA DO 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684" table:style-name="ce44">
            <text:p>4207684</text:p>
          </table:table-cell>
          <table:table-cell office:value-type="string" table:style-name="ce44">
            <text:p>IPUAC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700" table:style-name="ce44">
            <text:p>4207700</text:p>
          </table:table-cell>
          <table:table-cell office:value-type="string" table:style-name="ce44">
            <text:p>IPUMIRI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759" table:style-name="ce44">
            <text:p>4207759</text:p>
          </table:table-cell>
          <table:table-cell office:value-type="string" table:style-name="ce44">
            <text:p>IRACEMINH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809" table:style-name="ce44">
            <text:p>4207809</text:p>
          </table:table-cell>
          <table:table-cell office:value-type="string" table:style-name="ce44">
            <text:p>IRAN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858" table:style-name="ce44">
            <text:p>4207858</text:p>
          </table:table-cell>
          <table:table-cell office:value-type="string" table:style-name="ce44">
            <text:p>IRAT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7908" table:style-name="ce44">
            <text:p>4207908</text:p>
          </table:table-cell>
          <table:table-cell office:value-type="string" table:style-name="ce44">
            <text:p>IRINEO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005" table:style-name="ce44">
            <text:p>4208005</text:p>
          </table:table-cell>
          <table:table-cell office:value-type="string" table:style-name="ce44">
            <text:p>I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104" table:style-name="ce44">
            <text:p>4208104</text:p>
          </table:table-cell>
          <table:table-cell office:value-type="string" table:style-name="ce44">
            <text:p>ITAIO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203" table:style-name="ce44">
            <text:p>4208203</text:p>
          </table:table-cell>
          <table:table-cell office:value-type="string" table:style-name="ce44">
            <text:p>ITAJA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302" table:style-name="ce44">
            <text:p>4208302</text:p>
          </table:table-cell>
          <table:table-cell office:value-type="string" table:style-name="ce44">
            <text:p>ITAPEM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401" table:style-name="ce44">
            <text:p>4208401</text:p>
          </table:table-cell>
          <table:table-cell office:value-type="string" table:style-name="ce44">
            <text:p>ITAPIRANG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450" table:style-name="ce44">
            <text:p>4208450</text:p>
          </table:table-cell>
          <table:table-cell office:value-type="string" table:style-name="ce44">
            <text:p>ITAPO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500" table:style-name="ce44">
            <text:p>4208500</text:p>
          </table:table-cell>
          <table:table-cell office:value-type="string" table:style-name="ce44">
            <text:p>ITUPORANG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609" table:style-name="ce44">
            <text:p>4208609</text:p>
          </table:table-cell>
          <table:table-cell office:value-type="string" table:style-name="ce44">
            <text:p>JABO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708" table:style-name="ce44">
            <text:p>4208708</text:p>
          </table:table-cell>
          <table:table-cell office:value-type="string" table:style-name="ce44">
            <text:p>JACINTO MACHAD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807" table:style-name="ce44">
            <text:p>4208807</text:p>
          </table:table-cell>
          <table:table-cell office:value-type="string" table:style-name="ce44">
            <text:p>JAGUARU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906" table:style-name="ce44">
            <text:p>4208906</text:p>
          </table:table-cell>
          <table:table-cell office:value-type="string" table:style-name="ce44">
            <text:p>JARAGUA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8955" table:style-name="ce44">
            <text:p>4208955</text:p>
          </table:table-cell>
          <table:table-cell office:value-type="string" table:style-name="ce44">
            <text:p>JARDINO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003" table:style-name="ce44">
            <text:p>4209003</text:p>
          </table:table-cell>
          <table:table-cell office:value-type="string" table:style-name="ce44">
            <text:p>JOACA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102" table:style-name="ce44">
            <text:p>4209102</text:p>
          </table:table-cell>
          <table:table-cell office:value-type="string" table:style-name="ce44">
            <text:p>JOINVILL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151" table:style-name="ce44">
            <text:p>4209151</text:p>
          </table:table-cell>
          <table:table-cell office:value-type="string" table:style-name="ce44">
            <text:p>JOSE BOITEUX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177" table:style-name="ce44">
            <text:p>4209177</text:p>
          </table:table-cell>
          <table:table-cell office:value-type="string" table:style-name="ce44">
            <text:p>JUP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201" table:style-name="ce44">
            <text:p>4209201</text:p>
          </table:table-cell>
          <table:table-cell office:value-type="string" table:style-name="ce44">
            <text:p>LACERDO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300" table:style-name="ce44">
            <text:p>4209300</text:p>
          </table:table-cell>
          <table:table-cell office:value-type="string" table:style-name="ce44">
            <text:p>LAG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409" table:style-name="ce44">
            <text:p>4209409</text:p>
          </table:table-cell>
          <table:table-cell office:value-type="string" table:style-name="ce44">
            <text:p>LAGU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458" table:style-name="ce44">
            <text:p>4209458</text:p>
          </table:table-cell>
          <table:table-cell office:value-type="string" table:style-name="ce44">
            <text:p>LAJEADO GRAND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508" table:style-name="ce44">
            <text:p>4209508</text:p>
          </table:table-cell>
          <table:table-cell office:value-type="string" table:style-name="ce44">
            <text:p>LAURENTIN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607" table:style-name="ce44">
            <text:p>4209607</text:p>
          </table:table-cell>
          <table:table-cell office:value-type="string" table:style-name="ce44">
            <text:p>LAURO MULLER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706" table:style-name="ce44">
            <text:p>4209706</text:p>
          </table:table-cell>
          <table:table-cell office:value-type="string" table:style-name="ce44">
            <text:p>LEBON REG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805" table:style-name="ce44">
            <text:p>4209805</text:p>
          </table:table-cell>
          <table:table-cell office:value-type="string" table:style-name="ce44">
            <text:p>LEOBERTO LEA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854" table:style-name="ce44">
            <text:p>4209854</text:p>
          </table:table-cell>
          <table:table-cell office:value-type="string" table:style-name="ce44">
            <text:p>LINDOIA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09904" table:style-name="ce44">
            <text:p>4209904</text:p>
          </table:table-cell>
          <table:table-cell office:value-type="string" table:style-name="ce44">
            <text:p>LONTR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001" table:style-name="ce44">
            <text:p>4210001</text:p>
          </table:table-cell>
          <table:table-cell office:value-type="string" table:style-name="ce44">
            <text:p>LUIZ ALV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035" table:style-name="ce44">
            <text:p>4210035</text:p>
          </table:table-cell>
          <table:table-cell office:value-type="string" table:style-name="ce44">
            <text:p>LUZER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050" table:style-name="ce44">
            <text:p>4210050</text:p>
          </table:table-cell>
          <table:table-cell office:value-type="string" table:style-name="ce44">
            <text:p>MACIEI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100" table:style-name="ce44">
            <text:p>4210100</text:p>
          </table:table-cell>
          <table:table-cell office:value-type="string" table:style-name="ce44">
            <text:p>MAF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209" table:style-name="ce44">
            <text:p>4210209</text:p>
          </table:table-cell>
          <table:table-cell office:value-type="string" table:style-name="ce44">
            <text:p>MAJOR GERCIN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308" table:style-name="ce44">
            <text:p>4210308</text:p>
          </table:table-cell>
          <table:table-cell office:value-type="string" table:style-name="ce44">
            <text:p>MAJOR VIEI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407" table:style-name="ce44">
            <text:p>4210407</text:p>
          </table:table-cell>
          <table:table-cell office:value-type="string" table:style-name="ce44">
            <text:p>MARACAJ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506" table:style-name="ce44">
            <text:p>4210506</text:p>
          </table:table-cell>
          <table:table-cell office:value-type="string" table:style-name="ce44">
            <text:p>MARAVILH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555" table:style-name="ce44">
            <text:p>4210555</text:p>
          </table:table-cell>
          <table:table-cell office:value-type="string" table:style-name="ce44">
            <text:p>MAREM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605" table:style-name="ce44">
            <text:p>4210605</text:p>
          </table:table-cell>
          <table:table-cell office:value-type="string" table:style-name="ce44">
            <text:p>MASSARANDU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704" table:style-name="ce44">
            <text:p>4210704</text:p>
          </table:table-cell>
          <table:table-cell office:value-type="string" table:style-name="ce44">
            <text:p>MATOS COS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803" table:style-name="ce44">
            <text:p>4210803</text:p>
          </table:table-cell>
          <table:table-cell office:value-type="string" table:style-name="ce44">
            <text:p>MELEIR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852" table:style-name="ce44">
            <text:p>4210852</text:p>
          </table:table-cell>
          <table:table-cell office:value-type="string" table:style-name="ce44">
            <text:p>MIRIM DOC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0902" table:style-name="ce44">
            <text:p>4210902</text:p>
          </table:table-cell>
          <table:table-cell office:value-type="string" table:style-name="ce44">
            <text:p>MODEL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009" table:style-name="ce44">
            <text:p>4211009</text:p>
          </table:table-cell>
          <table:table-cell office:value-type="string" table:style-name="ce44">
            <text:p>MONDA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058" table:style-name="ce44">
            <text:p>4211058</text:p>
          </table:table-cell>
          <table:table-cell office:value-type="string" table:style-name="ce44">
            <text:p>MONTE CARL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108" table:style-name="ce44">
            <text:p>4211108</text:p>
          </table:table-cell>
          <table:table-cell office:value-type="string" table:style-name="ce44">
            <text:p>MONTE CASTEL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207" table:style-name="ce44">
            <text:p>4211207</text:p>
          </table:table-cell>
          <table:table-cell office:value-type="string" table:style-name="ce44">
            <text:p>MORRO DA FUMAC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256" table:style-name="ce44">
            <text:p>4211256</text:p>
          </table:table-cell>
          <table:table-cell office:value-type="string" table:style-name="ce44">
            <text:p>MORRO GRAND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306" table:style-name="ce44">
            <text:p>4211306</text:p>
          </table:table-cell>
          <table:table-cell office:value-type="string" table:style-name="ce44">
            <text:p>NAVEGANT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405" table:style-name="ce44">
            <text:p>4211405</text:p>
          </table:table-cell>
          <table:table-cell office:value-type="string" table:style-name="ce44">
            <text:p>NOVA ERECHI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454" table:style-name="ce44">
            <text:p>4211454</text:p>
          </table:table-cell>
          <table:table-cell office:value-type="string" table:style-name="ce44">
            <text:p>NOVA ITABERA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504" table:style-name="ce44">
            <text:p>4211504</text:p>
          </table:table-cell>
          <table:table-cell office:value-type="string" table:style-name="ce44">
            <text:p>NOVA TRENT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603" table:style-name="ce44">
            <text:p>4211603</text:p>
          </table:table-cell>
          <table:table-cell office:value-type="string" table:style-name="ce44">
            <text:p>NOVA VENEZ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652" table:style-name="ce44">
            <text:p>4211652</text:p>
          </table:table-cell>
          <table:table-cell office:value-type="string" table:style-name="ce44">
            <text:p>NOVO HORIZON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702" table:style-name="ce44">
            <text:p>4211702</text:p>
          </table:table-cell>
          <table:table-cell office:value-type="string" table:style-name="ce44">
            <text:p>ORLEAN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751" table:style-name="ce44">
            <text:p>4211751</text:p>
          </table:table-cell>
          <table:table-cell office:value-type="string" table:style-name="ce44">
            <text:p>OTACILIO COS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801" table:style-name="ce44">
            <text:p>4211801</text:p>
          </table:table-cell>
          <table:table-cell office:value-type="string" table:style-name="ce44">
            <text:p>OUR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850" table:style-name="ce44">
            <text:p>4211850</text:p>
          </table:table-cell>
          <table:table-cell office:value-type="string" table:style-name="ce44">
            <text:p>OURO VERD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876" table:style-name="ce44">
            <text:p>4211876</text:p>
          </table:table-cell>
          <table:table-cell office:value-type="string" table:style-name="ce44">
            <text:p>PAIA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892" table:style-name="ce44">
            <text:p>4211892</text:p>
          </table:table-cell>
          <table:table-cell office:value-type="string" table:style-name="ce44">
            <text:p>PAINE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1900" table:style-name="ce44">
            <text:p>4211900</text:p>
          </table:table-cell>
          <table:table-cell office:value-type="string" table:style-name="ce44">
            <text:p>PALHOC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007" table:style-name="ce44">
            <text:p>4212007</text:p>
          </table:table-cell>
          <table:table-cell office:value-type="string" table:style-name="ce44">
            <text:p>PALMA SOL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056" table:style-name="ce44">
            <text:p>4212056</text:p>
          </table:table-cell>
          <table:table-cell office:value-type="string" table:style-name="ce44">
            <text:p>PALMEI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106" table:style-name="ce44">
            <text:p>4212106</text:p>
          </table:table-cell>
          <table:table-cell office:value-type="string" table:style-name="ce44">
            <text:p>PALMIT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205" table:style-name="ce44">
            <text:p>4212205</text:p>
          </table:table-cell>
          <table:table-cell office:value-type="string" table:style-name="ce44">
            <text:p>PAPANDUV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239" table:style-name="ce44">
            <text:p>4212239</text:p>
          </table:table-cell>
          <table:table-cell office:value-type="string" table:style-name="ce44">
            <text:p>PARAIS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254" table:style-name="ce44">
            <text:p>4212254</text:p>
          </table:table-cell>
          <table:table-cell office:value-type="string" table:style-name="ce44">
            <text:p>PASSO DE TORR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270" table:style-name="ce44">
            <text:p>4212270</text:p>
          </table:table-cell>
          <table:table-cell office:value-type="string" table:style-name="ce44">
            <text:p>PASSOS MA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304" table:style-name="ce44">
            <text:p>4212304</text:p>
          </table:table-cell>
          <table:table-cell office:value-type="string" table:style-name="ce44">
            <text:p>PAULO LOP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403" table:style-name="ce44">
            <text:p>4212403</text:p>
          </table:table-cell>
          <table:table-cell office:value-type="string" table:style-name="ce44">
            <text:p>PEDRAS GRAND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502" table:style-name="ce44">
            <text:p>4212502</text:p>
          </table:table-cell>
          <table:table-cell office:value-type="string" table:style-name="ce44">
            <text:p>PENH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601" table:style-name="ce44">
            <text:p>4212601</text:p>
          </table:table-cell>
          <table:table-cell office:value-type="string" table:style-name="ce44">
            <text:p>PERITI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650" table:style-name="ce44">
            <text:p>4212650</text:p>
          </table:table-cell>
          <table:table-cell office:value-type="string" table:style-name="ce44">
            <text:p>PESCARIA BRAV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700" table:style-name="ce44">
            <text:p>4212700</text:p>
          </table:table-cell>
          <table:table-cell office:value-type="string" table:style-name="ce44">
            <text:p>PETROLAND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809" table:style-name="ce44">
            <text:p>4212809</text:p>
          </table:table-cell>
          <table:table-cell office:value-type="string" table:style-name="ce44">
            <text:p>PICARR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2908" table:style-name="ce44">
            <text:p>4212908</text:p>
          </table:table-cell>
          <table:table-cell office:value-type="string" table:style-name="ce44">
            <text:p>PINHALZINH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005" table:style-name="ce44">
            <text:p>4213005</text:p>
          </table:table-cell>
          <table:table-cell office:value-type="string" table:style-name="ce44">
            <text:p>PINHEIRO PRET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104" table:style-name="ce44">
            <text:p>4213104</text:p>
          </table:table-cell>
          <table:table-cell office:value-type="string" table:style-name="ce44">
            <text:p>PIRATUB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153" table:style-name="ce44">
            <text:p>4213153</text:p>
          </table:table-cell>
          <table:table-cell office:value-type="string" table:style-name="ce44">
            <text:p>PLANALTO ALEGR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203" table:style-name="ce44">
            <text:p>4213203</text:p>
          </table:table-cell>
          <table:table-cell office:value-type="string" table:style-name="ce44">
            <text:p>POMEROD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302" table:style-name="ce44">
            <text:p>4213302</text:p>
          </table:table-cell>
          <table:table-cell office:value-type="string" table:style-name="ce44">
            <text:p>PONTE AL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351" table:style-name="ce44">
            <text:p>4213351</text:p>
          </table:table-cell>
          <table:table-cell office:value-type="string" table:style-name="ce44">
            <text:p>PONTE ALTA DO NOR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401" table:style-name="ce44">
            <text:p>4213401</text:p>
          </table:table-cell>
          <table:table-cell office:value-type="string" table:style-name="ce44">
            <text:p>PONTE SERRAD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500" table:style-name="ce44">
            <text:p>4213500</text:p>
          </table:table-cell>
          <table:table-cell office:value-type="string" table:style-name="ce44">
            <text:p>PORTO BEL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609" table:style-name="ce44">
            <text:p>4213609</text:p>
          </table:table-cell>
          <table:table-cell office:value-type="string" table:style-name="ce44">
            <text:p>PORTO UNIA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708" table:style-name="ce44">
            <text:p>4213708</text:p>
          </table:table-cell>
          <table:table-cell office:value-type="string" table:style-name="ce44">
            <text:p>POUSO REDOND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807" table:style-name="ce44">
            <text:p>4213807</text:p>
          </table:table-cell>
          <table:table-cell office:value-type="string" table:style-name="ce44">
            <text:p>PRAIA GRAND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3906" table:style-name="ce44">
            <text:p>4213906</text:p>
          </table:table-cell>
          <table:table-cell office:value-type="string" table:style-name="ce44">
            <text:p>PRESIDENTE CASTELO BRANC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003" table:style-name="ce44">
            <text:p>4214003</text:p>
          </table:table-cell>
          <table:table-cell office:value-type="string" table:style-name="ce44">
            <text:p>PRESIDENTE GETULI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102" table:style-name="ce44">
            <text:p>4214102</text:p>
          </table:table-cell>
          <table:table-cell office:value-type="string" table:style-name="ce44">
            <text:p>PRESIDENTE NERE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151" table:style-name="ce44">
            <text:p>4214151</text:p>
          </table:table-cell>
          <table:table-cell office:value-type="string" table:style-name="ce44">
            <text:p>PRINCES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201" table:style-name="ce44">
            <text:p>4214201</text:p>
          </table:table-cell>
          <table:table-cell office:value-type="string" table:style-name="ce44">
            <text:p>QUILOMB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300" table:style-name="ce44">
            <text:p>4214300</text:p>
          </table:table-cell>
          <table:table-cell office:value-type="string" table:style-name="ce44">
            <text:p>RANCHO QUEIMAD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409" table:style-name="ce44">
            <text:p>4214409</text:p>
          </table:table-cell>
          <table:table-cell office:value-type="string" table:style-name="ce44">
            <text:p>RIO DAS ANT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508" table:style-name="ce44">
            <text:p>4214508</text:p>
          </table:table-cell>
          <table:table-cell office:value-type="string" table:style-name="ce44">
            <text:p>RIO DO CAMP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607" table:style-name="ce44">
            <text:p>4214607</text:p>
          </table:table-cell>
          <table:table-cell office:value-type="string" table:style-name="ce44">
            <text:p>RIO DO 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706" table:style-name="ce44">
            <text:p>4214706</text:p>
          </table:table-cell>
          <table:table-cell office:value-type="string" table:style-name="ce44">
            <text:p>RIO DO CEDR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805" table:style-name="ce44">
            <text:p>4214805</text:p>
          </table:table-cell>
          <table:table-cell office:value-type="string" table:style-name="ce44">
            <text:p>RIO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4904" table:style-name="ce44">
            <text:p>4214904</text:p>
          </table:table-cell>
          <table:table-cell office:value-type="string" table:style-name="ce44">
            <text:p>RIO FORTU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000" table:style-name="ce44">
            <text:p>4215000</text:p>
          </table:table-cell>
          <table:table-cell office:value-type="string" table:style-name="ce44">
            <text:p>RIO NEGRINH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059" table:style-name="ce44">
            <text:p>4215059</text:p>
          </table:table-cell>
          <table:table-cell office:value-type="string" table:style-name="ce44">
            <text:p>RIO RUFIN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075" table:style-name="ce44">
            <text:p>4215075</text:p>
          </table:table-cell>
          <table:table-cell office:value-type="string" table:style-name="ce44">
            <text:p>RIQUEZ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109" table:style-name="ce44">
            <text:p>4215109</text:p>
          </table:table-cell>
          <table:table-cell office:value-type="string" table:style-name="ce44">
            <text:p>RODEI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208" table:style-name="ce44">
            <text:p>4215208</text:p>
          </table:table-cell>
          <table:table-cell office:value-type="string" table:style-name="ce44">
            <text:p>ROMELAND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307" table:style-name="ce44">
            <text:p>4215307</text:p>
          </table:table-cell>
          <table:table-cell office:value-type="string" table:style-name="ce44">
            <text:p>SALE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356" table:style-name="ce44">
            <text:p>4215356</text:p>
          </table:table-cell>
          <table:table-cell office:value-type="string" table:style-name="ce44">
            <text:p>SALTINH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406" table:style-name="ce44">
            <text:p>4215406</text:p>
          </table:table-cell>
          <table:table-cell office:value-type="string" table:style-name="ce44">
            <text:p>SALTO VELOS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455" table:style-name="ce44">
            <text:p>4215455</text:p>
          </table:table-cell>
          <table:table-cell office:value-type="string" table:style-name="ce44">
            <text:p>SANGA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505" table:style-name="ce44">
            <text:p>4215505</text:p>
          </table:table-cell>
          <table:table-cell office:value-type="string" table:style-name="ce44">
            <text:p>SANTA CECILI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554" table:style-name="ce44">
            <text:p>4215554</text:p>
          </table:table-cell>
          <table:table-cell office:value-type="string" table:style-name="ce44">
            <text:p>SANTA HELE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604" table:style-name="ce44">
            <text:p>4215604</text:p>
          </table:table-cell>
          <table:table-cell office:value-type="string" table:style-name="ce44">
            <text:p>SANTA ROSA DE LIM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653" table:style-name="ce44">
            <text:p>4215653</text:p>
          </table:table-cell>
          <table:table-cell office:value-type="string" table:style-name="ce44">
            <text:p>SANTA ROSA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679" table:style-name="ce44">
            <text:p>4215679</text:p>
          </table:table-cell>
          <table:table-cell office:value-type="string" table:style-name="ce44">
            <text:p>SANTA TEREZINH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687" table:style-name="ce44">
            <text:p>4215687</text:p>
          </table:table-cell>
          <table:table-cell office:value-type="string" table:style-name="ce44">
            <text:p>SANTA TEREZINHA DO PROGRESS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695" table:style-name="ce44">
            <text:p>4215695</text:p>
          </table:table-cell>
          <table:table-cell office:value-type="string" table:style-name="ce44">
            <text:p>SANTIAGO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703" table:style-name="ce44">
            <text:p>4215703</text:p>
          </table:table-cell>
          <table:table-cell office:value-type="string" table:style-name="ce44">
            <text:p>SANTO AMARO DA IMPERATRIZ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752" table:style-name="ce44">
            <text:p>4215752</text:p>
          </table:table-cell>
          <table:table-cell office:value-type="string" table:style-name="ce44">
            <text:p>SAO BERNARDIN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802" table:style-name="ce44">
            <text:p>4215802</text:p>
          </table:table-cell>
          <table:table-cell office:value-type="string" table:style-name="ce44">
            <text:p>SAO BENTO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5901" table:style-name="ce44">
            <text:p>4215901</text:p>
          </table:table-cell>
          <table:table-cell office:value-type="string" table:style-name="ce44">
            <text:p>SAO BONIFACI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008" table:style-name="ce44">
            <text:p>4216008</text:p>
          </table:table-cell>
          <table:table-cell office:value-type="string" table:style-name="ce44">
            <text:p>SAO CARL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057" table:style-name="ce44">
            <text:p>4216057</text:p>
          </table:table-cell>
          <table:table-cell office:value-type="string" table:style-name="ce44">
            <text:p>SAO CRISTOVAO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107" table:style-name="ce44">
            <text:p>4216107</text:p>
          </table:table-cell>
          <table:table-cell office:value-type="string" table:style-name="ce44">
            <text:p>SAO DOMING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206" table:style-name="ce44">
            <text:p>4216206</text:p>
          </table:table-cell>
          <table:table-cell office:value-type="string" table:style-name="ce44">
            <text:p>SAO FRANCISCO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255" table:style-name="ce44">
            <text:p>4216255</text:p>
          </table:table-cell>
          <table:table-cell office:value-type="string" table:style-name="ce44">
            <text:p>SAO JOAO DO 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305" table:style-name="ce44">
            <text:p>4216305</text:p>
          </table:table-cell>
          <table:table-cell office:value-type="string" table:style-name="ce44">
            <text:p>SAO JOAO BATIS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354" table:style-name="ce44">
            <text:p>4216354</text:p>
          </table:table-cell>
          <table:table-cell office:value-type="string" table:style-name="ce44">
            <text:p>SAO JOAO DO ITAPERIU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404" table:style-name="ce44">
            <text:p>4216404</text:p>
          </table:table-cell>
          <table:table-cell office:value-type="string" table:style-name="ce44">
            <text:p>SAO JOAO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503" table:style-name="ce44">
            <text:p>4216503</text:p>
          </table:table-cell>
          <table:table-cell office:value-type="string" table:style-name="ce44">
            <text:p>SAO JOAQUI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602" table:style-name="ce44">
            <text:p>4216602</text:p>
          </table:table-cell>
          <table:table-cell office:value-type="string" table:style-name="ce44">
            <text:p>SAO JOS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701" table:style-name="ce44">
            <text:p>4216701</text:p>
          </table:table-cell>
          <table:table-cell office:value-type="string" table:style-name="ce44">
            <text:p>SAO JOSE DO CEDR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800" table:style-name="ce44">
            <text:p>4216800</text:p>
          </table:table-cell>
          <table:table-cell office:value-type="string" table:style-name="ce44">
            <text:p>SAO JOSE DO CERRIT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6909" table:style-name="ce44">
            <text:p>4216909</text:p>
          </table:table-cell>
          <table:table-cell office:value-type="string" table:style-name="ce44">
            <text:p>SAO LOURENCO DO 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006" table:style-name="ce44">
            <text:p>4217006</text:p>
          </table:table-cell>
          <table:table-cell office:value-type="string" table:style-name="ce44">
            <text:p>SAO LUDGER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105" table:style-name="ce44">
            <text:p>4217105</text:p>
          </table:table-cell>
          <table:table-cell office:value-type="string" table:style-name="ce44">
            <text:p>SAO MARTINH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154" table:style-name="ce44">
            <text:p>4217154</text:p>
          </table:table-cell>
          <table:table-cell office:value-type="string" table:style-name="ce44">
            <text:p>SAO MIGUEL DA BOA VIS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204" table:style-name="ce44">
            <text:p>4217204</text:p>
          </table:table-cell>
          <table:table-cell office:value-type="string" table:style-name="ce44">
            <text:p>SAO MIGUEL D´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253" table:style-name="ce44">
            <text:p>4217253</text:p>
          </table:table-cell>
          <table:table-cell office:value-type="string" table:style-name="ce44">
            <text:p>SAO PEDRO DE ALCANTA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303" table:style-name="ce44">
            <text:p>4217303</text:p>
          </table:table-cell>
          <table:table-cell office:value-type="string" table:style-name="ce44">
            <text:p>SAUDAD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402" table:style-name="ce44">
            <text:p>4217402</text:p>
          </table:table-cell>
          <table:table-cell office:value-type="string" table:style-name="ce44">
            <text:p>SCHROEDER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501" table:style-name="ce44">
            <text:p>4217501</text:p>
          </table:table-cell>
          <table:table-cell office:value-type="string" table:style-name="ce44">
            <text:p>SEA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550" table:style-name="ce44">
            <text:p>4217550</text:p>
          </table:table-cell>
          <table:table-cell office:value-type="string" table:style-name="ce44">
            <text:p>SERRA AL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600" table:style-name="ce44">
            <text:p>4217600</text:p>
          </table:table-cell>
          <table:table-cell office:value-type="string" table:style-name="ce44">
            <text:p>SIDERO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709" table:style-name="ce44">
            <text:p>4217709</text:p>
          </table:table-cell>
          <table:table-cell office:value-type="string" table:style-name="ce44">
            <text:p>SOMBRI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758" table:style-name="ce44">
            <text:p>4217758</text:p>
          </table:table-cell>
          <table:table-cell office:value-type="string" table:style-name="ce44">
            <text:p>SUL BRASI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808" table:style-name="ce44">
            <text:p>4217808</text:p>
          </table:table-cell>
          <table:table-cell office:value-type="string" table:style-name="ce44">
            <text:p>TAI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907" table:style-name="ce44">
            <text:p>4217907</text:p>
          </table:table-cell>
          <table:table-cell office:value-type="string" table:style-name="ce44">
            <text:p>TANGA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7956" table:style-name="ce44">
            <text:p>4217956</text:p>
          </table:table-cell>
          <table:table-cell office:value-type="string" table:style-name="ce44">
            <text:p>TIGRINH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004" table:style-name="ce44">
            <text:p>4218004</text:p>
          </table:table-cell>
          <table:table-cell office:value-type="string" table:style-name="ce44">
            <text:p>TIJUC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103" table:style-name="ce44">
            <text:p>4218103</text:p>
          </table:table-cell>
          <table:table-cell office:value-type="string" table:style-name="ce44">
            <text:p>TIMBE DO SU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202" table:style-name="ce44">
            <text:p>4218202</text:p>
          </table:table-cell>
          <table:table-cell office:value-type="string" table:style-name="ce44">
            <text:p>TIMB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251" table:style-name="ce44">
            <text:p>4218251</text:p>
          </table:table-cell>
          <table:table-cell office:value-type="string" table:style-name="ce44">
            <text:p>TIMBO GRAND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301" table:style-name="ce44">
            <text:p>4218301</text:p>
          </table:table-cell>
          <table:table-cell office:value-type="string" table:style-name="ce44">
            <text:p>TRES BARR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350" table:style-name="ce44">
            <text:p>4218350</text:p>
          </table:table-cell>
          <table:table-cell office:value-type="string" table:style-name="ce44">
            <text:p>TREVIS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400" table:style-name="ce44">
            <text:p>4218400</text:p>
          </table:table-cell>
          <table:table-cell office:value-type="string" table:style-name="ce44">
            <text:p>TREZE DE MAI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509" table:style-name="ce44">
            <text:p>4218509</text:p>
          </table:table-cell>
          <table:table-cell office:value-type="string" table:style-name="ce44">
            <text:p>TREZE TILIA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608" table:style-name="ce44">
            <text:p>4218608</text:p>
          </table:table-cell>
          <table:table-cell office:value-type="string" table:style-name="ce44">
            <text:p>TROMBUDO CENTRAL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707" table:style-name="ce44">
            <text:p>4218707</text:p>
          </table:table-cell>
          <table:table-cell office:value-type="string" table:style-name="ce44">
            <text:p>TUBARA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756" table:style-name="ce44">
            <text:p>4218756</text:p>
          </table:table-cell>
          <table:table-cell office:value-type="string" table:style-name="ce44">
            <text:p>TUNAPOLI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806" table:style-name="ce44">
            <text:p>4218806</text:p>
          </table:table-cell>
          <table:table-cell office:value-type="string" table:style-name="ce44">
            <text:p>TURV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855" table:style-name="ce44">
            <text:p>4218855</text:p>
          </table:table-cell>
          <table:table-cell office:value-type="string" table:style-name="ce44">
            <text:p>UNIAO DO OEST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905" table:style-name="ce44">
            <text:p>4218905</text:p>
          </table:table-cell>
          <table:table-cell office:value-type="string" table:style-name="ce44">
            <text:p>URUBICI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8954" table:style-name="ce44">
            <text:p>4218954</text:p>
          </table:table-cell>
          <table:table-cell office:value-type="string" table:style-name="ce44">
            <text:p>URUPEM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002" table:style-name="ce44">
            <text:p>4219002</text:p>
          </table:table-cell>
          <table:table-cell office:value-type="string" table:style-name="ce44">
            <text:p>URUSSANG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101" table:style-name="ce44">
            <text:p>4219101</text:p>
          </table:table-cell>
          <table:table-cell office:value-type="string" table:style-name="ce44">
            <text:p>VARGEA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150" table:style-name="ce44">
            <text:p>4219150</text:p>
          </table:table-cell>
          <table:table-cell office:value-type="string" table:style-name="ce44">
            <text:p>VARGE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176" table:style-name="ce44">
            <text:p>4219176</text:p>
          </table:table-cell>
          <table:table-cell office:value-type="string" table:style-name="ce44">
            <text:p>VARGEM BONIT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200" table:style-name="ce44">
            <text:p>4219200</text:p>
          </table:table-cell>
          <table:table-cell office:value-type="string" table:style-name="ce44">
            <text:p>VIDAL RAMO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309" table:style-name="ce44">
            <text:p>4219309</text:p>
          </table:table-cell>
          <table:table-cell office:value-type="string" table:style-name="ce44">
            <text:p>VIDEIR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358" table:style-name="ce44">
            <text:p>4219358</text:p>
          </table:table-cell>
          <table:table-cell office:value-type="string" table:style-name="ce44">
            <text:p>VITOR MEIRELES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408" table:style-name="ce44">
            <text:p>4219408</text:p>
          </table:table-cell>
          <table:table-cell office:value-type="string" table:style-name="ce44">
            <text:p>WITMARSU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507" table:style-name="ce44">
            <text:p>4219507</text:p>
          </table:table-cell>
          <table:table-cell office:value-type="string" table:style-name="ce44">
            <text:p>XANXERE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606" table:style-name="ce44">
            <text:p>4219606</text:p>
          </table:table-cell>
          <table:table-cell office:value-type="string" table:style-name="ce44">
            <text:p>XAVANTIN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705" table:style-name="ce44">
            <text:p>4219705</text:p>
          </table:table-cell>
          <table:table-cell office:value-type="string" table:style-name="ce44">
            <text:p>XAXIM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19853" table:style-name="ce44">
            <text:p>4219853</text:p>
          </table:table-cell>
          <table:table-cell office:value-type="string" table:style-name="ce44">
            <text:p>ZORTEA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220000" table:style-name="ce44">
            <text:p>4220000</text:p>
          </table:table-cell>
          <table:table-cell office:value-type="string" table:style-name="ce44">
            <text:p>BALNEARIO RINCAO</text:p>
          </table:table-cell>
          <table:table-cell office:value-type="string" table:style-name="ce44">
            <text:p>SC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034" table:style-name="ce44">
            <text:p>4300034</text:p>
          </table:table-cell>
          <table:table-cell office:value-type="string" table:style-name="ce44">
            <text:p>ACEGU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059" table:style-name="ce44">
            <text:p>4300059</text:p>
          </table:table-cell>
          <table:table-cell office:value-type="string" table:style-name="ce44">
            <text:p>AGUA SAN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109" table:style-name="ce44">
            <text:p>4300109</text:p>
          </table:table-cell>
          <table:table-cell office:value-type="string" table:style-name="ce44">
            <text:p>AGU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208" table:style-name="ce44">
            <text:p>4300208</text:p>
          </table:table-cell>
          <table:table-cell office:value-type="string" table:style-name="ce44">
            <text:p>AJURICAB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307" table:style-name="ce44">
            <text:p>4300307</text:p>
          </table:table-cell>
          <table:table-cell office:value-type="string" table:style-name="ce44">
            <text:p>ALECRIM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406" table:style-name="ce44">
            <text:p>4300406</text:p>
          </table:table-cell>
          <table:table-cell office:value-type="string" table:style-name="ce44">
            <text:p>ALEGRET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455" table:style-name="ce44">
            <text:p>4300455</text:p>
          </table:table-cell>
          <table:table-cell office:value-type="string" table:style-name="ce44">
            <text:p>ALEGR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471" table:style-name="ce44">
            <text:p>4300471</text:p>
          </table:table-cell>
          <table:table-cell office:value-type="string" table:style-name="ce44">
            <text:p>ALMIRANTE TAMANDARE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505" table:style-name="ce44">
            <text:p>4300505</text:p>
          </table:table-cell>
          <table:table-cell office:value-type="string" table:style-name="ce44">
            <text:p>ALPEST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554" table:style-name="ce44">
            <text:p>4300554</text:p>
          </table:table-cell>
          <table:table-cell office:value-type="string" table:style-name="ce44">
            <text:p>ALTO ALEG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570" table:style-name="ce44">
            <text:p>4300570</text:p>
          </table:table-cell>
          <table:table-cell office:value-type="string" table:style-name="ce44">
            <text:p>ALTO FELIZ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604" table:style-name="ce44">
            <text:p>4300604</text:p>
          </table:table-cell>
          <table:table-cell office:value-type="string" table:style-name="ce44">
            <text:p>ALVORA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638" table:style-name="ce44">
            <text:p>4300638</text:p>
          </table:table-cell>
          <table:table-cell office:value-type="string" table:style-name="ce44">
            <text:p>AMARAL FERRADO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646" table:style-name="ce44">
            <text:p>4300646</text:p>
          </table:table-cell>
          <table:table-cell office:value-type="string" table:style-name="ce44">
            <text:p>AMETIST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661" table:style-name="ce44">
            <text:p>4300661</text:p>
          </table:table-cell>
          <table:table-cell office:value-type="string" table:style-name="ce44">
            <text:p>ANDRE DA ROC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703" table:style-name="ce44">
            <text:p>4300703</text:p>
          </table:table-cell>
          <table:table-cell office:value-type="string" table:style-name="ce44">
            <text:p>ANTA GOR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802" table:style-name="ce44">
            <text:p>4300802</text:p>
          </table:table-cell>
          <table:table-cell office:value-type="string" table:style-name="ce44">
            <text:p>ANTONIO PR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851" table:style-name="ce44">
            <text:p>4300851</text:p>
          </table:table-cell>
          <table:table-cell office:value-type="string" table:style-name="ce44">
            <text:p>ARAMBA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877" table:style-name="ce44">
            <text:p>4300877</text:p>
          </table:table-cell>
          <table:table-cell office:value-type="string" table:style-name="ce44">
            <text:p>ARARI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0901" table:style-name="ce44">
            <text:p>4300901</text:p>
          </table:table-cell>
          <table:table-cell office:value-type="string" table:style-name="ce44">
            <text:p>ARATIB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008" table:style-name="ce44">
            <text:p>4301008</text:p>
          </table:table-cell>
          <table:table-cell office:value-type="string" table:style-name="ce44">
            <text:p>ARROIO DO ME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057" table:style-name="ce44">
            <text:p>4301057</text:p>
          </table:table-cell>
          <table:table-cell office:value-type="string" table:style-name="ce44">
            <text:p>ARROIO DO S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073" table:style-name="ce44">
            <text:p>4301073</text:p>
          </table:table-cell>
          <table:table-cell office:value-type="string" table:style-name="ce44">
            <text:p>ARROIO DO PAD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107" table:style-name="ce44">
            <text:p>4301107</text:p>
          </table:table-cell>
          <table:table-cell office:value-type="string" table:style-name="ce44">
            <text:p>ARROIO DO RAT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206" table:style-name="ce44">
            <text:p>4301206</text:p>
          </table:table-cell>
          <table:table-cell office:value-type="string" table:style-name="ce44">
            <text:p>ARROIO DO TIG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305" table:style-name="ce44">
            <text:p>4301305</text:p>
          </table:table-cell>
          <table:table-cell office:value-type="string" table:style-name="ce44">
            <text:p>ARROIO GRAN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404" table:style-name="ce44">
            <text:p>4301404</text:p>
          </table:table-cell>
          <table:table-cell office:value-type="string" table:style-name="ce44">
            <text:p>ARVOREZIN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503" table:style-name="ce44">
            <text:p>4301503</text:p>
          </table:table-cell>
          <table:table-cell office:value-type="string" table:style-name="ce44">
            <text:p>AUGUSTO PESTA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552" table:style-name="ce44">
            <text:p>4301552</text:p>
          </table:table-cell>
          <table:table-cell office:value-type="string" table:style-name="ce44">
            <text:p>AURE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602" table:style-name="ce44">
            <text:p>4301602</text:p>
          </table:table-cell>
          <table:table-cell office:value-type="string" table:style-name="ce44">
            <text:p>BAG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636" table:style-name="ce44">
            <text:p>4301636</text:p>
          </table:table-cell>
          <table:table-cell office:value-type="string" table:style-name="ce44">
            <text:p>BALNEARIO PINH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651" table:style-name="ce44">
            <text:p>4301651</text:p>
          </table:table-cell>
          <table:table-cell office:value-type="string" table:style-name="ce44">
            <text:p>BAR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701" table:style-name="ce44">
            <text:p>4301701</text:p>
          </table:table-cell>
          <table:table-cell office:value-type="string" table:style-name="ce44">
            <text:p>BARAO DE COTEGIP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750" table:style-name="ce44">
            <text:p>4301750</text:p>
          </table:table-cell>
          <table:table-cell office:value-type="string" table:style-name="ce44">
            <text:p>BARAO DO TRIUNF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800" table:style-name="ce44">
            <text:p>4301800</text:p>
          </table:table-cell>
          <table:table-cell office:value-type="string" table:style-name="ce44">
            <text:p>BARRAC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859" table:style-name="ce44">
            <text:p>4301859</text:p>
          </table:table-cell>
          <table:table-cell office:value-type="string" table:style-name="ce44">
            <text:p>BARRA DO GUARI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875" table:style-name="ce44">
            <text:p>4301875</text:p>
          </table:table-cell>
          <table:table-cell office:value-type="string" table:style-name="ce44">
            <text:p>BARRA DO QUAR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909" table:style-name="ce44">
            <text:p>4301909</text:p>
          </table:table-cell>
          <table:table-cell office:value-type="string" table:style-name="ce44">
            <text:p>BARRA DO RIBEI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925" table:style-name="ce44">
            <text:p>4301925</text:p>
          </table:table-cell>
          <table:table-cell office:value-type="string" table:style-name="ce44">
            <text:p>BARRA DO RIO AZ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1958" table:style-name="ce44">
            <text:p>4301958</text:p>
          </table:table-cell>
          <table:table-cell office:value-type="string" table:style-name="ce44">
            <text:p>BARRA FUN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006" table:style-name="ce44">
            <text:p>4302006</text:p>
          </table:table-cell>
          <table:table-cell office:value-type="string" table:style-name="ce44">
            <text:p>BARROS CASS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055" table:style-name="ce44">
            <text:p>4302055</text:p>
          </table:table-cell>
          <table:table-cell office:value-type="string" table:style-name="ce44">
            <text:p>BENJAMIN CONSTANT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105" table:style-name="ce44">
            <text:p>4302105</text:p>
          </table:table-cell>
          <table:table-cell office:value-type="string" table:style-name="ce44">
            <text:p>BENTO GONCALV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154" table:style-name="ce44">
            <text:p>4302154</text:p>
          </table:table-cell>
          <table:table-cell office:value-type="string" table:style-name="ce44">
            <text:p>BOA VISTA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204" table:style-name="ce44">
            <text:p>4302204</text:p>
          </table:table-cell>
          <table:table-cell office:value-type="string" table:style-name="ce44">
            <text:p>BOA VISTA DO BURI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220" table:style-name="ce44">
            <text:p>4302220</text:p>
          </table:table-cell>
          <table:table-cell office:value-type="string" table:style-name="ce44">
            <text:p>BOA VISTA DO CADE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238" table:style-name="ce44">
            <text:p>4302238</text:p>
          </table:table-cell>
          <table:table-cell office:value-type="string" table:style-name="ce44">
            <text:p>BOA VISTA DO INC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253" table:style-name="ce44">
            <text:p>4302253</text:p>
          </table:table-cell>
          <table:table-cell office:value-type="string" table:style-name="ce44">
            <text:p>BOA VIST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303" table:style-name="ce44">
            <text:p>4302303</text:p>
          </table:table-cell>
          <table:table-cell office:value-type="string" table:style-name="ce44">
            <text:p>BOM JESU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352" table:style-name="ce44">
            <text:p>4302352</text:p>
          </table:table-cell>
          <table:table-cell office:value-type="string" table:style-name="ce44">
            <text:p>BOM PRINCIP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378" table:style-name="ce44">
            <text:p>4302378</text:p>
          </table:table-cell>
          <table:table-cell office:value-type="string" table:style-name="ce44">
            <text:p>BOM PROGRESS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402" table:style-name="ce44">
            <text:p>4302402</text:p>
          </table:table-cell>
          <table:table-cell office:value-type="string" table:style-name="ce44">
            <text:p>BOM RETIR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451" table:style-name="ce44">
            <text:p>4302451</text:p>
          </table:table-cell>
          <table:table-cell office:value-type="string" table:style-name="ce44">
            <text:p>BOQUEIRAO DO LE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501" table:style-name="ce44">
            <text:p>4302501</text:p>
          </table:table-cell>
          <table:table-cell office:value-type="string" table:style-name="ce44">
            <text:p>BOSSORO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584" table:style-name="ce44">
            <text:p>4302584</text:p>
          </table:table-cell>
          <table:table-cell office:value-type="string" table:style-name="ce44">
            <text:p>BOZA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600" table:style-name="ce44">
            <text:p>4302600</text:p>
          </table:table-cell>
          <table:table-cell office:value-type="string" table:style-name="ce44">
            <text:p>BRAG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659" table:style-name="ce44">
            <text:p>4302659</text:p>
          </table:table-cell>
          <table:table-cell office:value-type="string" table:style-name="ce44">
            <text:p>BROCHIE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709" table:style-name="ce44">
            <text:p>4302709</text:p>
          </table:table-cell>
          <table:table-cell office:value-type="string" table:style-name="ce44">
            <text:p>BUT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808" table:style-name="ce44">
            <text:p>4302808</text:p>
          </table:table-cell>
          <table:table-cell office:value-type="string" table:style-name="ce44">
            <text:p>CACAPAV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2907" table:style-name="ce44">
            <text:p>4302907</text:p>
          </table:table-cell>
          <table:table-cell office:value-type="string" table:style-name="ce44">
            <text:p>CACEQU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004" table:style-name="ce44">
            <text:p>4303004</text:p>
          </table:table-cell>
          <table:table-cell office:value-type="string" table:style-name="ce44">
            <text:p>CACHOEIR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103" table:style-name="ce44">
            <text:p>4303103</text:p>
          </table:table-cell>
          <table:table-cell office:value-type="string" table:style-name="ce44">
            <text:p>CACHOEIRIN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202" table:style-name="ce44">
            <text:p>4303202</text:p>
          </table:table-cell>
          <table:table-cell office:value-type="string" table:style-name="ce44">
            <text:p>CACIQUE DOBL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301" table:style-name="ce44">
            <text:p>4303301</text:p>
          </table:table-cell>
          <table:table-cell office:value-type="string" table:style-name="ce44">
            <text:p>CAIBAT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400" table:style-name="ce44">
            <text:p>4303400</text:p>
          </table:table-cell>
          <table:table-cell office:value-type="string" table:style-name="ce44">
            <text:p>CAIC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509" table:style-name="ce44">
            <text:p>4303509</text:p>
          </table:table-cell>
          <table:table-cell office:value-type="string" table:style-name="ce44">
            <text:p>CAMAQU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558" table:style-name="ce44">
            <text:p>4303558</text:p>
          </table:table-cell>
          <table:table-cell office:value-type="string" table:style-name="ce44">
            <text:p>CAMARG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608" table:style-name="ce44">
            <text:p>4303608</text:p>
          </table:table-cell>
          <table:table-cell office:value-type="string" table:style-name="ce44">
            <text:p>CAMBAR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673" table:style-name="ce44">
            <text:p>4303673</text:p>
          </table:table-cell>
          <table:table-cell office:value-type="string" table:style-name="ce44">
            <text:p>CAMPESTRE DA SER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707" table:style-name="ce44">
            <text:p>4303707</text:p>
          </table:table-cell>
          <table:table-cell office:value-type="string" table:style-name="ce44">
            <text:p>CAMPINA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806" table:style-name="ce44">
            <text:p>4303806</text:p>
          </table:table-cell>
          <table:table-cell office:value-type="string" table:style-name="ce44">
            <text:p>CAMPINA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3905" table:style-name="ce44">
            <text:p>4303905</text:p>
          </table:table-cell>
          <table:table-cell office:value-type="string" table:style-name="ce44">
            <text:p>CAMPO BOM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002" table:style-name="ce44">
            <text:p>4304002</text:p>
          </table:table-cell>
          <table:table-cell office:value-type="string" table:style-name="ce44">
            <text:p>CAMPO NOV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101" table:style-name="ce44">
            <text:p>4304101</text:p>
          </table:table-cell>
          <table:table-cell office:value-type="string" table:style-name="ce44">
            <text:p>CAMPOS BORG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200" table:style-name="ce44">
            <text:p>4304200</text:p>
          </table:table-cell>
          <table:table-cell office:value-type="string" table:style-name="ce44">
            <text:p>CANDELAR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309" table:style-name="ce44">
            <text:p>4304309</text:p>
          </table:table-cell>
          <table:table-cell office:value-type="string" table:style-name="ce44">
            <text:p>CANDIDO GODO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358" table:style-name="ce44">
            <text:p>4304358</text:p>
          </table:table-cell>
          <table:table-cell office:value-type="string" table:style-name="ce44">
            <text:p>CANDIO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408" table:style-name="ce44">
            <text:p>4304408</text:p>
          </table:table-cell>
          <table:table-cell office:value-type="string" table:style-name="ce44">
            <text:p>CANEL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507" table:style-name="ce44">
            <text:p>4304507</text:p>
          </table:table-cell>
          <table:table-cell office:value-type="string" table:style-name="ce44">
            <text:p>CANGUCU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06" table:style-name="ce44">
            <text:p>4304606</text:p>
          </table:table-cell>
          <table:table-cell office:value-type="string" table:style-name="ce44">
            <text:p>CANO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14" table:style-name="ce44">
            <text:p>4304614</text:p>
          </table:table-cell>
          <table:table-cell office:value-type="string" table:style-name="ce44">
            <text:p>CANUDOS DO VAL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22" table:style-name="ce44">
            <text:p>4304622</text:p>
          </table:table-cell>
          <table:table-cell office:value-type="string" table:style-name="ce44">
            <text:p>CAPAO BONIT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30" table:style-name="ce44">
            <text:p>4304630</text:p>
          </table:table-cell>
          <table:table-cell office:value-type="string" table:style-name="ce44">
            <text:p>CAPAO DA CANO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55" table:style-name="ce44">
            <text:p>4304655</text:p>
          </table:table-cell>
          <table:table-cell office:value-type="string" table:style-name="ce44">
            <text:p>CAPAO DO CIP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63" table:style-name="ce44">
            <text:p>4304663</text:p>
          </table:table-cell>
          <table:table-cell office:value-type="string" table:style-name="ce44">
            <text:p>CAPAO DO LE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71" table:style-name="ce44">
            <text:p>4304671</text:p>
          </table:table-cell>
          <table:table-cell office:value-type="string" table:style-name="ce44">
            <text:p>CAPIVARI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89" table:style-name="ce44">
            <text:p>4304689</text:p>
          </table:table-cell>
          <table:table-cell office:value-type="string" table:style-name="ce44">
            <text:p>CAPELA DE SANTA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697" table:style-name="ce44">
            <text:p>4304697</text:p>
          </table:table-cell>
          <table:table-cell office:value-type="string" table:style-name="ce44">
            <text:p>CAPIT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705" table:style-name="ce44">
            <text:p>4304705</text:p>
          </table:table-cell>
          <table:table-cell office:value-type="string" table:style-name="ce44">
            <text:p>CARAZ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713" table:style-name="ce44">
            <text:p>4304713</text:p>
          </table:table-cell>
          <table:table-cell office:value-type="string" table:style-name="ce44">
            <text:p>CARA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804" table:style-name="ce44">
            <text:p>4304804</text:p>
          </table:table-cell>
          <table:table-cell office:value-type="string" table:style-name="ce44">
            <text:p>CARLOS BARBOS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853" table:style-name="ce44">
            <text:p>4304853</text:p>
          </table:table-cell>
          <table:table-cell office:value-type="string" table:style-name="ce44">
            <text:p>CARLOS GOM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903" table:style-name="ce44">
            <text:p>4304903</text:p>
          </table:table-cell>
          <table:table-cell office:value-type="string" table:style-name="ce44">
            <text:p>CAS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4952" table:style-name="ce44">
            <text:p>4304952</text:p>
          </table:table-cell>
          <table:table-cell office:value-type="string" table:style-name="ce44">
            <text:p>CASEIR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009" table:style-name="ce44">
            <text:p>4305009</text:p>
          </table:table-cell>
          <table:table-cell office:value-type="string" table:style-name="ce44">
            <text:p>CATUIP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108" table:style-name="ce44">
            <text:p>4305108</text:p>
          </table:table-cell>
          <table:table-cell office:value-type="string" table:style-name="ce44">
            <text:p>CAXIA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116" table:style-name="ce44">
            <text:p>4305116</text:p>
          </table:table-cell>
          <table:table-cell office:value-type="string" table:style-name="ce44">
            <text:p>CENTENAR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124" table:style-name="ce44">
            <text:p>4305124</text:p>
          </table:table-cell>
          <table:table-cell office:value-type="string" table:style-name="ce44">
            <text:p>CERRI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132" table:style-name="ce44">
            <text:p>4305132</text:p>
          </table:table-cell>
          <table:table-cell office:value-type="string" table:style-name="ce44">
            <text:p>CERRO BRANC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157" table:style-name="ce44">
            <text:p>4305157</text:p>
          </table:table-cell>
          <table:table-cell office:value-type="string" table:style-name="ce44">
            <text:p>CERRO GRAN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173" table:style-name="ce44">
            <text:p>4305173</text:p>
          </table:table-cell>
          <table:table-cell office:value-type="string" table:style-name="ce44">
            <text:p>CERRO GRANDE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207" table:style-name="ce44">
            <text:p>4305207</text:p>
          </table:table-cell>
          <table:table-cell office:value-type="string" table:style-name="ce44">
            <text:p>CERRO LARG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306" table:style-name="ce44">
            <text:p>4305306</text:p>
          </table:table-cell>
          <table:table-cell office:value-type="string" table:style-name="ce44">
            <text:p>CHAPA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355" table:style-name="ce44">
            <text:p>4305355</text:p>
          </table:table-cell>
          <table:table-cell office:value-type="string" table:style-name="ce44">
            <text:p>CHARQUEAD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371" table:style-name="ce44">
            <text:p>4305371</text:p>
          </table:table-cell>
          <table:table-cell office:value-type="string" table:style-name="ce44">
            <text:p>CHARRU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405" table:style-name="ce44">
            <text:p>4305405</text:p>
          </table:table-cell>
          <table:table-cell office:value-type="string" table:style-name="ce44">
            <text:p>CHIAPE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439" table:style-name="ce44">
            <text:p>4305439</text:p>
          </table:table-cell>
          <table:table-cell office:value-type="string" table:style-name="ce44">
            <text:p>CHU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447" table:style-name="ce44">
            <text:p>4305447</text:p>
          </table:table-cell>
          <table:table-cell office:value-type="string" table:style-name="ce44">
            <text:p>CHUVIS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454" table:style-name="ce44">
            <text:p>4305454</text:p>
          </table:table-cell>
          <table:table-cell office:value-type="string" table:style-name="ce44">
            <text:p>CIDREI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504" table:style-name="ce44">
            <text:p>4305504</text:p>
          </table:table-cell>
          <table:table-cell office:value-type="string" table:style-name="ce44">
            <text:p>CIRIAC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587" table:style-name="ce44">
            <text:p>4305587</text:p>
          </table:table-cell>
          <table:table-cell office:value-type="string" table:style-name="ce44">
            <text:p>COLIN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603" table:style-name="ce44">
            <text:p>4305603</text:p>
          </table:table-cell>
          <table:table-cell office:value-type="string" table:style-name="ce44">
            <text:p>COLOR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702" table:style-name="ce44">
            <text:p>4305702</text:p>
          </table:table-cell>
          <table:table-cell office:value-type="string" table:style-name="ce44">
            <text:p>CONDO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801" table:style-name="ce44">
            <text:p>4305801</text:p>
          </table:table-cell>
          <table:table-cell office:value-type="string" table:style-name="ce44">
            <text:p>CONSTANTI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835" table:style-name="ce44">
            <text:p>4305835</text:p>
          </table:table-cell>
          <table:table-cell office:value-type="string" table:style-name="ce44">
            <text:p>COQUEIRO BAIX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850" table:style-name="ce44">
            <text:p>4305850</text:p>
          </table:table-cell>
          <table:table-cell office:value-type="string" table:style-name="ce44">
            <text:p>COQUEIRO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871" table:style-name="ce44">
            <text:p>4305871</text:p>
          </table:table-cell>
          <table:table-cell office:value-type="string" table:style-name="ce44">
            <text:p>CORONEL BARR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900" table:style-name="ce44">
            <text:p>4305900</text:p>
          </table:table-cell>
          <table:table-cell office:value-type="string" table:style-name="ce44">
            <text:p>CORONEL BICAC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934" table:style-name="ce44">
            <text:p>4305934</text:p>
          </table:table-cell>
          <table:table-cell office:value-type="string" table:style-name="ce44">
            <text:p>CORONEL PILA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959" table:style-name="ce44">
            <text:p>4305959</text:p>
          </table:table-cell>
          <table:table-cell office:value-type="string" table:style-name="ce44">
            <text:p>COTIPO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5975" table:style-name="ce44">
            <text:p>4305975</text:p>
          </table:table-cell>
          <table:table-cell office:value-type="string" table:style-name="ce44">
            <text:p>COXIL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007" table:style-name="ce44">
            <text:p>4306007</text:p>
          </table:table-cell>
          <table:table-cell office:value-type="string" table:style-name="ce44">
            <text:p>CRISSIUM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056" table:style-name="ce44">
            <text:p>4306056</text:p>
          </table:table-cell>
          <table:table-cell office:value-type="string" table:style-name="ce44">
            <text:p>CRIST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072" table:style-name="ce44">
            <text:p>4306072</text:p>
          </table:table-cell>
          <table:table-cell office:value-type="string" table:style-name="ce44">
            <text:p>CRISTAL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106" table:style-name="ce44">
            <text:p>4306106</text:p>
          </table:table-cell>
          <table:table-cell office:value-type="string" table:style-name="ce44">
            <text:p>CRUZ AL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130" table:style-name="ce44">
            <text:p>4306130</text:p>
          </table:table-cell>
          <table:table-cell office:value-type="string" table:style-name="ce44">
            <text:p>CRUZALTENS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205" table:style-name="ce44">
            <text:p>4306205</text:p>
          </table:table-cell>
          <table:table-cell office:value-type="string" table:style-name="ce44">
            <text:p>CRUZEIR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304" table:style-name="ce44">
            <text:p>4306304</text:p>
          </table:table-cell>
          <table:table-cell office:value-type="string" table:style-name="ce44">
            <text:p>DAVID CANABAR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320" table:style-name="ce44">
            <text:p>4306320</text:p>
          </table:table-cell>
          <table:table-cell office:value-type="string" table:style-name="ce44">
            <text:p>DERRUBAD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353" table:style-name="ce44">
            <text:p>4306353</text:p>
          </table:table-cell>
          <table:table-cell office:value-type="string" table:style-name="ce44">
            <text:p>DEZESSEIS DE NOVEMB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379" table:style-name="ce44">
            <text:p>4306379</text:p>
          </table:table-cell>
          <table:table-cell office:value-type="string" table:style-name="ce44">
            <text:p>DILERMANDO DE AGUIA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403" table:style-name="ce44">
            <text:p>4306403</text:p>
          </table:table-cell>
          <table:table-cell office:value-type="string" table:style-name="ce44">
            <text:p>DOIS IRMA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429" table:style-name="ce44">
            <text:p>4306429</text:p>
          </table:table-cell>
          <table:table-cell office:value-type="string" table:style-name="ce44">
            <text:p>DOIS IRMAOS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452" table:style-name="ce44">
            <text:p>4306452</text:p>
          </table:table-cell>
          <table:table-cell office:value-type="string" table:style-name="ce44">
            <text:p>DOIS LAJEAD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502" table:style-name="ce44">
            <text:p>4306502</text:p>
          </table:table-cell>
          <table:table-cell office:value-type="string" table:style-name="ce44">
            <text:p>DOM FELICIA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551" table:style-name="ce44">
            <text:p>4306551</text:p>
          </table:table-cell>
          <table:table-cell office:value-type="string" table:style-name="ce44">
            <text:p>DOM PEDRO DE ALCANT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601" table:style-name="ce44">
            <text:p>4306601</text:p>
          </table:table-cell>
          <table:table-cell office:value-type="string" table:style-name="ce44">
            <text:p>DOM PEDRI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700" table:style-name="ce44">
            <text:p>4306700</text:p>
          </table:table-cell>
          <table:table-cell office:value-type="string" table:style-name="ce44">
            <text:p>DONA FRANCIS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734" table:style-name="ce44">
            <text:p>4306734</text:p>
          </table:table-cell>
          <table:table-cell office:value-type="string" table:style-name="ce44">
            <text:p>DOUTOR MAURICIO CARDOS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759" table:style-name="ce44">
            <text:p>4306759</text:p>
          </table:table-cell>
          <table:table-cell office:value-type="string" table:style-name="ce44">
            <text:p>DOUTOR RICAR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767" table:style-name="ce44">
            <text:p>4306767</text:p>
          </table:table-cell>
          <table:table-cell office:value-type="string" table:style-name="ce44">
            <text:p>ELDORAD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809" table:style-name="ce44">
            <text:p>4306809</text:p>
          </table:table-cell>
          <table:table-cell office:value-type="string" table:style-name="ce44">
            <text:p>ENCANT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908" table:style-name="ce44">
            <text:p>4306908</text:p>
          </table:table-cell>
          <table:table-cell office:value-type="string" table:style-name="ce44">
            <text:p>ENCRUZILHAD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924" table:style-name="ce44">
            <text:p>4306924</text:p>
          </table:table-cell>
          <table:table-cell office:value-type="string" table:style-name="ce44">
            <text:p>ENGENHO VEL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932" table:style-name="ce44">
            <text:p>4306932</text:p>
          </table:table-cell>
          <table:table-cell office:value-type="string" table:style-name="ce44">
            <text:p>ENTRE-IJUI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957" table:style-name="ce44">
            <text:p>4306957</text:p>
          </table:table-cell>
          <table:table-cell office:value-type="string" table:style-name="ce44">
            <text:p>ENTRE RIO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6973" table:style-name="ce44">
            <text:p>4306973</text:p>
          </table:table-cell>
          <table:table-cell office:value-type="string" table:style-name="ce44">
            <text:p>EREBANG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005" table:style-name="ce44">
            <text:p>4307005</text:p>
          </table:table-cell>
          <table:table-cell office:value-type="string" table:style-name="ce44">
            <text:p>ERECHIM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054" table:style-name="ce44">
            <text:p>4307054</text:p>
          </table:table-cell>
          <table:table-cell office:value-type="string" table:style-name="ce44">
            <text:p>ERNESTI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104" table:style-name="ce44">
            <text:p>4307104</text:p>
          </table:table-cell>
          <table:table-cell office:value-type="string" table:style-name="ce44">
            <text:p>HERV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203" table:style-name="ce44">
            <text:p>4307203</text:p>
          </table:table-cell>
          <table:table-cell office:value-type="string" table:style-name="ce44">
            <text:p>ERVAL GRAN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302" table:style-name="ce44">
            <text:p>4307302</text:p>
          </table:table-cell>
          <table:table-cell office:value-type="string" table:style-name="ce44">
            <text:p>ERVAL SEC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401" table:style-name="ce44">
            <text:p>4307401</text:p>
          </table:table-cell>
          <table:table-cell office:value-type="string" table:style-name="ce44">
            <text:p>ESMERAL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450" table:style-name="ce44">
            <text:p>4307450</text:p>
          </table:table-cell>
          <table:table-cell office:value-type="string" table:style-name="ce44">
            <text:p>ESPERANC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500" table:style-name="ce44">
            <text:p>4307500</text:p>
          </table:table-cell>
          <table:table-cell office:value-type="string" table:style-name="ce44">
            <text:p>ESPUMOS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559" table:style-name="ce44">
            <text:p>4307559</text:p>
          </table:table-cell>
          <table:table-cell office:value-type="string" table:style-name="ce44">
            <text:p>ESTAC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609" table:style-name="ce44">
            <text:p>4307609</text:p>
          </table:table-cell>
          <table:table-cell office:value-type="string" table:style-name="ce44">
            <text:p>ESTANCIA VEL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708" table:style-name="ce44">
            <text:p>4307708</text:p>
          </table:table-cell>
          <table:table-cell office:value-type="string" table:style-name="ce44">
            <text:p>ESTE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807" table:style-name="ce44">
            <text:p>4307807</text:p>
          </table:table-cell>
          <table:table-cell office:value-type="string" table:style-name="ce44">
            <text:p>ESTREL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815" table:style-name="ce44">
            <text:p>4307815</text:p>
          </table:table-cell>
          <table:table-cell office:value-type="string" table:style-name="ce44">
            <text:p>ESTRELA VEL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831" table:style-name="ce44">
            <text:p>4307831</text:p>
          </table:table-cell>
          <table:table-cell office:value-type="string" table:style-name="ce44">
            <text:p>EUGENIO DE CAST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864" table:style-name="ce44">
            <text:p>4307864</text:p>
          </table:table-cell>
          <table:table-cell office:value-type="string" table:style-name="ce44">
            <text:p>FAGUNDES VAREL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7906" table:style-name="ce44">
            <text:p>4307906</text:p>
          </table:table-cell>
          <table:table-cell office:value-type="string" table:style-name="ce44">
            <text:p>FARROUPIL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003" table:style-name="ce44">
            <text:p>4308003</text:p>
          </table:table-cell>
          <table:table-cell office:value-type="string" table:style-name="ce44">
            <text:p>FAXINAL DO SOTUR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052" table:style-name="ce44">
            <text:p>4308052</text:p>
          </table:table-cell>
          <table:table-cell office:value-type="string" table:style-name="ce44">
            <text:p>FAXINALZ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078" table:style-name="ce44">
            <text:p>4308078</text:p>
          </table:table-cell>
          <table:table-cell office:value-type="string" table:style-name="ce44">
            <text:p>FAZENDA VILANOV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102" table:style-name="ce44">
            <text:p>4308102</text:p>
          </table:table-cell>
          <table:table-cell office:value-type="string" table:style-name="ce44">
            <text:p>FELIZ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201" table:style-name="ce44">
            <text:p>4308201</text:p>
          </table:table-cell>
          <table:table-cell office:value-type="string" table:style-name="ce44">
            <text:p>FLORES DA CUN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250" table:style-name="ce44">
            <text:p>4308250</text:p>
          </table:table-cell>
          <table:table-cell office:value-type="string" table:style-name="ce44">
            <text:p>FLORIANO PEIXO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300" table:style-name="ce44">
            <text:p>4308300</text:p>
          </table:table-cell>
          <table:table-cell office:value-type="string" table:style-name="ce44">
            <text:p>FONTOURA XAVIE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409" table:style-name="ce44">
            <text:p>4308409</text:p>
          </table:table-cell>
          <table:table-cell office:value-type="string" table:style-name="ce44">
            <text:p>FORMIGUEI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433" table:style-name="ce44">
            <text:p>4308433</text:p>
          </table:table-cell>
          <table:table-cell office:value-type="string" table:style-name="ce44">
            <text:p>FORQUETIN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458" table:style-name="ce44">
            <text:p>4308458</text:p>
          </table:table-cell>
          <table:table-cell office:value-type="string" table:style-name="ce44">
            <text:p>FORTALEZA DO VAL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508" table:style-name="ce44">
            <text:p>4308508</text:p>
          </table:table-cell>
          <table:table-cell office:value-type="string" table:style-name="ce44">
            <text:p>FREDERICO WESTPHALEN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607" table:style-name="ce44">
            <text:p>4308607</text:p>
          </table:table-cell>
          <table:table-cell office:value-type="string" table:style-name="ce44">
            <text:p>GARIBALD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656" table:style-name="ce44">
            <text:p>4308656</text:p>
          </table:table-cell>
          <table:table-cell office:value-type="string" table:style-name="ce44">
            <text:p>GARRUCH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706" table:style-name="ce44">
            <text:p>4308706</text:p>
          </table:table-cell>
          <table:table-cell office:value-type="string" table:style-name="ce44">
            <text:p>GAURAM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805" table:style-name="ce44">
            <text:p>4308805</text:p>
          </table:table-cell>
          <table:table-cell office:value-type="string" table:style-name="ce44">
            <text:p>GENERAL CAM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854" table:style-name="ce44">
            <text:p>4308854</text:p>
          </table:table-cell>
          <table:table-cell office:value-type="string" table:style-name="ce44">
            <text:p>GENTI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8904" table:style-name="ce44">
            <text:p>4308904</text:p>
          </table:table-cell>
          <table:table-cell office:value-type="string" table:style-name="ce44">
            <text:p>GETULIO VARG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001" table:style-name="ce44">
            <text:p>4309001</text:p>
          </table:table-cell>
          <table:table-cell office:value-type="string" table:style-name="ce44">
            <text:p>GIRU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050" table:style-name="ce44">
            <text:p>4309050</text:p>
          </table:table-cell>
          <table:table-cell office:value-type="string" table:style-name="ce44">
            <text:p>GLORIN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100" table:style-name="ce44">
            <text:p>4309100</text:p>
          </table:table-cell>
          <table:table-cell office:value-type="string" table:style-name="ce44">
            <text:p>GRAM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126" table:style-name="ce44">
            <text:p>4309126</text:p>
          </table:table-cell>
          <table:table-cell office:value-type="string" table:style-name="ce44">
            <text:p>GRAMADO DO LOUREIR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159" table:style-name="ce44">
            <text:p>4309159</text:p>
          </table:table-cell>
          <table:table-cell office:value-type="string" table:style-name="ce44">
            <text:p>GRAMADO XAVIE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209" table:style-name="ce44">
            <text:p>4309209</text:p>
          </table:table-cell>
          <table:table-cell office:value-type="string" table:style-name="ce44">
            <text:p>GRAVAT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258" table:style-name="ce44">
            <text:p>4309258</text:p>
          </table:table-cell>
          <table:table-cell office:value-type="string" table:style-name="ce44">
            <text:p>GUABIJU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308" table:style-name="ce44">
            <text:p>4309308</text:p>
          </table:table-cell>
          <table:table-cell office:value-type="string" table:style-name="ce44">
            <text:p>GUAIB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407" table:style-name="ce44">
            <text:p>4309407</text:p>
          </table:table-cell>
          <table:table-cell office:value-type="string" table:style-name="ce44">
            <text:p>GUAPO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506" table:style-name="ce44">
            <text:p>4309506</text:p>
          </table:table-cell>
          <table:table-cell office:value-type="string" table:style-name="ce44">
            <text:p>GUARANI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555" table:style-name="ce44">
            <text:p>4309555</text:p>
          </table:table-cell>
          <table:table-cell office:value-type="string" table:style-name="ce44">
            <text:p>HARMON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571" table:style-name="ce44">
            <text:p>4309571</text:p>
          </table:table-cell>
          <table:table-cell office:value-type="string" table:style-name="ce44">
            <text:p>HERVEIR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605" table:style-name="ce44">
            <text:p>4309605</text:p>
          </table:table-cell>
          <table:table-cell office:value-type="string" table:style-name="ce44">
            <text:p>HORIZONTI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654" table:style-name="ce44">
            <text:p>4309654</text:p>
          </table:table-cell>
          <table:table-cell office:value-type="string" table:style-name="ce44">
            <text:p>HULHA NEG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704" table:style-name="ce44">
            <text:p>4309704</text:p>
          </table:table-cell>
          <table:table-cell office:value-type="string" table:style-name="ce44">
            <text:p>HUMAI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753" table:style-name="ce44">
            <text:p>4309753</text:p>
          </table:table-cell>
          <table:table-cell office:value-type="string" table:style-name="ce44">
            <text:p>IBARAM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803" table:style-name="ce44">
            <text:p>4309803</text:p>
          </table:table-cell>
          <table:table-cell office:value-type="string" table:style-name="ce44">
            <text:p>IBIA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902" table:style-name="ce44">
            <text:p>4309902</text:p>
          </table:table-cell>
          <table:table-cell office:value-type="string" table:style-name="ce44">
            <text:p>IBIRAIAR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09951" table:style-name="ce44">
            <text:p>4309951</text:p>
          </table:table-cell>
          <table:table-cell office:value-type="string" table:style-name="ce44">
            <text:p>IBIRAPUI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009" table:style-name="ce44">
            <text:p>4310009</text:p>
          </table:table-cell>
          <table:table-cell office:value-type="string" table:style-name="ce44">
            <text:p>IBIRUB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108" table:style-name="ce44">
            <text:p>4310108</text:p>
          </table:table-cell>
          <table:table-cell office:value-type="string" table:style-name="ce44">
            <text:p>IGREJIN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207" table:style-name="ce44">
            <text:p>4310207</text:p>
          </table:table-cell>
          <table:table-cell office:value-type="string" table:style-name="ce44">
            <text:p>IJU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306" table:style-name="ce44">
            <text:p>4310306</text:p>
          </table:table-cell>
          <table:table-cell office:value-type="string" table:style-name="ce44">
            <text:p>ILOPOLI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330" table:style-name="ce44">
            <text:p>4310330</text:p>
          </table:table-cell>
          <table:table-cell office:value-type="string" table:style-name="ce44">
            <text:p>IMB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363" table:style-name="ce44">
            <text:p>4310363</text:p>
          </table:table-cell>
          <table:table-cell office:value-type="string" table:style-name="ce44">
            <text:p>IMIGRANT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405" table:style-name="ce44">
            <text:p>4310405</text:p>
          </table:table-cell>
          <table:table-cell office:value-type="string" table:style-name="ce44">
            <text:p>INDEPENDENC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413" table:style-name="ce44">
            <text:p>4310413</text:p>
          </table:table-cell>
          <table:table-cell office:value-type="string" table:style-name="ce44">
            <text:p>INHACO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439" table:style-name="ce44">
            <text:p>4310439</text:p>
          </table:table-cell>
          <table:table-cell office:value-type="string" table:style-name="ce44">
            <text:p>IP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462" table:style-name="ce44">
            <text:p>4310462</text:p>
          </table:table-cell>
          <table:table-cell office:value-type="string" table:style-name="ce44">
            <text:p>IPIRANG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504" table:style-name="ce44">
            <text:p>4310504</text:p>
          </table:table-cell>
          <table:table-cell office:value-type="string" table:style-name="ce44">
            <text:p>IR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538" table:style-name="ce44">
            <text:p>4310538</text:p>
          </table:table-cell>
          <table:table-cell office:value-type="string" table:style-name="ce44">
            <text:p>ITA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553" table:style-name="ce44">
            <text:p>4310553</text:p>
          </table:table-cell>
          <table:table-cell office:value-type="string" table:style-name="ce44">
            <text:p>ITACURUB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579" table:style-name="ce44">
            <text:p>4310579</text:p>
          </table:table-cell>
          <table:table-cell office:value-type="string" table:style-name="ce44">
            <text:p>ITAPU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603" table:style-name="ce44">
            <text:p>4310603</text:p>
          </table:table-cell>
          <table:table-cell office:value-type="string" table:style-name="ce44">
            <text:p>ITAQU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652" table:style-name="ce44">
            <text:p>4310652</text:p>
          </table:table-cell>
          <table:table-cell office:value-type="string" table:style-name="ce44">
            <text:p>ITAT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702" table:style-name="ce44">
            <text:p>4310702</text:p>
          </table:table-cell>
          <table:table-cell office:value-type="string" table:style-name="ce44">
            <text:p>ITATIB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751" table:style-name="ce44">
            <text:p>4310751</text:p>
          </table:table-cell>
          <table:table-cell office:value-type="string" table:style-name="ce44">
            <text:p>IVO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801" table:style-name="ce44">
            <text:p>4310801</text:p>
          </table:table-cell>
          <table:table-cell office:value-type="string" table:style-name="ce44">
            <text:p>IVOT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850" table:style-name="ce44">
            <text:p>4310850</text:p>
          </table:table-cell>
          <table:table-cell office:value-type="string" table:style-name="ce44">
            <text:p>JABOTICAB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876" table:style-name="ce44">
            <text:p>4310876</text:p>
          </table:table-cell>
          <table:table-cell office:value-type="string" table:style-name="ce44">
            <text:p>JACUIZ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0900" table:style-name="ce44">
            <text:p>4310900</text:p>
          </table:table-cell>
          <table:table-cell office:value-type="string" table:style-name="ce44">
            <text:p>JACUTING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007" table:style-name="ce44">
            <text:p>4311007</text:p>
          </table:table-cell>
          <table:table-cell office:value-type="string" table:style-name="ce44">
            <text:p>JAGUAR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106" table:style-name="ce44">
            <text:p>4311106</text:p>
          </table:table-cell>
          <table:table-cell office:value-type="string" table:style-name="ce44">
            <text:p>JAGUAR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122" table:style-name="ce44">
            <text:p>4311122</text:p>
          </table:table-cell>
          <table:table-cell office:value-type="string" table:style-name="ce44">
            <text:p>JAQUIRA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130" table:style-name="ce44">
            <text:p>4311130</text:p>
          </table:table-cell>
          <table:table-cell office:value-type="string" table:style-name="ce44">
            <text:p>JAR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155" table:style-name="ce44">
            <text:p>4311155</text:p>
          </table:table-cell>
          <table:table-cell office:value-type="string" table:style-name="ce44">
            <text:p>JO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205" table:style-name="ce44">
            <text:p>4311205</text:p>
          </table:table-cell>
          <table:table-cell office:value-type="string" table:style-name="ce44">
            <text:p>JULIO DE CASTILH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239" table:style-name="ce44">
            <text:p>4311239</text:p>
          </table:table-cell>
          <table:table-cell office:value-type="string" table:style-name="ce44">
            <text:p>LAGOA BONIT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254" table:style-name="ce44">
            <text:p>4311254</text:p>
          </table:table-cell>
          <table:table-cell office:value-type="string" table:style-name="ce44">
            <text:p>LAGO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270" table:style-name="ce44">
            <text:p>4311270</text:p>
          </table:table-cell>
          <table:table-cell office:value-type="string" table:style-name="ce44">
            <text:p>LAGOA DO TRES CANT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304" table:style-name="ce44">
            <text:p>4311304</text:p>
          </table:table-cell>
          <table:table-cell office:value-type="string" table:style-name="ce44">
            <text:p>LAGOA VERMEL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403" table:style-name="ce44">
            <text:p>4311403</text:p>
          </table:table-cell>
          <table:table-cell office:value-type="string" table:style-name="ce44">
            <text:p>LAJE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429" table:style-name="ce44">
            <text:p>4311429</text:p>
          </table:table-cell>
          <table:table-cell office:value-type="string" table:style-name="ce44">
            <text:p>LAJEADO DO BUG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502" table:style-name="ce44">
            <text:p>4311502</text:p>
          </table:table-cell>
          <table:table-cell office:value-type="string" table:style-name="ce44">
            <text:p>LAVRA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601" table:style-name="ce44">
            <text:p>4311601</text:p>
          </table:table-cell>
          <table:table-cell office:value-type="string" table:style-name="ce44">
            <text:p>LIBERATO SALZA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627" table:style-name="ce44">
            <text:p>4311627</text:p>
          </table:table-cell>
          <table:table-cell office:value-type="string" table:style-name="ce44">
            <text:p>LINDOLFO COLLO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643" table:style-name="ce44">
            <text:p>4311643</text:p>
          </table:table-cell>
          <table:table-cell office:value-type="string" table:style-name="ce44">
            <text:p>LINHA NOV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700" table:style-name="ce44">
            <text:p>4311700</text:p>
          </table:table-cell>
          <table:table-cell office:value-type="string" table:style-name="ce44">
            <text:p>MACHAD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718" table:style-name="ce44">
            <text:p>4311718</text:p>
          </table:table-cell>
          <table:table-cell office:value-type="string" table:style-name="ce44">
            <text:p>MACAMB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734" table:style-name="ce44">
            <text:p>4311734</text:p>
          </table:table-cell>
          <table:table-cell office:value-type="string" table:style-name="ce44">
            <text:p>MAMPITUB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759" table:style-name="ce44">
            <text:p>4311759</text:p>
          </table:table-cell>
          <table:table-cell office:value-type="string" table:style-name="ce44">
            <text:p>MANOEL VIA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775" table:style-name="ce44">
            <text:p>4311775</text:p>
          </table:table-cell>
          <table:table-cell office:value-type="string" table:style-name="ce44">
            <text:p>MAQUIN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791" table:style-name="ce44">
            <text:p>4311791</text:p>
          </table:table-cell>
          <table:table-cell office:value-type="string" table:style-name="ce44">
            <text:p>MARA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809" table:style-name="ce44">
            <text:p>4311809</text:p>
          </table:table-cell>
          <table:table-cell office:value-type="string" table:style-name="ce44">
            <text:p>MARAU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908" table:style-name="ce44">
            <text:p>4311908</text:p>
          </table:table-cell>
          <table:table-cell office:value-type="string" table:style-name="ce44">
            <text:p>MARCELINO RAM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1981" table:style-name="ce44">
            <text:p>4311981</text:p>
          </table:table-cell>
          <table:table-cell office:value-type="string" table:style-name="ce44">
            <text:p>MARIANA PIMENTE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005" table:style-name="ce44">
            <text:p>4312005</text:p>
          </table:table-cell>
          <table:table-cell office:value-type="string" table:style-name="ce44">
            <text:p>MARIANO MO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054" table:style-name="ce44">
            <text:p>4312054</text:p>
          </table:table-cell>
          <table:table-cell office:value-type="string" table:style-name="ce44">
            <text:p>MARQUES DE SOUZ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104" table:style-name="ce44">
            <text:p>4312104</text:p>
          </table:table-cell>
          <table:table-cell office:value-type="string" table:style-name="ce44">
            <text:p>MA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138" table:style-name="ce44">
            <text:p>4312138</text:p>
          </table:table-cell>
          <table:table-cell office:value-type="string" table:style-name="ce44">
            <text:p>MATO CASTELHA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153" table:style-name="ce44">
            <text:p>4312153</text:p>
          </table:table-cell>
          <table:table-cell office:value-type="string" table:style-name="ce44">
            <text:p>MATO LEIT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179" table:style-name="ce44">
            <text:p>4312179</text:p>
          </table:table-cell>
          <table:table-cell office:value-type="string" table:style-name="ce44">
            <text:p>MATO QUEIM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203" table:style-name="ce44">
            <text:p>4312203</text:p>
          </table:table-cell>
          <table:table-cell office:value-type="string" table:style-name="ce44">
            <text:p>MAXIMILIANO DE ALMEI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252" table:style-name="ce44">
            <text:p>4312252</text:p>
          </table:table-cell>
          <table:table-cell office:value-type="string" table:style-name="ce44">
            <text:p>MINAS DO LE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302" table:style-name="ce44">
            <text:p>4312302</text:p>
          </table:table-cell>
          <table:table-cell office:value-type="string" table:style-name="ce44">
            <text:p>MIRAGU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351" table:style-name="ce44">
            <text:p>4312351</text:p>
          </table:table-cell>
          <table:table-cell office:value-type="string" table:style-name="ce44">
            <text:p>MONTAUR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377" table:style-name="ce44">
            <text:p>4312377</text:p>
          </table:table-cell>
          <table:table-cell office:value-type="string" table:style-name="ce44">
            <text:p>MONTE ALEGRE DO CAMP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385" table:style-name="ce44">
            <text:p>4312385</text:p>
          </table:table-cell>
          <table:table-cell office:value-type="string" table:style-name="ce44">
            <text:p>MONTE BEL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401" table:style-name="ce44">
            <text:p>4312401</text:p>
          </table:table-cell>
          <table:table-cell office:value-type="string" table:style-name="ce44">
            <text:p>MONTENEG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427" table:style-name="ce44">
            <text:p>4312427</text:p>
          </table:table-cell>
          <table:table-cell office:value-type="string" table:style-name="ce44">
            <text:p>MORMAC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443" table:style-name="ce44">
            <text:p>4312443</text:p>
          </table:table-cell>
          <table:table-cell office:value-type="string" table:style-name="ce44">
            <text:p>MORRINHO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450" table:style-name="ce44">
            <text:p>4312450</text:p>
          </table:table-cell>
          <table:table-cell office:value-type="string" table:style-name="ce44">
            <text:p>MORRO REDON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476" table:style-name="ce44">
            <text:p>4312476</text:p>
          </table:table-cell>
          <table:table-cell office:value-type="string" table:style-name="ce44">
            <text:p>MORRO REUTE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500" table:style-name="ce44">
            <text:p>4312500</text:p>
          </table:table-cell>
          <table:table-cell office:value-type="string" table:style-name="ce44">
            <text:p>MOSTARD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609" table:style-name="ce44">
            <text:p>4312609</text:p>
          </table:table-cell>
          <table:table-cell office:value-type="string" table:style-name="ce44">
            <text:p>MUCUM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617" table:style-name="ce44">
            <text:p>4312617</text:p>
          </table:table-cell>
          <table:table-cell office:value-type="string" table:style-name="ce44">
            <text:p>MUITOS CAP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625" table:style-name="ce44">
            <text:p>4312625</text:p>
          </table:table-cell>
          <table:table-cell office:value-type="string" table:style-name="ce44">
            <text:p>MULITER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658" table:style-name="ce44">
            <text:p>4312658</text:p>
          </table:table-cell>
          <table:table-cell office:value-type="string" table:style-name="ce44">
            <text:p>NAO-ME-TOQU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674" table:style-name="ce44">
            <text:p>4312674</text:p>
          </table:table-cell>
          <table:table-cell office:value-type="string" table:style-name="ce44">
            <text:p>NICOLAU VERGUEI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708" table:style-name="ce44">
            <text:p>4312708</text:p>
          </table:table-cell>
          <table:table-cell office:value-type="string" table:style-name="ce44">
            <text:p>NONO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757" table:style-name="ce44">
            <text:p>4312757</text:p>
          </table:table-cell>
          <table:table-cell office:value-type="string" table:style-name="ce44">
            <text:p>NOVA ALVORA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807" table:style-name="ce44">
            <text:p>4312807</text:p>
          </table:table-cell>
          <table:table-cell office:value-type="string" table:style-name="ce44">
            <text:p>NOVA ARA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906" table:style-name="ce44">
            <text:p>4312906</text:p>
          </table:table-cell>
          <table:table-cell office:value-type="string" table:style-name="ce44">
            <text:p>NOVA BASSA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2955" table:style-name="ce44">
            <text:p>4312955</text:p>
          </table:table-cell>
          <table:table-cell office:value-type="string" table:style-name="ce44">
            <text:p>NOVA BOA VIS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003" table:style-name="ce44">
            <text:p>4313003</text:p>
          </table:table-cell>
          <table:table-cell office:value-type="string" table:style-name="ce44">
            <text:p>NOVA BRESC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011" table:style-name="ce44">
            <text:p>4313011</text:p>
          </table:table-cell>
          <table:table-cell office:value-type="string" table:style-name="ce44">
            <text:p>NOVA CANDELAR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037" table:style-name="ce44">
            <text:p>4313037</text:p>
          </table:table-cell>
          <table:table-cell office:value-type="string" table:style-name="ce44">
            <text:p>NOVA ESPERANC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060" table:style-name="ce44">
            <text:p>4313060</text:p>
          </table:table-cell>
          <table:table-cell office:value-type="string" table:style-name="ce44">
            <text:p>NOVA HARTZ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086" table:style-name="ce44">
            <text:p>4313086</text:p>
          </table:table-cell>
          <table:table-cell office:value-type="string" table:style-name="ce44">
            <text:p>NOVA PADU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102" table:style-name="ce44">
            <text:p>4313102</text:p>
          </table:table-cell>
          <table:table-cell office:value-type="string" table:style-name="ce44">
            <text:p>NOVA PALM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201" table:style-name="ce44">
            <text:p>4313201</text:p>
          </table:table-cell>
          <table:table-cell office:value-type="string" table:style-name="ce44">
            <text:p>NOVA PETROPOLI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300" table:style-name="ce44">
            <text:p>4313300</text:p>
          </table:table-cell>
          <table:table-cell office:value-type="string" table:style-name="ce44">
            <text:p>NOVA PRA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334" table:style-name="ce44">
            <text:p>4313334</text:p>
          </table:table-cell>
          <table:table-cell office:value-type="string" table:style-name="ce44">
            <text:p>NOVA RAMA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359" table:style-name="ce44">
            <text:p>4313359</text:p>
          </table:table-cell>
          <table:table-cell office:value-type="string" table:style-name="ce44">
            <text:p>NOVA ROM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375" table:style-name="ce44">
            <text:p>4313375</text:p>
          </table:table-cell>
          <table:table-cell office:value-type="string" table:style-name="ce44">
            <text:p>NOVA SANTA RI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391" table:style-name="ce44">
            <text:p>4313391</text:p>
          </table:table-cell>
          <table:table-cell office:value-type="string" table:style-name="ce44">
            <text:p>NOVO CABRAI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409" table:style-name="ce44">
            <text:p>4313409</text:p>
          </table:table-cell>
          <table:table-cell office:value-type="string" table:style-name="ce44">
            <text:p>NOVO HAMBURG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425" table:style-name="ce44">
            <text:p>4313425</text:p>
          </table:table-cell>
          <table:table-cell office:value-type="string" table:style-name="ce44">
            <text:p>NOVO MACH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441" table:style-name="ce44">
            <text:p>4313441</text:p>
          </table:table-cell>
          <table:table-cell office:value-type="string" table:style-name="ce44">
            <text:p>NOVO TIRADENT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466" table:style-name="ce44">
            <text:p>4313466</text:p>
          </table:table-cell>
          <table:table-cell office:value-type="string" table:style-name="ce44">
            <text:p>NOVO XINGU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490" table:style-name="ce44">
            <text:p>4313490</text:p>
          </table:table-cell>
          <table:table-cell office:value-type="string" table:style-name="ce44">
            <text:p>NOVO BARREI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508" table:style-name="ce44">
            <text:p>4313508</text:p>
          </table:table-cell>
          <table:table-cell office:value-type="string" table:style-name="ce44">
            <text:p>OSOR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607" table:style-name="ce44">
            <text:p>4313607</text:p>
          </table:table-cell>
          <table:table-cell office:value-type="string" table:style-name="ce44">
            <text:p>PAIM FIL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656" table:style-name="ce44">
            <text:p>4313656</text:p>
          </table:table-cell>
          <table:table-cell office:value-type="string" table:style-name="ce44">
            <text:p>PALMARE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706" table:style-name="ce44">
            <text:p>4313706</text:p>
          </table:table-cell>
          <table:table-cell office:value-type="string" table:style-name="ce44">
            <text:p>PALMEIRA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805" table:style-name="ce44">
            <text:p>4313805</text:p>
          </table:table-cell>
          <table:table-cell office:value-type="string" table:style-name="ce44">
            <text:p>PALMIT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904" table:style-name="ce44">
            <text:p>4313904</text:p>
          </table:table-cell>
          <table:table-cell office:value-type="string" table:style-name="ce44">
            <text:p>PANAMB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3953" table:style-name="ce44">
            <text:p>4313953</text:p>
          </table:table-cell>
          <table:table-cell office:value-type="string" table:style-name="ce44">
            <text:p>PANTANO GRAN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001" table:style-name="ce44">
            <text:p>4314001</text:p>
          </table:table-cell>
          <table:table-cell office:value-type="string" table:style-name="ce44">
            <text:p>PAR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027" table:style-name="ce44">
            <text:p>4314027</text:p>
          </table:table-cell>
          <table:table-cell office:value-type="string" table:style-name="ce44">
            <text:p>PARAIS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035" table:style-name="ce44">
            <text:p>4314035</text:p>
          </table:table-cell>
          <table:table-cell office:value-type="string" table:style-name="ce44">
            <text:p>PARECI NOV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050" table:style-name="ce44">
            <text:p>4314050</text:p>
          </table:table-cell>
          <table:table-cell office:value-type="string" table:style-name="ce44">
            <text:p>PAROB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068" table:style-name="ce44">
            <text:p>4314068</text:p>
          </table:table-cell>
          <table:table-cell office:value-type="string" table:style-name="ce44">
            <text:p>PASSA SET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076" table:style-name="ce44">
            <text:p>4314076</text:p>
          </table:table-cell>
          <table:table-cell office:value-type="string" table:style-name="ce44">
            <text:p>PASSO DO SOBR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100" table:style-name="ce44">
            <text:p>4314100</text:p>
          </table:table-cell>
          <table:table-cell office:value-type="string" table:style-name="ce44">
            <text:p>PASSO FUN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134" table:style-name="ce44">
            <text:p>4314134</text:p>
          </table:table-cell>
          <table:table-cell office:value-type="string" table:style-name="ce44">
            <text:p>PAULO BEN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159" table:style-name="ce44">
            <text:p>4314159</text:p>
          </table:table-cell>
          <table:table-cell office:value-type="string" table:style-name="ce44">
            <text:p>PAVERAM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175" table:style-name="ce44">
            <text:p>4314175</text:p>
          </table:table-cell>
          <table:table-cell office:value-type="string" table:style-name="ce44">
            <text:p>PEDRAS ALT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209" table:style-name="ce44">
            <text:p>4314209</text:p>
          </table:table-cell>
          <table:table-cell office:value-type="string" table:style-name="ce44">
            <text:p>PEDRO OSOR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308" table:style-name="ce44">
            <text:p>4314308</text:p>
          </table:table-cell>
          <table:table-cell office:value-type="string" table:style-name="ce44">
            <text:p>PEJUC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407" table:style-name="ce44">
            <text:p>4314407</text:p>
          </table:table-cell>
          <table:table-cell office:value-type="string" table:style-name="ce44">
            <text:p>PELOT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423" table:style-name="ce44">
            <text:p>4314423</text:p>
          </table:table-cell>
          <table:table-cell office:value-type="string" table:style-name="ce44">
            <text:p>PICADA CAF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456" table:style-name="ce44">
            <text:p>4314456</text:p>
          </table:table-cell>
          <table:table-cell office:value-type="string" table:style-name="ce44">
            <text:p>PINH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464" table:style-name="ce44">
            <text:p>4314464</text:p>
          </table:table-cell>
          <table:table-cell office:value-type="string" table:style-name="ce44">
            <text:p>PINHAL DA SER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472" table:style-name="ce44">
            <text:p>4314472</text:p>
          </table:table-cell>
          <table:table-cell office:value-type="string" table:style-name="ce44">
            <text:p>PINHAL GRAN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498" table:style-name="ce44">
            <text:p>4314498</text:p>
          </table:table-cell>
          <table:table-cell office:value-type="string" table:style-name="ce44">
            <text:p>PINHEIRINHO DO VAL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506" table:style-name="ce44">
            <text:p>4314506</text:p>
          </table:table-cell>
          <table:table-cell office:value-type="string" table:style-name="ce44">
            <text:p>PINHEIRO MACH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548" table:style-name="ce44">
            <text:p>4314548</text:p>
          </table:table-cell>
          <table:table-cell office:value-type="string" table:style-name="ce44">
            <text:p>PINTO BANDEI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555" table:style-name="ce44">
            <text:p>4314555</text:p>
          </table:table-cell>
          <table:table-cell office:value-type="string" table:style-name="ce44">
            <text:p>PIRAP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605" table:style-name="ce44">
            <text:p>4314605</text:p>
          </table:table-cell>
          <table:table-cell office:value-type="string" table:style-name="ce44">
            <text:p>PIRATIN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704" table:style-name="ce44">
            <text:p>4314704</text:p>
          </table:table-cell>
          <table:table-cell office:value-type="string" table:style-name="ce44">
            <text:p>PLANAL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753" table:style-name="ce44">
            <text:p>4314753</text:p>
          </table:table-cell>
          <table:table-cell office:value-type="string" table:style-name="ce44">
            <text:p>POCO DAS ANT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779" table:style-name="ce44">
            <text:p>4314779</text:p>
          </table:table-cell>
          <table:table-cell office:value-type="string" table:style-name="ce44">
            <text:p>PONT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787" table:style-name="ce44">
            <text:p>4314787</text:p>
          </table:table-cell>
          <table:table-cell office:value-type="string" table:style-name="ce44">
            <text:p>PONTE PRE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803" table:style-name="ce44">
            <text:p>4314803</text:p>
          </table:table-cell>
          <table:table-cell office:value-type="string" table:style-name="ce44">
            <text:p>PORT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4902" table:style-name="ce44">
            <text:p>4314902</text:p>
          </table:table-cell>
          <table:table-cell office:value-type="string" table:style-name="ce44">
            <text:p>PORTO ALEG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008" table:style-name="ce44">
            <text:p>4315008</text:p>
          </table:table-cell>
          <table:table-cell office:value-type="string" table:style-name="ce44">
            <text:p>PORTO LUCE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057" table:style-name="ce44">
            <text:p>4315057</text:p>
          </table:table-cell>
          <table:table-cell office:value-type="string" table:style-name="ce44">
            <text:p>PORTO MAU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073" table:style-name="ce44">
            <text:p>4315073</text:p>
          </table:table-cell>
          <table:table-cell office:value-type="string" table:style-name="ce44">
            <text:p>PORTO VERA CRUZ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107" table:style-name="ce44">
            <text:p>4315107</text:p>
          </table:table-cell>
          <table:table-cell office:value-type="string" table:style-name="ce44">
            <text:p>PORTO XAVIE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131" table:style-name="ce44">
            <text:p>4315131</text:p>
          </table:table-cell>
          <table:table-cell office:value-type="string" table:style-name="ce44">
            <text:p>POUSO NOV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149" table:style-name="ce44">
            <text:p>4315149</text:p>
          </table:table-cell>
          <table:table-cell office:value-type="string" table:style-name="ce44">
            <text:p>PRESIDENTE LUCE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156" table:style-name="ce44">
            <text:p>4315156</text:p>
          </table:table-cell>
          <table:table-cell office:value-type="string" table:style-name="ce44">
            <text:p>PROGRESS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172" table:style-name="ce44">
            <text:p>4315172</text:p>
          </table:table-cell>
          <table:table-cell office:value-type="string" table:style-name="ce44">
            <text:p>PROTASIO ALV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206" table:style-name="ce44">
            <text:p>4315206</text:p>
          </table:table-cell>
          <table:table-cell office:value-type="string" table:style-name="ce44">
            <text:p>PUTING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305" table:style-name="ce44">
            <text:p>4315305</text:p>
          </table:table-cell>
          <table:table-cell office:value-type="string" table:style-name="ce44">
            <text:p>QUAR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313" table:style-name="ce44">
            <text:p>4315313</text:p>
          </table:table-cell>
          <table:table-cell office:value-type="string" table:style-name="ce44">
            <text:p>QUATRO IRMA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321" table:style-name="ce44">
            <text:p>4315321</text:p>
          </table:table-cell>
          <table:table-cell office:value-type="string" table:style-name="ce44">
            <text:p>QUEVED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354" table:style-name="ce44">
            <text:p>4315354</text:p>
          </table:table-cell>
          <table:table-cell office:value-type="string" table:style-name="ce44">
            <text:p>QUINZE DE NOVEMB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404" table:style-name="ce44">
            <text:p>4315404</text:p>
          </table:table-cell>
          <table:table-cell office:value-type="string" table:style-name="ce44">
            <text:p>REDENTO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453" table:style-name="ce44">
            <text:p>4315453</text:p>
          </table:table-cell>
          <table:table-cell office:value-type="string" table:style-name="ce44">
            <text:p>RELVA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503" table:style-name="ce44">
            <text:p>4315503</text:p>
          </table:table-cell>
          <table:table-cell office:value-type="string" table:style-name="ce44">
            <text:p>RESTINGA SEC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552" table:style-name="ce44">
            <text:p>4315552</text:p>
          </table:table-cell>
          <table:table-cell office:value-type="string" table:style-name="ce44">
            <text:p>RIO DO INDI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602" table:style-name="ce44">
            <text:p>4315602</text:p>
          </table:table-cell>
          <table:table-cell office:value-type="string" table:style-name="ce44">
            <text:p>RIO GRAN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701" table:style-name="ce44">
            <text:p>4315701</text:p>
          </table:table-cell>
          <table:table-cell office:value-type="string" table:style-name="ce44">
            <text:p>RIO PAR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750" table:style-name="ce44">
            <text:p>4315750</text:p>
          </table:table-cell>
          <table:table-cell office:value-type="string" table:style-name="ce44">
            <text:p>RIOZ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800" table:style-name="ce44">
            <text:p>4315800</text:p>
          </table:table-cell>
          <table:table-cell office:value-type="string" table:style-name="ce44">
            <text:p>ROCA SAL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909" table:style-name="ce44">
            <text:p>4315909</text:p>
          </table:table-cell>
          <table:table-cell office:value-type="string" table:style-name="ce44">
            <text:p>RODEIO BONI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5958" table:style-name="ce44">
            <text:p>4315958</text:p>
          </table:table-cell>
          <table:table-cell office:value-type="string" table:style-name="ce44">
            <text:p>ROLADO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006" table:style-name="ce44">
            <text:p>4316006</text:p>
          </table:table-cell>
          <table:table-cell office:value-type="string" table:style-name="ce44">
            <text:p>ROLANT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105" table:style-name="ce44">
            <text:p>4316105</text:p>
          </table:table-cell>
          <table:table-cell office:value-type="string" table:style-name="ce44">
            <text:p>RONDA AL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204" table:style-name="ce44">
            <text:p>4316204</text:p>
          </table:table-cell>
          <table:table-cell office:value-type="string" table:style-name="ce44">
            <text:p>RONDIN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303" table:style-name="ce44">
            <text:p>4316303</text:p>
          </table:table-cell>
          <table:table-cell office:value-type="string" table:style-name="ce44">
            <text:p>ROQUE GONZAL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402" table:style-name="ce44">
            <text:p>4316402</text:p>
          </table:table-cell>
          <table:table-cell office:value-type="string" table:style-name="ce44">
            <text:p>ROSARI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428" table:style-name="ce44">
            <text:p>4316428</text:p>
          </table:table-cell>
          <table:table-cell office:value-type="string" table:style-name="ce44">
            <text:p>SAGRADA FAMIL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436" table:style-name="ce44">
            <text:p>4316436</text:p>
          </table:table-cell>
          <table:table-cell office:value-type="string" table:style-name="ce44">
            <text:p>SALDANHA MAR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451" table:style-name="ce44">
            <text:p>4316451</text:p>
          </table:table-cell>
          <table:table-cell office:value-type="string" table:style-name="ce44">
            <text:p>SALTO DO JACU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477" table:style-name="ce44">
            <text:p>4316477</text:p>
          </table:table-cell>
          <table:table-cell office:value-type="string" table:style-name="ce44">
            <text:p>SALVADOR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501" table:style-name="ce44">
            <text:p>4316501</text:p>
          </table:table-cell>
          <table:table-cell office:value-type="string" table:style-name="ce44">
            <text:p>SALVADOR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600" table:style-name="ce44">
            <text:p>4316600</text:p>
          </table:table-cell>
          <table:table-cell office:value-type="string" table:style-name="ce44">
            <text:p>SANANDUV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709" table:style-name="ce44">
            <text:p>4316709</text:p>
          </table:table-cell>
          <table:table-cell office:value-type="string" table:style-name="ce44">
            <text:p>SANTA BARBAR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733" table:style-name="ce44">
            <text:p>4316733</text:p>
          </table:table-cell>
          <table:table-cell office:value-type="string" table:style-name="ce44">
            <text:p>SANTA CECILI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758" table:style-name="ce44">
            <text:p>4316758</text:p>
          </table:table-cell>
          <table:table-cell office:value-type="string" table:style-name="ce44">
            <text:p>SANTA CLAR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808" table:style-name="ce44">
            <text:p>4316808</text:p>
          </table:table-cell>
          <table:table-cell office:value-type="string" table:style-name="ce44">
            <text:p>SANTA CRUZ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907" table:style-name="ce44">
            <text:p>4316907</text:p>
          </table:table-cell>
          <table:table-cell office:value-type="string" table:style-name="ce44">
            <text:p>SANTA MAR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956" table:style-name="ce44">
            <text:p>4316956</text:p>
          </table:table-cell>
          <table:table-cell office:value-type="string" table:style-name="ce44">
            <text:p>SANTA MARIA DO HERV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6972" table:style-name="ce44">
            <text:p>4316972</text:p>
          </table:table-cell>
          <table:table-cell office:value-type="string" table:style-name="ce44">
            <text:p>SANTA MARGARID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004" table:style-name="ce44">
            <text:p>4317004</text:p>
          </table:table-cell>
          <table:table-cell office:value-type="string" table:style-name="ce44">
            <text:p>SANTANA DA BOA VIS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103" table:style-name="ce44">
            <text:p>4317103</text:p>
          </table:table-cell>
          <table:table-cell office:value-type="string" table:style-name="ce44">
            <text:p>SANTANA DO LIVRAMEN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202" table:style-name="ce44">
            <text:p>4317202</text:p>
          </table:table-cell>
          <table:table-cell office:value-type="string" table:style-name="ce44">
            <text:p>SANTA ROS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251" table:style-name="ce44">
            <text:p>4317251</text:p>
          </table:table-cell>
          <table:table-cell office:value-type="string" table:style-name="ce44">
            <text:p>SANTA TEREZ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301" table:style-name="ce44">
            <text:p>4317301</text:p>
          </table:table-cell>
          <table:table-cell office:value-type="string" table:style-name="ce44">
            <text:p>SANTA VITORIA DO PALMAR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400" table:style-name="ce44">
            <text:p>4317400</text:p>
          </table:table-cell>
          <table:table-cell office:value-type="string" table:style-name="ce44">
            <text:p>SANTIAG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509" table:style-name="ce44">
            <text:p>4317509</text:p>
          </table:table-cell>
          <table:table-cell office:value-type="string" table:style-name="ce44">
            <text:p>SANTO ANGEL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558" table:style-name="ce44">
            <text:p>4317558</text:p>
          </table:table-cell>
          <table:table-cell office:value-type="string" table:style-name="ce44">
            <text:p>SANTO ANTONIO DO PALM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608" table:style-name="ce44">
            <text:p>4317608</text:p>
          </table:table-cell>
          <table:table-cell office:value-type="string" table:style-name="ce44">
            <text:p>SANTO ANTONIO DA PATRUL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707" table:style-name="ce44">
            <text:p>4317707</text:p>
          </table:table-cell>
          <table:table-cell office:value-type="string" table:style-name="ce44">
            <text:p>SANTO ANTONIO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756" table:style-name="ce44">
            <text:p>4317756</text:p>
          </table:table-cell>
          <table:table-cell office:value-type="string" table:style-name="ce44">
            <text:p>SANTO ANTONIO DO PLANAL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806" table:style-name="ce44">
            <text:p>4317806</text:p>
          </table:table-cell>
          <table:table-cell office:value-type="string" table:style-name="ce44">
            <text:p>SANTO AUGUS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905" table:style-name="ce44">
            <text:p>4317905</text:p>
          </table:table-cell>
          <table:table-cell office:value-type="string" table:style-name="ce44">
            <text:p>SANTO CRIST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7954" table:style-name="ce44">
            <text:p>4317954</text:p>
          </table:table-cell>
          <table:table-cell office:value-type="string" table:style-name="ce44">
            <text:p>SANTO EXPEDIT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002" table:style-name="ce44">
            <text:p>4318002</text:p>
          </table:table-cell>
          <table:table-cell office:value-type="string" table:style-name="ce44">
            <text:p>SAO BORJ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051" table:style-name="ce44">
            <text:p>4318051</text:p>
          </table:table-cell>
          <table:table-cell office:value-type="string" table:style-name="ce44">
            <text:p>SAO DOMINGO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101" table:style-name="ce44">
            <text:p>4318101</text:p>
          </table:table-cell>
          <table:table-cell office:value-type="string" table:style-name="ce44">
            <text:p>SAO FRANCISCO DE ASSI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200" table:style-name="ce44">
            <text:p>4318200</text:p>
          </table:table-cell>
          <table:table-cell office:value-type="string" table:style-name="ce44">
            <text:p>SAO FRANCISCO DE PAUL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309" table:style-name="ce44">
            <text:p>4318309</text:p>
          </table:table-cell>
          <table:table-cell office:value-type="string" table:style-name="ce44">
            <text:p>SAO GABRIE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08" table:style-name="ce44">
            <text:p>4318408</text:p>
          </table:table-cell>
          <table:table-cell office:value-type="string" table:style-name="ce44">
            <text:p>SAO JERONIM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24" table:style-name="ce44">
            <text:p>4318424</text:p>
          </table:table-cell>
          <table:table-cell office:value-type="string" table:style-name="ce44">
            <text:p>SAO JOAO DA URTIG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32" table:style-name="ce44">
            <text:p>4318432</text:p>
          </table:table-cell>
          <table:table-cell office:value-type="string" table:style-name="ce44">
            <text:p>SAO JOAO DO POLESIN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40" table:style-name="ce44">
            <text:p>4318440</text:p>
          </table:table-cell>
          <table:table-cell office:value-type="string" table:style-name="ce44">
            <text:p>SAO JORG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57" table:style-name="ce44">
            <text:p>4318457</text:p>
          </table:table-cell>
          <table:table-cell office:value-type="string" table:style-name="ce44">
            <text:p>SAO JOSE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65" table:style-name="ce44">
            <text:p>4318465</text:p>
          </table:table-cell>
          <table:table-cell office:value-type="string" table:style-name="ce44">
            <text:p>SAO JOSE DO HERV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81" table:style-name="ce44">
            <text:p>4318481</text:p>
          </table:table-cell>
          <table:table-cell office:value-type="string" table:style-name="ce44">
            <text:p>SAO JOSE DO HORTENC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499" table:style-name="ce44">
            <text:p>4318499</text:p>
          </table:table-cell>
          <table:table-cell office:value-type="string" table:style-name="ce44">
            <text:p>SAO JOSE DO INHACO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507" table:style-name="ce44">
            <text:p>4318507</text:p>
          </table:table-cell>
          <table:table-cell office:value-type="string" table:style-name="ce44">
            <text:p>SAO JOSE DO NORT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606" table:style-name="ce44">
            <text:p>4318606</text:p>
          </table:table-cell>
          <table:table-cell office:value-type="string" table:style-name="ce44">
            <text:p>SAO JOSE DO OU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614" table:style-name="ce44">
            <text:p>4318614</text:p>
          </table:table-cell>
          <table:table-cell office:value-type="string" table:style-name="ce44">
            <text:p>SAO JOSE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622" table:style-name="ce44">
            <text:p>4318622</text:p>
          </table:table-cell>
          <table:table-cell office:value-type="string" table:style-name="ce44">
            <text:p>SAO JOSE DO AUSENT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705" table:style-name="ce44">
            <text:p>4318705</text:p>
          </table:table-cell>
          <table:table-cell office:value-type="string" table:style-name="ce44">
            <text:p>SAO LEOPOL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804" table:style-name="ce44">
            <text:p>4318804</text:p>
          </table:table-cell>
          <table:table-cell office:value-type="string" table:style-name="ce44">
            <text:p>SAO LOURENC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8903" table:style-name="ce44">
            <text:p>4318903</text:p>
          </table:table-cell>
          <table:table-cell office:value-type="string" table:style-name="ce44">
            <text:p>SAO LUIZ GONZAG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000" table:style-name="ce44">
            <text:p>4319000</text:p>
          </table:table-cell>
          <table:table-cell office:value-type="string" table:style-name="ce44">
            <text:p>SAO MARC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109" table:style-name="ce44">
            <text:p>4319109</text:p>
          </table:table-cell>
          <table:table-cell office:value-type="string" table:style-name="ce44">
            <text:p>SAO MART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125" table:style-name="ce44">
            <text:p>4319125</text:p>
          </table:table-cell>
          <table:table-cell office:value-type="string" table:style-name="ce44">
            <text:p>SAO MARTINHO DA SER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158" table:style-name="ce44">
            <text:p>4319158</text:p>
          </table:table-cell>
          <table:table-cell office:value-type="string" table:style-name="ce44">
            <text:p>SAO MIGUEL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208" table:style-name="ce44">
            <text:p>4319208</text:p>
          </table:table-cell>
          <table:table-cell office:value-type="string" table:style-name="ce44">
            <text:p>SAO NICOLAU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307" table:style-name="ce44">
            <text:p>4319307</text:p>
          </table:table-cell>
          <table:table-cell office:value-type="string" table:style-name="ce44">
            <text:p>SAO PAULO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356" table:style-name="ce44">
            <text:p>4319356</text:p>
          </table:table-cell>
          <table:table-cell office:value-type="string" table:style-name="ce44">
            <text:p>SAO PEDRO DA SER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364" table:style-name="ce44">
            <text:p>4319364</text:p>
          </table:table-cell>
          <table:table-cell office:value-type="string" table:style-name="ce44">
            <text:p>SAO PEDRO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372" table:style-name="ce44">
            <text:p>4319372</text:p>
          </table:table-cell>
          <table:table-cell office:value-type="string" table:style-name="ce44">
            <text:p>SAO PEDRO DO BUT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406" table:style-name="ce44">
            <text:p>4319406</text:p>
          </table:table-cell>
          <table:table-cell office:value-type="string" table:style-name="ce44">
            <text:p>SAO PEDR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505" table:style-name="ce44">
            <text:p>4319505</text:p>
          </table:table-cell>
          <table:table-cell office:value-type="string" table:style-name="ce44">
            <text:p>SAO SEBASTIAO DO C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604" table:style-name="ce44">
            <text:p>4319604</text:p>
          </table:table-cell>
          <table:table-cell office:value-type="string" table:style-name="ce44">
            <text:p>SAO SEP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703" table:style-name="ce44">
            <text:p>4319703</text:p>
          </table:table-cell>
          <table:table-cell office:value-type="string" table:style-name="ce44">
            <text:p>SAO VALENTIM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711" table:style-name="ce44">
            <text:p>4319711</text:p>
          </table:table-cell>
          <table:table-cell office:value-type="string" table:style-name="ce44">
            <text:p>SAO VALENTIM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737" table:style-name="ce44">
            <text:p>4319737</text:p>
          </table:table-cell>
          <table:table-cell office:value-type="string" table:style-name="ce44">
            <text:p>SAO VALERIO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752" table:style-name="ce44">
            <text:p>4319752</text:p>
          </table:table-cell>
          <table:table-cell office:value-type="string" table:style-name="ce44">
            <text:p>SAO VENDELIN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802" table:style-name="ce44">
            <text:p>4319802</text:p>
          </table:table-cell>
          <table:table-cell office:value-type="string" table:style-name="ce44">
            <text:p>SAO VICENTE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19901" table:style-name="ce44">
            <text:p>4319901</text:p>
          </table:table-cell>
          <table:table-cell office:value-type="string" table:style-name="ce44">
            <text:p>SAPIRANG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008" table:style-name="ce44">
            <text:p>4320008</text:p>
          </table:table-cell>
          <table:table-cell office:value-type="string" table:style-name="ce44">
            <text:p>SAPUCAI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107" table:style-name="ce44">
            <text:p>4320107</text:p>
          </table:table-cell>
          <table:table-cell office:value-type="string" table:style-name="ce44">
            <text:p>SARAND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206" table:style-name="ce44">
            <text:p>4320206</text:p>
          </table:table-cell>
          <table:table-cell office:value-type="string" table:style-name="ce44">
            <text:p>SEBER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230" table:style-name="ce44">
            <text:p>4320230</text:p>
          </table:table-cell>
          <table:table-cell office:value-type="string" table:style-name="ce44">
            <text:p>SEDE NOV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263" table:style-name="ce44">
            <text:p>4320263</text:p>
          </table:table-cell>
          <table:table-cell office:value-type="string" table:style-name="ce44">
            <text:p>SEGRED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305" table:style-name="ce44">
            <text:p>4320305</text:p>
          </table:table-cell>
          <table:table-cell office:value-type="string" table:style-name="ce44">
            <text:p>SELBACH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321" table:style-name="ce44">
            <text:p>4320321</text:p>
          </table:table-cell>
          <table:table-cell office:value-type="string" table:style-name="ce44">
            <text:p>SENADOR SALGADO FIL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354" table:style-name="ce44">
            <text:p>4320354</text:p>
          </table:table-cell>
          <table:table-cell office:value-type="string" table:style-name="ce44">
            <text:p>SENTINEL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404" table:style-name="ce44">
            <text:p>4320404</text:p>
          </table:table-cell>
          <table:table-cell office:value-type="string" table:style-name="ce44">
            <text:p>SERAFINA CORRE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453" table:style-name="ce44">
            <text:p>4320453</text:p>
          </table:table-cell>
          <table:table-cell office:value-type="string" table:style-name="ce44">
            <text:p>SER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503" table:style-name="ce44">
            <text:p>4320503</text:p>
          </table:table-cell>
          <table:table-cell office:value-type="string" table:style-name="ce44">
            <text:p>SERT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552" table:style-name="ce44">
            <text:p>4320552</text:p>
          </table:table-cell>
          <table:table-cell office:value-type="string" table:style-name="ce44">
            <text:p>SERTAO SANTA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578" table:style-name="ce44">
            <text:p>4320578</text:p>
          </table:table-cell>
          <table:table-cell office:value-type="string" table:style-name="ce44">
            <text:p>SETE DE SETEMB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602" table:style-name="ce44">
            <text:p>4320602</text:p>
          </table:table-cell>
          <table:table-cell office:value-type="string" table:style-name="ce44">
            <text:p>SEVERIANO DE ALMEI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651" table:style-name="ce44">
            <text:p>4320651</text:p>
          </table:table-cell>
          <table:table-cell office:value-type="string" table:style-name="ce44">
            <text:p>SILVEIRA MARTIN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677" table:style-name="ce44">
            <text:p>4320677</text:p>
          </table:table-cell>
          <table:table-cell office:value-type="string" table:style-name="ce44">
            <text:p>SINIMBU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701" table:style-name="ce44">
            <text:p>4320701</text:p>
          </table:table-cell>
          <table:table-cell office:value-type="string" table:style-name="ce44">
            <text:p>SOBRADINH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800" table:style-name="ce44">
            <text:p>4320800</text:p>
          </table:table-cell>
          <table:table-cell office:value-type="string" table:style-name="ce44">
            <text:p>SOLEDA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859" table:style-name="ce44">
            <text:p>4320859</text:p>
          </table:table-cell>
          <table:table-cell office:value-type="string" table:style-name="ce44">
            <text:p>TAB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0909" table:style-name="ce44">
            <text:p>4320909</text:p>
          </table:table-cell>
          <table:table-cell office:value-type="string" table:style-name="ce44">
            <text:p>TAPEJ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006" table:style-name="ce44">
            <text:p>4321006</text:p>
          </table:table-cell>
          <table:table-cell office:value-type="string" table:style-name="ce44">
            <text:p>TAPE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105" table:style-name="ce44">
            <text:p>4321105</text:p>
          </table:table-cell>
          <table:table-cell office:value-type="string" table:style-name="ce44">
            <text:p>TAP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204" table:style-name="ce44">
            <text:p>4321204</text:p>
          </table:table-cell>
          <table:table-cell office:value-type="string" table:style-name="ce44">
            <text:p>TAQUA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303" table:style-name="ce44">
            <text:p>4321303</text:p>
          </table:table-cell>
          <table:table-cell office:value-type="string" table:style-name="ce44">
            <text:p>TAQUAR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329" table:style-name="ce44">
            <text:p>4321329</text:p>
          </table:table-cell>
          <table:table-cell office:value-type="string" table:style-name="ce44">
            <text:p>TAQUARUCU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352" table:style-name="ce44">
            <text:p>4321352</text:p>
          </table:table-cell>
          <table:table-cell office:value-type="string" table:style-name="ce44">
            <text:p>TAVAR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402" table:style-name="ce44">
            <text:p>4321402</text:p>
          </table:table-cell>
          <table:table-cell office:value-type="string" table:style-name="ce44">
            <text:p>TENENTE PORTEL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436" table:style-name="ce44">
            <text:p>4321436</text:p>
          </table:table-cell>
          <table:table-cell office:value-type="string" table:style-name="ce44">
            <text:p>TERRA DE ARE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451" table:style-name="ce44">
            <text:p>4321451</text:p>
          </table:table-cell>
          <table:table-cell office:value-type="string" table:style-name="ce44">
            <text:p>TEUTON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469" table:style-name="ce44">
            <text:p>4321469</text:p>
          </table:table-cell>
          <table:table-cell office:value-type="string" table:style-name="ce44">
            <text:p>TIO HUG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477" table:style-name="ce44">
            <text:p>4321477</text:p>
          </table:table-cell>
          <table:table-cell office:value-type="string" table:style-name="ce44">
            <text:p>TIRADENTES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493" table:style-name="ce44">
            <text:p>4321493</text:p>
          </table:table-cell>
          <table:table-cell office:value-type="string" table:style-name="ce44">
            <text:p>TOROP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501" table:style-name="ce44">
            <text:p>4321501</text:p>
          </table:table-cell>
          <table:table-cell office:value-type="string" table:style-name="ce44">
            <text:p>TORR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600" table:style-name="ce44">
            <text:p>4321600</text:p>
          </table:table-cell>
          <table:table-cell office:value-type="string" table:style-name="ce44">
            <text:p>TRAMANDA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626" table:style-name="ce44">
            <text:p>4321626</text:p>
          </table:table-cell>
          <table:table-cell office:value-type="string" table:style-name="ce44">
            <text:p>TRAVESSEI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634" table:style-name="ce44">
            <text:p>4321634</text:p>
          </table:table-cell>
          <table:table-cell office:value-type="string" table:style-name="ce44">
            <text:p>TRES ARROI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667" table:style-name="ce44">
            <text:p>4321667</text:p>
          </table:table-cell>
          <table:table-cell office:value-type="string" table:style-name="ce44">
            <text:p>TRES CACHOEIR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709" table:style-name="ce44">
            <text:p>4321709</text:p>
          </table:table-cell>
          <table:table-cell office:value-type="string" table:style-name="ce44">
            <text:p>TRES CORO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808" table:style-name="ce44">
            <text:p>4321808</text:p>
          </table:table-cell>
          <table:table-cell office:value-type="string" table:style-name="ce44">
            <text:p>TRES DE MAI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832" table:style-name="ce44">
            <text:p>4321832</text:p>
          </table:table-cell>
          <table:table-cell office:value-type="string" table:style-name="ce44">
            <text:p>TRES FORQUILH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857" table:style-name="ce44">
            <text:p>4321857</text:p>
          </table:table-cell>
          <table:table-cell office:value-type="string" table:style-name="ce44">
            <text:p>TRES PALMEIR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907" table:style-name="ce44">
            <text:p>4321907</text:p>
          </table:table-cell>
          <table:table-cell office:value-type="string" table:style-name="ce44">
            <text:p>TRES PASS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1956" table:style-name="ce44">
            <text:p>4321956</text:p>
          </table:table-cell>
          <table:table-cell office:value-type="string" table:style-name="ce44">
            <text:p>TRINDADE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004" table:style-name="ce44">
            <text:p>4322004</text:p>
          </table:table-cell>
          <table:table-cell office:value-type="string" table:style-name="ce44">
            <text:p>TRIUNF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103" table:style-name="ce44">
            <text:p>4322103</text:p>
          </table:table-cell>
          <table:table-cell office:value-type="string" table:style-name="ce44">
            <text:p>TUCUNDUV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152" table:style-name="ce44">
            <text:p>4322152</text:p>
          </table:table-cell>
          <table:table-cell office:value-type="string" table:style-name="ce44">
            <text:p>TUNA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186" table:style-name="ce44">
            <text:p>4322186</text:p>
          </table:table-cell>
          <table:table-cell office:value-type="string" table:style-name="ce44">
            <text:p>TUPANCI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202" table:style-name="ce44">
            <text:p>4322202</text:p>
          </table:table-cell>
          <table:table-cell office:value-type="string" table:style-name="ce44">
            <text:p>TUPANCIRE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251" table:style-name="ce44">
            <text:p>4322251</text:p>
          </table:table-cell>
          <table:table-cell office:value-type="string" table:style-name="ce44">
            <text:p>TUPAND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301" table:style-name="ce44">
            <text:p>4322301</text:p>
          </table:table-cell>
          <table:table-cell office:value-type="string" table:style-name="ce44">
            <text:p>TUPAREND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327" table:style-name="ce44">
            <text:p>4322327</text:p>
          </table:table-cell>
          <table:table-cell office:value-type="string" table:style-name="ce44">
            <text:p>TURUCU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343" table:style-name="ce44">
            <text:p>4322343</text:p>
          </table:table-cell>
          <table:table-cell office:value-type="string" table:style-name="ce44">
            <text:p>UBIRETAM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350" table:style-name="ce44">
            <text:p>4322350</text:p>
          </table:table-cell>
          <table:table-cell office:value-type="string" table:style-name="ce44">
            <text:p>UNIAO DA SER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376" table:style-name="ce44">
            <text:p>4322376</text:p>
          </table:table-cell>
          <table:table-cell office:value-type="string" table:style-name="ce44">
            <text:p>UNISTALD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400" table:style-name="ce44">
            <text:p>4322400</text:p>
          </table:table-cell>
          <table:table-cell office:value-type="string" table:style-name="ce44">
            <text:p>URUGUAIAN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509" table:style-name="ce44">
            <text:p>4322509</text:p>
          </table:table-cell>
          <table:table-cell office:value-type="string" table:style-name="ce44">
            <text:p>VACAR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525" table:style-name="ce44">
            <text:p>4322525</text:p>
          </table:table-cell>
          <table:table-cell office:value-type="string" table:style-name="ce44">
            <text:p>VALE VERD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533" table:style-name="ce44">
            <text:p>4322533</text:p>
          </table:table-cell>
          <table:table-cell office:value-type="string" table:style-name="ce44">
            <text:p>VALE DO SO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541" table:style-name="ce44">
            <text:p>4322541</text:p>
          </table:table-cell>
          <table:table-cell office:value-type="string" table:style-name="ce44">
            <text:p>VALE REA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558" table:style-name="ce44">
            <text:p>4322558</text:p>
          </table:table-cell>
          <table:table-cell office:value-type="string" table:style-name="ce44">
            <text:p>VANINI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608" table:style-name="ce44">
            <text:p>4322608</text:p>
          </table:table-cell>
          <table:table-cell office:value-type="string" table:style-name="ce44">
            <text:p>VENANCIO AIR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707" table:style-name="ce44">
            <text:p>4322707</text:p>
          </table:table-cell>
          <table:table-cell office:value-type="string" table:style-name="ce44">
            <text:p>VERA CRUZ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806" table:style-name="ce44">
            <text:p>4322806</text:p>
          </table:table-cell>
          <table:table-cell office:value-type="string" table:style-name="ce44">
            <text:p>VERANOPOLI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855" table:style-name="ce44">
            <text:p>4322855</text:p>
          </table:table-cell>
          <table:table-cell office:value-type="string" table:style-name="ce44">
            <text:p>VESPASIANO CORRE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2905" table:style-name="ce44">
            <text:p>4322905</text:p>
          </table:table-cell>
          <table:table-cell office:value-type="string" table:style-name="ce44">
            <text:p>VIADUTO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002" table:style-name="ce44">
            <text:p>4323002</text:p>
          </table:table-cell>
          <table:table-cell office:value-type="string" table:style-name="ce44">
            <text:p>VIAMA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101" table:style-name="ce44">
            <text:p>4323101</text:p>
          </table:table-cell>
          <table:table-cell office:value-type="string" table:style-name="ce44">
            <text:p>VICENTE DUTR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200" table:style-name="ce44">
            <text:p>4323200</text:p>
          </table:table-cell>
          <table:table-cell office:value-type="string" table:style-name="ce44">
            <text:p>VICTOR GRAEFF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309" table:style-name="ce44">
            <text:p>4323309</text:p>
          </table:table-cell>
          <table:table-cell office:value-type="string" table:style-name="ce44">
            <text:p>VILA FLOR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358" table:style-name="ce44">
            <text:p>4323358</text:p>
          </table:table-cell>
          <table:table-cell office:value-type="string" table:style-name="ce44">
            <text:p>VILA LANGARO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408" table:style-name="ce44">
            <text:p>4323408</text:p>
          </table:table-cell>
          <table:table-cell office:value-type="string" table:style-name="ce44">
            <text:p>VILA MAR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457" table:style-name="ce44">
            <text:p>4323457</text:p>
          </table:table-cell>
          <table:table-cell office:value-type="string" table:style-name="ce44">
            <text:p>VILA NOVA DO SUL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507" table:style-name="ce44">
            <text:p>4323507</text:p>
          </table:table-cell>
          <table:table-cell office:value-type="string" table:style-name="ce44">
            <text:p>VISTA ALEGRE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606" table:style-name="ce44">
            <text:p>4323606</text:p>
          </table:table-cell>
          <table:table-cell office:value-type="string" table:style-name="ce44">
            <text:p>VISTA ALEGRE DO PRAT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705" table:style-name="ce44">
            <text:p>4323705</text:p>
          </table:table-cell>
          <table:table-cell office:value-type="string" table:style-name="ce44">
            <text:p>VISTA GAUCH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754" table:style-name="ce44">
            <text:p>4323754</text:p>
          </table:table-cell>
          <table:table-cell office:value-type="string" table:style-name="ce44">
            <text:p>VITORIA DAS MISSOES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770" table:style-name="ce44">
            <text:p>4323770</text:p>
          </table:table-cell>
          <table:table-cell office:value-type="string" table:style-name="ce44">
            <text:p>WESTFALI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4323804" table:style-name="ce44">
            <text:p>4323804</text:p>
          </table:table-cell>
          <table:table-cell office:value-type="string" table:style-name="ce44">
            <text:p>XANGRI-LA</text:p>
          </table:table-cell>
          <table:table-cell office:value-type="string" table:style-name="ce44">
            <text:p>R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0203" table:style-name="ce44">
            <text:p>5000203</text:p>
          </table:table-cell>
          <table:table-cell office:value-type="string" table:style-name="ce44">
            <text:p>AGUA CLAR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0252" table:style-name="ce44">
            <text:p>5000252</text:p>
          </table:table-cell>
          <table:table-cell office:value-type="string" table:style-name="ce44">
            <text:p>ALCINOPOLI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0609" table:style-name="ce44">
            <text:p>5000609</text:p>
          </table:table-cell>
          <table:table-cell office:value-type="string" table:style-name="ce44">
            <text:p>AMAMBA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0708" table:style-name="ce44">
            <text:p>5000708</text:p>
          </table:table-cell>
          <table:table-cell office:value-type="string" table:style-name="ce44">
            <text:p>ANASTACI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0807" table:style-name="ce44">
            <text:p>5000807</text:p>
          </table:table-cell>
          <table:table-cell office:value-type="string" table:style-name="ce44">
            <text:p>ANAURILANDI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0856" table:style-name="ce44">
            <text:p>5000856</text:p>
          </table:table-cell>
          <table:table-cell office:value-type="string" table:style-name="ce44">
            <text:p>ANGELIC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0906" table:style-name="ce44">
            <text:p>5000906</text:p>
          </table:table-cell>
          <table:table-cell office:value-type="string" table:style-name="ce44">
            <text:p>ANTONIO JOA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1003" table:style-name="ce44">
            <text:p>5001003</text:p>
          </table:table-cell>
          <table:table-cell office:value-type="string" table:style-name="ce44">
            <text:p>APARECIDA DO TABOAD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1102" table:style-name="ce44">
            <text:p>5001102</text:p>
          </table:table-cell>
          <table:table-cell office:value-type="string" table:style-name="ce44">
            <text:p>AQUIDAUAN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1243" table:style-name="ce44">
            <text:p>5001243</text:p>
          </table:table-cell>
          <table:table-cell office:value-type="string" table:style-name="ce44">
            <text:p>ARAL MOREIR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1508" table:style-name="ce44">
            <text:p>5001508</text:p>
          </table:table-cell>
          <table:table-cell office:value-type="string" table:style-name="ce44">
            <text:p>BANDEIRANTE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1904" table:style-name="ce44">
            <text:p>5001904</text:p>
          </table:table-cell>
          <table:table-cell office:value-type="string" table:style-name="ce44">
            <text:p>BATAGUASSU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001" table:style-name="ce44">
            <text:p>5002001</text:p>
          </table:table-cell>
          <table:table-cell office:value-type="string" table:style-name="ce44">
            <text:p>BATAIPOR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100" table:style-name="ce44">
            <text:p>5002100</text:p>
          </table:table-cell>
          <table:table-cell office:value-type="string" table:style-name="ce44">
            <text:p>BELA VIST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159" table:style-name="ce44">
            <text:p>5002159</text:p>
          </table:table-cell>
          <table:table-cell office:value-type="string" table:style-name="ce44">
            <text:p>BODOQUEN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209" table:style-name="ce44">
            <text:p>5002209</text:p>
          </table:table-cell>
          <table:table-cell office:value-type="string" table:style-name="ce44">
            <text:p>BONIT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308" table:style-name="ce44">
            <text:p>5002308</text:p>
          </table:table-cell>
          <table:table-cell office:value-type="string" table:style-name="ce44">
            <text:p>BRASILANDI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407" table:style-name="ce44">
            <text:p>5002407</text:p>
          </table:table-cell>
          <table:table-cell office:value-type="string" table:style-name="ce44">
            <text:p>CAARAP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605" table:style-name="ce44">
            <text:p>5002605</text:p>
          </table:table-cell>
          <table:table-cell office:value-type="string" table:style-name="ce44">
            <text:p>CAMAPU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704" table:style-name="ce44">
            <text:p>5002704</text:p>
          </table:table-cell>
          <table:table-cell office:value-type="string" table:style-name="ce44">
            <text:p>CAMPO GRANDE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803" table:style-name="ce44">
            <text:p>5002803</text:p>
          </table:table-cell>
          <table:table-cell office:value-type="string" table:style-name="ce44">
            <text:p>CARACOL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902" table:style-name="ce44">
            <text:p>5002902</text:p>
          </table:table-cell>
          <table:table-cell office:value-type="string" table:style-name="ce44">
            <text:p>CASSILANDI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2951" table:style-name="ce44">
            <text:p>5002951</text:p>
          </table:table-cell>
          <table:table-cell office:value-type="string" table:style-name="ce44">
            <text:p>CHAPADAO DO SUL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108" table:style-name="ce44">
            <text:p>5003108</text:p>
          </table:table-cell>
          <table:table-cell office:value-type="string" table:style-name="ce44">
            <text:p>CORGUINH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157" table:style-name="ce44">
            <text:p>5003157</text:p>
          </table:table-cell>
          <table:table-cell office:value-type="string" table:style-name="ce44">
            <text:p>CORONEL SAPUCAI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207" table:style-name="ce44">
            <text:p>5003207</text:p>
          </table:table-cell>
          <table:table-cell office:value-type="string" table:style-name="ce44">
            <text:p>CORUMB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256" table:style-name="ce44">
            <text:p>5003256</text:p>
          </table:table-cell>
          <table:table-cell office:value-type="string" table:style-name="ce44">
            <text:p>COSTA RIC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306" table:style-name="ce44">
            <text:p>5003306</text:p>
          </table:table-cell>
          <table:table-cell office:value-type="string" table:style-name="ce44">
            <text:p>COXIM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454" table:style-name="ce44">
            <text:p>5003454</text:p>
          </table:table-cell>
          <table:table-cell office:value-type="string" table:style-name="ce44">
            <text:p>DEODAPOLI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488" table:style-name="ce44">
            <text:p>5003488</text:p>
          </table:table-cell>
          <table:table-cell office:value-type="string" table:style-name="ce44">
            <text:p>DOIS IRMAOS DO BURIT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504" table:style-name="ce44">
            <text:p>5003504</text:p>
          </table:table-cell>
          <table:table-cell office:value-type="string" table:style-name="ce44">
            <text:p>DOURADIN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702" table:style-name="ce44">
            <text:p>5003702</text:p>
          </table:table-cell>
          <table:table-cell office:value-type="string" table:style-name="ce44">
            <text:p>DOURADO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751" table:style-name="ce44">
            <text:p>5003751</text:p>
          </table:table-cell>
          <table:table-cell office:value-type="string" table:style-name="ce44">
            <text:p>ELDORAD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801" table:style-name="ce44">
            <text:p>5003801</text:p>
          </table:table-cell>
          <table:table-cell office:value-type="string" table:style-name="ce44">
            <text:p>FATIMA DO SUL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3900" table:style-name="ce44">
            <text:p>5003900</text:p>
          </table:table-cell>
          <table:table-cell office:value-type="string" table:style-name="ce44">
            <text:p>FIGUEIRA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007" table:style-name="ce44">
            <text:p>5004007</text:p>
          </table:table-cell>
          <table:table-cell office:value-type="string" table:style-name="ce44">
            <text:p>GLORIA DE DOURADO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106" table:style-name="ce44">
            <text:p>5004106</text:p>
          </table:table-cell>
          <table:table-cell office:value-type="string" table:style-name="ce44">
            <text:p>GUIA LOPES DA LAGUN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304" table:style-name="ce44">
            <text:p>5004304</text:p>
          </table:table-cell>
          <table:table-cell office:value-type="string" table:style-name="ce44">
            <text:p>IGUATEM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403" table:style-name="ce44">
            <text:p>5004403</text:p>
          </table:table-cell>
          <table:table-cell office:value-type="string" table:style-name="ce44">
            <text:p>INOCENCI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502" table:style-name="ce44">
            <text:p>5004502</text:p>
          </table:table-cell>
          <table:table-cell office:value-type="string" table:style-name="ce44">
            <text:p>ITAPOR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601" table:style-name="ce44">
            <text:p>5004601</text:p>
          </table:table-cell>
          <table:table-cell office:value-type="string" table:style-name="ce44">
            <text:p>ITAQUIRA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700" table:style-name="ce44">
            <text:p>5004700</text:p>
          </table:table-cell>
          <table:table-cell office:value-type="string" table:style-name="ce44">
            <text:p>IVINHEM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809" table:style-name="ce44">
            <text:p>5004809</text:p>
          </table:table-cell>
          <table:table-cell office:value-type="string" table:style-name="ce44">
            <text:p>JAPOR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4908" table:style-name="ce44">
            <text:p>5004908</text:p>
          </table:table-cell>
          <table:table-cell office:value-type="string" table:style-name="ce44">
            <text:p>JARAGUAR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004" table:style-name="ce44">
            <text:p>5005004</text:p>
          </table:table-cell>
          <table:table-cell office:value-type="string" table:style-name="ce44">
            <text:p>JARDIM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103" table:style-name="ce44">
            <text:p>5005103</text:p>
          </table:table-cell>
          <table:table-cell office:value-type="string" table:style-name="ce44">
            <text:p>JATE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152" table:style-name="ce44">
            <text:p>5005152</text:p>
          </table:table-cell>
          <table:table-cell office:value-type="string" table:style-name="ce44">
            <text:p>JUT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202" table:style-name="ce44">
            <text:p>5005202</text:p>
          </table:table-cell>
          <table:table-cell office:value-type="string" table:style-name="ce44">
            <text:p>LADARI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251" table:style-name="ce44">
            <text:p>5005251</text:p>
          </table:table-cell>
          <table:table-cell office:value-type="string" table:style-name="ce44">
            <text:p>LAGUNA CARAP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400" table:style-name="ce44">
            <text:p>5005400</text:p>
          </table:table-cell>
          <table:table-cell office:value-type="string" table:style-name="ce44">
            <text:p>MARACAJU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608" table:style-name="ce44">
            <text:p>5005608</text:p>
          </table:table-cell>
          <table:table-cell office:value-type="string" table:style-name="ce44">
            <text:p>MIRAND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681" table:style-name="ce44">
            <text:p>5005681</text:p>
          </table:table-cell>
          <table:table-cell office:value-type="string" table:style-name="ce44">
            <text:p>MUNDO NOV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707" table:style-name="ce44">
            <text:p>5005707</text:p>
          </table:table-cell>
          <table:table-cell office:value-type="string" table:style-name="ce44">
            <text:p>NAVIRAI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5806" table:style-name="ce44">
            <text:p>5005806</text:p>
          </table:table-cell>
          <table:table-cell office:value-type="string" table:style-name="ce44">
            <text:p>NIOAQUE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002" table:style-name="ce44">
            <text:p>5006002</text:p>
          </table:table-cell>
          <table:table-cell office:value-type="string" table:style-name="ce44">
            <text:p>NOVA ALVORADA DO SUL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200" table:style-name="ce44">
            <text:p>5006200</text:p>
          </table:table-cell>
          <table:table-cell office:value-type="string" table:style-name="ce44">
            <text:p>NOVA ANDRADIN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259" table:style-name="ce44">
            <text:p>5006259</text:p>
          </table:table-cell>
          <table:table-cell office:value-type="string" table:style-name="ce44">
            <text:p>NOVO HORIZONTE DO SUL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275" table:style-name="ce44">
            <text:p>5006275</text:p>
          </table:table-cell>
          <table:table-cell office:value-type="string" table:style-name="ce44">
            <text:p>PARAISO DAS AGUA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309" table:style-name="ce44">
            <text:p>5006309</text:p>
          </table:table-cell>
          <table:table-cell office:value-type="string" table:style-name="ce44">
            <text:p>PARANAIB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358" table:style-name="ce44">
            <text:p>5006358</text:p>
          </table:table-cell>
          <table:table-cell office:value-type="string" table:style-name="ce44">
            <text:p>PARANHO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408" table:style-name="ce44">
            <text:p>5006408</text:p>
          </table:table-cell>
          <table:table-cell office:value-type="string" table:style-name="ce44">
            <text:p>PEDRO GOME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606" table:style-name="ce44">
            <text:p>5006606</text:p>
          </table:table-cell>
          <table:table-cell office:value-type="string" table:style-name="ce44">
            <text:p>PONTA POR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6903" table:style-name="ce44">
            <text:p>5006903</text:p>
          </table:table-cell>
          <table:table-cell office:value-type="string" table:style-name="ce44">
            <text:p>PORTO MURTINH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109" table:style-name="ce44">
            <text:p>5007109</text:p>
          </table:table-cell>
          <table:table-cell office:value-type="string" table:style-name="ce44">
            <text:p>RIBAS DO RIO PARD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208" table:style-name="ce44">
            <text:p>5007208</text:p>
          </table:table-cell>
          <table:table-cell office:value-type="string" table:style-name="ce44">
            <text:p>RIO BRILHANTE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307" table:style-name="ce44">
            <text:p>5007307</text:p>
          </table:table-cell>
          <table:table-cell office:value-type="string" table:style-name="ce44">
            <text:p>RIO NEGR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406" table:style-name="ce44">
            <text:p>5007406</text:p>
          </table:table-cell>
          <table:table-cell office:value-type="string" table:style-name="ce44">
            <text:p>RIO VERDE DE MATO GROSS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505" table:style-name="ce44">
            <text:p>5007505</text:p>
          </table:table-cell>
          <table:table-cell office:value-type="string" table:style-name="ce44">
            <text:p>ROCHED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554" table:style-name="ce44">
            <text:p>5007554</text:p>
          </table:table-cell>
          <table:table-cell office:value-type="string" table:style-name="ce44">
            <text:p>SANTA RITA DO PARDO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695" table:style-name="ce44">
            <text:p>5007695</text:p>
          </table:table-cell>
          <table:table-cell office:value-type="string" table:style-name="ce44">
            <text:p>SAO GABRIEL DO OESTE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703" table:style-name="ce44">
            <text:p>5007703</text:p>
          </table:table-cell>
          <table:table-cell office:value-type="string" table:style-name="ce44">
            <text:p>SETE QUEDA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802" table:style-name="ce44">
            <text:p>5007802</text:p>
          </table:table-cell>
          <table:table-cell office:value-type="string" table:style-name="ce44">
            <text:p>SELVIRI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901" table:style-name="ce44">
            <text:p>5007901</text:p>
          </table:table-cell>
          <table:table-cell office:value-type="string" table:style-name="ce44">
            <text:p>SIDROLANDI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935" table:style-name="ce44">
            <text:p>5007935</text:p>
          </table:table-cell>
          <table:table-cell office:value-type="string" table:style-name="ce44">
            <text:p>SONOR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950" table:style-name="ce44">
            <text:p>5007950</text:p>
          </table:table-cell>
          <table:table-cell office:value-type="string" table:style-name="ce44">
            <text:p>TACURU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7976" table:style-name="ce44">
            <text:p>5007976</text:p>
          </table:table-cell>
          <table:table-cell office:value-type="string" table:style-name="ce44">
            <text:p>TAQUARUSSU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8008" table:style-name="ce44">
            <text:p>5008008</text:p>
          </table:table-cell>
          <table:table-cell office:value-type="string" table:style-name="ce44">
            <text:p>TERENO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8305" table:style-name="ce44">
            <text:p>5008305</text:p>
          </table:table-cell>
          <table:table-cell office:value-type="string" table:style-name="ce44">
            <text:p>TRES LAGOAS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008404" table:style-name="ce44">
            <text:p>5008404</text:p>
          </table:table-cell>
          <table:table-cell office:value-type="string" table:style-name="ce44">
            <text:p>VICENTINA</text:p>
          </table:table-cell>
          <table:table-cell office:value-type="string" table:style-name="ce44">
            <text:p>M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102" table:style-name="ce44">
            <text:p>5100102</text:p>
          </table:table-cell>
          <table:table-cell office:value-type="string" table:style-name="ce44">
            <text:p>ACORIZAL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201" table:style-name="ce44">
            <text:p>5100201</text:p>
          </table:table-cell>
          <table:table-cell office:value-type="string" table:style-name="ce44">
            <text:p>AGUA BO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250" table:style-name="ce44">
            <text:p>5100250</text:p>
          </table:table-cell>
          <table:table-cell office:value-type="string" table:style-name="ce44">
            <text:p>ALTA FLOREST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300" table:style-name="ce44">
            <text:p>5100300</text:p>
          </table:table-cell>
          <table:table-cell office:value-type="string" table:style-name="ce44">
            <text:p>ALTO ARAGUA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359" table:style-name="ce44">
            <text:p>5100359</text:p>
          </table:table-cell>
          <table:table-cell office:value-type="string" table:style-name="ce44">
            <text:p>ALTO BOA VIST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409" table:style-name="ce44">
            <text:p>5100409</text:p>
          </table:table-cell>
          <table:table-cell office:value-type="string" table:style-name="ce44">
            <text:p>ALTO GARCA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508" table:style-name="ce44">
            <text:p>5100508</text:p>
          </table:table-cell>
          <table:table-cell office:value-type="string" table:style-name="ce44">
            <text:p>ALTO PARAGUAI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607" table:style-name="ce44">
            <text:p>5100607</text:p>
          </table:table-cell>
          <table:table-cell office:value-type="string" table:style-name="ce44">
            <text:p>ALTO TAQUARI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0805" table:style-name="ce44">
            <text:p>5100805</text:p>
          </table:table-cell>
          <table:table-cell office:value-type="string" table:style-name="ce44">
            <text:p>APIACA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001" table:style-name="ce44">
            <text:p>5101001</text:p>
          </table:table-cell>
          <table:table-cell office:value-type="string" table:style-name="ce44">
            <text:p>ARAGUAIAN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209" table:style-name="ce44">
            <text:p>5101209</text:p>
          </table:table-cell>
          <table:table-cell office:value-type="string" table:style-name="ce44">
            <text:p>ARAGUAINH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258" table:style-name="ce44">
            <text:p>5101258</text:p>
          </table:table-cell>
          <table:table-cell office:value-type="string" table:style-name="ce44">
            <text:p>ARAPUTANG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308" table:style-name="ce44">
            <text:p>5101308</text:p>
          </table:table-cell>
          <table:table-cell office:value-type="string" table:style-name="ce44">
            <text:p>ARENAPOLI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407" table:style-name="ce44">
            <text:p>5101407</text:p>
          </table:table-cell>
          <table:table-cell office:value-type="string" table:style-name="ce44">
            <text:p>ARIPUAN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605" table:style-name="ce44">
            <text:p>5101605</text:p>
          </table:table-cell>
          <table:table-cell office:value-type="string" table:style-name="ce44">
            <text:p>BARAO DE MELGAC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704" table:style-name="ce44">
            <text:p>5101704</text:p>
          </table:table-cell>
          <table:table-cell office:value-type="string" table:style-name="ce44">
            <text:p>BARRA DO BUGRE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803" table:style-name="ce44">
            <text:p>5101803</text:p>
          </table:table-cell>
          <table:table-cell office:value-type="string" table:style-name="ce44">
            <text:p>BARRA DO GARCA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852" table:style-name="ce44">
            <text:p>5101852</text:p>
          </table:table-cell>
          <table:table-cell office:value-type="string" table:style-name="ce44">
            <text:p>BOM JESUS DO ARAGUA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1902" table:style-name="ce44">
            <text:p>5101902</text:p>
          </table:table-cell>
          <table:table-cell office:value-type="string" table:style-name="ce44">
            <text:p>BRAS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504" table:style-name="ce44">
            <text:p>5102504</text:p>
          </table:table-cell>
          <table:table-cell office:value-type="string" table:style-name="ce44">
            <text:p>CACERE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603" table:style-name="ce44">
            <text:p>5102603</text:p>
          </table:table-cell>
          <table:table-cell office:value-type="string" table:style-name="ce44">
            <text:p>CAMPINAPOLI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637" table:style-name="ce44">
            <text:p>5102637</text:p>
          </table:table-cell>
          <table:table-cell office:value-type="string" table:style-name="ce44">
            <text:p>CAMPO NOVO DO PARECI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678" table:style-name="ce44">
            <text:p>5102678</text:p>
          </table:table-cell>
          <table:table-cell office:value-type="string" table:style-name="ce44">
            <text:p>CAMPO VERD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686" table:style-name="ce44">
            <text:p>5102686</text:p>
          </table:table-cell>
          <table:table-cell office:value-type="string" table:style-name="ce44">
            <text:p>CAMPOS DE JULI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694" table:style-name="ce44">
            <text:p>5102694</text:p>
          </table:table-cell>
          <table:table-cell office:value-type="string" table:style-name="ce44">
            <text:p>CANABRAVA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702" table:style-name="ce44">
            <text:p>5102702</text:p>
          </table:table-cell>
          <table:table-cell office:value-type="string" table:style-name="ce44">
            <text:p>CANARAN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793" table:style-name="ce44">
            <text:p>5102793</text:p>
          </table:table-cell>
          <table:table-cell office:value-type="string" table:style-name="ce44">
            <text:p>CARLIND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2850" table:style-name="ce44">
            <text:p>5102850</text:p>
          </table:table-cell>
          <table:table-cell office:value-type="string" table:style-name="ce44">
            <text:p>CASTANHEI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007" table:style-name="ce44">
            <text:p>5103007</text:p>
          </table:table-cell>
          <table:table-cell office:value-type="string" table:style-name="ce44">
            <text:p>CHAPADA DOS GUIMARAE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056" table:style-name="ce44">
            <text:p>5103056</text:p>
          </table:table-cell>
          <table:table-cell office:value-type="string" table:style-name="ce44">
            <text:p>CLAUD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106" table:style-name="ce44">
            <text:p>5103106</text:p>
          </table:table-cell>
          <table:table-cell office:value-type="string" table:style-name="ce44">
            <text:p>COCALINH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205" table:style-name="ce44">
            <text:p>5103205</text:p>
          </table:table-cell>
          <table:table-cell office:value-type="string" table:style-name="ce44">
            <text:p>COLIDER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254" table:style-name="ce44">
            <text:p>5103254</text:p>
          </table:table-cell>
          <table:table-cell office:value-type="string" table:style-name="ce44">
            <text:p>COLNIZ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304" table:style-name="ce44">
            <text:p>5103304</text:p>
          </table:table-cell>
          <table:table-cell office:value-type="string" table:style-name="ce44">
            <text:p>COMODOR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353" table:style-name="ce44">
            <text:p>5103353</text:p>
          </table:table-cell>
          <table:table-cell office:value-type="string" table:style-name="ce44">
            <text:p>CONFRES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361" table:style-name="ce44">
            <text:p>5103361</text:p>
          </table:table-cell>
          <table:table-cell office:value-type="string" table:style-name="ce44">
            <text:p>CONQUISTA D´O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379" table:style-name="ce44">
            <text:p>5103379</text:p>
          </table:table-cell>
          <table:table-cell office:value-type="string" table:style-name="ce44">
            <text:p>COTRIGUACU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403" table:style-name="ce44">
            <text:p>5103403</text:p>
          </table:table-cell>
          <table:table-cell office:value-type="string" table:style-name="ce44">
            <text:p>CUIAB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437" table:style-name="ce44">
            <text:p>5103437</text:p>
          </table:table-cell>
          <table:table-cell office:value-type="string" table:style-name="ce44">
            <text:p>CUVERLAND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452" table:style-name="ce44">
            <text:p>5103452</text:p>
          </table:table-cell>
          <table:table-cell office:value-type="string" table:style-name="ce44">
            <text:p>DENIS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502" table:style-name="ce44">
            <text:p>5103502</text:p>
          </table:table-cell>
          <table:table-cell office:value-type="string" table:style-name="ce44">
            <text:p>DIAMANTIN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601" table:style-name="ce44">
            <text:p>5103601</text:p>
          </table:table-cell>
          <table:table-cell office:value-type="string" table:style-name="ce44">
            <text:p>DOM AQUIN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700" table:style-name="ce44">
            <text:p>5103700</text:p>
          </table:table-cell>
          <table:table-cell office:value-type="string" table:style-name="ce44">
            <text:p>FELIZ NATAL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809" table:style-name="ce44">
            <text:p>5103809</text:p>
          </table:table-cell>
          <table:table-cell office:value-type="string" table:style-name="ce44">
            <text:p>FIGUEIROPOLIS D´O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858" table:style-name="ce44">
            <text:p>5103858</text:p>
          </table:table-cell>
          <table:table-cell office:value-type="string" table:style-name="ce44">
            <text:p>GAUCHA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908" table:style-name="ce44">
            <text:p>5103908</text:p>
          </table:table-cell>
          <table:table-cell office:value-type="string" table:style-name="ce44">
            <text:p>GENERAL CARNEIR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3957" table:style-name="ce44">
            <text:p>5103957</text:p>
          </table:table-cell>
          <table:table-cell office:value-type="string" table:style-name="ce44">
            <text:p>GLORIA D´O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104" table:style-name="ce44">
            <text:p>5104104</text:p>
          </table:table-cell>
          <table:table-cell office:value-type="string" table:style-name="ce44">
            <text:p>GUARANTA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203" table:style-name="ce44">
            <text:p>5104203</text:p>
          </table:table-cell>
          <table:table-cell office:value-type="string" table:style-name="ce44">
            <text:p>GUIRATING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500" table:style-name="ce44">
            <text:p>5104500</text:p>
          </table:table-cell>
          <table:table-cell office:value-type="string" table:style-name="ce44">
            <text:p>INDIAVAI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526" table:style-name="ce44">
            <text:p>5104526</text:p>
          </table:table-cell>
          <table:table-cell office:value-type="string" table:style-name="ce44">
            <text:p>IPIRANGA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542" table:style-name="ce44">
            <text:p>5104542</text:p>
          </table:table-cell>
          <table:table-cell office:value-type="string" table:style-name="ce44">
            <text:p>ITANHANG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559" table:style-name="ce44">
            <text:p>5104559</text:p>
          </table:table-cell>
          <table:table-cell office:value-type="string" table:style-name="ce44">
            <text:p>ITAUB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609" table:style-name="ce44">
            <text:p>5104609</text:p>
          </table:table-cell>
          <table:table-cell office:value-type="string" table:style-name="ce44">
            <text:p>ITIQUI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807" table:style-name="ce44">
            <text:p>5104807</text:p>
          </table:table-cell>
          <table:table-cell office:value-type="string" table:style-name="ce44">
            <text:p>JACIA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4906" table:style-name="ce44">
            <text:p>5104906</text:p>
          </table:table-cell>
          <table:table-cell office:value-type="string" table:style-name="ce44">
            <text:p>JANGAD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002" table:style-name="ce44">
            <text:p>5105002</text:p>
          </table:table-cell>
          <table:table-cell office:value-type="string" table:style-name="ce44">
            <text:p>JAURU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101" table:style-name="ce44">
            <text:p>5105101</text:p>
          </table:table-cell>
          <table:table-cell office:value-type="string" table:style-name="ce44">
            <text:p>JUA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150" table:style-name="ce44">
            <text:p>5105150</text:p>
          </table:table-cell>
          <table:table-cell office:value-type="string" table:style-name="ce44">
            <text:p>JUIN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176" table:style-name="ce44">
            <text:p>5105176</text:p>
          </table:table-cell>
          <table:table-cell office:value-type="string" table:style-name="ce44">
            <text:p>JURUEN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200" table:style-name="ce44">
            <text:p>5105200</text:p>
          </table:table-cell>
          <table:table-cell office:value-type="string" table:style-name="ce44">
            <text:p>JUSCIMEI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234" table:style-name="ce44">
            <text:p>5105234</text:p>
          </table:table-cell>
          <table:table-cell office:value-type="string" table:style-name="ce44">
            <text:p>LAMBARI D´O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259" table:style-name="ce44">
            <text:p>5105259</text:p>
          </table:table-cell>
          <table:table-cell office:value-type="string" table:style-name="ce44">
            <text:p>LUCAS DO RIO VERD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309" table:style-name="ce44">
            <text:p>5105309</text:p>
          </table:table-cell>
          <table:table-cell office:value-type="string" table:style-name="ce44">
            <text:p>LUCIA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507" table:style-name="ce44">
            <text:p>5105507</text:p>
          </table:table-cell>
          <table:table-cell office:value-type="string" table:style-name="ce44">
            <text:p>VILA BELA DA SANTISSIMA TRINDAD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580" table:style-name="ce44">
            <text:p>5105580</text:p>
          </table:table-cell>
          <table:table-cell office:value-type="string" table:style-name="ce44">
            <text:p>MARCELAND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606" table:style-name="ce44">
            <text:p>5105606</text:p>
          </table:table-cell>
          <table:table-cell office:value-type="string" table:style-name="ce44">
            <text:p>MATUP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622" table:style-name="ce44">
            <text:p>5105622</text:p>
          </table:table-cell>
          <table:table-cell office:value-type="string" table:style-name="ce44">
            <text:p>MIRASSOL D'O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5903" table:style-name="ce44">
            <text:p>5105903</text:p>
          </table:table-cell>
          <table:table-cell office:value-type="string" table:style-name="ce44">
            <text:p>NOBRE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000" table:style-name="ce44">
            <text:p>5106000</text:p>
          </table:table-cell>
          <table:table-cell office:value-type="string" table:style-name="ce44">
            <text:p>NORTELAND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109" table:style-name="ce44">
            <text:p>5106109</text:p>
          </table:table-cell>
          <table:table-cell office:value-type="string" table:style-name="ce44">
            <text:p>NOSSA SENHORA DO LIVRAMENT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158" table:style-name="ce44">
            <text:p>5106158</text:p>
          </table:table-cell>
          <table:table-cell office:value-type="string" table:style-name="ce44">
            <text:p>NOVA BANDEIRANTE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174" table:style-name="ce44">
            <text:p>5106174</text:p>
          </table:table-cell>
          <table:table-cell office:value-type="string" table:style-name="ce44">
            <text:p>NOVA NAZAR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182" table:style-name="ce44">
            <text:p>5106182</text:p>
          </table:table-cell>
          <table:table-cell office:value-type="string" table:style-name="ce44">
            <text:p>NOVA LACERD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190" table:style-name="ce44">
            <text:p>5106190</text:p>
          </table:table-cell>
          <table:table-cell office:value-type="string" table:style-name="ce44">
            <text:p>NOVA SANTA HELEN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08" table:style-name="ce44">
            <text:p>5106208</text:p>
          </table:table-cell>
          <table:table-cell office:value-type="string" table:style-name="ce44">
            <text:p>NOVA BRASILAND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16" table:style-name="ce44">
            <text:p>5106216</text:p>
          </table:table-cell>
          <table:table-cell office:value-type="string" table:style-name="ce44">
            <text:p>NOVA CANAA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24" table:style-name="ce44">
            <text:p>5106224</text:p>
          </table:table-cell>
          <table:table-cell office:value-type="string" table:style-name="ce44">
            <text:p>NOVA MUTUM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32" table:style-name="ce44">
            <text:p>5106232</text:p>
          </table:table-cell>
          <table:table-cell office:value-type="string" table:style-name="ce44">
            <text:p>NOVA OLIMP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40" table:style-name="ce44">
            <text:p>5106240</text:p>
          </table:table-cell>
          <table:table-cell office:value-type="string" table:style-name="ce44">
            <text:p>NOVA UBIRAT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57" table:style-name="ce44">
            <text:p>5106257</text:p>
          </table:table-cell>
          <table:table-cell office:value-type="string" table:style-name="ce44">
            <text:p>NOVA XAVANTIN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65" table:style-name="ce44">
            <text:p>5106265</text:p>
          </table:table-cell>
          <table:table-cell office:value-type="string" table:style-name="ce44">
            <text:p>NOVO MUND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73" table:style-name="ce44">
            <text:p>5106273</text:p>
          </table:table-cell>
          <table:table-cell office:value-type="string" table:style-name="ce44">
            <text:p>NOVO HORIZONTE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81" table:style-name="ce44">
            <text:p>5106281</text:p>
          </table:table-cell>
          <table:table-cell office:value-type="string" table:style-name="ce44">
            <text:p>NOVO SAO JOAQUIM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299" table:style-name="ce44">
            <text:p>5106299</text:p>
          </table:table-cell>
          <table:table-cell office:value-type="string" table:style-name="ce44">
            <text:p>PARANAIT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307" table:style-name="ce44">
            <text:p>5106307</text:p>
          </table:table-cell>
          <table:table-cell office:value-type="string" table:style-name="ce44">
            <text:p>PARANATING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315" table:style-name="ce44">
            <text:p>5106315</text:p>
          </table:table-cell>
          <table:table-cell office:value-type="string" table:style-name="ce44">
            <text:p>NOVO SANTO ANTONI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372" table:style-name="ce44">
            <text:p>5106372</text:p>
          </table:table-cell>
          <table:table-cell office:value-type="string" table:style-name="ce44">
            <text:p>PEDRA PRET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422" table:style-name="ce44">
            <text:p>5106422</text:p>
          </table:table-cell>
          <table:table-cell office:value-type="string" table:style-name="ce44">
            <text:p>PEIXOTO DE AZEVED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455" table:style-name="ce44">
            <text:p>5106455</text:p>
          </table:table-cell>
          <table:table-cell office:value-type="string" table:style-name="ce44">
            <text:p>PLANALTO DA SER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505" table:style-name="ce44">
            <text:p>5106505</text:p>
          </table:table-cell>
          <table:table-cell office:value-type="string" table:style-name="ce44">
            <text:p>POCON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653" table:style-name="ce44">
            <text:p>5106653</text:p>
          </table:table-cell>
          <table:table-cell office:value-type="string" table:style-name="ce44">
            <text:p>PONTAL DO ARAGUA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703" table:style-name="ce44">
            <text:p>5106703</text:p>
          </table:table-cell>
          <table:table-cell office:value-type="string" table:style-name="ce44">
            <text:p>PONTE BRANC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752" table:style-name="ce44">
            <text:p>5106752</text:p>
          </table:table-cell>
          <table:table-cell office:value-type="string" table:style-name="ce44">
            <text:p>PONTES E LACERD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778" table:style-name="ce44">
            <text:p>5106778</text:p>
          </table:table-cell>
          <table:table-cell office:value-type="string" table:style-name="ce44">
            <text:p>PORTO ALEGRE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802" table:style-name="ce44">
            <text:p>5106802</text:p>
          </table:table-cell>
          <table:table-cell office:value-type="string" table:style-name="ce44">
            <text:p>PORTO DO GAUCHO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828" table:style-name="ce44">
            <text:p>5106828</text:p>
          </table:table-cell>
          <table:table-cell office:value-type="string" table:style-name="ce44">
            <text:p>PORTO ESPERIDIA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6851" table:style-name="ce44">
            <text:p>5106851</text:p>
          </table:table-cell>
          <table:table-cell office:value-type="string" table:style-name="ce44">
            <text:p>PORTO ESTREL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008" table:style-name="ce44">
            <text:p>5107008</text:p>
          </table:table-cell>
          <table:table-cell office:value-type="string" table:style-name="ce44">
            <text:p>POXORE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040" table:style-name="ce44">
            <text:p>5107040</text:p>
          </table:table-cell>
          <table:table-cell office:value-type="string" table:style-name="ce44">
            <text:p>PRIMAVERA DO L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065" table:style-name="ce44">
            <text:p>5107065</text:p>
          </table:table-cell>
          <table:table-cell office:value-type="string" table:style-name="ce44">
            <text:p>QUERENC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107" table:style-name="ce44">
            <text:p>5107107</text:p>
          </table:table-cell>
          <table:table-cell office:value-type="string" table:style-name="ce44">
            <text:p>SAO JOSE DOS QUATRO MARCO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156" table:style-name="ce44">
            <text:p>5107156</text:p>
          </table:table-cell>
          <table:table-cell office:value-type="string" table:style-name="ce44">
            <text:p>RESERVA DO CABACAL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180" table:style-name="ce44">
            <text:p>5107180</text:p>
          </table:table-cell>
          <table:table-cell office:value-type="string" table:style-name="ce44">
            <text:p>RIBEIRAO CASCALHEI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198" table:style-name="ce44">
            <text:p>5107198</text:p>
          </table:table-cell>
          <table:table-cell office:value-type="string" table:style-name="ce44">
            <text:p>RIBEIRAOZINH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206" table:style-name="ce44">
            <text:p>5107206</text:p>
          </table:table-cell>
          <table:table-cell office:value-type="string" table:style-name="ce44">
            <text:p>RIO BRANC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248" table:style-name="ce44">
            <text:p>5107248</text:p>
          </table:table-cell>
          <table:table-cell office:value-type="string" table:style-name="ce44">
            <text:p>SANTA CARMEM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263" table:style-name="ce44">
            <text:p>5107263</text:p>
          </table:table-cell>
          <table:table-cell office:value-type="string" table:style-name="ce44">
            <text:p>SANTO AFONS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297" table:style-name="ce44">
            <text:p>5107297</text:p>
          </table:table-cell>
          <table:table-cell office:value-type="string" table:style-name="ce44">
            <text:p>SAO JOSE DO POV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305" table:style-name="ce44">
            <text:p>5107305</text:p>
          </table:table-cell>
          <table:table-cell office:value-type="string" table:style-name="ce44">
            <text:p>SAO JOSE DO RIO CLAR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354" table:style-name="ce44">
            <text:p>5107354</text:p>
          </table:table-cell>
          <table:table-cell office:value-type="string" table:style-name="ce44">
            <text:p>SAO JOSE DO XINGU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404" table:style-name="ce44">
            <text:p>5107404</text:p>
          </table:table-cell>
          <table:table-cell office:value-type="string" table:style-name="ce44">
            <text:p>SAO PEDRO DA CIP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578" table:style-name="ce44">
            <text:p>5107578</text:p>
          </table:table-cell>
          <table:table-cell office:value-type="string" table:style-name="ce44">
            <text:p>RONDOLAND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602" table:style-name="ce44">
            <text:p>5107602</text:p>
          </table:table-cell>
          <table:table-cell office:value-type="string" table:style-name="ce44">
            <text:p>RONDONOPOLI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701" table:style-name="ce44">
            <text:p>5107701</text:p>
          </table:table-cell>
          <table:table-cell office:value-type="string" table:style-name="ce44">
            <text:p>ROSARIO O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743" table:style-name="ce44">
            <text:p>5107743</text:p>
          </table:table-cell>
          <table:table-cell office:value-type="string" table:style-name="ce44">
            <text:p>SANTA CRUZ DO XINGU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750" table:style-name="ce44">
            <text:p>5107750</text:p>
          </table:table-cell>
          <table:table-cell office:value-type="string" table:style-name="ce44">
            <text:p>SALTO DO CEU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768" table:style-name="ce44">
            <text:p>5107768</text:p>
          </table:table-cell>
          <table:table-cell office:value-type="string" table:style-name="ce44">
            <text:p>SANTA RITA DO TRIVELAT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776" table:style-name="ce44">
            <text:p>5107776</text:p>
          </table:table-cell>
          <table:table-cell office:value-type="string" table:style-name="ce44">
            <text:p>SANTA TEREZINH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792" table:style-name="ce44">
            <text:p>5107792</text:p>
          </table:table-cell>
          <table:table-cell office:value-type="string" table:style-name="ce44">
            <text:p>SANTO ANTONIO DO LES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800" table:style-name="ce44">
            <text:p>5107800</text:p>
          </table:table-cell>
          <table:table-cell office:value-type="string" table:style-name="ce44">
            <text:p>SANTO ANTONIO DO LEVERGER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859" table:style-name="ce44">
            <text:p>5107859</text:p>
          </table:table-cell>
          <table:table-cell office:value-type="string" table:style-name="ce44">
            <text:p>SAO FELIX DO ARAGUA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875" table:style-name="ce44">
            <text:p>5107875</text:p>
          </table:table-cell>
          <table:table-cell office:value-type="string" table:style-name="ce44">
            <text:p>SAPEZAL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883" table:style-name="ce44">
            <text:p>5107883</text:p>
          </table:table-cell>
          <table:table-cell office:value-type="string" table:style-name="ce44">
            <text:p>SERRA NOVA DOURAD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909" table:style-name="ce44">
            <text:p>5107909</text:p>
          </table:table-cell>
          <table:table-cell office:value-type="string" table:style-name="ce44">
            <text:p>SINOP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925" table:style-name="ce44">
            <text:p>5107925</text:p>
          </table:table-cell>
          <table:table-cell office:value-type="string" table:style-name="ce44">
            <text:p>SORRIS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941" table:style-name="ce44">
            <text:p>5107941</text:p>
          </table:table-cell>
          <table:table-cell office:value-type="string" table:style-name="ce44">
            <text:p>TABAPO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7958" table:style-name="ce44">
            <text:p>5107958</text:p>
          </table:table-cell>
          <table:table-cell office:value-type="string" table:style-name="ce44">
            <text:p>TANGARA DA SER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006" table:style-name="ce44">
            <text:p>5108006</text:p>
          </table:table-cell>
          <table:table-cell office:value-type="string" table:style-name="ce44">
            <text:p>TAPURAH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055" table:style-name="ce44">
            <text:p>5108055</text:p>
          </table:table-cell>
          <table:table-cell office:value-type="string" table:style-name="ce44">
            <text:p>TERRA NOVA DO NORT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105" table:style-name="ce44">
            <text:p>5108105</text:p>
          </table:table-cell>
          <table:table-cell office:value-type="string" table:style-name="ce44">
            <text:p>TESOURO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204" table:style-name="ce44">
            <text:p>5108204</text:p>
          </table:table-cell>
          <table:table-cell office:value-type="string" table:style-name="ce44">
            <text:p>TORIXOREU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303" table:style-name="ce44">
            <text:p>5108303</text:p>
          </table:table-cell>
          <table:table-cell office:value-type="string" table:style-name="ce44">
            <text:p>UNIAO DO SUL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352" table:style-name="ce44">
            <text:p>5108352</text:p>
          </table:table-cell>
          <table:table-cell office:value-type="string" table:style-name="ce44">
            <text:p>VALE DE SAO DOMINGOS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402" table:style-name="ce44">
            <text:p>5108402</text:p>
          </table:table-cell>
          <table:table-cell office:value-type="string" table:style-name="ce44">
            <text:p>VARZEA GRAND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501" table:style-name="ce44">
            <text:p>5108501</text:p>
          </table:table-cell>
          <table:table-cell office:value-type="string" table:style-name="ce44">
            <text:p>VER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600" table:style-name="ce44">
            <text:p>5108600</text:p>
          </table:table-cell>
          <table:table-cell office:value-type="string" table:style-name="ce44">
            <text:p>VILA RIC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808" table:style-name="ce44">
            <text:p>5108808</text:p>
          </table:table-cell>
          <table:table-cell office:value-type="string" table:style-name="ce44">
            <text:p>NOVA GUARIT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857" table:style-name="ce44">
            <text:p>5108857</text:p>
          </table:table-cell>
          <table:table-cell office:value-type="string" table:style-name="ce44">
            <text:p>NOVA MARILANDI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907" table:style-name="ce44">
            <text:p>5108907</text:p>
          </table:table-cell>
          <table:table-cell office:value-type="string" table:style-name="ce44">
            <text:p>NOVA MARINGA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108956" table:style-name="ce44">
            <text:p>5108956</text:p>
          </table:table-cell>
          <table:table-cell office:value-type="string" table:style-name="ce44">
            <text:p>NOVA MONTE VERDE</text:p>
          </table:table-cell>
          <table:table-cell office:value-type="string" table:style-name="ce44">
            <text:p>MT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050" table:style-name="ce44">
            <text:p>5200050</text:p>
          </table:table-cell>
          <table:table-cell office:value-type="string" table:style-name="ce44">
            <text:p>ABADI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100" table:style-name="ce44">
            <text:p>5200100</text:p>
          </table:table-cell>
          <table:table-cell office:value-type="string" table:style-name="ce44">
            <text:p>ABADI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134" table:style-name="ce44">
            <text:p>5200134</text:p>
          </table:table-cell>
          <table:table-cell office:value-type="string" table:style-name="ce44">
            <text:p>ACREU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159" table:style-name="ce44">
            <text:p>5200159</text:p>
          </table:table-cell>
          <table:table-cell office:value-type="string" table:style-name="ce44">
            <text:p>ADE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175" table:style-name="ce44">
            <text:p>5200175</text:p>
          </table:table-cell>
          <table:table-cell office:value-type="string" table:style-name="ce44">
            <text:p>AGUA FRI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209" table:style-name="ce44">
            <text:p>5200209</text:p>
          </table:table-cell>
          <table:table-cell office:value-type="string" table:style-name="ce44">
            <text:p>AGUA LIMP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258" table:style-name="ce44">
            <text:p>5200258</text:p>
          </table:table-cell>
          <table:table-cell office:value-type="string" table:style-name="ce44">
            <text:p>AGUAS LINDAS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308" table:style-name="ce44">
            <text:p>5200308</text:p>
          </table:table-cell>
          <table:table-cell office:value-type="string" table:style-name="ce44">
            <text:p>ALEX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506" table:style-name="ce44">
            <text:p>5200506</text:p>
          </table:table-cell>
          <table:table-cell office:value-type="string" table:style-name="ce44">
            <text:p>ALO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555" table:style-name="ce44">
            <text:p>5200555</text:p>
          </table:table-cell>
          <table:table-cell office:value-type="string" table:style-name="ce44">
            <text:p>ALTO HORIZON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605" table:style-name="ce44">
            <text:p>5200605</text:p>
          </table:table-cell>
          <table:table-cell office:value-type="string" table:style-name="ce44">
            <text:p>ALTO PARAIS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803" table:style-name="ce44">
            <text:p>5200803</text:p>
          </table:table-cell>
          <table:table-cell office:value-type="string" table:style-name="ce44">
            <text:p>ALVORADA DO NOR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829" table:style-name="ce44">
            <text:p>5200829</text:p>
          </table:table-cell>
          <table:table-cell office:value-type="string" table:style-name="ce44">
            <text:p>AMARAL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852" table:style-name="ce44">
            <text:p>5200852</text:p>
          </table:table-cell>
          <table:table-cell office:value-type="string" table:style-name="ce44">
            <text:p>AMERICANO DO BRASIL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0902" table:style-name="ce44">
            <text:p>5200902</text:p>
          </table:table-cell>
          <table:table-cell office:value-type="string" table:style-name="ce44">
            <text:p>AMOR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108" table:style-name="ce44">
            <text:p>5201108</text:p>
          </table:table-cell>
          <table:table-cell office:value-type="string" table:style-name="ce44">
            <text:p>ANA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207" table:style-name="ce44">
            <text:p>5201207</text:p>
          </table:table-cell>
          <table:table-cell office:value-type="string" table:style-name="ce44">
            <text:p>ANHANGUE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306" table:style-name="ce44">
            <text:p>5201306</text:p>
          </table:table-cell>
          <table:table-cell office:value-type="string" table:style-name="ce44">
            <text:p>ANICUN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405" table:style-name="ce44">
            <text:p>5201405</text:p>
          </table:table-cell>
          <table:table-cell office:value-type="string" table:style-name="ce44">
            <text:p>APARECIDA DE GOI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454" table:style-name="ce44">
            <text:p>5201454</text:p>
          </table:table-cell>
          <table:table-cell office:value-type="string" table:style-name="ce44">
            <text:p>APARECIDA DO RIO DOC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504" table:style-name="ce44">
            <text:p>5201504</text:p>
          </table:table-cell>
          <table:table-cell office:value-type="string" table:style-name="ce44">
            <text:p>APOR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603" table:style-name="ce44">
            <text:p>5201603</text:p>
          </table:table-cell>
          <table:table-cell office:value-type="string" table:style-name="ce44">
            <text:p>ARAC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702" table:style-name="ce44">
            <text:p>5201702</text:p>
          </table:table-cell>
          <table:table-cell office:value-type="string" table:style-name="ce44">
            <text:p>ARAGARC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1801" table:style-name="ce44">
            <text:p>5201801</text:p>
          </table:table-cell>
          <table:table-cell office:value-type="string" table:style-name="ce44">
            <text:p>ARAGOI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2155" table:style-name="ce44">
            <text:p>5202155</text:p>
          </table:table-cell>
          <table:table-cell office:value-type="string" table:style-name="ce44">
            <text:p>ARAGUAPAZ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2353" table:style-name="ce44">
            <text:p>5202353</text:p>
          </table:table-cell>
          <table:table-cell office:value-type="string" table:style-name="ce44">
            <text:p>ARE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2502" table:style-name="ce44">
            <text:p>5202502</text:p>
          </table:table-cell>
          <table:table-cell office:value-type="string" table:style-name="ce44">
            <text:p>ARUA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2601" table:style-name="ce44">
            <text:p>5202601</text:p>
          </table:table-cell>
          <table:table-cell office:value-type="string" table:style-name="ce44">
            <text:p>AURI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2809" table:style-name="ce44">
            <text:p>5202809</text:p>
          </table:table-cell>
          <table:table-cell office:value-type="string" table:style-name="ce44">
            <text:p>AVEL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104" table:style-name="ce44">
            <text:p>5203104</text:p>
          </table:table-cell>
          <table:table-cell office:value-type="string" table:style-name="ce44">
            <text:p>BALIZ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203" table:style-name="ce44">
            <text:p>5203203</text:p>
          </table:table-cell>
          <table:table-cell office:value-type="string" table:style-name="ce44">
            <text:p>BARRO ALT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302" table:style-name="ce44">
            <text:p>5203302</text:p>
          </table:table-cell>
          <table:table-cell office:value-type="string" table:style-name="ce44">
            <text:p>BELA VIST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401" table:style-name="ce44">
            <text:p>5203401</text:p>
          </table:table-cell>
          <table:table-cell office:value-type="string" table:style-name="ce44">
            <text:p>BOM JARDIM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500" table:style-name="ce44">
            <text:p>5203500</text:p>
          </table:table-cell>
          <table:table-cell office:value-type="string" table:style-name="ce44">
            <text:p>BOM JESUS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559" table:style-name="ce44">
            <text:p>5203559</text:p>
          </table:table-cell>
          <table:table-cell office:value-type="string" table:style-name="ce44">
            <text:p>BONF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575" table:style-name="ce44">
            <text:p>5203575</text:p>
          </table:table-cell>
          <table:table-cell office:value-type="string" table:style-name="ce44">
            <text:p>BO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609" table:style-name="ce44">
            <text:p>5203609</text:p>
          </table:table-cell>
          <table:table-cell office:value-type="string" table:style-name="ce44">
            <text:p>BRAZABRANTE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807" table:style-name="ce44">
            <text:p>5203807</text:p>
          </table:table-cell>
          <table:table-cell office:value-type="string" table:style-name="ce44">
            <text:p>BRIT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906" table:style-name="ce44">
            <text:p>5203906</text:p>
          </table:table-cell>
          <table:table-cell office:value-type="string" table:style-name="ce44">
            <text:p>BURITI ALEGR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939" table:style-name="ce44">
            <text:p>5203939</text:p>
          </table:table-cell>
          <table:table-cell office:value-type="string" table:style-name="ce44">
            <text:p>BURITI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3962" table:style-name="ce44">
            <text:p>5203962</text:p>
          </table:table-cell>
          <table:table-cell office:value-type="string" table:style-name="ce44">
            <text:p>BURIT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003" table:style-name="ce44">
            <text:p>5204003</text:p>
          </table:table-cell>
          <table:table-cell office:value-type="string" table:style-name="ce44">
            <text:p>CABECEIR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102" table:style-name="ce44">
            <text:p>5204102</text:p>
          </table:table-cell>
          <table:table-cell office:value-type="string" table:style-name="ce44">
            <text:p>CACHOEIRA ALT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201" table:style-name="ce44">
            <text:p>5204201</text:p>
          </table:table-cell>
          <table:table-cell office:value-type="string" table:style-name="ce44">
            <text:p>CACHOEIR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250" table:style-name="ce44">
            <text:p>5204250</text:p>
          </table:table-cell>
          <table:table-cell office:value-type="string" table:style-name="ce44">
            <text:p>CACHOEIRA DOURAD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300" table:style-name="ce44">
            <text:p>5204300</text:p>
          </table:table-cell>
          <table:table-cell office:value-type="string" table:style-name="ce44">
            <text:p>CAC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409" table:style-name="ce44">
            <text:p>5204409</text:p>
          </table:table-cell>
          <table:table-cell office:value-type="string" table:style-name="ce44">
            <text:p>CAIAPO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508" table:style-name="ce44">
            <text:p>5204508</text:p>
          </table:table-cell>
          <table:table-cell office:value-type="string" table:style-name="ce44">
            <text:p>CALDAS NOV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557" table:style-name="ce44">
            <text:p>5204557</text:p>
          </table:table-cell>
          <table:table-cell office:value-type="string" table:style-name="ce44">
            <text:p>CALDAZINH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607" table:style-name="ce44">
            <text:p>5204607</text:p>
          </table:table-cell>
          <table:table-cell office:value-type="string" table:style-name="ce44">
            <text:p>CAMPESTRE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656" table:style-name="ce44">
            <text:p>5204656</text:p>
          </table:table-cell>
          <table:table-cell office:value-type="string" table:style-name="ce44">
            <text:p>CAMPINAC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706" table:style-name="ce44">
            <text:p>5204706</text:p>
          </table:table-cell>
          <table:table-cell office:value-type="string" table:style-name="ce44">
            <text:p>CAMPINOR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805" table:style-name="ce44">
            <text:p>5204805</text:p>
          </table:table-cell>
          <table:table-cell office:value-type="string" table:style-name="ce44">
            <text:p>CAMPO ALEGRE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854" table:style-name="ce44">
            <text:p>5204854</text:p>
          </table:table-cell>
          <table:table-cell office:value-type="string" table:style-name="ce44">
            <text:p>CAMPO LIMP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904" table:style-name="ce44">
            <text:p>5204904</text:p>
          </table:table-cell>
          <table:table-cell office:value-type="string" table:style-name="ce44">
            <text:p>CAMPOS BELO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4953" table:style-name="ce44">
            <text:p>5204953</text:p>
          </table:table-cell>
          <table:table-cell office:value-type="string" table:style-name="ce44">
            <text:p>CAMPOS VERDE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000" table:style-name="ce44">
            <text:p>5205000</text:p>
          </table:table-cell>
          <table:table-cell office:value-type="string" table:style-name="ce44">
            <text:p>CARMO DO RIO VERD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059" table:style-name="ce44">
            <text:p>5205059</text:p>
          </table:table-cell>
          <table:table-cell office:value-type="string" table:style-name="ce44">
            <text:p>CASTE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109" table:style-name="ce44">
            <text:p>5205109</text:p>
          </table:table-cell>
          <table:table-cell office:value-type="string" table:style-name="ce44">
            <text:p>CATALA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208" table:style-name="ce44">
            <text:p>5205208</text:p>
          </table:table-cell>
          <table:table-cell office:value-type="string" table:style-name="ce44">
            <text:p>CATURA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307" table:style-name="ce44">
            <text:p>5205307</text:p>
          </table:table-cell>
          <table:table-cell office:value-type="string" table:style-name="ce44">
            <text:p>CAVALCAN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406" table:style-name="ce44">
            <text:p>5205406</text:p>
          </table:table-cell>
          <table:table-cell office:value-type="string" table:style-name="ce44">
            <text:p>CERE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455" table:style-name="ce44">
            <text:p>5205455</text:p>
          </table:table-cell>
          <table:table-cell office:value-type="string" table:style-name="ce44">
            <text:p>CEZAR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471" table:style-name="ce44">
            <text:p>5205471</text:p>
          </table:table-cell>
          <table:table-cell office:value-type="string" table:style-name="ce44">
            <text:p>CHAPADAO DO CE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497" table:style-name="ce44">
            <text:p>5205497</text:p>
          </table:table-cell>
          <table:table-cell office:value-type="string" table:style-name="ce44">
            <text:p>CIDADE OCIDENTAL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513" table:style-name="ce44">
            <text:p>5205513</text:p>
          </table:table-cell>
          <table:table-cell office:value-type="string" table:style-name="ce44">
            <text:p>COCALZINH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521" table:style-name="ce44">
            <text:p>5205521</text:p>
          </table:table-cell>
          <table:table-cell office:value-type="string" table:style-name="ce44">
            <text:p>COLINAS DO SUL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703" table:style-name="ce44">
            <text:p>5205703</text:p>
          </table:table-cell>
          <table:table-cell office:value-type="string" table:style-name="ce44">
            <text:p>CORREGO DO OUR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802" table:style-name="ce44">
            <text:p>5205802</text:p>
          </table:table-cell>
          <table:table-cell office:value-type="string" table:style-name="ce44">
            <text:p>CORUMB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5901" table:style-name="ce44">
            <text:p>5205901</text:p>
          </table:table-cell>
          <table:table-cell office:value-type="string" table:style-name="ce44">
            <text:p>CORUMBAIB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206" table:style-name="ce44">
            <text:p>5206206</text:p>
          </table:table-cell>
          <table:table-cell office:value-type="string" table:style-name="ce44">
            <text:p>CRISTAL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305" table:style-name="ce44">
            <text:p>5206305</text:p>
          </table:table-cell>
          <table:table-cell office:value-type="string" table:style-name="ce44">
            <text:p>CRISTIA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404" table:style-name="ce44">
            <text:p>5206404</text:p>
          </table:table-cell>
          <table:table-cell office:value-type="string" table:style-name="ce44">
            <text:p>CRIX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503" table:style-name="ce44">
            <text:p>5206503</text:p>
          </table:table-cell>
          <table:table-cell office:value-type="string" table:style-name="ce44">
            <text:p>CROMI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602" table:style-name="ce44">
            <text:p>5206602</text:p>
          </table:table-cell>
          <table:table-cell office:value-type="string" table:style-name="ce44">
            <text:p>CUMAR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701" table:style-name="ce44">
            <text:p>5206701</text:p>
          </table:table-cell>
          <table:table-cell office:value-type="string" table:style-name="ce44">
            <text:p>DAMIA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800" table:style-name="ce44">
            <text:p>5206800</text:p>
          </table:table-cell>
          <table:table-cell office:value-type="string" table:style-name="ce44">
            <text:p>DAMO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6909" table:style-name="ce44">
            <text:p>5206909</text:p>
          </table:table-cell>
          <table:table-cell office:value-type="string" table:style-name="ce44">
            <text:p>DAV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105" table:style-name="ce44">
            <text:p>5207105</text:p>
          </table:table-cell>
          <table:table-cell office:value-type="string" table:style-name="ce44">
            <text:p>DIORAM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253" table:style-name="ce44">
            <text:p>5207253</text:p>
          </table:table-cell>
          <table:table-cell office:value-type="string" table:style-name="ce44">
            <text:p>DOVER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352" table:style-name="ce44">
            <text:p>5207352</text:p>
          </table:table-cell>
          <table:table-cell office:value-type="string" table:style-name="ce44">
            <text:p>EDEAL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402" table:style-name="ce44">
            <text:p>5207402</text:p>
          </table:table-cell>
          <table:table-cell office:value-type="string" table:style-name="ce44">
            <text:p>EDE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501" table:style-name="ce44">
            <text:p>5207501</text:p>
          </table:table-cell>
          <table:table-cell office:value-type="string" table:style-name="ce44">
            <text:p>ESTRELA DO NOR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535" table:style-name="ce44">
            <text:p>5207535</text:p>
          </table:table-cell>
          <table:table-cell office:value-type="string" table:style-name="ce44">
            <text:p>FA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600" table:style-name="ce44">
            <text:p>5207600</text:p>
          </table:table-cell>
          <table:table-cell office:value-type="string" table:style-name="ce44">
            <text:p>FAZENDA NOV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808" table:style-name="ce44">
            <text:p>5207808</text:p>
          </table:table-cell>
          <table:table-cell office:value-type="string" table:style-name="ce44">
            <text:p>FIRM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7907" table:style-name="ce44">
            <text:p>5207907</text:p>
          </table:table-cell>
          <table:table-cell office:value-type="string" table:style-name="ce44">
            <text:p>FLORES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004" table:style-name="ce44">
            <text:p>5208004</text:p>
          </table:table-cell>
          <table:table-cell office:value-type="string" table:style-name="ce44">
            <text:p>FORMOS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103" table:style-name="ce44">
            <text:p>5208103</text:p>
          </table:table-cell>
          <table:table-cell office:value-type="string" table:style-name="ce44">
            <text:p>FORMOS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152" table:style-name="ce44">
            <text:p>5208152</text:p>
          </table:table-cell>
          <table:table-cell office:value-type="string" table:style-name="ce44">
            <text:p>GAMELEIR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301" table:style-name="ce44">
            <text:p>5208301</text:p>
          </table:table-cell>
          <table:table-cell office:value-type="string" table:style-name="ce44">
            <text:p>DIVINOPOLIS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400" table:style-name="ce44">
            <text:p>5208400</text:p>
          </table:table-cell>
          <table:table-cell office:value-type="string" table:style-name="ce44">
            <text:p>GOIANA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509" table:style-name="ce44">
            <text:p>5208509</text:p>
          </table:table-cell>
          <table:table-cell office:value-type="string" table:style-name="ce44">
            <text:p>GOIANDI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608" table:style-name="ce44">
            <text:p>5208608</text:p>
          </table:table-cell>
          <table:table-cell office:value-type="string" table:style-name="ce44">
            <text:p>GOIANES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707" table:style-name="ce44">
            <text:p>5208707</text:p>
          </table:table-cell>
          <table:table-cell office:value-type="string" table:style-name="ce44">
            <text:p>GOI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806" table:style-name="ce44">
            <text:p>5208806</text:p>
          </table:table-cell>
          <table:table-cell office:value-type="string" table:style-name="ce44">
            <text:p>GOIANI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8905" table:style-name="ce44">
            <text:p>5208905</text:p>
          </table:table-cell>
          <table:table-cell office:value-type="string" table:style-name="ce44">
            <text:p>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101" table:style-name="ce44">
            <text:p>5209101</text:p>
          </table:table-cell>
          <table:table-cell office:value-type="string" table:style-name="ce44">
            <text:p>GOIATUB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150" table:style-name="ce44">
            <text:p>5209150</text:p>
          </table:table-cell>
          <table:table-cell office:value-type="string" table:style-name="ce44">
            <text:p>GOUVE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200" table:style-name="ce44">
            <text:p>5209200</text:p>
          </table:table-cell>
          <table:table-cell office:value-type="string" table:style-name="ce44">
            <text:p>GUAP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291" table:style-name="ce44">
            <text:p>5209291</text:p>
          </table:table-cell>
          <table:table-cell office:value-type="string" table:style-name="ce44">
            <text:p>GUARAIT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408" table:style-name="ce44">
            <text:p>5209408</text:p>
          </table:table-cell>
          <table:table-cell office:value-type="string" table:style-name="ce44">
            <text:p>GUARANI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457" table:style-name="ce44">
            <text:p>5209457</text:p>
          </table:table-cell>
          <table:table-cell office:value-type="string" table:style-name="ce44">
            <text:p>GUARINO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606" table:style-name="ce44">
            <text:p>5209606</text:p>
          </table:table-cell>
          <table:table-cell office:value-type="string" table:style-name="ce44">
            <text:p>HEITORA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705" table:style-name="ce44">
            <text:p>5209705</text:p>
          </table:table-cell>
          <table:table-cell office:value-type="string" table:style-name="ce44">
            <text:p>HIDRO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804" table:style-name="ce44">
            <text:p>5209804</text:p>
          </table:table-cell>
          <table:table-cell office:value-type="string" table:style-name="ce44">
            <text:p>HIDROL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903" table:style-name="ce44">
            <text:p>5209903</text:p>
          </table:table-cell>
          <table:table-cell office:value-type="string" table:style-name="ce44">
            <text:p>IACIA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937" table:style-name="ce44">
            <text:p>5209937</text:p>
          </table:table-cell>
          <table:table-cell office:value-type="string" table:style-name="ce44">
            <text:p>INACIO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09952" table:style-name="ce44">
            <text:p>5209952</text:p>
          </table:table-cell>
          <table:table-cell office:value-type="string" table:style-name="ce44">
            <text:p>INDIA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000" table:style-name="ce44">
            <text:p>5210000</text:p>
          </table:table-cell>
          <table:table-cell office:value-type="string" table:style-name="ce44">
            <text:p>INHUM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109" table:style-name="ce44">
            <text:p>5210109</text:p>
          </table:table-cell>
          <table:table-cell office:value-type="string" table:style-name="ce44">
            <text:p>IPAMER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158" table:style-name="ce44">
            <text:p>5210158</text:p>
          </table:table-cell>
          <table:table-cell office:value-type="string" table:style-name="ce44">
            <text:p>IPIRANG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208" table:style-name="ce44">
            <text:p>5210208</text:p>
          </table:table-cell>
          <table:table-cell office:value-type="string" table:style-name="ce44">
            <text:p>IPO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307" table:style-name="ce44">
            <text:p>5210307</text:p>
          </table:table-cell>
          <table:table-cell office:value-type="string" table:style-name="ce44">
            <text:p>ISRAE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406" table:style-name="ce44">
            <text:p>5210406</text:p>
          </table:table-cell>
          <table:table-cell office:value-type="string" table:style-name="ce44">
            <text:p>ITABERA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562" table:style-name="ce44">
            <text:p>5210562</text:p>
          </table:table-cell>
          <table:table-cell office:value-type="string" table:style-name="ce44">
            <text:p>ITAGUAR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604" table:style-name="ce44">
            <text:p>5210604</text:p>
          </table:table-cell>
          <table:table-cell office:value-type="string" table:style-name="ce44">
            <text:p>ITAGUAR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802" table:style-name="ce44">
            <text:p>5210802</text:p>
          </table:table-cell>
          <table:table-cell office:value-type="string" table:style-name="ce44">
            <text:p>ITAJ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0901" table:style-name="ce44">
            <text:p>5210901</text:p>
          </table:table-cell>
          <table:table-cell office:value-type="string" table:style-name="ce44">
            <text:p>ITAPAC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008" table:style-name="ce44">
            <text:p>5211008</text:p>
          </table:table-cell>
          <table:table-cell office:value-type="string" table:style-name="ce44">
            <text:p>ITAPIRAPU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206" table:style-name="ce44">
            <text:p>5211206</text:p>
          </table:table-cell>
          <table:table-cell office:value-type="string" table:style-name="ce44">
            <text:p>ITAPURANG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305" table:style-name="ce44">
            <text:p>5211305</text:p>
          </table:table-cell>
          <table:table-cell office:value-type="string" table:style-name="ce44">
            <text:p>ITARUM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404" table:style-name="ce44">
            <text:p>5211404</text:p>
          </table:table-cell>
          <table:table-cell office:value-type="string" table:style-name="ce44">
            <text:p>ITAUC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503" table:style-name="ce44">
            <text:p>5211503</text:p>
          </table:table-cell>
          <table:table-cell office:value-type="string" table:style-name="ce44">
            <text:p>ITUMBIA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602" table:style-name="ce44">
            <text:p>5211602</text:p>
          </table:table-cell>
          <table:table-cell office:value-type="string" table:style-name="ce44">
            <text:p>IVO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701" table:style-name="ce44">
            <text:p>5211701</text:p>
          </table:table-cell>
          <table:table-cell office:value-type="string" table:style-name="ce44">
            <text:p>JANDA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800" table:style-name="ce44">
            <text:p>5211800</text:p>
          </table:table-cell>
          <table:table-cell office:value-type="string" table:style-name="ce44">
            <text:p>JARAGU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1909" table:style-name="ce44">
            <text:p>5211909</text:p>
          </table:table-cell>
          <table:table-cell office:value-type="string" table:style-name="ce44">
            <text:p>JATA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006" table:style-name="ce44">
            <text:p>5212006</text:p>
          </table:table-cell>
          <table:table-cell office:value-type="string" table:style-name="ce44">
            <text:p>JAUPAC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055" table:style-name="ce44">
            <text:p>5212055</text:p>
          </table:table-cell>
          <table:table-cell office:value-type="string" table:style-name="ce44">
            <text:p>JESU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105" table:style-name="ce44">
            <text:p>5212105</text:p>
          </table:table-cell>
          <table:table-cell office:value-type="string" table:style-name="ce44">
            <text:p>JOVI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204" table:style-name="ce44">
            <text:p>5212204</text:p>
          </table:table-cell>
          <table:table-cell office:value-type="string" table:style-name="ce44">
            <text:p>JUSSA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253" table:style-name="ce44">
            <text:p>5212253</text:p>
          </table:table-cell>
          <table:table-cell office:value-type="string" table:style-name="ce44">
            <text:p>LAGOA SANT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303" table:style-name="ce44">
            <text:p>5212303</text:p>
          </table:table-cell>
          <table:table-cell office:value-type="string" table:style-name="ce44">
            <text:p>LEOPOLDO DE BULHOE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501" table:style-name="ce44">
            <text:p>5212501</text:p>
          </table:table-cell>
          <table:table-cell office:value-type="string" table:style-name="ce44">
            <text:p>LUZI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600" table:style-name="ce44">
            <text:p>5212600</text:p>
          </table:table-cell>
          <table:table-cell office:value-type="string" table:style-name="ce44">
            <text:p>MAIRIPOTAB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709" table:style-name="ce44">
            <text:p>5212709</text:p>
          </table:table-cell>
          <table:table-cell office:value-type="string" table:style-name="ce44">
            <text:p>MAMBA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808" table:style-name="ce44">
            <text:p>5212808</text:p>
          </table:table-cell>
          <table:table-cell office:value-type="string" table:style-name="ce44">
            <text:p>MARA ROS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907" table:style-name="ce44">
            <text:p>5212907</text:p>
          </table:table-cell>
          <table:table-cell office:value-type="string" table:style-name="ce44">
            <text:p>MARZAGA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2956" table:style-name="ce44">
            <text:p>5212956</text:p>
          </table:table-cell>
          <table:table-cell office:value-type="string" table:style-name="ce44">
            <text:p>MATRINCH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004" table:style-name="ce44">
            <text:p>5213004</text:p>
          </table:table-cell>
          <table:table-cell office:value-type="string" table:style-name="ce44">
            <text:p>MAURI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053" table:style-name="ce44">
            <text:p>5213053</text:p>
          </table:table-cell>
          <table:table-cell office:value-type="string" table:style-name="ce44">
            <text:p>MIMOS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087" table:style-name="ce44">
            <text:p>5213087</text:p>
          </table:table-cell>
          <table:table-cell office:value-type="string" table:style-name="ce44">
            <text:p>MINAC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103" table:style-name="ce44">
            <text:p>5213103</text:p>
          </table:table-cell>
          <table:table-cell office:value-type="string" table:style-name="ce44">
            <text:p>MINEIRO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400" table:style-name="ce44">
            <text:p>5213400</text:p>
          </table:table-cell>
          <table:table-cell office:value-type="string" table:style-name="ce44">
            <text:p>MOIPO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509" table:style-name="ce44">
            <text:p>5213509</text:p>
          </table:table-cell>
          <table:table-cell office:value-type="string" table:style-name="ce44">
            <text:p>MONTE ALEGRE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707" table:style-name="ce44">
            <text:p>5213707</text:p>
          </table:table-cell>
          <table:table-cell office:value-type="string" table:style-name="ce44">
            <text:p>MONTES CLAROS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756" table:style-name="ce44">
            <text:p>5213756</text:p>
          </table:table-cell>
          <table:table-cell office:value-type="string" table:style-name="ce44">
            <text:p>MONTIVIDI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772" table:style-name="ce44">
            <text:p>5213772</text:p>
          </table:table-cell>
          <table:table-cell office:value-type="string" table:style-name="ce44">
            <text:p>MONTIVIDIU DO NOR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806" table:style-name="ce44">
            <text:p>5213806</text:p>
          </table:table-cell>
          <table:table-cell office:value-type="string" table:style-name="ce44">
            <text:p>MORRINHO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855" table:style-name="ce44">
            <text:p>5213855</text:p>
          </table:table-cell>
          <table:table-cell office:value-type="string" table:style-name="ce44">
            <text:p>MORRO AGUD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3905" table:style-name="ce44">
            <text:p>5213905</text:p>
          </table:table-cell>
          <table:table-cell office:value-type="string" table:style-name="ce44">
            <text:p>MOSSAMEDE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002" table:style-name="ce44">
            <text:p>5214002</text:p>
          </table:table-cell>
          <table:table-cell office:value-type="string" table:style-name="ce44">
            <text:p>MOZAR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051" table:style-name="ce44">
            <text:p>5214051</text:p>
          </table:table-cell>
          <table:table-cell office:value-type="string" table:style-name="ce44">
            <text:p>MUNDO NOV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101" table:style-name="ce44">
            <text:p>5214101</text:p>
          </table:table-cell>
          <table:table-cell office:value-type="string" table:style-name="ce44">
            <text:p>MUTU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408" table:style-name="ce44">
            <text:p>5214408</text:p>
          </table:table-cell>
          <table:table-cell office:value-type="string" table:style-name="ce44">
            <text:p>NAZARI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507" table:style-name="ce44">
            <text:p>5214507</text:p>
          </table:table-cell>
          <table:table-cell office:value-type="string" table:style-name="ce44">
            <text:p>NER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606" table:style-name="ce44">
            <text:p>5214606</text:p>
          </table:table-cell>
          <table:table-cell office:value-type="string" table:style-name="ce44">
            <text:p>NIQUE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705" table:style-name="ce44">
            <text:p>5214705</text:p>
          </table:table-cell>
          <table:table-cell office:value-type="string" table:style-name="ce44">
            <text:p>NOVA AMERIC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804" table:style-name="ce44">
            <text:p>5214804</text:p>
          </table:table-cell>
          <table:table-cell office:value-type="string" table:style-name="ce44">
            <text:p>NOVA AURO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838" table:style-name="ce44">
            <text:p>5214838</text:p>
          </table:table-cell>
          <table:table-cell office:value-type="string" table:style-name="ce44">
            <text:p>NOVA CRIX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861" table:style-name="ce44">
            <text:p>5214861</text:p>
          </table:table-cell>
          <table:table-cell office:value-type="string" table:style-name="ce44">
            <text:p>NOVA GLOR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879" table:style-name="ce44">
            <text:p>5214879</text:p>
          </table:table-cell>
          <table:table-cell office:value-type="string" table:style-name="ce44">
            <text:p>NOVA IGUACU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4903" table:style-name="ce44">
            <text:p>5214903</text:p>
          </table:table-cell>
          <table:table-cell office:value-type="string" table:style-name="ce44">
            <text:p>NOVA ROM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009" table:style-name="ce44">
            <text:p>5215009</text:p>
          </table:table-cell>
          <table:table-cell office:value-type="string" table:style-name="ce44">
            <text:p>NOVA VENEZ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207" table:style-name="ce44">
            <text:p>5215207</text:p>
          </table:table-cell>
          <table:table-cell office:value-type="string" table:style-name="ce44">
            <text:p>NOVO BRASIL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231" table:style-name="ce44">
            <text:p>5215231</text:p>
          </table:table-cell>
          <table:table-cell office:value-type="string" table:style-name="ce44">
            <text:p>NOVO GAM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256" table:style-name="ce44">
            <text:p>5215256</text:p>
          </table:table-cell>
          <table:table-cell office:value-type="string" table:style-name="ce44">
            <text:p>NOVO PLANALT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306" table:style-name="ce44">
            <text:p>5215306</text:p>
          </table:table-cell>
          <table:table-cell office:value-type="string" table:style-name="ce44">
            <text:p>ORIZO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405" table:style-name="ce44">
            <text:p>5215405</text:p>
          </table:table-cell>
          <table:table-cell office:value-type="string" table:style-name="ce44">
            <text:p>OURO VERDE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504" table:style-name="ce44">
            <text:p>5215504</text:p>
          </table:table-cell>
          <table:table-cell office:value-type="string" table:style-name="ce44">
            <text:p>OUVIDOR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603" table:style-name="ce44">
            <text:p>5215603</text:p>
          </table:table-cell>
          <table:table-cell office:value-type="string" table:style-name="ce44">
            <text:p>PADRE BERNARD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652" table:style-name="ce44">
            <text:p>5215652</text:p>
          </table:table-cell>
          <table:table-cell office:value-type="string" table:style-name="ce44">
            <text:p>PALESTIN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702" table:style-name="ce44">
            <text:p>5215702</text:p>
          </table:table-cell>
          <table:table-cell office:value-type="string" table:style-name="ce44">
            <text:p>PALMEIRAS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801" table:style-name="ce44">
            <text:p>5215801</text:p>
          </table:table-cell>
          <table:table-cell office:value-type="string" table:style-name="ce44">
            <text:p>PALMEL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5900" table:style-name="ce44">
            <text:p>5215900</text:p>
          </table:table-cell>
          <table:table-cell office:value-type="string" table:style-name="ce44">
            <text:p>PALM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6007" table:style-name="ce44">
            <text:p>5216007</text:p>
          </table:table-cell>
          <table:table-cell office:value-type="string" table:style-name="ce44">
            <text:p>PANAM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6304" table:style-name="ce44">
            <text:p>5216304</text:p>
          </table:table-cell>
          <table:table-cell office:value-type="string" table:style-name="ce44">
            <text:p>PARANAIGUA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6403" table:style-name="ce44">
            <text:p>5216403</text:p>
          </table:table-cell>
          <table:table-cell office:value-type="string" table:style-name="ce44">
            <text:p>PARAU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6452" table:style-name="ce44">
            <text:p>5216452</text:p>
          </table:table-cell>
          <table:table-cell office:value-type="string" table:style-name="ce44">
            <text:p>PERO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6809" table:style-name="ce44">
            <text:p>5216809</text:p>
          </table:table-cell>
          <table:table-cell office:value-type="string" table:style-name="ce44">
            <text:p>PETROLIN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6908" table:style-name="ce44">
            <text:p>5216908</text:p>
          </table:table-cell>
          <table:table-cell office:value-type="string" table:style-name="ce44">
            <text:p>PILAR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7104" table:style-name="ce44">
            <text:p>5217104</text:p>
          </table:table-cell>
          <table:table-cell office:value-type="string" table:style-name="ce44">
            <text:p>PIRACANJUB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7203" table:style-name="ce44">
            <text:p>5217203</text:p>
          </table:table-cell>
          <table:table-cell office:value-type="string" table:style-name="ce44">
            <text:p>PIRANH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7302" table:style-name="ce44">
            <text:p>5217302</text:p>
          </table:table-cell>
          <table:table-cell office:value-type="string" table:style-name="ce44">
            <text:p>PIRE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7401" table:style-name="ce44">
            <text:p>5217401</text:p>
          </table:table-cell>
          <table:table-cell office:value-type="string" table:style-name="ce44">
            <text:p>PIRES DO RI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7609" table:style-name="ce44">
            <text:p>5217609</text:p>
          </table:table-cell>
          <table:table-cell office:value-type="string" table:style-name="ce44">
            <text:p>PLANALT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7708" table:style-name="ce44">
            <text:p>5217708</text:p>
          </table:table-cell>
          <table:table-cell office:value-type="string" table:style-name="ce44">
            <text:p>PONTALI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003" table:style-name="ce44">
            <text:p>5218003</text:p>
          </table:table-cell>
          <table:table-cell office:value-type="string" table:style-name="ce44">
            <text:p>PORANGAT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052" table:style-name="ce44">
            <text:p>5218052</text:p>
          </table:table-cell>
          <table:table-cell office:value-type="string" table:style-name="ce44">
            <text:p>PORTEIRA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102" table:style-name="ce44">
            <text:p>5218102</text:p>
          </table:table-cell>
          <table:table-cell office:value-type="string" table:style-name="ce44">
            <text:p>PORTE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300" table:style-name="ce44">
            <text:p>5218300</text:p>
          </table:table-cell>
          <table:table-cell office:value-type="string" table:style-name="ce44">
            <text:p>POSS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391" table:style-name="ce44">
            <text:p>5218391</text:p>
          </table:table-cell>
          <table:table-cell office:value-type="string" table:style-name="ce44">
            <text:p>PROFESSOR JAMIL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508" table:style-name="ce44">
            <text:p>5218508</text:p>
          </table:table-cell>
          <table:table-cell office:value-type="string" table:style-name="ce44">
            <text:p>QUIR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607" table:style-name="ce44">
            <text:p>5218607</text:p>
          </table:table-cell>
          <table:table-cell office:value-type="string" table:style-name="ce44">
            <text:p>RIALM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706" table:style-name="ce44">
            <text:p>5218706</text:p>
          </table:table-cell>
          <table:table-cell office:value-type="string" table:style-name="ce44">
            <text:p>RIANA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789" table:style-name="ce44">
            <text:p>5218789</text:p>
          </table:table-cell>
          <table:table-cell office:value-type="string" table:style-name="ce44">
            <text:p>RIO QUEN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805" table:style-name="ce44">
            <text:p>5218805</text:p>
          </table:table-cell>
          <table:table-cell office:value-type="string" table:style-name="ce44">
            <text:p>RIO VERD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8904" table:style-name="ce44">
            <text:p>5218904</text:p>
          </table:table-cell>
          <table:table-cell office:value-type="string" table:style-name="ce44">
            <text:p>RUBIATAB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001" table:style-name="ce44">
            <text:p>5219001</text:p>
          </table:table-cell>
          <table:table-cell office:value-type="string" table:style-name="ce44">
            <text:p>SANCLER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100" table:style-name="ce44">
            <text:p>5219100</text:p>
          </table:table-cell>
          <table:table-cell office:value-type="string" table:style-name="ce44">
            <text:p>SANTA BARBAR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209" table:style-name="ce44">
            <text:p>5219209</text:p>
          </table:table-cell>
          <table:table-cell office:value-type="string" table:style-name="ce44">
            <text:p>SANTA CRUZ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258" table:style-name="ce44">
            <text:p>5219258</text:p>
          </table:table-cell>
          <table:table-cell office:value-type="string" table:style-name="ce44">
            <text:p>SANTA FE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308" table:style-name="ce44">
            <text:p>5219308</text:p>
          </table:table-cell>
          <table:table-cell office:value-type="string" table:style-name="ce44">
            <text:p>SANTA HELEN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357" table:style-name="ce44">
            <text:p>5219357</text:p>
          </table:table-cell>
          <table:table-cell office:value-type="string" table:style-name="ce44">
            <text:p>SANTA ISABEL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407" table:style-name="ce44">
            <text:p>5219407</text:p>
          </table:table-cell>
          <table:table-cell office:value-type="string" table:style-name="ce44">
            <text:p>SANTA RITA DO ARAGUA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456" table:style-name="ce44">
            <text:p>5219456</text:p>
          </table:table-cell>
          <table:table-cell office:value-type="string" table:style-name="ce44">
            <text:p>SANTA RITA DO NOVO DESTIN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506" table:style-name="ce44">
            <text:p>5219506</text:p>
          </table:table-cell>
          <table:table-cell office:value-type="string" table:style-name="ce44">
            <text:p>SANTA ROS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605" table:style-name="ce44">
            <text:p>5219605</text:p>
          </table:table-cell>
          <table:table-cell office:value-type="string" table:style-name="ce44">
            <text:p>SANTA TEREZ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704" table:style-name="ce44">
            <text:p>5219704</text:p>
          </table:table-cell>
          <table:table-cell office:value-type="string" table:style-name="ce44">
            <text:p>SANTA TEREZINH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712" table:style-name="ce44">
            <text:p>5219712</text:p>
          </table:table-cell>
          <table:table-cell office:value-type="string" table:style-name="ce44">
            <text:p>SANTO ANTONIO DA BARR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738" table:style-name="ce44">
            <text:p>5219738</text:p>
          </table:table-cell>
          <table:table-cell office:value-type="string" table:style-name="ce44">
            <text:p>SANTO ANTONI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753" table:style-name="ce44">
            <text:p>5219753</text:p>
          </table:table-cell>
          <table:table-cell office:value-type="string" table:style-name="ce44">
            <text:p>SANTO ANTONIO DO DESCOBERT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803" table:style-name="ce44">
            <text:p>5219803</text:p>
          </table:table-cell>
          <table:table-cell office:value-type="string" table:style-name="ce44">
            <text:p>SAO DOMINGO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19902" table:style-name="ce44">
            <text:p>5219902</text:p>
          </table:table-cell>
          <table:table-cell office:value-type="string" table:style-name="ce44">
            <text:p>SAO FRANCISC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009" table:style-name="ce44">
            <text:p>5220009</text:p>
          </table:table-cell>
          <table:table-cell office:value-type="string" table:style-name="ce44">
            <text:p>SAO JOAO D´ALIANC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058" table:style-name="ce44">
            <text:p>5220058</text:p>
          </table:table-cell>
          <table:table-cell office:value-type="string" table:style-name="ce44">
            <text:p>SAO JOAO DA PARAU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108" table:style-name="ce44">
            <text:p>5220108</text:p>
          </table:table-cell>
          <table:table-cell office:value-type="string" table:style-name="ce44">
            <text:p>SAO LUIS DE MONTES BELO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157" table:style-name="ce44">
            <text:p>5220157</text:p>
          </table:table-cell>
          <table:table-cell office:value-type="string" table:style-name="ce44">
            <text:p>SAO LUIZ DO NORT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207" table:style-name="ce44">
            <text:p>5220207</text:p>
          </table:table-cell>
          <table:table-cell office:value-type="string" table:style-name="ce44">
            <text:p>SAO MIGUEL DO ARAGUA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264" table:style-name="ce44">
            <text:p>5220264</text:p>
          </table:table-cell>
          <table:table-cell office:value-type="string" table:style-name="ce44">
            <text:p>SAO MIGUEL DO PASSA QUATR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280" table:style-name="ce44">
            <text:p>5220280</text:p>
          </table:table-cell>
          <table:table-cell office:value-type="string" table:style-name="ce44">
            <text:p>SAO PATRICI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405" table:style-name="ce44">
            <text:p>5220405</text:p>
          </table:table-cell>
          <table:table-cell office:value-type="string" table:style-name="ce44">
            <text:p>SAO SIMA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454" table:style-name="ce44">
            <text:p>5220454</text:p>
          </table:table-cell>
          <table:table-cell office:value-type="string" table:style-name="ce44">
            <text:p>SENADOR CANED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504" table:style-name="ce44">
            <text:p>5220504</text:p>
          </table:table-cell>
          <table:table-cell office:value-type="string" table:style-name="ce44">
            <text:p>SERRA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603" table:style-name="ce44">
            <text:p>5220603</text:p>
          </table:table-cell>
          <table:table-cell office:value-type="string" table:style-name="ce44">
            <text:p>SILV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686" table:style-name="ce44">
            <text:p>5220686</text:p>
          </table:table-cell>
          <table:table-cell office:value-type="string" table:style-name="ce44">
            <text:p>SIMO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0702" table:style-name="ce44">
            <text:p>5220702</text:p>
          </table:table-cell>
          <table:table-cell office:value-type="string" table:style-name="ce44">
            <text:p>SITIO D´ABA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007" table:style-name="ce44">
            <text:p>5221007</text:p>
          </table:table-cell>
          <table:table-cell office:value-type="string" table:style-name="ce44">
            <text:p>TAQUARAL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080" table:style-name="ce44">
            <text:p>5221080</text:p>
          </table:table-cell>
          <table:table-cell office:value-type="string" table:style-name="ce44">
            <text:p>TERESINA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197" table:style-name="ce44">
            <text:p>5221197</text:p>
          </table:table-cell>
          <table:table-cell office:value-type="string" table:style-name="ce44">
            <text:p>TEREZOPOLIS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304" table:style-name="ce44">
            <text:p>5221304</text:p>
          </table:table-cell>
          <table:table-cell office:value-type="string" table:style-name="ce44">
            <text:p>TRES RANCHO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403" table:style-name="ce44">
            <text:p>5221403</text:p>
          </table:table-cell>
          <table:table-cell office:value-type="string" table:style-name="ce44">
            <text:p>TRINDADE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452" table:style-name="ce44">
            <text:p>5221452</text:p>
          </table:table-cell>
          <table:table-cell office:value-type="string" table:style-name="ce44">
            <text:p>TROMB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502" table:style-name="ce44">
            <text:p>5221502</text:p>
          </table:table-cell>
          <table:table-cell office:value-type="string" table:style-name="ce44">
            <text:p>TURVAN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551" table:style-name="ce44">
            <text:p>5221551</text:p>
          </table:table-cell>
          <table:table-cell office:value-type="string" table:style-name="ce44">
            <text:p>TURVELANDI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577" table:style-name="ce44">
            <text:p>5221577</text:p>
          </table:table-cell>
          <table:table-cell office:value-type="string" table:style-name="ce44">
            <text:p>UIRAPUR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601" table:style-name="ce44">
            <text:p>5221601</text:p>
          </table:table-cell>
          <table:table-cell office:value-type="string" table:style-name="ce44">
            <text:p>URUACU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700" table:style-name="ce44">
            <text:p>5221700</text:p>
          </table:table-cell>
          <table:table-cell office:value-type="string" table:style-name="ce44">
            <text:p>URUAN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809" table:style-name="ce44">
            <text:p>5221809</text:p>
          </table:table-cell>
          <table:table-cell office:value-type="string" table:style-name="ce44">
            <text:p>URUTAI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858" table:style-name="ce44">
            <text:p>5221858</text:p>
          </table:table-cell>
          <table:table-cell office:value-type="string" table:style-name="ce44">
            <text:p>VALPARAISO DE GOIA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1908" table:style-name="ce44">
            <text:p>5221908</text:p>
          </table:table-cell>
          <table:table-cell office:value-type="string" table:style-name="ce44">
            <text:p>VARJA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2005" table:style-name="ce44">
            <text:p>5222005</text:p>
          </table:table-cell>
          <table:table-cell office:value-type="string" table:style-name="ce44">
            <text:p>VIA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2054" table:style-name="ce44">
            <text:p>5222054</text:p>
          </table:table-cell>
          <table:table-cell office:value-type="string" table:style-name="ce44">
            <text:p>VICENTINOPOLIS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2203" table:style-name="ce44">
            <text:p>5222203</text:p>
          </table:table-cell>
          <table:table-cell office:value-type="string" table:style-name="ce44">
            <text:p>VILA BOA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222302" table:style-name="ce44">
            <text:p>5222302</text:p>
          </table:table-cell>
          <table:table-cell office:value-type="string" table:style-name="ce44">
            <text:p>VILA PROPICIO</text:p>
          </table:table-cell>
          <table:table-cell office:value-type="string" table:style-name="ce44">
            <text:p>GO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5300108" table:style-name="ce44">
            <text:p>5300108</text:p>
          </table:table-cell>
          <table:table-cell office:value-type="string" table:style-name="ce44">
            <text:p>BRASILIA</text:p>
          </table:table-cell>
          <table:table-cell office:value-type="string" table:style-name="ce44">
            <text:p>DF</text:p>
          </table:table-cell>
          <table:table-cell table:number-columns-repeated="16380"/>
        </table:table-row>
        <table:table-row table:number-rows-repeated="1043002" table:style-name="ro15">
          <table:table-cell table:number-columns-repeated="16384"/>
        </table:table-row>
      </table:table>
      <table:named-expressions>
        <table:named-expression table:name="ant" table:expression="of:=[DICIONÁRIO.#REF!]" table:base-cell-address="DICIONÁRIO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text> </number:text>
      <number:currency-symbol number:language="pt" number:country="BR">€</number:currency-symbol>
      <number:number number:decimal-places="2" number:min-integer-digits="1" number:grouping="true"/>
      <number:text> </number:text>
    </number:currency-style>
    <number:currency-style style:name="N36P1" number:language="pt" number:country="BR">
      <number:text> </number:text>
      <number:currency-symbol number:language="pt" number:country="BR">€</number:currency-symbol>
      <number:text>(</number:text>
      <number:number number:decimal-places="2" number:min-integer-digits="1" number:grouping="true"/>
      <number:text>)</number:text>
    </number:currency-style>
    <number:currency-style style:name="N36" number:language="pt" number:country="BR">
      <number:text> </number:text>
      <number:currency-symbol number:language="pt" number:country="BR">€</number:currency-symbol>
      <number:text>-</number:text>
      <number:number number:decimal-places="0" number:min-integer-digits="2"/>
      <number:text> </number:text>
      <style:map style:condition="value()&gt;0" style:apply-style-name="N36P0"/>
      <style:map style:condition="value()&lt;0" style:apply-style-name="N36P1"/>
    </number:currency-style>
    <style:style style:name="_50_0_37__32_-_32__202_nfase1" style:display-name="20% - Ênfase1" style:family="table-cell" style:data-style-name="N0">
      <style:table-cell-properties fo:background-color="#D9E1F2"/>
    </style:style>
    <style:style style:name="_50_0_37__32_-_32__202_nfase2" style:display-name="20% - Ênfase2" style:family="table-cell" style:data-style-name="N0">
      <style:table-cell-properties fo:background-color="#FCE4D6"/>
    </style:style>
    <style:style style:name="_50_0_37__32_-_32__202_nfase3" style:display-name="20% - Ênfase3" style:family="table-cell" style:data-style-name="N0">
      <style:table-cell-properties fo:background-color="#EDEDED"/>
    </style:style>
    <style:style style:name="_50_0_37__32_-_32__202_nfase4" style:display-name="20% - Ênfase4" style:family="table-cell" style:data-style-name="N0">
      <style:table-cell-properties fo:background-color="#FFF2CC"/>
    </style:style>
    <style:style style:name="_50_0_37__32_-_32__202_nfase5" style:display-name="20% - Ênfase5" style:family="table-cell" style:data-style-name="N0">
      <style:table-cell-properties fo:background-color="#DDEBF7"/>
    </style:style>
    <style:style style:name="_50_0_37__32_-_32__202_nfase6" style:display-name="20% - Ênfase6" style:family="table-cell" style:data-style-name="N0">
      <style:table-cell-properties fo:background-color="#E2EFDA"/>
    </style:style>
    <style:style style:name="_52_0_37__32_-_32__202_nfase1" style:display-name="40% - Ênfase1" style:family="table-cell" style:data-style-name="N0">
      <style:table-cell-properties fo:background-color="#B4C6E7"/>
    </style:style>
    <style:style style:name="_52_0_37__32_-_32__202_nfase2" style:display-name="40% - Ênfase2" style:family="table-cell" style:data-style-name="N0">
      <style:table-cell-properties fo:background-color="#F8CBAD"/>
    </style:style>
    <style:style style:name="_52_0_37__32_-_32__202_nfase3" style:display-name="40% - Ênfase3" style:family="table-cell" style:data-style-name="N0">
      <style:table-cell-properties fo:background-color="#DBDBDB"/>
    </style:style>
    <style:style style:name="_52_0_37__32_-_32__202_nfase4" style:display-name="40% - Ênfase4" style:family="table-cell" style:data-style-name="N0">
      <style:table-cell-properties fo:background-color="#FFE699"/>
    </style:style>
    <style:style style:name="_52_0_37__32_-_32__202_nfase5" style:display-name="40% - Ênfase5" style:family="table-cell" style:data-style-name="N0">
      <style:table-cell-properties fo:background-color="#BDD7EE"/>
    </style:style>
    <style:style style:name="_52_0_37__32_-_32__202_nfase6" style:display-name="40% - Ênfase6" style:family="table-cell" style:data-style-name="N0">
      <style:table-cell-properties fo:background-color="#C6E0B4"/>
    </style:style>
    <style:style style:name="_54_0_37__32_-_32__202_nfase1" style:display-name="60% - Ênfase1" style:family="table-cell" style:data-style-name="N0">
      <style:table-cell-properties fo:background-color="#8EA9DB"/>
    </style:style>
    <style:style style:name="_54_0_37__32_-_32__202_nfase2" style:display-name="60% - Ênfase2" style:family="table-cell" style:data-style-name="N0">
      <style:table-cell-properties fo:background-color="#F4B084"/>
    </style:style>
    <style:style style:name="_54_0_37__32_-_32__202_nfase3" style:display-name="60% - Ênfase3" style:family="table-cell" style:data-style-name="N0">
      <style:table-cell-properties fo:background-color="#C9C9C9"/>
    </style:style>
    <style:style style:name="_54_0_37__32_-_32__202_nfase4" style:display-name="60% - Ênfase4" style:family="table-cell" style:data-style-name="N0">
      <style:table-cell-properties fo:background-color="#FFD966"/>
    </style:style>
    <style:style style:name="_54_0_37__32_-_32__202_nfase5" style:display-name="60% - Ênfase5" style:family="table-cell" style:data-style-name="N0">
      <style:table-cell-properties fo:background-color="#9BC2E6"/>
    </style:style>
    <style:style style:name="_54_0_37__32_-_32__202_nfase6" style:display-name="60% - Ênfase6" style:family="table-cell" style:data-style-name="N0">
      <style:table-cell-properties fo:background-color="#A9D08E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472C4"/>
      <style:text-properties fo:color="#FFFFFF"/>
    </style:style>
    <style:style style:name="_202_nfase2" style:display-name="Ênfase2" style:family="table-cell" style:data-style-name="N0">
      <style:table-cell-properties fo:background-color="#ED7D31"/>
      <style:text-properties fo:color="#FFFFFF"/>
    </style:style>
    <style:style style:name="_202_nfase3" style:display-name="Ênfase3" style:family="table-cell" style:data-style-name="N0">
      <style:table-cell-properties fo:background-color="#A5A5A5"/>
      <style:text-properties fo:color="#FFFFFF"/>
    </style:style>
    <style:style style:name="_202_nfase4" style:display-name="Ênfase4" style:family="table-cell" style:data-style-name="N0">
      <style:table-cell-properties fo:background-color="#FFC000"/>
      <style:text-properties fo:color="#FFFFFF"/>
    </style:style>
    <style:style style:name="_202_nfase5" style:display-name="Ênfase5" style:family="table-cell" style:data-style-name="N0">
      <style:table-cell-properties fo:background-color="#5B9BD5"/>
      <style:text-properties fo:color="#FFFFFF"/>
    </style:style>
    <style:style style:name="_202_nfase6" style:display-name="Ênfase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Euro" style:family="table-cell" style:data-style-name="N36"/>
    <style:style style:name="Hiperlink" style:family="table-cell" style:data-style-name="N0">
      <style:text-properties fo:color="#0563C1" style:text-underline-style="solid" style:text-underline-type="single"/>
    </style:style>
    <style:style style:name="Hiperlink_32_2" style:display-name="Hiperlink 2" style:family="table-cell" style:data-style-name="N0"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Robson Quintilio</meta:initial-creator>
    <dc:creator>Rafaella Bandeira Cabral Cunha</dc:creator>
    <meta:creation-date>2018-05-16T13:33:41Z</meta:creation-date>
    <dc:date>2018-05-28T15:12:42Z</dc:date>
  </office:meta>
</office:document-meta>
</file>